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8361in" fo:margin-left="0.0875in" table:align="left"/>
    </style:style>
    <style:style style:name="Table1.A" style:family="table-column">
      <style:table-column-properties style:column-width="3.375in"/>
    </style:style>
    <style:style style:name="Table1.B" style:family="table-column">
      <style:table-column-properties style:column-width="3.4611in"/>
    </style:style>
    <style:style style:name="Table1.A1" style:family="table-cell">
      <style:table-cell-properties fo:padding="0in" fo:border="none"/>
    </style:style>
    <style:style style:name="Table2" style:family="table">
      <style:table-properties style:width="6.8361in" fo:margin-left="0.0875in" table:align="left"/>
    </style:style>
    <style:style style:name="Table2.A" style:family="table-column">
      <style:table-column-properties style:column-width="3.375in"/>
    </style:style>
    <style:style style:name="Table2.B" style:family="table-column">
      <style:table-column-properties style:column-width="3.4611in"/>
    </style:style>
    <style:style style:name="Table2.A1" style:family="table-cell">
      <style:table-cell-properties fo:padding="0in" fo:border="none"/>
    </style:style>
    <style:style style:name="Table6" style:family="table">
      <style:table-properties style:width="6.8361in" fo:margin-left="0.0875in" table:align="left"/>
    </style:style>
    <style:style style:name="Table6.A" style:family="table-column">
      <style:table-column-properties style:column-width="3.375in"/>
    </style:style>
    <style:style style:name="Table6.B" style:family="table-column">
      <style:table-column-properties style:column-width="3.4611in"/>
    </style:style>
    <style:style style:name="Table6.A1" style:family="table-cell">
      <style:table-cell-properties fo:padding="0in" fo:border="none"/>
    </style:style>
    <style:style style:name="Table4" style:family="table">
      <style:table-properties style:width="6.8361in" fo:margin-left="0.0875in" table:align="left"/>
    </style:style>
    <style:style style:name="Table4.A" style:family="table-column">
      <style:table-column-properties style:column-width="3.375in"/>
    </style:style>
    <style:style style:name="Table4.B" style:family="table-column">
      <style:table-column-properties style:column-width="3.4611in"/>
    </style:style>
    <style:style style:name="Table4.A1" style:family="table-cell">
      <style:table-cell-properties fo:padding="0in" fo:border="none"/>
    </style:style>
    <style:style style:name="Table5" style:family="table">
      <style:table-properties style:width="6.8361in" fo:margin-left="0.0875in" table:align="left"/>
    </style:style>
    <style:style style:name="Table5.A" style:family="table-column">
      <style:table-column-properties style:column-width="3.375in"/>
    </style:style>
    <style:style style:name="Table5.B" style:family="table-column">
      <style:table-column-properties style:column-width="3.4611in"/>
    </style:style>
    <style:style style:name="Table5.A1" style:family="table-cell">
      <style:table-cell-properties fo:padding="0in" fo:border="none"/>
    </style:style>
    <style:style style:name="Table3" style:family="table">
      <style:table-properties style:width="6.8361in" fo:margin-left="0.0875in" table:align="left"/>
    </style:style>
    <style:style style:name="Table3.A" style:family="table-column">
      <style:table-column-properties style:column-width="3.375in"/>
    </style:style>
    <style:style style:name="Table3.B" style:family="table-column">
      <style:table-column-properties style:column-width="3.4611in"/>
    </style:style>
    <style:style style:name="Table3.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3.4625in" style:rel-column-width="32768*"/>
    </style:style>
    <style:style style:name="Table7.B" style:family="table-column">
      <style:table-column-properties style:column-width="3.4625in" style:rel-column-width="32767*"/>
    </style:style>
    <style:style style:name="Table7.A1" style:family="table-cell">
      <style:table-cell-properties fo:padding="0in" fo:border="none"/>
    </style:style>
    <style:style style:name="P1" style:family="paragraph" style:parent-style-name="Standard">
      <style:text-properties officeooo:rsid="0017e637" officeooo:paragraph-rsid="0017e637"/>
    </style:style>
    <style:style style:name="P2" style:family="paragraph" style:parent-style-name="Standard">
      <style:text-properties officeooo:rsid="0017e637" officeooo:paragraph-rsid="00180e5a"/>
    </style:style>
    <style:style style:name="P3" style:family="paragraph" style:parent-style-name="Standard">
      <style:text-properties officeooo:rsid="0017e637" officeooo:paragraph-rsid="00190359"/>
    </style:style>
    <style:style style:name="P4" style:family="paragraph" style:parent-style-name="Standard">
      <style:text-properties officeooo:rsid="0017e637" officeooo:paragraph-rsid="001ac774"/>
    </style:style>
    <style:style style:name="P5" style:family="paragraph" style:parent-style-name="Standard">
      <style:text-properties officeooo:rsid="0017e637" officeooo:paragraph-rsid="001bf742"/>
    </style:style>
    <style:style style:name="P6" style:family="paragraph" style:parent-style-name="Standard">
      <style:text-properties officeooo:rsid="0017e637" officeooo:paragraph-rsid="001eb794"/>
    </style:style>
    <style:style style:name="P7" style:family="paragraph" style:parent-style-name="Standard">
      <style:text-properties officeooo:rsid="0017e637" officeooo:paragraph-rsid="0021c439"/>
    </style:style>
    <style:style style:name="P8" style:family="paragraph" style:parent-style-name="Standard">
      <style:text-properties officeooo:rsid="0017e637" officeooo:paragraph-rsid="0021d204"/>
    </style:style>
    <style:style style:name="P9" style:family="paragraph" style:parent-style-name="Standard">
      <style:text-properties officeooo:rsid="0017e637" officeooo:paragraph-rsid="00228747"/>
    </style:style>
    <style:style style:name="P10" style:family="paragraph" style:parent-style-name="Standard">
      <style:text-properties officeooo:rsid="0017e637" officeooo:paragraph-rsid="00242884"/>
    </style:style>
    <style:style style:name="P11" style:family="paragraph" style:parent-style-name="Standard">
      <style:text-properties officeooo:rsid="0017e637" officeooo:paragraph-rsid="0025e386"/>
    </style:style>
    <style:style style:name="P12" style:family="paragraph" style:parent-style-name="Standard">
      <style:text-properties officeooo:rsid="0017e637" officeooo:paragraph-rsid="0027cd6f"/>
    </style:style>
    <style:style style:name="P13" style:family="paragraph" style:parent-style-name="Standard">
      <style:text-properties officeooo:rsid="0017e637" officeooo:paragraph-rsid="002932d6"/>
    </style:style>
    <style:style style:name="P14" style:family="paragraph" style:parent-style-name="Standard">
      <style:text-properties officeooo:rsid="0017e637" officeooo:paragraph-rsid="002a603e"/>
    </style:style>
    <style:style style:name="P15" style:family="paragraph" style:parent-style-name="Standard">
      <style:text-properties officeooo:rsid="0017e637" officeooo:paragraph-rsid="002bef09"/>
    </style:style>
    <style:style style:name="P16" style:family="paragraph" style:parent-style-name="Standard">
      <style:text-properties officeooo:rsid="0017e637" officeooo:paragraph-rsid="004f3b6a"/>
    </style:style>
    <style:style style:name="P17" style:family="paragraph" style:parent-style-name="Standard">
      <style:text-properties officeooo:rsid="0017e637" officeooo:paragraph-rsid="004fa33f"/>
    </style:style>
    <style:style style:name="P18" style:family="paragraph" style:parent-style-name="Standard">
      <style:text-properties officeooo:rsid="0017e637" officeooo:paragraph-rsid="005182b0"/>
    </style:style>
    <style:style style:name="P19" style:family="paragraph" style:parent-style-name="Standard">
      <style:text-properties officeooo:rsid="0017e637" officeooo:paragraph-rsid="0053b32a"/>
    </style:style>
    <style:style style:name="P20" style:family="paragraph" style:parent-style-name="Standard">
      <style:text-properties officeooo:rsid="0017e637" officeooo:paragraph-rsid="00575a48"/>
    </style:style>
    <style:style style:name="P21" style:family="paragraph" style:parent-style-name="Standard">
      <style:text-properties officeooo:rsid="0017e637" officeooo:paragraph-rsid="00576c3b"/>
    </style:style>
    <style:style style:name="P22" style:family="paragraph" style:parent-style-name="Standard">
      <style:text-properties officeooo:rsid="0017e637" officeooo:paragraph-rsid="00577ea6"/>
    </style:style>
    <style:style style:name="P23" style:family="paragraph" style:parent-style-name="Standard">
      <style:text-properties officeooo:rsid="0017e637" officeooo:paragraph-rsid="0059c944"/>
    </style:style>
    <style:style style:name="P24" style:family="paragraph" style:parent-style-name="Standard">
      <style:text-properties officeooo:rsid="0017e637" officeooo:paragraph-rsid="005da00c"/>
    </style:style>
    <style:style style:name="P25" style:family="paragraph" style:parent-style-name="Standard">
      <style:text-properties officeooo:rsid="0017e637" officeooo:paragraph-rsid="00603f9c"/>
    </style:style>
    <style:style style:name="P26" style:family="paragraph" style:parent-style-name="Standard">
      <style:text-properties officeooo:rsid="0017e637" officeooo:paragraph-rsid="00624726"/>
    </style:style>
    <style:style style:name="P27" style:family="paragraph" style:parent-style-name="Standard">
      <style:text-properties officeooo:rsid="0017e637" officeooo:paragraph-rsid="0062b540"/>
    </style:style>
    <style:style style:name="P28" style:family="paragraph" style:parent-style-name="Standard">
      <style:text-properties officeooo:rsid="0017e637" officeooo:paragraph-rsid="00641fa1"/>
    </style:style>
    <style:style style:name="P29" style:family="paragraph" style:parent-style-name="Standard">
      <style:text-properties officeooo:rsid="0017e637" officeooo:paragraph-rsid="00654860"/>
    </style:style>
    <style:style style:name="P30" style:family="paragraph" style:parent-style-name="Standard">
      <style:text-properties officeooo:rsid="0017e637" officeooo:paragraph-rsid="0066eb8d"/>
    </style:style>
    <style:style style:name="P31" style:family="paragraph" style:parent-style-name="Standard">
      <style:text-properties fo:language="el" fo:country="GR" officeooo:rsid="001eb794" officeooo:paragraph-rsid="001eb794"/>
    </style:style>
    <style:style style:name="P32" style:family="paragraph" style:parent-style-name="Text_20_body">
      <style:text-properties officeooo:paragraph-rsid="0017e637"/>
    </style:style>
    <style:style style:name="P33" style:family="paragraph" style:parent-style-name="Text_20_body">
      <style:text-properties fo:language="el" fo:country="GR" officeooo:rsid="0017e637" officeooo:paragraph-rsid="0017e637"/>
    </style:style>
    <style:style style:name="P34" style:family="paragraph" style:parent-style-name="Text_20_body">
      <style:text-properties officeooo:paragraph-rsid="005da00c"/>
    </style:style>
    <style:style style:name="P35" style:family="paragraph" style:parent-style-name="Text_20_body">
      <style:paragraph-properties fo:margin-left="0in" fo:margin-right="0in" fo:margin-top="0in" fo:margin-bottom="0in" style:contextual-spacing="false" fo:text-indent="0in" style:auto-text-indent="false"/>
      <style:text-properties officeooo:paragraph-rsid="0017e637"/>
    </style:style>
    <style:style style:name="P36" style:family="paragraph" style:parent-style-name="Text_20_body">
      <style:paragraph-properties fo:margin-left="0in" fo:margin-right="0in" fo:margin-top="0in" fo:margin-bottom="0in" style:contextual-spacing="false" fo:text-indent="0in" style:auto-text-indent="false"/>
      <style:text-properties officeooo:paragraph-rsid="00180e5a"/>
    </style:style>
    <style:style style:name="P37" style:family="paragraph" style:parent-style-name="Text_20_body">
      <style:paragraph-properties fo:margin-left="0in" fo:margin-right="0in" fo:margin-top="0in" fo:margin-bottom="0in" style:contextual-spacing="false" fo:text-indent="0in" style:auto-text-indent="false"/>
      <style:text-properties officeooo:paragraph-rsid="00190359"/>
    </style:style>
    <style:style style:name="P38" style:family="paragraph" style:parent-style-name="Text_20_body">
      <style:paragraph-properties fo:margin-left="0in" fo:margin-right="0in" fo:margin-top="0in" fo:margin-bottom="0in" style:contextual-spacing="false" fo:text-indent="0in" style:auto-text-indent="false"/>
      <style:text-properties officeooo:paragraph-rsid="001ac774"/>
    </style:style>
    <style:style style:name="P39" style:family="paragraph" style:parent-style-name="Text_20_body">
      <style:paragraph-properties fo:margin-left="0in" fo:margin-right="0in" fo:margin-top="0in" fo:margin-bottom="0in" style:contextual-spacing="false" fo:text-indent="0in" style:auto-text-indent="false"/>
      <style:text-properties officeooo:paragraph-rsid="001bf742"/>
    </style:style>
    <style:style style:name="P40" style:family="paragraph" style:parent-style-name="Text_20_body">
      <style:paragraph-properties fo:margin-left="0in" fo:margin-right="0in" fo:margin-top="0in" fo:margin-bottom="0in" style:contextual-spacing="false" fo:text-indent="0in" style:auto-text-indent="false"/>
      <style:text-properties officeooo:paragraph-rsid="001eb794"/>
    </style:style>
    <style:style style:name="P41" style:family="paragraph" style:parent-style-name="Text_20_body">
      <style:paragraph-properties fo:margin-left="0in" fo:margin-right="0in" fo:margin-top="0in" fo:margin-bottom="0in" style:contextual-spacing="false" fo:text-indent="0in" style:auto-text-indent="false"/>
      <style:text-properties officeooo:paragraph-rsid="0021c439"/>
    </style:style>
    <style:style style:name="P42" style:family="paragraph" style:parent-style-name="Text_20_body">
      <style:paragraph-properties fo:margin-left="0in" fo:margin-right="0in" fo:margin-top="0in" fo:margin-bottom="0in" style:contextual-spacing="false" fo:text-indent="0in" style:auto-text-indent="false"/>
      <style:text-properties officeooo:paragraph-rsid="0021d204"/>
    </style:style>
    <style:style style:name="P43" style:family="paragraph" style:parent-style-name="Text_20_body">
      <style:paragraph-properties fo:margin-left="0in" fo:margin-right="0in" fo:margin-top="0in" fo:margin-bottom="0in" style:contextual-spacing="false" fo:text-indent="0in" style:auto-text-indent="false"/>
      <style:text-properties officeooo:paragraph-rsid="00228747"/>
    </style:style>
    <style:style style:name="P44" style:family="paragraph" style:parent-style-name="Text_20_body">
      <style:paragraph-properties fo:margin-left="0in" fo:margin-right="0in" fo:margin-top="0in" fo:margin-bottom="0in" style:contextual-spacing="false" fo:text-indent="0in" style:auto-text-indent="false"/>
      <style:text-properties officeooo:paragraph-rsid="00242884"/>
    </style:style>
    <style:style style:name="P45" style:family="paragraph" style:parent-style-name="Text_20_body">
      <style:paragraph-properties fo:margin-left="0in" fo:margin-right="0in" fo:margin-top="0in" fo:margin-bottom="0in" style:contextual-spacing="false" fo:text-indent="0in" style:auto-text-indent="false"/>
      <style:text-properties officeooo:paragraph-rsid="0025e386"/>
    </style:style>
    <style:style style:name="P46" style:family="paragraph" style:parent-style-name="Text_20_body">
      <style:paragraph-properties fo:margin-left="0in" fo:margin-right="0in" fo:margin-top="0in" fo:margin-bottom="0in" style:contextual-spacing="false" fo:text-indent="0in" style:auto-text-indent="false"/>
      <style:text-properties officeooo:paragraph-rsid="0027cd6f"/>
    </style:style>
    <style:style style:name="P47" style:family="paragraph" style:parent-style-name="Text_20_body">
      <style:paragraph-properties fo:margin-left="0in" fo:margin-right="0in" fo:margin-top="0in" fo:margin-bottom="0in" style:contextual-spacing="false" fo:text-indent="0in" style:auto-text-indent="false"/>
      <style:text-properties officeooo:paragraph-rsid="002932d6"/>
    </style:style>
    <style:style style:name="P48" style:family="paragraph" style:parent-style-name="Text_20_body">
      <style:paragraph-properties fo:margin-left="0in" fo:margin-right="0in" fo:margin-top="0in" fo:margin-bottom="0in" style:contextual-spacing="false" fo:text-indent="0in" style:auto-text-indent="false"/>
      <style:text-properties officeooo:paragraph-rsid="002a603e"/>
    </style:style>
    <style:style style:name="P49" style:family="paragraph" style:parent-style-name="Text_20_body">
      <style:paragraph-properties fo:margin-left="0in" fo:margin-right="0in" fo:margin-top="0in" fo:margin-bottom="0in" style:contextual-spacing="false" fo:text-indent="0in" style:auto-text-indent="false"/>
      <style:text-properties officeooo:paragraph-rsid="002bef09"/>
    </style:style>
    <style:style style:name="P50" style:family="paragraph" style:parent-style-name="Text_20_body">
      <style:paragraph-properties fo:margin-left="0in" fo:margin-right="0in" fo:margin-top="0in" fo:margin-bottom="0in" style:contextual-spacing="false" fo:text-indent="0in" style:auto-text-indent="false"/>
      <style:text-properties fo:language="el" fo:country="GR" officeooo:rsid="002bef09" officeooo:paragraph-rsid="002bef09"/>
    </style:style>
    <style:style style:name="P51" style:family="paragraph" style:parent-style-name="Text_20_body">
      <style:paragraph-properties fo:margin-left="0in" fo:margin-right="0in" fo:margin-top="0in" fo:margin-bottom="0in" style:contextual-spacing="false" fo:text-indent="0in" style:auto-text-indent="false"/>
      <style:text-properties officeooo:paragraph-rsid="004f3b6a"/>
    </style:style>
    <style:style style:name="P52" style:family="paragraph" style:parent-style-name="Text_20_body">
      <style:paragraph-properties fo:margin-left="0in" fo:margin-right="0in" fo:margin-top="0in" fo:margin-bottom="0in" style:contextual-spacing="false" fo:text-indent="0in" style:auto-text-indent="false"/>
      <style:text-properties fo:font-style="normal" fo:font-weight="normal" officeooo:paragraph-rsid="004f3b6a" style:font-style-asian="normal" style:font-weight-asian="normal" style:font-style-complex="normal" style:font-weight-complex="normal"/>
    </style:style>
    <style:style style:name="P53" style:family="paragraph" style:parent-style-name="Text_20_body">
      <style:paragraph-properties fo:margin-left="0in" fo:margin-right="0in" fo:margin-top="0in" fo:margin-bottom="0in" style:contextual-spacing="false" fo:text-indent="0in" style:auto-text-indent="false"/>
      <style:text-properties officeooo:paragraph-rsid="004fa33f"/>
    </style:style>
    <style:style style:name="P54" style:family="paragraph" style:parent-style-name="Text_20_body">
      <style:paragraph-properties fo:margin-left="0in" fo:margin-right="0in" fo:margin-top="0in" fo:margin-bottom="0in" style:contextual-spacing="false" fo:text-indent="0in" style:auto-text-indent="false"/>
      <style:text-properties officeooo:paragraph-rsid="005182b0"/>
    </style:style>
    <style:style style:name="P55" style:family="paragraph" style:parent-style-name="Text_20_body">
      <style:paragraph-properties fo:margin-left="0in" fo:margin-right="0in" fo:margin-top="0in" fo:margin-bottom="0in" style:contextual-spacing="false" fo:text-indent="0in" style:auto-text-indent="false"/>
      <style:text-properties officeooo:paragraph-rsid="00529b95"/>
    </style:style>
    <style:style style:name="P56" style:family="paragraph" style:parent-style-name="Text_20_body">
      <style:paragraph-properties fo:margin-left="0in" fo:margin-right="0in" fo:margin-top="0in" fo:margin-bottom="0in" style:contextual-spacing="false" fo:text-indent="0in" style:auto-text-indent="false"/>
      <style:text-properties officeooo:paragraph-rsid="00575a48"/>
    </style:style>
    <style:style style:name="P57" style:family="paragraph" style:parent-style-name="Text_20_body">
      <style:paragraph-properties fo:margin-left="0in" fo:margin-right="0in" fo:margin-top="0in" fo:margin-bottom="0in" style:contextual-spacing="false" fo:text-indent="0in" style:auto-text-indent="false"/>
      <style:text-properties officeooo:paragraph-rsid="00576c3b"/>
    </style:style>
    <style:style style:name="P58" style:family="paragraph" style:parent-style-name="Text_20_body">
      <style:paragraph-properties fo:margin-left="0in" fo:margin-right="0in" fo:margin-top="0in" fo:margin-bottom="0in" style:contextual-spacing="false" fo:text-indent="0in" style:auto-text-indent="false"/>
      <style:text-properties officeooo:paragraph-rsid="00577ea6"/>
    </style:style>
    <style:style style:name="P59" style:family="paragraph" style:parent-style-name="Text_20_body">
      <style:paragraph-properties fo:margin-left="0in" fo:margin-right="0in" fo:margin-top="0in" fo:margin-bottom="0in" style:contextual-spacing="false" fo:text-indent="0in" style:auto-text-indent="false"/>
      <style:text-properties officeooo:paragraph-rsid="0058a45b"/>
    </style:style>
    <style:style style:name="P60" style:family="paragraph" style:parent-style-name="Text_20_body">
      <style:paragraph-properties fo:margin-left="0in" fo:margin-right="0in" fo:margin-top="0in" fo:margin-bottom="0in" style:contextual-spacing="false" fo:text-indent="0in" style:auto-text-indent="false"/>
      <style:text-properties officeooo:paragraph-rsid="0059c944"/>
    </style:style>
    <style:style style:name="P61" style:family="paragraph" style:parent-style-name="Text_20_body">
      <style:paragraph-properties fo:margin-left="0in" fo:margin-right="0in" fo:margin-top="0in" fo:margin-bottom="0in" style:contextual-spacing="false" fo:text-indent="0in" style:auto-text-indent="false"/>
      <style:text-properties officeooo:paragraph-rsid="005da00c"/>
    </style:style>
    <style:style style:name="P62" style:family="paragraph" style:parent-style-name="Text_20_body">
      <style:paragraph-properties fo:margin-left="0in" fo:margin-right="0in" fo:margin-top="0in" fo:margin-bottom="0in" style:contextual-spacing="false" fo:text-indent="0in" style:auto-text-indent="false"/>
      <style:text-properties officeooo:paragraph-rsid="005ea7ed"/>
    </style:style>
    <style:style style:name="P63" style:family="paragraph" style:parent-style-name="Text_20_body">
      <style:paragraph-properties fo:margin-left="0in" fo:margin-right="0in" fo:margin-top="0in" fo:margin-bottom="0in" style:contextual-spacing="false" fo:text-indent="0in" style:auto-text-indent="false"/>
      <style:text-properties officeooo:paragraph-rsid="00603f9c"/>
    </style:style>
    <style:style style:name="P64" style:family="paragraph" style:parent-style-name="Text_20_body">
      <style:paragraph-properties fo:margin-left="0in" fo:margin-right="0in" fo:margin-top="0in" fo:margin-bottom="0in" style:contextual-spacing="false" fo:text-indent="0in" style:auto-text-indent="false"/>
      <style:text-properties officeooo:paragraph-rsid="0060c0ba"/>
    </style:style>
    <style:style style:name="P65" style:family="paragraph" style:parent-style-name="Text_20_body">
      <style:paragraph-properties fo:margin-left="0in" fo:margin-right="0in" fo:margin-top="0in" fo:margin-bottom="0in" style:contextual-spacing="false" fo:text-indent="0in" style:auto-text-indent="false"/>
      <style:text-properties officeooo:paragraph-rsid="00624726"/>
    </style:style>
    <style:style style:name="P66" style:family="paragraph" style:parent-style-name="Text_20_body">
      <style:paragraph-properties fo:margin-left="0in" fo:margin-right="0in" fo:margin-top="0in" fo:margin-bottom="0in" style:contextual-spacing="false" fo:text-indent="0in" style:auto-text-indent="false"/>
      <style:text-properties officeooo:paragraph-rsid="0062b540"/>
    </style:style>
    <style:style style:name="P67" style:family="paragraph" style:parent-style-name="Text_20_body">
      <style:paragraph-properties fo:margin-left="0in" fo:margin-right="0in" fo:margin-top="0in" fo:margin-bottom="0in" style:contextual-spacing="false" fo:text-indent="0in" style:auto-text-indent="false"/>
      <style:text-properties officeooo:paragraph-rsid="00641fa1"/>
    </style:style>
    <style:style style:name="P68" style:family="paragraph" style:parent-style-name="Text_20_body">
      <style:paragraph-properties fo:margin-left="0in" fo:margin-right="0in" fo:margin-top="0in" fo:margin-bottom="0in" style:contextual-spacing="false" fo:text-indent="0in" style:auto-text-indent="false"/>
      <style:text-properties officeooo:paragraph-rsid="00654860"/>
    </style:style>
    <style:style style:name="P69" style:family="paragraph" style:parent-style-name="Text_20_body">
      <style:paragraph-properties fo:margin-left="0in" fo:margin-right="0in" fo:margin-top="0in" fo:margin-bottom="0in" style:contextual-spacing="false" fo:text-indent="0in" style:auto-text-indent="false"/>
      <style:text-properties officeooo:paragraph-rsid="0066eb8d"/>
    </style:style>
    <style:style style:name="P70" style:family="paragraph" style:parent-style-name="Standard">
      <style:paragraph-properties fo:margin-left="0in" fo:margin-right="0in" fo:margin-top="0in" fo:margin-bottom="0in" style:contextual-spacing="false" fo:text-indent="0in" style:auto-text-indent="false"/>
      <style:text-properties officeooo:paragraph-rsid="002a603e"/>
    </style:style>
    <style:style style:name="P71" style:family="paragraph" style:parent-style-name="Text_20_body">
      <style:text-properties officeooo:paragraph-rsid="00739d16"/>
    </style:style>
    <style:style style:name="P72" style:family="paragraph" style:parent-style-name="Text_20_body">
      <style:text-properties officeooo:paragraph-rsid="0076e531"/>
    </style:style>
    <style:style style:name="P73" style:family="paragraph" style:parent-style-name="Text_20_body">
      <style:text-properties officeooo:paragraph-rsid="0077f1c3"/>
    </style:style>
    <style:style style:name="T1" style:family="text">
      <style:text-properties officeooo:rsid="0017e637"/>
    </style:style>
    <style:style style:name="T2" style:family="text">
      <style:text-properties fo:language="el" fo:country="GR"/>
    </style:style>
    <style:style style:name="T3" style:family="text">
      <style:text-properties fo:language="el" fo:country="GR" officeooo:rsid="00190359"/>
    </style:style>
    <style:style style:name="T4" style:family="text">
      <style:text-properties fo:language="el" fo:country="GR" officeooo:rsid="001ac774"/>
    </style:style>
    <style:style style:name="T5" style:family="text">
      <style:text-properties fo:language="el" fo:country="GR" officeooo:rsid="001bf742"/>
    </style:style>
    <style:style style:name="T6" style:family="text">
      <style:text-properties fo:language="el" fo:country="GR" officeooo:rsid="0021c439"/>
    </style:style>
    <style:style style:name="T7" style:family="text">
      <style:text-properties fo:language="el" fo:country="GR" officeooo:rsid="0021d204"/>
    </style:style>
    <style:style style:name="T8" style:family="text">
      <style:text-properties fo:language="el" fo:country="GR" officeooo:rsid="00222612"/>
    </style:style>
    <style:style style:name="T9" style:family="text">
      <style:text-properties fo:language="el" fo:country="GR" officeooo:rsid="00228747"/>
    </style:style>
    <style:style style:name="T10" style:family="text">
      <style:text-properties fo:language="el" fo:country="GR" officeooo:rsid="00242884"/>
    </style:style>
    <style:style style:name="T11" style:family="text">
      <style:text-properties fo:language="el" fo:country="GR" officeooo:rsid="0025e386"/>
    </style:style>
    <style:style style:name="T12" style:family="text">
      <style:text-properties fo:language="el" fo:country="GR" officeooo:rsid="0027cd6f"/>
    </style:style>
    <style:style style:name="T13" style:family="text">
      <style:text-properties fo:language="el" fo:country="GR" officeooo:rsid="002932d6"/>
    </style:style>
    <style:style style:name="T14" style:family="text">
      <style:text-properties fo:language="el" fo:country="GR" officeooo:rsid="002a603e"/>
    </style:style>
    <style:style style:name="T15" style:family="text">
      <style:text-properties fo:language="el" fo:country="GR" officeooo:rsid="002bef09"/>
    </style:style>
    <style:style style:name="T16" style:family="text">
      <style:text-properties fo:language="el" fo:country="GR" officeooo:rsid="004f3b6a"/>
    </style:style>
    <style:style style:name="T17" style:family="text">
      <style:text-properties fo:language="el" fo:country="GR" officeooo:rsid="004fa33f"/>
    </style:style>
    <style:style style:name="T18" style:family="text">
      <style:text-properties fo:language="el" fo:country="GR" officeooo:rsid="005182b0"/>
    </style:style>
    <style:style style:name="T19" style:family="text">
      <style:text-properties fo:language="el" fo:country="GR" officeooo:rsid="00575a48"/>
    </style:style>
    <style:style style:name="T20" style:family="text">
      <style:text-properties fo:language="el" fo:country="GR" officeooo:rsid="00577ea6"/>
    </style:style>
    <style:style style:name="T21" style:family="text">
      <style:text-properties fo:language="el" fo:country="GR" officeooo:rsid="005aabee"/>
    </style:style>
    <style:style style:name="T22" style:family="text">
      <style:text-properties fo:language="el" fo:country="GR" officeooo:rsid="005da00c"/>
    </style:style>
    <style:style style:name="T23" style:family="text">
      <style:text-properties fo:language="el" fo:country="GR" officeooo:rsid="00624726"/>
    </style:style>
    <style:style style:name="T24" style:family="text">
      <style:text-properties fo:language="el" fo:country="GR" officeooo:rsid="00641fa1"/>
    </style:style>
    <style:style style:name="T25" style:family="text">
      <style:text-properties fo:language="el" fo:country="GR" officeooo:rsid="006548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3083585056000">
          <table:table-cell table:style-name="Table1.A1" office:value-type="string">
            <text:p text:style-name="P33">Ἄρειος Πότηρ καὶ ἡ τοῦ φιλοσόφου λίθος</text:p>
          </table:table-cell>
          <table:table-cell table:style-name="Table1.A1" office:value-type="string">
            <text:p text:style-name="P1">Harry Potter and the Sorcerer's Stone</text:p>
          </table:table-cell>
        </table:table-row>
        <table:table-row table:style-name="TableLine3083585057632">
          <table:table-cell table:style-name="Table1.A1" office:value-type="string">
            <text:p text:style-name="P33">ΒΙΒΛΟΣ Α<text:line-break/>ΠΕΡΙ ΤΟΥ ΠΑΙΔΟΣ ΤΟΥ ΕΠΙΒΙΟΝΤΟΣ</text:p>
          </table:table-cell>
          <table:table-cell table:style-name="Table1.A1" office:value-type="string">
            <text:p text:style-name="P1">CHAPTER ONE</text:p>
            <text:p text:style-name="P1">THE BOY WHO LIVED </text:p>
          </table:table-cell>
        </table:table-row>
        <table:table-row table:style-name="TableLine3083585052464">
          <table:table-cell table:style-name="Table1.A1" office:value-type="string">
            <text:p text:style-name="P32"><text:span text:style-name="T1">Δούρσλειος καὶ ἡ γυνὴ ἐνῴκουν τῇ τετάρτῃ οἰκίᾳ τῇ τῆς τῶν </text:span>μυρσίνων ὁδοῦ· ἐσεμνύνοντο δὲ περὶ ἑαυτοὺς ὡς οὐδέν διαφέρουσι τῶν ἄλλων ἀνθρώπων, τούτου δ ’ ἕνεκα χάριν πολλὴν ᾔδεσαν. </text:p>
          </table:table-cell>
          <table:table-cell table:style-name="Table1.A1" office:value-type="string">
            <text:p text:style-name="P1">Mr. and Mrs. Dursley, of number four, Privet Drive, were proud to say that they were perfectly normal, thank you very much. </text:p>
          </table:table-cell>
        </table:table-row>
        <table:table-row table:style-name="TableLine3083585054912">
          <table:table-cell table:style-name="Table1.A1" office:value-type="string">
            <text:p text:style-name="P35">Διόπερ νομίζοις ἂν αὐτοὺς ἐν πρώτοις εἶναι τῶν μὴ μετεχόντων τοῦ θαυμασίου, ὡς περὶ οὐδενὸς τὰ τοιαῦτα ποιουμένους καί ἀλαζονείανκαλοῦντας.</text:p>
          </table:table-cell>
          <table:table-cell table:style-name="Table1.A1" office:value-type="string">
            <text:p text:style-name="P1">They were the last people you'd expect to be involved in anything strange or mysterious, because they just didn't hold with such nonsense. </text:p>
          </table:table-cell>
        </table:table-row>
        <table:table-row table:style-name="TableLine3083585044304">
          <table:table-cell table:style-name="Table1.A1" office:value-type="string">
            <text:p text:style-name="P35">ὁ δέ Δούρσλειος κύριος ἦν ἐργαστηρίου τινὸς Γρούνιγγος καλουμένου οῦπερ τρύπανα καὶ τέρετρα παντοδαπὰ ποιεῖται. </text:p>
          </table:table-cell>
          <table:table-cell table:style-name="Table1.A1" office:value-type="string">
            <text:p text:style-name="P1">Mr. Dursley was the director of a firm called Grunnings, which made drills. </text:p>
          </table:table-cell>
        </table:table-row>
        <table:table-row table:style-name="TableLine3083585053552">
          <table:table-cell table:style-name="Table1.A1" office:value-type="string">
            <text:p text:style-name="P36">καὶ μέγας τ’ ἧν τὸ εἶδος καὶ μάλιστα ὀγκώδης· τὸν μὲν γὰρ αὐχένα οὐκ ἦν ῥᾴδιονι’δεῖν πάχιστον ὄντα, μύστακα δ’ ἂν ἴδοις αὐτῷ δασὺν ὡς σφόδρα. </text:p>
          </table:table-cell>
          <table:table-cell table:style-name="Table1.A1" office:value-type="string">
            <text:p text:style-name="P1">He was a big, beefy man with hardly any neck, although he did have a very large mustache.</text:p>
          </table:table-cell>
        </table:table-row>
        <table:table-row table:style-name="TableLine3083585048928">
          <table:table-cell table:style-name="Table1.A1" office:value-type="string">
            <text:p text:style-name="P36">ἡ δέ γυνὴ οὐδαμῶς παχεῖα οὖσα λευκόθριξ τ’ ἦν καί δολιχαύχην· διπλοῦν γὰρ εἶχεν αὐχένα ἢ κατὰ φύσιν καί μάλα χρήσιμον ἐπὶ τὸ ῥᾷον ἐπιτηρεῖν γεράνου δίκην τούς γείτονας σκοποῦσα ὑπὲρ τὸ τειχίον. </text:p>
          </table:table-cell>
          <table:table-cell table:style-name="Table1.A1" office:value-type="string">
            <text:p text:style-name="P2">Mrs. Dursley was thin and blonde and had nearly twice the usual amount of neck, which came in very useful as she spent so much of her time craning over garden fences, spying on the neighbors. </text:p>
          </table:table-cell>
        </table:table-row>
        <table:table-row table:style-name="TableLine3083585044848">
          <table:table-cell table:style-name="Table1.A1" office:value-type="string">
            <text:p text:style-name="P36">καὶ υἱὸν εἶχον οἱ Δούρσλειοι ε”τι παιδίον ὄντα ὀνόματι Δούδλιον· τὸν δ’ ἡγοῦντο τὸ κάλλιστον εἶναι τῶν ἐν ἀνθρώποις.</text:p>
          </table:table-cell>
          <table:table-cell table:style-name="Table1.A1" office:value-type="string">
            <text:p text:style-name="P2">The Dursleys had a small son called Dudley and in their opinion there was no finer boy anywhere. </text:p>
          </table:table-cell>
        </table:table-row>
        <table:table-row table:style-name="TableLine3083585045120">
          <table:table-cell table:style-name="Table1.A1" office:value-type="string">
            <text:p text:style-name="P36">καὶ πάνθ’ ὅσων ποτ’ ἐπεθύμουν, τοσαῦτ’ ἤδη κατεῖχον· ἐφύλαττον δέ καὶ ἀπόρρητόν τι. καὶ μάλιστ’ ἐφοβοῦντο μή τις καταλάβῃ αὐτό, τὸν βίον ἀβίωτον νομίζοντες ἔσεσθαι ἐάν τις περὶ τῶν Ποτήρων πύθηται. </text:p>
          </table:table-cell>
          <table:table-cell table:style-name="Table1.A1" office:value-type="string">
            <text:p text:style-name="P2">The Dursleys had everything they wanted, but they also had a secret, and their greatest fear was that somebody would discover it. They didn't think they could bear it if anyone found out about the Potters.</text:p>
          </table:table-cell>
        </table:table-row>
        <table:table-row table:style-name="TableLine3083585054640">
          <table:table-cell table:style-name="Table1.A1" office:value-type="string">
            <text:p text:style-name="P36">ἡ γὰρ ἀδελφὴ ἡ τῆς Δουρσλείας ἧν γυνὴ τοῦ Ποτῆρος’ οὐ μὴν οὐδὲ συνεγένοντο ἀλλήλοις πολλὰ <text:span text:style-name="T3">ἔ</text:span>τη. </text:p>
          </table:table-cell>
          <table:table-cell table:style-name="Table1.A1" office:value-type="string">
            <text:p text:style-name="P2">Mrs. Potter was Mrs. Dursley's sister, but they hadn't met for several years; </text:p>
          </table:table-cell>
        </table:table-row>
        <table:table-row table:style-name="TableLine3083585049744">
          <table:table-cell table:style-name="Table1.A1" office:value-type="string">
            <text:p text:style-name="P37"><text:span text:style-name="T3">ἐ</text:span>κείνη δ’ οὖν εἰρωνευομένη οὐκ ἔφη ἔχειν ἀδελφὴν οὐδεμίαν. παντάπασι γὰρ ἐκ διαμέτρου εἶναι τὰ τῆς ἑαυτῶν διαίτης καὶ τὰ τῶν συγγενῶν, τῆς τε ἀδελφῆς καὶ τοῦ ἀνδρὸς ἐκείνου κακοήθους ὄντος. </text:p>
          </table:table-cell>
          <table:table-cell table:style-name="Table1.A1" office:value-type="string">
            <text:p text:style-name="P3">in fact, Mrs. Dursley pretended she didn't have a sister, because her sister and her good-for-nothing husband were as unDursleyish as it was possible to be. </text:p>
          </table:table-cell>
        </table:table-row>
        <table:table-row table:style-name="TableLine3083585057904">
          <table:table-cell table:style-name="Table1.A1" office:value-type="string">
            <text:p text:style-name="P37">καί γὰρ μάλ’ ὠρρώδουν λοιδορίαν τε καὶ κακολογίαν ὀφλεῖν ἐκ τῶν πλησίον,</text:p>
            <text:p text:style-name="P37"><text:soft-page-break/>ἀφικομένων ποτ’ ἐκείνων δεῦρο. </text:p>
          </table:table-cell>
          <table:table-cell table:style-name="Table1.A1" office:value-type="string">
            <text:p text:style-name="P3">The Dursleys shuddered to think what the neighbors would say if the Potters arrived in the <text:soft-page-break/>street.</text:p>
          </table:table-cell>
        </table:table-row>
        <table:table-row table:style-name="TableLine3083585052736">
          <table:table-cell table:style-name="Table1.A1" office:value-type="string">
            <text:p text:style-name="P37">καὶ ᾔδεσαν μὲν παιδίσκον γεγενημένον καὶ τοῖς Ποτῆρσιν, ἑωράκεσαν δ’ οὐδέποτε.</text:p>
          </table:table-cell>
          <table:table-cell table:style-name="Table1.A1" office:value-type="string">
            <text:p text:style-name="P4">The Dursleys knew that the Potters had a small son, too, but they had never even seen him. </text:p>
          </table:table-cell>
        </table:table-row>
        <table:table-row table:style-name="TableLine3083585056816">
          <table:table-cell table:style-name="Table1.A1" office:value-type="string">
            <text:p text:style-name="P38">διὰ δὲ τοῦτο πρόθυμοι ἦσαν ἀπεῖρξαι τοὺς Ποτῆρας ἀπὸ τοῦ δήμου, ἄλλως τε καὶ ἐλπίζοντες Δουδλίον τὸν υἱὸν μὴ ὁμιλήσειν τῷ τοιούτῳ παιδί.</text:p>
          </table:table-cell>
          <table:table-cell table:style-name="Table1.A1" office:value-type="string">
            <text:p text:style-name="P4">This boy was another good reason for keeping the Potters away; they didn't want Dudley mixing with a child like that. </text:p>
          </table:table-cell>
        </table:table-row>
        <table:table-row table:style-name="TableLine3083585042128">
          <table:table-cell table:style-name="Table1.A1" office:value-type="string">
            <text:p text:style-name="P38">ἐγειρομένων δέ ποτε τῶν Δουρσλείων ἀφ’ ὕπνου ἐκείνῃ τῇ ἡμέρᾳ ὡς <text:span text:style-name="T4">ἔ</text:span><text:span text:style-name="T2">τυχεν</text:span> ἐξ ἧς ἡμεῖς τάδε μυθολογοῦντες ἤρξαμεν, νέφος καὶ ὁμίχλη κατὰ τὸ εἰωθὸς ἐκάλυπτον πάντα τὰ ἔξωθεν· τίς δέ συνίει</text:p>
            <text:p text:style-name="P38">τὰ μέλλοντα ὡς πανταχοῦ δεινά τε καί παράλογα γενήσεται; </text:p>
          </table:table-cell>
          <table:table-cell table:style-name="Table1.A1" office:value-type="string">
            <text:p text:style-name="P4">When Mr. and Mrs. Dursley woke up on the dull, gray Tuesday our story starts, there was nothing about the cloudy sky outside to suggest that strange and mysterious things would soon be happening all over the country. </text:p>
          </table:table-cell>
        </table:table-row>
        <table:table-row table:style-name="TableLine3083585050288">
          <table:table-cell table:style-name="Table1.A1" office:value-type="string">
            <text:p text:style-name="P39">ὁ μὲν γὰρ Δούρσλειος μινυρίζων τι ᾑρεῖτο τῶν λαιμοδέτων τὸν ἀτερπέστατον ἅτε ἰῶν πρὸς τὸ ἐργαστήριον· ἡ δέ γυνὴ λαλοῦσα πολλῆς μετ’ εὐθυμίας τὸ παιδίον ἀνεβίβαζεν εἰς τὸ βάθρον κραυγὴν <text:span text:style-name="T4">ἔ</text:span>τι προϊέμενον.</text:p>
          </table:table-cell>
          <table:table-cell table:style-name="Table1.A1" office:value-type="string">
            <text:p text:style-name="P5">Mr. Dursley hummed as he picked out his most boring tie for work, and Mrs. Dursley gossiped away happily as she wrestled a screaming Dudley into his high chair. </text:p>
          </table:table-cell>
        </table:table-row>
        <table:table-row table:style-name="TableLine3083585050560">
          <table:table-cell table:style-name="Table1.A1" office:value-type="string">
            <text:p text:style-name="P39">ἀτὰρ δὴ τὴν γλαῦκα τὴν μεγάλην καί ξανθὴν τὴν παρὰ τὰς θυρίδας πετομένην οὐδέτερος εἶδεν.</text:p>
          </table:table-cell>
          <table:table-cell table:style-name="Table1.A1" office:value-type="string">
            <text:p text:style-name="P5">None of them noticed a large, tawny owl flutter past the window. </text:p>
          </table:table-cell>
        </table:table-row>
        <table:table-row table:style-name="TableLine3083585054096">
          <table:table-cell table:style-name="Table1.A1" office:value-type="string">
            <text:p text:style-name="P39">ὁ δέ Δούρσλειος ὄρθριος τὸ σακίον λαβὼν τὴν μὲν τῆς γυναικὸς παρειὰν ἐφίλησε, τῆς δέ τοῦ παιδὸς ἥμαρτε, τότε δὴ δι’ ὀργὴς ἇποβάλλοντος τὰ ἄλφιτα ἐπὶ τὸ τειχίον. </text:p>
          </table:table-cell>
          <table:table-cell table:style-name="Table1.A1" office:value-type="string">
            <text:p text:style-name="P5">At half past eight, Mr. Dursley picked up his briefcase, pecked Mrs. Dursley on the cheek, and tried to kiss Dudley good-bye but missed, because Dudley was now having a tantrum and throwing his cereal at the walls. </text:p>
          </table:table-cell>
        </table:table-row>
        <table:table-row table:style-name="TableLine3083585055456">
          <table:table-cell table:style-name="Table1.A1" office:value-type="string">
            <text:p text:style-name="P39">ὑπογελάσας δέ Ἀκόλαστον, ἔφη, εἶ χρῆμα παιδαρίου, <text:span text:style-name="T5">ἔ</text:span>πειτα δ’ οἴκοθεν ἐξελθὼν ἤλαυνε τὸ</text:p>
            <text:p text:style-name="P39">αὐτοκίνητον ὄχημα ἐπὶ τὴν ἀγοράν.</text:p>
          </table:table-cell>
          <table:table-cell table:style-name="Table1.A1" office:value-type="string">
            <text:p text:style-name="P5">"Little tyke," chortled Mr. Dursley as he left the house. He got into his car and backed out of number four's drive. </text:p>
          </table:table-cell>
        </table:table-row>
        <table:table-row table:style-name="TableLine3083585056272">
          <table:table-cell table:style-name="Table1.A1" office:value-type="string">
            <text:p text:style-name="P39">πρὸς δ’ ἁμαξιτὸν ὁδοιπορῶν, τὸ πρῶτον θαῦμα εἶδεν, αἴλουρον πινάκιόν τι γεωγραφικὸν ἀναγιγνώσκοντα. </text:p>
          </table:table-cell>
          <table:table-cell table:style-name="Table1.A1" office:value-type="string">
            <text:p text:style-name="P5">It was on the corner of the street that he noticed the first sign of something peculiar -- a cat reading a map.</text:p>
          </table:table-cell>
        </table:table-row>
        <table:table-row table:style-name="TableLine3083585042400">
          <table:table-cell table:style-name="Table1.A1" office:value-type="string">
            <text:p text:style-name="P39">καί πρῶτον μὲν ἔλαθεν ἑαυτὸν τοιοῦτ’ ἰδών· ἔπειτα δὲ τὸν τράχηλον εἰς τούπίσω περιστρέψας, αὖθις προσέβλεψεν. </text:p>
          </table:table-cell>
          <table:table-cell table:style-name="Table1.A1" office:value-type="string">
            <text:p text:style-name="P5">For a second, Mr. Dursley didn't realize what he had seen -- then he jerked his head around to look again.</text:p>
          </table:table-cell>
        </table:table-row>
        <table:table-row table:style-name="TableLine3083585046208">
          <table:table-cell table:style-name="Table1.A1" office:value-type="string">
            <text:p text:style-name="P40">αἴλουρον μὲν δὴ παρδαλωτὸν παρὰ</text:p>
            <text:p text:style-name="P40">τὴν ἁμαξιτὸν ἑστηκότα, πίνακα δ’ οὐκ εἶδεν.</text:p>
          </table:table-cell>
          <table:table-cell table:style-name="Table1.A1" office:value-type="string">
            <text:p text:style-name="P31">Ⲧ<text:span text:style-name="T1">here was a tabby cat standing on the corner of Privet Drive, but there wasn't a map in sight.</text:span></text:p>
          </table:table-cell>
        </table:table-row>
        <table:table-row table:style-name="TableLine3083585040768">
          <table:table-cell table:style-name="Table1.A1" office:value-type="string">
            <text:p text:style-name="P40">καὶ πρὸς ἑαυτὸν ἐννοῶν Ἆρ’ οὐκ ἐφαντάσθην πάντα, ἔφη, ἐψευσμένος τι τῷ δοκοῦντι;</text:p>
          </table:table-cell>
          <table:table-cell table:style-name="Table1.A1" office:value-type="string">
            <text:p text:style-name="P6">What could he have been thinking of? It must have been a trick of the light. </text:p>
          </table:table-cell>
        </table:table-row>
        <table:table-row table:style-name="TableLine3083585057088">
          <table:table-cell table:style-name="Table1.A1" office:value-type="string">
            <text:p text:style-name="P41">σκαρδαμύττων οὖν πρὸς αὐτὸν ἔβλεψε μάλ’ αὖθις<text:span text:style-name="T6">·</text:span></text:p>
          </table:table-cell>
          <table:table-cell table:style-name="Table1.A1" office:value-type="string">
            <text:p text:style-name="P7">Mr. Dursley blinked and stared at the cat.</text:p>
          </table:table-cell>
        </table:table-row>
        <table:table-row table:style-name="TableLine3083585048112">
          <table:table-cell table:style-name="Table1.A1" office:value-type="string">
            <text:p text:style-name="P41">ὁ δ’ ἐναντίον προσέβλεπε. ἀπελαύνων δ’ οῦν πρὸς τὸν αἴλουρον οὐκ ἐπαύσατο βλέπων ἐν τῷ <text:soft-page-break/>κατόπτρῳ. </text:p>
          </table:table-cell>
          <table:table-cell table:style-name="Table1.A1" office:value-type="string">
            <text:p text:style-name="P7">It stared back. As Mr. Dursley drove around the corner and up the road, he watched the cat in his <text:soft-page-break/>mirror.</text:p>
          </table:table-cell>
        </table:table-row>
        <table:table-row table:style-name="TableLine3083585041040">
          <table:table-cell table:style-name="Table1.A1" office:value-type="string">
            <text:p text:style-name="P41">τὸν δ’ ἀναγιγνώσκοντα κατεῖδε τὸ τῆς ὁδοῦ ὄνομα τὸ ἐν σημείῳ ἐπιγεγραμμένονόὐ μὰ Δί’ ἀλλὰ βλέποντα δὴ πρὸς τὸ σημεῖον, <text:span text:style-name="T6">ὡ</text:span>ς τῶν αἰλούρων ἀναγιγνώσκειν μὴ ἐπισταμένων μήτε πίνακα γεωγραφικὸν μήτε σημεῖον.</text:p>
          </table:table-cell>
          <table:table-cell table:style-name="Table1.A1" office:value-type="string">
            <text:p text:style-name="P7">It was now reading the sign that said Privet Drive -- no, looking at the sign; cats couldn't read maps or signs. Mr. Dursley gave himself a little shake and put the cat out of his mind.</text:p>
          </table:table-cell>
        </table:table-row>
        <table:table-row table:style-name="TableLine3083585045936">
          <table:table-cell table:style-name="Table1.A1" office:value-type="string">
            <text:p text:style-name="P41">ὀχούμενος οὖν ἐπὶ τὴν ἀγορὰν τοῦ μὲν αἰλούρου ἐπελάθετο, περὶ δέ τὰ τρύπανα ἐφρόντιζεν ὧν πολλῶν καὶ καλῶν αὐθήμερον λήξεσθαι ἔμελλεν.</text:p>
          </table:table-cell>
          <table:table-cell table:style-name="Table1.A1" office:value-type="string">
            <text:p text:style-name="P7">As he drove toward town he thought of nothing except a large order of drills he was hoping to get that day. </text:p>
          </table:table-cell>
        </table:table-row>
        <table:table-row table:style-name="TableLine3083585041312">
          <table:table-cell table:style-name="Table1.A1" office:value-type="string">
            <text:p text:style-name="P42">ἐκεῖσε δὲ πλησιάζων καὶ τῶν τρυπάνων ἐπιλήσμων ἐγένετο, δέον προσέχειν τὸν νοῦν εἰς ἄλλο τι νέον. </text:p>
          </table:table-cell>
          <table:table-cell table:style-name="Table1.A1" office:value-type="string">
            <text:p text:style-name="P8">But on the edge of town, drills were driven out of his mind by something else.</text:p>
          </table:table-cell>
        </table:table-row>
        <table:table-row table:style-name="TableLine3083585041584">
          <table:table-cell table:style-name="Table1.A1" office:value-type="string">
            <text:p text:style-name="P42">οὐ γὰρ ἐξὸν αὐτῷ προχωρεῖν εἰ μὴ βραδέως, ὃ καὶ καθ’ ἡμέραν ἐγένετο τοῖς πρὸς ἀγορὰν ἐν αὐτοκινήτῳ ὀχουμένοις, οὐκ <text:span text:style-name="T7">ἔ</text:span>λαθον αὐτὸν ἐν ὁδῶ ὁμιλοῦντες πολλοὶ ἄνθρωποι ἐσθῆτα ἐνδεδυμένοι ἄτοπον.</text:p>
          </table:table-cell>
          <table:table-cell table:style-name="Table1.A1" office:value-type="string">
            <text:p text:style-name="P8">As he sat in the usual morning traffic jam, he couldn't help noticing that there seemed to be a lot of strangely dressed people about.</text:p>
          </table:table-cell>
        </table:table-row>
        <table:table-row table:style-name="TableLine3083585042672">
          <table:table-cell table:style-name="Table1.A1" office:value-type="string">
            <text:p text:style-name="P42">τρίβωνα γὰρ πᾶς τις μέγαν περιεβέβλητο· </text:p>
          </table:table-cell>
          <table:table-cell table:style-name="Table1.A1" office:value-type="string">
            <text:p text:style-name="P8">People in cloaks.</text:p>
          </table:table-cell>
        </table:table-row>
        <table:table-row table:style-name="TableLine3083585048384">
          <table:table-cell table:style-name="Table1.A1" office:value-type="string">
            <text:p text:style-name="P42">ἐμίσει δ’ ἐκεῖνος τούς ἄλλους τ’ τὰ τοιαῦτα περιβαλλομένους ὡς γελοίους ἑαυτοὺς παρέχοντας καὶ τούς νέους τοὺς ἐσθῆτα ἄμουσον ἀεὶ προαιρουμένους.</text:p>
          </table:table-cell>
          <table:table-cell table:style-name="Table1.A1" office:value-type="string">
            <text:p text:style-name="P8">Mr. Dursley couldn't bear people who dressed in funny clothes -- the getups you saw on young people!</text:p>
          </table:table-cell>
        </table:table-row>
        <table:table-row table:style-name="TableLine3083585042944">
          <table:table-cell table:style-name="Table1.A1" office:value-type="string">
            <text:p text:style-name="P42">ἐκείνους δ’ οῦν ἐνόμισε καινίζειν που περὶ τῶν ἱματίων. </text:p>
          </table:table-cell>
          <table:table-cell table:style-name="Table1.A1" office:value-type="string">
            <text:p text:style-name="P8">He supposed this was some stupid new fashion.</text:p>
          </table:table-cell>
        </table:table-row>
        <table:table-row table:style-name="TableLine3083585043216">
          <table:table-cell table:style-name="Table1.A1" office:value-type="string">
            <text:p text:style-name="P43">οὕτω δ’ ἀμηχανοῦντι ἅτε ὀχουμένῳ <text:span text:style-name="T8">ἔ</text:span>τι ἐν τῷ αὐτοκινήτῳ ἐξῆν ἰδεῖν θίασόν τινα αὐτῶν πλησίον ἑστηκότων καί πρὸς τὸ οὖς ψιθυριζόντων ἀλλήλοις πολλῇ σπουδῇ. </text:p>
            <text:p text:style-name="P43"/>
          </table:table-cell>
          <table:table-cell table:style-name="Table1.A1" office:value-type="string">
            <text:p text:style-name="P9">He drummed his fingers on the steering wheel and his eyes fell on a huddle of these weirdos standing quite close by. They were whispering excitedly together. </text:p>
          </table:table-cell>
        </table:table-row>
        <table:table-row table:style-name="TableLine3083585047296">
          <table:table-cell table:style-name="Table1.A1" office:value-type="string">
            <text:p text:style-name="P43">αἰσθόμενος δ’ ἄρα δυοῖν οὐκέτι νέων ὄντων μᾶλλον ἠγανάκτει, καὶ ἰδὼν τὸν ἕτερον γεραίτερον μὲν ὄντα ἑαυτοῦ, πράσινον δέ τρίβωνα ἠμφιεσμένον ὑπὲρ τούτου μάλιστ’ ὠργίσθη. Φεὺ τῆς ἀναιδείας, ἔφη· </text:p>
          </table:table-cell>
          <table:table-cell table:style-name="Table1.A1" office:value-type="string">
            <text:p text:style-name="P9">Mr. Dursley was enraged to see that a couple of them weren't young at all; why, that man had to be older than he was, and wearing an emerald-green cloak! The nerve of him! </text:p>
          </table:table-cell>
        </table:table-row>
        <table:table-row table:style-name="TableLine3083585045392">
          <table:table-cell table:style-name="Table1.A1" office:value-type="string">
            <text:p text:style-name="P44">ἀλλὰ δῆλον ὅτι <text:span text:style-name="T2">ε</text:span><text:span text:style-name="T9">ἰ</text:span><text:span text:style-name="T2">ς</text:span> ἐπίδειξίν τινα γελοίαν δὴ ὡς ᾤετο ἐληλύθεσαν φιλάνθρωποι ἵνα ἐλεημοσύνης ἕνεκα ἀργύριον ἇγείρωσι Καὶ τοιαῦτα μὲν δὴ ταῦτα, ἔφη. </text:p>
            <text:p text:style-name="P44"/>
          </table:table-cell>
          <table:table-cell table:style-name="Table1.A1" office:value-type="string">
            <text:p text:style-name="P10">But then it struck Mr. Dursley that this was probably some silly stunt -- these people were obviously collecting for something...yes, that would be it. </text:p>
          </table:table-cell>
        </table:table-row>
        <table:table-row table:style-name="TableLine3083585045664">
          <table:table-cell table:style-name="Table1.A1" office:value-type="string">
            <text:p text:style-name="P44">τῶν δ’ οὖν ὀχημάτων προσαγόντων, δι’ ὀλίγου ἀφίκετο εἷς τὴν Γρουνίγγα, ὅλος περὶ τὰ τρύπανα πάλιν ἔχων.</text:p>
          </table:table-cell>
          <table:table-cell table:style-name="Table1.A1" office:value-type="string">
            <text:p text:style-name="P10">The traffic moved on and a few minutes later, Mr. Dursley arrived in the Grunnings parking lot, his mind back on drills.</text:p>
          </table:table-cell>
        </table:table-row>
        <text:soft-page-break/>
        <table:table-row table:style-name="TableLine3083585046480">
          <table:table-cell table:style-name="Table1.A1" office:value-type="string">
            <text:p text:style-name="P45">καὶ γὰρ ἐνθάδε δίαιτα ἦν αὐτῷ ἐπὶ τῷ ἐνάτῳ ὀρόφῳ· ἐκεῖ δ’ ἐκάθητο ὁσημέραι καί τό γε νῶτον ἀεὶ ἔστρεφε πρὸς τὴν φωταγωγόν. </text:p>
          </table:table-cell>
          <table:table-cell table:style-name="Table1.A1" office:value-type="string">
            <text:p text:style-name="P11">Mr. Dursley always sat with his back to the window in his office on the ninth floor. </text:p>
          </table:table-cell>
        </table:table-row>
        <table:table-row table:style-name="TableLine3083585047568">
          <table:table-cell table:style-name="Table1.A1" office:value-type="string">
            <text:p text:style-name="P45">εἶ γὰρ μὴ ταῦτ’ ἐποίει, τοῖς τρυπάνοις ἴσως ἂν χαλεπώτερον ἦν προσέχειν τὸν νοῦν. </text:p>
          </table:table-cell>
          <table:table-cell table:style-name="Table1.A1" office:value-type="string">
            <text:p text:style-name="P11">If he hadn't, he might have found it harder to concentrate on drills that morning. </text:p>
          </table:table-cell>
        </table:table-row>
        <table:table-row table:style-name="TableLine3083585073952">
          <table:table-cell table:style-name="Table1.A1" office:value-type="string">
            <text:p text:style-name="P45">τὰς οὖν γλαῦκας τὰς πρὸς αὐγὴν ἡλίου ἀεὶ περιπετομένας αὐτὸς μὲν οὐκ εἶδεν, εἶδον δέ οἱ ἐν ὁδῷ, κεχηνότες καὶ δακτυλοδεικτοῦντες. </text:p>
          </table:table-cell>
          <table:table-cell table:style-name="Table1.A1" office:value-type="string">
            <text:p text:style-name="P11">He didn't see the owls swooping past in broad daylight, though people down in the street did; they pointed and gazed open- mouthed as owl after owl sped overhead.</text:p>
          </table:table-cell>
        </table:table-row>
        <table:table-row table:style-name="TableLine3083585069056">
          <table:table-cell table:style-name="Table1.A1" office:value-type="string">
            <text:p text:style-name="P45">τὸ γὰρ πλῆθος πρότερον οὐκ <text:span text:style-name="T10">ἔ</text:span>τυχεν οὐδὲ νύκτωρ ἑωρακὸς γλαῦκ’ οὐδεμίαν.</text:p>
          </table:table-cell>
          <table:table-cell table:style-name="Table1.A1" office:value-type="string">
            <text:p text:style-name="P11">Most of them had never seen an owl even at nighttime.</text:p>
          </table:table-cell>
        </table:table-row>
        <table:table-row table:style-name="TableLine3083585074224">
          <table:table-cell table:style-name="Table1.A1" office:value-type="string">
            <text:p text:style-name="P45">ἐκεῖνος δ’ ὡς <text:span text:style-name="T11">ἔ</text:span>θος ἀγλαυκόπληκτος διέτριψε καθ’ ὅλην τὴν ἡμέραν.</text:p>
          </table:table-cell>
          <table:table-cell table:style-name="Table1.A1" office:value-type="string">
            <text:p text:style-name="P11">Mr. Dursley, however, had a perfectly normal, owl-free morning.</text:p>
          </table:table-cell>
        </table:table-row>
        <table:table-row table:style-name="TableLine3083585066608">
          <table:table-cell table:style-name="Table1.A1" office:value-type="string">
            <text:p text:style-name="P46">ἄλλοτε μὲν γὰρ τὸν δεῖνα ἤλεγξεν ὑβρίζων καὶ προπηλακίζων - τοῦτο γὰρ πεντάκις ἐγένετο - ἄλλοτε δέ τῶν δυνατῶν τισὶ τηλεφωνών πόλλ’ αὖθις ὕβριζεν.</text:p>
          </table:table-cell>
          <table:table-cell table:style-name="Table1.A1" office:value-type="string">
            <text:p text:style-name="P12">He yelled at five different people. He made several important telephone calls and shouted a bit more.</text:p>
          </table:table-cell>
        </table:table-row>
        <table:table-row table:style-name="TableLine3083585061168">
          <table:table-cell table:style-name="Table1.A1" office:value-type="string">
            <text:p text:style-name="P46">καὶ διὰ μὲν τούτου εὐκόλως εἶχεν ὡς σφόδρ<text:span text:style-name="T12">α</text:span> ὥρας δέ γενομένης τῆς τοῦ ἀρίστου, <text:span text:style-name="T12">ἔ</text:span>δοξεν αὐτῷ ἐλθεῖν παρὰ τὴν ἀρτόπωλιν ὠνησομένῳ σησαμοῦντα.</text:p>
          </table:table-cell>
          <table:table-cell table:style-name="Table1.A1" office:value-type="string">
            <text:p text:style-name="P12">He was in a very good mood until lunchtime, when he thought he'd stretch his legs and walk across the road to buy himself a bun from the bakery. </text:p>
          </table:table-cell>
        </table:table-row>
        <table:table-row table:style-name="TableLine3083585058720">
          <table:table-cell table:style-name="Table1.A1" office:value-type="string">
            <text:p text:style-name="P46">τῶν γὰρ τρίβωνας φορούντων τελέως ἐπελάθετο πρίν γε θίασον κατιδεῖν φοιτῶντα πρὸ τοῦ ἀρτοπωλίου.</text:p>
          </table:table-cell>
          <table:table-cell table:style-name="Table1.A1" office:value-type="string">
            <text:p text:style-name="P12">He'd forgotten all about the people in cloaks until he passed a group of them next to the baker's. </text:p>
          </table:table-cell>
        </table:table-row>
        <table:table-row table:style-name="TableLine3083585058992">
          <table:table-cell table:style-name="Table1.A1" office:value-type="string">
            <text:p text:style-name="P47">ἀτενίζων οὖν παρ’ αὐτοὺς ἦλθε χόλου μεστός, οἱ δ’ ἐτάραττόν πως τὴν ἡσυχίαν αὐτοῦ, αἰτίαν δ’ οὐκ ἠπίστατο. </text:p>
          </table:table-cell>
          <table:table-cell table:style-name="Table1.A1" office:value-type="string">
            <text:p text:style-name="P13">He eyed them angrily as he passed. He didn't know why, but they made him uneasy.</text:p>
          </table:table-cell>
        </table:table-row>
        <table:table-row table:style-name="TableLine3083585063072">
          <table:table-cell table:style-name="Table1.A1" office:value-type="string">
            <text:p text:style-name="P47">καί οὗτοι πρὸς οὖς ἀλλήλοις κοινολογούμενοι</text:p>
            <text:p text:style-name="P47">ἔτυχον, οὐδ’ εἶχον καλπίδα οὐδεμίαν οὗ τις ἀργύριον πρὸς τὴνἐλεημοσύνην ἐνθήσει.</text:p>
          </table:table-cell>
          <table:table-cell table:style-name="Table1.A1" office:value-type="string">
            <text:p text:style-name="P13">This bunch were whispering excitedly, too, and he couldn't see a single collecting tin.</text:p>
          </table:table-cell>
        </table:table-row>
        <table:table-row table:style-name="TableLine3083585065520">
          <table:table-cell table:style-name="Table1.A1" office:value-type="string">
            <text:p text:style-name="P47">ἐπανιὼν δέ παρὰ τοῦ ἀρτοπωλίου ἄμυλον μέγαν <text:span text:style-name="T13">ἔ</text:span>χων καί γλυκύν, λαλούντων αὐτῶν ὀλίγον τι παρήκουσεν·</text:p>
          </table:table-cell>
          <table:table-cell table:style-name="Table1.A1" office:value-type="string">
            <text:p text:style-name="P13">It was on his way back past them, clutching a large doughnut in a bag, that he caught a few words of what they were saying.</text:p>
          </table:table-cell>
        </table:table-row>
        <table:table-row table:style-name="TableLine3083585060352">
          <table:table-cell table:style-name="Table1.A1" office:value-type="string">
            <text:p text:style-name="P47">ἄλλος γὰρ ἄλλῳ διαλεγόμενος Φάσκουσι τοὺς μὲν Ποτῆρας …… <text:span text:style-name="T13">ἔ</text:span>φη ἢ Ναί, ὁ δ’ υἱὸς αὐτῶν Ἄρειος</text:p>
          </table:table-cell>
          <table:table-cell table:style-name="Table1.A1" office:value-type="string">
            <text:p text:style-name="P13">"The Potters, that's right, that's what I heard yes, their son, Harry" </text:p>
          </table:table-cell>
        </table:table-row>
        <table:table-row table:style-name="TableLine3083585074496">
          <table:table-cell table:style-name="Table1.A1" office:value-type="string">
            <text:p text:style-name="P47">ταῦτα δ’ ἀκούσας ὁ Δούρσλειος πάντως ἠπόρει, φόβῳ κατακεκλυσμένος ὥσπερ κύματι, πρῶτον μὲν γὰρ ἐφαίνετο μέλλων προσειπεῖν αὐτούς, τέλος δ’ ἡσυχίαν εἶχεν.</text:p>
          </table:table-cell>
          <table:table-cell table:style-name="Table1.A1" office:value-type="string">
            <text:p text:style-name="P13">Mr. Dursley stopped dead. Fear flooded him. He looked back at the whisperers as if he wanted to say something to them, but thought better of it. </text:p>
          </table:table-cell>
        </table:table-row>
        <table:table-row table:style-name="TableLine3083585064704">
          <table:table-cell table:style-name="Table1.A1" office:value-type="string">
            <text:p text:style-name="P48">δρόμῳ δὲ δι’ ὁδὸν ἀναχωρήσας, καὶ πάλιν εἷς τὴν δίαιταν ἀναβὰς καί τῷ γραμματεῖ πόλλ’ ἤδη <text:span text:style-name="T2">α</text:span><text:span text:style-name="T14">ἰ</text:span><text:span text:style-name="T2">τοῦντι</text:span> λοιδορησάμενος, τῇ γυναικὶ τηλεφωνῶν ἤρξατο μέν, ἐπαύσατο δ’ εὐθύς.</text:p>
          </table:table-cell>
          <table:table-cell table:style-name="Table1.A1" office:value-type="string">
            <text:p text:style-name="P14">He dashed back across the road, hurried up to his office, snapped at his secretary not to disturb him, seized his telephone, and had almost finished dialing his home number when he changed his <text:soft-page-break/>mind.</text:p>
          </table:table-cell>
        </table:table-row>
        <table:table-row table:style-name="TableLine3083585068512">
          <table:table-cell table:style-name="Table1.A1" office:value-type="string">
            <text:p text:style-name="P48"><text:span text:style-name="T14">ἔ</text:span>πειτα δέ μετανοήσας τοῦ μύστακος ἁπτόμενος πρὸς ἑαυτὸν ὧδε ἐλογίζετο ὥς ἐστιν ἠλίθιος<text:span text:style-name="T14">·</text:span> πολλοὺς μὲν γὰρ εἶναι ἀνθρώπους τὸ αὐτὸ ὄνομα κεκλημένους, πολλοῖς δ’ αὖ υἱὸν δήπου γεγενῆσθαι Ἄρειον. </text:p>
          </table:table-cell>
          <table:table-cell table:style-name="Table1.A1" office:value-type="string">
            <text:p text:style-name="P14">He put the receiver back down and stroked his mustache, thinking... no, he was being stupid. Potter wasn't such an unusual name. He was sure there were lots of people called Potter who had a son called Harry.</text:p>
          </table:table-cell>
        </table:table-row>
        <table:table-row table:style-name="TableLine3083585071776">
          <table:table-cell table:style-name="Table1.A1" office:value-type="string">
            <text:p text:style-name="P48">εἴγ’ ἄρα τοῦτο τοῦνομα αὐτῷ· οὐδαμῶς γὰρ αὐτὸ πιστὸν καὶ βέβαιον ἔχειν, ὥς γε οὔποθ’ ἑωρακὼς τὸν παῖδα.</text:p>
          </table:table-cell>
          <table:table-cell table:style-name="Table1.A1" office:value-type="string">
            <text:p text:style-name="P14">Come to think of it, he wasn't even sure his nephew was called Harry. He'd never even seen the boy.</text:p>
          </table:table-cell>
        </table:table-row>
        <table:table-row table:style-name="TableLine3083585070960">
          <table:table-cell table:style-name="Table1.A1" office:value-type="string">
            <text:p text:style-name="P70"><text:span text:style-name="T2">Ἁρού</text:span><text:span text:style-name="T14">ι</text:span><text:span text:style-name="T2">ον</text:span> γὰρ ἴσως τοῦνομα αὐτοῦ ἢ</text:p>
            <text:p text:style-name="P48">Ἁρόλδιον.</text:p>
          </table:table-cell>
          <table:table-cell table:style-name="Table1.A1" office:value-type="string">
            <text:p text:style-name="P14">It might have been Harvey. Or Harold.</text:p>
          </table:table-cell>
        </table:table-row>
        <table:table-row table:style-name="TableLine3083585060624">
          <table:table-cell table:style-name="Table1.A1" office:value-type="string">
            <text:p text:style-name="P49">οὔκουν δεῖν ἀγγεῖλαι ταῦτα τῇ γυναικί, ἑκάστοτε συνταραχθείσῃ εἴ τι περὶ τῆς ἀδελφῆς ἤκουσέ ποτε. οὐ μὴν οὐδὲ μέμφεσθαι αὐτῇ.</text:p>
          </table:table-cell>
          <table:table-cell table:style-name="Table1.A1" office:value-type="string">
            <text:p text:style-name="P15">There was no point in worrying Mrs. Dursley; she always got so upset at any mention of her sister. He didn't blame her.</text:p>
          </table:table-cell>
        </table:table-row>
        <table:table-row table:style-name="TableLine3083585070416">
          <table:table-cell table:style-name="Table1.A1" office:value-type="string">
            <text:p text:style-name="P49">εἷ γὰρ τὴν τοιαύτην αὐτὸς ἀδελφὴν εἶχεν…….. ἀλλὰ μὴν τί χρῆμα τὸ τῶν τρίβωνας φορούντων<text:span text:style-name="T15">;</text:span></text:p>
          </table:table-cell>
          <table:table-cell table:style-name="Table1.A1" office:value-type="string">
            <text:p text:style-name="P15">if he'd had a sister like that... but all the same, those people in cloaks... </text:p>
          </table:table-cell>
        </table:table-row>
        <table:table-row table:style-name="TableLine3083585066336">
          <table:table-cell table:style-name="Table1.A1" office:value-type="string">
            <text:p text:style-name="P49">μετὰ δέ ταῦτα χαλεπώτερον ἠν αὐτῷ τοῖς γε τρυπάνοις προσέχειν τὸν νοῦν· πρὸς δ’ ἑσπέραν οἴκαδ’ ἐπανιὼν οὕτως ἐταλαιπώρει</text:p>
            <text:p text:style-name="P50">ὥστε προσκροῦσαι ἀνθρωπίσκον τινὰ γερόντα ἐντυχὼν πρὸ τῶν θυρῶν.</text:p>
          </table:table-cell>
          <table:table-cell table:style-name="Table1.A1" office:value-type="string">
            <text:p text:style-name="P15">He found it a lot harder to concentrate on drills that afternoon and when he left the building at five o'clock, he was still so worried that he walked straight into someone just outside the door. </text:p>
          </table:table-cell>
        </table:table-row>
        <table:table-row table:style-name="TableLine3083585068784">
          <table:table-cell table:style-name="Table1.A1" office:value-type="string">
            <text:p text:style-name="P51">Λυποῦμαι, ἔφη ἀπροθύμως. ὁ δ’ ὑπεσκελισμένος μόνον οὐκ ἔπεσεν, τρίβωνα δ’ ἐφόρει πορφυροῦν.</text:p>
          </table:table-cell>
          <table:table-cell table:style-name="Table1.A1" office:value-type="string">
            <text:p text:style-name="P16">"Sorry," he grunted, as the tiny old man stumbled and almost fell. It was a few seconds before Mr. Dursley realized that the man was wearing a violet cloak.</text:p>
          </table:table-cell>
        </table:table-row>
        <table:table-row table:style-name="TableLine3083585072048">
          <table:table-cell table:style-name="Table1.A1" office:value-type="string">
            <text:p text:style-name="P52">ἀλλὰ καίπερ γνὺξ ἐσφαλμένος, οὐδὲν ἐσκυθρώπαζεν, ἀλλὰ σφόδρα γελάσας Μηδέν λυπῇ, ὦ τᾶν, ἔφη τῇ φωνῇ οὕτως ὀξείᾳ ὥστε τοὺς παριόντας κεχηνότας προσβλέψαι’ τήμερον γὰρ οὐκ ἔστι μοι δυσκόλως ἔχειν. </text:p>
          </table:table-cell>
          <table:table-cell table:style-name="Table1.A1" office:value-type="string">
            <text:p text:style-name="P16">He didn't seem at all upset at being almost knocked to the ground. On the contrary, his face split into a wide smile and he said in a squeaky voice that made passersby stare, "Don't be sorry, my dear sir, for nothing could upset me today! </text:p>
          </table:table-cell>
        </table:table-row>
        <table:table-row table:style-name="TableLine3083585067424">
          <table:table-cell table:style-name="Table1.A1" office:value-type="string">
            <text:p text:style-name="P51">εὐφραίνῃ δῆτα’ ἐκεῖνος γὰρ οὗ τοῦνομ’ ἅρρητόν ἐστιν ἀποίχεται τέλος δή.</text:p>
          </table:table-cell>
          <table:table-cell table:style-name="Table1.A1" office:value-type="string">
            <text:p text:style-name="P16">Rejoice, for You-Know-Who has gone at last!</text:p>
          </table:table-cell>
        </table:table-row>
        <table:table-row table:style-name="TableLine3083585069328">
          <table:table-cell table:style-name="Table1.A1" office:value-type="string">
            <text:p text:style-name="P51">καί σ<text:span text:style-name="T16">ὲ</text:span> καὶ τούς ἄλλους καίπερ Μυγάλους ὄντας εὐφραίνεσθαι δεῖ ἀνὰ πᾶσαν τὴν ἡμέραν.</text:p>
          </table:table-cell>
          <table:table-cell table:style-name="Table1.A1" office:value-type="string">
            <text:p text:style-name="P16">Even Muggles like yourself should be celebrating, this happy, happy day!" </text:p>
          </table:table-cell>
        </table:table-row>
        <table:table-row table:style-name="TableLine3083585059536">
          <table:table-cell table:style-name="Table1.A1" office:value-type="string">
            <text:p text:style-name="P51">καὶ περιπλέξας αὐτὸν ταῖς χερσὶν ἀπέβη. </text:p>
          </table:table-cell>
          <table:table-cell table:style-name="Table1.A1" office:value-type="string">
            <text:p text:style-name="P16">And the old man hugged Mr. Dursley around the middle and walked off. </text:p>
          </table:table-cell>
        </table:table-row>
        <table:table-row table:style-name="TableLine3083585070688">
          <table:table-cell table:style-name="Table1.A1" office:value-type="string">
            <text:p text:style-name="P51">ὁ δ’ ἠπόρει ὥσπερ κηληθείς· </text:p>
          </table:table-cell>
          <table:table-cell table:style-name="Table1.A1" office:value-type="string">
            <text:p text:style-name="P16">Mr. Dursley stood rooted to the spot.</text:p>
          </table:table-cell>
        </table:table-row>
        <table:table-row table:style-name="TableLine3083585073680">
          <table:table-cell table:style-name="Table1.A1" office:value-type="string">
            <text:p text:style-name="P51">περιπεπλέχθαι γὰρ αὐτὸς ἀνθρωπίσκῳ τινὶ ἀγεννεῖ καί ἀγνωστῴ, πρὸς δέ τούτου καὶ Μύγαλος ὀνομασθῆναι οὐκ εἰδὼς τοῦτο ὅ τι εἴη. </text:p>
          </table:table-cell>
          <table:table-cell table:style-name="Table1.A1" office:value-type="string">
            <text:p text:style-name="P16">He had been hugged by a complete stranger. He also thought he had been called a Muggle, whatever that was. He was rattled.</text:p>
          </table:table-cell>
        </table:table-row>
        <table:table-row table:style-name="TableLine3083585063888">
          <table:table-cell table:style-name="Table1.A1" office:value-type="string">
            <text:p text:style-name="P53">πολλῇ οῦν ταράχῃ πρὸς τὸ ὄχημα δραμὼν οἴκαδ’ ἀνεχώρησε, ἐλπίζων καὶ τότε φαντάζεσθαι τὰ πάντα. τοιοῦτο δ’ οὐπώποτ’ ἤλπιζε διὰ τὸ καθ’ <text:soft-page-break/>ἕξιν ψέγειν τοῦς φανταζομένους.</text:p>
          </table:table-cell>
          <table:table-cell table:style-name="Table1.A1" office:value-type="string">
            <text:p text:style-name="P17">He hurried to his car and set off for home, hoping he was imagining things, which he had never hoped before, because he didn't approve of imagination. </text:p>
          </table:table-cell>
        </table:table-row>
        <table:table-row table:style-name="TableLine3083585070144">
          <table:table-cell table:style-name="Table1.A1" office:value-type="string">
            <text:p text:style-name="P53">οἴκαδε δ’ ἀφικόμενος, εὐθὺς ἠγανάκτησεν ἰδὼν τὸν αἴλουρον ἐπὶ τῷ τείχει καθημένον τὸν αὐτὸν ὃν πρότερον, ὡς ἐφαίνετο, <text:span text:style-name="T2">τα</text:span><text:span text:style-name="T17">ὐ</text:span><text:span text:style-name="T2">τὰ</text:span> παρέχοντα τὰ ἀμφὶ τὼ ὀφθαλμώ.</text:p>
          </table:table-cell>
          <table:table-cell table:style-name="Table1.A1" office:value-type="string">
            <text:p text:style-name="P17">As he pulled into the driveway of number four, the first thing he saw -- and it didn't improve his mood -- was the tabby cat he'd spotted that morning. It was now sitting on his garden wall. He was sure it was the same one; it had the same markings around its eyes.</text:p>
          </table:table-cell>
        </table:table-row>
        <table:table-row table:style-name="TableLine3083585061440">
          <table:table-cell table:style-name="Table1.A1" office:value-type="string">
            <text:p text:style-name="P53">Ἔρρε, ἔφη μεγάλῃ τῇ φωνῇ.</text:p>
          </table:table-cell>
          <table:table-cell table:style-name="Table1.A1" office:value-type="string">
            <text:p text:style-name="P17">"Shoo!" said Mr. Dursley loudly. </text:p>
          </table:table-cell>
        </table:table-row>
        <table:table-row table:style-name="TableLine3083585060896">
          <table:table-cell table:style-name="Table1.A1" office:value-type="string">
            <text:p text:style-name="P53">ὁ δ’ οὐκ ἀπῆλθεν, <text:span text:style-name="T17">ἔ</text:span>μεινε δέ νᾶπυ βλέπων.</text:p>
          </table:table-cell>
          <table:table-cell table:style-name="Table1.A1" office:value-type="string">
            <text:p text:style-name="P17">The cat didn't move. It just gave him a stern look.</text:p>
          </table:table-cell>
        </table:table-row>
        <table:table-row table:style-name="TableLine3083585067968">
          <table:table-cell table:style-name="Table1.A1" office:value-type="string">
            <text:p text:style-name="P53"><text:s/>ἐκεῖνος δέ φιλοσοφῶν διελογίζετο πρὸς ἑαυτὸν εἰ οἶ αἴλουροι φύσει οὕτω διάκεινται.</text:p>
          </table:table-cell>
          <table:table-cell table:style-name="Table1.A1" office:value-type="string">
            <text:p text:style-name="P17">Was this normal cat behavior? Mr. Dursley wondered.</text:p>
          </table:table-cell>
        </table:table-row>
        <table:table-row table:style-name="TableLine3083585061712">
          <table:table-cell table:style-name="Table1.A1" office:value-type="string">
            <text:p text:style-name="P53">φόβον δέ διαλύσας, εἰς τὴν οἰκίαν εἰσῆλθε μέλλων οὐδὲν τῶν τοιούτων εἰπεῖν τῇ γυναικί.</text:p>
          </table:table-cell>
          <table:table-cell table:style-name="Table1.A1" office:value-type="string">
            <text:p text:style-name="P17">Trying to pull himself together, he let himself into the house. He was still determined not to mention anything to his wife. </text:p>
          </table:table-cell>
        </table:table-row>
        <table:table-row table:style-name="TableLine3083585074768">
          <table:table-cell table:style-name="Table1.A1" office:value-type="string">
            <text:p text:style-name="P54">ἡ δέ τὰ εἰωθότα δι’ ἡμέραν ἔπραττε. δειπνοῦντι δέ διεξῄει λέγουσα ὅ τι πέπονθεν ἡ γείτων πρὸς τῆς θυγατρὸς ἦ ὅπως ὁ παῖς Δούδλιος μεμάθηκε φάσκειν τὸ οὐκ ἔγωγε.</text:p>
          </table:table-cell>
          <table:table-cell table:style-name="Table1.A1" office:value-type="string">
            <text:p text:style-name="P18">Mrs. Dursley had had a nice, normal day. She told him over dinner all about Mrs. Next Door's problems with her daughter and how Dudley had learned a new word ("Won't!").</text:p>
          </table:table-cell>
        </table:table-row>
        <table:table-row table:style-name="TableLine3083585072320">
          <table:table-cell table:style-name="Table1.A1" office:value-type="string">
            <text:p text:style-name="P54">καί ἐκεῖνος τὰ εἰωθότα πράξειν ἔμελλε· τοῦ γὰρ παιδίου κατακλιθέντος, εἷς τὸν ἀνδρῶνα ἦλθεν περὶ τὰ τῆς ἡμέρας πεπραγμένα ἀκουσόμενος. ἤκουσε δέ τάδε τοῦ ἀναγνώστου·</text:p>
          </table:table-cell>
          <table:table-cell table:style-name="Table1.A1" office:value-type="string">
            <text:p text:style-name="P18">Mr. Dursley tried to act normally. When Dudley had been put to bed, he went into the living room in time to catch the last report on the evening news:</text:p>
          </table:table-cell>
        </table:table-row>
        <table:table-row table:style-name="TableLine3083585060080">
          <table:table-cell table:style-name="Table1.A1" office:value-type="string">
            <text:p text:style-name="P54">Καὶ τὸ τελευταῖον τόδε· ὀρνιθοσκόποι πανταχόθεν ἠγγέλκασιν ὅτι αἱ γλαῦκες κατὰ τὴν πόλιν ἀπροσδόκητόν τι πεπόνθασι. </text:p>
          </table:table-cell>
          <table:table-cell table:style-name="Table1.A1" office:value-type="string">
            <text:p text:style-name="P18">"And finally, bird-watchers everywhere have reported that the nation's owls have been behaving very unusually today.</text:p>
          </table:table-cell>
        </table:table-row>
        <table:table-row table:style-name="TableLine3083585069600">
          <table:table-cell table:style-name="Table1.A1" office:value-type="string">
            <text:p text:style-name="P55">τῶν μὲν γὰρ γλαυκῶν τῇ γε φύσει νύκτωρ φοιτωσῶν,<text:span text:style-name="T2"> </text:span><text:span text:style-name="T18">ἤ</text:span><text:span text:style-name="T2"> </text:span>τις ἢ οὐδεὶς μεθ’ ἡμέραν γλαῦχ’ ἑώρακε· τήμερον δ’ ἐξ ἕω μυρίαι πανταχόσε πετ-</text:p>
            <text:p text:style-name="P55">όμεναι εἰς <text:span text:style-name="T18">ὄ</text:span>ψιν ἥκουσιν, ἀλλ’ οὐκ <text:span text:style-name="T18">ἔ</text:span>στι τοῖς τὰ τῶν ὀρνίθων εἰδόσιν ἑρμηνεῦσαι διὰ τί τὸ <text:span text:style-name="T18">ἔ</text:span>θος μετέβαλον, οὐκέτι κοιμώμεναι τῆς ἡμέρας. </text:p>
          </table:table-cell>
          <table:table-cell table:style-name="Table1.A1" office:value-type="string">
            <text:p text:style-name="P19">Although owls normally hunt at night and are hardly ever seen in daylight, there have been hundreds of sightings of these birds flying in every direction since sunrise. Experts are unable to explain why the owls have suddenly changed their sleeping pattern." </text:p>
          </table:table-cell>
        </table:table-row>
        <table:table-row table:style-name="TableLine3083585075040">
          <table:table-cell table:style-name="Table1.A1" office:value-type="string">
            <text:p text:style-name="P56">καὶ ὑπογελάσας τι ὁ ἀναγνώστης Φεῦ τῆς ἀτοπίας, ἔφη τελευτῶν, τοῦ μετεωρολογικοῦ ἤδη παρόντος.</text:p>
          </table:table-cell>
          <table:table-cell table:style-name="Table1.A1" office:value-type="string">
            <text:p text:style-name="P20">The newscaster allowed himself a grin. "Most mysterious. And now, over to Jim McGuffin with the weather. </text:p>
          </table:table-cell>
        </table:table-row>
        <table:table-row table:style-name="TableLine3083585068240">
          <table:table-cell table:style-name="Table1.A1" office:value-type="string">
            <text:p text:style-name="P56">Τί δέ δή,- πόσαι ψιάδες, ἔφη, ὦ θεσπέσιε, γλαυκόφοροι ὀψιαίτερον γενήσονται<text:span text:style-name="T19">;</text:span> </text:p>
          </table:table-cell>
          <table:table-cell table:style-name="Table1.A1" office:value-type="string">
            <text:p text:style-name="P20">Going to be any more showers of owls tonight, Jim?" </text:p>
          </table:table-cell>
        </table:table-row>
        <table:table-row table:style-name="TableLine3083585065792">
          <table:table-cell table:style-name="Table1.A1" office:value-type="string">
            <text:p text:style-name="P56"><text:s/>Εἶὲν, ἔφη, ὦγαθε. περὶ μὲν οὖν ταῦτ’ <text:span text:style-name="T19">ἐ</text:span>γῷδ’ οὐδέν. ἀλλ’ οὐ μόνον αἶ γλαῦκες παράδοξόν τι πεπόνθασιν, ἀλλ’ <text:span text:style-name="T19">ἔ</text:span>νιοι ἐτηλεφώνουν τῶν ἐν Καντίᾳ ἐν Γιόρκῳ Δουνδῇσι τηλεορώντων, λέγοντες ὅτι ὄμβρον μὲν τὸν προειρημένον οὐκ ἔπαθον, πλῆθος δὲ δὴ ἀστέρων θυέλλῃ εἴκελον.</text:p>
          </table:table-cell>
          <table:table-cell table:style-name="Table1.A1" office:value-type="string">
            <text:p text:style-name="P20">"Well, Ted," said the weatherman, "I don't know about that, but it's not only the owls that have been acting oddly today. Viewers as far apart as Kent, Yorkshire, and Dundee have been phoning in to tell me that instead of the rain I promised yesterday, they've had a downpour of shooting stars!</text:p>
          </table:table-cell>
        </table:table-row>
        <table:table-row table:style-name="TableLine3083585071232">
          <table:table-cell table:style-name="Table1.A1" office:value-type="string">
            <text:p text:style-name="P57">ἀλλ’ ἴσως τὴν ἑορτὴν πρωῒ ἄγουσί τινες τὴν τοῦ Πυριφάτου. Ὑμᾶς δέ δι’ ὀλίγου, ὦ ἄνδρες, <text:soft-page-break/>περιμένειν χρὴ τόν γε καιρόν. ὅμως δ’ οὖν</text:p>
            <text:p text:style-name="P57">προλέγω τόδ’, ὡς ὑσθήσεσθε πάντες τῆσδε τῆς νυκτός.</text:p>
          </table:table-cell>
          <table:table-cell table:style-name="Table1.A1" office:value-type="string">
            <text:p text:style-name="P21">Perhaps people have been celebrating Bonfire Night early -- it's not until next week, folks! But I <text:soft-page-break/>can promise a wet night tonight." </text:p>
          </table:table-cell>
        </table:table-row>
        <table:table-row table:style-name="TableLine3083585067696">
          <table:table-cell table:style-name="Table1.A1" office:value-type="string">
            <text:p text:style-name="P57">ὁ δὲ Δούρσλειος ἐν θρόνῳ ὥσπερ ἐμβεβροντημένος ἐκάθητο καὶ τοιάδε πρὸς ἑαυτὸν ἔλεγεν. Ἠ ᾄττουσιν ἀστέρες πανταχοῦ τῆς γῆς,· ἢ γλαῦκες μεθ’ ἡμέραν πέτονται; ἢ μάγοι τινές πανταχοῦ τρίβωνας φοροῦσιν; ἢ τῴ ὄντι καὶ ἥκουσα λόγον τινὰ περὶ τῶν Ποτήρων;</text:p>
          </table:table-cell>
          <table:table-cell table:style-name="Table1.A1" office:value-type="string">
            <text:p text:style-name="P21">Mr. Dursley sat frozen in his armchair. Shooting stars all over Britain? Owls flying by daylight? Mysterious people in cloaks all over the place? And a whisper, a whisper about the Potters... </text:p>
          </table:table-cell>
        </table:table-row>
        <table:table-row table:style-name="TableLine3083585066880">
          <table:table-cell table:style-name="Table1.A1" office:value-type="string">
            <text:p text:style-name="P57">τῆς δέ γυναικὸς εἰσελθούσης ποτὸν φερούσης, οὐκέτι σιωπᾶν οἶός τ’ ἦν.</text:p>
          </table:table-cell>
          <table:table-cell table:style-name="Table1.A1" office:value-type="string">
            <text:p text:style-name="P21">Mrs. Dursley came into the living room carrying two cups of tea. It was no good. He'd have to say something to her.</text:p>
          </table:table-cell>
        </table:table-row>
        <table:table-row table:style-name="TableLine3083585061984">
          <table:table-cell table:style-name="Table1.A1" office:value-type="string">
            <text:p text:style-name="P58">φόβῳ δ’ ἐπτοημένος Μῶν σύ, ὦ γυνή, ἔφη, ὦ Πετουνία, μῶν σύ, ὦ φιλτάτη, ἄρτι ἀκήκοάς τι τῆς ἀδελφῆς σοῦ, ἡ δ’ εὐθὺς ἐταράχθη καὶ δι’ ἀργὴς εἶχεν αὐτόν, ἀπροσδόκητον δ’ οὐκ ἂν ᾠήθης τοῦθ’, ὡς πολλάκις οῦ φασκούσης εἶναι αὐτῇ ἀδελφήν.</text:p>
          </table:table-cell>
          <table:table-cell table:style-name="Table1.A1" office:value-type="string">
            <text:p text:style-name="P22">He cleared his throat nervously. "Er -- Petunia, dear -- you haven't heard from your sister lately, have you?" As he had expected, Mrs. Dursley looked shocked and angry. After all, they normally pretended she didn't have a sister. </text:p>
          </table:table-cell>
        </table:table-row>
        <table:table-row table:style-name="TableLine3083585062256">
          <table:table-cell table:style-name="Table1.A1" office:value-type="string">
            <text:p text:style-name="P58">καὶ τότ’ οῦκ <text:span text:style-name="T20">ἔ</text:span>φη ἀκοῦσαι, διὰ τί τοῦτ’ ἤρετο ἐθέλουσα μαθεῖν.</text:p>
          </table:table-cell>
          <table:table-cell table:style-name="Table1.A1" office:value-type="string">
            <text:p text:style-name="P22">"No," she said sharply. "Why?"</text:p>
          </table:table-cell>
        </table:table-row>
        <table:table-row table:style-name="TableLine3083585069872">
          <table:table-cell table:style-name="Table1.A1" office:value-type="string">
            <text:p text:style-name="P59">Πολλὰ γὰρ καὶ ἄτοπα ἐγένετο, ἔφη, οἶα γλαῦκές τε καὶ ἀστέρες, καὶ ἅνθρωποι ξένοι ἐν τῇ ἀγορᾷ...</text:p>
          </table:table-cell>
          <table:table-cell table:style-name="Table1.A1" office:value-type="string">
            <text:p text:style-name="P23">"Funny stuff on the news," Mr. Dursley mumbled. "Owls... shooting stars... and there were a lot of funny-looking people in town today..." </text:p>
          </table:table-cell>
        </table:table-row>
        <table:table-row table:style-name="TableLine3083585062528">
          <table:table-cell table:style-name="Table1.A1" office:value-type="string">
            <text:p text:style-name="P60">ἡ δ’ ὑπολαβοῦσα Τί δέ,· ἔφη.</text:p>
          </table:table-cell>
          <table:table-cell table:style-name="Table1.A1" office:value-type="string">
            <text:p text:style-name="P23">"So?" snapped Mrs. Dursley. </text:p>
          </table:table-cell>
        </table:table-row>
        <table:table-row table:style-name="TableLine3083585075312">
          <table:table-cell table:style-name="Table1.A1" office:value-type="string">
            <text:p text:style-name="P60">Ἀλλ’ ἐνεδοιαζόμην εἰ ταῦτ’ εἶέν που πρὸς τὰ σά...</text:p>
          </table:table-cell>
          <table:table-cell table:style-name="Table1.A1" office:value-type="string">
            <text:p text:style-name="P23">"Well, I just thought... maybe... it was something to do with... you know... her crowd."</text:p>
          </table:table-cell>
        </table:table-row>
      </table:table>
      <text:p text:style-name="Text_20_body"/>
      <table:table table:name="Table2" table:style-name="Table2">
        <table:table-column table:style-name="Table2.A"/>
        <table:table-column table:style-name="Table2.B"/>
        <table:table-row table:style-name="TableLine3083585054368">
          <table:table-cell table:style-name="Table2.A1" office:value-type="string">
            <text:p text:style-name="P61">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table-cell table:style-name="Table2.A1" office:value-type="string">
            <text:p text:style-name="P24">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row table:style-name="TableLine3083585067152">
          <table:table-cell table:style-name="Table2.A1" office:value-type="string">
            <text:p text:style-name="P63">Εἰκός, <text:span text:style-name="T22">ἔ</text:span>φη σκυθρωπάζουσα.</text:p>
          </table:table-cell>
          <table:table-cell table:style-name="Table2.A1" office:value-type="string">
            <text:p text:style-name="P25">"I suppose so," said Mrs. Dursley stiffly. </text:p>
          </table:table-cell>
        </table:table-row>
        <table:table-row table:style-name="TableLine3083585072864">
          <table:table-cell table:style-name="Table2.A1" office:value-type="string">
            <text:p text:style-name="P63">Ποῖον ἄρ’ ἐστὶν ὄνομα αὐτῲ,· ἦ Αὕαρδος;</text:p>
          </table:table-cell>
          <table:table-cell table:style-name="Table2.A1" office:value-type="string">
            <text:p text:style-name="P25">"What's his name again? Howard, isn't it?" </text:p>
          </table:table-cell>
        </table:table-row>
        <table:table-row table:style-name="TableLine3083585073408">
          <table:table-cell table:style-name="Table2.A1" office:value-type="string">
            <text:p text:style-name="P63">Ἄρειος μὲν οὖν. ἄμουσόν γε καὶ δουλοπρεπές ὡς <text:span text:style-name="T23">ἔ</text:span>μοιγε δοκεῖ.</text:p>
          </table:table-cell>
          <table:table-cell table:style-name="Table2.A1" office:value-type="string">
            <text:p text:style-name="P25">"Harry. Nasty, common name, if you ask me." </text:p>
          </table:table-cell>
        </table:table-row>
        <table:table-row table:style-name="TableLine3083585071504">
          <table:table-cell table:style-name="Table2.A1" office:value-type="string">
            <text:p text:style-name="P63">Οἶμαι ἔγωγε, ἔφη ἀθυμῶν.</text:p>
          </table:table-cell>
          <table:table-cell table:style-name="Table2.A1" office:value-type="string">
            <text:p text:style-name="P26">"Oh, yes," said Mr. Dursley, his heart sinking horribly. "Yes, I quite agree." </text:p>
          </table:table-cell>
        </table:table-row>
        <table:table-row table:style-name="TableLine3083585058448">
          <table:table-cell table:style-name="Table2.A1" office:value-type="string">
            <text:p text:style-name="P65">οὐδὲν μὲν ἄλλο περὶ τούτων εἰπὼν εἰς τὸ ὑπερῷον ἀνέβη μετ’αὐτῆς πρὸς κλίνην.</text:p>
          </table:table-cell>
          <table:table-cell table:style-name="Table2.A1" office:value-type="string">
            <text:p text:style-name="P26">He didn't say another word on the subject as they went upstairs to bed. </text:p>
          </table:table-cell>
        </table:table-row>
      </table:table>
      <text:p text:style-name="Text_20_body"/>
      <table:table table:name="Table6" table:style-name="Table6">
        <table:table-column table:style-name="Table6.A"/>
        <table:table-column table:style-name="Table6.B"/>
        <table:table-row table:style-name="TableLine3083585062800">
          <table:table-cell table:style-name="Table6.A1" office:value-type="string">
            <text:p text:style-name="P64">6 ΑΡΕΙΟΣ ΠΟΤΗΡ</text:p>
          </table:table-cell>
          <table:table-cell table:style-name="Table6.A1" office:value-type="string">
            <text:p text:style-name="P1"/>
          </table:table-cell>
        </table:table-row>
        <table:table-row table:style-name="TableLine3083585073136">
          <table:table-cell table:style-name="Table6.A1" office:value-type="string">
            <text:p text:style-name="P65">λουομένης δ’ αὐτῆς, πρὸς τὴν θυρίδα ἑρπύσας <text:soft-page-break/>ἔβλεψε κάτω πρὸς τὸν πρὸ τῆς οἰκίας κῆπον. </text:p>
          </table:table-cell>
          <table:table-cell table:style-name="Table6.A1" office:value-type="string">
            <text:p text:style-name="P26">While Mrs. Dursley was in the bathroom, Mr. <text:soft-page-break/>Dursley crept to the bedroom window and peered down into the front garden. </text:p>
            <text:p text:style-name="P26"/>
          </table:table-cell>
        </table:table-row>
        <table:table-row table:style-name="TableLine3083585064976">
          <table:table-cell table:style-name="Table6.A1" office:value-type="string">
            <text:p text:style-name="P65">καί ἰδοῦ ὁ αἴλουρος <text:span text:style-name="T23">ἔ</text:span>τι παρὼν αὐτόθι διασκοπεῖ ὡς ἐπιτηρῶν τι. </text:p>
          </table:table-cell>
          <table:table-cell table:style-name="Table6.A1" office:value-type="string">
            <text:p text:style-name="P26">The cat was still there. It was staring down Privet Drive as though it were waiting for something. </text:p>
          </table:table-cell>
        </table:table-row>
        <table:table-row table:style-name="TableLine3083585092448">
          <table:table-cell table:style-name="Table6.A1" office:value-type="string">
            <text:p text:style-name="P65">ἐφρόντιζε δ’ αὖ πολλά’ ὀνειροπολεῖ μὴν οὖν τὰ τοιαῦτα, ἢ καί δὴ μή, πρὸς τοῦς Ποτῆράς ἐστιν ὡς ἀληθῶς, εἰ γὰρ ἀληθῆ ὄντα τύχοι οὐδαμῶς ἂν ἀνεκτά, ὡς πάντων μαθησομένων ἑαυτοὺς συγγενεῖς ὄντας ἐκείνοιν τοῖν καί τᾶλλ’ ἀπεσιώπησεν.</text:p>
          </table:table-cell>
          <table:table-cell table:style-name="Table6.A1" office:value-type="string">
            <text:p text:style-name="P26">Was he imagining things? Could all this have anything to do with the Potters? If it did... if it got out that they were related to a pair of -- well, he didn't think he could bear it. </text:p>
          </table:table-cell>
        </table:table-row>
        <table:table-row table:style-name="TableLine3083585086464">
          <table:table-cell table:style-name="Table6.A1" office:value-type="string">
            <text:p text:style-name="P66">ἀναβεβηκότων δ ’ οὖν εἰς εὐνήν, ἡ μέν εὐθέως εἷς ὕπνον ἔπεσεν, ὁ δ’ ἀγρυπνῶν ἅπαντ’ ἐν νῷ ἔστρεφε· </text:p>
          </table:table-cell>
          <table:table-cell table:style-name="Table6.A1" office:value-type="string">
            <text:p text:style-name="P27">The Dursleys got into bed. Mrs. Dursley fell asleep quickly but Mr. Dursley lay awake, turning it all over in his mind.</text:p>
          </table:table-cell>
        </table:table-row>
        <table:table-row table:style-name="TableLine3083585089184">
          <table:table-cell table:style-name="Table6.A1" office:value-type="string">
            <text:p text:style-name="P67">καὶγὰρ εἰ ταῦθ’ ὡς ἀληθῶς εἴη τῶν Ποτήρων, οὐκ ἂν εἶναι λόγον αὐτοῖς οὐδένα μετοικήσουσιν αὐτόσε, εὖ εἰδόσι κατάπτυστον τὸ γένος. </text:p>
          </table:table-cell>
          <table:table-cell table:style-name="Table6.A1" office:value-type="string">
            <text:p text:style-name="P28">His last, comforting thought before he fell asleep was that even if the Potters were involved, there was no reason for them to come near him and Mrs. Dursley.</text:p>
          </table:table-cell>
        </table:table-row>
        <table:table-row table:style-name="TableLine3083585084832">
          <table:table-cell table:style-name="Table6.A1" office:value-type="string">
            <text:p text:style-name="P67">εἰ δέ νοσοίη τι τὰ τῆς γῆς οὐδὲν ἂν κινδυνεύειν αὐτοὶ βλαφθῆναι. καῖ τοιαῦτ’ ἐν νῷ <text:span text:style-name="T24">ἔ</text:span>τι στρέφων ὕπνου ἔτυχεν. οὐδὲν γὰρ πάρειναι ῶς οἷόν τε βλάπτειν αὐτούς. ταύτης δέ τῆς γνώμης πάνυ ἡμάρτητο.</text:p>
          </table:table-cell>
          <table:table-cell table:style-name="Table6.A1" office:value-type="string">
            <text:p text:style-name="P28">The Potters knew very well what he and Petunia thought about them and their kind.... He couldn't see how he and Petunia could get mixed up in anything that might be going on -- he yawned and turned over -- it couldn't affect them.... How very wrong he was. </text:p>
          </table:table-cell>
        </table:table-row>
        <table:table-row table:style-name="TableLine3083585080480">
          <table:table-cell table:style-name="Table6.A1" office:value-type="string">
            <text:p text:style-name="P67">ἀπεκοιμήθη μὲν οὖν οὗτος, νυστάζοντα δ’ οὐκ ἂν εἶδες τὸν ἐπὶ τῷ τειχίῳ αἴλουρον, ἀκίνητον δ’ ὥσπερ εἰκόνα τινὰ ἀσκαρδαμυκτὶ βλέποντα κατὰ τὴν ὁδόν, οὐ γὰρ ἐμέλησεν αὐτῷ οὔτε κρότου</text:p>
            <text:p text:style-name="P67">ἐγγύθεν ἀπ’ ὀχήματος γενομένου οὕτε γλαυκῶν δυοῖν ὑπέρθε καταπετομένων, οὐδ ’ ἐκινήθη οὐδέν πρίν γε μέσῃ τῇ νυκτί κατεῖδεν ἄνδρα</text:p>
            <text:p text:style-name="P67">ἐν ὁδῷ. </text:p>
          </table:table-cell>
          <table:table-cell table:style-name="Table6.A1" office:value-type="string">
            <text:p text:style-name="P28">Mr. Dursley might have been drifting into an uneasy sleep, but the cat on the wall outside was showing no sign of sleepiness. It was sitting as still as a statue, its eyes fixed unblinkingly on the far corner of Privet Drive. It didn't so much as quiver when a car door slammed on the next street, nor when two owls swooped overhead. In fact, it was nearly midnight before the cat moved at all. </text:p>
          </table:table-cell>
        </table:table-row>
        <table:table-row table:style-name="TableLine3083585082928">
          <table:table-cell table:style-name="Table6.A1" office:value-type="string">
            <text:p text:style-name="P67">ὁ δ’ ἄφνω ἐφάνη κατὰ σιωπὴν οὕτως ὥστε δόξαι ἀνακύψας ἀπὸ τῆς γαίας. </text:p>
          </table:table-cell>
          <table:table-cell table:style-name="Table6.A1" office:value-type="string">
            <text:p text:style-name="P28">A man appeared on the corner the cat had been watching, appeared so suddenly and silently you'd have thought he'd just popped out of the ground.</text:p>
          </table:table-cell>
        </table:table-row>
        <table:table-row table:style-name="TableLine3083585078848">
          <table:table-cell table:style-name="Table6.A1" office:value-type="string">
            <text:p text:style-name="P67">ὁ δ ’ αἴλουρος τὰς ὀφρῦς ἀνεσπακὼς ε”σηνέ τι τῇ οὐρᾷ.</text:p>
          </table:table-cell>
          <table:table-cell table:style-name="Table6.A1" office:value-type="string">
            <text:p text:style-name="P28">The cat's tail twitched and its eyes narrowed.</text:p>
          </table:table-cell>
        </table:table-row>
        <table:table-row table:style-name="TableLine3083585090272">
          <table:table-cell table:style-name="Table6.A1" office:value-type="string">
            <text:p text:style-name="P67">τὸν γὰρ τοιοῦτον ἄνθρωπον οὐδεὶς τῶν περιοικούντων οὐπώποτ’ εἶδεν.</text:p>
          </table:table-cell>
          <table:table-cell table:style-name="Table6.A1" office:value-type="string">
            <text:p text:style-name="P28">Nothing like this man had ever been seen on Privet Drive.</text:p>
          </table:table-cell>
        </table:table-row>
        <table:table-row table:style-name="TableLine3083585084560">
          <table:table-cell table:style-name="Table6.A1" office:value-type="string">
            <text:p text:style-name="P68">μακρὸς γὰρ ἦν τὸ ὕψος ἀλλὰ λεπτὸς καὶ οὐ παχύς. γεραίτατος δ’ αὖ ἐφαίνετο· πολιαὶ γὰρ αἱ τρίχες, καί πολιὸς ὁ πώγων οὕτω βαθὺς γεγενημένος ὥστε δεῖν αὐτὸν ἐγκλεῖσαι εἴσω τοῦ ζωστῆρος καθειμένον. </text:p>
          </table:table-cell>
          <table:table-cell table:style-name="Table6.A1" office:value-type="string">
            <text:p text:style-name="P29">He was tall, thin, and very old, judging by the silver of his hair and beard, which were both long enough to tuck into his belt. </text:p>
          </table:table-cell>
        </table:table-row>
        <table:table-row table:style-name="TableLine3083585083200">
          <table:table-cell table:style-name="Table6.A1" office:value-type="string">
            <text:p text:style-name="P68">τὴν δέ χλαῖναν - ταναὴ δ’ ἦν καί πορφυρᾶ - μέχρι <text:soft-page-break/>τῶν σφυρῶν ἔσυρε, καί μεγάλους εἶχε κοθόρνους περοναῖς συνδεδεμένους.</text:p>
          </table:table-cell>
          <table:table-cell table:style-name="Table6.A1" office:value-type="string">
            <text:p text:style-name="P29">He was wearing long robes, a purple cloak that <text:soft-page-break/>swept the ground, and high-heeled, buckled boots. </text:p>
          </table:table-cell>
        </table:table-row>
        <table:table-row table:style-name="TableLine3083585079392">
          <table:table-cell table:style-name="Table6.A1" office:value-type="string">
            <text:p text:style-name="P68">φαιδρὸς δ’ ἦν τοῖς ὀφθαλμοῖς γλαυκοῖς καὶ λάμπουσι καίπερ δίοπτρα φορῶν μηνοειδῆ. ῥῖνας δ’ εἶχε μεγάλας τε καὶ καμπύλας, ὥσπερ δὶς ἢ τρὶς ῥαγείσας. </text:p>
          </table:table-cell>
          <table:table-cell table:style-name="Table6.A1" office:value-type="string">
            <text:p text:style-name="P29">His blue eyes were light, bright, and sparkling behind half-moon spectacles and his nose was very long and crooked, as though it had been broken at least twice.</text:p>
          </table:table-cell>
        </table:table-row>
        <table:table-row table:style-name="TableLine3083585079664">
          <table:table-cell table:style-name="Table6.A1" office:value-type="string">
            <text:p text:style-name="P68">ὄνομα δ’ ἦν αὐτῷ ’Ἀλβος Διμπλόδωρος.</text:p>
          </table:table-cell>
          <table:table-cell table:style-name="Table6.A1" office:value-type="string">
            <text:p text:style-name="P29">This man's name was Albus Dumbledore. </text:p>
          </table:table-cell>
        </table:table-row>
        <table:table-row table:style-name="TableLine3083585091360">
          <table:table-cell table:style-name="Table6.A1" office:value-type="string">
            <text:p text:style-name="P68">ἀφικόμενος δὲ δῆλος ἦν ἀγνοῶν ὅτι οὐδέν περὶ αὐτοῦ ἀρέσκει τοῖς ἐκεῖ οἰκοῦσιν, οὔτε τοῦνομα οὔθ’ οἱ κόθορνοι.</text:p>
          </table:table-cell>
          <table:table-cell table:style-name="Table6.A1" office:value-type="string">
            <text:p text:style-name="P29">Albus Dumbledore didn't seem to realize that he had just arrived in a street where everything from his name to his boots was unwelcome.</text:p>
          </table:table-cell>
        </table:table-row>
        <table:table-row table:style-name="TableLine3083585079120">
          <table:table-cell table:style-name="Table6.A1" office:value-type="string">
            <text:p text:style-name="P68">καὶ ζητῶν τι ὑπὸ τῇ χλαίνῃ κεκρυμμένον, οὐ συνῄδει ἑαυτῷ ἐπιτηρούμενος ὑπὸ τοῦ αἰλούρου· κατιδὼν δ’ αὐτὸν αὐτόθεν <text:span text:style-name="T25">ἔ</text:span><text:span text:style-name="T2">τι</text:span> τηροῦντα, ἠρέμα γελάσας πρὸς ἑαυτὸν Μῶν ἐβούλου σύ, ἔφη, λαθεῖν μ’ ἥκουσα; εὐθὺς δέ τὸ ζητούμενον ἐν θυλακίῳ ηὑρηκὼς ταῖς χερσῖν ἔχει· ἐφαίνετο γὰρ ἀναπτήριόν τι εἶναι.</text:p>
          </table:table-cell>
          <table:table-cell table:style-name="Table6.A1" office:value-type="string">
            <text:p text:style-name="P29">He was busy rummaging in his cloak, looking for something. But he did seem to realize he was being watched, because he looked up suddenly at the cat, which was still staring at him from the other end of the street. For some reason, the sight of the cat seemed to amuse him. He chuckled and muttered, "I should have known." He found what he was looking for in his inside pocket. It seemed to be a silver cigarette lighter.</text:p>
          </table:table-cell>
        </table:table-row>
        <table:table-row table:style-name="TableLine3083585091632">
          <table:table-cell table:style-name="Table6.A1" office:value-type="string">
            <text:p text:style-name="P68">ἀνοίξας δ ’ αὐτὸ καὶ χειρὶ ἐκτείνας, ἄφνω ἔσβεσε τὸν λύχνον τὸν ἐγγύτατον, ὃς καὶ μικρόν τινα ψόφον παρέσχε σβεννύμενος. </text:p>
          </table:table-cell>
          <table:table-cell table:style-name="Table6.A1" office:value-type="string">
            <text:p text:style-name="P29">He flicked it open, held it up in the air, and clicked it. The nearest street lamp went out with a little pop. He clicked it again -- the next lamp flickered into darkness. </text:p>
          </table:table-cell>
        </table:table-row>
        <table:table-row table:style-name="TableLine3083585084016">
          <table:table-cell table:style-name="Table6.A1" office:value-type="string">
            <text:p text:style-name="P69">καὶ δωδεκάκις τῷ αὐτῷ τεχνήματι χρώμενος τούτῳ σβεντηρίῳ καλουμένῳ, τὴν νύκτα οὕτω σκοτεινὴν δὴ ἐποίησεν ὥστε μὴ λάμψαι φῶς μηδαμοῦ εἰ μὴ ἀπὸ τοῖν τοῦ αἰλούρου ὀφθαλμοῖν τοῦ τήλοθεν ἀεὶ τηροῦντος.</text:p>
          </table:table-cell>
          <table:table-cell table:style-name="Table6.A1" office:value-type="string">
            <text:p text:style-name="P30">Twelve times he clicked the Put-Outer, until the only lights left on the whole street were two tiny pinpricks in the distance, which were the eyes of the cat watching him.</text:p>
          </table:table-cell>
        </table:table-row>
      </table:table>
      <text:p text:style-name="Text_20_body"/>
      <table:table table:name="Table7" table:style-name="Table7">
        <table:table-column table:style-name="Table7.A"/>
        <table:table-column table:style-name="Table7.B"/>
        <table:table-row table:style-name="TableLine3083625831968">
          <table:table-cell table:style-name="Table7.A1" office:value-type="string">
            <text:p text:style-name="Text_20_body">ΠΕΡΙ ΤΟΥ ΠΑΙΔΟΣ ΤΟΥΕΠΙΒῙΟΝΤΟΣ 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γὰρ ἡ Δουρσλεία αὐτὴ ἐκ θυρίδος εἰ τύχοι βλεψάσα εἰκάσαι οὐκ ἂν δύναιτο τί ἐν ὁδῷ γίγνεται.</text:p>
          </table:table-cell>
          <table:table-cell table:style-name="Table7.A1" office:value-type="string">
            <text:p text:style-name="Text_20_body">If anyone looked out of their window now, even beady-eyed Mrs. Dursley, they wouldn't be able to see anything that was happening down on the pavement.</text:p>
          </table:table-cell>
        </table:table-row>
        <table:table-row table:style-name="TableLine3083625831968">
          <table:table-cell table:style-name="Table7.A1" office:value-type="string">
            <text:p text:style-name="Text_20_body">ἀποθεὶς δὲ τὸ σβεντήριον, καὶ προσελθὼν ἐπὶ τὴν οἰκίαν τὴν τετάρτην, παρὰ τῷ αἰλούρῳ κάθηται ἐπὶ τῴ τειχίῳ.</text:p>
          </table:table-cell>
          <table:table-cell table:style-name="Table7.A1" office:value-type="string">
            <text:p text:style-name="Text_20_body">Dumbledore slipped the Put-Outer back inside his cloak and set off down the street toward number four, where he sat down on the wall next to the cat.</text:p>
          </table:table-cell>
        </table:table-row>
        <table:table-row table:style-name="TableLine3083625831968">
          <table:table-cell table:style-name="Table7.A1" office:value-type="string">
            <text:p text:style-name="Text_20_body">ἀλλ’ οὐκ ἔβλεψε πρὸς αὐτόν, διὰ δ’ ὀλίγου Χαῖρε, ὦ σοφίστρια, ἔφη, Μαγονωγαλέαν λέγω.</text:p>
          </table:table-cell>
          <table:table-cell table:style-name="Table7.A1" office:value-type="string">
            <text:p text:style-name="Text_20_body">He didn't look at it, but after a moment he spoke to it. "Fancy seeing you here, Professor McGonagall."</text:p>
          </table:table-cell>
        </table:table-row>
        <table:table-row table:style-name="TableLine3083625831968">
          <table:table-cell table:style-name="Table7.A1" office:value-type="string">
            <text:p text:style-name="Text_20_body">γελάσας δέ καὶ μεταστρεψάμενος αἴλουρον μὲν οὐκέτι θεωρεῖ, γυναῖκα δέ. ἡ δέ δριμύ βλέπει, ῶς δίοπτρα φοροῦσα τετράγωνα ὁμοιότατα ὅντα τοῖς <text:soft-page-break/>ὑπὲρ τῶν τοῦ αἰλούρου ὀφρέων γεγραμμένοις.</text:p>
          </table:table-cell>
          <table:table-cell table:style-name="Table7.A1" office:value-type="string">
            <text:p text:style-name="Text_20_body">He turned to smile at the tabby, but it had gone. Instead he was smiling at a rather severe-looking woman who was wearing square glasses exactly the <text:soft-page-break/>shape of the markings the cat had had around its eyes.</text:p>
          </table:table-cell>
        </table:table-row>
        <table:table-row table:style-name="TableLine3083625831968">
          <table:table-cell table:style-name="Table7.A1" office:value-type="string">
            <text:p text:style-name="Text_20_body">χλαῖναν δ’ ἐφόρει πρασίνην, τῶν δέ τριχῶν μελαίνων καί βεβαίως ἐκτενισμένων κρωβύλον ἀνεδήσατο.</text:p>
          </table:table-cell>
          <table:table-cell table:style-name="Table7.A1" office:value-type="string">
            <text:p text:style-name="Text_20_body">She, too, was wearing a cloak, an emerald one. Her black hair was drawn into a tight bun. </text:p>
          </table:table-cell>
        </table:table-row>
        <table:table-row table:style-name="TableLine3083625831968">
          <table:table-cell table:style-name="Table7.A1" office:value-type="string">
            <text:p text:style-name="Text_20_body">καί χαλεπῶς φέρουσα Πῶς ἔγνως με, ἔφη, ἥτις εἰμί;</text:p>
          </table:table-cell>
          <table:table-cell table:style-name="Table7.A1" office:value-type="string">
            <text:p text:style-name="Text_20_body">She looked distinctly ruffled. "How did you know it was me?" she asked. </text:p>
            <text:p text:style-name="Text_20_body"/>
          </table:table-cell>
        </table:table-row>
        <table:table-row table:style-name="TableLine3083625831968">
          <table:table-cell table:style-name="Table7.A1" office:value-type="string">
            <text:p text:style-name="Text_20_body">Ᾱῖλουρον γὰρ οὐχ ἑώρακα, ἔφη, ὦ δαιμονία, οὕτως ὁμοιούμενον εἰκόνι τινί ἀκινήτῳ.</text:p>
          </table:table-cell>
          <table:table-cell table:style-name="Table7.A1" office:value-type="string">
            <text:p text:style-name="P71">"My dear Professor, I 've never seen a cat sit so stiffly."</text:p>
          </table:table-cell>
        </table:table-row>
        <table:table-row table:style-name="TableLine3083625831968">
          <table:table-cell table:style-name="Table7.A1" office:value-type="string">
            <text:p text:style-name="Text_20_body">Εἰκόνι γὰρ καὶ σὺ ὁμοῖος ἂν εἴης, ἔφη, πᾶσαν τὴν ἡμέραν ἐν τείχει ὀκλάζων.</text:p>
          </table:table-cell>
          <table:table-cell table:style-name="Table7.A1" office:value-type="string">
            <text:p text:style-name="Text_20_body"/>
            <text:p text:style-name="Text_20_body">"You'd be stiff if you'd been sitting on a brick wall all day," said Professor McGonagall.</text:p>
          </table:table-cell>
        </table:table-row>
        <table:table-row table:style-name="TableLine3083625831968">
          <table:table-cell table:style-name="Table7.A1" office:value-type="string">
            <text:p text:style-name="Text_20_body">Ἦ πᾶσαν λέγεις, ἐξὸν ἑορτάζειν,· ἑορτὰς γὰρ ἄγοντας πολλοὺς δὴ εἶδον ὁδοιπορῶν.</text:p>
          </table:table-cell>
          <table:table-cell table:style-name="Table7.A1" office:value-type="string">
            <text:p text:style-name="P71">"All day? When you could have been celebrating? I must have passed a dozen feasts and parties on my way here." <text:s/></text:p>
          </table:table-cell>
        </table:table-row>
        <table:table-row table:style-name="TableLine3083625831968">
          <table:table-cell table:style-name="Table7.A1" office:value-type="string">
            <text:p text:style-name="Text_20_body">ἡ δ’ ἀγανακτοῦσα Πάντες μὲν γὰρ ἑορτάζουσιν, οὐδενὶ δὲ μέλει τοῦ δέοντος. καὶ οἱ Μύγαλοι ἐπύθοντό τι τῶν γεγενημένων·</text:p>
          </table:table-cell>
          <table:table-cell table:style-name="Table7.A1" office:value-type="string">
            <text:p text:style-name="P71">Professor McGonagall sniffed angrily. "Oh yes, everyone's celebrating, all right," she said impatiently. "You'd think they'd be a bit more careful, but no -- even the Muggles have noticed something's going on.</text:p>
          </table:table-cell>
        </table:table-row>
        <table:table-row table:style-name="TableLine3083625831968">
          <table:table-cell table:style-name="Table7.A1" office:value-type="string">
            <text:p text:style-name="Text_20_body">λόγον γάρ τινα ἥκουσα ἐν τῇδε τῇ οἰκίᾳ γλαυκῶν καὶ ἀστέρων πέρι.</text:p>
          </table:table-cell>
          <table:table-cell table:style-name="Table7.A1" office:value-type="string">
            <text:p text:style-name="P71">It was on their news." She jerked her head back at the Dursleys' dark living-room window.</text:p>
          </table:table-cell>
        </table:table-row>
        <table:table-row table:style-name="TableLine3083625831968">
          <table:table-cell table:style-name="Table7.A1" office:value-type="string">
            <text:p text:style-name="Text_20_body">οὐ γάρ οὕτως ἀσύνετοί εἰσιν ὥστε μὴ αἰσθέσθαι μηδενός. ἀλλ’ ό τοῦς ἐν Καντίᾳ ἀστέρας μηχανησάμενος Δαίδαλος ἦν δήπου,· μάλα γὰρ εὐήθης ἅνθρωπος.</text:p>
          </table:table-cell>
          <table:table-cell table:style-name="Table7.A1" office:value-type="string">
            <text:p text:style-name="P71">"I heard it. Flocks of owls... shooting stars.... Well, they're not completely stupid. They were bound to notice something. Shooting stars down in Kent -- I'll bet that was Dedalus Diggle. He never had much sense." </text:p>
          </table:table-cell>
        </table:table-row>
        <table:table-row table:style-name="TableLine3083625831968">
          <table:table-cell table:style-name="Table7.A1" office:value-type="string">
            <text:p text:style-name="Text_20_body">ὁ δ’ ἠπίως ὑπολαβὼν Λοιδορεῖν μέντοι αὐτοὺς οὐ προσήκει ἡμῖν’ οἳ γὰρ ἔπαθον ἤ τι ἢ οὐδὲν ἄξιον ἑορτῆς ε”τος τουτὶ ἑνδέκατον.</text:p>
          </table:table-cell>
          <table:table-cell table:style-name="Table7.A1" office:value-type="string">
            <text:p text:style-name="P71">"You can't blame them," said Dumbledore gently. "We've had precious little to celebrate for eleven years." </text:p>
          </table:table-cell>
        </table:table-row>
        <table:table-row table:style-name="TableLine3083625831968">
          <table:table-cell table:style-name="Table7.A1" office:value-type="string">
            <text:p text:style-name="Text_20_body">ἡ δὲ δυσκολαίνουσα Ἐγῷδα τοῦτ’, ἔφη· ἀλλὰ γεγηθότας ἡμᾶς οὐ δεῖ παντάπασι μαίνεσθαι.</text:p>
          </table:table-cell>
          <table:table-cell table:style-name="Table7.A1" office:value-type="string">
            <text:p text:style-name="P71">"I know that," said Professor McGonagall irritably. "But that's no reason to lose our heads.</text:p>
          </table:table-cell>
        </table:table-row>
        <table:table-row table:style-name="TableLine3083625831968">
          <table:table-cell table:style-name="Table7.A1" office:value-type="string">
            <text:p text:style-name="P71">ἔνιοι γὰρ ἀμελοῦντες ὁμιλοῦσιν ἐν πόλειὥσπερ σπερμόλογοι οὐ μόνον τῆς ἡμέρας δή, ἀλλὰ καὶ φοροῦντες ἱμάτια πάνυ ἀμύγαλα.</text:p>
          </table:table-cell>
          <table:table-cell table:style-name="Table7.A1" office:value-type="string">
            <text:p text:style-name="P71">People are being downright careless, out on the streets in broad daylight, not even dressed in Muggle clothes, swapping rumors."</text:p>
          </table:table-cell>
        </table:table-row>
        <text:soft-page-break/>
        <table:table-row table:style-name="TableLine3083625831968">
          <table:table-cell table:style-name="Table7.A1" office:value-type="string">
            <text:p text:style-name="P71">καί παρακύπτουσα πρὸς τὸν Διμπλόδωρον ἔβλεψεν ὥς τινα τάχα ἐν νῲ ἔχοντα εἰπεῖν τι· ὁ δ’ οὐδὲν ἄρ’ εἶπεν. ἀναλαβοῦσα οὖν ἐκείνη Χαρίεν γὰρ ἄν εἴη, εἰ ταύτῃ τῇ ἡμέρᾳ ᾗ οἴχεται ὡς ε’ὀικεν ἐκεῖνος οῦ τοῦνομ’ ἄρρητόν ἐστι, τότε δὴ μάθοιεν τὰ παρ’ ἡμῖν οἶ Μύγαλοι. ἆρ’ ὡς άληθῶς οἴχεται, ὦ θαυμάσιε,·</text:p>
          </table:table-cell>
          <table:table-cell table:style-name="Table7.A1" office:value-type="string">
            <text:p text:style-name="Text_20_body">She threw a sharp, sideways glance at Dumbledore here, as though hoping he was going to tell her something, but he didn't, so she went on. "A fine thing it would be if, on the very day YouKnow-Who seems to have disappeared at last, the Muggles found out about us all. I suppose he really has gone, Dumbledore?" </text:p>
          </table:table-cell>
        </table:table-row>
        <table:table-row table:style-name="TableLine3083625831968">
          <table:table-cell table:style-name="Table7.A1" office:value-type="string">
            <text:p text:style-name="Text_20_body">’Έμοιγε δοκεῖ, ἔφη. χάριν οὖν ε”χωμεν πολλῶν ἕνεκα. Καὶ γλύκυσμα παρατείνας ὃ καί λεμώνιον καλεῖ ἤρετο εἰ γεύσασθαι ἐθέλει· “Ηδιστόν τ’ ἐστιν, ἔφη, καὶ ὀξύτατον.</text:p>
          </table:table-cell>
          <table:table-cell table:style-name="Table7.A1" office:value-type="string">
            <text:p text:style-name="Text_20_body">"It certainly seems so," said Dumbledore. "We have much to be thankful for. Would you care for a lemon drop?" </text:p>
          </table:table-cell>
        </table:table-row>
        <table:table-row table:style-name="TableLine3083625831968">
          <table:table-cell table:style-name="Table7.A1" office:value-type="string">
            <text:p text:style-name="Text_20_body">Ποῖον εἶπας,</text:p>
          </table:table-cell>
          <table:table-cell table:style-name="Table7.A1" office:value-type="string">
            <text:p text:style-name="Text_20_body">"A what?" </text:p>
          </table:table-cell>
        </table:table-row>
        <table:table-row table:style-name="TableLine3083625831968">
          <table:table-cell table:style-name="Table7.A1" office:value-type="string">
            <text:p text:style-name="Text_20_body">8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ποῖον, ἀλλὰ λεμώνιόν ἐστιν ἡδύ τι Μυγάλοις κατεσκευασμένον ᾧ μάλιστα τέρπομαι. γεύσει δῆτα;</text:p>
          </table:table-cell>
          <table:table-cell table:style-name="Table7.A1" office:value-type="string">
            <text:p text:style-name="Text_20_body">"A lemon drop. They're a kind of Muggle sweet I'm rather fond of" </text:p>
          </table:table-cell>
        </table:table-row>
        <table:table-row table:style-name="TableLine3083625831968">
          <table:table-cell table:style-name="Table7.A1" office:value-type="string">
            <text:p text:style-name="Text_20_body">ἡ δ’ οὐκ ἔφη, ὡς ἀπὸ καιροῦ ὄντος τοῦ διαλέγεσθαι περὶ τῶν τοιούτων. καὶ ἀναλαβοῦσα μαλ’ αὖθις Καὶ εἰ ἐκεῖνος, ἔφη, οὗ τοῦνομ’ ἄρρητόν ἐστιν ἀληθῶς οἴχεται...</text:p>
          </table:table-cell>
          <table:table-cell table:style-name="Table7.A1" office:value-type="string">
            <text:p text:style-name="Text_20_body">"No, thank you," said Professor McGonagall coldly, as though she didn't think this was the moment for lemon drops. "As I say, even if You-Know-Who has gone -" </text:p>
          </table:table-cell>
        </table:table-row>
        <table:table-row table:style-name="TableLine3083625831968">
          <table:table-cell table:style-name="Table7.A1" office:value-type="string">
            <text:p text:style-name="P72">ὁ δ’ ὑπολαβὼν Ὦ δαιμονία σοφίστρια, οὔκουν ἔξεστι σοὶ ὀνομάσαι αὐτόν, σοφωτέρα γὰρ εἶ ἢ ὥστε ταῦτὰ ποιεῖν τοῖς ἀνοήτοις τούτους γὰρ ἕνδεκα ε”τη ἐνεχείρουν ἐγὼ πεῖσαι ὀρθῶς ὀνομάζειν αὐτὸν Φολιδομορτόν. ἀποκνοῦσα δέ ἡ Μαγονωγαλέα ἔλαθεν αὐτὸν δύο λεμώνια διέλκοντα γλισχρά. ὁ δέ θαρρῶν Τί ἐμποδών, ἔφη, μὴ οὐκ ὀρθῶς ὀνομάζειν, ἐγὼ γὰρ οὐ φοβοῦμαι τὸ ὄνομαΦολιδομορτόν. αὐτοῦ φθέγξασθαι</text:p>
          </table:table-cell>
          <table:table-cell table:style-name="Table7.A1" office:value-type="string">
            <text:p text:style-name="Text_20_body">"My dear Professor, surely a sensible person like yourself can call him by his name? All this 'You- Know-Who' nonsense -- for eleven years I have been trying to persuade people to call him by his proper name: Voldemort." Professor McGonagall flinched, but Dumbledore, who was unsticking two lemon drops, seemed not to notice. "It all gets so confusing if we keep saying 'You-Know-Who.' I have never seen any reason to be frightened of saying Voldemort's name.</text:p>
          </table:table-cell>
        </table:table-row>
        <table:table-row table:style-name="TableLine3083625831968">
          <table:table-cell table:style-name="Table7.A1" office:value-type="string">
            <text:p text:style-name="P72">ἀλλ’ αὕτη ὀργιζομένη μὲν θαυμάζουσα δέ Σοὶ γάρ, ἔφη, πάρεστι μὴ φοβεῖσθαι ἅτε διαφέροντι τῶν πολλῶν. ὁμολογοῦμεν γὰρ πάντες ὅτι ἐκεῖνος οὗ τοῦνομ ’ ἅρρητόν ἐστιν, ἐκεῖνος ὁ Φολιδομορτός εἰ τοῦτ’ ἄρα δεῖμε φθέγγεσθαι, ὅτι οὐκ ἐφοβεῖτο οὐδένα πλὴν σοῦ, ὦ γένναιε.</text:p>
          </table:table-cell>
          <table:table-cell table:style-name="Table7.A1" office:value-type="string">
            <text:p text:style-name="Text_20_body">"I know you haven 't, said Professor McGonagall, sounding half exasperated, half admiring. "But you're different. Everyone knows you're the only one You-Know- oh, all right, Voldemort, was frightened of." </text:p>
          </table:table-cell>
        </table:table-row>
        <table:table-row table:style-name="TableLine3083625831968">
          <table:table-cell table:style-name="Table7.A1" office:value-type="string">
            <text:p text:style-name="P72">ὁ δέ Διμπλόδωρος ἡσύχως ἔχων Κολακεύεις με, ἔφη. ὁ γὰρ Φολιδομορτὸς πολλῷ ἰσχυρότερος ὢν ἐμοῦ πολλὰς οἶδεν ἀσκεῖν τέχνας ἃς ἐγὼ οὐκ οἶδα, <text:soft-page-break/>Σὺ γὰρ μεγαλοφρονέστερος εἶ, ἔφη, ἢ ὥστ’ ἀσκῆσαι αὐτάς.</text:p>
          </table:table-cell>
          <table:table-cell table:style-name="Table7.A1" office:value-type="string">
            <text:p text:style-name="Text_20_body">"You flatter me," said Dumbledore calmly. "Voldemort had powers I will never have." "Only because you're too -- well -- noble to use them."</text:p>
          </table:table-cell>
        </table:table-row>
        <table:table-row table:style-name="TableLine3083625831968">
          <table:table-cell table:style-name="Table7.A1" office:value-type="string">
            <text:p text:style-name="P72">Ἀλλ’ εὐτυχεῖς σφόδρα νυκτὸς γενομένης οὐχ ὁρῶσά με ἐρυθριῶντα. τὰ γὰρ ὁμοῖα οὐδέποτ’ ε”παθον ἐξ οὗ ἡ Πομφρεία ἐθαύμασε τὰ ἐμὰ ταινίδια, ἃ ἐφόρουν ποτέ θερμανῶν τὰ ὦτα.</text:p>
          </table:table-cell>
          <table:table-cell table:style-name="Table7.A1" office:value-type="string">
            <text:p text:style-name="Text_20_body">"It's lucky it's dark. I haven't blushed so much since Madam Pomfrey told me she liked my new earmuffs." </text:p>
          </table:table-cell>
        </table:table-row>
        <table:table-row table:style-name="TableLine3083625831968">
          <table:table-cell table:style-name="Table7.A1" office:value-type="string">
            <text:p text:style-name="Text_20_body">ἡ δέ Μαγονωγαλέα ὀξὺ βλέπουσα πρὸς αὐτόν Γλαῦκας μέν, ἔφη, πετομένας περὶ οὐδενὸς ποιοῦμαι· βαρύνομαι δέ περὶ τῶν λόγων</text:p>
          </table:table-cell>
          <table:table-cell table:style-name="Table7.A1" office:value-type="string">
            <text:p text:style-name="Text_20_body">Professor McGonagall shot a sharp look at Dumbledore and said, "The owls are nothing next to the rumors that are flying around. You know what everyone's saying? About why he's disappeared? About what finally stopped him?"</text:p>
          </table:table-cell>
        </table:table-row>
        <table:table-row table:style-name="TableLine3083625831968">
          <table:table-cell table:style-name="Table7.A1" office:value-type="string">
            <text:p text:style-name="P72">τῶν κατὰ τὴν πόλιν διεσπαρμένων. ἆρ ’ ε”μαθες ὅ τι πάντες ἐρωτῶσι περὶ αὐτοῦ, διὰ τί ἐξέφυγεν ἢ τί ἐπαύσατο τῆς φυγῆς; καὶ γὰρ ὡς τοῦτό γε μαθησομένη, ὡς ἐδόκει, ἐπὶ τειχίῳ ἐκάθητο πᾶσαν τὴν ἡμέραν νεναρκωμένη τήν πυγὴν καί πάνυ ῥιγοῦσα. ὥστε οὔθ’ ὡς αἴλουρος οὔθ’ ὡς γυνὴ οὐπώποτ’ ὀξύτερον βλέψασα πρὸς αὐτὸν ἐφαίνετο ἢ τότε δή. δῆλον γὰρ ὅτι οὐδὲν πιστεύσει, ἐὰν μὴ ἀκούσῃ αὐτοῦ τοῦ Διμπλοδώρου ἐπαληθεύσαντος τὸν λόγον. ὁ δ’ οὐδέν ἀπεκρίνατο, λεμώνιον γὰρ ἄλλο ἐξέλεγεν.</text:p>
          </table:table-cell>
          <table:table-cell table:style-name="Table7.A1" office:value-type="string">
            <text:p text:style-name="Text_20_body">It seemed that Professor McGonagall had reached the point she was most anxious to discuss, the real reason she had been waiting on a cold, hard wall all day, for neither as a cat nor as a woman had she fixed Dumbledore with such a piercing stare as she did now. It was plain that whatever "everyone" was saying, she was not going to believe it until Dumbledore told her it was true. Dumbledore, however, was choosing another lemon drop and did not answer.</text:p>
          </table:table-cell>
        </table:table-row>
        <table:table-row table:style-name="TableLine3083625831968">
          <table:table-cell table:style-name="Table7.A1" office:value-type="string">
            <text:p text:style-name="P72">Διετεθρύλητο γὰρ, ἔφη, ὅτι τῆς πάροιθε νυκτὸς ὁ Φολιδομορτὸς ἀφίκετο εἰς τόπον Γοδρίκου Νάπην καλούμενον, ἐρευνήσων τοὺς Ποτῆρας. λέγεται δ’ ὅτι παθόντες τι - παθόντες δἀὖ κακόν τι – καὶ τεθνήκασι.</text:p>
          </table:table-cell>
          <table:table-cell table:style-name="Table7.A1" office:value-type="string">
            <text:p text:style-name="Text_20_body">"What they're saying," she pressed on, "is that last night Voldemort turned up in Godric's Hollow. He went to find the Potters. The rumor is that Lily and James Potter are -- are -- that they're -- dead. “ </text:p>
          </table:table-cell>
        </table:table-row>
        <table:table-row table:style-name="TableLine3083625831968">
          <table:table-cell table:style-name="Table7.A1" office:value-type="string">
            <text:p text:style-name="P72">ΠΕΡΙ ΤΟΥΠΑΙΔΟΣ ΤΟΥ ΕΠΙΒΙΟΝΤΟΣ 9</text:p>
          </table:table-cell>
          <table:table-cell table:style-name="Table7.A1" office:value-type="string">
            <text:p text:style-name="Text_20_body"/>
          </table:table-cell>
        </table:table-row>
        <table:table-row table:style-name="TableLine3083625831968">
          <table:table-cell table:style-name="Table7.A1" office:value-type="string">
            <text:p text:style-name="P72">κατανεύσαντος δέ τοῦ Διμπλοδώρου, ἀνοιμώξασα Τεθνᾶσι δῆτ’, ὦ Ἄλβε, ἀμφότεροι οἱ Ποτῆρες, ἥ τε Λίλη καί ὁ Ἰάκωβος. Ἀλλ’ ἄπιστον τοῦτ’ ἐμοὶ πιστεῦσαι οὐ βουλομένῃ.</text:p>
          </table:table-cell>
          <table:table-cell table:style-name="Table7.A1" office:value-type="string">
            <text:p text:style-name="Text_20_body">Dumbledore bowed his head. Professor McGonagall gasped. "Lily and James... I can't believe it... I didn't want to believe it...Oh, Albus..."</text:p>
          </table:table-cell>
        </table:table-row>
        <table:table-row table:style-name="TableLine3083625831968">
          <table:table-cell table:style-name="Table7.A1" office:value-type="string">
            <text:p text:style-name="Text_20_body"/>
          </table:table-cell>
          <table:table-cell table:style-name="Table7.A1" office:value-type="string">
            <text:p text:style-name="Text_20_body"/>
          </table:table-cell>
        </table:table-row>
        <table:table-row table:style-name="TableLine3083625831968">
          <table:table-cell table:style-name="Table7.A1" office:value-type="string">
            <text:p text:style-name="Text_20_body"/>
          </table:table-cell>
          <table:table-cell table:style-name="Table7.A1" office:value-type="string">
            <text:p text:style-name="Text_20_body"/>
          </table:table-cell>
        </table:table-row>
        <table:table-row table:style-name="TableLine3083625831968">
          <table:table-cell table:style-name="Table7.A1" office:value-type="string">
            <text:p text:style-name="P72">ὁ δέ Διμπλόδωρος ἁπτόμενος τοῦ ὤμου αὐτῆς βαρὺ στενάζων Έγῷδα, ἔφη, συντρέχω γὰρ τῷ σῴ πάθει. ’Ἀρειον τὸν Ποτῆρος ὁ Φολιδομορτὸς ἀποκτεῖναι ἐπιχειρήσας οὐκ ἐδυνήθη. ἡ δέ οὐ βεβαίᾳ τῇ φωνῇ <text:soft-page-break/>Καὶ μὴν καί λέγουσιν ὅτι ἱκανὸν γὰρ οὐκ εἶναι. ἀλλ’ ὅ τι ἀπεκώλυσε τοῦ ἀποκτεῖναι τοῦτον παιδίον ὄντα ἐννοεῖ μὲν οὐδείς, λέγουσι δέ ὅτι τῶν ἐλπίδων σφαλεὶς τῆς δυνάμεως ἁπάσης ἡμάρτηκε. τοῦτο γὰρ αἰτίον τῆς φυγῆς.</text:p>
          </table:table-cell>
          <table:table-cell table:style-name="Table7.A1" office:value-type="string">
            <text:p text:style-name="P72">Dumbledore reached out and patted her on the shoulder. "I know... I know..." he said heavily. Professor McGonagall's voice trembled as she went on. "That's not all. They're saying he tried to kill <text:soft-page-break/>the Potter's son, Harry. But -- he couldn't. He couldn't kill that little boy. No one knows why, or how, but they're saying that when he couldn't kill Harry Potter, Voldemort's power somehow broke -- and that's why he's gone.</text:p>
          </table:table-cell>
        </table:table-row>
        <table:table-row table:style-name="TableLine3083625831968">
          <table:table-cell table:style-name="Table7.A1" office:value-type="string">
            <text:p text:style-name="P72"/>
          </table:table-cell>
          <table:table-cell table:style-name="Table7.A1" office:value-type="string">
            <text:p text:style-name="Text_20_body"/>
          </table:table-cell>
        </table:table-row>
        <table:table-row table:style-name="TableLine3083625831968">
          <table:table-cell table:style-name="Table7.A1" office:value-type="string">
            <text:p text:style-name="P72">κατανεύσαντος δέ μάλ’ αὖθις τοῦ Διμπλοδώρου, πάνυ ἀποροῦσα Ἂληθες δῆτα, ἔφη. εἰπέ μοι, ῆ καί τοσούτους ἀποκτείνας ἀνθρώπους παιδίον γ’ ἀποκτεῖναι οὐκ ἐδυνήθη, πῶς γὰρ οὐχ ὑπερφυὲς τοῦτο,· οὔκουν ἀνέλπιστόν τε καί ἐκ τοῦ παραδόξου μάλιστα, ἀλλ’ ὦ Ζεῦ καὶ θεοὶ πῶς ε”τυχεν ἐπιβιοὺς ὁ ’Άρειος;</text:p>
          </table:table-cell>
          <table:table-cell table:style-name="Table7.A1" office:value-type="string">
            <text:p text:style-name="Text_20_body">Dumbledore nodded glumly. </text:p>
            <text:p text:style-name="Text_20_body"/>
            <text:p text:style-name="Text_20_body">"It's -- it's true?" faltered Professor McGonagall. "After all he's done... all the people he's killed... he couldn't kill a little boy? It's just astounding... of all the things to stop him... but how in the name of heaven did Harry survive?" </text:p>
          </table:table-cell>
        </table:table-row>
        <table:table-row table:style-name="TableLine3083625831968">
          <table:table-cell table:style-name="Table7.A1" office:value-type="string">
            <text:p text:style-name="Text_20_body"/>
          </table:table-cell>
          <table:table-cell table:style-name="Table7.A1" office:value-type="string">
            <text:p text:style-name="Text_20_body"/>
          </table:table-cell>
        </table:table-row>
        <table:table-row table:style-name="TableLine3083625831968">
          <table:table-cell table:style-name="Table7.A1" office:value-type="string">
            <text:p text:style-name="Text_20_body"/>
          </table:table-cell>
          <table:table-cell table:style-name="Table7.A1" office:value-type="string">
            <text:p text:style-name="Text_20_body"/>
          </table:table-cell>
        </table:table-row>
        <table:table-row table:style-name="TableLine3083625831968">
          <table:table-cell table:style-name="Table7.A1" office:value-type="string">
            <text:p text:style-name="P72">’Ἀλλ’ ἴσως, ἔφη, ὑπονοεῖν μέν πάρεστιν ἡμῖν, εἰδέναι δ’ οὔκ. </text:p>
          </table:table-cell>
          <table:table-cell table:style-name="Table7.A1" office:value-type="string">
            <text:p text:style-name="Text_20_body">"We can only guess," said Dumbledore. "We may never know."</text:p>
          </table:table-cell>
        </table:table-row>
        <table:table-row table:style-name="TableLine3083625831968">
          <table:table-cell table:style-name="Table7.A1" office:value-type="string">
            <text:p text:style-name="P72">ἔπειτα δ’ ἡ μὲν ῥινόμακτρον λεπτὸν ἐξελκύσασα καί τὰ δίοπτρα ἄρασά τι δάκρυα ἐξωμόργνυτο ἀπὸ τῶν ὀφθαλμῶν, ὁ δέ ῥῖνα ἀπομύξας ὡρολόγιον ἀπὸ θυλακίου λαβὼν ἐξέταζε. τέχνημα δέ τοῦτο καινόν τι ἦν· χρυσοῦν γὰρ ὅν καλάμους τινὰς εἶχε δώδεκα λεπτούς, καί ἀντὶ ἀριθμῶν εἶδες ἂν πλανήτων ἀστέρων περιστροφάς. ἀποθέμενος δ’ οὖν αὐτὸ πάλιν εἰς τὸ θυλάκιον, καί δῆλος ὢν συνεὶς ὅ τι μηνύει Ἁγριώδης, ε”φη βραδύνεται. οὗτος γὰρ ῆν δήπου ἐξ οῦ μεμάθηκας ὅτι δεῦρο ἀφιξοίμην, Οὗτός γε, ἔφη. καὶ σὺ δῆτ’ οὐ μέλλεις διδάξαι διὰ τί δεῦρ’ ἥκεις εἰς αὐτὸ τοῦτο τὸ χωρίον,</text:p>
          </table:table-cell>
          <table:table-cell table:style-name="Table7.A1" office:value-type="string">
            <text:p text:style-name="Text_20_body">Professor McGonagall pulled out a lace handkerchief and dabbed at her eyes beneath her spectacles. Dumbledore gave a great sniff as he took a golden watch from his pocket and examined it. It was a very odd watch. It had twelve hands but no numbers; instead, little planets were moving around the edge. It must have made sense to Dumbledore, though, because he put it back in his pocket and said, "Hagrid's late. I suppose it was he who told you I'd be here, by the way?" </text:p>
          </table:table-cell>
        </table:table-row>
        <table:table-row table:style-name="TableLine3083625831968">
          <table:table-cell table:style-name="Table7.A1" office:value-type="string">
            <text:p text:style-name="Text_20_body"/>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κω γὰρ ἄγων τὸν ’Ἀρειον πρὸς τὴν τηθίδα καί τὸν ἄνδρα αὐτῆς, μόνους τῶν οἰκείων ζῶντας ἔτι.</text:p>
          </table:table-cell>
          <table:table-cell table:style-name="Table7.A1" office:value-type="string">
            <text:p text:style-name="Text_20_body">"Yes," said Professor McGonagall. "And I don't suppose you're going to tell me why you're here, of all places?" </text:p>
          </table:table-cell>
        </table:table-row>
        <table:table-row table:style-name="TableLine3083625831968">
          <table:table-cell table:style-name="Table7.A1" office:value-type="string">
            <text:p text:style-name="Text_20_body">ἡ δέ Μαγονωγαλέα ἀναπηδήσασα Μή μοι τούσδε, ἔφη δεικνῦσα τὴν οἰκίαν τὴν τετάρτην, μὰ Δία μὴ τούσδε φῂς τοὺς ἐν τῇδε τῇ οἰκίᾳ οἰκοῦντας, ῶ δαιμόνι’ ἀνδρῶν, μὴ γένοιτο· ἐθεασάμην γὰρ</text:p>
          </table:table-cell>
          <table:table-cell table:style-name="Table7.A1" office:value-type="string">
            <text:p text:style-name="Text_20_body">"I've come to bring Harry to his aunt and uncle. They're the only family he has left now." </text:p>
          </table:table-cell>
        </table:table-row>
        <text:soft-page-break/>
        <table:table-row table:style-name="TableLine3083625831968">
          <table:table-cell table:style-name="Table7.A1" office:value-type="string">
            <text:p text:style-name="Text_20_body">αὐτοῦς πᾶσαν τὴν ἡμέραν· τοιοῦτο δέ παρεῖχον ἑαυτοὺς γένος οἷον ἀλλοιότερον ἡμῶν οὐδαμοῦ εὕροις ἅν. καί τόν γ’ υἱὸν εἶδον, ὃς λιπαρῶν τραγήματα προσῄτει παρὰ τῆς μητρὸς λακτίζων αὐτὴν κατὰ πᾶσαν τὴν ὁδόν. μὴ δεῦρ’ ἐλθέτω ’Άρειος Ποτήρ, ἀντιβολῶ σε.</text:p>
          </table:table-cell>
          <table:table-cell table:style-name="Table7.A1" office:value-type="string">
            <text:p text:style-name="Text_20_body">"You don't mean -- you can't mean the people who live here?" cried Professor McGonagall, jumping to her feet and pointing at number four. </text:p>
          </table:table-cell>
        </table:table-row>
        <table:table-row table:style-name="TableLine3083625831968">
          <table:table-cell table:style-name="Table7.A1" office:value-type="string">
            <text:p text:style-name="Text_20_body">’Ἀριστον μέν οὖν τοῦτο τὸ χωρίον· δεήσει γὰρ ἐκεῖνους ἅτε οἰκείους ὄντας πάντ’ ἐξηγεῖσθαι αὐτῷ ἡβῶντι. διόπερ ἐπιστολὴν αὐτοῖς ἔγραψα.</text:p>
          </table:table-cell>
          <table:table-cell table:style-name="Table7.A1" office:value-type="string">
            <text:p text:style-name="Text_20_body">"Dumbledore -- you can't. I've been watching them all day. You couldn't find two people who are less like us. And they've got this son -- I saw him kicking his mother all the way up the street, screaming for sweets. </text:p>
          </table:table-cell>
        </table:table-row>
        <table:table-row table:style-name="TableLine3083625831968">
          <table:table-cell table:style-name="Table7.A1" office:value-type="string">
            <text:p text:style-name="P72">ἡ δὲ πάλιν ἐπὶ τῷ τειχίῳ καθημένη φωνὴν δ ’ ἀσθενῆ προιεμένη Ἠ καί ἐπιστολήν, ἔφη, ὤνθρωπε, πῶς γὰρ σι) ἐλπίζοις ἂν πάντα τὰ περὶ αὐτοῦ ἐξηγήσεσθαι ἐπιστολὴν δίδους, ἐκεῖνοι γὰρ οὐδέποτε</text:p>
          </table:table-cell>
          <table:table-cell table:style-name="Table7.A1" office:value-type="string">
            <text:p text:style-name="Text_20_body">Harry Potter come and live here!" </text:p>
            <text:p text:style-name="Text_20_body"/>
            <text:p text:style-name="Text_20_body">"It's the best place for him," said Dumbledore firmly. "His aunt and uncle will be able to explain everything to him when he's older. I've written them a letter."</text:p>
          </table:table-cell>
        </table:table-row>
        <table:table-row table:style-name="TableLine3083625831968">
          <table:table-cell table:style-name="Table7.A1" office:value-type="string">
            <text:p text:style-name="Text_20_body">10 ΑΡΕῙ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νώσονται αὐτὸν οἶός ἐστιν· εὐδοκιμήσει γὰρ ἐν πᾶσι περιβόητος γενησόμενος. ἀλλ’ ἑορτήν τ’ ἀπ’ αὐτοῦ ὀνομάσουσιν, ὡς ε’ὀικε, καὶ βίβλους περὶ αὐτοῦ συνθήσουσι καὶ πάντες οἱ παρ’ ἡμῖν τρεφόμενοι τὸ ὄνομ’ αὐτοῦ μαθήσονται.</text:p>
          </table:table-cell>
          <table:table-cell table:style-name="Table7.A1" office:value-type="string">
            <text:p text:style-name="Text_20_body">"A letter?" repeated Professor McGonagall faintly, sitting back down on the wall. "Really, Dumbledore, you think you can explain all this in a letter? These people will never understand him! He'll be famous -- a legend -- I wouldn't be surprised if today was known as Harry Potter day in the future -- there will be books written about Harry -- every child in our world will know his name!" </text:p>
          </table:table-cell>
        </table:table-row>
        <table:table-row table:style-name="TableLine3083625831968">
          <table:table-cell table:style-name="Table7.A1" office:value-type="string">
            <text:p text:style-name="P73">ὁ δέ σεμνὸν βλέπει· Πολλὴ δ’ ἀνάγκη, ε”φη ὑπὲρ τὰ δίοπτρα σκοπῶν. διαθρύπτουσι γάρ τοι τοὺς παῖδας οἱ ἄγαν τιμῶντες ἔτι νηπίους. βέλτιον γὰρ αὐτῷ, ὡς ἔοικε, μὴ τιμᾶσθαι διὰ συμφοράν τινα ἧς οὐδεμίαν ἀνάμνησιν λήψεται καὶ χωρὶς διαιτᾶσθαι μέχρι ἂν ἡβῶν ε”χῃ ἀπολαῦσαί τι τῆς τιμῆς.</text:p>
          </table:table-cell>
          <table:table-cell table:style-name="Table7.A1" office:value-type="string">
            <text:p text:style-name="Text_20_body">"Exactly," said Dumbledore, looking very seriously over the top of his half-moon glasses. "It would be enough to turn any boy's head. Famous before he can walk and talk! Famous for something he won't even remember! CarA you see how much better off he'll be, growing up away from all that until he's ready to take it?" </text:p>
          </table:table-cell>
        </table:table-row>
        <table:table-row table:style-name="TableLine3083625831968">
          <table:table-cell table:style-name="Table7.A1" office:value-type="string">
            <text:p text:style-name="Text_20_body"/>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ε”χασκε μὲν ὡς ἀντεροῦσα, μετανοοῦσα δέ Ὀρθῶς γὰρ λέγεις, ἔφη, ὦ δαιμόνιε. ἀλλὰ πῶς δεῦρο κομισθήσεται; ἄφνω δὲ ἐξέταζε τὴν χλαῖναν <text:soft-page-break/>αὐτοῦ, ὡς εἶκάζουσα εἰ τὸν ’Ἀρειον ἐντὸς ἀποκρύπτων τυγχάν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μισθήσεται δ’ ὑπὸ τοῦ Ἁγριώδου, ἦ δ’ ὅς.</text:p>
          </table:table-cell>
          <table:table-cell table:style-name="Table7.A1" office:value-type="string">
            <text:p text:style-name="Text_20_body"/>
          </table:table-cell>
        </table:table-row>
        <table:table-row table:style-name="TableLine3083625831968">
          <table:table-cell table:style-name="Table7.A1" office:value-type="string">
            <text:p text:style-name="P73">Ἠ ὀρθῶς φρονῶν σύ τῷ Ἁγριώδει τοσοῦτο τὸ πρᾶγμα ἐπέτρεψαςὶ Τὸν γὰρ βίον, ἔφη, αὐτῷ ἐπιτρέψαι θέλοιμ’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
          </table:table-cell>
          <table:table-cell table:style-name="Table7.A1" office:value-type="string">
            <text:p text:style-name="Text_20_body"/>
          </table:table-cell>
        </table:table-row>
        <table:table-row table:style-name="TableLine3083625831968">
          <table:table-cell table:style-name="Table7.A1" office:value-type="string">
            <text:p text:style-name="P73">Πρόθυμος μὲν γάρ ἐστι, τοῦτό γε ὁμολογῶ, ῥᾳθυμίᾳ δὲ πολλάκις χρῆται, ὡς λίαν διακείμενος πρός -τῆς δ’ ἡσυχίας ἄφνω διαλυθείσης, πρῶτον μὲν βορβορυγμὸν ἥκουσαν βαρύν ἔπειτα δ’ ε”τι καὶ βαρύτερον ἐν ᾧ κατὰ τὴν ὁδὸν ἀτενίζοντες καθεώρων φῶς τι ἀπ’ αὐτοκινήτου, τέλος δὲ πρὸς οὐρανὸν βλέποντες βαρύτατον δὴ ὑπερφυῶς ῶς. Αἰτναῖος γὰρ μέγιστος αὐτοκίνητος δίκυκλος ἐξ οὐρανοῦ πεσὼν καθειστήκει ἐν τῇ ὁδῷ ἐναντίον αὐ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ίκυκλον μὲν οὖν τοῦτον καίπερ μέγιστον ὄντα παρ’ οὐδέν ἄγοι τις ἂν παρὰ τῷ γ’ ἀνδρὶ τῷ ἐπ’ αὐτῷ καθημένῳ παραθέμενος. Οὗτος γὰρ ἦν τὸ μὲν ὕψος ὅσον οὐ διπλάσιος τῶν ἄλλων ἀνθρώπων, τὸ δέ πλάτος πενταπλάσιος. μείζων γὰρ ἐφαίνετο ἢ καθ’ ὅσον φύσις ἐνδέχεται, καὶ μάλ’ ἄγριος δή. οὐ γὰρ ἦν ἰδεῖν τὸ πρόσωπον ὥσπερ ἐν θάμνοις συγκεκαλυμμένον, μελανότριχός τ’ ὄντος αὐτοῦ καὶ λασίου τήν τε χαῖταν καὶ τὸν πώγωνα. καὶ τῶν μὲν χειρῶν ἑκατέραν ἦν προσεικάζειν πώματι στρογγύλῳ, οἷον ἐπ’ ἄγγει τιθείη τις ἅν τὰ καθάρματ’ ἀπορρίψας, οἱ δ’ ἐπὶ ποσὶ κόθορνοι σκύτινοι οὐ πολὺ διέφερον δελφιναρίοιν. πήχεις δέ μεγάλους καὶ ἷσχυροὺς παρεῖχε, καὶ ἐν ἀγκάλαις κομίζει χρῆμά τι σμικρὸν σπαργάνοις ἐσκεπασ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ιμπλόδωρος θαρρήσας “Ήκεις ἄρα, ἔφη, ὦ Ἁγρίωδες. ἀλλὰ πόθεν ἔτυχες τοῦ δικύκλου τοῦ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εὐλαβῶς ἀναστὰς ἀπ’ αὐτοῦ Ἐχρησάμην, ἔφη, ὦ γένναιε· παρέσχε δέ Σείριος ὁ μέλας. ἀλλ’ ἐκεῖνον ἔχω.</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ΕΡΙ ΤΟΥ ΠΑΙΔΟΣ ΤΟΥ ΕΠΙΒΙΟΝΤΟΣ 1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νιτί γὰρ προύχώρησεν, Παντελῶς γε, ἦ δ’ ὅς ὁ Ἁγριώδης. τῆς γὰρ οἰκίας ὅσον οὐ διεφθαρμένης, ε”σωσα αὐτὸν πρὶν τοὺς Μυγάλους συναθροίζεσθαι. ἐντεῦθεν δ’ οὔπω ἐπτόμεθα ὑπὲρ τοῦ Βρίστολ καὶ εἰς ὕπνον ἔπε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Διμπλόδωρος καὶ ἡ Μαγονωγαλέα προσκύπτοντες πρὸς τὰ σπάργανα παιδίον μόλις εἰκάζουσι καθεῦδον. ὑπὸ δὲ πλόκῳ τῆς κόμης μελαίνης ἦν ι’δεῖν τραῦμά τι δεινὸν ἐν τῲ μετώπῳ ὥσπερ ἀστραπ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αὕτη σιγῇ Ἠ καί αὐτὸ τοῦτο,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τιν, ἦ δ’ ὅς. τὴν γὰρ τούτου τοῦ τραύματος οὐλὴν εἷς ἀεὶ ἕξ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κουν σὺ δύνασαι ιάτρεῦσαί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Εἴ γε δυναίμην, ἔφη, οὐκ ἂν ἐθέλοιμι. χρήσιμον γάρ τι χρῆμα ἄλλοις τ’ οὐλὴ ἐγένετο, καὶ ἔμοιγε αὐτίκα ἡ ὑπὲρ τοῦ γόνατο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ιστεροῦ, ὡς γεωγραφοῦσα τὰ τοῦ Μετρὸ τοῦ Λονδίνου. Παραδός τοίνυν τὸν παῖδ’, ὦ Ἀγρίωδες, ἵν’ ἀπεργασῶμεθα τοῦρ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 ’ ἀγκάλαις λαβὼν αὐτὸν ἐστρέψατο πρὸς τὴν τῶν Δουρσλείων οἰκ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Ἦ χαίρειν, ἔφη, ε”ξεστί μοι λέγειν αὐτῷ, κατακύψας οὖν καὶ φιλήματα δοὺς αὐτῷ πολλὰ κεκνησμένῳ ὡς ε’ὀικε διὰ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άσιον, μέγα δὴ ἐκνυζεῖτο ὥσπερ σκύλαξ τις τετραυματισμέ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γα, ἔφη ὁ Διμπλόδωρος, εὐφήμει’ ὅπως μὴ σύ τούς Μυγάλους ἐξεγερ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δέ ῥινόμακτρον λαβών - κατάστικτον δ’ ἦν καὶ οὕτω μέγ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κρύψαι τὸ πρόσωπον - πόλλ’ αὖ δακρυρροῶν Σύγγνωθί μοι, ἔφη, οὐ γὰρ ε”στι μοι φέρειν ἅμα μὲν τὸ Λίλην τε καὶ Ῑάκωβον τεθνηκέναι ἅμα δέ τὸ παρὰ Μυγάλοις ’Ἀρειον μετοικήσε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ἡ δέ Μαγονωγαλέα ψιθυρίζουσα Δυστυχοῦμεν μὲν γάρ, ἔφη, κινδυνεύσομεν δέ εὑρεθῆναι μὴ σοῦ γε ἡσύχως ἔχοντος. καὶ ἠρέμα ἅπτεται τῆς χειρός, οὐ μὲν δὴ ἑκουσίως, εὐμενῶς δ’ ὅμ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ιμπλόδωρος ἅμα τὴν αἱμασιὰν ὑπερβάς - οὐ γὰρ ὑψηλὴ ἦν - καὶ ἐπὶ τὰς θύρας βαδίσας, τὸν παῖδα παρὰ τοῖν σταθμοῖν πράως κατέθηκεν. ἐπιστολὴν δ’ ἐκ χλαίνης λαβὼν καὶ ἐν μέσοις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αργάνοις κρύψας, ἐπανῆλθε πρὸς ἐκείνους. καὶ διὰ χρόνου ὀλίγου ἔμειναν οἱ τριτταῖοι βλέποντες πρὸς τὸ ἐν σπαργάνοις συγκεκλῃμένον καὶ μόνον οὐ δακρύοντες. τοῦ δὲ Διμπλοδώρου τὸ ἀ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θαλμῶν στιλπνὸν οὐκέτ’ ἂν εἶ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λος δέ οὗτος Τοιαῦτα μὲν δὴ ταῦτα, ἔφη. περιμεῖναι μὲν οὖν οὐ δεῖ ἡμᾶς, ἑορτάζειν δέ μετὰ τῶν ἄλ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δέ, Πάνυ γε, ἔφη ε”τι καὶ ὀλίγου δέων δακρῦσαι, πᾶσ’ ἀνάγκη γάρ μοι τὸν δίκυκλον ἀποδοῦναι, διὸ χαίρειν ὑμῖν λέγω, 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2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όδωρε καὶ Μαγονωγαλέα. καὶ δάκρυα ἀπομόρξας τῇ χειρίδι, ἀναβὰς δ’ ἐπὶ τὴν μηχάνην, εἰς κίνησιν ἔβαλε κατὰ δύναμιν τοσαύτην ὥστ’ εὐθὺς διὰ σκότον μετεωρίσαι ἀεροδόνη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όδωρος δ’ Ἀλλ’ ὄψομαι σέ, ὦ σοφίστρια, ἔφη νεύσας, οὐ διὰ μακροῦ. ἡ δὲ ἐναντίον οὐδὲν ἄλλο ἦ ἀπεμύξατό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δέ στρεψάμενος ἀνὰ τὴν ὁδὸν ἐπανῆλθεν. ἑστηκὼς δέ τὸ ἀργυροῦν τὸ σβεντήριον εἰρημένον αὖθις λαβὼν ἀνέῳξε. καί εὐθὺς ἂν εἶδες φῶς πρὸς τούς λυχνεῶνας τοὺς δώδεκα κατὰ μέρος ᾅττ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ἅμα ψοφεῖν τι, ὥσπερ δώδεκα ἀνασκοπῶν σφαίρας μικρὰς καί λαμπροτάτας. τοῦ δέ χωρίου διαφωτισθέντος καὶ φλεγομένῳ ἐοικότος, εἰκάσαι μὲν ἣν μόλις αἴλουρον πόρρω τῆς ὁδοῦ λάθρ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βαίνοντα. οὐδ’ ε”λαθεν αὐτὸν τὰ σπάργανα τὰ ἐκεῖ παρὰ τοῖν τῆς τετάρτης οἰκίας σταθμοῖ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ὐδαιμονοίης, ὦ Ἅρειε, ἔφη καῖ τὴν χλαῖναν περιβαλόμενος ἠφανίσ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άλιστα σκοτεινῆς τε καὶ ἡσυχαίας τῆς νυκτὸς γενομένης, πνεῦμά τι λεπτὸν ἐκίνει τούς θάμνους· οἱ γὰρ τοιοῦτοι ἕρκος τι κόσμιον παρέχουσι τοῖς ε”νθαδε οἰκοῦσιν. τῶν δὴ ἐπιχωρίων λ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ὴν εὐκοσμίαν διακειμένων, ἀνελπιστότατον νομίζοις ἂν ἐν τοιούτῳ γε χωρίῳ τοῦ παραδόξου ὁτιοῦν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Π οτὴρ ἐν τοῖς σπαργάνοις κεκαλυμμένος στρέφεται μέν, ἐγείρεται δ’ οὕ. τῆς δ’ ἐπιστολῆς ἐχόμενος τῇ δεξιᾷ καθεύ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συνειδὼς ἑαυτῷ ἐξαίρετός τ’ ὥν, καὶ μέλλων δι’ ὀλίγου ἐγερθήσεσθαι ὑπὸ τῆς Δουρσλείας, τὰς θύρας ἀνοιξάσης ἵνα ἐκθῇ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γάλα ληκύθια καὶ πόλλ’ ἀναβοησάσης. ἀλλ’ οὐκ οἶδε τὸνἀνεψιὸν Δούδλιον τρεῖς κατὰ μῆνας μέλλοντα αὐτὸν λυπήσειν τε καὶαἰκίσεσθαι, οὐδ’ ἦν αὐτῷ εἰδέναι ὅτι πολλοὶ τότ’ ἥδη λάθρᾳ συ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όμενοι προῦπινον τῷ Ἁρείῳ Ποτῆρι τῴ παιδὶ τῷ ἐπιβιόντι.δέκατον μὲν ε”τος τόδ’ ἐπεὶ οἱΔούρσλειοι τὸ παιδίον ἐκεῖνο τὸ ἀδελφ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ῦν ἐν προθύροις ηὑρήκεσαν· εὕροις δ’ ἂν σύ τὴν τῶν μυρσίνων ὁδὸν ἥ τι ἢ οὐδέν μετηλλαγμένην. παρὼν γὰρ ἅμ’ ἡλίῳ ἀνέχο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ἴδοις ἂν ἐπὶ ταύτό καὶ πρὸ τοῦ τό εὐκόσμιον τὸ τῶν κήπων καί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ύτὸ τὸ στίλβον τὸ τοῦ τέτταρες - χαλκοῦς γὰρ ἦν ὁ ἀριθμὸς ὁ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ᾳ ἐγκεχαραγμένος - καὶ ἐπὶ ταύτὸ τὸ δωμάτιον αὐτὸ ἔνθα ἐκείν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νυκτὶ ὁ Δούρσλειος δύσφημον τὸν λόγον τὸν περὶ γλαυκ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κουσεν. πλὴν ἀλλ’ ἐξετάσας τὰς παρ’ ἑστίᾳ φωτογραφίας μάθοι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ἂν χρόνον ὡς μακρὸν ἐπιγενόμενον· τότε μὲν γὰρ σφαῖράν τι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κάζοις ἂν γέγραφθαι ἐν ταῖς γραφαῖς μεγάλην καὶ ὑπέρυθρον οἵ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ἐν παραλίᾳ παίζοντες φιλοῦσι βάλλειν ἀλλήλοις, καὶ ταύτην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ῖραν πῖλον ἄλλον ἄλλοτε μαλλωτόν φορεῖν. νῦν δέ τοῦ Δουδλ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έτι νηπίου ὄντος παῖδα γνωρίζοις ἂν γεγραμμένον μέγα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υκότριχα ποτὲ μὲν ἐπὶ δικύκλου πρῶτον ἱππεύοντα, ποτέ δέ π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γυρίζοντα ἐφ’ ἵππου ξυλίνου αἰωρούμενον, ποτὲ δὲ ἀνταγωνιζο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υ τοῦ πατρὸς παιδιὰν ἐν ὑπολογιστῇ ἠλεκτρονικῴ παίζ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ὲ δ’ αὖ ὑπὸ μητρὸς περιβαλλόμενον καὶ προσφιλούμενον.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ἐν τῶδε τῷ δωματίῳ ἴδοις ἂν σημεῖον ἄλλου τινὸς παιδ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θα ἐνοικοῦ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τοι ὁ ’Άρειος Ποτῆρ ε”τι παρὼν ὕπνου νῦν δὴ ἀπολαύει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ονίου ἐσομένου· τῆς γὰρ Πετουνίας ἤδη ἐγρηγορυίας ὀξεῖα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ώνη θόρυβον ἑωθινὸν παρεῖχ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κελεύουσα Ἂνα, ἔφη, ἐξεγείρου. ἐκείνου δ’ εὐθὺς ἐγερθ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ς, κόψασα πάλιν τὴν θύραν ’Ἁνα, ε”φη κεκραγυῖ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ἤκουε πρῶτον μὲν αὐτῆς βαδιζούσης πρὸς τὸ ὀπτάν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πειτα δέ τοῦ τηγάνου ἐφ’ ἑστίαν προσθεμένου. ὕπτιος δ’ ἀνατ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ραμμένος, εἰς μνήμην ἀνελάμβανε τὸ νῦν ἐνύπνιον καλὸν γενομέ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δικύκλου αὐτοκινήτου πέρι αἰωρουμένου· παράδοξα δ’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τοιαῦτα καὶ πρότερον ὀνειροπολ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έ γύναιον πρὸ τῆς θύρας πάλιν ἑστηκυῖ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ρα ἐκ κοίτης,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χεδόν, ε”φη ὁ ’Ἀρειος Ποτῆ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ίγου δῆτα. ἐθέλω γὰρ σέ ἐφίστασθαι τοῖς κρέασι τηγανιζο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ις. ὅπως μὴ σύ διακαύσεις αὐτά. ἀμεμπτὰ γὰρ θέλω ἅπα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ήμερον, ἀγόντων ἡμῶν τὰ γενέθλια τὰ τοῦ ἡμετέρου Δουδλιδ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λυγέ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οιμώξαντος δ’ ἐκείνου Τί εἶπας, ε”φη διὰ τῆς θύρας ε”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λειμένης σχετλιάζ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Οὐδέν φὰς ἐνθυμεῖται ὅπως δή ποτε λέληθεν ἡ τοῦ Δου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ίου γενέθλιος ἡμέρα ἥδη ἐπιγενομένη. βραδέως δ’ οὖν ἐξ εὐν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στὰς ηὕρισκε τὰ ποδεῖα, ὧν καὶ ε”τυχε δυοῖν κάτωθεν κειμέ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ράχνην ε”νδοθεν ἐκβαλὼν ἐνδύει. ταῖς γὰρ ἀράχναις συνήθ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νετο ἅτε πολλῶν δὴ ἐνοικουσῶν τῷ σκευοφυλακίῳ τῷ ὑπὸ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λίμακι ὅπου ἔδει καθεύδ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ὴν ἐσθῆτα ἐνδεδυκὼς κατὰ τὴν διοδὸν ἦλθεν εἰς τὸ ὀπτάνιο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αὐτὴ δέ ἡ τράπεζα μόνον οὐκ ἠφάνιστο γέμουσα τὰ τῶ Δουδλ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δομένων γενέθλιον ἄγοντι ἡμέραν. ὁ δ’ εἰλήφει, ὡς δοκεῖν,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ν τὸν ἠλεκτρονικόν ὐπολογιστὴν τὸν καινότερον οὗ μάλι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λίχετο, ἀλλὰ καί τὸ τηλεοπτικόν τέχνημα τὸ ἕτερον, καί δὴ καὶ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ωνιστικὸν δίκυκλον. ἀλλὰ διὰ τί τοῦτόν γε ποθοίη πάνυ ἠγνόει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 ἡν γὰρ ἐκεῖνος τὸ σῶμα παχύτατος καὶ τὸ γυμνάζ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ὀλίγου ἐποιεῖτο, μή γε μετέχον τοῦ πὺξ πατάξαι τινά. πρό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υς τε τὴν πυγμὴν ἐκεῖνον ἀσκῆσαι φίλειν καὶπρὸς αὐτόν, οὐ μ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ὲ πολλάκις ξυλλαβεῖν Ἄρειον μικρὸν μὲν ὄντα δρομικὸν δ’ ὅμ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ἴσως διὰ τὸ πόλλ’ ε”τη σκοταῖος διατρίψαι ἐν σκευοφυλακ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κρός τ’ ῆν ὁ Ἄρειος καί λεπτὸς τοῖς ἡλικιώταις παρακεί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ολλῷ μικρότερος ἐφαίνετο ὅτι ἔδει φορεῖν τὰ σαθρὰ ἱμάτια ἃ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ος ἀπέρριψε τὸ μέγεθος ὢν τετραπλάσιος. ἰσχνὸς δ’ ἐφαί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ὄψιν, καὶ τᾶλλα λεπτοσκελὴς καὶ μελανόθριξ καὶ γλαυκό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τος. γογγύλα δ’ ἐφόρει τὰ δίοπτρα, καὶ ταῦτα ταιν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ορθωθέντα κολλητικῄ ὡς πολλάκις διαρραγέντα ὑπὸ τοῦ Δου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ίου πατάξαντος τὴν ῥῖνα αὐτοῦ. ὥστε τέλεον ἄμορφος ἐδόκε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ἀυτῲ πλὴν ἀλλ’ οὐλὴν οὐκ ἀτερπῆ εἶχεν ὀλίγον ἀστραπῆς 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έρουσαν. ταύτην γὰρ ἐξ ἀρχῆς ἔχων συνῄδει· ἐρομένῳ δέ ποτε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θῶν εἴληφεν αὐτήν - τοῦτο γὰρ τὸ ἐρώτημα πρῶτον ἤρετο,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εται - ῆ Πετουνία Τότ’ ἐτραυματίσθης ὅθ’ οἱ τοκεῖς ἀπέθανον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γκρούσει αὐτοκινήτων. ἀλλ’ οὐ θέμις ἀνιστορεῖν περὶ ταῦ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ΥΑΛΟΥ ΤΗΣ ΗΦΑΝΙΣΜΕΝΗΣ 1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γὰρ μὴ ἱστορεῖν ἐκεῖνο ε”γνω εἶναι τὸ ἒν μέγα τῷ παρ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Δουρσλείοις ἡσυχίαν ἄγειν βουλο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ὴ ὁ Δούρσλειος εἰσελθὼν χαίρειν μὲν οὐ προσεῖπ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ν - ὁ δέ τόμους κρέως χοιρείου μαγειρικῶς ἔτρεπεν ὅπως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ύσηται - κτενίσασθαι μέντ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εἰς κουρεῖον ἐλθεῖν ἀνὰ πᾶσαν ἑβδομάδα ἀφ’ ἐφημερίδ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κύψας μεγάλῃ τῇ φωνῇ ἐκέλευεν αὐτόν. τὰ μὲν γὰρ τοῦ κουρέ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απλασίως ἁπάντων ε”πασχε τῶν συμμαθητῶν, ἐλυσιτέλει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τὰς γὰρ τρίχας χύδην ἀεὶ ε”φυ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γανίζοντος δ’ αὐτοῦ τὰ ᾠά, εἰσῄει εἰς τὸ ὀπτάνιον ὁ θεσπέσ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ος μετὰ τῆς μητρός, οὗτος δέ τῷ πατρὶ παντελῶς ὁμοῖος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εἶδος. τὴν μὲν γὰρ ὄψιν εἶχε μεγάλην τε και ἐρυθράν· τὸ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χένα ἄδηλον μόλις κεχωρισμένον τῆς κεφαλῆς ἂν εἴποις. οἱ 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ὀφθαλμοὶ μικροὶ καὶ ἅχροι· τὴν δε κόμην πυκνήν τ’ οὖσα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ανθὴν λιπαρὰν ἀεὶ παρεῖχε καὶ ὁμαλῶς ἐκτενισμένην ἐπὶ τῇ κεφαλ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χείᾳ καί σαρκίνῃ. καὶ πολλάκις δὴ ἡ μὲν Πετουνία ᾕκαζεν αὐ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Ἐρώτιόν τι νήπιον, ὁ δ”Άρειος πρὸς δελφάκιον ἐν φενάκ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δ’ οῦν τοῦ ἀρίστου ὠπτημένα ἐπὶ λοπάδας πρὸς τὴν τράπεζ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λις κατέθηκεν, ὅπερ οὐ ῥᾴδιον ἦν, αὐτῆς δὴ γεμούσης πολ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ημάτων. ἐν δέ τῴ μεταξὺ ὁ Δούδλιος τὰ δῶρα κ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ριθμησάμενος πολλῇ ἀθυμίᾳ τούς τεκόντας ὑποβλέπων Τρ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ντα καὶ ἕξ, ἔφη. δυοῖν οὖν ἐνδεῖ πρὸς τὰ πέρυ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Ἀλλ’ ὧ φίλτατ’, ἔφη, οὐκ ἠρίθμηκας τὸ τῇ Μάργῃ δεδο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ού, ε”στι γὰρ τόδε τὸ ὑπὸ τῷ μεγάλῳ τούτῳ κείμενον ὅπερ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μμη καί ὁ πάππας ἔδομέν σ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ίακοντα καὶ ἑπτὰ δῆτ’, ἀπεκρίνατο ἐρυθριῶν. ἐν δέ τούτῳ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ιος ἰδὼν αὐτὸν κατ’ ὀλίγον ὀργιζόμενον καὶ κινδυνεύοντα νε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κὴν εἷς παραφορὰν καῖ μάλιστα Δουδλικὴν ἐμπεσεῖν, τὰ ὄψ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ίγεται ἐν τάχει καταβροχθίσαι, φοβούμενος μὴ οὗτο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άπεζαν ἄνω κάτω στρέψ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Πετουνία τοῦ κινδύνου ὀσφραίνεται δηλαδή, καὶ εὐθ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δύο πρὸς τούτοις ὠνησόμεθά σοι δῶρα <text:soft-page-break/>τήμερον ἀγοράζ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ἢ εὖ ἔχει, ὧ ψυχή μου, καὶ δύο γοῦν προσέξεις δῶρα τὸ συμπᾶν. ἆ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καλῶς ἕχει, ὦ ἀγαπητ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ιὰ χρόνου ἀπορήσας - οὐ γὰρ ῥᾴδιον ἦν αὐτῷ ἐκλογίζ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οῦτό τι- βράδεως φθεγγόμενος ’Έξω οὖν, ἔφη, τριάκοντα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ιάκοντα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νέα, ὦ μέλημα τούμόν, ε”φη ἡ Πετουν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έν, ἦ δ’ ὅς, καλῶς ἔχει δῆτα. καῖ πάλιν καθήμενος τὸ πλησ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ῷ δῶρον ἔλαβ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6 ΑΡΕῙ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ούρσλειος γελάσας Εὖγε, ὧ παῖ, εἶπε καὶ θωπεύων τ’ αὐ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ὴν τρίχα κινήσας Βομβάξ, ἐφη, τὸ γὰρ παιδάριον σπουδάζ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τὰ τίμια οὐχ ἧττον τοῦ πατρ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ὴ ἐτηλεφώνησέ τις· τῆς δὲ Πετουνίας ἐξελθούση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καὶ ὁ Δούρσλειος ἐπισκοποῦσι τὸν Δούδλιον τὰ δῶρα ἐκ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ύπτοντα. καὶ τάδε μὲν ἤδη ἐγεγύμνωτο - λέγω τόν τε δίκυκ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έχνημα κινηματογραφικόν, καὶ ἀερόσκαφος τηλεχειριστέο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κκαίδεκα παίγνια ἠλεκτρονικά, καὶ μηχάνημα τηλεοπτικογραφικ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ὃ καί βίντεο καλοῦσιν οἱ νῦν, ε”τι δ’ ἐγύμνου ὡρολόγιον χρυσοῦ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Πετουνία σκυθρωπάζουσα ἐπανῆλθεν ἀπὸ τῆς τηλεφώνη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ἴμοι τῆς κακῆς ἀγγελίας, ἔφη, ὦ Φέρνιον. ἡ γὰρ Συκέα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έλος κατεαγυῐα οὐ δύναται δέξασθαι αὐτόν· τὸν δ’ Ἄ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είκνυ νεύσασα τῇ κεφαλ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δέ τοῦθ’ ὁ μὲν Δούδλιος φόβῳ ἐκπλαγεὶς ἔχασκεν,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μάλ ’ ἐθάρρει. καὶγὰρ κατ ’ἔτος ἕκαστον τῶν γενεθλίων ἕνε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ημέρευον ἐξοδὸν ποιούμενοι αὐτοί θ’ οἱ γονεῖς καί ὁ υἱὸς καί φίλ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αὐτοῦ ἢ πρὸς κῆπον δημόσιον οῦ τοῖς νέοις ἀρέσκει κινδυνεύ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 ἀσφαλείας ἢ πρὸς ἇλλαντοπώλην ἦ πρὸς κινηματοθέατρο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Ἀρειον ἀεὶ κατ’ οἶκον κατέλειπον, ἐπιτηρουμένης τῆς Συκέ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υναικὸς γρᾶος καὶ ἕκφρονος, ᾗ οἶκος ἦν οῦ πολλοῦ ἀπέχων, καὶ 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 μὲν οἶκον ὁ ’Άρειος πικρῶς ε”φερεν ὄζοντα κακὸν τῶν ῥαφά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δ’ ἄνθρωπον αὐτὴν δίοτι ἀεὶ ἠνάγκαζεν αὐτὸν συνδιασκοπ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ς φωτογραφίας τὰς ἁπάντων τῶν αἰλούρων ὧν ἔθρεψε πώπο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ὲ Πετουνία Τί δέ δή, ἔφη ὀξὺ βλέπουσα πρὸς αὐτὸν ὥσ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 ἐπιβουλεύσαντα δήπου, λόγῳ μὲν γὰρ δηλονότι πρέπ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κτῖραι ἐκείνην τὸ σκέλος κατεαγυῖαν, ἔργῳ δ’ οὗ ῥᾴδιο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σμίως ἔχειν ἐννοουμένῳ ὅτι τὴτές γε λήσουσιν αὐτὸ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ομὰς καὶ Κανάχη Στικτή τε καί Τιγρίς καί Ἀλκ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 ὁ Δούρσλειος εἶπεν 9Αρ’ οὐκ ε”στι τηλεφωνῆσαι τὴν Μάργ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γυνή ςΗ σὺ εὐηθίζῃ; μισεῖ γὰρ τὸν παῖ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ὰ γὰρ τοιαῦτα ἠγόρευον περὶ τοῦ Ἃρείου ὡς περί τινος 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όντος ἦ καὶ περὶ ζῴου βδελυροῦ δὴ καί ἀναισθήτου κοχλ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υμνῇ ἐοικό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ἡ δεῖνα, ἡ φίλη σου, ’Ῑώαννα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δημεῖ ἐν Πιτυούσσα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Ἀλλ’ ε”μοιγε οὐ φροντίς, ἔφη, ἐνθάδε καταλε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ιμένῳ, τοῦτ’ εἰ δοκεῖ ὑμῖν. ἤλπιζε γὰρ λειφθεὶς μελλήσειν τηλεορ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 τι βούλοιτο ἢ καί τῷ τοῦ Δουδλίου ὑπολογιστῇ χρῆ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Πετουνία νᾶπυ βλέπουσα Ἀλλ’ ἐπανελθόντες, ἔφη ἠγρι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η, τῆς οἰκίας κατ’ ἄκρας διεφθαρμένης τυχησόμε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ΥΑΛΟΥ ΤΗΣ ΗΦΑΝῘΣΜΕΝΗΣ 1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οὐκ ἔφη ἐν νῷ ε”χειν διαπορθήσειν αὐτήν, οἱ δ’ ἀμε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σιν αὐτοῦ. ἡ δέ Πετουνία χαλεπῶς Οὐδέν ἄρ’ ἐμποδών, ἔφη,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μέν τὸν ζωολογικὸν κῆπον ἀγαγεῖν, ε”ξω δέ παραλιπεῖν ἐ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κινήτ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ε Δούρσλειος Νεώνητον δέ τοῦτο, οὐδαμῶς ἐάσω ἐκεῖ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δον μεῖναι ἀφύλακ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ταῦθα ὁ Δούδλιος δακρύων μὲν πηγὴν ἴέναι ἐδόκει, τῴ 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ὄντι οὐκ ἐδάκρυεν, ἅτε δάκρυα ἀληθινὰ πόλλ’ ε”τη οῦκ ἀφεὶς εἶ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σόφισμα τοίονδέ τι’ εὖ γὰρ ᾕδει ι’λλῴ που γεγενημένῳ καί πό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λολύζοντι τὴν μήτερα πάντα δώσουσάν οἱ τὰ ἐπιθυμούμε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δέ περιβάλλουσα τὰς χεῖρας, ῶς βρεφυλλίῳ λέγουσα ’Ὠ Δου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ίδιον ἐμόν, ἔφη, ὦ γλύκων, μὴ δάκρυε, ἀντιβολῶ σε. ἡ γὰρ μαμμ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υ οὐκ ἐάσει τουτονὶ ταράξαι τὰ σὰ γενέθλ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λύζειν καί δακρύειν προσποιούμενος πολλῶν μετὰ ποιφυ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των Οὐκ ἐθέλω, ἔφη, αὐτὸν ἥκειν ἀεὶ πάντα διαφθείροντα, λέγ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σαρδάνιον ὑπεγέλα τέως προκύπτων διὰ τῶν τῆς μητ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κα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ὴ ἠχοῦντος τοῦ τῆς θύρας κώδωνος, ἡ Πετουνία μ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κῶς ἔχουσα Νὴ τὼ θεώ, ἔφη, ἀλλ’ ἥκουσιν ἤδη. εὐθὺς δέ εἰσέ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ται ὁ Πιαρὸς Πολύχους φίλος καί συνήθης ὢν τοῦ Δουδλίου καὶ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ήτηρ αὐτοῦ. ὁ δέ παῖς ἦν ἄσαρκος καὶ ἄχαρις πρόσωπον παρέχ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αλῇ ὁμοιότατονι ὅς γ’ εἴωθε τὰς τὼν ἄλλων χεῖρας ἀποστρέφ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Δουδλίου ἅμα παίοντος. Δούδλιος δ’ ἐπαύσατο εὐθὺ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ακρυρροεῖν προσποιεῖ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γαροῦν οὗ διὰ μακροῦ ὁ ’Άρειος ἐν τῷ αὐτοκινήτῳ τρί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άθητο τῷ τῶν Δουρσλείων μετὰ τοῦ Πιαροῦ καὶ <text:soft-page-break/>τοῦ Δουδλίου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τύχης ε”τι θαυμάζων ὡς οὔποτ’ εἷς κῆπον ζωολογικὸν ἐπελθ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ὰρ τοῦτό γ’ ἐποίησαν οἶ Δούρσλειοι ῶς οὐδέν ἄλλο ἐπινο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αὐτοῦ δυνηθέ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ὅμως πρὶν οἴκοθεν ἆραι μόνῳ ἐκείνῳ εἰρηκὼς ὁ Φερνίων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τωπον καταντικρὺ παραθεὶς ἐρυθρώτατον γεγενημένον Παραιν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ί, ἔφη, ὦ παῖ, παραινῶ σοὶ τόδ’ ε”γωγε ὡς εἰ γενήσεται πλημμελέ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ικρόν τι, δεήσει ἐκεῖ καταμεῖναί σε ἐν τῇ σκευοθηκῇ μέχ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Χριστουγέν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 μέλλω ποιήσειν οὐδέν, ἦ δ’ ὅς, πιθοῦ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ὐκ ἐπίθετο - οὐδεὶς γὰρ ἐπίστευεν οὐδέποτε τῷ Ἀρε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ᾶγμα γὰρ ἠν τῷ Ἁρείῳ τοιόνδε· πολλὰ μὲν δὴ καὶ παράδοξ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 παρόντος θαμὰ ἐγίγνετο, ἀεὶ δέ μάταιον μὴ φάσκ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πρᾶξαι αὐτ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ὰρ ἄλλοτε ἡ Πετουνία ἐπειδὴ μάλ’ ἠγανάκτει πρὸς αὐτὸ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3 ΑΡΕῙ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εὶ ἀπὸ μὲν κουρείου κατελθόντα, δοκοῦντα δέ μὴ κεκάρθαι,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ψαλίδα λαβοῦσα οὕτως ἔκειρε τὴν κόμην αὐτοῦ ὥστε μόνον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λακρὸς ἐφαίνετο· ἀπέσχετο γὰρ μὴ κεῖραι τὸ τοῦ μετώπου</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λάσιον ὡς τὴν οὐλὴν κρύπτον ἐκείνην ἣν ἀτερπεστάτην ἐνόμιζ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 γὰρ ἕνεκα ὁ Δούδλιος μέγα ἐκάχασε κατὰ τὸν ’Ἀρειον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ν ἀγρυπνῶν ὕπαρ ἐννοεῖται οἶα δὴ αὔριον πείσεται τοῖς μαθητα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γεγελασμένος ἤδη διὰ τό τ’ ἄμορφον τὸ τῆς ἐσθῆτος καὶ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ίοπτρα τὰ ταινίᾳ ἀνωρθωμένα κολλητικῇ. τῇ δ’ ὑστερα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εγειρόμενος τῆς κόμης ἔτυχεν οὐδέν μεταλλαγμένης ἢ πρ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άρθαι. μετὰ δὲ ταῦτα δίκην διδοὺς ἐν τῇ σκευοθήκῃ ἠναγκάσ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τὰ ἡμέρας μεῖναι, καίπερ φράσας ὅτι οῦκ ε”στιν αὐτῷ ἐκφρά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πως δι’ ἐλαχίστου δὴ ἡ κόμη ἀνέφ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τε δέ ἡ Πετουνία ἐβιάζετο αὐτὸν φορῆσαι ἐνδυτ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ύσμορφόν τε καὶ σαθρὸν καὶ τῶ Δουδλίῳ κατατετριμμένον ποτ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ἷον οἱ νῦν πούλοβερ καλοῦσιν. ἐρεοῦν γὰρ ἦν καὶ ὄρφνινον τὸ εἶδ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εποικιλμένον που θυσάνοις πολλοῖς καὶ ξανθοῖς. ἀλλ’ ὅσ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ᾶλλον αὕτη ἐπεχείρησε κατασπάσαι ἀμφὶ τὴν κεφαλὴν αὐτοῦ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ρεοῦν, τοσούτῳ μικρότερον γενέσθαι ἐδόκει, ὥστε τὸ τέλος φα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θαι οἷόν τε ἁρμόζειν ἀγάλματι μὲν νευροσπαστικῲ τινί, Ἁρείῳ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αμῶς. δόξαν μέντοι τῇ Πετουνία πλυνόμενον τὸ πούλοβερ εἷ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ικρὸν συνῆχθαι, τούτου γ’ ἄρα τοῦ γεγενημένου ὁ ’Άρειος δίκας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ίδους χάριν ᾔδει μεγίστην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τε δ’ αὖ ἐν διδασκαλείῳ εἷς μέγαν κακὸν ἑαυτὸν ἐνέβαλ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λοὺς ἐπὶ τῷ κεράμῳ τῷ τοῦ μαγειρείου. οἱ γὰρ ἀμφὶ τὸν Δούδλ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 ἦθος κυνηγετοῦντες αὐτὸν ἐδίωκόν ποτε. ὁ δὲ ἐξ ἀπροσδο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του ἐπὶ τῇ κάπνῃ καθημένος ε”λαθεν οὐ μόνον τούς ἄλλους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ἑαυτόν. διὸ ἡ σχολάρχης πάνυ ἀγανακτήσασα δι’ ἐπιστολ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ήγγειλε τοῖς Δουρσλείοις ὄτι ὁ ’Άρειος ἐπὶ τὰ ἄκρα τοῦ διδασ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ίου ἀνερριχήσατο. ἀλλ’ οὗτος οὐκ ἔφη ἐπιχειρῆσαι οὐδέν· ἀναπη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σας γὰρ μέλλων κρύψεσθαι ὄπισθε τῶν μεγάλων δοχείω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ὰ τοῖς μαγείροις ἐκκεκαθαρμένα, ἐξ ἀπροσδοκήτου ὡς ᾤετο,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σῳ τῷ πηδήματι μετεωρισθῆναί πως ὑπὸ τοῦ ἀνέμου. τοῦτο γ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λεγε τῷ θείῳ βοῶν διὰ τῆς τοῦ σκευοφυλακίου θύρας τῆς ἥ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γκεκλῃμέ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αύτῃ γε τῇ ἡμέρᾳ οὐδέν κακόν, ὡς οἴεται, χρὴ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 αὖ χαλεπῶς φέρει τὸ μετὰ Δουδλίου τε καὶ Πιαροῦ διημ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ῦσαι, ὡς οὐ μέλλων διατρίψειν οὔτ’ ἐν διδασκαλείῳ οὔτ’ ἐν σκευ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υλακίῳ οὔτ’ ἐν τῷ τῆς Συκέας δωματίῳ τῴ ῥαφάνων ἀπόζοντ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ποχούμενος τοίνυν ὁ Δούρσλειος πόλλ’ ἐσχετλίαζε τῇ γυναικ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λεγόμενος· ἤρεσκε γὰρ αὐτῷ σχετλιάζειν ὡς δεινὰ πάσχο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ΥΑΑΟΥ ΤΗΣ ΗΦΑΝῙΣΜΕΝΗΣ 1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ός τε τῶν ἐν τῴ ἐργαστηρίῳ καὶ πρὸς τοῦ Ἁρείου καὶ πρὸς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υλευτῶν καὶ πρὸς τοῦ Ἁρείου αὖθις καὶ πρὸς τῶν τραπεζι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υόντων καὶπρὸς τοῦ Ἁρείου πάλιν. περὶγὰρ τῶν τοιούτων μάλισ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δετο λόγῳ φιλονικῶν. τήμερον δ’ οῦν περὶ τῶν αὐτοκινή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κύκλων ὁ λόγος. ’Άγαν γὰρ βρέμονται, ἔφη, οἶ κάκιστ’ ἀπολού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οι οῦτοι ταχύνοντες ὥσπερ παράκοποι φρεν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Άρειος - ἐξαίφνης γὰρ ἐμέμνητο τόδε - Ὠνειροπόλη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ίκυκλον, ἔφη, πετ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ούρσλειος μονονουχὶ προσέκρουσε τῷ ὀχήματι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μπροσθεν, περιστρεφόμενος δέ πρὸς ’Ἀρειον καὶ τὸ πρόσωπον ο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ογγυλίδα παρέχων μεγάλην καὶ φοινικῆν καὶ μύστακα ἀ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ύσασαν βοὴν ὑπέρτονον ἐφίεις Μὴ πέτονται, ἔφη, οἶ δίκυκλ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πισκωπτόντων Δουδλίου καὶ Πιαροῦ, ὁ Ἄρειος Ὀρθ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εις, ἔφη, ὠνειροπόλουν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ρημένῳ δὲ τοῦτο παραυτίκα μετέμελεν αὐτῷ. οἱ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ρσλειοι τὰ τ’ ἄλλα αὐτῷ ἐνεκάλουν καὶ τὸ περιττὰ ἐπερωτᾶ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δὴ καὶ τὸ ἄγαν διαλέγεσθαι περὶ τὰ μὴ κατὰ λόγον γενόμε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τ’ ὄναρ φαινόμενα εἴτ’ ἐν εἶκόνι γεγραμμένα, δεδιότες δηλαδὴ μ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ως σφαλερόν τι μάθ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δέ τούς κήπους ἄλλοι ξυγκατέβαινον πολλοὶ μετὰ γυναικ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αίδων - σχολὴ γὰρ ἦν ἅπασι καὶ πολὺς ἥλιος. οἱ δέ Δούρσλει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κοντες τῷ μέν Δουδλίῳ καὶ τῷ Πιαρῴ παγωτὰ μεγάλα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κολατὰ ἐπρίαντο - παγωτὸν γὰρ καλοῦσιν οἱ ἐνθάδε ἁφρόγαλά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πηγμένον καὶ ἡδυσμένον - Ἁρείῳ δέ ἀδάπανόν τι, γλύκυσ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ω κρυστάλλινον λεμωνίου χυμῷ πεποιημένον. καὶ οῦκ ἂν ἔλαβ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ὲ τοῦτέἷ μὴ ἡ παγωτόπωλις ἐκ τῆς ἁμάξης μειδιῶσα ἤρετο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έλει, φθάσασα ἐκείνους ἀφέλξοντας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οὐ φαῦλον ε”κρινε τοῦτο περιλιχμώμενος δι’ οῦ ἐθαύμαζ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ες πίθηκον τὸ κράνιον ἀφθόνως κνώμενον καὶ μάλ’ ὡμοιω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Δουδλίῳ, ὡς ᾤετο, πλὴν ἀλλ’ οὐκ ἦν λευκόθρι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ήμερον δὴ πλέον εὐφραίνεται ἢ ἐκ πολλοῦ. ἐβάδιζε μέντ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λίγον ἀφιστάμενος τῶν Δουρσλείων, εὐλαβούμενος μὴ οἶ παῖδες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σημβρίας γὰρ γενομένης προσκορές ἤδη αὐτοῖς ἐγίγνετο τὸ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ζῴων - μὴ ἐπιτρέπωνται πρὸς τὸ μάλιστ’ αὐτοῖς ἀρεσκόντως ἕ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 ἐστὶ τὸ τύπτειν αὐτ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όξαν δὲ ἐδώδιμόν τι λαβεῖν ἐν τῶ τῶν κήπων ἑστιατορίῳ,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ος οὕτως ἐδυσχέραινε περὶ τῆς θυλακοδόξης - αὑτὴ ἐστ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γωτόν τι παμμέγεθες δή - ὡς πάνυ ὑπὸ μέτρου οὔσης, ὥστε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ῖος τούτῳ μὲν ἄλλην καί μείζω Ἁρείῳ δέ τὸ λείψανον τῆς ἄρ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ειμένης ε”δωκεν ἐσθί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20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ὕστερον δέ λογισάμενος ταῦτα συνῄδει ἑαυτῷ τοσαύτης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ποτμίας οὐ διὰ μακροῦ μέλλοντι ἀπολαύσ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νίκα δέ δείλη ἐγένετο εἰσῆλθον εἰς οἶκίδιόν τι οῦ ἕρπε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τρέφετο παντοδαπά. ψυχρὸν δὲ ἦν ε”νδον καί σκοτῶδες. καὶ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θυρίδων τῶν παρὰ τοίχους πεφωτισμένων ἴδοις ἂν γαλε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ντοίας καὶ δράκοντας περὶ κλάδους ἢ λίθους ἕρποντας καί ι’λυ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ωμένους. ὁ δέ Δούδλιος καὶ ὁ Πιαρὸς ἐχίδνας μεγάλα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ὀβόλους ἤλπιζον ὄψεσθαι καὶ πύθωνας παχεῖς καί ἀνθρωπ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τόνους· ἐκεῖνος δέ ταχέως δράκοντα ηὗρε τὸν τῶν ἐκεῖ μέγισ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λικοῦτον δὴ φαίης ἂν πεφυκέναι ὥστε δὶς περιελισσόμενον αὐ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τοῦ Δουρσλείου ὄχημα συνθραῦσαι ὡς φορυτοδοχεῖον ποιη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ν. οὐ μὴν οὐδὲ τότε ἤθελε ποιῆσαι τοῦτο, ἐκάθευδε γάρ.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ν Δούδλιος τὰς ῥῖνας παρέχων ὥσπερ πρὸς τὴν <text:soft-page-break/>ὕαλον κεκολλ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ας, ἀτενές πρὸς τὰς ἕλικας αὐτοῦ ε”βλεπε μελαίνα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ρμαιρ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ᾶξον ὅπως κινηθήσεται, εἶπε τῷ πατρί, κρούσαντος δ’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ὴν ὕαλον, οὐδὲν ἐκινήθη ὁ δράκ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κελευσθέντος μὲν τοῦ πατρὸς αὖθις τὸ αὐτὸ ποιῆσαι, κρο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ντος δέ αὖθις τοῖς κονδύλοις, ὁ δράκων ε”τι καθεύ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ος μέν οῦν Κεκόρημαι τούτου, ἔφη στένων καὶ ἀπ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ρειος πρὸ τῆς ὑάλου ἑστὼς βλέπει πρὸς τὸν δράκοντά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ἐθαύμασεν ἂν εἶ οὗτος ἀμέλει κεκορημένος καὶ τέθνηκε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δεχόμενος οὐδέποτε πλὴν ἀνθρώπων βλακικῶν τοῖς δακ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ύλοις πρὸς τὴν ὕαλον ἀεὶ κρουόντων καὶ λυπῆσαι πειρωμέ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κίων γὰρ ε”δοξεν ἡ τοιαύτη δίαιτα ἢ τὸ ἐν σκευοφυλακίῳ κοι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ᾶσθαι δεχόμενον μόνην τὴν Πετουνίαν κρούουσάν τε πρὸς τὴν θύ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ξεγεῖραι πειρωμένην. ἐξεῖναι γὰρ αὐτῷ γοῦν τὴν ἄλλην οἰκ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ελθ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ράκων ε”λυσεν ἄφνω τοὺς ὀφθαλμούς. ι’δού· καὶ γὰρ τήν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φαλὴν βραδύτατα ἀνακύψας καὶ τοῦς ὀφθαλμοὺς παρασχὼν ἐ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ἴσου τῷ Ἀρείῳ, ἐσκαρδάμυξε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δέ τέως μὲν ἀτενέσι τοῖς ὀφθαλμοῖς κέχηνε, ἔπειτα δέ εὐλα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θεὶς μὴ παρών τις αἴσθηται αὐτοῦ, πάλιν δέ πρὸς ἐκεῖνον ἀπ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έψας, ἐσκαρδάμυξε καί αὐτ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νεύσας ὁ δράκων τῇ κεφαλῇ πρὸς τούς Δουρσλείου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άνω τὰς ὀφρῦς ἀνασπάσας, πρὸς τὸν ’Ἀρειον ἀφελῶς ἔβλεψ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βουλόμενος εἰπεῖν ὄτι ’Έμοιγε καθ’ ἡμέραν συμβαίνει ταῦ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ῷδα, ἦ δ’ ὃς τονθορύζων δι’ ὑάλου αὐτῷ, οὐ πεπεισμένος ε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ει. Λυπηρὰ γὰρ ταῦτα δηλονότ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κατένευσε βιαί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ΥΑΛΟΥ ΤΗΣ ΗΦΑΝῙΣΜΕΝΗΣ 2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θεν τῆς γῆς ἦλθες, ε”φη ὁ ’Ἁρειος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τῇ οὐρᾷ διασείσας γράμματα ε”δειξε πρὸς τῇ ὑάλῳ. π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έψας οὖν ἐκεῖνος ἀνέγνω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καλῶς εἶχε τὰ ἐκεῖ;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 δὲ μάλ’ αὖθις διασείσαντος πρὸς τὰ γράμματα,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έον ἔτι ἀναγνοὺς ὅτι ΤΟΥΤΟ ΤΟ ΖΩῙΟΝ ΕΝ ΚΗΠΟῙ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ΓΕΝΝΗΘΗ, Οὔκουν, ἔφη, Βρασιλίαν ἐπελήλυθας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νεύσαντος δ’ αὐτοῦ τοσοῦτ’ ἐθορύβησέ τις ὄπισθεν αὐ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πάντως φοβεῖν ἀμφοτέρους μεγάλῃ τῇ φώνῃ λέγων ὅτι 1Ὠ</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ε, Ὦ Δούρσλειε, δεῦρ’ ἔλθετε· βλέψατε πρὸς τόνδε τὸ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ράκοντα. ἄπιστον γὰρ καὶ τερατῶδές τι πάσ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ούδλιος σαῦλόν περ βαδίζων ὡς δυνατὸν ἦν τάχισ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ῆλ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σὺ ἄπιθι ἐκποδών, ἔφη, τὸν δ ’Ἄρειον ἀφύλακτον ἐπιπεσ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ὕβρισε τὰ στέρνα πατάξας ὥστε πρὸς τοῦδαφος ῥάξ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δ’ ἐντεῦθεν οὕτω ταχέως ἐπεγένετο ὥστε μηδένα ἀκριβ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δεῖν ὅ τι καὶ ξυνέβη. καὶ γὰρ ἐν ἀκαρεῖ ἅμα μὲν ὁ Πια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Δούδλιος πρὸς τῇ ὑάλῳ ἐπικλινόμενοι παρίσταντο, ἅμα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λακτοῦντες ἆνεπεπηδήκεσαν. ὁ δ’ Ἄρειος κεχηνὼς ἀνέκυψε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ὑάλινον τὸ πρὸ τῆς τοῦ δράκοντος ἕδρας ἔμπροσθεν προβεβ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μένον, τοῦτο νῦν δὴ εἰς τὸ πᾶν ἠφάνιστο. τοῦ δέ δράκοντος ἐκε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ουδῇ ἐξελιξάμενος τε καί χαμᾶζε ὀλισθάνοντος, οἱ ἐν τῷ οἷκ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μήματι κεκραγότες ὁμοῦ πρὸς τὰς ἐξοδοῦς πανταχό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τρεχον. παρολισθάνων δέ ε”δοξε τῴ γε Ἀρείῳ συρίσσων τι μιξ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ρβάρῳ τῇ φωνῇ φθέγξασθαι ὅτι Φροῦδός εἰμι πρὸς Βρασιλ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ησόμενος. εὐχαριστῶ σοι, ῶ ἑταῖρε. εἰς τὸ καλ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ἑρπετόφυλαξ καταπεπληγμένος συνεχῶς ἐρωτῶν Ἀλλὰ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άλινον, ἔφη, ποῖ γῆς ἀπηλλάγη; ποῦ τὸ ὑάλι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ῇ μὲν Πετουνία παραμυθησόμενος ὁ ἐπὶ τῶν κήπων αὐτὸ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οτόν τι ἀκεσφόρον θερμὸν καὶ γλυκὺ δίδους - τέϊον δέ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οῦσι - συγγνώμην παραιτεῖτο. ὁ δέ Πιαρὸς καί ὁ Δούδλιος ὅλ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χον πρὸς τῴ μεγάλ’ ι’άχειν. οὐ μὴν ἀλλ’ ἐδόκει τῷ γ’ Ἁρείῳ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άκων οὐδὲν πρᾶξαι ἐκτὸς εἶ παίζων τι τῶν πτερνῶν αὐτοῖς πρ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ποίησατο ὀδὰξ λαβέσθαι. καίτοι πάλιν καθημένων πάντων ἐ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χήματι, ἐμυθολόγει μὲν ὁ Δούδλιος ὡς ὁ δράκων τὸ σκέλος μο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υχὶ ἀπέδηξεν, ἐτραγῴδει δέ ὁ ἕτερος ὡς ἐπενόει ἐν ἕλιξι λαβ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ιγχθέντα ἀποπνῖξαι. ἀλλ’ ὃ μάλιστα ἐλύπησεν αὐτὸν τόδ’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γήσατο γὰρ Πιαρὸν ἐν ἑαυτῷ γενόμενον εἰρηκέναι ὅτι Ὁ ’Ἀ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ελέγετο μετ’ αὐτοῦ· ἦ οὐκ ὀρθῶς λέγω, ὦ Ἅ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22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ἰχομένου οὖν οἴκαδε τοῦ Πιαροῦ, μέχρι τούτου γὰρ ἐχρόνιζε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ρσλειος ἐνεργῶς καθήπτετο τοῦ Ἁρείου εἷς τοσοῦτον ὀργ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ηλυθὼς ὥστε μηδὲν ὡς εἰπεῖν αὐδῆσαι· μόλις δ’ ἀφίετο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ήματα τάδε δύσπνους περ ὤν· ’Ἁπιθν πρὸς σκευοφυλάκιον· κατ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νε αὐτοῦ· ἐδέσματ’ οὐδένα, πρὶν συμπεσεῖν εἷς δίφρον, τῆς χολ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ἐπιζεούσης ὥστε τὴν γυναῖκα ἐδέησεν εὐθὺς δοῦναι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μετάξης πάνυ πολύ πιεῖν - τοῦτον γὰρ ποιοῦνται τὸν ποτόν ο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νῦν τὸ πνεῦμα ἀποστάζοντες ἀπὸ τοῦ ἀκρά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ὕστερον δέ ἐν τῷ σκευοφυλακίῳ κατακείμενος καί ὑπὸ μακρ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ζόφῳ γενόμενος ὁ ’Άρειος σφόδρ’ ἐπόθει ὡρολογίου. τὴν γὰρ ὤ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εἰδώς, οὐδ’ εἷ οἱ Δούρσλειοι ἤδη εἷς ὕπνον κατηνέχθη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οβεῖτο μὴ οὐ πρὸς τὸ ἀκίνδυνον εἴη τὸ εἷς τούπτάνιον ἕρπ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τησόμενον, μὴ καθευδόντων αὐ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ὰ γὰρ τοῖς Δουρσλείοις βίον διῆγεν ε”τος τοῦτο δέκατο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ῄδει ἀεὶ τεταλαιπωρηκὼς ὅσον χρόνον ἐκ βρεφυλλίου ἐν μνήμ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φύλαχεν, ἐξ οὗ ἀπέθανον οἱ γονεῖς ἐν τῇ ὀχημάτων συγκρούσ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ῃ. οὗ μὴν οὐδ’ ἐμέμνητο αὐτὸς παρὼν τότε ἐν τῷ ὀχήματι ὅ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τελεύτησαν· ἀναμιμνησκομένῳ δὲ αὐτῷ ε’νίοτε τοῦ πάλαι εἶργ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ὸ. μακροῦ ἐν τῷ σκευοφυλακίῳ μόλις εἰσῄει τοιόνδε τι·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ν ἑωρακέναι, ὡς ἐφαίνετο, φῶς τι χλοαυγές ὥσπερ ἀστραπ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λάμπον, ἀλλὰ καὶ τὸ μέτωπον πεπονθέναι ἀφόρητόν τι. ταῦ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εἶναι, ὡς εἰκάσαι, τὰ τῆς συγκρούσεως, πλὴν ἀλλ’ οῦ ξυνι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χλοαυγὲς ὅθεν γένοιτο. τῶν δ’ οὖν γονέων οὐδὲν ἐμέμνητο, ἐπ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μὲν Δούρσλειοι οὐκ ε”λεγον οὐδὲν περὶ αὐτῶν οὐδέποτε, οὐδ’ ἐξῆ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ρωτᾶν δήπου, φωτογραφία δ’ οὐδεμία ὑπῆρξεν αὐτῶν ἐν τῇ οἰκί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ν δέ τῷ πρὸ τοῦ χρόνῳ πόλλ’ ὀνειροπολῶν ἤλπιζε μὲν τῶν ἀνα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ων ἆγνωτόν τινα ἀφίξεσθαι διασώσοντα αὐτόν, μάτην δέ. συ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εῖς γὰρ χωρὶς τῶν Δουρσλείων οὐχ ἔχειν. ἐνίοτε δέ τῶν τυ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ντων τις, ὥς γε ἐδόξαζεν ἢ μᾶλλον ὡς ἤλπιζε, καὶ ἐγνώρι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ν. τούτων δέ πολλοὶ βάρβαροι ὄντες σχῆμα βαρβαρικὸν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εῖχον. ποτὲ μέν γὰρ ἅνθρωπος νᾶνος πιλίδιον φορῶν ὑψηλὸ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ὀειδές προσεκύνησεν αὐτὸν ἀγοράζοντα μετὰ τῆς Πετουνία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Δουδλίου. ἡ δέ ὀργίλως ἐλέγξασα αὐτὸν εἴ γε τὸν ἄνθρωπ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νωρίζοι, εὐθὺς ἀπέσπασεν αὐτοὺς ἐκ τῆς ἀγορᾶς οὐδέν πρια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ὲ δέ γραῦς τραχὺ βλέπουσα καί πράσινα ἐνδεδυμένη τὰ πάντα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ωφορείῳ ἐχειρονόμησεν ὥσπερ φιλοφρονησομένη αὐτόν. πρώην δ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ὖ ἄνθρωπός τις φαλακρὸς μέχρι τῶν σφυρῶν πορφυρίδα σύ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έπλεξε μὲν αὑτὸν ἐν τῇ ὁδῷ, ἀπέβη δὲ οὐδὲν φθεγξά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ᾶγμα δέ παραδοξότατον ἦν τὸ εὐθὺς ἀφανισθῆναι ἑκάστοτε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ούτους ὅταν ὁ ’Άρειος ἐπιχειροίη ὁμιλῆσαι μετ’ αὐ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ΥΑΛΟΥ ΤΗΣ ΗΦΑΝῙΣΜΕΝΗΣ 2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έ τῷ διδασκαλείῳ οὐδεὶς παρίστατο τῷ Ἁρείῳ. πάντες γὰ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ἷ φοιτῶντες ᾔδεσαν τοὺς ἀμφὶ τὸν Δούδλιον μισοῦντας ἐκεῖνο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ἱμάτιά τε μείζω ὑπερ τὰ νόμιμα ἔχοντα καὶ διερρηγμένα τὰ δίο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α· καί μὴν οὐδεὶς ἤθελεν ἀπᾴδειν ἀπ’ ἐκεί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 ΑΠ’ ΟΥΔΕΝΟΣ ΕΠΙΣΤΟΛ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όλασιν τοίνυν ἐκ τῆς τοῦ δράκοντος τοῦ Βρασιλικοῦ διαφυγ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λαυσε μακροτέραν ὁ ’Άρειος ἢ πρὸ τοῦ· λυθεὶς δέ τέλος ἀπ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σκευοφυλακίου, θέρους ἤδη μεσοῦντος τούς ἑτέρους μαθη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έλαβεν σχολάζοντας. ἀτὰρ καὶ τὰ τοῦ Δουδλίου τὰ νεωστ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τημένα ἐπεπόνθειν ἤδη ὦδε· τοῦτο μὲν τὴν κάμεραν κ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τογραφικὴν καί τὸ ἀεροσκάφος τηλεχειριστέον ἔπραξεν ὥσ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αγέναι, τοῦτο δ’ ἐπὶ τοῦ δικύκλου ἀγωνιστικοῦ τὸ πρῶ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νιοχήσας κατέβαλε τὴν Συκέαν αὐτοῖς τοῖς σκήπτροις χωλὴν ἔ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σαν διὰ τὴν τῶν μυρσίνων ὁδὸν προβαίνου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δὺ δ’ οὖν τὸ μήκετι εἷς διδασκαλεῖον, ὅμως δ’ ἀηδίαν ἀνείχ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Ἄρειος καθ’ ἡμέραν πρὸς τῶν περὶ τὸν Δούδλιον ἀεὶ ἐν τῇ οἰκ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τριβόντων, Πιαρὸν λέγω καὶ Δέννον καί Μαλακὸν καὶ Γορ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ωπόν, ἐπίσημον ὄντα ἕκαστον διὰ πάχος τε τῆς σαρκὸ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ακείαν τῶν φρενῶν. ὥστε ὁ Δούδλιος μὲν ἅτε πάντων παχύτ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βλακότατος πεφυκὼς εἰκότως ἐστρατηλάτει, οἷ <text:soft-page-break/>δ’ ἕτερ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ακολουθοῦντες ἥδοντο μετ’ αὐτοῦ διατρίβην ἀσκοῦντες ἣ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πλείστου ἐποιεῖτο, τὴν ἁρειοκυνηγίαν λέγ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θ’ ὧν ὁ Ἄρειος ἀπεδήμει ἐφ’ ὅσον ἐδύνατο ἀπὸ τῆς οἰκ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ρρω περιπλανώμενος καὶ φροντίζων τὰ μετὰ τὸ θέρος. ἐλπίδ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καί σμικρᾶς δὴ τόθ’ ὑποφαινούσης ᾔσθετο. τοῦ γὰρ ἔτ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μετόπωρον γενομένου ἀπὸ τοῦ Δουδλίου τὸ πρῶτον τοῦ β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σεσθαι φοιτῶν πρὸς φροντιστήριον. τοῦτον γὰρ ἕνα γεγράφ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μαθητῶν τοῦ πατρῴου φροντιστηρίου ἐκείνου, Σμέλτιγ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ουμένου - τοῦτ’ ἐστὶν ἑλληνιστὶ Χωνεύσεις. καί τὸν Πιαρ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υχοῦν αὐτόσε φοιτήσειν. μαθητεύσειν δ’ αὐτὸς τοῖς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ωνουάλλης - αὕτη δ’ ἑλληνιστὶ Κώλυσις καλεῖται, οὖσα ο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χολεῖον μονοτόιξιον καλοῦσιν οἱ νῦν, ὡς τῶν μαθητῶν οὐδαμ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αιρέτων ὄντων φοιτᾶν δ’ ἐξὸν τῶ βουλομένῳ. τοῦτο δ’ ε”δοξε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 Δουδλίῳ γελοῖ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ὺς γὰρ νέον εἷς τὸ σχολεῖον ἐκεῖνο ἐπελθόντας, ἔφη, βρέχου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ΑΠὌΥΔΕΝΟΣ ΕΠΙΣΤΟΛΑΙ 2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ίκα ὤσαντες πρανεῖς εἷς τὴν ἄφοδον - τὸν γὰρ κοπρῶ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ᾐσχύνετο φθεγγόμενος. ἆρα δοκεῖ σοι ἐπάνω ἐλθόντι γυμνάζεσθ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ερὶ ταῦ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κιστά γ’, ἦ δ’ ὅς. ἀθλία γοῦν ἡ ἄφοδος δεινότερον οὐπώπο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θοῦσα ἢ τὸ τὴν κεφαλήν σου δέξασθαι, εἰκότως ναυτιᾶν κιν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νεύσει. ταῦτ’ εἶπῶν ἀπέδραμε πρὶν ἐκεῖνον λογίσασθαι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ρη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ῆνος δ’ οὖν τοῦ Ἰουλίου ἡ Πετουνία, δέον ἀγαγεῖν τὸν Δούδλ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νὸίνονδε ὠνησόμενον τὴν πρὸς Χωνεύσεις στολήν, ε”λιπε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ν παρὰ τῇ Συκέα. ἡ δ’ ἐδόκει φιλικώτερον διακεῖσθαι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ν ἦ τὸ πρίν. ὑπεσκελισμένη γὰρ, ὡς τὸ πρᾶγμα ἀπέβη, ὑφ’ ἑν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αἰλούρων, οὐκέτι ὡσαύτως φιλαίλουρος ἦν. καὶ γὰρ οὐ μό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ασεν αὐτὸν κατὰ γνώμην τηλεορᾶν, ἀλλὰ καί ἔδωκεν αὐτῷ π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ῦντος σοκολάτου’ γευσαμένος δέ ὁ ’Άρειος εἴκασε τεθησαυρισμ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ν αὐτὸν πόλλ’ ἔτ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δὴ δ’ ἑσπέρα ἐγένετο, ὁ Δούδλιος ἐπίδειξιν ἐποιήσατο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υρσλείοις τῆς καινῆς στολῆς. οἷ γὰρ μαθηταὶ οἶ τῶν Χωνεύσε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μπέχονται ὧδε· φορεῖ ἕκαστος φοινικῆν τ’ ἐφεστρίδα θωρακοειδ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τεταμένην πρὸς τὸ ὀπίσω εἰς οὐράν τινα - ὃ καὶ οἱ ἐπιχώρι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ϊλκωτ καλοῦσι ”- καὶ θυλάκους κροκωτούς - τοῦτο δέ νικήβρο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 καί πέτασον ἐκ καλάμης ἐσκευασμένον - καὶ <text:soft-page-break/>τοῦτο ναυτικόν -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ὴ καί βάκτρον τι ὀζῶδες. πρόχειρα γὰρ τὰ βάκτρα παρέχου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α ἵνα ῥαπίζωσιν ἀλλήλους λαθόντες τοὺς διδασκάλους.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ὁμολογεῖται τοῦτο παίδευσιν εἶναι χρηστὴν πρὸς τούπ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ῖς εἰς ἄνδρας τελοῦ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επόντων τοίνυν ἁπάντων πρὸς ἐκεῖνον τοὺς καινοὺς θυλ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υς ἀμπεχόμενον, ὁ Δούρσλειος μεγαλαυχούμενος μὲν ὀλίγο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θέγγεσθαι δυνάμενος οὐκ ἔφη λαμπροτέραν ἑωρακέναι ἡμέραν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άει ὤν’ ἡ δέ γυνὴ δακρυρροοῦσα οὐκ ἔφη τοῖς ὄμμασι πίστιν ἔχ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ρῶσα τὸ βρεφύλλιον αὐτῆς Δουδλιδιδίον νεανίαν ἐκτελῆ γεγενη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ν καί ὡραῖον ὡς σφόδρα· ὁ δ’ αὖ “Ἀρειος οῦκ ἐτόλμα φάναι ὁτι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η”δη κατεαγώς που δύο τῶν πλευρῶν διὰ τὸ μὴ ἀνέδ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καγχά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ὑστεραίᾳ εἷς τούπτάνιον ἐλθὼν ἀριστοποιησάμενος,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υσάχθη δυσοσμίας αἰσθόμενος, ὡς ᾤετο, ἐκ μεγάλου χαλκίου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πλυνῷ κειμένου, καί ἐμπεπλημένου - τοῦτο γὰρ φανερ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νετο αὐτῷ ἀκριβέστερον σκοποῦντι - ῥάκεσι ῥυπάροις ἐν ὕδα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ολερῷ νηχομέν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αὶ τοῦτο, ἔφ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ἡ δέ Πετουνία ὥσπερ τὸ ε”θος χείλη μύσασα ὡς ἀγανακτοῦ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26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τολμήσαντι προτεῖναι ἐρώτημά τι Αὕτη γε, ἔφη, ἡ σὴ στολὴ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παιδείαν καιν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Ἄρειος Ἀλλ’ οῦκ ἠξίουν, ἀπεκρίνατο, δεῖν αὐτὴν οὕτ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γρὰν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λεπαίνουσα δέ Μὴ φλυαρήσῃς, ἔφη. ἐγὼ γὰρ βάπτω σοι ε”ν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περιττῶν τοῦ Δουδλίου ἱματίων φαιὰ ποιησομένη ἵνα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νερὸς ᾗς τὸ σχῆμα σύ διαφέρων τῶν πολ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ερὶ τοῦτο σφόδρ’ ἠπίστει μὲν οὗτος, ἔδοξε δ’ ὅμως μηδ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τειπεῖν. καθήμενος οὖν παρὰ τὴν τράπεζαν ἐπειρᾶτο μὴ βαρύ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θαι ἐνθυμούμενος τὰ τῆς πρώτης ἐν Κωλύσει ἡμέρας εἴ γ’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έλωτ’ ὀφλήσει ἀμπεχόμενος δοκοῦντα περιτμήματα ἢ καττύ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 ἐλέφαντος σύφαρος πεποιη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ελθόντων δέ τοῦ Δουρσλείου καί τοῦ Δουδλίου τὰς ῥῖν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σπώντων διὰ τὸ μὴ μύρου πνεῖν τὰ πλυνόμενα, ὁ μὲν ὅλος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ἐφημερίδα ἧν, ὁ δέ συνεχῶς τῷ χωνευτικῴ βάκτρῳ τὴν τράπ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ζαν ἔκοπτε - τοῦτο γὰρ πανταχοῦ ἐφόρει. καὶ ἥκουσαν τότε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τύπον τοῦ γραμματοκιβωτίου τότε δέ δοῦπον τῶν ἐπιστολῶν πρὸ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οῦδαφος πιπτουσ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τὴν ἐφημερίδα ε”τι προβαλλόμενος ’Ένεγκέ μο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ς ἐπιστολάς, ὦ Δούδλ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ὑπολαβὼν Πρᾶξαι σύ, ἔφη, ὅπως ’Άρειος οἴσ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αὖ ’Ἐνεγκέ μοι, ἔφη, τὰς ἐπιστολάς, ῶ ’Ἀρει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Πρᾶξαι σύ, ἔφη, ὅπως Δούδλιος οἴσ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κεῖνος Σκάλευ’ αὐτὸν τῶ χωνευτικῷ, ὦ Δούδλ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το μὲν ἀπαμυνάμενος ὁ “Αρειος μετελθὼν δέ τὰς ἐπι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λάς, τρία ἐπὶ τῷ φορμῷ κείμενα εἶδε· τὸ μὲν παρὰ τῆς Μάργ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ἀδελφῆς τοῦ Δουρσλείου τότε ἐν τῇ Οῦέκτει ἀποδημούσης δε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ριον ὃν ἐπιστολικόν, τὸ δέ ξανθόν τι περιβολάδιον ἐν ὅτῳ εἰκότ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άμματα εὕροις ἂν ἀργυρίου ἀπόδοσιν ἀπαιτοῦντα, τρίτον δέ,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ινότατον, ἐπιστολὴν πρὸς ἑαυτὸν διαπεμφθεῖσαν. ἀναλαβὼν γ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τενίζει πρὸς αὐτήν, ψαλλομένης δὴ τῆς καρδίας καθάπερ εἰ ταιν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κόμμι ἐλαστικοῦ μεγάλην ἔκρουσεν. οὐδεὶς γὰρ δι’ ὅλου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ίου ἐπιστολὴν ε”γραψεν αὐτῷ, οὐδὲ συνῄδει οὐδενὶ γράψαι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υλομένῳ, οὐχ ὑπαρχόντων οὔτε ἑταίρων οὔτε συγγενῶν. οὐδ’ α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όλιόν τι ἐδέξατο τοιοῦτο οἷον οἱ σκαιοὶ τῶν βιβλιοφυλάκ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μπουσιν ἀπαιτήσοντες βιβλίον, ὡς βιβλία δὴ οὗ <text:soft-page-break/>χρησάμενός πο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ὸ τῆς δημοσίας βιβλιοθήκης. ἰδοὺ πρόκειται ἐπιστολὴ εὔστο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ὴ ἐπιγραφὴν παρέχουσα εἰς τοσοῦτο ἀκριβείας γεγραμμένην ὥσ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ηδαμῶς ἁμαρτ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 ΑΠ’ ΟΥΔΕΝΟΣ ΕΠΙΣΤΟΛΑΙ 2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ν ’Ἀρειον Ποτῆ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ὑπὸ κλίμακι σκευοφυλάκ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δὸς τῶν μυρσίνω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ίτελ Οὐίντζιγ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ῦ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έ περιβολάδιον παχύ τ’ ἦν καῖ βαρύ, ὡς ἐκ διφθέρας π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υασμένον, καὶ ὑπόξανθον. οἱ δέ τῶν γραμμάτων χαρακτῆρ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άῖνοι. γραμματόσημον μὲν οὐδέν, πορφυροῦν δέ σφράγισ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ήρινον - τοῦτο γὰρ εἶδεν ἀναστρέψας αὐτὴν τῶν χερῶν τρεμουσῶν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ᾧ τετυπουμένοι λέων καῖ ἀετὸς καὶ ὄφις καὶ γαλῆ καὶ ἐν μέσ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άμμα τι μέγα οἷον τὸ ὖ ψιλ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ούρσλειος ἀπὸ τοῦ ὀπτανίου βοῶν Σπεῦδε, ἔφη, ὦ παῖ,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λῶτα παρασχὼν ἑαυτῷ Τί πράττεις,· ἢ περὶ ἐπιστολῆς πυ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όρου πολυπραγμον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ἐπὶ τὸ ὀπτάνιον ἐπανῆλθεν, ἀτενίζων ἕτι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οῦ ἐπιστολήν. καί τὰ μὲν - λέγω γὰρ τὸ δελτάριον ἐπιστολικ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 ξανθὸν περιβολάδιον - τῷ Δουρσλείῳ <text:soft-page-break/>παρέδωκε, τὸ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οῦ καθήμενος πάλιν ὡρμήθη βραδέως ἀνοῖξ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ἕτερον μέν - τὸ γὰρ ξανθὸν τοῦτ’ ἔτυχεν ὅν - σχίσας τ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οίξας ἐβδελύχθη, ἕτερον δέ ἀνατρεψά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 Μάργη, ἔφη, μαλακῶς ε”χει κόγχην καταπιοῦσα κακ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ούδλιος ἐξαίφνης Ὦ πάτερ, ε”φη παππίζων, ὦ πατρίδ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ε”χει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δ’ ἔτι μέλλοντα διαπτύξαι τὴν αὑτοῦ ἐπιστολήν - πεποιη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ἔτυχε τῆς αὐτῆς διφθέρας τῷ περιβολαδίῳ - ε”φθασεν ἐκ χε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αχέως ἀφαρπάσας ὁ Δούρσλειος. ὁ δέ πάλιν ἁρπάσαι ἐπιχειρή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όν, ἔφη,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κεῖνος μυκτηρίζων Τίς γὰρ σοί, ἔφη, γράψαι βούλοιτ’ 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γοῦν ἐπιστολὴν σείσας καὶ μίᾳ χειρὶ ἀπλώσας παρέβλεψ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αβολὴν δέ τοῦ προσώπου εἶδες ἂν θάττω ἐξ ἐρυθροῦ εἰς χλωρ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τῶν ἐν λεωφόρῳ φαναρίων. ἀλλ’ οῦκ ἀπέχρησε τοῦτό γε·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κροῦ γὰρ τοσοῦτο ὠχριακῶς ὥστε καί ὀλίγον διενεγκεῖν πτισά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υ ἠμελημένης, τὴν γυναῖκα μόλις ἐπωνόμασεν ὀτοτύ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ον δὲ ἐξαρπάσαι ἐπιχειροῦντα ἐκώλυσε κρατῆσαι με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ωρον αὐτὴν φυλαττόμενος. ἡ δέ Πετουνία τί ποτ’ εἴη θαυμάσασ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λάβετο μὲν αὐτῆς, στίχον δέ πρῶτον ἀναγνοῦσα, ὀλίγου ἐδέη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χρῆμα ὑπ’ ἰλίγγου καταπεσεῖν. ἐπιθεὶς δέ τὴν χεῖρα τ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αχήλῳ, καὶ φωνὴν ἀφιεῖσα ὀξεῖαν ὡς ἀποπνιγησομένη Οἴμο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Φέρνιον, οἴμοι τάλαι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2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βλεπον δέ συνεχῶς πρὸς ἀλλήλους ὡσπερεὶ ἐπιλελησμέ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παίδων ε”τι παρόντων. ὁ δέ Δούδλιος τῷ οὕτως ὀλιγωρεῖ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συνήθης ὢν, ἐρράπισε τὴν τοῦ πατρὸς κεφαλὴν τῷ χωνευτικ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ων ὅτι Ἐγὼ μάλα βουλοίμην ἂν ἀναγνῶναι ἐκείνην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Ἀρειος ’Έγωγε μάλιστα βούλομαι· ἐμὴ γάρ ἐ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ὖν ὁ Δούρσλειος Ἄπιτ’ ἄμφω, ε”φη ὠθῶν τὴν ἐπιστολ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εἰς τὸ περιβολάδιον. ’Ἁρειος ἐκινήθη μὲν οὔ, βοῶ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ἱστή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ὼ τὴν ἐμὴν, ἔφη, αἰτῶ ἐπιστο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ούδλιος ἅμα Πάρες ἔμοιγε ἰδ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αὖ Δούρσλειος Οὐκ ἐρρήσετε, ε”φη ἀναβοῶν, καὶ ἄμφω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χένος λαβὼν καὶ εἰς τὴν αὐλὴν ἐκβαλὼν τὴν θύραν ἐπήραξ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 εὐθὺς σιωπῇ μὲν σπουδαίως δ’ ὅμως προσεπάλαιο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ήλοις. ἑκάτερος γὰρ ἠθέλησεν αὐτὸς διὰ τοῦ κλειθριδ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ῦσαι. νικήσαντος δέ τοῦ Δουδλίου, ὁ ’Άρειος, τῶν διόπτρων ἐ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νὸς ῶτός ἐξαρτωμένων, πρανὴς ἔκειτο χαμαὶ ἐκτεταμένος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ον ἀκοῦσαι διὰ τὸ διεστηκὸς τὸ μεταξὺ τῆς θύρας καί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άφους. ἥκουσαν δέ τάδε τῆς Πετουνίας τρομερᾷ τῇ φων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θεγγομέ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Ὴν βλέψον μοι, ἔφη, εἰς τὰ τῆς ἐπιγραφῆς πῶς γὰρ εἶχον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ριβῶς εἰδέναι ὅπου καθεύδει, ὦ Φέρνιον, εἰπέ μοι· ἆρα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ροῦσι τὴν οἰκ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όν γε τηρεῖν ἐφορᾶν ἰχνεύειν ἡμᾶς, ἦ δ’ ὅς εἰκῇ μύ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Οἴμοι τί δραστέον,· ἔφη. ἦ ἀποκρινώμεθα πρὸς αὐ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τιγράψον δὴ τάδε ὅτι οὐ βουλόμε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έ τούτῳ ὁ “Αρειος ἑώρα τὰς ἀρβύλας μελαναυγεῖς τὰ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υρσλείου ἄνω κάτω ἐν τῷ ὀπτανίῳ περιπατοῦντος. τέλος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κουσε τοῦ Δουρσλείου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κιστα, ἔφη, ἥκιστά γε. χαιρέτω ταῦτα. ἐὰν δέ μὴ ἀντεπιθῶ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ήν ναί. τοῦτο γὰρ βέλτιστον, τὸ ἀμελῆσαι πά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δὲ γυναικὸς μελλούσης ἀντιφθέγξεσθαί τι ὑπολαβὼν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θέλω, ἔφη, ὦ γύναι, ξενίσαι οὐδένα τῶν τοιούτων ἐν τῇ οἰκί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ὔκουν τότε δὴ ἐφθάνομεν ἐπομοσάμενοι ἐπεὶ τὸν παῖδα ἀνειλόμε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 μὴν καθαιρήσειν τὸ ἀλιτήριον τοῦτο καὶ τὴν βωμολοχ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ἑσπέραν δέ ἀπὸ τοῦ ἐργαστηρίου ἐπανελθὼν καινότατ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παθεν οῖον πρότερον οὐδέποτέ πρὸς γὰρ τὸν Ἄρειον ἐν αὐτῳ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υοφυλακίῳ ἔβη. καὶ τεθλιμμένος περ ταῖς φλιαῖς μόλις εἰσῆλ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Άρειος παραχρῆμα Ποῦ ἐστὶν ἡ ἐμὴ ἐπιστολή; ἔφη. τ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τιν ὃς ἐπιστέλλει μοι ἐπιστο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 ΑΠ’ ΟΥΔΕΝΟΣ ΕΠΙΣΤΟΛΑΙ 2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βραχεῖ λόγῳ Οὐδείς, ἀπεκρίνατο. αὕτη γὰρ ἐπεστάλ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ι δι’ ἁμαρτήματος. διὸ κατακέκαυκα αὐ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Ἄρειος μάλα λυπούμενος Ἁμάρτημα δ’ οὐκ ἦν,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γραπτο γὰρ ἐν αὐτῇ τὸ σκευοφυλάκιόν μ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ούρσλειος τόν γε παῖδα εὐφημεῖν κελεύων τοσοῦτον αὐτ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έκραγεν ὥστε ἀράχνας οὐκ ὀλίγας ἀπ’ ὀροφῆς καταπεσεῖν. καὶ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κροῦ ἀσθμαίνειν τι ἔδει, ε”πειτα δὲ ὑπεγέλα, τὸ πρόσωπον μόλις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φαιδρὸν ἀναγκάσας, τοῦτό γε, ὡς ε’ὀικε, χαλεπώτατον 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ὲν, ἔφη. περὶ δέ τοῦτο ἡμεῖς τὸ σκευοφυλάκιον ἐνενοησάμεθα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κρὸν μὲν γὰρ αὐτό, μακρότερος δέ σὺ γεγένησαι - ἐννοησάμε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ὴ ὅπως σου μάλιστα κηδώμεθα, ἐγνώκαμεν ὅτι ἡδὺ ἔσται σο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νθένδε μεταστῆναι εἷς τὸ τοῦ Δουδλίου δώματιον τὸ ἕτε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ί;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Μήδεν ἱστορεῖν. ἅγε δή· ε”νεγκε πάντα ἐπάνω τὰ σκεύ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α εἷς τὸ ὑπερ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χε δέ τοῖς Δουρσλείοις οὕτω τοῦ ὑπερῴου ἡ θέσις. δωματ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τεττάρων ὑπαρχόντων, τὸ μὲν πρῶτον ἐκείνοις ἦν εὐνατήρ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έ δεύτερον λόγῳ μὲν ξένιον ε”ργῳ δέ ὡς ἐπὶ πολὺ τῇ Μάργ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αίρετον τῇ τοῦ Δουρσλείου ἀδελφῇ, τὸ δέ τρίτον καὶ τὸ τέταρ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γε Δουδλίῳ“ ἐν μὲν γὰρ ἑτέρῳ ἐκάθευδεν, ἑτέρῳ δέ τά τε παί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ια κατέθηκε καί τὰ ἄλλα σκεύη περιττὰ ὅσα ὁ θάλαμος μὴ χωροί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ἅπαξ ἀναβὰς τὰ ἑαυτοῦ πάντα μετήνεγκεν ἀ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υοφυλακίου εἷς τὸ δωμάτιον. καῖ ἐπὶ τῇ κοίτῃ καθήμενος π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χόσε περιέβλεπεν. εἶδε γὰρ πάντα ὡς εἰπεῖν διεφθαρμένα· οἷον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χνημα κινηματογραφικόν τό μηνιαῖον ε”κειτο ὑπὲρ ἅρματος μάχ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κροῦ - τούτῳ γὰρ χρησάμενός ποτε ὁ Δούδλιος κατέβαλε τὸ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οικοῦντος κύνα. καὶ ἐν γωνίᾳ εἶδε τὸ σκεῦος τηλεοπτικὸν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ῶτον δεδωρημένον ὅπερ διέφθειρεν ἐκεῖνος λακτίσας, τοῦ π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άμματος τοῦ μάλιστ’ ἐρωμένου ἀναιρεθέντος. οἷκίσκος δ’ ἦ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ὀρνίθειος μέγας ἔνθα ψιττακὸς διέτριβέ ποτε. τὸ δ’ ὀρνίθ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τέδωκέ ποτε ἀνθ’ ὅπλου τινὸς ἀεροβόλου, ὃ ἐπὶ σανιδίῳ διεστρα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ον καὶ ἀνωφελές ε”κειτο ἐξ οὗ ἐκεῖνος κατ’ αὐτὸ ἐκάθισεν ἑαυ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δε δ’ αὖ βιβλία πολλὰ ἐπ’ ἄλλοις σανιδίοις κείμενα· ταῦτα μέντ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α τῶν ἐν τῷ δωματίῳ ἀκέραια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τωθεν δ’ ἤκουσε τοῦ Δουδλίου πρὸς τὴν μητέρα βοῶ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ᾶλλον δέ ὑλακτοῦντος. ὁ δέ ’Έγωγ’ οὐκ ἐθέλω ἐκεῖνον ἐνεῖ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θι, ἔφη. ἐγὼ γὰρ δέομαι τοῦ δωματίου αὐτός. πρᾶξαί μοι ὅ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πει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ενάξας δὲ ὁ “Αρειος ἐξέτεινεν ἑαυτὸν ε’πί τῇ κοίτῃ, πο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ιλοσοφῶν. χθές μὲν γὰρ ἐβούλετ’ ἂν οὐδέν μᾶλλον ἢ τὸ ἐνταῦ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30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εστηκέναι· τήμερον δὲ προείλετ’ ἂν καί ἐν τῷ σκευοφυλακ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ειν ἐφ’ ᾧτε ε”χειν τήν γ’ ἐπιστολὴν πρὸ τοῦ δεῦρο μεθεστηκ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ἔχ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ὑστεραίᾳ, ἐπειδὴ καιρὸς ἦν τοῦ ἀρίστου, πάντες σώφρον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ετρίους παρεῖχον ἑαυτούς. ὁ μέν γὰρ Δούδλιος παντοῖ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εγένητο· ἐβόησεν, ὕβρισε τὸν πατέρα τῷ χωνευτικῴ, ἤμεσεν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σκευῆς, ἐλάκτισε τὴν μήτερα, κατέρρηξε τὸ τοῦ θερμοκηπίου</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τέγος τῆν χελώνην ῥίψας εἷς αὐτό· ἀλλ’ οὐχ οὕτω τοῦ δωματ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εἰλήχει. τῷ δ’ Ἁρείῳ μεμνημένῳ τὰ χθές ὅπως ἀπ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όδρα δὴ μετέμελε τοῦ μὴ ἐν θυρῶνι ἀνοῖξαι τὴν ἐπιστολήν. οἱ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ὖ Δούρσλειοι δριμύ ε”βλεπον πρὸς ἀλλήλ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δὴ δέ ἧκεν ὁ ἐπ’ ἐπιστολῶν, ὁ Δούρσλειος, ὡς τὸν ’Ἀ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ιλοφρονούμενος, Δούδλιον ἐκέλευσεν ἐνεγκεῖν αὐτάς. ἤκουσας δ ’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 ἀνὰ τὸν θυρῶνα βαδίζοντος τῴ χωνευτικῷ κρούοντος τὰ ἐκ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ἄφνω ἐβόησε λέγων ὅτι Καινή τίς ἐστιν ἐπιστολή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ιον Ποτῆρα, τό στενότατον δωμάτιον, ὁδὸς τῶν μυρσίνω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φωνῇ ὥσπερ ἀποπνιγομένου του μόλις φθεγξά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πὸ τοῦ δίφρου ἀναπηδήσας, ἔδραμεν ἀνὰ τὸν θυρῶνα ὀλί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θάσας τὸν ’Ἀρειον ἀλλ’ ἐδέησεν αὐτὸν ὑποσκελίσαι τὸν Δούδλ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ἵνα κρατήσῃ τῆς ἐπιστολῆς· τοῦτο δέ χαλεπώτερον ἐγένετο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ίου ἐκ τοῦπισθεν λαβόντος αὐτὸν τοῦ αὐχένος, δι ’ ὀλίγου μὲν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παντα συνεχύθη, διαπολεμούντων αὐτῶν ἀλλήλοις καὶ πολι)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ωνευτικῴ ῥαπιζομένων, τέλος δέ ὁ Δούρσλειος ἀσθμαίνων 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έστη ἴσχων τῇ δεξιᾷ τὴν τοῦ Ἀρείου ἐπιστολήν. καί τῷ μὲν Ἀρεί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Ἁπιθι, ἔφη, ἄπιθι πρὸς τὸ σκευοφυλάκιον, πρὸς τὸ δωμάτιον λέγ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δέ Δουδλίῳ ’Ἁπιθι ἀτεχν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έ τῷ καινῷ δωματίῳ ἄνω καὶ κάτω περιπατῶν ὁ ’Ἁ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ογίζετο τάδε· εἶναι γὰρ οἵτινες ᾔδεσαν οὐ μόνον μεταστά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ν ἐκ τοῦ σκευοφυλακίου ἀλλὰ καὶ τὴν προτέραν ἐπιστολὴν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όντα. πῶς γὰρ τοὺς τοιούτους οὐ τὸ αὐτὸ αὖθις ἐπιχειρήσ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ηχανήσεσθαι οὖν αὐτὸς βουλευσάμενος βούλευμα τι καίριον ὅ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σφαλήσον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έ ὑστεραίᾳ ἐπειδὴ κατ’ ὄρθρον τὸ ἐγερτήριον ὡρολόγιον ἐσ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ιγξεν ἡμέραν, ὁ ’Άρειος εὐθὺς κατασιωπήσας αὐτὸ ὅπως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είρῃ τοὺς Δουρσλείους καὶ ἀψοφητὶ τὰ ἐσθήματα περιβ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ς, καί λύχνον οὐκ ἀνάψας λάθρᾳ ε”βη κά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λπιζε γὰρ περὶ τὸ ἔσχατον τῆς μυρσίνων ὁδοῦ καθιστά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ηρῶν τὸν ἐπ’ ἐπιστολῶν φθάσας λήψεσθαι τὰ γράμματα.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υ ἤδη ἀναπτοήμενος εἷρπε σκοταῖος ἐπὶ τὴν αὔλειον. ἐξαίφ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 ΑΠ’ ΟΥΔΕΝΟΣ ΕΠΙΣΤΟΛΑΙ 3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Παπαπαπαῖ εἶπε βοῶν, ἅμα δέ μετέωρος ἀνεπήδησεν. ξυνῄ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ἐαυτῷ πατοῦντι μέγα τι ἐπὶ τῷ φορμῷ κείμενον καί μαλακὸ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ὴ καὶ ἔμψυχον. λύχνον δέ τινος τῶν ἐπάνω ἀνάψαντος, ἐπὶ τῷ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δε τὸ μαλακὸν ἐκεῖνον χρῆμα πρόσωπον ἄρ’ ὃν τὸ τοῦ θείου, ὁ δ ’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νοσάκῳ ἀπόκοιτος ε”κειτο πρὸ τῆς αὐλείου, ὡς φυλαξάμενο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ν μὴ ποιήσει ὃ καὶ τότ’ ἐποίει. προπηλακίσας δ’ αὐτὸν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ήκιστον ἐκέλευσεν ἐνεγκεῖν οἱ τέϊου πιεῖν, ταλαιπωρῶν οῦν οὗ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ς τούπτάνιον ἀκούσιος ἀπέβη. ἐπανελθὼν δ’ εἶδε τὰς ἐπιστολ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ομισμένας καὶ ἐπὶ γόνασι τοῦ Δουρσλείου ἥδη κειμένας, τρ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αὐτῶν καλαῖνοις τοῖς γράμμασιν ἐγκεχαραγμέν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ύλομαι ἔλεγεν, ἀλλ’ ἶδοῦ ἐκεῖνος μανικῶς σπαράσσει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ὰς ἐπ’ ὀφθαλμῶν αὐτοῦ ε”τι λέγοντος τὸ βούλο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δοξε δέ τῷ θείῳ ταύτῃ τῇ ἡμέρᾳ μὴ φοιτῆσαι εἷς τὴν ἀγορ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ίνας οὖν οἴκοι τὸ γραμματοκιβώτιον συνέκλῃσε γόμφ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ηλώσας ἰσχυρ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ού, ἔφη, τοῦργον μηνύσας τῇ γυναικὶ πολλοὺς ε”τι γόμφους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στόματι ἔχων. ἀδύνατον γὰρ αὐτοῖς προσκομίσαι τὰς ἐπι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λάς, παυστέον ἄρα δηλονότι τῆς ὁρμ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γυνή Ἀλλ’ ε”γωγε ού πάνυ πέπεισμαι, ἔφη, ὦ ἄν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ρσλειος δέ Θάρρει, ἔφη, γύναι, οἱ γὰρ τοιοῦτοι οὐ φρονοῦσ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ὰ καθ’ ἡμᾶς, μάλ’ ἀνόμοιοι πεφυκότες, ἐπιχειρῶν ἅμα γόμφ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μπῆξαι τόμῳ πλακοῦντος ὃν ἄρτι ἐδέξατο παρ’ αὐ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ὑστεραίᾳ - τῇ Παρασκευῇ καλουμένῃ πρὸς τῶν νῦν - δώδε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ὴ ἐπιστολαὶ Ἁρείου ὄνομα ἐγγεγραμμέναι ἐκομίσθησαν· γρα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τοκιβωτίῳ δέ οὐκ ἐξὸν χρῆσθαι, ὁ κομίζων ε”ωσέ τε ὑπό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ας καὶ ἐβιάσατο παρὰ τὰς θύρας καί δὴ καί ἐνέβαλεν ἐνίας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φωταγωγόν τὴν τοῦ βαλανείου στενήν περ οὖ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ρσλειος οὖν οἴκοι αὖθις ἔμεινεν. καὶ ἐπειδὴ κατέκαυσε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άς, τυπάδα καί γόμφους ἐνεγκὼν πάντα τὰ περὶ τὰς θύ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λῳ συνέκλῃσεν ὥστε μηδένα ἐξιέναι. καί σπουδάζων πολὺ ᾄ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 τέως μινυρόμενος τό ’Άκροισι διαβὰς λείρινον γύην ποσ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πηδᾷ δ’ ἀκούσας ψόφου καὶ λεπτοῦ τιν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ὑστεραίᾳ - τῇ Σαββάτῳ καλουμένῃ - τὰ πράγματα ἐπὶ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έον ἀκολασίας ἀφίκετο· καὶ γὰρ εἴκοσι καὶ τέτταρες ἐπιστολ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Άρειον πεπεμμέναι εἷς τὴν οἰκίαν ἀπεδόθησαν. κεκρυμμ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ἦσαν καὶ συνεπτυγμέναι, τὸ καινότατον, μία ἐντὸς ἑκάστου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ᾠῶν τῶν εἴκοσι τεττάρων ἃ ὁ ἐπὶ γάλακτος διὰ τῆς <text:soft-page-break/>φωταγωγ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δωκε τῇ Πετουνία μάλα τεταραγμένος. μετὰ δέ ταῦτα ὁ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32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ρσλειος ἐν νῴ ε”χων κακῶς λέγειν τινὰ ἐτηλεφώνησε τό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χυδρομεῖον καὶ τὸ γαλακτοπωλεῖον, ἡ δέ τέως ἐτεμάχισε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ὰς ἐν τῷ μίξερ - τοῦτο γὰρ ὄργανόν τί ἐστι τοῖς νῦν μαγε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ις χρήσιμον πρὸς τὸ ὡς τάχιστα τεμαχίζειν τᾶλλά τε καὶ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άχα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Δούδλιος ταῦτα σφόδρα θαυμάζων Ποῖός τις ἄν, ἐ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σοῦ γε, ὦ ’Ἀρειε, διαλέγεσθαι οὕτω σπουδάζ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αὖ ὑστεραίᾳ, ἢν Κυριακὴν καλοῦσιν, ὁ Δούρσλειος πρὸ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ιστον κατεκλίνατο τετρυχωμένος μὲν δοκῶν, εὔθυμος δ’ ὅμ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γοῦν Κυριακῇ, ε”φη πολλῆς μετ’ εὐθυμίας, οὐ νόμιμον ἀπο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δόναι τὰς ἐπιστολάς, ἀλείφων ἅμα τάς γ’ ἐφημερίδας ἀντὶ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των τῷ γλυκυπίκρῳ οἷον οἱ νῦν μαρμελάδαν καλοῦσι. Μὰ Δ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ῦ μὴ κομίσῃ τήμερον οὐδεὶς ἐπιστολὴν οὐδεμ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ι δέ λέγοντα τάδε, ᾆσσόν τι διὰ τῆς καπνοδόχης τὸν αὐχένα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κάτοπιν ἐπάταξε. καὶ γὰρ ῶς τετταράκοντα ἐπιστολαὶ ἐκ τῆ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σχάρας ἐπέτοντο ὥσπερ ἀπὸ σφενδόνης ἐκριπιζόμεναι. κεκυφό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οὖν κάτω τῶν Δουρσλείων, τοῦ δ’ Ἀρείου ἀναπηδῶντος εἴ 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υλλάβοιτο καὶ μιᾶς γε, ἐκεῖνος πόλλ’ ἤδη σκορακίζων ἐξι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έλευσε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σον δ’ ε”χων τὸν ’Ἀρειον ἐξέβαλεν εἷς τὸν θυρῶνα.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δὴ τάχιστα ἡ Πετουνία καὶ ὁ Δούδλιος τὸ πρόσωπον τα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ροῖν καλύψαντες ἐξέδραμον, ἐπεσπάσατο τὴν θύραν. ἀκροᾶ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ἦν ὅμως τὰς ἐπιστολὰς ἀεὶ εἷς τὸ δωμάτιον ἐπιρρεούσα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λλομένας ἀπὸ τῶν τε τοίχων καὶ τοῦ ἐδάφ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γὰρ ἀλλ’ ὑπερβάλλει τάδε, ἔφη ἐλπίζων κοσμίως λέγ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τίλλων δέ τέως τρίχας ἀπὸ τοῦ μύστακος πυκνάς. κελεύσα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ύς ταχέως ηὐτρεπισμένους εἶναι ὡς εὐθὺς ὁρμὴν ποιησο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ῖ ὑμᾶς, ἔφη, τὰ ἱμάτια μόνον συσκευάσασθαι, ἀποδημήσο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οὐ μὴ ἀμφισβητήσε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ὕτω χαλεπὸς βλέπεται ἐφ’ ἡμιτελεῖ τῷ μύστακι ὥ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εὶς ἀντεῖπεν. ἀλλ’ οὖ πολλῷ ὕστερον τὰς θύρας τὰς ἄρτι συ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λῃμένας μόλις ἀνοίξαντες, εἰσβάντες δέ εἷς τὸ ὄχημα ἠπείγ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ὰ τὴν λεωφόρον· ὁ δέ Δούδλιος πόλλ’ ἐκνυζεῖτο ὅς γε κα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όρρης ἐπλάγη ὑπὸ τοῦ πατρὸς κωλύσαντος αὐτὸν <text:soft-page-break/>τῷ γεμίζειν ε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κον τὰ κτημάτα οἷα τὸ τηλεοπτικὸν τὸ βίντεο τὸν ὑπολογισ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Δούρσλειος πόλλ’ ἄναντα κάταντα πάραντα ἤλαυνεν· ὅποι δ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γοι αὐτοὺς οὐδ’ ἡ Πετουνία ἐτόλμα ἐρέσθαι. ἐνίοτε γὰρ ἀ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ρέψας τὸ ὄχημα εἷς τὸ ἔμπαλιν ἄψορρον ἕβη, καὶ μύζων ἑκάστο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λεγεν ὅτι Σφαλῆναι δέον αὐτούς, ε”γωγε σφῆλαι ὀφείλ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 ΑΠ’ ΟΥΔΕΝΟΣ ΕΠΙΣΤΟΛΑΙ 3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δέν ἐπαύσαντο τῆς ὁδοῦ ὅλην τὴν ἡμέραν οὕτε πιόμε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τ’ ἐδόμενοι, ὥστε περὶ δείλην ὀψίαν Δούδλιον πάνυ κεκλαυ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έσθαι. οὐπώποτε γὰρ τηλικαῦτα ἀνὰ πάντα τὸν βίον κακ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έμεινεν ὅσα τήμερόν γε· τοῦτο μὲν τηλεορᾶν οὐκ ἐξὸν πέντε ὧ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εῖν ἐγλίχετο προγραμμάτων ἤδη ἥμαρτεν· τοῦτο δέ τοσοῦ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όνον οὐπώποτ’ ἀπέσχε τοῦ μὴ ἐξαλεῖψαι ἐξωγήῖνον. οὗτος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ιν ἀνθρωποειδές τι οῖον παίζοντες φονεύειν δοκοῦσιν οἱ ἐ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ολογιστῶν ἠλεκτρονικ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λος δ’ ἐπεστάθησαν πρὸ οἶκήματός του, πανδοκεῖον γὰρ τοῦ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υχεν ὅν, ἀτερπές δέ ἰδεῖν ἐν προαστείῳ κείμενον καὶ πόλεως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ρρω μεγάλης. καί οἱ παῖδες δωμάτιον μὲν εἶχον κοινόν, κοίτας 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δίας, μυδαλέων ὄντων τῶν στρώματων ἑκατέροις <text:soft-page-break/>καὶ ἀκαθάρ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δ’ οὐ πολὺ ὁ μὲν Δούδλιος εἷς ὕπνον πεσὼν ἤδη ἕρρεγκεν, ὁ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τερος ἀγρυπνῶν ἐκαθίζετο παρὰ τῇ θυρίδι, καί ἀτενέσι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θαλμοῖς ε”βλεπε κάτω πρὸς τὰ λαμπρὰ τὰ τῶν αὖτοκινήτων ἀ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ελθόντων, πολλὰ πρὸς ἑαυτὸν ἐνθυμού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ὑστεραίᾳ ἠρίστησαν τὰ δημητριακὰ σαπρὰ καὶ τὰς ἐν κύτ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ταριχευμένας τομάτας ψυχρὰς μετ’ ἄρτου πεφρυγμένου. ἠρι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ποιήκεσαν δέ σχέδον καί ἡ πανδοκεύτρια πρὸς τὴν τράπεζ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θοῦ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γγνώμην ε”χετέ μοι, ἔφη. ἆρ’ εἷς τις ὑμῶν ἐστὶν ’Ἀ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ήρ; τῶν γὰρ τοιῶνδε ε”χω ὡς ἕκατον παρὰ τῷ γραμματεῖ κει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ας. καὶ ἐπιστολὴν ἅνω προσείουσα ἐδείκνυ ὥστε πάντες ἀνέ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ωσαν τάδε χαρακτῆρσι καλαΐνοις ἐπιγεγραμ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ν ’Ἀρειον Ποτῆ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ωμάτιον ι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νδοκεῖον τοῦ Σιδηροδρομοθεα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ωκυτόπολ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συνελάβετ’ ἂν αὐτῆς εἰ μὴ ὁ θεῖος ἔφθασε τὴν δεξιὰν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ούσας αὐτοῦ. ἡ δέ γυνὴ τέθηπεν ἰδοῦσα. ὁ δέ Δούρσλειος φάσκ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ς λήψεσθαι, ἀναστὰς ἕσπετο ἐξιούσῃ ἀπὸ τοῦ ἑστιατορίου.</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η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ῷ δ’ ὕστερον ἡ Πετουνία φόβου μεστή Οὔκουν ἄμεινον ἂν ε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ἀτεχνῶς οἴκαδε κατελθεῖν; ἐκεῖνος δ’ οὐκ ἀκοῦσαι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ργον γὰρ ἦν πᾶσιν ἐπίστασθαι ποῖόν τι ἀνερευνᾷ. ἀλλ’ ἑκάστο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δες ἂν αὐτὸ ἑξῆς καταβαίνοντα, περισκοποῦντα, ἀνανεύ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βαίνοντα, ἀποχωροῦντα εἴτ’ εἷς ὕλην ἤγαγεν αὐτοὺς εἴτ’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3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ουραν εἴτε κατὰ μέσην γέφυραν εἴτ’ ἐπ’ ἄκρον πολυόροφον.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καλοῦσιν οἱ νῦν πύργον τινὰ πολύστεγον οὗπερ τοὺς ἀγοράζ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ς δεῖ καταλιπεῖν τὰ αὐτοκίνητα ἥν ποτε βούλωνται ποσὶ βαδίζ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ς τὴν ἀγορ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ος δέ πολλῆς μετ’ ἀθυμίας Μαίνεται δήπου, ἔφη, ὁ ἐμ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τ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ἐντεῦθεν περὶ δείλην ἑσπέραν ἐκεῖνος ἐν τῇ παραλίᾳ σταθμ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υχῶν ἐντὸς δέ τοῦ αὐτοκινήτου πάντας καταλιπὼν συγκεκλῃ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υς ἀπῆλθεν. ὑετοῦ δέ γενομένου, καὶ ὄμβρου κροτοῦντος πολλ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ὰ τὸ τοῦ ὀχήματος τέγος, ὁ Δούδλιος ἦρχε κνυζού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υτέρα, ἔφη, ἡ τήμερον ἡμέρα. πᾶσ’ οῦν ἀνάγκη καταλῦ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ά τινος τηλεοπτικὸν ἔχοντος. ἐπεί, φέρε, πῶς ἴδω τὸν θαυ-</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αστὸν (Υπέρτο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ς δέ τὸ Δευτέρα, ὁ Ἄρειος ἐμέμνητό τι· τῆσδε γὰρ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έρας Δευτέρας οὔσης, αὔριον αὐτὸς ἄξειν τὰ γενέθλια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νδέκατα. ἀκριβῶς γὰρ τὸν Δούδλιον δύνασθαι ἂν διορίζειν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έρας τηλεοράσεως ἕνεκα δήπου. οὐ μὴν οὐδὲ τὰ γενέθλια κ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ιαυτὸν ψιλὴν ὅλως παρέχειν ψυχαγωγίαν· πέρυσι γὰρ δέξα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ῶρα παρὰ τῶν Δουρσλείων κρεμάστραν καὶ ποδεῖα παλαιὰ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ίῳ ἀποβεβλημένα. ἀλλ’ οὗ καθ’ ἡμέραν συμβαίνει τινὶ τὸ ἕνδε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η γεγον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ανῆλθε τοίνυν ὁ Δούρσλειος μετὰ γέλωτος συγκεκαλυμ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φέρων δολιχὸν καὶ λεπτόν, ἀλλ’ οὐδὲ τῇ γυναικὶ ἐρομένῃ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πρακεν ἀπεκρίνατο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ῦρηκα, ἔφη, τὸ χωρίον τὸ βέλτιστον. ἄγε δή, ἐκβῆναι δ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βάντες δέ μάλιστ’ ἐψύχοντο. ἐκεῖνος δέ ἐδείκνυ νησίδιον τραχ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θαλαττόπλαγκτον καί ἐπ’ αὐτῷ καλύβην ἧς φαυλοτέ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αμοῦ κατὰ φαντασίαν ἂν εἶδες. ἀλλ’ οὐδέν βέβαιον ἂν ε”χοις πλ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ν· πρὸς τὸ ἀκίνδυνον παντελῶς τὸ τηλεοπτικοῦ ἐκεῖ τυχ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μὴ ὅτι ἀθυμῶν θαρρῶν μὲν οὖν ’Ἠγγελται, ἔφη, 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χειμὼν ε”τι πλείων νυκτὸς γενήσεσθαι, καὶ οὑτοσὶ ἄσμενος ὑπέ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το τὴν ἑαυτοῦ ναῦν δώσειν ἡ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νθρωπος γάρ τις γέρων καί νωδὸς ἐβάδιζε πρὸς αὐτοὺς καὶ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ιδιάσας ἐδείκνυ λέμβον τινὰ ἀρχαιότατον ἐπ’ ἀγκυρῶν σαλεύ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ιᾶς παρὰ θῖνα θαλάττ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κεῖνος ἀναλαβὼν ’Έγωγε, ἔφη, τὰ ἐπιτήδεια ἤδη προκ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ίρισμαι. ἐμβῆτε πάντες δῆτα τῇ νηΐ.</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βάντες δ’ εἷς τὸν λέμβον ε”τι μᾶλλον ἐψύχοντο, χαλεπῶς γὰρ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ψυχρὸν ἔφερον, τοῦτο μὲν διὰ τὸ ἀφρὸν καὶ ὄμβρον ἀεὶ λείβ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 ΑΠ’ ΟΥΔΕΝΟΣ ΕΠΙΣΤΟΛΑΙ 3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τὸν αὐχένα, τοῦτο δέ πρὸς τὸ τραχέως ἐπιπνεῖν αὐτοῖ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νεμον κατὰ πρόσωπον. ἐπειδὴ δέ διὰ πολλῶν ὡρῶν ὡς δοκ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λος ἀφίκοντο πρὸς τὸ νησίδιον, ἡγήσατο αὐτοῖς ὁ Δούρσλ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 οὐκ ὀλίγων πταισμάτων καὶ σφαλμάτων πρὸς τὰ ἐρείπια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ύβ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δ’ ε”νδον αὐχμηρὰ καὶ μάλα δυσώδη φυκίων ὄζοντα ἄνεμο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οδρὸς καὶ μάλιστα χειμερινὸς διέπνει τὰ διεστῶτα τῶν κατὰ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ίχους σανιδωμάτων. ἡ δ’ ἐσχάρα κενὴ καὶ νοτερά. δωμάτια δ’ ἐνῆ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ύο μόνο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ὰ δέ τοῦ Δουρσλείου ἐπιτήδεια ἦν ἄρα, ὡς ἀπέβη, τέττ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κία πατατακίων καὶ βανάνας τέτταρας. ὁ δ’ οὖν Δούρσλειος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ῦρ ἀνάψων τοῖς σακίοις ἐχρῆτο φρυγάνοις· τὰ δέ σμικρὸν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τύφετο, ταχὺ δέ κατέσ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αρρῶν δ’ ε”τι ’Άλλο τι ἦ νῦν δὴ ἐπιστολῶν δεόμεθα, ἔφη, ἐκεί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ιστα μὲν γὰρ εὐφραίνετο νομίζων οὐδένα δύνασθαι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ῦρο ἐπιστολὴν κομίσαι οὐδεμίαν. ὁ δέ Ἄρειος καθ’ ἑαυτὸν ταύ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γισάμενος οὐδέν ηὐφράν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υκτὸς δ’ ἐπιούσης ὁ τυφὼς ὡς ἠγγέλθη δεινὰ ἐφύσα περὶ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κημα· ἀφρὸς δέ πολὺς ἐξ ἀθρόου κλυδωνίου ἐμπεσὼν διέβρεχ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ὺς τοίχους, καὶ ἄνεμοι ἐξῶσται ε”σειον τὰ οὐκέτι διαφανῆ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υρίδων. ἀλλ’ἢ Πετουνία ὀλίγων τυχοῦσα στρωμάτων ἐν τῷ ἑτέρ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ωματίῳ, τούτοις σαθροῖς περ οὖσι χρωμένη κλίνην που ἐσκε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σατο τῷ Δουδλίῳ ἐν χαμεύνῃ σητοβρώτῳ. καὶ αὕτη καὶ ὁ ἀνὴ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τέρωθι ἐνυκτέρευον δυσχερῶς ἀλλ’ ἐν κοίτῃ. τὸν ’Ἀρειον μέντ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δει τὸ ἁπαλώτατον τοῦ ἐδάφους ἑλόμενον κλίνεσθαι ἐν λακί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φάσματος δυσπινεστάτ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βαινούσης δέ τῆς νυκτὸς ὁ τυφὼς ἐγίγνετο οὐδενὶ κοσμ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έ ἀγρυπνῶν τε καί ῥιγῶν καίπερ πολλὰ <text:soft-page-break/>στρεψά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σύχως ἔχειν οὔπω οἷός τ’ ἦν, τῆς γαστρὸς τέως διὰ βουλιμ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ρεμούσης. ἀλλ’ οὐ κατήκουσε γοῦν τὸ τοῦ Δουδλίου ῥέγ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τιπαταγοῦντων κατὰ τὸ μεσονύκτιον βροντημάτων πολ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έψας δέ πρὸς τὸ τούτου ὡρολόγιον - τὸν γὰρ καρπὸν παχὺ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τα ἦν ἰδεῖν εἷς τοσοῦτον ἐκτὸς τῶν στρωμάτων κρεμασ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τὸ λαμπρὸν τὸ τῶν ἐν τῷ ὡρολογίῳ ἀριθμῶν πάνυ φα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θαι - βλέψας δ’ οὖν ἐκεῖσε λογίσασθαι ἐδύνατο ὅτι δέκα λεπ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ίνας ἑνδεκαέτης ἔσται. κατακλινόμενος οὖν ε”τι πρὸς τὸ ὡρο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γιον ἔβλεπε, προσερπούσης ἀεὶ κατὰ μικρὸν τῆς τῶν γενεθλ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καιρίας. καὶ ἐσκοπεῖτο πρὸς ἑαυτὸν εἴ γ’ ἄρα τῶν γενεθλ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νησθήσονται οἱ Δούρσλειοι, ἢ ὅπου ἐστὶ νῦν ὁ τὰς ἐπιστολ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άψ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36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δὴ δέ πέντε ἔτι ἔδει λεπτῶν, ψόφου τινὸς ἔξωθεν ἀκ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οβήθη μέν μὴ τὸ στέγος πέσοι, πεσόντος δ’ αὐτοῦ, ὡς ᾤετο,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σω θερμότερα τάχ’ ἂν γένοι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πειδὴ τεττάρων λεπτῶν μόνον ἔδει, ἐσκοπεῖτο τὰ οἴκαδε ε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ων δεῦρ’ ἐπανελθόντων καί ἐπιστολῶν πάνυ μεστὴν τὴν οἰκία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ὑρόντων, τάχ’ ἂν δύναιτο αὐτὸς μίαν γε κλέψ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ία λεπτὰ τὰ λοιπὰ καὶ ἐσκοπεῖτο εἶ τῷ ὄντι ἡ θάλαττα οὕτ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ρότει τὰς πέτρας τύπτ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ύο δέ τὰ λοιπά. ποῖον κτυπόν ἥκουσεν,· ἦ καὶ τοῦ νησιδίου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άλατταν διαπιπτόντος,· ἓν δ’ αὖ λεπτὸν μείνας, ἑνδεκαέτης γενή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θαι, κᾶπειτα δευτερολεπτὰ λείπεται τριάκοντα - ταῦτα γὰρ ε”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μισυ λεπτοῦ - καὶ δευτερολεπτὰ εἴκοσι, δέκα, ἐννέα - ἐν δέ τούτ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οήσατο τὸν Δούδλιον ἐγείρειν ὡς πράγματα παρασχήσων αὐτῷ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ρία, δύο, ἕν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α δὴ ἐβόμβησέ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ειομένου δέ τοῦ οἰκήματος Ἄρειος ὀρθὸς ἀνέστη διατελ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τενίζων πρὸς τὴν θύραν, ε”ξω γὰρ ἦν ὅστις ἔκοπτεν αὐτὴν ἵ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έλθ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όμβον δέ δεύτερον ῆν ἀκοῦσαι, κόψαντος πάλιν τοῦ ἀορά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θύραν. ὁ δέ Δούδλιος ἐξαίφνης ἐξεγερθεὶς ἄφρων ε”τι Ποῦ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λεβόλον;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ταῦθα ψόφον ὄπισθεν ἤκουσας ἂν τοῦ Δουρσλείου εἰσπ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ῶντος εἷς τὸ δωμάτιον. ὁ δέ ὄπλον ταῖς χερσῖν εἶχε πυροβό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ὸ γὰρ ῆν ἄρα τὸ συγκεκαλυμμένον ἐκεῖνο δολιχὸν καὶ λεπ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περ ἐκόμιζεν ἐν τοῖς ἐπιτηδείοι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ὗτος τίς εἶ,· ἔφη. εὐλαβοῦ δῆτα. εὔοπλος γάρ εἶμ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μετ’ οὐ πολὺν πάταγος ἐγένετο μέγας, ἀραχθέντων τοσαύτ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ίᾳ τῶν θυρωμάτων ὥστ’ ἐκ στροφίγγων ἀποσπασθέντα χαμᾶζ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μπεσεῖν ὥσπερ ὑπὸ σεισμ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νθρωπος δέ τις παμμεγέθης ἐν τῇ εἰσόδῳ ἐμβεβήκει. καί τὸ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όσωπον ἰδεῖν οὐ ῥᾴδιον, ὡς μόνον οὐ κεκρυμμένον καί μάλα δασ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ὂν διὰ χαίτην τε πυκνὴν καὶ γένειον ἄκουρον καί ἀκτένιστον, οἱ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θαλμοὶ μόλις ὑπεφαίνοντο ἐν τῷ δασκίῳ καθάπερ τὸ φαιδρ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νθάρων που ἐν θάμνῳ λαθό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ὗτος ὁ γίγας εἷς τὸ καλύβιον ταῖς φλιαῖσι θλιβόμενος μόλ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ῆλθε, πάνυ ἐγκύψας μὲν ἐφαπτόμενος δ’ ὅμως τοῦ ὀρόφου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φαλῇ, ἀλλὰ κάτω νεύσας, ἀναλαβὼν δέ τὴν θύραν τὴν ἀπεσπα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ην εἶς τὰς φλιὰς ῥᾳδίως κατέστησεν, ὥστε τὸν ε”ξωθεν χειμῶ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αότερον γενέσθαι, ὡς δοκεῖν. καὶ στρεψάμενος ἐναντίον πρ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βλεπεν ἅπα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ρ’ οὖν ε”χοι τις ἂν ὑμῶν, ἔφη, σκευάσασθαί μοι τεΐου τι, χαλεπ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ἡ ὁδ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διέβη ταχέως πρὸς τὸν Δούδλιον ἐπὶ τῆς χαμεύνης καθή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ν καί φόβῳ ἅμα ἐκπεπληγ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ἔφη, ὧ βούπαι, οὐ κινήσῃ μο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δέ γόον ἀφεῖς ἀπέδραμεν ὀξυβόης ἀποκρυψάμενος ὄπισθε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ητρός. ἡ δέ ἀποκρυψαμένη ε”τυχεν φόβῳ ὀκλάζουσα ὄπισθε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δρ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3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Φέρε δή, ἔφη. ὅδε γὰρ Ἅρειός ἐστι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ὗτος ἀναβλέψας πρὸς τὸ πρόσωπον αὐτοῦ οὕτως ἄγριόν 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ὂν καὶ θηριῶδες καὶ ἀμαυρὸν ᾔσθετο αὐτοῦ μειδιῶντο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νασπάσαντός τι τὸ κανθάρινον ἐκεῖνο τὸ τῶν ὀφρ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κ ἑώρακα σέ, ἔφη, ἐξ οὗ βρέφος ἦσθα. ἀλλὰ τῷ γε πατ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ἐπὶ τὸ πολὺ ὁμοῖος εἶ πλὴν ἀλλὰ τούς μητρῴους παρέλαβ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θαλμ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ούρσλειος πνευστιῶν Ἐπιτάττω σοί, ἔφη, ὤνθρωπ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αναστῆναι αὐτίκα μάλα. τοιχωρυχεΐς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κεῖνος Σίγα, εἰπών, ὦ σεμνότατε, σόβει σὺ ἄλλοσε, τὴ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ξιὰν πρὸς τὸ ὄπισθε τῆς χαμεύνης τείνας καὶ τὸ ὅπλον ἐκ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ιρῶν αὐτῷ ἁρπάσας, οὕτως ἐλύγισεν ὥστε ἅμμα ῥᾳδίως σ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ψαι ὡσεὶ ἐλαστικόν τι πλέκοι, καὶ τὸ παραχρῆμα εἰς γων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ρριψ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ἕτερον ἀφίετο ψόφον, ὥσπερ μυὸς καταπατουμένου.</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κεῖνος δ’ οῦν Εὐδαιμονοίης τοίνυν, ἔφη, ὦ Ἅρειε, τῶν γενεθλ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νεκα. δοτέον οὖν μοί τι· ἐκάθισά πως ἐμαυτὸν ὑπ’ αὐτό, οὐ μ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ἡδέως ἔ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κ τῶν τοῦ τρίβωνος θυλακίων κιβώτιόν τι παρέσχ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λιβόμενον. ὁ δ’ Ἄρειος τρόμῳ ἀνοίξας ἐξέθηκε κύκλον πλακ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ς σοκολάτου μέγαν τε καὶ γλισχρόν, καί σακχαρίδι καλαΐν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κεχαραγμένον τοιάδε· ΧΡΟΝῙΑ ΠΟΛΛΑ, ΑΡΕῙΕ. οὕτω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λοῦσιν οἱ νῦν τοῖς τὰ γενέθλια ἄγου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βλέπων οὖν πρὸς ἐκεῖνον, λαθὼν δέ ἑαυτὸν χάριν εἰδ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υλόμενον, ε”τυχεν ἐρωτήσας αὐτὸν οἷον ὄνομα ὀνομάζ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γελάσας Εὖ λέγεις, ἔφη. τὸ γὰρ ὄνομά μου οὐκ ἤκου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ύβεος Ἁγριώδης εἶμί, κλειδοφύλαξ ὢν καὶ τεμενουρὸ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ογοή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ξιὰν δ’ ἐκτείνας τὴν ἑαυτοῦ μεγάλην χεῖρα, συνάψας δέ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ίου ἀσπαζόμενος ἔσεισεν αὐτήν τε καὶ τὸν βραχίο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μήν; ἔφη. ἧ τέῖον ἄρα μοι δώσεις ὡς διψῶντι πολύ; ἢ μεθυ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κώτερόν τι, εἶ πρόχειρον ἔχων τύχοις 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έψας δ’ πρὸς τὸ τῆς ἐσχάρας κενὸν ε”τι τὰ σακία ἡμίκαυσ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χον, ε’μύχθισέ τι. κᾷτα περὶ τὴν ἐσχάραν ὀκλάσας οῦκ οἶδ’ ὅπω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λαθεν αὐτούς θαυμαστόν τι πράξας ὥστ ἐν ἀκαρεῖ πῦρ φλέγ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α. πάντ’ οὖν τὰ τοῦ δωματίου ἐφώτιζε τοῦτο τὸ πῦρ καὶ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γρὸν ἐξήραινεν ὥστε ’Ἀρειον ἆλεαίνειν καθάπερ θερμοῖς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ύτροις γεν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πάλιν εἷς τὴν χαμεύνην καθήμενος μάλα πιεζο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ὸ περιττὸν τὸ τοῦ βάρους αὐτοῦ, ἤρξε παντοῖα ἐκ θυλακ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ΚΛΕΙΔΟΦΥΛΑΚΟΣ 3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λκων οἷα λέβητα χαλκοῦν, καὶ ὅβελον, καὶ σακίον ἀλλάντων εἰ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πιεσμένον, καὶ τεϊδόχην, ἐνίους δέ καὶ ποτὴρας σαθρούς, καὶ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λήκυθον ὑγρόν τι καί ἠλέκτρινον τὸ χρῶμα ἔχουσαν. ἐκ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ύτης πιών, δειπνοποιεῖν ἤρξεν. καὶ ἐντὸς ὀλίγου ψόφον ἦν ἀκοῦ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ἀλλᾶντος ὀπτωμένου κνῖσαν δ ’ ἀνιέντος θαυμασίαν. ἕως μὲν 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νεῖ, οὐδεὶς τέως λαλεῖ· ἐπειδὴ δέ τάχιστα τὸν ἕκτον ἀλλᾶ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υασαμένος ε”λυσεν ἀπὸ τοῦ ὀβέλου πιαρόν τε καί λιπαρὸν καὶ ε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νθρακισμένον, ὁ Δούδλιος πράγματα παρέχων ἦρχ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πατήρ Οὐ μὴ φάγῃς μοι, ἔφη, τῶν τούτῳ δεδομένων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ἠρέμα γελάσας Οὐδὲν πρᾶγμα, ὧ Δούρσλειε· ὁ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ῖς ἀλλαντοειδὴς ἥδη ἀλλάντων οὐ δεῖ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ς δέ καὶ παρέθηκε τῷ Ἁρείῳ. ὁ δέ τοσοῦτο <text:soft-page-break/>οὐπώπο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σθη ὄψου γευσάμενος, ὡς λίαν τότε πεινῶν. διετέλει μέντοι ἰταμ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δορκὼς πρὸς τὸν πελώριον τοῦτον ἄνθρωπον. μέλλοντος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ενὸς ὡς δοκεῖν ἐξηγήσεσθαι οὐδέν, Λυποῦμαι σφόδρα, ἔφη.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οἶδά σε ὅστις εἶ ὡς ἀληθ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τε”ι’”ου πιών τι, τὸ δέ στόμα τῇ δεξιᾷ σπογγίσας ’Έστι σο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ομα καλεῖν με Ἁγριώδη· τοῦτο γὰρ πάντες. κλειδοφύλαξ εἶμι,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λεγον, ἐν Ὑογοήτου. σὺ γὰρ οἶσθα τὰ πρὸς τὸν Ὑογοήτου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δ’ Ἁρείου οὕ φάντος, τῷ παραδόξῳ τοῦ πράγμ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θορυβούμενος ἐφαί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Λυποῦμα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οῦτο ἐκεῖνος Μὰ Δί’ οὐ σέ γε δεῖ λυπεῖσθαι, ἔφη,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σδε, ἀποβλέπων ἅμα πρὸς τοὺς Δουρσλείους ἤδη πτήξα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ταίους. Ἱκανώς μὲν γὰρ συνενόουν σοι τὰς ἐπιστολὰς 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ξαμένῳ, ἀλλὰ μὰ τὸν Ἀπόλλωνα οὐχ ὑπώπτευον σέ περὶ τά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ογοήτου πάνυ ἀγνοεῖν. οὔκουν ἐσκοποῦ πρὸς σεαυτὸν περὶ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ονέων, οὐκ εἰδὼς ὅποθεν ἐκείνης τῆς ἐπιστήμης ε”τυ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ίαν ἐπιστήμην λέγεις; ἦ δ’ ὅς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τραχὺ ὀγκώμενος Ὁποίαν,· ἔφη. ἀλλὰ περιμένετέ τ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οῦτο γὰρ δεινὸν ποιησάμενος ἀνήλατο ὥστε ἐφαίνετο ὅ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πληρῶσαι τὸ καλύβιον τοῖς γε Δουρσλείοις πρὸς τὸν τοῖ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πτήξα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δῆτα τολμᾶτε λέξαι μοι ὅτι οὗτος - τόνδε λέγω τὸν παῖ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οῦτον ὄντα - οὗτός γε ὁ παῖς οὐ μεμάθηκεν οὐδὲν τοῦ δέο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α δέ φάσκοντα ἐνόμιζεν ὁ Ἄρειος αὐτὸν οὐ μετρίως εἰπ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ιτᾶν γὰρ αὐτὸς πρὸς διδασκαλεῖον, καὶ πολλάκις ἄξιος ὢ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αίνου τυγχάνειν παρὰ τοῦ διδασκάλ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γὰρ παντάπασιν ἀμαθής εἰμι, ἔφη. ε”νια δ’ ἔμαθον περὶ τά 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α καὶ τὴν ἀριθμητικ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40 ΑΡΕῙ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ἀνανεύσας ὡς τὰ τοιαῦτα πάνυ ὀλιγωρῶν,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ηδὲν ἄρ’ ἔμαθες, ἔφη, περὶ τὸ ἡμέτερον, τὸ σὸν λέγω ἢ τὸ ἐμὸν 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πατρ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υτὶ τὸ ἡμέτερον, τί δὴ ε”στιν,· εἶπεν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ὲ μονονουχὶ διαρραγεὶς Ὦ οὖτος, ἔφη, βοῶν μὲν μεγάλ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φωνῇ τὸν Δούρσλειον μάλ’ ὠχριῶντα ἤδη καὶ μυγμόν 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νανδρον μόλις ἀφιέμενον, δεδορκὼς δ’ ἅμα παράφορον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ιο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 οὐκ ε”στιν ὅπως σὺ μὴ οἶσθα τὴν μήτερα καὶ τὸν π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ρα ὁποῖοί εἶσι. λαμπροὶ γάρ εἶσι, καὶ σύ γ’ οὐδέν ἧττον λαμ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Ἄρειος Ἆρα μὴ λαμπροί, ἔφη, οἱ γονεῖς μ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ὥσπερ ὑπὸ τυφῶνος βεβλημένος Οὔκουν ἄρ’ οἶσ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μὰ Δί’ οὐκ οἶσθα σεαυτὸν ὅστις 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έ ὁ Δούρσλειος τέλος ἀναφθεγξάμενος Πέπαυσο,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ὤνθρωπε, μὴ πέραινε τὸν λόγον. ἀπαγορεύω γὰρ σέ μὴ δηλοῦν τ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ιδὶ μη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ἶκαὶ ἀνδρειότερός τις ε”τυχεν ὢν τοῦ Δουρσλείου, καὶ οὗ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έπτηξεν ἂν τῴ Ἁγριώδῃ μανικὸν βλέποντι. ὁ δ’ ἐκβεβακχευ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οικὼς τραχύφωνος καὶ δι’ ὀργῆς τρέμων Τί δέ δή,- ἔφη. ἐῶ μέ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μὴ φράσαι αὐτῷ τὰ τοῦ βίου, ἀλλ’, ὦ αἴσχιστε σύ, οὐ συ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νωστὸν τὸ μὴ διδάξαι αὐτὸν τὰ τῆς γ’ ἐπιστολῆς τῆς Διμπλοδώρ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λελειμμένης ἥντιν’ ἐγὼ παρὼν αὐτόπτης εἶδον τό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λειπομένην, ἐξ οὗ σύ γε ἀεὶ κέκρυφας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σπουδαίως Τί δὴ κέκρυπτα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πληγμένος δ’ ἤδη ὁ Δούρσλειος Πέπαυσο δῆτα, ε”φη μεγάλ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φωνῇ βοῶν, ἐγὼ γὰρ διαρρήδην ἀπαγορεύω σε τοῦ μὴ περαίν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ἡ δέ Πετουνία πάνυ φοβουμένη μάλα πυκνὸν ἅμα ἤσθμαιν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κῶς ἀπόλοισθε δῆτα, ε”φη ὁ Ἁγριώδης. Ὦ ’Άρειε, μάγος ε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ἐνταῦθα σιωπῆς γενομένης, οὐδὲν ἂν ἐντὸς τοῦ καλυβ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κουσας πλὴν ψόφον τῆς τε θαλάττης καὶ τοῦ ἀνέμ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έ Ποῖός τίς εἶμ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γος δήπου τῶν γε μὴν βελτίστων, εἰ μετρίως πεπαιδευμέ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αῦτ’ εἰπὼν πάλιν ἐκάθισεν εἷς τὸν δίφρον ἤδη πολλῷ κρότ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μαίζηλον γενόμενον. Τοὺς γὰρ τοιούτους ἔχων τεκόντας,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νδυνεύεις ἀλλοῖος γενέσθαι. καιρὸς δ’ οὖν ἐστὶ σοὶ ἀναγνῶναι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ὼν δ’ αὐτὴν τῇ δεξιᾷ ὁ ’Ἁρειος τέλος εἶχε τὸ ξανθόν, ἐπι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αμμένον χαρακτῆρσι καλαΐνοις τοιοῖσ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γ ΚΛΕΙΔ οΦγΛΑΚοΣ 4]</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Αρειος Ποτῆ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ἔδαφ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ἐν τῷ νησιδίῳ καλύβ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άλατ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δ’ ἐπιστολὴν ἐκλαβὼν ἀνέγνω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 ΤΟΥ ΥΟΓΟΗΤΟΥΠΑΙΔΕΥΤΗΡῙΟΝ ΤΟ Τ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ΟΗΤΕῙΑΣ ΚΑΙ ΜΑΓΕῙ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χηγός· ’Ἁλβος Διμπλόδω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χιφαρμακεὺς τοῦ θιάσου τοῦ Μερλῖνος ἐν πρωτίστοις καῖ</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ρχίμαγος, πρωτογόης καὶ κεφαλαιώτης τοῦ συνεδ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γκοσμίου τοῦ τῶν γοή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θηνᾶ Μαγονωγαλέα (Υπαρχηγός Ἁρείῳ Ποτῆρι χαίρ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δοξεν ἡμῖν κηρῦξαι σοι τόδε· γέγραψαι εἷς τῶν μαθη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Ὑογοήτου παιδευτηρίου τοῦ τῆς γοητείας καὶ μαγε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ὑρήσεις ε”νδον κατάλογον τῶν ἐπιτηδείων, τῶν τε βιβλίω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σκευ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παιδευτικὴ περίοδος ἄρχεται Σεπτεμβρίου τῇ νουμηνίᾳ.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λαῦκα σου προσδοκῶμεν Ἰουλίου τῇ ἕνῃ καὶ νέ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έ τῇδε καὶ ἐκεῖσε τὸ δηλούμενον ἀναστρέφων παντοῖ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νετο, βουλόμενος μὲν πόλλ’ ἅμα ἐρωτᾶν, οὐδ’ ε”χων διαγνῶναι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ῶτον προτείνῃ. μετ’ ὀλίγον δὲ ψελλιζόμενος Τί δὴ δύναταί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ἔφη, τὸ γλαῦκα προσδοκῶ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αῦθ’ ὁ Ἁγριώδης Νὴ τὰς ἱππικὰς Γοργόνας, ἔφη, ὅσ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ἐπελαθόμην τινός. καὶ τὴν κεφαλὴν τῇ δεξιᾷ πατάξας τοιαύτ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ίᾳ οἵᾳ ἂν ἐδυνήθη καταβαλεῖν τέθριππον ἅρμα, ἀπὸ τῶν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θόνης θυλακίων ἐξεκάλυψεν ὡς ἀληθῶς γλαῦκά τε, ἠρεθισ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 τι ἔμψυχον δ’ ὅμως, καί γραφίδα πτερίνην καὶ βύβλο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αμμάτιον ταχέως ἔγραψε, τὴν γλῶτταν διὰ μέσους τοὺς ὀδόντα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ὠθῶν ὡς τὸν νοῦν μάλιστα προσέχ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ὃ καὶ Ἁρείῳ ῥᾴδιον ἦν ἀναγνῶναι καίπερ κατεναντὶ καθη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τῷ Διμπλοδώρῳ χαίρ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ἐπιστολὴν Ἁρείῳ ἔδωκα. αὔριον ἄξω αὐτὸν ὠνησ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ἐπιτήδεια. ὕεται ἡ χώρα πολλῷ. ἔρρωσ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42 ΑΡΕῙΟΣ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δὲ συμπτύξας καὶ τῇ γλαυκὶ παραδούς - τῷ γὰρ ῥάμφει αὕτ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ρὶξ ἐλάβετο - καὶ τὴν θύραν ἀνοίξας ἐξέβαλεν αὐτὴν εἰ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ιμῶνα. κᾷτα ἐπανελθὼν ἐκάθισε πάλιν ὥσπερ οὐδέν ποιή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ῆθεν ἀτοπώτερον ἦ εἰ ἐτηλεφών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έ χάσκειν ταχέως ἀπέσχετο, λαθόμενος δὴ κεχηνώ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 δ’ οὖν ὅ τι δὴ εἴπῃ ἔτι σκοπουμένου, ὁ Δούρσλειος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χριῶν τῆς χολῆς ἅμα ἐπιζεούσης πρὸς τὴν ἐσχάραν παραυτί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ὀὐκ ε”στιν ὅπως ἄπεισιν,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ςῙ-ιῙ σύ ἀπαγορεύσεις αὐτόν, ἔφη, Μύγαλος ὣν τοιοῦ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έ ὡς πλέον μαθησόμενος σπουδαίως Τί φῄς, εἶπ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δέ τοῦθ’ ὁ Ἁγριώδης ἀποκρινόμενος Μυγάλου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οῦμεν, ἔφη, τοὺς μὴ συμμετέχοντας ἡμῖν τῆς μαγείας καθά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ς. δυστυχεῖς γοῦν σὺ τρεφόμενος ἐν οἴκῳ ὑπὸ τῶν μυγαλ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ωτάτων δὴ δοκούντων· μυγαλιωτέροις γὰρ τούτων οὐπώποτ’ ἀν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βίον ἐντετύχη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ούρσλειος τῇ γυναικὶ εἶπεν· Οὔκουν τότε δὴ κατωμόσα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ὶ αὐτὸν εἷσεποιησάμεθα καθαιρήσειν τὸ ἀλιτήριον τὸ τῆς τοια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ς βωμολοχίας, οὐκ ὠμόσαμεν καταπνίξειν τὸν τοιοῦτον λῆ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πῶς ἂν μάγος εἴη οὑτοσ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 αὖ ’Υμεῖς ἄρα ᾗστε, ἔφη. ᾗστε γὰρ πάλαι μάγον 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ἄφνω ἡ Πετουνία ὀξυβόης Ἆρ’ ᾖσμεν; ἔφη. ᾖσμεν δή. π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οὐκ ᾖσμεν,’ ού γὰρ ε”στιν ὅπως σὺ οὗ τοιοῦτος εἴ, ἀδελφόπα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ὤν, τῆς δέ ἀδελφῆς μου τοιαύτης δὴ πεφυκυίας - σαφῶ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ᾔδη αὐτὴν θρεψομένην τερατῶδές τι καὶ δεινὸν καὶ οὐδὲν ἀπᾷ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μητρός. καί γὰρ αὕτη λαβοῦσα ὡσαύτως ἐπιστολήν, καὶ εἶ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ελθοῦσα πρὸς τὸ παιδευτήριον δὴ ἐκεῖνο ἐπὶ μήκιστον, καὶ π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ανελθοῦσα κατ’ ἐνιαυτὸν πρὸς τὴν ἀργίαν ἄλλοτε μὲν εἶχεν ἐ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κολπίῳ γόνον βατράχων, ἄλλοτε δέ μετέβαλλε τὰ ποτήρια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ῦς ἀρουραίους. καί ἐγὼ μὲν μόνη τῶν ἄλλων ἀληθῶς ᾔδη αὐτὴν ὥ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ι τέρας τεθραμμένη· οἱμὲν οῦν τεκόντες καῖ μέγα ἐφρόνουν ε’π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φαρμακίδα θρέψαι, τὸ Λίλη ἀνὰ στόμα ἀεὶ καί <text:soft-page-break/>διὸ, γλώττ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χ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ἀναπνεύσασά τι ἐτραγῴδει μάλ’ αὖθις ὡς δὴ πόλλ’ ε”τ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ργμένη μὴ τὰ τοιαῦτα ἀποφαίν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εἶτα περὶ τοῦ Ποτῆρος ἦν ὅλη ἀπαντήσασ’ αὐτῷ συμμαθη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ποδραμοῦσα μετ’ αὐτοῦ καὶ γημαμένη αὐτῷ καί τεκοῦσα σ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διατεθραυμένη πυροβόλῳ καί ἀποθανοῦσα καῖ δὴ καὶ τὸ κ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ότατον ἀναγκάσασα ἡμᾶς εἷσποιήσασθαι σ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ΚΛΕῙΔΟΦΥΛΑΚΟΣ 4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Άρειος πάνυ ὠχριήσας μετὰ δέ χρόνον ἀναφθεγξά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θραυμένην λέγεις,· ἔφη. εἴπατε γάρ μοί ποτε ὡς ἐν συγκρούσ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κινήτων ἀπέθα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Ἃγριώδης δέ μεγάλῃ τῇ φωνῇ βοῶν· Τι’ δ’ ἔσθ’ ὃ λέγεις,·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γκρούσει δὴ αὐτοκινήτῳν, καὶ τοσούτῳ ἀνήλατο μένει καὶ θυμ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τοὺς Δουρσλείους πάλιν εἰς τὴν γωνίαν ἀποδραμεῖν. Πῶ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συγκρούσει ἀπέθανον ἂν οἶ πάνυ Ποτῆρες,· ὢ τῆς βλασφημίας. 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αἰσχύνης. αἰσχρὸν γὰρ δήπου τοῦτο ’ εἷ ὁ ’Ἀρειος αὐτὸς μὲν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ἑαυτοῦ πράγματα μηδὲν οἶδε, πολυθρύλητος δ’ ἐστὶν ἅπασι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 ἡμῖν παισ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έ Διὰ τί; ἔφη, τί ἐγένετο,</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άκεῖνος τὴν μὲν ὀργὴν ἀφείς, φροντίδος δ ’ ἀναπλέως τὸ μέτωπ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έλπιστον δέ τοῦτο, ἔφη. δεδιότος γὰρ τοῦ Διμπλοδώρου μή 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ερευνῶν σε πράγματ’ ἔχοιμι, οὐδέποτε προσεδόκησα εὑρήσειν 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ὕτως ἀπαίδευτον. ἀλλ’ εἴτ’ ἄξιός εἶμι διδάξαι σε εἴτε μή, οῦ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τι σοι πρὸς ’Υογοήτου ἀπελθεῖν μὴ εἰδό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δὲ τοῦς Δούρσλειους ἀπειλητικὸν βλέπων Βέλτιστον τοίν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μαθεῖν παρ’ ἐμοῦ ἐφ’ ὅσον ε”νεστί μοι διδάσκειν σέ. οὐ μὴν οὐ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παντα λέγοιμ’ ἄν· ε”νια γὰρ πάνυ ἄδη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καθίσας ἑαυτόν, βλέψας δέ τέως πρὸς τὴν ἐσχάραν ε”λε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άδε· Ἐν ἀρχῇ, ὡς οἶμαι, ἦν τίς ποτε ὅνοματι καὶ πῶς τύχ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ἂν οὐκ εἰδὼς τούτου τὸ ὄνομα, πάντων τῶν παρ’ ἡμῖν καλ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δό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του,· οὗ δὴ τοῦνομα ἑκὼν οὐ φθεγγοίμην ἂν οὔτ’ αὐτὸς οὔ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ς 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μ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ὴ τὴν ’Έμπουσαν, καθότι μορμολυττόμεθ’ ἔτι. “Ηράκλ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σον ἀμηχάνως ἔχω τοῦτον συντιθέμενος τὸν λόγον. ι’δού. μάγ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ἦν ποτέ. καὶ οὗτος κακὸς ἐγένετο ἢ μᾶλλον εἷς τοσοῦτο</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κίας ἀφίκετο ἢ μᾶλλον παγκάκιστος ἦν ἢ μᾶλλο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κίστων κακίων ἦν. καί τοῦνομα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χηνότος δέ τι καῖ δι’ ὀλίγου ἀφώνῳ ἐοικότος, ὁ ’Άρειος τῙ-ᾸῙ 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άψαι αὐτό, ἔφη, δύναιο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αμῶς, ἦ δ’ ὃς ὁ Ἃγριώδης. οὐ γὰρ οἶδα πῶς γράφεται. εἶ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νομα αὐτῷ Φολιδομορτός. οῦ μὴ αἰτήσεις με τοῦτο π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πεῖν, ἀντιβολῶ σε. οὗτος δ’ οὖν ὁ μάγος μαθητὰς καταλέγ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 μακροῦ χρόνου ἐπειρᾶτο, καῖ δὴ πολλοὶ κατειλεγμένοι ἦ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οἱ μὲν ἅτε φοβούμενοι, οἱ δὲ τοῦ κράτους μετέχειν τι βου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ι, ἐπιπολάζοντος αὐτοῦ ἤδη καὶ πάνυ κρατοῦντος. ἀλλ’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4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ἀπορίας ἀφικόμεθα, ὧ Ἄρειε, περὶ τῶν μαγευόντων ὥσ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σάνου δή τινος δεόμεθα, οὔτ’ εἰδότες οἷς πιστεύειν χρὴ οὔτε το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ώντες τοὺς ἆγνώστους διὰ φιλίας ἔχειν, δεδιότες μὴ τοῦ κιβδήλ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έχωσι. δεινότατα γὰρ τότ’ ἐπάσχομεν πρὸς αὐτοῦ ἤδη ὑ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λλομένου· οὐ μὴν ἀλλ’ ε”νιοι ἀντεῖχον. τοὺς δέ ἀπέκτειν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όνευσε μὲν οὖν καί τοῦτο ἀνηλεῶς. ἀλλ’ ἐν Ὑογοήτου ἀσφ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στεροι ἐγενόμεθα ἣ ἄλλοθί που τῆς γῆς. τὸν γὰρ Διμπλόδω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ν, οἶμαι, δεδιὼς ὁ δεῖνα οὐκ ἐτόλμα τότε δὴ <text:soft-page-break/>ἐπιθέσθαι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ιδευτηρ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οὖν μήτηρ σου φαρμακὶς οὖσα καὶ ὁ πατὴρ φαρμακεὺς ὢ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 ἁπάντων ὧν πάλαι ε”γνωκα μαγώτατοι ἦσαν, σχολαρχαί τό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κότως γενόμενοι τῶν ἐφ’ εΥογοήτου ὅτε ε”πρεπεν αὐτοῖς. ἀλλ’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δα διὰ τί οὐκ ἐπειράθη προσάγεσθαι αὐτοὺς πρίν γε εἶ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ίθετ’ αὐτούς εὐμενεστέρους εἶναι τῲ Διμπλοδώρῳ ἢ ὥ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πλέκεσθαι ἑκόντας πράγματι καταχθονίῳ. καὶ ἴσως μὲν ἐνόμιζ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ἱκανὸς εἶναι πεῖσαι αὐτούς, ἴσως δέ καὶ ἐν νῷ εἶχεν ἀνελεῖν. οὐ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ῷδα πλὴν ἕν. οὗτος δὴ πρὸς τὸν δῆμον οὗ τόθ’ ὑμεῖς διῃτᾶσθ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ίκετο δέκα ε”τεσι πρότερον ἐπὶ τῶν Ἑκαταίων. σι) γὰρ παιδίον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νάενον. ἧκεν οὖν εἷς τὴν ὑμετέραν οἰκία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σιωπήσας δὲ καὶ ῥινόμακτρον λαβὼν κατάστικτον καὶ μά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υπαρὸν ἇπέμυξε τοσούτῳ ψόφῳ ὅσον ὑδραύλεως ἤκουσας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γγνωθί μοι, ἔφη, ταῦτα δυσθυμουμένῳ. ἡδέως γὰρ εἶχο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 πατριδίῳ καὶ τῷ μαμμιδίῳ, ἀστείοις μοι γενομένοις θαυμαστ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σφόδρα. ἀπέκτεινε δ’ οὖν αὐτοὺς ὁ δεῖνα. ἔπειτα δέ, ἄδηλον 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τερον μέλλει ἀπεργάσεσθαι τὸ πρᾶγμα ἢ συνήθης που γεγένη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φονεύειν, ἐπεχείρησε μέν ἀποκτεῖναι καὶ σέ, <text:soft-page-break/>ἐσφάλη δέ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υλεύματος. ἆρ’ οὐκ ᾐτεῐς σεαυτὸν τί παθὼν ἔλαχες τὸ τοῦ τραύ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τος ἴχνος τὸ ἐπὶ τῷ μετώπῳ; τοιοῦτο γὰρ ὡς μηδαμῶς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ρίων ὃν τραυμάτων λαμβάνει τις εἴ γε κατήραται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άστορος μεγάλου καὶ παμπονήρου. καί γὰρ οὗτος ἀπέκτεινε μ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ὺς σούς γονέας, ἥμαρτε δέ σοῦ. καὶ διὰ τοῦτο σὺ περιβόη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νου* ὅποτε γὰρ βούλοιτο ἀποκτεῖναί τινα, τοῦτόν γ’ ἑκάστο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κτεινεν· ἀλλ’ οὐδεὶς ἐπεβίω οὐδέποτε πλὴν σύ, πολλοὺς μὲ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βελτίστων τῶν τότε μαγευόντων καί ἀπέκτονεν οἷον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χίμους ἢ τοὺς Ὀστίνους ἢ τοὺς Πρωϊτέρους· σὺ δέ μό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βιοὺς ἔτυχες καίπερ βρεφύλλιον ὤ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κοντος δέ τοῦτου πρὸς τὴν τοῦ λόγου τελεύτην,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υπηρόν τι ἐνεθυμεῖτο, ὡς περὶ τὸ λαμπρότατον τῆς ἀστραπ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έλας δαιόμενόν τι καὶ χλοαυγές αὖ μεμνημένος. καὶ ἐδόκει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ν τοῦτό γε σαφέστερον ἐν φαντασίᾳ ὁρᾶν ἦ πρὸ τοῦ, ἀλλὰ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ΚΛΕΙΔΟΦΥΛΑΚΟΣ 4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ῦσαί τι καινόν· γέλωτος γὰρ ἀνάμνησιν ἔλαβεν ὀξέως ὡς ἀπ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ος ὠμοῦ καὶ μισανθρώ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πάνυ οἰκτίρων αὐτόν ’Έσωσα σέ, ἔφη, ἐκ τῆ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ἰκίας διεφθαρμένης προστάξαντος τοῦ Διμπλοδώρου καὶ δεῦ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οῦσδε ἐκόμισα αὐτ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ξαίφνης ὁ Δούρσλειος Ληρεῖς, ἔφη. ’Άρειος δ’ ἔφριξ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λάθετο γὰρ τῶν Δουρσλείων ε”τι παρόντων. ὁ μέντοι θεῖ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ιστα θαρρῶν ἐφαίνετό δριμὺ γὰρ ε”βλεπε πρὸς τὸν Ἁγριώδη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υκτεύειν πρόχειρος ὢν μετ’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γε δή, ὦ οὗτος, ἔφη γρύζων, ἄκουσόν μου, ὦ νεανίσκε. με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χεις μὲν γὰρ σύ οὐκ οἶδ’ ὅπως τοῦ ἀτόπου, τοῦτό γ’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νήσομαι, τὴν δέ τοιαύτην νόσον ἐξῆν ἂν πληγαῖς ἰατρεύει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μοιγε δοκεῖ. ἀλλὰ τὰ τῶν γονέων περὶ οὗδένος ποιοῦμαι’ τίς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ἐρεῖ αὐτοὺς ἀλλοκότους πεφυκέναι καὶ βασκάνους, τοιγάρτ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θνηκότες εὖ πεποιήκασι, τὰ κατ’ ἀνθρώπους οὐκ ἀνάξια παθ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ς οἵ γ’ ἀεὶ συνεπλέκοντο ἀνθρώποις μαγικοῖς. μηδενὸς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λαχον κακοῦ ὧν μὴ προσεδόκησα, προνοῶν σαφῶς τὰ κεκλω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α ἐπ’ αὐ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έ ὁ Ἁγριώδης ἀναπηδήσας ἀπὸ τῆς χαμεύνη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εξιβρόχιον λαβὼν ἐκ τοῦ τρίβωνος, φοινικοῦν ὂν καί πάνυ τε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ριμμένον, ὀρθὸν ε”τεινεν ἐπὶ τὸν Δούρσλειον ὥσπερ ξίφος. Εὐλαβ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Δούρσλειε, ἔφη, εἰς ὑπερβολὴν γὰρ εἴρηκας ἤδη. <text:soft-page-break/>εὐλαβοῦ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πως μ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οὗτος φοβούμενος κεντηθῆναι ἀκωκῇ ἀλεξιβροχίου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ίγαντος δασυπώγωνος, τῆς δ’ ἀνδρείας ἐσφαλμένος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χον ἔμπαλιν ἐβιάσθη ἄναυδ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αὖ ’Άμεινον δέ τοῦτο, ἔφη, πνευστιῶν ε”τι καὶ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μεύνην ὅσον οὐκ ἤδη διεφθαρμένην καθί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έ τούτῳ βουλόμενος ε”τι μυρία ἐρωτᾶν ὁ Ἄρειος Ἀλλὰ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παθεν ἅρα; ἔφη, τὸν Φολιδο-, τὸν δεῖνα μὲν οὖν λέγοιμ’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γωγ’ οὐδὲν οἶδα, ὦ ’Ἁρειε, πλὴν ἀλλ’ οἴχεται δή, ἀφανὴ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νετο αὐτῇ τῇ νυκτὶ ᾗ ἐπειράθη ἀποκτεῖναί σε. οὖτος μὲν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φάνισται, σι) δέ καὶ μᾶλλον ἐκ τούτῳ εὐδοκιμεῖς. ἀλλὰ παραδο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τατόν μοι τόδε· τί τότε δὴ ἀπῆλθεν ὅτε κρείττων ἀεὶ καθ’ ἡμέ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ίγ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μὲν γάρ φασι τεθνηκέναι αὐτόν, ληροῦντες, ὡς οἶμαι,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δὼς εἴ γ’ ἄρα τοσοῦτο ε”τι μετεῖχε τοῦ ἀνθρωπίνου ὥστε θανά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 εἶναι. οἱ δέ φάσκουσιν ἔτι φῶς ὁρᾶν, καιρὸν εὖλαβούμενόν 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 πιστεύω οὐδὲ τούτοις γνοὺς ὡς τῶν ἀμφὶ αὐτὸν οἱ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ληλύθασι πρὸς τὸ ἡμέτερον, οἱ δέ ἔμφρονες γεγένηνται πάλ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46 ΑΡΕῙ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περ ἐξ ὕπνου ἐγρηγορότες. οἷα δ’ οὐκ ἂν ἐγένετο οἶμαι εἴ 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έλλησε κατιέναι αὐτ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 αὖ πλείους ἡγούμεθα ζῆν μέν ε”τι ἐστερῆσθαι δέ τῆς δ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μεως, ἀσθενέστερόν πως ὄντα ἢ ὥστε ἐκπρᾶξαι τὰ βουλεύ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εφθάρη γὰρ οὐκ οἶδ’ ὅπως διὰ σέ, ὦ παῖ. καὶ γὰρ ταύτῃ τῇ νυκτ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νετο τοιοῦτό τι οἵου οὔ προνοίαν εἶχε οὐδεμίαν. καὶ τοῦτο τί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τυχεν ὂν οὔτ’ οἶδα αὐτὸς οὔτ’ ἄλλος τις, πλὴν ἀλλὰ σύ ὑπεσκέλισ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ως αὐτὸν καὶ ε”σφηλ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πρὸς τὸν “Αρειον ἀεὶ ε”βλεπε πάνυ φιλοφρόνως καὶ ὡς μάλισ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τιμῇ ἔχων. ὁ δέ μὴ ὅτι μέγα ἐφρόνει καὶ ἠγάπα ταῦτ’ ἀκ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καὶ ἐνόμιζεν ἁμάρτημά τι γενέσθαι, ἀδύνατον γὰρ δήπου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νθάνεσθαι ἐαυτῷ μάγῳ ὅντι’ τί δῆτ’ ἀνὰ τὸν βίον ἤνεγκεν εἰ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ον τήν τε Δουδλίου ὕβριν καὶ τὴν Πετουνίας αἶκίαν,· μάγος γὰρ ὢ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οὗ μετέβαλεν ἂν αὐτοὺς εἷς τέρας τι φρυνοειδές, ὅποταν ἐντὸ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υοφυλακίου ἐγκλῇσαι ἐθέλοιεν,· ἀλλ’ εἶ τὸν γόητα τὸ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θαδε κράτιστον ἐνίκησέ ποτε, πῶς ἂν ἐδυνήθη ἐκεῖνος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κτίζειν αὐτὸν καθάπερ σφαίρᾳ παί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ωπῇ δέ Ὦ Ἁγρίωδες, ἔφη. μάλισθ’ ἥμαρτες, οἶμαι, ταῦτ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λέγων. οὐ γὰρ κινδυνεύω μάγος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δέ γελάσας, ὃ καὶ ἄτοπον ἐδόκει τῷ γ’ Ἁρείῳ, Εἶτ’ ο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γος εἴ σύ, ἔφη. οὐ γὰρ δήπου περίφοβος ὢν ἢ τεθυμωμένος περ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ος μεμηχάνησαι παράδοξ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νταῦθ’ Ἄρειος πρὸς ἐσχάραν βλέπων ἐλογίζετο τοιάδε 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πράγματα τοῖς Δουρσλείοις παρέσχηκε δι’ ἅττα οὗτοι μ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γριώθησαν, τοσαῦτα γεγενῆσθαι μεταξὺ θυμωθέντος αὐτοῦ ἣ 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γῆς ε”χοντος- ποτέ μὲν γὰρ διωκόμενος ὑπὸ τῶν ἀμφὶ Δούδλ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οἶδ’ ὅπως τυχεῖν ἐκπεφευγῶς’ ποτὲ δέ φοβούμενος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δασκαλεῖον ι’έναι γελοιότατος δοκῶν εἶναι ἐν χρῷ κεκαρμέ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ηχανήσασθαι ὅπως ἡ κόμη ἀναφύοι· ποτὲ δ’ αὖ Δουδλίου πρ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άτως πατάξαντος αὐτόν, λαθέσθαι τιμωρήσας διὰ τὸ δράκ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πέμψαι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ιδιῶν δέ πρὸς τὸν Ἁγριώδη βλέψας πάνυ προσγελῶντα εἶδ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οὗτος Ἰδού, ἔφη’ εἶτα ὁ ’Άρειος Ποτῆρ οὐκ ε”στι μάγος,·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δόκα ὀλίγον. εὐδοκιμήσεις δὴ παρὼν ἐν Ὑογοή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ρσλειος δ’ οὐδαμῶς ε”μελλε ἀμαχεὶ ἡττᾶσθαι, εἶπε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ιζῶν πως ’Άλλο τι ἢ οὐκ ε”φην αὐτὸν ι’έναι; γέγραπται γὰρ εἷς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ητῶν τῶν τῆς Κωλύσεως, ἀνθ’ ῶν χάριν εἴσεται <text:soft-page-break/>δή. ἀλλὰ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γνοὺς ἐκείνας τὰς ἐπιστολὰς ξύνοιδα αὗτῳ δεομένῳ βιβλίων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ῳδικῶν καί ῥάβδων μαγικῶν καὶ λήρων καὶ φλυαριῶν πολ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ὑπολαβὼν καὶ πάνυ γογγύζων Ἀλλ’ εἴ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ΚΛΕΙΔΟΦΥΛΑΚΟΣ 4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ύλεται ἰέναι, ἔφη, οἷος σύ Μύγαλος ἄνθρωπος οὐ δύνα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ωλῦσαι αὐτόν. οὐδένα γὰρ εὕροις ἂν κωλύσοντα τὸν τῶν Ποτή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ἱόν, τὸν Λίλης καὶ Ἰακώβου, ι’έναι πρὸς Ὑογοήτου, εἷ μὴ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νιώδη. γέγραπται γὰρ εἷς τῶν ἐκεῖ μαθητῶν ἐξ οῦ ἐγεννήθη.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ιτήσει πρὸς τὸ μαγείας καὶ γοητείας παιδευτήριον τὸ τῶν κα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ᾶς κάλλιστον. διατρίψας δέ ἑπτὰ ἔτη, οὐ γνώσεται αὐτὸς ἑαυ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ὕτω πεπαιδευμένον. ὁμιλήσει γὰρ μεθ’ ἑταίρων νέων τ’ ὄντω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μογνωμόνων αὐτῷ. καί ἀρχηγὸν ἕξει τὸν παιδευτήριον διοικοῦ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πολλῷ μείζω τῶν πρὸ τοῦ ἐφ’ εΥογοήτου πάντων, τὸν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βον Διμπλ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Δούρσλειος ὑπολαβὼν καὶ μέγα ὀγκώμενος οὐκ ε”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απανήσειν εἷς ἄνθρωπόν τινα γέροντα καὶ ἐμβρόντητον ὡς δι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ξοντα τὸν ’Ἀρειον σοφίσματα μαγευτικ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δ’ εἰπὼν ὑπερβαλεῖν δὴ ἔδοξε τῶ γε Ἁγριώδει τὸ ἀλεξ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βρόχιον ἤδη λαβόντι καί ὑπὲρ τῆς κεφαλῆς τινάττο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μὴ λοιδορήσεις, ε”φη μυκώμενος, τὸν ’Άλβον Διμπλόδω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οῦ γε παρό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 ἀλεξιβρόχιον κατὰ τάχος καθεὶς ε”τεινε πρὸς τὸν Δούδλ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έλος δέ κεραύνου τότ’ ἦν ι’δεῖν πορφυροῦν καὶ βόμβον ἀκοῦ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ροντώδη, καί ἐν ἀκαρεῖ τοῦτον κορδακίζοντα εἶδες ἂν, τῶν χε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πυγὴν συμπεπλεγμένων καὶ περιώδυνον ἀνολολύζοντα. νῶ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δόντος αὐτοῦ, ὁ Ἄρειος εἶδε κέρκον τινά - στρεπτὸς δ’ ἦ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περ χοίρου - παρακύπτοντα διὰ τρῆμά τι τῶν βρακ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βρυχώμενος δ’ ὁ Δούρσλειος ἀφείλκυσε τὴν Πετουνία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Δούδλιον εἷς θάτερον δωμάτιον. βλέψας δέ τὸ τελευταῖον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Ἁγριώδη καὶ πόλλ’ ε”τι φοβούμενος τὴν θύραν ἐπέσπα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βλέπων πρὸς τὸ ἀλεξιβρόχιον καὶ τοῦ πώγωνος ἁπτ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μεταγιγνώσκων τὸ πεποιημένον εἶπε τόδε· Οὐκ ἔπρεπέ μοι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ι’έναι τῆς δυσκολίας. οὐ μὴν οὐδ’ εῦ πέπραγα. ἐβουλόμ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γὰρ εἷς χοῖρον μεταβαλεῖν αὐτόν, ὁ δέ τὸ σχῆμα οὕτως ὁμοῖ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οίρῳ ἤδη παρέχων, οὐ πολλοῦ ε”δειτο χοῖρος παντελῶς γενέσθ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κ δέ πλαγίου βλέπων ἀεὶ πρὸς ’Ἀρειον κατὰ τοῦ δασέως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ρύων Χάριν εἴσομαί σοι πολλὴν ἐὰν μηδὲν περὶ ταῦτα λέγῃς.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θεμιτόν ἐστί μοι ἅπτεσθαι τῆς μαγικῆς ὡς ἐπὶ τὸ πολύ. ἐπ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τραμμαι δ’ ὀλίγον αὐτῆς, ῶς ἄρτι δέον ἐρευνᾶν σε καὶ κομίζειν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ὰς ἐπιστολὰς καὶ τᾶλλα τοιαῦτα. ὅθεν μάλ’ ἐσπούδαζον ὑποστῆ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τὸ πρᾶγ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Άρειος Τί δέ, ἔφη, οὐ θεμιτὸν σοὶ μαγεύ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Εἶὲν ἔφη. μαθητὴς γὰρ ῆν αὐτὸς ἐν (Υογοήτου,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έπεσον, ὡς τάληθὲς εἰπεῖν. καὶ ἄλλας τε δίκας ε”λαβον οἱ ἐν τέ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48 ΑΡΕῙ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διέθραυσαν τὴν ἐμὴν ῥάβδον. ὁ δέ Διμπλόδωρος ἀνὴρ ὢ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οκάγαθὸς εἴασέ με μεῖναι θηρότροφον γεν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διὰ τί ἐξέπεσ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Σχεδὸν ἀμφὶ βουλυτόν ἐστι καὶ αὔριον πράγματα ἡ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σται πολλά. εἷς γὰρ ἄστυ δεῖ ἡμᾶς ἐλθόντας τὰ βιβλία πρίασθ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ι καὶ τὰ λοιπ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δέ τρίβωνα ἐκδυσάμενος καὶ πρὸς Ἄρειον ῥίψας Τούτ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αλυμμένος, ἔφη, κατακοιμήθητι. ἀλλὰ μὴ φρόντιζε εἰ κινεῖτ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τάχα μυγαλαῐ ἔτ’ εἶσί μοί τινες ἐν θυλακί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ῆς δ’ ἐπιούσης ὁ ’Άρειος ἠγέρθη ἀμ’ ἥλιῳ ἀνίσχοντι. καί ᾐσθά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ἡμέρας ἤδη γενομένης, ὅμως δ’ οὐκ ἤθελε διοῖξαι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θαλμούς, ὡς παραινέσας ἑαυτῷ τοι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νειροπόλησα δήπου. ὅναρ γὰρ ἦλθέ μοι ἀνήρ τις πελώρ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ὀνόματι ἐρῶν ὡς φοιτήσω πρὸς παιδευτήριον μαγικ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ς δ’ ὀφθαλμοὺς ἀνοίξας εὖ οἶδ’ ὅτι πάλιν διαιτήσομαι ἐ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υοφυλακίῳ τῶ οἴκ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ότον δ’ ἄφνω ἤκουσε μέγαν, τῆς γε Πετουνίας, ὡς ᾤετο,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αν κοπτούσης. καί πολλὴν έχων ἀθυμίαν τούς ὀφθαλμούς οὔπ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έῳξεν, ἀγαπῶν ε”τι τὸ ἐνύπν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ὶς δ’ αὖ κροτοῦντος ἤκουσέ 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ῶς ἔχει, ἔφη, ἀνίσταμαι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στὰς δέ καί τὸν Ἁγριώδους τρίβωνα μεθεὶς ᾔσθετο τοῦ 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λίου τὸ καλύβιον ἀκτῖσι φλέγοντος, καὶ λωφήσαντος τέλο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ιμῶνος, καὶ αὐτοῦ τοῦ Ἁγριώδους ε”τι κοιμωμένου ἐπὶ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μεύνῃ ἤδη διεφθαρμένῃ, καὶ γλαυκὸς τῷ μέν ὄνυχι τὴν θυρί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οτούσης τῷ δέ ῥάμφει ἐφημερίδα ἐχούσ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επήδησεν οὖν οὕτως εὐδαιμονοῦντι συνειδὼς ἑαυτῷ ὡσεὶ ἀσκ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ε’πνευμάτου ὑπὸ τοῖς σπλάγχνοις. ἐλθὼν δ’ εὐθὺ τῆς θυρίδος κα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αχέως σπάσας ἀνέῳξεν αὐτήν. ἡ δὲ γλαῦξ εἴσω κατασκήπτ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ἐφημερίδα μεθῆκεν ἐπὶ τὴν Ἁγριώδους κεφαλήν. ἀλλ’ ὁ μὲν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γέρθη, ἐκείνη δέ πρὸς τοῦδαφος καταπτομένη ἐπετίθετο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ίβωνι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 ἀποσοβήσων αὐτήν Πέπαυσο, ἔφη, μὴ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ήσῃς. ἡ δέ κροτήσασα ἀγρίως τὸ ῥάμφος πρὸς αὐτὸν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αύσατο τοῦ κακὰ ποιῆσαι τὸν τρίβω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εγάλῃ τῇ φωνῇ *Ὠ Ἁγρίωδες, ἔφη, γλαῦξ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50 ΑΡΕῙ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Μισθοδότει αὐτήν, ἔφη τονθορύζων, οὐδέν α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νηθε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έ Τί λέγ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ὑπολαβὼν ἐκεῖνος’ Μισθοδοτῆσαι γὰρ δεῖ αὐτὴν ἥ 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όμισε τὴν ἐφημερίδα. βλέπε οῦν εἴσω τῶν θυλακίων μ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τοῦ Ἁγριώδους τρίβων ἐφαίνετο ὅλος ἐκ θυλακίων συ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ίμενος, ἕχων καὶ κοπτὰς λειμακοφθόρους καὶ σφαιρίδια σ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ου καὶ νώγαλα ἀπὸ μίνθης ἐσκευασμένα καὶ βύβλινα σακκί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έϊον ῆθμοειδῆ. τέλος δέ ἐδράξατο νομίσματος καιν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ὸς αὐτῇ, ἔφη, πέντε κονί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9Ῑ·Ῑ καὶ κονίδας λέγει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ικραίγ’ εἶσι καί χαλ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ιθμήσαντος δέ πέντε χαλκία τοῦ Ἁρείου, ἡ γλαῦξ προῦτειν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δα δεξομένη αὐτὰ εἷς βαλλαντίδιον προσδεδεμένον ἐπ’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ντεῦθεν οἴχεται ἐκπταμένη διὰ τὴν θυρίδα τὴν ἄρτι ἀνεῳγ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δ’ ε”χασκε, ἐσκορδινᾶτο, ἀνίστ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ιτέον εὐθὺ Λονδίνονδε· ἔχομεν γὰρ πολλὰ πράγματα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ἐπιτήδειά σου· δεῖ πάντ’ ἀγοράζειν τὰ πρὸς παιδε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στρέφοντι δέ Ἁρείῳ τὰ χαλκία καὶ βλέποντι πρὸς αὐ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ῆλθέ φρόνημα τι μάλ’ ἀηδές, ὡσεί τις νύξας συνέτρησεν αὐτῷ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ὸς ἀσκ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πέ μοι, ἔφη, ὧ Ἁγρίω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κεῖνος Τί δαί, ε”φη μεταξὺ ἐνδυόμενος τοὺς κοθόρ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έ Οὐκ ε”στι μοι, ἔφη, ἀργυρίου οὐδέν. καὶ σύ χθιζ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κουσας τοῦ θείου οὐκ εἰπόντος δαπανήσειν οὐδὲν εἷς ε’μέ ἵ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θοιμι τὴν μαγικ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φροντὶς σοὶ πρὸς τοῦτο, ἔφη. ἀνειστήκει γὰρ κνώμενο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άνιον. οὔκουν ᾔδησθα κληρονομῶν σὺ τοὺς τεκόντας τῆς οὐσ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ἷ διεφθάρη ἡ οἰκία αὐ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ὑπολαβών Τὸ χρυσίον οὐκ οἴκοι κατέθηκαν, ὦ</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ειράκιον. πρῶτον μὲν γὰρ ι’τέον εἷς Γριγγώτου, τράπεζα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γοις. λαβέ ἀλλᾶντός τι, ψυχρὸν μὲν ὄν, ἀγαθὸν δ’ ὅμω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ιστ’ ὀρεγοίμην ἂν τοῦ σοῦ πλακοῦντος τοῦ τῶν γενεθλ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 τραπέζας ἔχουσιν οἱ μάγ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ίαν γε. τραπεζῖται δέ κόβαλ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ιος δέ μεθεὶς μέρος τι τοῦ ἀλλᾶντος ἲΙΙ κόβαλο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υ γε. ὥστ’ οὐδεὶς λῃστεύοι ἂν τὰ παρ’ αὐτοῖς, πιθοῦ μοι, ε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ή γ’ ἄρα μαίνοιτο. μή τοι πνίγειν τούς κοβάλους, ὦ ’Άρειέ ἡ δ’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άπεζα αὕτη χωρίον πάντων ἀσφαλέστατόν ἐστι τοῖς χρῆμά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υλάττεσθαι βουλομένοις πλὴν ἀμέλει τοῦ Ὑογοήτου. ἀλλ’ ἐγ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ΣΤΕΝΩΠΟΥΔῙΑΓΟΝΤΟΣ 5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είλω ἐπελθεῖν παρὰ τὸν Γριγγώτου ὑπέρ τοῦ Διμπλοδώρου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Ὑογοήτου ὥν. καί ἑαυτὸν ἐξυπτιάζων Οὗτος γάρ, ἔφη, πολλάκ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 ἔθος ἀξιοῖ με τὰ πλεῖστον διαφέροντα πρᾶξαι, οῖον τὸ συ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μίσαι σέ σωθέντα ῆ τὸ ἀπὸ Γριγγώτου ἐνεγκεῖν τι’ οἶδε γάρ 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ξιόπιστον ὄντα. εἶα δή. ε”χεις τὰ πά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ἠκολούθησεν αὐτῷ ἐξιὼν ἐπὶ τὸν σκόπελον. αι’θρ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ἤδη γενομένης, καί πρὸς ἥλιον μαρμαιρούσης ἅμα τῆς ἁλ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δε τὸν λέμβον τὸν Δουρσλείῳ μεμισθωμένον ε”τι παρόντ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ίπερ πολι) ἐν τῷ χείμωνι ἄντλον δεξά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τερον δέ λέμβον οὐκ ι’δών Τίνι τρόπῳ, ἔφη, σύ γε θάλαττ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επέρη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επτόμην,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έπ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γωγε ἀλλ’ ἐπαναπλεῦσαι χρὴ ἐν τῷδε· οὐκέτι γὰρ θεμιτόν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εύειν νῦν δὴ σώσαντι σ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ημένων δ’ ἐν τῷ λέμβῳ, ὁ ’Άρειος ἀτενέσι τοῖς ὄμμα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βλεπε πρὸς τὸν Ἁγριώδη εἴ πως τοῦτον ἐν νῴ πλάττοι αἰωρο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 πρέπει ἡμῖν ἐρεταὶ γενέσθαι, ἔφη ἐκ πλαγίου μάλ’ αὖθ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έψας πρὸς αὐτόν. ἐὰν δέ σπεύδω τι ἡμῖν τὸν πλοῦν, οὐδεν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ἐν Ὑογοήτου δεῖ σέ δηλῶσαι τοῦτο, εἴπερ σοὶ φί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αμῶς, ἔφη, σπεύδων αὐτὸς πλέον ἰδεῖν τῆς μαγικῆς. λαβ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ς οῦν ἐκείνου πάλιν τὸ ἀλεξιβρόχιον τὸ φοινικοῦν, καὶ δ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ούσαντος ἐπὶ τὸν σκαλμὸν τὸ πλοῖον ἐτάχυνεν αὐτόματον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ἤπει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ί οὕτω μαίνοιτό τις ἂν λῃστεύειν πειρώμενο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 ριγγώ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 ἐπῳδὰς καὶ κηλήματα, ἧ δ’ ὃς ὁ Ἁγριώδης. δράκοντας γά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ασι φυλάττειν τὰς χρυσοῦ κατώρυχας ἀβάτούς τ’ ούσας καὶ δυ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όδους. ἡ γὰρ τράπεζα κάτω γῆς κεῖται ὡς ὀκτακόσια στά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ὸ τῶ Λονδίνῳ, κατωτέρω δὴ τοῦ Μετρό. ἐκφυγὼν γάρ τις λιμ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χέως ἂν ἀπόλοιτο, κεῖ δύναιτο κλέψαι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ρειος μέν περὶ ταῦτα λογιζόμενος ἐκάθητο ἔτι,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γριώδης τέως ἀνεγίγνωσκε τὴν ἐφημερίδα· αὕτη δε Καθημεριν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ντις ἔτυχε καλούμενη. ἐκεῖνος δὲ ὡς πολλάκις θεασάμενο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ῖον ἔμαθε βέλτιστον εῖναι μὴ ἐνοχλεῖν τοὺς ἐφημερίδα ἀναγι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ώσκοντας. ὅμως δ’ οὐ ῥᾴδιον τοῦτ’ ἐδόκει αὐτῷ τότε ποιεῖν, μυρ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ρωτᾶν ε”τι σπουδάζο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δέ σιωπῇ πτυχὴν ἀναστρέψας τῆς ἐφημερίδος Οἱ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είας προβουλεύοντες, ἔφη, τῆς εἰωθυίας ἄρα ταραχῆς αἴτι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5 2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καὶ πρόβουλοι εἶσι τῆς μαγείας; ὁ γὰρ Ἄρειος τοῦτ’ εἷπ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περ δόξαν αὐτῷ οὐδέν ἐνοχλ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ῶς γὰρ οὔ, τὸν μέν γὰρ Διμπλόδωρον ἔχρῃζον ἀρχιπρόβου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 δ’ οὐκ ἐθέλοντος ἀπαλλαγῆναι ἐξ Ὑογοήτου, πρόκει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ρνήλιος Φουῖξ, γέρων ῶν καὶ γελωτοποιὸς εἴ τις ἄλλος. ὥσ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άλλει τὸν Διμπλόδωρον καθ’ ἡμέραν ταῖς γλαῦξι συμβουλευσ-</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όμενος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α τί ποιοῦσιν οἱ τῆς μαγείας πρόβουλ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ἔργον ἐστὶν αὐτοῖς ἐφ’ ὅσον ἐνδέχεται κωλύειν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υγάλους τοῦ μαθεῖν ὅτι φαρμακεῖς τε καὶ φαρμακίδες ὑπάρ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υσιν ε”τι πολλαχοῦ τῆς γ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 τι,· Ἱ-Ῑράκλεις πάντες γὰρ οἱ Μύγαλοι, ὦ ’Άρειε, ἐφίειεν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μάγοις τὸ σφέτερον αὐτῶν. μὴ γένοιτο. βέλτιον γὰρ εἴ γ’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ῶσιν ἡμ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 ὑποκρούσαντος τοῦ πλοίου τὰς τοῦ λιμένος χηλ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μπτύξαντος δ’ ἅμα τὴν ἐφημερίδα τοῦ Ἁγριώδους, ἐκβάντες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ἀναβαθμὸν λίθινον πρὸς τὴν ὁδὸν ἀνέβη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διζόντων δέ διὰ τὴν πολίχνην πρὸς τὸν σταθμὸν σιδηροδρο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κόν, οἱ πολῖται τόν γ’ Ἁγριώδη παριόντες κάρτ’ ἐθαύμαζον, οὐ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ροσδόκητον τοῦτ’ ἀπέβη ὡς Ἁρείῳ γοῦν ἐδόκει. καὶ γὰρ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ν διπλάσιος ἦν τὸ ὕψος τοῦ ἐπιτυχόντος, ἀλλὰ καί δακτυ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ικτῶν ἀεὶ τὰ ἐν ὁδῷ ἐγκύκλια οἷον παρκόμετρο ἐβόα λέγων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ού, ὦ ’Ἀρειέ τῆς τῶν Μυγάλων εὐμηχανίας. παρκόμετρο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οῦσιν οἶ νῦν ’Έρμην ποιόν τινα ἐν ἄστει· ἔστι τοῖς ἀργύριον πολὺ</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ιδοῦσι τὰ αὐτοκίνητα ὀχήματα παρ’ αὐτῷ ἐγκαταλείπειν ῥη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ό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ὖν ’Άρειος πνευστιῶν τι ὡς ὄπισθεν ἐπειγόμενος φθά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ν ῗΑρ’ εἶπας, ἔφη, δράκοντας εἶναι ἐν Γριγγώ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εταί γε. καὶ μὴν δράκοντα κεκτημένος ἐγὼ νὴ τὸν Ἀπό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ωνα ἀγαπῴην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παθὼν σύ ἀγαπῴης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ῄζων γε ἐκ παιδός. ἀλλ’ εἶ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πρὸς σταθμὸν ἀφικόμενοι ε”γνωσαν ἇμαξοστοιχίαν Λονδίνον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ὸς ὀλίγου μέλλειν ἀφορμήσειν. ἁμαξοστοιχία γὰρ ἠ τρέν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εῖται τέρας τι σιδηροῦν καὶ πύρπνουν οῖον ἐξ αὐτομάτου ἐπὶ τ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ίαις σιδηραῖς τρέχειν ἀτμῴ χρώμενον πρὸς τὸ κινεῖσθαι καθάπερ α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όλίπυλαι αἶ τοῦ Ἴ·Ῑρωος τοῦ Ἀλεξανδρέως. καί τὸ τρένο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ύρει ἁμάξας πολλὰς ἐφ’ ῶν οἶ νῦν πανταχόσε τῆς χώρας ὀχοῦν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βαίνοντες καὶ καταβαίνοντες ἐν τοῖς σταθμοῖς σιδηροδρομικοῖ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γ ΣΤΕΝΩΠΟΥ ΔιΑ ΓοΝτοΣ 5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οὖνἉγριώδης ὡς μὴ ἐπιστάμενος δῆθεν τὸ μυγαλικὸν νόμισμα,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έρματα τῷ Ἁρείῳ ε”δωκεν ῶνησομένῳ τὰ πινάκ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 ἐπὶ τῆς ἁμαξοστοιχίας καὶ μᾶλλον ἐθαύμαζον τὸν Ἁγριώδ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υοῖν χρώμενον δίφροις καὶ νηματοπλοκοῦντα χρῆμά τι μά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νηκὸν σκηνῇ ἐοικὸς Π αναθηναῖκ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τα τήν γ’ ἐπιστολὴν ἕχεις; εἶπε μεταξὺ ἀριθμῶν τὰ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άμμ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όντος δ’ αὐτὴν τοῦ Ἁρείου ἀπὸ θυλακίου Βαβαί, ἔφη. κατ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γος ε”νεστι τῶν ἐπιτηδείων ἁπά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έ ἀναπτύξας δεύτερόν τι βύβλινον ὃ πρώην ε”τυχε λαθ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ν ἀνεγίγνωσκε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ΟΓΟΗΤΟΥ ΠΑῙΔΕΥΤΗΡΙΟΝ ΜΑΓΕῙΑΣ Κ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ΘΗ ΤΕΙ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ολ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ὸ τῶν πρωτοπείρων φερέσθω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 τρίβωνες γ’ μέλαν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πῖλος α’κωνοειδὴς μέλας τῆς ἡμέρας φορητ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χειρίδες β’σωτήριαι ἐκ δέρματος δρακοντε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κευασμέναι ἢ ἄλλου τοιού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φᾶρος α’χειμερινὸν πόρπας ἔχον ἀργυρ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εχέτω μαθητὴς ἕκαστος τὰ ἱμάτια τῷ ἑαυτοῦ ὀνόμα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ποικιλ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ιβλία ῥητ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φ’ ἑκάστου μαθητοῦ φερέσθω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ράνδης Φαττοφόντου ἐπῳδῶν βίβλος ἡ τοῖς ἀπείρ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νομισ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θίλδης Σακκοβόλου συγγραφὴ μαγικ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δαλβέρτου Ὑοφάλαγγος ἐπιστήμη μαγικ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Ἠμερικοῦ Μεταβολέως ὑφήγησις τῶν μεταβολῶ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είροις προκει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υλλίδης Εὐρῶτος περὶ χιλίων φαρμάκων βοτανικῶ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υκητί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ρηνίου Κοτυλίσκου περὶ τῶν φίλτρων καί τῶν πο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ικ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λαμάνδρου Σκαμανδρίου περὶ τῶν θηρίων τῶν μὴ ὄ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οῦ γῆς ἐξευρετέα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υεντίνου Τρίμοντος περὶ τοῦ ἀμύνεσθαι ἢ τὰ σκοτειν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5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υὴ ἄλλ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άβδος 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βης α’μολυβδοχάλκου, νενομισμένος μέγεθος 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ιάλαι ὑάλιναι ἦ κρυστάλλι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λεσκόπιον 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υτάνη α’χαλκ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ούτοις ἐξέστω τοῖς μαθηταῖς φέρειν ἢ γλαῦκα ἢ αἴλου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ἢ φρύ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ομνησθέντων οἱ γονεῖς τοῦ μὴ ἐξεῖναι τοῖς πρωτοπείροις ἴ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χειν τὰ σ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νοῶν δ’ ὁ ’Άρειος πρὸς ἑαυτὸν φΑρα πάρεστιν, ἔφη, πά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ίασθαι ταῦτα ἐν Λονδί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ὶ’γ’ οἶδέ τις ὅποι δεῖ ἐλθεῖν, εἶπεν ὁ Ἁγριώδης ἀποκρινόμεν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μὲν γὰρ ’Άρειος πρότερον Λονδίνονδε οὐκ ἐληλύθει, Ἁγριώδη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όκει τήν γ’ ὁδὸν εὖ εἰδέναι ἀλλ’ οὗ τί δεῖ ποιεῖν τοὺς εἰθισ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δοιποροῦντας. οὐ γὰρ ῥᾴδιον ἦν αὐτῷ ἀνέχεσθαι τὰ τοῦ Μετρὸ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λιβόμενός τε τῷ θυρίῳ περιστρεφομένῳ καὶ πιεζόμενος διὰ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δίφρων στενότητα καὶ ἀνιώμενος τῇ τοῦ τρένο βραδύτητι. ἀν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ὧν ἤκουσας ἂν αὐτοῦ τραχυφώνου τὴν πραγματείαν ἀ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τιμῶ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οἶδ’ ἐγώ, ἔφη, ὅπως δὴ οἱ Μύγαλοι βίον ἄγουσιν ἄνευ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ικῆς. ἀναβάντες δ’ ἅμα ἐπὶ κλίμακος μόλις κυλιομένης εἷς ὁδ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ίκοντο πωλητηρίοις ἑκατέρωθεν κεκρασπεδω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μμεγας δ’ ὢν ὁ Ἁγριώδης ῥᾳδίως διώθει τοὺς ἐν ὁδῷ ἀθρ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ζομένους ὥστε μὴ ἔργον εἶναι τῷ Ἁρείῳ συνακολουθοῦ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ελθόντες δέ βιβλιοπώλας μὲν ἐθεάσαντο καὶ μουσικοπώλα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αντοπώλας καὶ κινηματογράφους, ῥαβδοπώλην δέ οὐδένα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δεῐν οὐδαμοῦ. πληθυούσης γὰρ τῆς ὁδοῦ ἀνθρώπων τῶν ἐπιτυ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ντων, ούδέν ἂν εἶδες ἐκεῖ εἰ μὴ τὰ κοινὰ καί τὰ δημώδη. καῖ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όν Κᾷτα σωρός ἐστιν, ἔφη, χρυσοῦ τοῖς μάγοις κάτω τεθαμ-</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ένος καί ὑπὸ ποσὶ πολλὰ στάδια ὑποκείμενος; ἧ ἀληθ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άρχουσιν οἱ τάς τ’ ἐπῳδῶν βίβλους καὶ τὰ σάρα πωλοῦντες,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ποδῶν ἄρ’ ἐστι τὸ μὴ ἀποβαίνειν τὰ πάντα εἰς παιδιάν τινα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υρσλείοις μεμηχανημένην, εἷ γὰρ μὴ συνῄδει αὐτοῖς μηδαμ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κειμένοις πρὸς τὸ γελωτοποιεῖν, τοιοῦτό τι τάχ’ ἂν ἐνενόησεν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όν. καίτοι οὐκ ε”στιν ὅπως οὐ πιστεύσει τῷ Ἁγριώδει καί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ὰ καὶ ἄπιστα ἥδη τερατευσα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ΣΤΕΝΩΠΟΥΔΙΑΓΟΝΤΟΣ 5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Τοῦτ’ ἐκεῖνο, ἔφη, τὸν Λέβητα Διάβροχον λέγω. ἐπίσημ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άρ ἐσ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δὲ πανδοκεῖον ἦν οὕτω στενὸν καὶ αὐχμοῦ πλέων ὥστ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θεῖν ἂν τὸν ”Ἀρειον εἴπερ Ἁγριώδης μὴ ἔδειξε τῴ δακτύλῳ.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ἀεὶ ταχὺ παριόντες δι’ οὐδενὸς ἐποιοῦντο, τὴν ὄψιν τρεπόμε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ὸ βιβλιοπωλείου πρὸς μουσικοπωλεῐον ὡς ἐκ θατέρου εἰ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τερον ἠρέμα ὑπαγόμενοι ὥσπερ ἂν εἶ τὸ πανδοκεῖον μὴ εἶδον. ὥσ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ννοιαν εἶχεν εἴγ’ ἄρα, τὸ παραδοξότατον, αὐτὸς καὶ ὁ 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ι οἷοίτ’ εἰσιν ἰδεῖν αὐτό, οἱ δ’ ἄλλοι οὔκ. ὁ δ’ οὖν 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σω ἤγαγεν αὐτὸν ε”τι μέλλοντα ἐρεῖν τι περὶ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ὲ πανδοκεῖον περιθρύλητον μὲν ἦν, κατά γε τὸ <text:soft-page-break/>εἰρη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χμηρὸν δέ καῖ μάλα σκοτεινόν. ἄλλοτε μέν γὰρ γρᾴδια ἂν εἶ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πολλὰς ἐν μυχῷ καθημένας καὶ πινούσας τοῦ Μονεμβασ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νου ἐκ ποτηριδίων, κάν ταύταις μίαν τινὰ καπνιζομένην καπν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ύριγγα, ἄλλοτε δέ ἀνθρωπίσκον πιλίδιον φοροῦντα ὑψηλὸ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λεγόμενον τῷ καπήλῳ, ἀνθρώπῳ γέροντι καὶ πάνυ φαλακρῷ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ιστα καρύῳ που ἐοικότι ῥητινώδει. εἰσελθόντων δ’ οῦ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ους καί τοῦ Ἁρείου, οἶ εἴσω εὐθὺς ἐσιώπησαν παυσάμε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μετ’ ἀλλήλων λαλεῖν. πάντες γὰρ, ὡς ἐφαίνετο, γνωρίσ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ν ἠσπάζοντο, δεξιούμενοι χερσὶ καὶ μειδιῶ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κάπηλος τέως ποτηρίου ἐπιλαβόμενος Τὸ ξύνηθες, ἔφη, 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ίω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θεμιτόν, ἔφη. ὅλος γάρ εἶμι περὶ τὰ τοῦ ρΥογοήτου, τρίβων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τοῦ Ἁρείου ὦμον οὕτω βιαίως ὥστε γνὺξ πεσεῖν κεκροτη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Ἡράκλεις, ἔφη, ὀξὺ δεδορκὼς πρὸς τὸν “Α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οῦν οὗτος ἀλλ’ οὗ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σιωπήσαντος δ’ αὐτοῦ, σιωπῇ πάντες οἱ παρόντες ἐγέν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φημίαν ἄφνω παρέχ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γέρων Κοινὸς Ἑρμῆς, ἔφη ψιθυρίζων. ι’δοὺ ὁ πάνυ ’Ἁρει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οτῆρ, βαβαῖ τῆς εὐεργεσ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ὡρμήθη ἀπὸ τῆς τραπέζης ἀσπασόμενος αὐτόν· τῆς δέ χει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όμενος πόλλ’ ἐδακυρρό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ῖρε, ἔφη, ὦ μέγιστε, χαῖρ’ ὦ τᾶν, κατελήλυθας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ὐκ ᾔδει τί προσήκει λέγειν, τῶν τ’ ἄλλων πρὸς αὐ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ταμὸν βλεπόντων, καὶ τῆς γραὸς καπνιζούσης μὲν ἔτι, λαθομέ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τῆς καπνοσύριγγος ἤδη ἐσβεσμένης. ὁ μὲν οῦν Ἁγριώδης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ειδία τῷ προσώπ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τεῦθεν κρότος ἦν πολὺς τῶν δίφρων ἀπωθουμένων, καὶ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αρεῖ ’Ἁρειος ἐφαίνετο ἀντιδεξιούμενος ἅπαντας τοὺς ἐ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νδοκε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56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μὲν γὰρ Ἰδού, ἔφη. Δωρίς εἶμι Κροκόφορος. ὡς γέγηθα ἐ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ροδοκήτου συνοῦσα σ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ς δέ Ὡς ἀγάλλομαι, ἔφη, ἀγάλλομαι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ς δέ τις Ἐπὶ μήκιστον ἔγωγ’ ἐδεόμην δεξιοῦσθαι σέ. π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ος γάρ εἶμ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ς δ’ αὖ τις Ὡς ἥδομαι, ἔφη, ὦ τᾶν, καῖ χαίρομαι κεύφραίν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ι. τοῦνομά ἐστί μοι Δίγλωττος, Δαίδαλος Δίγλωτ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Ἄρειος Τὸ πρίν γε, ἔφη, ἑώρακά σε· προσεκύνησας γάρ μ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οτε ἀγοράζοντα, καί ἐν τούτῳ ἐκεῖνος οὕτως ἐταράχθη ὥστε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ιλίδιον ἀποπεσ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μνηται δῆτα, ε”φη βοῶν καὶ περιβλέπων ἅμα πρὸς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υς. ἆρ’ ὴκούσατε,“ μέμνηταί μου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χνάκις οὖν ε”δει τὸν Ἄρειον ἀντιδεξιοῦσθαι τοῦς τ’ ἄλλου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Δωρίδα ἀεὶ ἄπληστον ἐπανιοῦ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ᾷτα νεανίας τις προσεχώρησεν. τὸ δέ πρόσωπον ὠχρὸς ὢ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όκει εἷς τοσοῦτο φόβου ἀφικέσθαι ὥστε τῶν ὀμμάτων τὸ ἕτε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ίαν γενέσθαι σκαρδαμυκτικ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Ἁγριώδης Ἰδού, ἔφη, ὁ σοφιστὴς Κίουρος. οὗτος γὰρ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σται σοι τῶν ἐν Ὑογοήτου ῥητό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Κίουρος Ὦ Ποποποτέρ, ἔφη. τούτου γὰρ ἂν ἤκουσας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ττολογοῦντος ταύτὰ στοιχεῖα δὶς ἦ τρὶς φθεγγομένου ὅπο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όγου τινὸς ἄρχοιτο. λαμβάνων δ’ οὖν τῆς Ἁρείου χειρός Ὧ</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ποτέρ, ἔφη, οὐ οὗ δεδίδαχά σε ὅσον γε γέγηθα δεδορκώς,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δη ἔδει δηλαδὴ δεδυνῆ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Ποίαν τινά, ἔφη, μαγικὴν σύ διδάσκεις, ὦ σοφισ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ίουρ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ήν γε φυλακικὴν τὴν πρὸς τὰ σκοτεινὰ δόγματα, εἶπε μα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ρύζων που ῶς ἄρα νομίζων τὰ τοιαῦτα οὐ πάνυ φροντίδος ἄξι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ὐ μὴν οὐδέ, ἔφη, σύ γε, ὦ Ποτέρ, κινδυνεύεις ἀπορεῖν ἐκείνης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χνης. καὶ ἐγέλασεν ἄλλως ὡς ε”τι φοβούμενός τι· ἀναλαβὼ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πεν ὅτι Εἶτα ἦλθες ἀγορασόμενος τὰ σκεύη; κάμὲ δεῖ ξυλλαβ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ίβλον νέον ἐκδεδομένην περὶ τῶν Λαμιῶν. ὑπερεκπεπλῆχθαι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αίνετο καῖ ἐννοῶν τὰς τοιαύ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ν δ’ οἱ ἄλλοι οῦκ ἐβούλοντο ἐᾶν σφετερίζεσθαι τὸν ’Ἀ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αλλάξασθαι οὖν αὐτῶν πρῶτον μέν οὗ ῥᾴδιον ἦν· τέλος δέ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ἐδυνήθη ὀξύτερον φθέγξασθαι ὥστε δεῖν ἅπαντας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ροᾶσθαι αὐτοῦ καίπερ οὐ μετρίως ε”τι λαλοῦ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ιτέον δή, ἔφη, πολλὰ γὰρ χρὴ ἀγοράζεσθαι. εἶα, ὦ Ἅ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ῆς Δωρίδος πανύστατον δεξιωσαμένης τὸν Ἄ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ήγαγεν αὐτὸν διὰ τὸ πανδοκεῖον εἰς αὐλήν. στενὴ δ’ ἦν καὶ ε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ΣΤΕΝΩΠΟΥΔΙΑΓΟΝΤΟΣ 5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τειχισμένη, ἀλλ’ οὐκ εἶδες ἂν ἐκεῖ οὐδὲν εἰ μὴ δοχεῖον φορυ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φυτὰ ὀλίγα καὶ φαῦ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έ Ἁγριώδης πρὸς τὸν ’Ἀρειον βλέψας ἐγέλα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κουν, ἔφη, τάληθὲς ε”λεγον; οὔκουν περιβόητος εἶ σύ, καὶ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ς ὁ πάνυ Κίουρος ε”τρεμε σπουδὴν ποιησάμενος πολλὴ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σοῦ συνεῖναι. οὐ μὴν ἀλλ’ ὡς ἐπὶ τὸ πολὺ <text:soft-page-break/>τρέμειν φιλ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τα φίλον ἐστὶν αὐτῷ, ἦ δ’ ὃς ὁ ’Ἁρειος, ὑπερφοβεῖ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υ γε. σοφώτατος μὲν γάρ ἐστι, κακοδαίμων δέ· τὰ μὲ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ίβλων μανθάνων ἀτεχνῶς, εἷς τοσοῦτο καλῶς δὴ ἔπρατ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πτης δέ τῶν ὄντων πειραθεὶς γενέσθαι ἐνιαύσιος περιενό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σε καὶ οὕτω Λαμιῶν λέγεται ἐν τῇ Μελαίνῃ ’Ύλῃ ἐντετυχηκ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ράγματα ἄλλως ἐσχηκέναι Γ ραίᾳ προσομιλήσας, ὅθεν ὑπ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όβου οὐ μετρίως τεταραγμένος τὴν γνώμην παντοῖος γεγενῆ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φοβεῖσθαι καῖ τοὺς μαθητὰς καί τὴν ι’δίαν τέχνην. λοιπόν, π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ἀλεξιβρόχιόν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μὲν ’Άρειος πάνυ ἠπόρει ἐννοῶν τὰς Λαμίας καῖ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αίας, ἐκεῖνος δ’ ἀμέλει τὰς πλίνθους ἀριθμῶν ἐτύγχανε τὰ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ὲρ τὸ δοχεῖον τείχους καὶ πρὸς ἑαυτὸν λέγων ’Ἁνω τρεῖς, ἔφη,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άγιον δύο. καλῶς ε”χει δῆτα. ἀπόστηθι, ὦ Ἅ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ούσαντος δέ τρῖς ἄκρῳ τῷ ἀλεξιβροχίῳ, ἡ πλίνθος ἡ κεκ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η ἐκινεῖτό τι, ἐλυγίζετο μὲν οὖν τὴν μέσην ἔστε ὀπὴ ἐφάνη.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ύτης ἐν ἀκαρεῖ πολλῷ εὐρυτέρας γενομένης, βλέπουσι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ψίδα ἄρτι φαινομένην δι’ ἢς ῥᾴδιον ἦν καί τῷ Ἁγριώδει εἰσι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έραν αὐτῆς στενωπὸν ἦν ι’δεῖν λιθόστρωτον, <text:soft-page-break/>λυγισμοὺ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ροφὰς παρέχοντα ἐφ’ ὅσον ἐνεδέχετο διορ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ῖρε, ἦ δ’ ὃς ὁ Ἁγριώδης. ι’δοὺ ὁ Στενωπὸς Δίαγ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ραττομένου δέ τοῦ Ἁρείου κατεγέλασέ που. καὶ διὰ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ψίδος προῦχώρησαν. ἀναστρεψάμενος δέ πρὸς τοῦπισω ὁ ’Ἀ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θαύμασε τὸ παράδοξον τοῦ πράγματος ι’δῶν τὴν ἀψίδα πάλιν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ῖχος ἀφανίζεσθαι ἤδη στερεώ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βητας δὲ πολλοὺς ἐν ἡλίῳ εἶδον ἀποστίλβοντας ἔξω τοῦ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σὶ πωλητηρίου. καὶ ἐπὶ σημείῳ ὑπὲρ αὐτῶν κρεμασθέντι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γιγνώσκειν τάδε· λέβητες παντοδαποί· χαλκοῖ, χαλκοειδ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υροῖ, ἀργυροειδεῖς, αὐτοτορυνητοί, πτυκτ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δέ Καὶ μήν, ἔφη, ὠνητέος ’γ’ ἐστὶν ἡμῖν λέβης,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ῶτον δεῖ τάργύριον σοὶ λαβ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δ’ Ἁρείῳ ἐδόκουν οὐκέτι διαρκεῖν οἶ ὀφθαλμοὶ αὐτοῦ δ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τες ὡς μάλιστα δεομένῳ ἄλλων εἷς ὀκτώ. καῖ γὰρ ἐκεῖ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κεῖσε ἐπιστρεφόμενος ἀνὰ τὴν ὁδὸν ὡς τὰ πάνθ’ ἅμα θεα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ς, τοῦτο μὲν τούς τε πωλοῦντας αὐτοὺς εἶδε καὶ τὰ πράσι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5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δέ τούς ἀγοράζοντας. ἐκ γὰρ τούτων εἶδον παριόντε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υναῖκά τινα ἀνανεύουσαν καὶ λέγουσαν ὅτι Ἶ-Ῑπαρ δρακόντ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ὰ κύαθον ἑπτακαίδεκα ζαγκλῶν κορυβαντιῶσι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έ ψόφον ἥκουσαν λεῖον ὥς τινος κικκαβαῦ κικκαβα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ρέμα ἠχοῦντος ἀπὸ πωλητηρίου ζοφεροῦ. ὃ καὶ σημεῖον παρεῖχ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όνδε· γλαυκοπωλεῐόν εἰμι τοῦ Εὕλοπος, πρίω ἐνθάδε αἰγωλί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ρίγας βουβῶνας σκῶπας ὤτους βούφους ἀσκαλάφους ἐλε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κκάβας. καί ἔπειτα ὁ Ἄρειος εἶδε μειράκιά τινα ἡλικιώτας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ἵπερ τὰς ῥῖνας παρεῖχον πρὸς ὕαλον πιεζομένας βλέποντες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α ἀτενέσι τοῖς ὀφθαλμοῖς. ἤκουσε δέ τινος φθεγγομένου Ἰδού,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έος Ὑπερνεφελὸς Δισχιλιοστὸς θάττων ὢν ἁπάντων τῶν πρ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ανταχοῦ ἦν ἰδεῖν τὰ πωλητὰ οἷον τηλεσκοπικὰ ἢ τεχνή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υρᾶ καὶ πάνυ ξενικὰ αὐτῷ ὡς οὐπώποθ’ ἑωρακότι ἢ σπλῆν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υκτερίδων ἢ ὀφθαλμοὺς ἐγχελύων κατ’ ἀγγεῖα ἀποκειμένους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ιβλία ἐπῳδικὰ ἐπὶ βιβλίοις ἐπισφαλῶς σεσωρευμένα ἢ γραφί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 καὶ διφθέρας ἦ φιάλας φαρμάκου ἢ σφαίρας σεληνιακὰς ἥ</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ὴ ὁ Ἁγριώδης ὑπολαβὼν τὸν Γριγγώτου ἔδειξεν.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οἰκοδόμημά τι ἀφίκοντο λευκὸν καὶ τὰ ἕτερα οἰκίδια πολλῶ</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ὑπερτέλλον. καί πρὸ θυρῶν - χαλκαῖ δ’ ἦσαν καί ξεσταί-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ίῳ ι’δόντι τινὰ στολῇ φοίνικι καί χρυσῷ ποικίλῃ ἠμφιεσ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μέλλοντι αἰτήσειν ὅποιός ἐστιν ὁ Ἁγριώδης Κόβαλος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φη σιωπῇ. ἐβάδιζον δ’ ἤδη ὡς αὐτὸν ἐπὶ τὴν τοῦ οἰκήμ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ανάβασιν. ὁ δέ τῇ κεφαλῇ μικρότερος ὢν τοῦ Ἁρείου 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ώγωνα εῖχεν ὀξὺν καὶ τὸ πρόσωπον μέλαν τε καὶ ὡς ἀνδ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φωτέρου. τοὺς δὲ δακτύλους καὶ τοὺς πόδας Ἄρειος ε”γνω ὑ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ήκεις ὄντας. ὁ δ’ εἰσιόντας αὐτοὺς προσεκύνησε. καὶ ἔνδον γ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ι ε”βλεπον πρὸς θύρας ἑτέρας ἀργυρᾶς οὔσας. ἐνεγέγραπ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ἐπ’ αὐταῖς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ιγγώτου δόμος εἰμ’, ὦ ξεῖνε· σύ δ’ εἴσιθι χαί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φιλόχρυσος ἄγαν μήτε φιλάργυρος ὧ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 δ’ ἀφέλοις ἀδίκως τᾶνδον καῖ ἀνάξια πλάσσ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ων χρὴ διδόναι διπλασίαν σέ δίκ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 δ’ ἄρα λῃστεύσων ἐθέλεις δῦναι κατὰ γαί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ότριόν τε λαβεῖν ἀργύριον μελετ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ί κλέψαι τι νοεῖς ἐμέ, δεῖ φοβέ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προσιὼν σύ τυχῇς οὐ μόνον ἀργυ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εἴρηκα, ε”φη ὁ Ἁγριώδης, οὐδεὶς λῃστεύοι ἂν τὰ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ῖς, εἴγε μὴ μαίνοιτο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ΣΤΕΝΩΠΟΥΔῘΑῙῸΝΤΟΣ 5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βάλων δέ δυοῖν προσκυνησάντων, εἰσελθόντες διὰ τὰς ἀργυρᾶ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θύρας εἰς αὐλὴν μεγάλην καῖ μαρμαρίνην, κατέλαβον αὐτόθ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βάλους ὡς ἕκατον ἐπὶ σκολυθρίοις καθημένους ὑψηλοῖς,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 ἐπὶ βίβλους μεγάλας λόγους συγγράφοντας, τοὺς δ’ ἀργύρ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ιθμοῦντας καὶ ἱστάντας τρυτάναις χαλκαῖς, ἄλλους δέ λιθί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ὸ διόπτρων ἐξετάζοντας, ἄλλους δ’ αὖ πρὸ τῶν θυρῶν μυρ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σῶν παρεστῶτας ὅπως εἷς τὰ οἰκήματα μυρία εἰσδέχοιντο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ιέναι ἦ ἐξιέναι ἀεὶ βουλομένους. προσέβησαν δ’ οὖν ἐκεῖνοι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τράπεζ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ειπὼν δέ κόβαλόν τινα ὅστις εἰς τὴν διακονίαν ε”τυχε πρ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ιρος ὤν, Χαῖρε, ε”φη ὁ Ἃγριώδης. ἥκομεν παρ’ ὑμᾶς ἀπαιτῆσαί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υλόμενοι τῶν χρημάτων τῶν ἐν τῷ ζυγάστρῳ τῷ τοῦ Ἁρε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ῆρος παρακατατεθεμέ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λῇδα γὰρ, ἔφη, ὤνθρωπε, ε”χεις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χω γε, ἦ δ’ ὃς ὁ Ἁγριώδης, εἴπερ δυνατὸν εὑρεῖν αὐτήν. καὶ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κόλπου ἀφελκύσας διπυρίτας οὐκ ὀλίγου σκυλακοτροφικοῦ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ρῶτι πολλῷ κατασαπέντας, κατὰ τὸ ἐκείνου γραμματεῖον δια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ίρων έτυχεν. ἐν δέ τούτῳ ὁ μέν κόβαλος τὰ μέτωπ’ ἀνέσπ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ιώμενος, ὁ δ’ ’Άρειος ἐθεᾶτο τὸν ἐν δεξιᾷ αὐτοῦ· ἵστατο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ωρὸν λυχνιτῶν ἀνθρακιαῖς ὁμοιοτάτων τὸ τε <text:soft-page-break/>μέγεθος καὶ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μπρότη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λος δέ ’Έχω δῆτα, ε”φη ὁ Ἀγριώδης, κλεῖν δεικνὺς μικρὰ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υσῆ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συντόνως ἐξετάσας Καλῶς ἔχει, ἔφη, ὥς γε φα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ὴν ἐπιστολὴν ἔχω, ἔφη, παρὰ τοῦ σοφιστοῦ Διμπλοδώ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σεμνοῦ μεστὸς ὢν καὶ ἐξυπτιάζων ἑαυτόν. Ἐν γὰρ αὐτῇ λέγ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περὶ τοῦ ἀπορρήτου ἐκείνου τοῦ ἐν τῇ ἑπτακοσιοστῇ καῖ τρισκ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κάτῃ κατώρυχ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γνοὺς δ’ αὐτὴν ἀκριβῶς ὁ κόβαλος πρὸς Ἁγριώδη π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δω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ὲν, ἔφη. κελεύσω οὖν τινὰ καταγαγεῖν ὑμᾶς εἰς τὰς κατ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ρυχας. ὦ οὗτος, Γριφοῦχ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Γ ριφοῦχος ἄλλος τις ἦν κόβαλος. Ἁγριώδης δέ τὰς διπυ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ίτας ἀποθέμενος ὑπὸ κόλπον μεθ’ Ἁρείου εἵπετ’ αὐτῷ ὑφηγου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ισί πρὸς μίαν τῶν αὐλείων θυ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έ Ποῖόν ἐστιν ἄρα, ἔφη, ἐκεῖνο τὸ ἀπόρρητον τὸ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πτακοσιοστῆς καὶ τρισκαιδεκάτης κατώρυχ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θεμιτὸν εἰπεῖν, ἦ δ’ ὃς ὁ Ἁγριώδης αἰνιττόμενος. μάλισ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ἄρρητόν ἐστιν ἄτε περὶ τῶν Ὑογοήτου πραγμάτων ὅν. τοσοῦτο</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60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ἐπίστευσέ μοι ὁ Διμπλόδωρος, πλὴν ἀλλ’ οἴχεταί μοι ἡ δόξ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τέχνης, εἴτι λέγοιμ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οίξαντος δὲ τοῦ Γριφούχου τὴν θύραν αὐτοῖς, εἰσῇσαν ε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δρομὴν στενὴν οὖσαν καῖ λιθόστρωτον - μαρμαρίνη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λπιζεν ε”σεσθαι ὁ “Αρειος - καὶ ὑπὸ δᾳδῶν καταλαμπομένην. αὕτ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ἡ ἄτραπος καταντὴς οὐσα καὶ πάνυ ἐπικλινὴς κάτω ἔφερ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οχιὰς μικρὰς καὶ σιδηροδρομικὰς χαμαὶ παρέχουσα. σημάν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ς δ’ ἐκείνου συρίγματι, ἅμαξα βαιὰ κατὰ τροχιὰς ᾖξε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ύς, οἱ δέ εἰσέβησαν - τοῦτο δ’ οὐ ῥᾴδιον ἦν τῷ γ’ Ἁγριώ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άλῳ πεφυκότι - καί ἰδοῦ ἀφωρμήθη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 πρῶτον διὰ λαβύρινθον ἐφέροντο· ὥστε οὐχ οἷοί τ’ ῆ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τῆς ὁδοῦ κομιδῇ ἀπομαθεῖν ἅτε πανταχόσε στρεφόμενον ἡ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μαξα ᾄττει τότε μὲν πρὸς ἀριστερὰν τότε δέ πρὸς δεξιὰν ἐκεῖ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κεῖσε εἶτ’ ἐκεῖσε καί τὸ δεῦρο καὶ δεῦρι καῦθις ἐκεῖσε δρομαί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αύνουσα ἐξ αὐτομάτου, ὡς ἐφαίνετο, τοῦ γοῦν Γριφούχου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βερνῶ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Ἁρειος τοῦς μὲν ὀφθαλμοὺς πάνυ ἤλγει ὑπ’ ἀνέμου π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νεύοντος αὐτούς, ὅμως δ’ οὐκ ἕμυσεν. πλὴν ἀλλ’ ἀθρῶν ποτ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ῦρός τι, περιέστρεψε πρὸς τούπίσω τὸν τράχηλον εἴ πως δράκ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ύχοι ἰδὼν πυριγενῆ, καί οὕτω ἔφθασεν αὐτὸν ἡ ἅμαξα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ωτέρω καταβαίνουσα. ἐντεῦθεν δὴ παριόντες λίμνην ὑπόγ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ῖδον σταλαγμίτας τε καῖ σταλακτίτας ἀπὸ τοῦ τ’ ἐδάφου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ὀροφῆς μεγάλους γεγενη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θἈρειος μεγάλῃ τῇ φωνῇ ὡς ε”δει βοῆσαι διὰ τὸ ἄγαν ψοφ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ἅμαξαν Οὐδέποτε, ἔφη, συνῆκα καθ’ ὅ τι διαφέρουσιν ἀλλήλ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σταλαγμῖται καὶ οἱ σταλακτῖ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δέ Τὸ σταλαγμίτης, ἔφη, μῦ ε”χει δήπου. ἀλλὰ νῦν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τὶ τῶν πάντων ἀλλαξαίμην ἂν τὸ μὴ φιλοσοφεῖν ἐπεὶ σφόδ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αυτι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ὕπωχρος δὴ ἐφαίνετο γενόμενος. καὶ ἐπειδὴ ἡ ἅμαξα τέλ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έτι κινουμένη εἱστήκει πρὸ θυριδίου τινός, καί τότ’ αὐτὸν ε”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βάντα τείχει ἐπερείδεσθαι ὅπως μὴ τὰ γόνατα τοσοῦτο τρέ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Γριφοῦχος ἀνέῳξε τὸ θυρίδιον τῇ κλῄδι. καὶ εὐθὺς καπν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ὺς καὶ χλωρὸς ἄνω ἐχώρει’ ἐπειδὴ δ’ ἀπῃθρίασεν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έχηνεν ε”νδον ἰδὼν χρυσία τε καὶ ἀργύρια σωρηδὸν κατακείμενα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λλ’ ε”τι χαλκία τῶν κονίδων καλουμέ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γελάσας Σὰ γάρ, ἔφη, ἐκεῖνα πάντ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 ὁ ’Άρειος ἐνόμιζε θαῦμ’ ἀνέλπιστον εἶναι ὅτι τοσαῦτά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χρήματα. δῆλον γὰρ ὅτι οἱ Δούρσλειοι γνόντες τι περὶ τού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είλοντ’ ἂν αὐτὰ θᾶττον ἢ δύναιτο ἄν τις σκαρδαμύξαι. πολλάκ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ΣΤΕΝΩΠΟΥ ΔῙΑῘῸΝΤΟΣ 6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ἐκείνους ἤκουσε ποτνιάσασθαι φάσκοντας ὅσον χρὴ ἀναλίσκ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ς τὸ τρέφεσθαι αὐτόν. οὐσίαν δ’ ἄρα τοσαύτην ἐκ πολλοῦ χρό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άρξαι αὐτῷ ὑπὸ Λονδίνῳ κάτω κεκρυμ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ἐβοήθει αὐτῷ ἐντιθεὶς ἅμα ὀλίγα κέρ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ρσίππ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 αλεῶται, ε”φη διηγούμενος, τὰ χρυσία ἐστί· γαλεώτην μὲ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οῦσιν ἑπτακαίδεκα ἀργυραῖ ζαγκλαί, ζαγκλὴν δέ εἴκοσιν ἐννέ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νίδες. ἄλλο τι ἢ ῥᾴδιον,· καλῶς ἔχει. τάδε μὲν γὰρ διαρκέσει σο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ς δύο περιόδους. τᾶλλα ἐν ἀσφαλεῖ ἕσται. ἐπιστρεφόμενο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ν Γριφοῦχον ’Ἁγε δή, ἔφη. κατίωμεν πρὸς τὴν κατώρυχ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ἑπτακοσιοστὴν καὶ τρισκαιδεκάτην. καῖ πρὸς θεῶν ὅ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ραδύτερον ε’λ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δύνατον, ἔφη, οὐ γὰρ χωρεῖὴ ἅμαξα εἰ μὴ κατὰ τάχ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κατωτέρω ἥδη κατέβαινον καί ε”τι θᾶττον ἤλαυ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ᾀττούσης δέ τῆς ἀμάξης καί καμπτούσης τοὺς τῆς διαδρομῆ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γκῶνας, ὁ ἀὴρ ἀεὶ ψυχρότερος ἐγίγνετο περῖ αὐτῶν. διαβαινούσ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φάραγγα ὑπόγειον, ὁ μὲν ’Άρειος ὑπέρ τοῦ τοίχου παρέκυψε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έλων κατιδεῖν τί ἐστιν ὑπὸ ζόφον ἐν τῷ πυθμένι, ὁ δ’ 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ενάγματι τὴν χεῖρα ἐπιθεὶς τῷ τραχήλῳ ἀφείλκυσεν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τοίνυν κατῶρυξ ἡ ἑπτακοσιοστὴ καὶ τρισκαιδεκάτη ὀπὴν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χε πρὸς κλ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όστητε, ἔφη ὁ Γριφοῦχος σεμνυνόμενος ἑαυτό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ρέμα ἐψηλάφησεν τὸ θυρίδιον ἑνὶ τῶν δακτύλων ὑπερμήκων. τὸ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τεχνῶς ἀπέτηξ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 δέ τις, ἔφη, μὴ Γριγγώτου κόβαλος ὢν ἐπιχειρήσειε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ῆσαι, διὰ θύρας ῥοφηθείς ε”νδον ἂν εἴργοι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δ’ Ἁρείῳ αἰτήσαντι ὅσακις σκοποίη εἴ τις ε”νδον εἴη Σχεδ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φη μάλ’ ἀηδῶς γελάσας, δι’ ἐνιαυτοῦ δεκά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ἅτε πεπεισμένος δεῖν θαυμαστόν τι ὡς σφόδρα ἐντὸς τῆσ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κατώρυχος κεῖσθαι οὕτως ὀχυρᾶς οὔσης καὶ δυσπροβά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ῇ σπουδῇ προῦκυψεν ἐλπίζων λιθίδια καθάπερ τὰ μεμυθευ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ψεσθαι εἴγ’ ἄλλο μηδέν’ ἀλλὰ πρῶτον μὲν κενὸν δὴ ἐνόμιζεν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οἴκημα, ε”πειτα δέ κατεῖδε μικρόν τι χαμαὶ κείμενον· αὐχμηρ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ἦν καὶ χάρτῃ κιρρῴ κεκαλυμμένον. ἀναλαβὼν δὲ τοῦτο</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Ἁγριώδης εἰς κόλπον ἀπέθετο. ὁ δ’ Ἄρειος μάλιστα μὲν ἐβούλ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εῖν τί ἐστι, κατεσιώπησε δ’ ὅμ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Άγε δή, ἔφη. ἐπανίωμεν οὖν εἰς τὴν κατάρα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μαξαν. ἀλλὰ μηδὲν πρὸς ε’μὲ διαλέγεσθαι ἐν ὁδῷ’ βοῦς γὰρ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λώττῃ βέβηκε μέγ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62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ὐ διὰ μακροῦ τῇ ἀμάξῃ τραχέως ἀνενεχθέντες πάλιν ἀφίκ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ξωθε τοῦ Γριγγώτου, τὰ βλέφαρα δι’ ἡλίου λαμπρότητα συ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άλλοντες. ὁ μέντοι ’Άρειος οὐκ ᾔδει ὅποι τὸ πρῶτον ἐλθῇ σακ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χων ἀργυρίου. καῖ γὰρ μὴ λογισάμενος ὁπόσοι γαλεῶται λί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οῦσιν ἀγγλικήν, εἰδέναι γοῦν ἐξῆν τοσαῦτα κεκτημένος χρή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σα μὴ ὅτι αὐτὸς ε”σχηκέ ποτε τοῦ βίου ἀλλ’ οὐδ’ ὁ βέλτισ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ὖν Ἁγριώδης ἐπινεύσας πρὸς πωλητήριόν τι - τοῦτο γὰρ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τῆς Μαλκιούσης ε”νθα ἱμάτια παντοδαπὰ ἐπωλεῖτο - Ἠ δοκ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ι, ἔφη, τὴν στολὴν νῦν πρίασθαι, ἀλλ’ εἰπέ μοι, ὦ Ἄρειε, ἦ που σ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ανακτήσαις ἄν μοι ἀπιόντι ἀναληψομένῳ ἐμαυτόν, μισῶ γὰρ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μάξας Γριγγωτίας. καῖ τῷ ὅντι ἐφαίνετο νοσῶν τι. ὥστε ὁ ’Άρει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όνος εἰσῆλθεν εἰς τὸ Μαλκιούσης, περίφοβος γεν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ὕτη δέ φαρμακὶς ε”τυχεν οὖσα παχεῖά τε καὶ βραχεῖα πορφυρί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μφιεσμένη. μειδιάσασα δέ καῖ φθάσασα αὐτὸν πόλλ’ ε”τι μέλλ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ειν Τὰ “Υογοητικά, ἔφη, ὦ νεανία, ἅπαντα γὰρ ε”χομεν ἐνθ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ανίσκον γὰρ ἄλλον τινὰ νῦν δὴ σκευαζόμεθα. καῖ μὴν τὸ μειράκ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ῖδεν - ἦν δέ αὐτῷ πρόσωπον ὕπωχρον καὶ ὀξύ - ἐφεστ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ιμπόδι ἐν ᾧ ἡ ἑτέρα φαρμακὶς τὸν μέλαν τρίβωνα ὑπερμήκ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υνέστελλε περονίοις μικροῖς. ἐκείνη δέ στήσασα τὸν Ἄ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ησίον τούτου καῖ περιβαλοῦσα τρίβωνα καί αὐτῷ, ὡσαύτ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εκόλπαζε περονίοις ἵνα ἀκριβέστερον ἀρμόζ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ῖρε, ε”φη ὁ νεανίσκος. καῖ σὺ πρὸς ’Υογοήτο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αί, ε”φη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φωνὴν ἀφεὶς σεμνόστομον ὡς ὑπερηφανῶν αὐτοῦ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 πατὴρ ὠνεῖταί μοι τὰ βιβλία παρὰ τοῦ πλησίον, ἡ δέ μή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ως οὐ πολὺ ἀπέχουσα ζητεῖ μοὶ ῥάβδον. μετὰ δέ ταῦτα ὑφηγή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μαι αὐτοῖς τὰ σάρα δρομικὰ σκεψομένοις. οὐ γὰρ ἐμποδῶν οἶ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πρωτοπείροις μὴ οῦ τῶν ἰδίων λαχεῖν σάρων. εὐμαρὲς γὰρ 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μοιγε δοκεῖ τὸ πεῖσαι τὸν πατέρα σάρον πρίασθαι - τελέω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σπόζω αὐτοῦ - πραθὲν δέ παντὶ τρόπῳ <text:soft-page-break/>μηχανήσομαι ὅπως λαθ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εισκομι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ὰ τοιαῦτα φάσκων ἐδόκει τῷ γ’ Ἁρείῳ μάλιστ’ ἐοικέναι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υδλ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ρ’ ἴδιόν ἐστι σοὶ σά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αμ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ρ’ ἰκαροσφαιρίζ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αμῶς γε. τοῦτο γοῦν εἶπεν ’Ἀρειος σκοπούμενος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ὸν περὶ τῆς ἰκαροσφαιρικῆς ποῖόν τι τυγχάνει 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πεὶ ἐγὼ ἰκαροσφαιρίζειν ἥδη δεινός εἰμι, ὁ πατὴρ οὔ φη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ΣΤΕΝΩΠΟΥΔΙΑΓΟΝΤΟΣ 6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εκτὸν ἂν εἶναι εἰ μὴ ἐξείη μοι σφαιρίζειν ὑπὲρ τῆς οἰκ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ᾑρημένῳ, καὶ ξύμφημι αὐτός αὐτῷ. ἆρα σὺ τὴν οἰκίαν οἶσθας τίν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υνέσεσθαι μέλλ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αμῶς, ἦ δ’ ὂς ὁ Ἄρειος δοκῶν ἑαυτῷ μαλ’ αὐτίκα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βελτέρου μετέχ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ἀναλαβὼν Ἀλλ’ οὐδείς, ἔφη, ὡς εἰκάσαι, μάλ’ ἀκριβ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δε πρῖν ἂν ἀφίκηται δήπου. οὐ μὴν ἀλλ’ ἐγῷδα αὐτὸς Σλυθήρι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ησόμενος καθάπερ οἱ ἡμέτεροι οἱ πάλαι. καὶ δὴ τοῖς Ὑφελπύφ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ῆν. ἀλλὰ φθάσαιμ’ ἂν εὖ οἶδ’ ὅτι δραπέτης γεν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μῦ μῦ λαλῶν ἤθελε μὲν ἀξιόλογόν τι λέγειν, οὐ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δυνή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Ἀλλ’ ὦ δαιμόνιε, ἔφη, βλέπε μοι πρὸς τουτονὶ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νθρωπον. ἐπένευε γὰρ πρὸς τὴν ἔμπροσθε φωταγωγόν, κατιδ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θι τὸν Ἁγριώδη γελῶντα καὶ ἐπιδεῖξαι θέλοντα τῷ Ἁρείῳ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χ οῖός τ’ ἐστιν εἰσιέναι δύο ε”χων παγωτὰ μεγά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οὺ Ἁγριώδης ἐστίν, ε”φη ὁ ’Άρειοςκ ἥδετο γὰρ εἰδὼς ἕν γε μ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ῖον ἠγνόει ὁ ἕτε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ἶδ’ ἀκούων. οὐκοῦν διάκονός τίς ἐσ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νηγιοφύλαξ μὲν οῦν. χαλεπώτερον γὰρ ἤδη τὸ μείρακ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ερ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Πάνυ γε, ἔφη. εἴρηται γὰρ ὥς ἐστι βάρβαρός τις ὅς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τρίβει μὲν ἐν καλύβῃ καί ἐνιότε μεθύει, ἐθέλει δ’ ὅμως μα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ανεύειν τι καὶ ἀνῆψέ ποτε τὴν κλί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γωγε διαπρεπέστατον αὐτὸν ἡγοῦ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ςΗ ὀρθῶς λέγεις, ἀλλ’ εἰπέ μοι διὰ τί οὑτοσὶ ξύνεστι σοί, ποῦ ο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ονεῖς σ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θνᾶσιν, ε”φη ἐν βραχεῖ εἰπὼν ὡς οὐ θέλων διεξιέναι τὸ πρᾶγ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 ἐκείνου τοιούτου ὄ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υποῦμαι, ἦ δ’ ὅς, οὐ δοκῶν λυπεῖσθαι. ἀλλ’ οὖν προσῆκόν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καθ’ ἡμᾶς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ρμακεύς γοῦν ὢν καὶ φαρμακ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ὰρ ἔγωγ’ οὐκ ἐπαινῶ τούς ἐν τέλει εἰ <text:soft-page-break/>προσδέχονται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οτρίους. οὐδέν γὰρ οἱ τοιοῦτοι ἐξισοῦνται ἡμῖν, οὔτε τὰ ἡμέτε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δότες οὔτε ὀρθῶς τεθραμμένοι καῖ πεπαιδευμένοι. καὶ ε”νιοι μ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 οὐδὲν μεμαθήκασι περὶ (Υογοήτου πρίν γε τὴν ἐπιστολὴν ε”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ν. τοιγαροῦν ἡγοῦμαι τὴν τοιαύτην παίδευσιν δεῖν ὡρίσθαι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χαίοις γένεσι τοῖς τῶν μάγων. ἀλλὰ τὸ γένος σοῦ, τί ἐστιν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ρὶν τὸν ’Άρειον ἀποκρίνασθαι, ἡ Μαλκίουσα ε”φη ἀπερ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σασθαι ἃ δεῖ. ὁ δ’ οὐδέν ἀνιώμενος πρόφασιν ε”χειν μηκέ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λέγεσθαι ἐκείνῳ κατέβη ἀπὸ τοῦ σκιμπόδ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6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νεανίσκος ἐντρυφῶν ε”τι Τάχα, ἔφη, ὅψομαί σε ἐν Ὑογοή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μέντοι πάνυ σιωπῶν κατήσθιε τὸ παγωτόν, Ἁγριώδ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τι παραδόντος αὐτό. τρία γὰρ εἶχε γεύματα, σοκολάτης τ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μυγδάλων καί βάτου Ἰδα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παθὼν σιωπᾷς; ἦ δ’ ὃς ὁ 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ε”φη ψευδόμενος. προῆλθον δ’ οῦν βουλόμενοι πρία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τε διφθέρας καὶ τῶν καλάμων. καὶ ληκύθιον εὑρὼν μελαν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ικοῦ ’Ἀρειος ἐθάρρει που. τοῦτο γὰρ μεταβολὰς χρώμ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εῖχε πολλὰς τῷ γράφοντι. ἐκβάντων δ’ ἐκ τούτου τοῦ οἰκήμ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ος Ὦ Ἁγρίωδες, ἔφη, τί ἐστιν ἡ ἰκαροσφαιρικ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εῖνα, ὦ Ἄρειε, λέληθας γὰρ ἐμὲ οὐκ εἰδὼς περὶ τῶν 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ων καί τῆς ἰκαροσφαιρικ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ὀλιγωρήσῃς μου. καὶ οὕτως εἰπὼν ἐδίδασκε τὸν Ἁγριώ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τοῦ μειρακίου τοῦ παρὰ τῇ Μαλκιούσῃ. Καὶ δὴ καί εἶπεν ὅτι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έπει προσδέχεσθαι τούς ἀπὸ γενῶν Μυγαλ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σύ γε οὐδαμῶς Μύγαλος πέφυκας’ εἰ γὰρ ἐκεῖνος εἰδεί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ε ὡς ἀληθῶς ὅστις εἶ οἱ δ’ οὖν τοῦτον τεκόντες εἴ γ’ ἄρα μάγ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ίν, ἔθρεψαν αὐτὸν εὖ εἰδότα τὸ σὸν ὄνομα. ἀλλ’ εἶδες δήπου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τῷ Λέβητι Διαβρόχῳ, νὴ Δί’ ἀλλὰ τί δὴ οἶδεν οὐτοσὶ περὶ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ούτων, ε”νιοι τοίνυν τῶν μάγων τῶν ἐπ’ ἐμοῦ βελτίστων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υγάλων γεγένηνται, αὐτίκα γέ τοι ἡ μήτηρ αὐτὴ καίπερ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αύτην ε”χουσα ἀδελφ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ί ἐστιν ἡ ἰκαροσφαιρικὴ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ιγνία τίς ἐστι παρ’ ἡμῖν μαγική. πάντες γὰρ φιλοθεάμονέ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μεν τῆς ἰκαροσφαιρικῆς. ὀλίγον δέ διαφέρει τῆς ποδοσφαιρικ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ὴν ἀλλὰ μετέωροι παίζοντες σάρα θ’ ἡνιοχοῦσι καὶ τέττα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χουσι σφαίρας. ἀλλὰ τὰ τοῦ ἐναγωνίου νόμου οὐ ῥᾴδιον διεξι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Σλυθήρινοι καὶ Ὑφέλπυφοι, τίνες ἄρ’ εἰσί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ἱ μαθηταὶ τελοῦνται εἰς οἰκίας τέτταρας ὥστ’ εἴ τις ἐν τῇ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λυθηρίνων οἰκίᾳ διατρίβει Σλυθήρινος ἐγγράφεται καῖ ὡσαύτ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φέλπυφος. οἱμὲν γάρ τοι Ὑφέλπυφοι λέγονται πρὸς τὴν νωθε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κεῖσθαί πως, οἱ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 ὑπολαβών Ἀλλ’ ἔγωγε, ε”φη κατηφές βλέπων, ε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ς (Υφελπύφους οὐκ οἶδ’ ὅπως τελούμενος ἀποβήσο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ριώδης μέντοι αἰνιττόμενος Ἄμεινον, ἔφη συνεῖναι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φελπύφοις ἢ τοῖς Σλυθηρίνοις. οὐδεὶς γὰρ ἦν τῶν κακοφρό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ὕτε φαρμακέων οὔτε φαρμακίδων ὅστις οὐκ ἐν τοῖς Σλυθηρίν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έτριψεν, οῖον δὴ αὐτὸς ὁ δεῖ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τα ὁ Φολ- - τὸν δεῖνα λέγω - μαθητὴς ἀνεγράφθη εἷς τῶν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ογοή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ΣΤΕΝΩΠΟΥΔΙΑῘῸΝΤΟΣ 6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αι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ρίαντο τοίνυν τὰ βιβλία παιδευτικὰ ἐν βιβλιοπωλείῳ τιν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κιλογραφία καὶ Κηλῖς καλουμένῳ. ἐνθάδε πόλλ’ ἐπὶ σανιδώ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ν ἀπ’ ἐδάφους μέχρι ὀρόφης ε”κειτο βιβλία, τὰ μὲν πλάκεσιν ὁμοῖ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μέγεθος διφθέραις περιβεβλημένα, τὰ δέ μικρότατα μετάξ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αλυμμένα καὶ οὐδὲν μείζω τῶν γραμματοσήμων οἵων οἱ νῦν ἐπ’</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πιστολὰς κολλῶσι, τὰ δ’ αὖ σημείοις σεσαγμένα ποικίλοι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δήλοις ε”νια δέ καί πάνυ κενὰ ἦν. καί ὁ βέλτιστος Δούδλιος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περ οὐδέν πρὸς τὸ ἀναγνῶναι σπουδάζων ἐμαίνετ’ ἂν μανίαν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μικρὰν ἐπιθυμούμενος ψαύειν τῶν τοιούτων βιβλίων. τὸν γ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ν μόλις ἀπέσπασεν Ἀγριώδης ἀπὸ τοῦδε τοῦ βιβλίου’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φιστοῦ Οὐινδίκτου Οὐιριδιάνου ἀναθέματα καὶ τάναντία,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φίλους γοητεύειν καὶ ἐχθροὺς μαγεύειν ταῖς καινοτάτα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μωρίαις ἢ τριχορρυεῖς γενομένους ἦ σκελοτύρβης τυχόντας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μπολυ κεκωφημένους ἢ πολλὰ καί ἅλλα παθό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θελον, ἔφη, μαθεῖν τί ποιήσας Δουδλίῳ καταρᾶσθαι δυναίμ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θῶς μέν γὰρ φρονεῖς, χρῆσθαι δέ τῇ μαγικῇ οὐκ ἔξεστι σο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ὰ τοῖς Μυγάλοις εἴγε μὴ πᾶσ’ ἀνάγκη. οὐδ’ ἂν δύναιο μετέχ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τοιούτων ἀμαθής τ’ ὢν πάντως τῶν ἀναθεμάτων καὶ πολλ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τι παιδεύσεως κεχρημέ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ἀπέσχεν αὐτὸν μὴ χρυσοῦν γε λέβητα πρίασθαι λέγων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υροειδὴς ἐν καταλόγῳ εἴρηται. τρυτάνην δέ καλὴν ἐπρία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ὰ τῶν φαρμάκων, καὶ τηλεσκοπικὸν δίοπτρον πτυκτ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ντεῦθεν ἦλθον πρὸς φαρμακοπωλεῖον, ὄζον μὲν κάκιστα ᾠῶν 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εστηκότων καὶ ῥαφάνων σαπρῶν μεμιγμένων, ἀξιοθέατο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μως. κατὰ μὲν γὰρ τοῦδαφος περιέκειντο πίθοι ὑγροῦ τινὸς πεπ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ρωμένοι καὶ θολεροῦ δή, ε’πί δὲ τοῖς σανιδώμασι τοῖς παρὰ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ίχους εἶδεν ἅν τις ἀμφορέας τε βοτανὰ ε”χοντας καί ῥίζας ξηρ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κονίας ποικίλας, ἀπὸ δ’ αὖ τῆς ὀρόφης πτερά τ’ ἐκκεκρα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ντοδαπὰ καί ὀδόντας καρχάρους καὶ ὄνυχας καμπύλου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σον χρόνον ὁ Ἁγριώδης τὸν κύριον ᾔτει τάπιτήδεια τὰ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άρμακα ἁπλᾶ οἷα ῥᾴδιά ἐστι τοῖς ἀπείροις σκευάζεσθαι,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ὴ ἐξέταζε τὰ κέρατα ἀργυρᾶ τὰ ἀφ’ ἵππων μονοκέρεων - ἕκασ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πεντήκοντα γαλεωτῶν ἐτιμᾶτο - καί τὰ κανθάρων ὀμμάτ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ίλβοντα, ὧν κοχλιάριον ἐτιμᾶτο πέντε κονίδ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ελθόντων δ’ αὐτῶν ἀπὸ τοῦ φαρμακοπωλείου, ὁ 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ἀναγνοὺς τὸν κατάλογον ’Έτι δεῖ, ἔφη, μόνον τῆς ῥάβδ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ὴν ἀλλ’ οὔπω ἐώνημαι σοὶ δῶρόν τι γενέθλ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έ συνῄδει ἑαυτῷ πάνυ ἐρυθριῶ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66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ττὸν γὰρ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κεῖ μοι ὠνεῖσθαι σοί ζῷον, ἀλλ’ οὔτε φρύνην δώσω - ὁ γὰ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ρυνῶν τροφὸς οὐκέτι ἐπιχωριάζει, ὥστε γέλωτ ἂν ὀφλεῖν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ύνην γε κεκτημένους, - οὔτ’ αἴλουρον - τοῖς γὰρ αἰλούροις ὁμι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εὶ πτάρνυμαι. γλαῦκα οῦν κτήσομαι σοί. πάντες γὰρ οἶ μαθητ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λαυκῶν ἐπιθυμοῦσιν ὡς πολλὰ ὠφελουσῶν πρὸς τά τ’ ἄλλα καί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ὰς κομίζ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δ’ ὀλίγον ὕστερον ἐξιόντας εἶδες ἂν αὐτοὺς ἀ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λαυκοπώλου Εὕλοπος· καὶ αὐτόθι ᾔσθου ἂν μόλις - τὰ γὰρ ε”ν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υ ζοφερὰ ἧν - ῥοίζου τε πτερῶν καὶ λαμπρότητος ὀμμά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αρδαμυττόντων καὶ σφόδρα στιλβόντων ὥσπερ ἀνθράκ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ἰκίσκον δ’ ε”φερεν ὁ ’Άρειος μέγαν ἐν ᾧ γλαῦξ ἐκάθευδε καλ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χιονόχρως, τὴν κεφαλὴν ὑπὸ πτεροῦ ἔχουσα. χάριν δ’ ε”χω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ει οὕτως ε’ψελλίζετο τῇ φωνῇ ὥστ’ εἰκάσαι ἄν τινα παρό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Κιούρου ἀκού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ὔκ ε”φη ἄξιος εἶναι τοσαῦτ’ ἐπαινεῖσθαι. Δῶρα γὰρ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λλ’ εἴληφας οἶμαι παρὰ τῶν καλῶν Δουρσλείων. ὥρα δ’ οὖν ἐστ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ιέναι εἷς Ὀλλιουάνδρου· ἐκεῖσε γὰρ φοιτῶσιν ἅπ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άβδους ὠνησόμενοι. ι’τέον οὖν καί σοὶ, δέον ῥάβδον ὡς βελτίσ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ία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άβδου μὲν γὰρ λαχεῖν μαγικῆς Ἄρειος μάλιστ’ <text:soft-page-break/>ἐσπούδαζεν.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ὲ ῥαβδοπωλεῖον αὐτὸ ηὗρεν στενόν τε καὶ αὐχμηρόν, ὑπὲρ δέ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ας ἦν ἀναγιγνώσκειν τόδε τὸ σημεῖον χαρακτῆρσι γραπ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θροῖς μὲν χρυσοῖς δέ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δὲν ἂν εἶδες διὰ τὸ τῆς θυρίδος ὑάλινον πάνυ κονιῶ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έψας εἶ μὴ ῥάβδον μίαν πορφυρῷ ἐπὶ προσκεφαλαίῳ κειμένην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ν δέ καὶ τοῦτο σαθρ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ιόντες δὲ κώδωνος ἤκουσαν ψοφοῦντος οὐκ οἶδ’ ὅπου ἐ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υχοῖς. οἴκημα δ’ ἦν μικρότατον καὶ κενὸν πλὴν ἀλλ’ εἶχεν ἕ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ίφρον ἁβρὸν δὴ ὅντα ἐφ’ οῦ ὁ Ἁγριώδης καθίσας περιέμενεν,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μάλ’ ἠπόρει ὥσπερ εἷς τὸ αὐστηρὸν εἰσεληλυθώς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ᾤετο βιβλιοθήκης μεγάλης. πόλλ’ οὖν καί καινὰ ἔχων ἐρωτ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πε μὲν οὐδέν, ε”βλεψε δέ μᾶλλον πρὸς τὰ κιβώτια ὧν μυρ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ῆρχεν μέχρι ὀρόφης ἀκριβῶς ἕν ἐξ ἑνὸς ἐπισεσωρευμένα.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ντήσεως ᾔσθετό πως τὸν αὐχένα, σι’όμενος πρὸς τὴν ἕδραν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θραίαν ἀφίκεσθαι τὴν τῆς μαγικῆς κονιώδη περ οὖσαν καὶ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συ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ς δέ τινος χαίρειν ἠρέμα προσειπόντος ἄφνω ἀνεπή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ΣΤΕΝΩΠΟΥΔΙΑῘῸΝΤΟΣ 67</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εν. ἤκουσε δέ καὶ ψόφον μέγαν διφροῦ θραυομένου ὡς εἰκάσαι ὑ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ους ταχέως ἀναπηδήσα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ὴν ἄνθρωπος γέρων εἱστήκει κατεναντί, τῶν ὀμμάτων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τοῦ μυχοῦ ζοφερὸν λαμπόντων καθάπερ σελην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Ἄρειος καίπερ ἀμηχανῶν τι Χαῖρε,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Πάνυ γε, ἔφη. καὶ εἶτα Πῶς γὰρ οὔκ, ἐλογιζόμη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διὰ πολλοῦ ὄψεσθαι σέ, τὸν ’Ἀρειον Ποτῆρα - καὶ τοῦτ’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ρόμενος αὐτὸν ὅστις ἐστίν. Ὀφθαλμοὺς δὴ μητρόθεν ε”χ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δεγμένους· χθιζὴ γὰρ ὡς δοκεῖ αὐτὴ ἡ μήτηρ παρῆν ῥάβ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νησομένη τὸ πρῶτον. ἡ δὲ δακτύλων ῆν πεντεκαίδεκα τὸ μῆ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ι’τεΐνη, καὶ μάλ’ εῦκαμπής, καὶ καλὴ πρὸς τὸ μαγγανεύ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α δ’ εἰπὼν προσῆλθε τῷ Ἁρείῳ μάλ’ ἐγγὺς παριστάμενο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χαλεπῶς φέρων τὸ βλέμμα αὐτοῦ τὸ ἀπ’ ὀφθαλμῶν ἀργυροειδέ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κὼν ἂν εἶδεν αὐτὸν σκαρδαμύξ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ἀναλαβὼν Ὁ δ’ αὖ πατήρ, ἔφη, ῥάβδον εἵλετο ἀ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ρυθροξύλου ἐσκευασμένην, καὶ ἑκκαίδεκα δακτύλων τὸ μῆ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σαν. εὐάγωγος δ’ ἧν καὶ ὀλίγῳ δυνατωτέρα πρὸς τὸ μορφὰς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ας μεταβάλλειν. ἀλλ’ ῶς ὤφελον εἰπεῖν λόγῳ μὲν εἵλετο αὐ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ργῳ δέ αἱ ῥάβδοι αἱροῦνται τοι τοὺς μάγου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αρεστηκότος δ’ ἤδη καὶ ἐγγυτέρω ὁ ’Ἁρειος στόμα κατὰ στό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όμενος αὐτοῦ οἶός τ’ ῆν ὁρᾶν τὴν ἑαυτοῦ σκιὰν ἐν τοῖς ὄμμα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ροποῖς φαινο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ψαύσας τῆς τοῦ τραύματος οὐλῆς ἀστραποειδοῦς δακτύλ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κρῷ ὄντι καὶ λευκῷ Φεῦ φεῦ τῆς οὐλῆς, ἔφη. τοῦτ’ ἄρ’ ἐστὶ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αῦμα τὸ πρὸς ῥάβδου ἐπιβληθέν ἥνπερ αὐτὸς ἄκων ἀπεδόμ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έ. ἐννεακαίδεκα δ’ ἦν δακτύλων τὸ μῆκος ἐκ σμίλα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κευασμένη καί δύναμιν παρέχουσα θαυμαστὴν ὅσην. λαβὼν δ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κός τις αὐτήν... ἐῶ δέ τοῦτο· οὗ μὴν ἀλλ’ εἷ τότ’ ἐδυνήθην ἐγ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νῶναι ὅ τι ἐκείνη ἡ ῥάβδος πραθεῖσα ἐξεργάσοι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ὰ δ’ ἀνανεύσας κατεῖδεν εὐθὺς τὸν Ἁγριώδη, εὖ ποιῶ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ῴ γ’ Ἁρείῳ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ῗΩ Ῥούβεος, ἔφη, ὦ Ἁγρίωδες. ὡς ἥδομαι πάλιν ι’δών σε. οὔκο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υΐνη, εἴκοσι τριῶν δακτύλων, εὐκαμπεστέ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ὖ γὰρ λέγεις, ὦ δαιμόνι’ ἀνδ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αθὴ δὴ ἐκείνη. ἀλλ’ ε”θραυσαν αὐτὴν δίχα δήπου ἐκπεσό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ῦ ἐκ τοῦ παιδευτηρίου,· καὶ τοῦτο λέγων εὐθὺ βαρύτερος ἐγέ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Ἁγριώδης πάνυ ἀκόντως ὡμολόγησε, τούς πόδας 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σχύνην ἅμα κινῶν. Ἀτὰρ τά γε θραύσματα, ἔφη, ε”τι ἔχω. καὶ</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δόκει θαρρῆσαί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ῶν, ἔφη, ἐν χρείᾳ γ’ ἐστιν,· ὀξύτερόν που προσειπὼν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68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χέως δ’ ἐκεῖνος Μὰ Δί’ οὐκ ἔστιν, ἔφη, ὧ θαυμάσιε. οὐ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λαθε τόν γ’ ’Ἀρειον τοῦ ἀλεξιβροχίου τοῦ φοινικοῦ ἀπρὶ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μβαν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Ὀλλιούανδρος ἀτενές ἀεὶ πρὸς τὸν ’Ἀρειον ἀποβλέπων Εἶ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φέρε δὴ ἴδω, ὦ Ποτέρ. καί ἔλαβεν ἐκ τοῦ κόλπου ταιν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μετρικὴν μακρὰν οὖσαν καί χαρακτῆρας παρέχουσαν ἀργυροῦ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ἶπέ μοι ὁποτέρα ταῖν χεροῖν ῥαβδοφόρος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γε δεξιᾷ ὡς ἐπὶ τὸ πολὺ χρῶ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κτεινε δῆτα τὴν δεξιάν. καλῶς ἔχει. ἐμέτρει οὖν τὸν ’Ἀρειο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 ὤμου μέχρι δακτύλων, καί ἀπὸ καρποῦ μέχρι ἀγκῶνος, καὶ ἀ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ὤμου μέχρι τοῦ ἐδάφους, καί ἀπὸ γόνατος μέχρι μασχάλης, καί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ὴν κεφαλὴν πέριξ. μετρῶν δέ ε”λεγε τοιάδε’ Ἑκάστη γὰρ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άβδος ἡ Ὀλλιουανδρική, ὧ Ποτέρ, ἔχει ἐν μεσαιτάτῳ δύνατ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άνυ μαγικόν, πρὸς τοῦτο χρώμεθα τοῖς τε θριξὶ τοῖ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οκέρεως ἵππου, καὶ τοῖς ἄκροις πτεροῖς τοῖς τοῦ φοίνικο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νεύροις τοῖς τῶν δρακοντείων καρδιῶν, ὡς οὖν οὐ προσεοίκ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ιν οὔθ’ οἶ μονοκέρῳ οὔθ’ οἶ δράκοντες οὔθ’ οἱ φοίνικες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ήλοις, οὕτω καί αἱ ῥάβδοι αἶ’ γ’ Ὀλλιουανδρικαί πᾶσαι 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έρουσιν ἀλληλῶν. ὡς δ’ αὕτως κατὰ ταῦτὰ οὐδέποτε εὖ πράξ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ῥάβδῳ χρώμενος τῇ ἄλλου τινὸς μάγ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ότε ὁ ’Άρειος ἄφνω ᾔσθετο τῆς μέν ταινίας ἐξ αὐτομά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νουμένης τὸ μεσηγὺ τῶν ῥινῶν μετρούσης, τοῦ δέ Ὀλλιουάνδ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ως ἄνω καί κάτω ᾄττοντος καὶ ἀπὸ σανιδωμάτων κιβώτ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μβάνο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λις ἐστίν, ἔφη, μεμετρημένων. καὶ ἡ ταινία εὐθὺς ἀθρόα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δαφος συνέπεσεν. Εἶὲν, φέρε δή. πείρω τῆσδε, ὦ Ποτέρ,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ηγίνης, νεῦρον ἐχούσης δρακοντεῖον, τρισκαιδεκαδακτύλ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λυγίστου. λαβὲ δῆτα καὶ κράδαιν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μὲν οὖν ἀνελόμενος αὐτὴν καί ἕσειε τι ἀπορώτερόν περ 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ίμενος, ἐκεῖνος δὲ μάλ’ αὐτίκα ἐκ χερῶν ἀνήρπα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ὕτη γε, ἔφη, σφενδαμνίνη, δεκαδάκτυλος, εὐκαμπεστέρα.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αύτην ἀνήρπασεν, Ἀρείου σχεδὸν ἀνελομέ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ὕτη μὲν οῦν ἐβενίνη, δωδεκαδάκτυλος, εὕστροφος. ἄγε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ίρω αὐ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καίπερ πολλῶν δὴ ῥάβδων πειραθεὶς οὐδέν πω</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ἠπίστατο ὧν ἐκεῖνος ἤλπιζε γενήσεσθαι. σωρὸν γὰρ τῶν ῥάβδ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ἐν τῷ δίφρῳ ἀποκεκριμένων εἶδες ἂν μείζονα ἀεὶ γιγν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μέντοι ὅσῳ πλείονας ἀπὸ σανιδωμάτων ἐλάμβανε, τόσ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δαιμονέστερος ἐδόκει αὐτὸς ὑπὸ πόνου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υσάρεστος μὲν οῦν, ἔφη, ὠνήτης εἶ. οὐχ ὅτι πάνυ φροντίδ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ΣΤΕΝΩΠΟΥΔΙΑΓΟΝΤΟΣ 6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ξιος. εὑρήσομεν γὰρ εὖ οἶδ’ ὅτι τὴν μάλιστα σοὶ συγκολλῶς ε”χ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ν. τί δέ δή; τί ἐμποδὼν μὴ οὐ τήνδε λαβεῖν,· καὶ γὰρ καιν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γκειται ἀπὸ κηλάστρου ἐσκευασμένη καὶ πτεροῦ φοίνικος, π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καιδεκαδάκτυλος, πάνυ εὔκαμπ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ὴν ὁ ’Ἁρειος ταύτην γ’ ἀνελόμενος τῶν δακτύλων ᾐσθά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θὺς θερμαινομένων που. τινάξας δ’ αὐτὴν ὑπὲρ τῆς κεφαλῆς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ειομένη ἐκίνησε τὸν ἀέρα - πλήρης γὰρ κονιορτοῦ ε”τυχεν ὤν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πολλοὺς ἀνῆκε σπινθῆρας ἐρυθρούς τε καὶ χρυσοῦς ἀπὸ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μῆς πυροτεχνήματος δίκην, καί μαρμαρυγαὶ φωτὸς ποικίλαι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ὶ τῶν τοίχων ἀνέλαμπον. καί ὁ μὲν ’Ἁγριώδης μάλ’ ἐβόησε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 χεῖρε ἐκρότησεν, ὁ δ’ Ὀλλιούανδρος Βαβαί, ἔφη, βαβαιά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λλιστα μὲν γὰρ σύ γε πέπραγας, μέγιστον δ’ ἐμοὶ καί πάμπολ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έλπιστον θαῦμα ι’δεῖν παρέσχες. τὴν δέ ῥάβδον <text:soft-page-break/>εἷς κιβώτιον π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θεις ε”τι ε’τονθόρυζε λέγων ὅτι Θαυμαστόν ἐστιν ὡς σφόδρα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ενη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ὲ Ξύγγνωθί μοι, ἔφη, ἀλλ’ οὐκ ἐπίσταμαι τοῦτο δι’ 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αυμαστὸν ἄρ’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ἀτενές δεδορκὼς πρὸς αὐτὸν χαροποῖς τοῖς ὄμμα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σας δή, ἔφη, μνημονεύω, ὦ Ποτέρ, τὰς ῥάβδους ἃς ἀπεδόμ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έ. ὁ γὰρ αὐτὸς φοῖνιξ διτταῖς μόνον ῥάβδοις πτερὰ ε”δω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ραῖα ὧν γε ἑτέραν μὲν σύ μέλλεις κομιεῖσθαι, ἑτέρα δέ,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αυμαστότατον, ἐπέβαλε σοὶ τὴν οὐλὴν ἐκείνην, κοινὸν ε”χ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έρ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ίου δέ πάνυ κεχηνότος ἀναλαβών Ὀκτωκαίδεκα, ἔφη,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ίσους ἦν δακτύλων τὸ μῆκος σμίλακος ἐσκευασμένη. ἀπέβη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ν οὕτω, θαυμαστῶς δ’ ὅμως. αἱ γὰρ ῥάβδοι φιλοῦσί τοι ἑλ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ὺς μάγους, ὡς ἄρτι ἔλεγον. μαντευόμενος οὖν προλέγω μεγά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ῖν ἡμᾶς ἐλπίζειν παρὰ σοῦ, ὡς μεγάλα μὲν πράξαντος ἐκε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που τοῦ ἀπορρήτου, δεινὰ δέ τελέ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Ἀρειος πεφρίκει σκοπούμενος πρὸς ἑαυτὸν εἴγ’ ἄρα ἀρέσ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ὁ Ὀλλιούανδρος. ἀποδοὺς δ’ οῦν τοὺς ἑπτὰ γαλεώτας ε’πῖ τῇ</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ῥάβδῳ ἀπῆλθε μετὰ τοῦ Ἀγριώδους ἐκ τοῦ οἰκήματος, προσκ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ύντος αὐτοὺς ἐκε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μα δ’ ἡλίῳ καταδύντι ἀμφὶ βουλυτὸν εἶδες ἂν τὸν ’Ἀρειο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Ἀγριώδη ἐπανελθόντας κατὰ τὸν Στενωπὸν Διάγοντα καὶ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τείχους πάλιν διαβάντας ἥκειν πρὸς τὸν Λέβητα Διάβροχον ἥ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νὸν γενόμενον. ἐκεῖνος δ’ ε”λεγεν οὐδὲν σιωπῇ βαδίζων κατὰ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δόν. ἀλλ’ οἶ ἐν τῷ Μετρὸ πολλὰ κεχηνότες ε”λαθον αὐτόν. ἐθεῶ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αὐτοὺς πάνυ γέμοντας τῶν σκευῶν τῶν ἄρτι πραθέ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70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λοῖα νομίζοντες τά τ’ ἄλλα καὶ τὴν γλαῦκα τὴν λευκὴν ἐ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ίου κόλπῳ καθεύδουσαν. ἔνθεν δ’ ἀναβάντες ἐκεῖνοι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λίμακος κυλιομένης ἐξῆλθον εἷς τὸν σταθμὸν σιδηροδρομικὸ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δδιγγτον ὑπὸ τῶν ἐγχωρίων καλούμενον. ’Άρειος δ’ ἐπὶ συννο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δίζων οὐκ ε”γνω ὅπου εἷεν πρὶν ὁ Ἁγριώδης παρ’ ὦμο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πίως κρούσας Καιρός ἐστιν ἡμῖν, ἔφη, ἐμβρωματίσαι τι πρ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ς τρένο ἀναβῆναι σέ. ἐπρίατο οὖν αύτῷ μᾶζαν μυττω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νθυλευμένην οἵαν οἱ νῦν ἀμβουγενῆ καλοῦ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ημένων δ’ ἵνα φάγωσιν αὐτάς, ὁ “Άρειος ἀεὶ περιέβλεπε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ννοῶν ὡς πάντως ἐστὶν ἄτοπα τὰ ἄρτι γεγενη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Ἶ-Ι σύ, ἔφη ὁ Ἁγριώδης, καλῶς ἔχεις, ὦ Ἅρειε; ἄγα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ωπᾶν δοκ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τοῦτο μὲν συνῄδει ἑαυτῷ οὐδέποτε ἐπὶ τοῖς πρότερον γενε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ίοις τυχόντι τοσοῦτο μετασχεῖν τῆς εὐδαιμονίας, τοῦτο δέ μάλι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ι ἠπόρει· ἤθελε μὲν γὰρ τὰ πάντα διηγεῖσθαι, ἄναυδος δ’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όκει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μᾶζαν γοῦν κατεσθίων λόγον ἐπειρᾶτο συντιθ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λος δέ Ἐξαίρετον μέν, ἔφη, πάντες ἡγοῦνταί με εἶναι, τούς τ’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πανδοκείῳ λέγω καί τὸν Κίουρον καὶ τὸν Ὀλλιούανδρον, αὐτ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οῦκ ἐπιστήμην ε”χω οὐδεμίαν περὶ τῆς μαγικῆς. τίνος δ’ ἕνεκα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άλα φασὶν ἐλπίζειν ἀπ’ ἐμοῦ; εὐδόκιμος μὲν οῦν φαίνομαι ὥ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νθάνω δ’ ἐμαυτὸν κομιδῇ τί παθὼν εῦδοκιμῶ. οὐδ’ αὖ οἶδα τί τό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νετο ἐκείνης τῆς νυκτὸς ὅτε ὁ πάνυ Φολιδο ἀλλὰ ξύγγνωθί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ὤφελον γὰρ εἰπεῖν ὅτε οἱ γονεῖς ἀπώλ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δὲ προσκεκυφὼς αὐτῷ ἄγριος δὴ ἐδόκει διὰ τὸ δασ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τοῦ πώγωνος καὶ τῶν ὀφρύων, ἠπίως δέ ἐγέ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 δεῖ σε φροντίσαι περὶ τούτων μέλλοντα ῶς τάχισ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ήσεσθαι. πάντες γὰρ οῖ ἐν Ὑογοήτου μαθηταὶ ἀπὸ τῆς αὐτῆ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φορμῆς ἄρχονται, καῖ σὺ ὡσαύτως εὖ πράξεις. οἱ μὲν γὰρ ἐξαίρ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 διὰ τὴν τῶν πραγμάτων καινότητα χαλεπῶς γέ τοι ἔχουσι, σ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 ὅμως τάχ’ εὑρήσεις ἡδίστην ἄρα γενέσθαι τὴν ἐκεῖ διατριβήν. ε’γ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οὐ μόνον τότε μαθητὴς ὢν πάνυ ἡδόμην, ἀλλὰ καὶ τὸ νῦν ε”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 ἥδο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γησάμενος δ ’ οῦν αὐτῷ ἐπὶ τὸν σταθμὸν ἐνεβίβασεν εἰς ἁμαξ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χίαν ἐπανιοῦσαν πρὸς τοὺς Δουρσλείους, παραδοὺς ἅμα πε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λάδιόν τι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 ἔστιν, ἔφη, τὸ πιττάκιον σιδηροδρομικόν σοὶ τὸ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ογοήτου. ἀφορμᾶσθαι γὰρ δεῖ τῇ νουμηνίᾳ τῇ Σεπτεμβρίᾳ ἀπ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Σταυροῦ Βασιλείου* πάντα δ’ εὑρήσεις ἐν αὐτῷ τῷ δελταρ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ραμμένα, ἐὰν δέ πράγματα σοὶ παρέχωσιν οἱ Δούρσλειοι, ἐπ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ΣΤΕΝΩΠΟΥΔΙΑΓΟΝΤΟΣ 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ολήν μοι πέμψον μετὰ τῆς γλαυκός. ἡ δ’ εἴσεται ὅποι ε”λθ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ὑρήσουσά με. ἔρρωσο, ὦ Ἄ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ελαυνούσης δέ ἐκ τοῦ σταθμοῦ τῆς ἁμαξοστοιχίας, θέ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ᾶσθαι αὐτὸν ὅσονπερ κάτοπτος ῆν, ὁ Ἄρειος ἀνεπήδησεν ἀ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ίφρου ὀψόμενος τὸ ὕστατον, τὴν ὄψιν ἅμα προσέχων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ωταγωγῷ. ὁ δέ ἐν στιγμῇ χρόνου ἤδη ἠφάνιστο.</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κείνου δέ τοῦ μηνὸς ὃν πανύστατον παρὰ τοῖς Δουρσλεί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έτριβεν ὁ ’Ἁρειος ἥ τι ἢ οὐδὲν εὐθυμίας μετεῖχεν, ἀλλὰ νὴ Δία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ος νυνὶ οὕτω φοβεῖται αὐτὸν ὥστε μὴ ἐν τῷ αὐτῷ οἰκήμα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κὼν παραμεῖναι. νὴ Δι’ ἀλλ’ ἡ Πετουνία καὶ ὁ Φερνίων οὐκέ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ύλονται οὔτ’ ἐν σκευοφυλακίῳ εἴργειν αὐτὸν οὔτε πρὸς βίαν 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ροῦσθαι οὔτ’ αὖ καταβοᾶν αὐτοῦ. μὴ ὅπως ἐκεῖνοι προσλέγου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ν, ὡς ἄρτι μὲν δεδιότες ἄρτι δέ μάλ’ ὀργιζόμενοι. πολλῶ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ν ἕνεκα θαρρῶν τὰ νῦν παντελῶς προῦτίμα τῶν πάλαι πρα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των, οῦ μὴν ἀλλὰ συνῄδει ἑαυτῷ μετ’ οῦ πολὺν χρόνον ἇθυμοῦν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μετὰ τῆς γλαυκὸς ἐν τῷ θαλάμῳ διέτριβε τῆς ἀρτίως κε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μένης. ἔδοξε δέ ὀνομάσαι αὐτὴν Ἱ-Ῑδυὶκτῖνα, τοῦτ’ ἐξευρὼν τ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μα ἐν τῇ ξυγγράφῃ μαγικῄ. καὶ γὰρ τὰ βιβλία τὰ παιδευτικὰ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ξιόλογα νομίσας, πόρρω τῆς νυκτὸς ἐν εὐνῇ κεκλιμένος πολλάκ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εγίγνωσκεν εἷς τὸ ἄκρον ἀφικόμενος τῆς ἡδονῆς, πετομένης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γλαυκὸς εἰκῇ κάκεῖσε καὶ τὸ δεῦρο διὰ τῆς θυρίδος ἀνεῳγμέ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ὸ τὴν Πετουνίαν μηκέτι εἰσελθεῖν κορήσουσαν τὸν θάλαμο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ἕρμαιόν τι ἐποιεῖτο, τῆς γλαυκὸς μυγαλῶν πολλάκις εἰσφερούσ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κρούς. θέλων δέ μαθεῖν ὁπόσας ἔτι ἡμέρας αὐτόθι μενετέον μέχ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Σεπτεμβρίου νουμηνίας, ὅσαι νύκτες πρὶν εἷς ὕπνον πεσ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γραφέ τι ἐν χαρτιδίῳ ἐπὶ τοίχου πεπατταλευ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γούστου δέ ἕνῃ καί νέᾳ ἔδοξεν αὐτῷ λέγειν τι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υρσλείοις. ἠπόρει γὰρ οὐκ εἰδὼς ᾧ τρόπῳ εἷς αὔριον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αθμὸν ἀφίκηται τὸν Σταυρόν Βασίλειον καλούμενον. καταβ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ν κατέλαβεν αὐτοὺς τηλεορῶντας παίγνιόν τι αἰνιγματῶ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ΑΝΑΒΑΣΕΩΣ ΕΝΝΕΑ ΚΑΙ ΤΑ ΤΡῙΑ ΤΕΤΑΡΤΑ 7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εμψαμένου δέ τι ὅπως μὴ παρὼν λάθοι αὐτούς, ὁ Δούδλιος μέγ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ήσας εὐθὺς ἐνθένδε ἀπέδρα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ρῶτον μὲν οὐκ ἐτόλμησε λέγειν, ἔπειτα δέ ᾧΩ θεῖε,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ἤκουσε μὲν αὐτοῦ, ὑπετονθόρυζε δέ μό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τέον ἐστί μοι αὔριον πρὸς τὸν Σταυρὸν Βασίλειον ἀπιόντι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ογοή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νθορύσαντος δἀῧθις τοῦ θείου, ῗΑρ’ ἐθέλεις, ἔφη, ἄγειν 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σε ἐν αὐτοκινήτ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οτονθορύσας δέ μάλ’ αὖθις ὡμολόγησεν ἄρα που, ὥς γ’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Ἁρεί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ὐχάριστός εἶμι, ῆ δ’ ὅς, κᾶμελλεν ἀναβῆναι πάλιν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άλαμον. ἐκεῖνος δ’ ἐξ ἀπροδοκήτου ἐφθέγξατό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κουν σφόδρ’ ἄτοπόν ἐστι τό ἐφ’ ἁμαξοστοιχίας ι’έναι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γων παιδευτήριον; οἱ γὰρ τάπητες μαγικοί πάντες ἄχρηστοί εἶ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τρημένοι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 οὐδὲν εἶπ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πέ μοι, ποῦ ἐστὶν ἄρα τοῦτο τὸ παιδευτήρ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οἶδα, ἀπεκρίνατο. καὶ γὰρ μέχρι τοῦδε ε”λαθεν ἑαυτὸν τοῦ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κ εἰδώς. λαβὼν οῦν τὸ πιττάκιον ἐκ θυλακίου τὸ ἄρτι ὑ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ους δεδομένον ἔβλεψε πρῶτον πρὸς αὐ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γνοὺς δέ εἶπε τάδε’ Ἐπιτέτακταί μοι ἀτεχνῶς ἐμβαίνειν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ἆμαξοστοιχίαν περὶ τὴν πέμπτην ἀπὸ τῆς ἀποβάθρας ἐννέα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τρία τέταρ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ποίας ἀπ’ ἀποβάθ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ἐννέα καὶ τὰ τρία τέταρ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μὴ φλυαρήσεις. οὐ γὰρ ε”στιν ἀποβάθρα ἐννέα καὶ τὰ τρ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ταρ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έγραπταί γ’ οὕτως ἐν τῷ πιττακ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λλεβοριῶσι δῆτα, ε”φη ὁ Δούρσλειος. κορυβαντιῶσι γὰρ ἁπ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ς νὴ τὸν Ἀπόλλω. ἀλλ’ ὁ χρόνος σοι μάθησιν δώσει, πιθοῦ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ῦν καλῶς γ’ ἔχει’ ἄξομέν σε πρὸς τὸν Σταυρὸν Βασίλ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νδίνονδε γὰρ ε”δει ἂν πάντως αὔριον ι’έναι· εἷ <text:soft-page-break/>δέ μή, ἀμέλει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εῖχον ἂν πράγματ’ ἐμαυ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ρὸς τί Λονδίνονδε ἴ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οῦτο μὲν εἶπεν εὐγνώμονα θέλων ἑαυτὸν παρασχεῖν, ὁ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ρσλειος γρύζων ἀπεκρίν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γὰρ Δούδλιον πρὸς ιάτρὸν ἄγομεν δεῖ γὰρ τὸν κατάρα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έρκον ἐκεῖνον ἀποτεμεῖν αῦτῲ πρὶν εἷς Χωνεύσεις ι’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ἐπιγιγνομένῃ ἡμέρᾳ περὶ αὐτό που σχέδον τὸ λυκαυγέ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7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ἥδη ἐξέγρετο. ἀλλ’ ὡς οὐ μετρίως ἀνιώμενος τοσαύτ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άπλεως ἦν φροντίδος ὥστε μὴ ε”χειν πάλιν εἰς ὕπνον πεσ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στὰς οὖν ἐκ τῆς εὐνῆς τὰς βράκας ὡς ε”θος περιεβάλετο·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θέλων βαδίζειν πρὸς τὸν σταθμὸν τὸν τρίβωνα ἠμφιεσμένο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ικόν, ἐν νῷ εἶχεν ε”ν γ’ ἆμαξοστοιχίᾳ περιβαλέσθαι. ἐξέτασε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αὖ τὸν πρὸς (Υογοήτου κατάλογον, διασκεψάμενος εἰ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 ἄρα πρόχειρά ἐστιν. ε”πειτα δέ ἐπιμεληθεὶς τῆς γλαυκ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πως ἐν οἰκίσκῳ ἀσφαλὴς εἴρκται, ἐν τῷ θαλάμῳ ἄνω καὶ κά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επάτει ἕωσπερ οἱ Δούρσλειοι τύχοιεν ἐγρηγορότες. ὀλίγῳ 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ὕστερον εἶδες ἂν τοῦτο μὲν τὴν κιβωτὸν καίπερ μεγάλην οὖσα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ρεῖαν εἷς τὸ αὐτοκίνητον ἥδη κεκομισμένην, τοῦτο δέ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ύδλιον ἐν τῷ αὐτοκινήτῳ καθίζοντα πλησίον τοῦ Ἀρείου -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ποιῆσαι ἡ Πετουνία μόλις ἐπεπείκει τὸν υἱόν - τοῦτο δ’ α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ας ἐπ’ αὐτοκινήτου οἴκοθεν ἀποβαίνο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ίκοντο δέ πρὸς τὸν Σταυρὸν Βασίλειον ἥδη μεσούσης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μπτης ὥρας. καὶ ὁ Δούρσλειος τὴν κιβωτὸν θεὶς ἐφ’ ἁμάξ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 ἐκύλινδεν αὐτὸς ὁ ’Άρειος εἰς τὸν σταθμόν. ὁ δέ τὸ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ᾶξαι τὸν θεῖον ἐνόμιζε φιλάνθρωπον μὲν γενέσθαι παράδοξ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μέντοι μετ’ οὐ πολὺν ἐφίστατο κατέναντι τῶν ἀποβαθ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ρδάνιον ἅμ’ ὑπομειδι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ού, ἔφη, ὦ παῖ· ἔνθα μὲν τὴν ἀποβάθραν ε”στιν ι’δεῖν τὴν ἐνά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νθα δέ τὴν δεκάτην. τὴν δ’ αὖ σὴν ὤφελες ι’δεῖν ἐν μέσῳ που οὖ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ὴν ἀλλ’ οἴμοι τῆς ῥᾳθυμίας οὔπω ᾠκοδομήκασιν ἄρα,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κάσαι. ἦ οὐκ ὀρθως λέγ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θῶς γ’ ἔλεγεν. ἔνθεν γὰρ εἶδες ἂν τὸν ἀριθμὸν ἐννέα μέγ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τα καὶ λευκὸν κᾶνθεν τὸν δέκα καί ἐν μέσῳ οὐδὲ γρ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δέ Ἀγαθὰ πράττοις, ἔφη, τὴν τρίμηνον, καὶ μάλα σαρ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άνιον άνεκάγχασεν α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πέβη εὐθὺς οὐδὲν πλέον εἰπών. ὁ δ’ Ἄρειος τὴν κεφαλ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άγων κατεῖδε τοὺς τρεῖς Δουρσλείους πάντας ἐν αὐτοκινήτ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λῶντας. πάντως δ’ ἠμηχάνει ὅ τι ποιῇ. πολλοὶ γὰρ τῶν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όντων ἤδη ἔβλεπον πρὸς αὐτὸν ὡς ἀλλόκοτόν τε νομίζοντες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γλαῦκα θαυμάζ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ον δ’ οὖν ἐρωτᾶν τινά, ὡς ἐδόκει, προσεῖπε μὲν τὸν προιστά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ν τῆς ἇμαξοστοιχίας, μνείαν δ’ οὐκ ἐτόλμα ποιήσασθαι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βάθρας πέρι τῆς ἐννέα καὶ τὰ τρία τέταρτα. ὁ δ’ ε”τυχεν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ς οὐδέν οὐδέποτε περὶ τοῦ Ὑογοήτου, καὶ τοῦ Ἁρε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μολογήσαντος οὐδ’ αὐτὸς γνῶναι ὅπου τῆς χώρας κεῖται, ἠγανά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ι ὑποπτεύων αὐτὸν ἐκ προνοίας τὰ σκαιὰ πράττειν. ’Ἁρειο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ΑΝΑΒΑΣΕΩΣ ΕΝΝΕΑ ΚΑΙ ΤΑ ΤΡΙΑ ΤΕΤΑΡΤΑ 7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παράπαν ἀμηχάνως ἔχων ἤρετο αὐτὸν περὶ τῶν ἁμαξοστοιχι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 ἐθέλοι δεῖξαι τὴν τῇ πέμπτῃ μέλλουσαν ἀφορμήσειν. ὁ δ’ οὐκ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άρχειν τοιαύτην τινά. καὶ τέλος δὴ ἀπῆλθε πόλλ’ ε”τι τονθορύ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ὰ τῶν πράγματα παρέχειν φιλούντων. ἐκεῖνος δέ ἤδη ἐκινδύνευ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ντελῶς ἐκπεπλῆχθαι. βλέψας γὰρ πρὸς τὸ ὡρολόγιον - μέγα ἐστὶ</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ὑπὲρ τῶν ἀξόνων τῶν δρομολογικῶν κεῖται - συνῄδει ἑαυ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άχιστον ε”χων ε”τι χρόνον, εἴ γε βούλεται εἰσβῆναι εἷς τὴν ἐ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ογοήτου ἁμαξοστοιχίαν. πολλῆς οὖν ἀθυμίας μεστὸς ἵστατο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σῳ τῷ σταθμῷ ε”χων κιβωτόν θ’ ἣν μόλις ἐδύνατο αἴρει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ύριον πολὺ μὲν μαγικὸν δέ, καὶ δὴ καὶ γλαῦκα μεγάλ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ῆὸν Ἁγριώδη παρῆλθεν εἰπεῖν τι τῶν ἀναγκαίων,· τὸν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τότε βουλόμενον εἰσιέναι εἰς τὸν Στενωπὸν Διάγοντα ε”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οῦσαι τὴν πλίνθον τὴν ἀπ’ ἀριστερᾶς τρίτην. ἠπόρησε γοῦν εἶ δ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νῦν δὴ τὴν ῥάβδον λαβόντα κροῦσαι που τὸ τοῦ σταθμάρχ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ἰκίδιον τὸ ἀνὰ μέσον τῶν ἀποβαθρῶν τῆς ἐνάτης καί τῆς δεκάτ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ότε δὴ ἐνίων ὄπισθεν αὐτοῦ παριόντων ε”τυχε παρακ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λίγο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πε γάρ τις Ἀμέλει συναθροίζονται οἱ Μύγαλ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άγων δε τὸν αὐχένα κατεῖδε γυναῖκα παχεῖαν καί εὐτραφῆ.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ὲ διελέγετο πρὸς τέτταρας νεανίσκους πυρρότριχας. ἕκαστο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ῶν εἶδεν οὐ μόνον ἐν ἁμαξίῳ κυλίνδοντα κιβωτὸν ὁμοιοτάτην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οῦ ἀλλὰ καῖ γλαῦκα δὴ ἔχ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πτοημένης δέ τῆς ψυχῆς, ὁ Ἄρειος ἐδίωκεν αὐτοὺ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μάξιον ἅμα προωθῶν. ἐπειδὴ δ’ οὗτοι εἱστήκεσαν, <text:soft-page-break/>καὶ αὐτ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στη, ὀλίγον τι ἀπέχων ὅμως ὥστ’ ἀκοῦσαι τὰ πρὸς ἀλλήλ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νολογούμε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γὰρ μήτηρ ’Άγε δή, ἔφη. τίς ἐστί μοι ἀριθμὸς τῇ ἀποβάθρ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κριναμένη δέ μειρακίσκη ὀξείᾳ τῇ φωνῇ Ἐννέα καὶ τὰ τρ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ταρτα, ἔφη. αὕτη δέ πυρρόθριξ ὁμοίως οὖσα τοῖς ἄλλοις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ητρὸς ἔτι προσείχετο χειρ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Ὠ μάμμη, ἆρ’ οὐκ ἔξεστί μοι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ωτέρα γ’ εἶ σὺ ἦ ὥστ’ ι’έναι, ὦ Γίννη. σίγα δῆτα. καλῶς ε”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σόν, ὦ Περσεῦ. δεῖ σε πρῶτον ι’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ὗτος, πρεσβύτατος ὤν, ὡς ἔοικεν, ἐβάδιζεν ἐπὶ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βάθρας. ὁ μὲν οὖν ’Ἀρειος ἀσκαρδαμυκτὶ ἐτήρει φυλαττ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ἀποτυχεῖν τοῦ μαθέσθαι τὸ γιγνόμενον, ἐκεῖνος δ’ ἄρα ἔλα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ν ἀφικόμενος πρὸς τὸ μεσηγὺ τῶν δυοῖν ἀποβαθρῶν’ πολλοὶ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δοιπόροι κατὰ πρόσωπον αὐτῷ ἐμποδὼν συναθροιζόμενοι οὕτ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στίζοντο ὥστ’ ἐπεὶ αὐταῖς ταῖς πήραις τέλος ἀπῆλθον οὐκέτ’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εῖν τὸν νεανίσκ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76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μήτηρ ςΩ Φερέδικε, ἔφη, νῦν δὴ ὥρα ἐστὶ σοῖ κατὰ μέ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έν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 οὗτος Πρὸς θεῶν, ὦ γύναι, οὔκουν ε”στι σοῖ μητρί γ’ οὔσ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ἡμετέρᾳ γνωρίσαι με Γεωργὸν ὅ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υποῦμαι, ὦ φίλτατε Γεωργ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Εἶρωνεύομαι, ε”φη ἀπιών. Φερέδικος ἄρ’ εἶμ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 ἀδελφοῦ - δίδυμοι γὰρ ἦσαν “ κελεύσαντος αὐ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εῦσαι, τοῦτο δὴ τάχ’ ἐποίησεν, ὡς ἐδόκει· ἠφάνιστο δ’ οὖν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αρεῖ. ὁ δ’ ’Άρειος ᾧ γε τρόπῳ τοῦτ’ ἐπεποιήκει ούδέν ἠπί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εἶτα ὁ τρίτος τῶν ἀδελφῶν τότε μὲν πρὸς τὴν πυλίδα ἐβά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ζεν ἐκεῖσε οὗ ε”λεγχον ἐποιεῖτο τῶν δελταρίων ὁ φύλαξ, τότε δέ ὅσ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ἀφίκετο, τότε δ’ αὖ ἄφνω οὐκ ἦν οὐδαμ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οὖν Ἄρειος - οὐδὲν γὰρ ἄλλο ἐδόκει οἷός τ’ εἶναι ποιῆσαι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ειπὼν τὴν γυναῖκα Ξύγγνωθί μο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Χαῖρε, ἔφη, ὧ φίλτατε. ἦ πρωτόπειρος εἶκαὶ σύ,· ὁ γὰρ Ῥο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ὑτοσὶ τὸ πρῶτον πρὸς (Υογοήτου ἔρχ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ῷ δακτύλῳ ἔδειξεν αὐτόν, ὕστατον ὄντα καὶ νεώτατο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ἱέων. ὁ δέ μέγας μὲν πέφυκε τὸ ὕψος, ι’σχνὸς δὲ ὡς σφόδρα τὴ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φιν μάλα φακώδη παρεῖχε, καὶ τάς τε χεῖρας καὶ τούς πό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άλους. ὀξεῖα δ’ ἦν αὐτῷ ἡ ῥὶς καὶ πάνυ μακρ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ιος δέ ὁμολογήσας Ἀλλὰ πρᾶγμά ἐστί μοι, ἔφη, οὐ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δ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Όπως δεῖ εἷς τὴν ἀποβάθραν εἶσι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 εἶπε παραμυθησομένη αὐτῷ· κατανεύσαντος δέ ἀνα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ῦσα Οὐ φροντίς, ἔφη. οὐδέν γὰρ δεῖ σε ποιῆσαι ἄλλο ἢ εὐθ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δίσαι ἐπὶ τὴν πυλίδα τὴν μεταξὺ τῆς ἀποβάθρας τῆς ἐνάτη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δεκάτης. μήτε ὀκνήσῃς μήτε, τὸ μέγιστον, φοβήθῃς πρ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οῦσαι αὗτήν. ἀλλ’ εἴπερ δέδιάς τι, ἄριστόν ἐστί σοι δρόμῳ ἐ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ὴν χωρῆσαι. ἅγε δὴ νῦν ἴθι τὸν Ῥοῶνα φθά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κεῖνος μόλις κατανεύσας, τὸ δ’ ἁμάξιον εὐθύνων ὀξὺ δεδορκὼ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ὴν πυλίδα, καίπερ πυκνῶς ἀραρέναι δοκοῦσαν, ἐβάδιζεν ἐ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ήν. τῶν δέ πρὸς τὴν ἀποβάθραν ἦ τὴν ἐνάτην ἢ τὴν δεκά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μα ὠστιζομένων αὐτῷ - ἐν γάρ στενοχωρίᾳ ἐγένοντο, -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ᾶττον ἐχώρει. ἐκινδύνευε δ’ ὡς ᾤετο προσκρούσας πρὸς τ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αθμάρχου οἰκίδιον πράγματα παρασχεῖν ἑαυτῷ πολλ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ώσας μέντοι τὸ ἁμάξιον καὶ θᾶττον ἐπὶ τὴν πυλίδα ἦρχ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έχων, ἐγγυτέρω τοσαύτῃ βίᾳ προσιὼν ὥστε τὸ ἇμάξιον μηκέ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ατούμενον πατάξαι πρὸς αὐτήν. καὶ νῦν ἐγγύτατος δὴ γεν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ὐ πολλοῦ δεόμενος συγκροῦσαι, τοὺς ὀφθαλμοὺς συνέμυε.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ΑΝΑΒΑΣΕΩΣ ΕΝΝΕΑ ΚΑΙ ΤΑ ΤΡΙΑ ΤΕΤΑΡΤΑ 77</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ὐκ ἄρα κροῦσαι συνέβη· δραμὼν μὲν οὖν συνεχῶς τοὺς ὀφθαλμ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έῳξ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ηχανὴ κοκκίνη τῶν σιδηροδρομικῶν τῶν ἀτμῷ κινουμέ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 ἀποβάθραν ἵστατο πληθύουσαν δήμου. ἐν δέ σημείῳ ὕπερ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ἧν ἀναγνῶναι· εῘ·Ι ὠκύπορος πρὸς (Υογοήτου ἁμαξοστοιχία ἡ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μπτῃ ἀπιοῦ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ὄπισθε βλέψας τὸ μὲν οἰκίδιον οὐκέτ’ εἶδε, πύλη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δηρότευκτον, γράμματ’ ἔχουσαν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συνῄδει ἑαυτῷ εὖ πεπραγό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τά μοι ἐπινόησον ἀτμὸν μέν ἀπὸ τῆς μηχανῆς πανταχόσε κ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ρον ὑπὲρ τῶν ἐκεῖ θρυλούντων φερόμενον, αἰλούρους δέ πα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αποὺς ἄνω καὶ κάτω διὰ τῶν σκελῶν αὐτοῖς ἕρποντας. ἄκουσο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μα γλαυκῶν ἀλλήλαις κικκαβαζουσῶν ὡς ἀνιωμένων που. οῦ μ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ὲ ῥᾴδιον ἦν ἀκοῦσαι διὰ τὸ θόρυβον πανταχοῦ γίγνεσθαι ἀπ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τ’ ἀεὶ λαλούντων καί τῶν κιβωτοὺς περιελκόντων - τραχὺ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ψοφοῦν αἱ κιβωτοί βαρεῖαι οὖσαι καὶ δυσάγωγ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ἶ δ’ ἐγγύτεραι τῶν ἁμαξῶν πλήρεις ἦσαν ἥδη μαθητῶν· οἱ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προῦκυπτον ἐκ θυρίδων διαλέγεσθαι θέλοντες μετὰ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έτερων, οἶ δ’ ἐρίζοντο μετ’ ἀλλήλων περὶ ἕδρας. ὁ δ’ ’Ἁρει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ροέωσε τὸ ἑαυτοῦ ἁμάξιον κατὰ τὴν ἀποβάθραν ζητῶν ε”τι ἕδ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πω κατειλημμένην. παριὼν δέ ἤκουσε μειρακίου μέν τινος λέ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ς ὅτι 9Ω τήθη, πάλιν αὖ φρούδη μοι ἡ φρύνη, γραὸς δέ στενούσ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ποκρινομένης φΩ βέλτιστέ μοι Νεφέλω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ανίσκος δ ’ ἅμα πλοκάμων μαλλοῖς ἐστεμμένος μελανοτρίχων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άπερ οἱ τὸν ἐν Αἰθίοψι βασιλέα σέβοντες - μετ’ οὐ πολ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μιλῶν ἐν μέσῳ εἱστήκει. οἶ δέ Ἄγε δή, ἔφασαν, ῶ Λεῖε, οὔκο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έαμα παρέχοις ἡ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 δέ ἀπὸ κιβωτίου πῶμα ἄγκαθεν λαβόντος, οῖ ἐκεῖ ξυ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γόμενοι πάντες ἐβόων ἀνολολύζοντες’ εἶδον γάρ τι ἔνδο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νούμενον καί ἐκτείνοντα σκέλος μακρὸν καὶ λάσ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ὖν Ἄρειος διὰ τὸν ὄχλον σπεύσας τέλος δὴ ηὗρε χωρίο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νὸν ε”τι ὂν πρὸς τῇ ἐσχάτῃ ἁμάξῃ. καὶ πρῶτον μὲν τὴν γλαῦ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δον κατέθετο, ε”πειτα δ’ ἐπεχείρει ὦσαι τε καὶ βιάσασθαι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βωτὸν ἐπὶ τὸ τῆς ἁμάξης ἀναβαθμόν. ἤθελε μὲν γὰρ ἇραι αὐ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ὰ τὰ βάθρα, μόλις δ’ ἀνέσχε τὸ ἕτερον μέρος καί δὶς εἷς πό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θεὶς πάνυ ἐταλαιπώρ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ρ’ ὠφέλειαν θέλοις ἀπ’ ἐμοῦ; ε”φη τις. ε”τυχε δ’ ὢν ἕτερος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δύμων τῶν πυρροτρίχων οἷς ἕσπετο διὰ τὴν <text:soft-page-break/>πυλί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αί, ἦ δ’ ὃς ὁ Ἄρειος δύσπνους ἤδη γενόμενος, εἴγε δοκεῖ σ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7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οὗτος, ἔφη, ὦ Φερέδικε, δεῦ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ων δέ ὠφελησάντων, ἡ Ἁρείου κιβωτὸς τέλος ὑπεξέκειτο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υχῷ τοῦ χω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χάριν εἰδὼς αὐτοῖς πλόκαμον ἀπ’ ὀμμάτων ἐξέβαλλε· πολὺ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ἱδρῶτα παρεῖχεν ἑαυτῷ δια τὸ λίαν πονεῖ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φνω δέ Τόδε τί ἐστίν,· ἦ δ’ ὅς ὁ ἕτερος τῶν διδύμων· δακτύλ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ἐδείκνυ τὴν οὐλὴν τὴν Ἁρείου ἀστραποειδ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ἕτερος Ἱ-Ῑράκλεις, ἔφη, ἆρα σὺ ε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στι δή. καί αῦτῴ τῷ Ἀρείῳ ςΑρ’ οῦκ ὀρθῶς λέγ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έ δή, ἦ δ’ ὃς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τι σὺ εἶ ’Ἀρειος Ποτῆρ, ἀπεκρίναντο ἀμφότερ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μόλις ὁμολογῶν Οὗτος γάρ, ἔφη, τυγχάνω ὤ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μφοτέρων ἀτενές πρὸς αὐτὸν δεδορκότων, συνῄδει ἑαυ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 αἰδῶ ὑπερυθριῶντι. ἐνταῦθα δέ λωφήσας ἤκουσε φθεγγομέ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ὸς διὰ τοῦ τῆς ἁμάξης θυ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Φερέδικε, ὦ Γεωργέ, ἇρα πάρεσ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ρχόμεθα γάρ, ἔφασαν. καὶ τὸ ὕστατον πρὸς ’Ἀρειον βλέψ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 τῆς ἁμαξοστοιχίας ἀπέβη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παρὰ τῆς θυρίδος καθήμενος λαθῶν ἐθεάσατό τ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οὺς πυρρότριχας ἐν τῇ ἀποβάθρᾳ ὁμιλοῦντας καὶ παρήκουσε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ἀλλήλων λεγόμενα. ἡ γὰρ μήτηρ ε”τυχεν ἄρτι ῥινόμακτ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οῦ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Ῥοών, ἔφη. ἔχεις τι ἐπὶ τῇ ῥιν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ὐκ εἶχε φθάσαι τὴν μητέρα καταλαβοῦσαν αὐτὸν καί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ῖνα ἀπομυξα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σχοῦ δῆτ’, ἔφη, ὦ μῆτερ, ἐξολισθὼν τέως ἀπ’ αὐ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μοι, ε”φη ὁ ἕτερος τοῖν διδύμοιν προσειπὼν αὐτὸν ὥσ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ρεφύλλιον ἔτ’ ὅντα. θΑρ’ ε”χει τι τὸ Ῥοωνίδιον ἐπὶ μυκτῆρ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ὖ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γα, ἦ δ’ ὃς ὁ Ῥο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Ποῦ ἐστὶν ὁ Περσε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ῦν δὴ ἔρχ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πρεσβύτατος εἷς ὄψιν τότ’ ἐχώρει, ἠμφιεσμένος τὸν Ὑογο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κόν τρίβωνα ποδήρη ὅντα καὶ μέλαν· ἤδη γὰρ τὴν ἐσθῆ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ήλλαξεν. ’Ἁρειος δὲ σημεῖόν τι ἐν στήθει αὐτοῦ εἶδεν ἀργυροῦν 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εὐφεγγές καὶ τῷ πεῖ γεγραμ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δέ Οὐ πάρεστί μοι περιμεῖναι, ἔφη, ὧ μῆτερ, προεδρ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ἐλάχομεν ἡμεῖς οἱ πρυτάνεις, οἷς γε δύο χωρ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κεχώρισ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ολαβὼν δέ ὁ ἕτερος τοῖν διδύμοιν Ἠ σύ πρύτανις εἶ δῆτα,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ΑΝΑΒΑΣΕΩΣ ΕΝΝΕΑ ΚΑΙ ΤΑ ΤΡΙΑ <text:soft-page-break/>ΤΕΤΑΡΤΑ 7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Περσεῦ; προσποιούμενος πάνυ θαυμάζειν. Ἀλλ’ ὤφελ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ότερον λέγειν τι περὶ τούτου ἡμῖν. οὐδέν γάρ τοι ὑπωπτεύομεν 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υτανεύ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ερίμενε· ξύνοιδα γὰρ ἀκούσας αὐτοῦ λέγοντός τι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 ἅπα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ὰ λεπτὸν τῆς ὥ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 ἅπαν τὸ θέ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σιγᾶτε, ἦ δ’ ὃς Περσεὺς ὁ πρύταν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ἰπέ μοι, διὰ τί ὁ Περσεὺς καινὸν ε”χει τρίβω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μήτηρ στοργὴν ε”χουσα πολλὴν εἰς αὐτόν Διότι πρυτανε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που, ἔφη. καλῶς οῦν ἔχει, ὦ φίλτατε. εὐδαιμονοίης ἀνὰ πᾶ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τρίμηνον. γλαῦκά μοι πέμψον ἀφικόμενος ἐκεῖ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ύτον μὲν ἐφίλησε μέλλοντα ἀποχωρῆσαι, τοὺς δε διδύμ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ειποῦσα ’Άγε δή, ἔφη. τῆτες γοῦν σωφρονεῖν δεῖ ὑμᾶς. ἐὰ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αὖ λαβῶ καὶ μίαν γλαῦκα λέγουσαν ὅτι ἢ ἀπόπατον διεφθε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τε πυροσφαίρᾳ ἥ...</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ὔπω ἀπόπατον διεφθείρα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μὴν ἀλλὰ καλῶς δὴ ἐδίδαξας ἡμᾶς. ὣ τοῦ γέλωτος· μακ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ίζομεν οὖν σε, ὦ μαῖ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 πρεπόντως τοῦτο κινεῖ ὑμᾶς γελᾶν. καῖ <text:soft-page-break/>μὴν δεῖ φυλάτ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ιν τὸν Ῥοῶ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ηδὲν φροντίζειν αὐτοῦ. ἀσφαλέστατος γάρ, ὦ Ῥοωνίδιον,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ῖν γενήσ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γᾶτε, ἦ δ’ ὃς ὁ Ῥοὼν μάλ’ αὖθις. Ἄρειος δ’ εἶδε τοῦ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λίγῳ δὴ βραχίονα γενόμενον τῶν διδύμων τὸ ὕψος, καῖ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υκτῆρας ε”τι ὑπερύθρους παρέχοντα ὑπὸ τῆς μητρὸς ἄρ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ωμοργ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αίῳ δὴ ἐντετυχήκαμεν, ὦ μαῖα. ἦ συμβάλλειν ε”χεις ὅτῳ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μαξοστοιχίᾳ ἄρτι συνηντήσα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Ἄρειος εὐθὺς ἀπεκρύψατο ὅπως λάθῃ αὐτοὺς θεω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σθα δήπου τὸν νεανίσκον τὸν μελανότριχα ὂς ἐν ἀποβάθρ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ίστατο ἡμῖν; ἀρ’ οἶσθα αὐτὸν τίς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σ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πάνυ ’Ἀρειος Ποτῆ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Ἄρειος ἤκουσε τῆς μειρακίσκης λεγούσης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ῗΩ μάμμη, ἀρ’ ε”στι μοι εἰσβῆναι εἰς τὴν ἁμαξοστοιχίαν ὀψο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ν,· λίσσομαι σε, ὦ μαννάρ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κιστά γε. καὶ γὰρ σὺ μὲν ἤδη ἑώρακας αὐτόν, ὦ Γίννη· τ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τος δ’ οὐκ ἔστιν ἐκεῖνος ὁ ἅθλιος οἷόν τι ζῷον ἐν κήπῳ ζωολογικ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80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τέρας τοῖς θεωμένοις παρεχόμενον. ἀρ’ ἀληθὲς <text:soft-page-break/>λέγεις, ὧ Φ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δικε,· ἦ ποίῳ τρόπῳ ἐγνώρισας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ρόμην τ’ αὐτὸν καῖ τὴν οὐλὴν εἶδον. ἀληθῶς γὰρ ε”χει τ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αύματος ἴχνος ἐπὶ τοῦ μετώπου ἀστραποειδέ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μοι τῆς ταλαιπωρίας. οὐ γὰρ θαυμάζω εἰ καθ’ ἑαυτὸν ἐγέ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τοπον δ’ ἔμοιγε ἐδόκει τοῦτο. καὶ κόσμιος ἦν μοι καί εὔκολος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όδρα ἐρωτῶν ὅπως ε”ξεστιν εἰς τὴν ἀποβάθραν εἰσι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ῶ δέ τοῦτο, θέλων εἰδέναι εἴπερ μνήμην ε”χει τοῦ δεῖνα, ὅπο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άρχει ἐκείνῳ τὸ σχῆ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μήτηρ πρὸς τοῦτο ἐξ ἀπροσδοκήτου δυσκολώτερον ε”χ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αί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αγορεύω σε μὴ ἐρωτᾶν αὐτόν, ὦ Φερέδικε, οὐ μὴ τολμήσ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ῆσαι τοῦτο. οὐ γὰρ πρέπει τούτου μνείαν ποιεῖσθαι αὐτῷ πρ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πείρῳ γ’ ὅντι τοῦ παιδευτη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γα· ἠρέμησον. οὐδὲν γὰρ μέλλω ἐρ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ίγλαρος δ ’ ἐψόφ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μέν οῦν μήτηρ Σπεύσατε, ἔφη. οἶ δέ παῖδες ἅπαντες - τρ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ἦσαν - εἰς τὴν ἁμαξοστοιχίαν εἰσέβησαν. προῦκυψαν δ’ ἐκ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υρίδος ὅπως ἐκείνη φιλήσῃ αὐτοὺς χαίρειν λέγουσα· ἡ δ’ ἀδελφ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ως ἐδάκρυ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δακρύσῃς, ὦ Γίννη. πέμψομεν γάρ σοι γλαῦκας πολλὰς δ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έμψομεν δέ καὶ θᾶκον ἐξ ἀποπάτου Ὑογοητικ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ὰ Δί’ οὐ πρέπει, ὦ Γεωργ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ρωνεύομαι, ὦ μαῖ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ωρούσης δέ τῆς ἆμαξοστοιχίας ἀπὸ τοῦ σταθμοῦ,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ῖδε τὴν μὲν τῶν παίδων μητέρα χεῖρα ἀνασείουσαν, τὴ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δελφὴν ἅμα μὲν γελῶσαν ἅμα δέ δακρύουσαν. ἡ δέ πρῶτον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ρεχε τῇ ᾶμαξοστοιχίᾳ βραδέως κινουμένῃ συνεπομένη, ἐπεὶ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ᾶττον ἐχώρει, ε”στη καί αὐτὴ τὴν χεῖρα ἀνασεί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ἐθεώρει αὐτὰς μέχρι οὔ, τῆς ἁμαξοστοιχίας καμ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σης, οὐκέτ’ ἦν ἰδεῖν. ἐντεῦθεν δέ μόλις ε”τι διὰ τῆς θυρίδ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ρῶν τὰς οἰκίας ἀεὶ παριούσας, ὡς ἐφαίνετο, διὰ τὸ ταχὺ τὸ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μαξοστοιχίας, ἀνεπτερώθη ὅς γε ὅποι ἔλθῃ οὐκ εἰδὼς ᾕδει γ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βέλτιόν τι ἰὼν ἢ τὸ καταλελειμ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νεανίσκος ὁ νεώτατος ὢν τῶν πυρροτρίχων, τ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ωρίου θύριον ἀνοίξας, εἰσελθὼν Ἄρα κάθηταί τις ἐνθάδε;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ικνύς ἅμα τῷ δακτύλῳ τὴν ἐναντίον ἕδραν. Πληρεῖς γὰρ α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αι πᾶ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νεύσαντος δέ τοῦ Ἁρείου ἐκάθισεν ἑαυτόν. ὑποβλέψα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ν, εὐθὺς διὰ θυρίδος ἐθεώρει προσποιούμενος μὴ βλέψαι, ὥ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ΕΡΙ ΤΗΣ ΑΝΑΒΑΣΕΩΣ ΕΝΝΕΑ ΚΑΙ ΤΑ ΤΡΙΑ ΤΕΤΑΡΤΑ 8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 ἐφαίνετο. ὁ δ’ ’Άρειος ᾔσθετο αὐτοῦ ἔτι ἐν μυκτῆρσι τὸ μέλ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 ἔχο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σύ, ε”φη τις, ὦ Ῥο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γὰρ ἀδελφοὶ ἐπανῆλθ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κουσον δῆτα· ἡμεῖς εἰς μέσον τὸ τρένο ἴμεν. ὁ γὰρ Λεῖ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όρδανος ἔχει μεγάλην ἀράχνην Ταραντί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κός γε, ἦ δ’ ὃς ὁ Ῥο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ῗΩ Ἄρειε, ε”φη ὁ ἕτερος τῶν διδύμων, ἆρ’ εἴπομέν σοι οἵτινέ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μεν; εὐχόμεθα γὰρ εἶναι Εὐισήλιοι τὸ γένος, Φερέδικος ὀνόμα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Γεωργός. καὶ οὗτός ὁ Ῥοών, ἀδελφὸς ὢν ἡμέτερος. εἰ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ς τὸ καλὸν καὶ ὑμεῖς, ἀπεκρίναντο ὁ Ἄρειος καὶ ὁ Ῥοών. οἱ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δελφοὶ τὸ τοῦ χωρίου θύριον συνέκλῃ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προπετῶς ἲΑρα σὺ ῶς ἀληθῶς, ἔφη, εἴ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ῆ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κατανεύσαντος αὐτοῦ Εἶὲν, ἔφη. ἀλλ’ ἐφοβούμην μὴ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ερέδικος ἢ Γεωργός προσπαίζων ὡς ε”θος ἔλεγεν. καὶ ε”στι σοι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ηθῶς ἐδακτυλοδείκτει γὰρ ἅμα τὸ τοῦ Ἁρείου μέτωπ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ελκύσας οὖν τὸν πλόκαμον ὁ ’Ἁρειος ἔδειξεν αὐτῷ τὴν οὐλὴ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ὴν ἀστραποειδῆ. ἐκεῖνος δ’ ἀτενῶς βλέπων Εἶτα ὁ δεῖνα αὐτόθ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αί, ἦ δ’ ὃς ὁ Ἄρειος. ἀλλ’ οὐ μιμνήσκομαι οὐδεν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σπουδαίως Οὐδενός γ’ ἀμέλε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ωτός γε μὲν πολλοῦ χλωραυγοῦς γενομένου, ἄλλου δ’ οὔ.</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ά, ἦ δ’ ὅς. καί ὀλίγον μέν χρόνον ἠτένιζε πρὸς τὸν ’Ά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πειτα δέ ὥσπερ ὑπομνησθεὶς τότε τί δὴ ποιεῖ, εὐθὺς διὰ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υρίδα πάλιν αὐ ἐθεώρει τὰ ἔξ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ὡς τὸν Ῥοῶνα οὐχ ἧττον ἀξιοχρέων ἡγούμενος 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αὐτόν ςΗ μάγοι, ἔφη, πάντες οἱ παρὰ σοὶ ἐν τῷ γέν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ες γε, ὡς ε”μοιγε δοκεῖ, πλὴν ἀλλ’ ἐστιν οἶμαι τῇ μητ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εψιαδοῦς τις λογιστὴς ὤν. λόγον δέ περὶ τούτου οὐ ποιούμε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πο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λλ’ οὖν ἥδη περὶ τῆς μαγικῆς μεμάθηκας, ὡς ἔοι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όμιζε γὰρ δήπου τοὺς Εὐισηλίους τῶν ἀρχαίων γενῶν ἐκεί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ναι τῶν μαγικῶν οἵων ὁ ἐν τῷ Στενωπῴ Διάγοντι νεανίσκο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ωχρὸς μνείαν ἐποιήσ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ἥκουσα σὲ συνοικήσαντα Μυγάλοις, ἦ δ’ ὃς ὁ Ῥοών. ποῖ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Όποιοι,· βδελυρώτατοι ὡς ἐπὶ τὸ πολύ. τοιοῦτοι γοῦν ὁ θεῖ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μοῦ καί ἡ τηθὶς καῖ ὁ ἀνέψιος. εἴθε τρεῖς εἶχον ἀδελφοὺς κᾶγω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γους ὄ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82 ΑΡΕῙ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ντε μέν οὖν. τοῦτ’ εἶπεν ὁ Ῥοών οὐκ οἶδ’ ὅπως σκυθρωπά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Έκτος γὰρ ἐγὼ ἐκ τῶν ἡμετέρων πρὸς Ὑργοήτου εἶμι. ἀλλὰ ν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ία ἀνάγκη ἁμιλλᾶσθαι πρὸς αὐτούς. ὁ γὰρ Γουλιέλμος καὶ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ρολος ἥδη ἀποίχονται ἀπὸ τοῦ παιδευτηρίου ἐφηβεύσ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μὲν γὰρ σχολάρχης ἦν, οὗτος δέ λοχαγέτης τῆς ἰκαροσφαι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κῆς. καὶ νῦν δὴ ὁ Περσεὺς πρύτανίς ἐστιν. ὁ δἀὖ Φερέδικος καῖ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ωργὸς πολλὰ μὲν πράγματα παρέχουσι, βαθμούς δ ’ ὅμως φέ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ι παμπόλλους, καῖ πάντες σοφοὺς αὐτούς νομίζουσι καὶ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ψυχαγωγικούς. καὶ πᾶς τις ἐλπίζει με ταύτὰ εὖ πράξει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τέροις. ἀλλ’ εἴγ’ ἄρα εὖ πράξαιμι, οὐκ ἀξιόλογον οὐδὲ τοῦτ’ ἂν ε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ων φθάσαντων. καῖ οὐκ ἔξεστι δέχεσθαι καινὸν οὐδέν. ὥ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χω τὸν μὲν τρίβωνα τὸν Γουλιέλμου παλαιὸν διαδεξάμενος, τὴ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άβδον τὴν Καρόλου παλαιάν, τὸν δ’ αὐ μῦν τὸν πάλαι τοῦ Περσέ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κ κόλπου ε”λαβε μῦν παχὺν καί σποδοειδῆ. ὁ δ’ ἐκάθευδ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νομά ἐστιν αὐτῷ Σκάβρος - τοῦτο γὰρ ἴσον <text:soft-page-break/>δύναται ῥωμαϊστ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Ψωραλέος. ἄχρηστος δ’ οῦν ἐστὶν ἅτε οὔποθ’ ὡς εἰπεῖν ἐγρ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ορώς. ὁ γὰρ πατὴρ τῷ μὲν καλῴ Περσεῖ γλαῦκ’ ἐπρίατο πρύταν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ενημένῳ, ἐμοὶ δὲ ἔδωκε τὸν Σκάβρον, χρήματα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ότ’ ἂν εἶδες αὐτὸν ἐρυθριῶντά τε τὰ ὦτα - ἐλογίζετο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τι πλείω εἴρηκε τοῦ δέοντος - καί ἅμ’ ἀτενίζοντα πάλιν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υρίδ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 οὐδὲν ἐπετίμα τῷ πατρὶ αὐτοῦ ὅτι γλαῦκ’ οὐχ ἱκαν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ν ὠνεῖσθαι. χρημάτων γὰρ αὐτὸς οὐδέποτε μεταλαβεῖν πρὶν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φάτως κεκτημένα κατέσχεν. εἰπὼν οῦν ὅπως οὐ μόνον ε”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ν τὰ σαθρὰ ἱμάτια ἀεὶ φορεῖν ἅπερ ἂν ὁ Δούδλιος ἀπορρίπτ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καὶ οὐδέποτε δῶρα ἐδέξατο τὰ γενέθλια ἄγων, ἐποιήσατο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α θαρρεῖ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λαβὼν δέ Οὐδὲν ἄρα συνῄδη ἐμαυτῷ μάγῳ ὄντι, οὐδ’ α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μαθον οὐδὲν οὔτε περὶ τῶν γονέων οὔτε περὶ τοῦ Φολιδομορ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χηνότος δ’ ἐκείνου Τί δέ δή,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οῦνομα τὸ τοῦ δεῖνα εἶπας, ἦ δ’ ὃς ὁ Ῥοών· ἐδόκει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πεπλῆχθαι μέν, θαυμάζειν δ’ ὅμως. Καὶ γὰρ ἐνόμισα ἂν σέ γε, ε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 ἄλλο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δ’ εΆρειος Ἀλλ’ οὐκ ἐθέλω, ἔφη, τὴν ἀνδρείαν προσποιεῖ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νομα λέγων. ἁπλῶς δ’ οὐκ ε”μαθον ὅτι οὐ πρέπει. οὔκουν συνί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ὧν λέγω, πολλὰ γὰρ ε”στιν ἃ δεῖ με μαθεῖν. οὐδέν γὰρ ἂν θαυμάζοιμ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 ἀποβήσομαι τέλεον χείριστος ὢν τῶν μετ’ ἐμοῦ μαθητῶν. τού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ἕνεκα διὰ μακροῦ ἤδη πάνυ λυπούμενος νῦν δὴ τὸ πρῶ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μολόγ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ΑΝΑΒΑΣΕΩΣ ΕΝΝΕΑ ΚΑΙ ΤΑ ΤΡῙΑ ΤΕΤΑΡΤΑ 8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Οὐδαμῶς, ἔφη. πολλοὶ γάρ τοι Μυγαλίων ἐκ γεν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όμενοι ὡς τάχιστα μεμαθήκασιν ἃ δ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 ᾧ διελέγοντο ἡ ἁμαξοστοιχία ἀπεκόμιζεν αὐτοὺς ἐκτὸ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νδίνου. ἐτάχυνε γὰρ ἥδη παρὰ λειμῶνας ἐν οἷς ἔβοσκον βό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 πολλοὶ καί πρόβατα. καί οἱ παῖδες διὰ μακροῦ σιωπῇ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υρίδος ἔβλεπον πρὸς τούς τε λειμῶνας καῖ τὰς ὁδοὺς κατὰ τάχ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φερόμε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 δέ μεσημβρίας ψόφον ἥκουσαν μέγαν· γυνὴ γάρ τις - γελά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τα δέ παρεῖχε πολλὰ διὰ τὸ ἄγαν διακεῖσθαι πρὸς τὸ μειδιᾶν -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ιον ἀνοίξασα ἲΩ φίλτατοι, ἔφη, ἆρα χρῄζετε ἐδωδίμου τινὸς ἀπ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ἀμαξ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μὲν Ἄρειος ὡς οὐκ ἀριστήσας ἀνεπήδησεν εὐθύς, ὁ δ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Ῥοὼν μάλ’ αὖθις ἠρυθριακὼς ἐτονθόρυζέ τι λέγων ὅτι αὐταρκ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ι ψωμοὺς ἔχων. ἐκεῖνος δ’ εἰς διαδρομὴν ἐξῆλ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τρίβων μὲν γὰρ παρὰ τοῖς Δουρσλείοις οὐδέποτε χρήμ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χεν εἰς νώγαλα ἀναλώσων. νυνὶ δέ πολὺ ἔχων ἐν κόλπῳ ἀργύρ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 καί χρυσίον, ἱκανὸς ἦν πρίασθαι τόσα πλακία σοκολάτης ὅ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ύνατο φέρειν. μάλιστ’ ἐγλίχετο τῶν πλακίων τῶν ἀπὸ τοῦ ’Άρε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ωνομασμένων, ὧν οἱ νῦν Μάρς καλοῦ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αῦτα μέν ἐκείνη οὐκ εἶχεν, ὅμως δέ προῦτεινε τάδε·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 Βερτίου Βότου κυάμους παντογευστοὺς καὶ τὸ Δρούβλου κόμμ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πρὸς πομφόλυγας ἄριστον καῖ τοὺς βατράχους σοκολατίνους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ς μάζας κολοκυνθίνας καῖ τοὺς πλακοῦντας λεβητοειδεῖς καῖ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άβδους γλυκορριζίνους καί δὴ καὶ πολλὰ καὶ ἄλλα καινὰ ὄντα ο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πω ἀνὰ τὸν βίον ἑωράκει. φοβούμενος δ’ ἀπολείπεσθαί τι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ρίατο ἐξ ἁπάντων, ἀποδοὺς τῇ γυναικὶ ἕνδεκα ζάγκλας ἀργυρ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ἑπτὰ κονίδας χαλκ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ὼν ὁξὺ δεδορκὼς πρὸς αὐτὸν πάντα κομίσαντα εἰ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ωρίον καὶ ἐπὶ δίφρου σωρεύσαντα Ἠ πεινᾲς;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Κοιλογάστωρ μὲν οῦν εἰμί, ἔφη δήξας μέγα τι ἀπὸ μάζ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λοκυνθίνης. ὁ μέντοι Ῥοών σακίδιον λαβὼν <text:soft-page-break/>ἀνέπτυξεν. ἐνῆσα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τταρες ψωμοί, οἷον οἱ νῦν σαντούϊτς καλοῦσιν. ἕνα δ’ ἐξετά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ὕτη ἐπιλανθάνεται ἀεί μου οὐ ῥᾳδίως φέροντος τὰ κρέα βόε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ριχευτ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ρα θέλεις μεταλαβεῖν τοῦδε ἀντ’ ἐκείνου, ἦ δ’ ὃς ὁ θἈ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ᾶζαν ἀποδείξας. λαβὲ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οῦτό γε οὐχ ἡδέως ἔχει, σαπρὸν γενόμενον. ἡμεῖ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ντε ὄντες ἀπασχολοῦμεν αὐτήν. τοῦτο δ’ εἶπεν ὡς πρόφα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διδοὺς τῇ μητρ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Φέρε δή, ἔφη, μᾶζαν λαβέ. πρότερον γὰρ οὐκ εἶχ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84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οἷον μεταδιδοίη, οὐδ’ αὖ οὐδένα ὅτῳ καὶ διδοίη. ἠγάπ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ν ἐκεῖ καθήμενός τε μετὰ τοῦ Ῥοῶνος καὶ ἐσθίων μετ’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ς τε μάζας ἁπάσας καὶ τοὺς πλακοῦντας ἅπαντας. τοὺ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ψωμοὺς χαίρειν εἴα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ἶπέ μοι, τάδε τί ἐστίν; ἔφη, ἀποδεικνὺς τοὺς βατράχ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ὺς σοκολατίνους. οὐ γὰρ δήπου ὡς άληθῶς εἶσὶ βάτραχοι,· ἐνεννό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ὅτι οὐδὲν ἀδύνατον ἄρ’ ἔσ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αμῶς, ε”φη ὁ Ῥοών. ἀλλὰ τὸ δελτίον εὑρέ μοι ποῖόν ἐστιν. ἐγ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τὸν Ἀγρίππαν οὐκ ἔχ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φῄ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όδε γὰρ ἀγνοεῖς δήπου· τοῖς σοκολατίνοις βατράχοις ἔνεσ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λτία τινὰ ἃ οἶ παῖδες ξυλλέγειν σπουδάζουσι, φαρμακέων τ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ρμακίδων εὐδοκίμων εἰκόνας παρέχοντα. και πεντακόσια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χων οὔ κέκτημαι οὔτε τὸν Ἀγρίππαν οὔτε τὸν Πτολεμαῖ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ἀναπτύξας τὸν σοκολάτινον βάτραχον τὸ δελτ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λαβεν. ηὑρέθη δὲ τοῦτο δεικνύν τὸ πρόσωπον ἀνδρός τινος. οὗ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δίοπτρα ἐφόρει μηνοειδῆ, τὰς δέ ῥῖνας μεγάλας καὶ καμπύλ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χε, καὶ πολιὸν καὶ ταναὸν τόν τε πλόκαμον καί τὸν πώγωνα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μύστακα, καί ὑπὸ τῇ γραφῇ ἦν τόδε τοῦνομά ’Άλβ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όδω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οῦτός ἐστιν ἄρ’ ὁ Διμπλόδωρος, ἧδ’ ὃς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ῗΑρ’ οὐκ οἶσθα τὸν πάνυ Διμπλόδωρον; ἦ ε”στι μοι βάτρα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εῖν, τάχα τὸν Ἀγρίππαν εὑρήσω. χάριν οἶ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Αρειος ἀναστρέψας τὸ ἑαυτοῦ δελτίον ἀνεγίγνωσκε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βος Διμπλόδωρος, Ἀρχηγὸς ὢν τὸ νῦν ἐν Ὑογοή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οὶ ἡγοῦνται τὸν Διμπλόδωρον μέγιστον εἶναι τῶν ἐ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ῶν φαρμακέων, εὐδοκιμοῦντα δι’ ἄλλα τε καί ὅτι ἐνίκησέ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μάγον Γ ρινδελούαλδον τὸν καταχθόνιον τῷ ε”τει χιλιοστ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νακοσιοστῴ τετταρακοστῷ πέμπτῳ, καὶ ὅτι ἐξηῦρε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ώδεκα χρείας τὰς τοῦ δρακοντείου αἵματος, καὶ ὅτι δὴ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τῆς χρυσοποιίας πόλλ’ ἔπραξε μετὰ τοῦ συνέργ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ικολάου Φλαμήλου. ὁ σοφιστὴς Διμπλόδωρος ἥδεται τῇ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υσικῇ τῇ δωματίου καί τῇ σφαιροβολ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ιροβολίαν γὰρ καλοῦσιν οἱ νῦν ἦ βοούλιγκ παιδιάν τινα ᾗ</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ἀγωνιζόμενοι ἐπιχειροῦσι δέκα καταρρῖψαι κορύνας φιαλοειδ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ίρᾳ χρώμενοι μεγάλῃ καὶ βαρε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στρέψας δ’ αὖθις τὸ δελτίον, ἐθαύμασε τῆς ὅψεως τῆ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οδώρου κομιδῇ ἠφανισμέ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ΑΝΑΒΑΣΕΩΣ ΕΝΝΕΑ ΚΑΙ ΤΑ ΤΡῙΑ ΤΕΤΑΡΤΑ 8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χεται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Οὔκουν, ἔφη, ἐδόξαζες αὐτὸν περιμενεῖν δι’ ὅλην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έραν,· ἀλλ’ ἐπάνεισιν. οἴμοι· τὴν γὰρ Μοργάναν αὖθις αὖ ἔχ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τημένος ἤδη αὐτὴν ὡς ἑξάκις. ἦ σοὶ παραδῶ; ἔστι γάρ σοι τού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ένδε ξυλλέγειν αὐτ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αρέβλεπε θατέρῳ ὀφθαλμῷ πρὸς τὸν σωρὸν βατράχ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κολατίνων οὔπω άνεπτυγμέ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ρειος Λαβέ, ἔφη, ὅ τι ἂν βούλῃ. ἀλλὰ παρὰ τοῖς γ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υγάλοις, οἶ ἐν φωτογραφίαις ἀκινητί μένουσιν ἀε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έ; ἦ καὶ λέγεις ὅτι οὔ κινοῦνται οὐδέν; βαβαὶ τῆς κ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ότη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τενίζοντος τοῦ Ἁρείου, ὁ Διμπλόδωρος εἷς τὸν εἰκό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ελθὼν ἠρέμ’ ἐμείδησε. ἀλλ’ ὁ μέν Ῥοὼν μᾶλλον ἐσπούδαζ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γεῖν τοὺς βατράχους ἢ ἐξετάσαι τὰ δελτία τὰ φαρμακέων τ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ρμακίδων εἰκόνας ἔχοντα. ὁ δ’ Ἄρειος ἀτενέσι τοῖς ὀφθαλμ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αὐτὰ ὀξυ ἐδεδόρκει. καὶ δι’ ὀλίγου ἐκέκτητο οὐ μόνον τόν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όδωρον καί τὴν Μοργάναν, ἀλλὰ καὶ τὸν “Έγγιστο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λέτην, καὶ τὸν Ἀλβερικὸν Γρυννιῶνα, καὶ τὴν Κίρκην καὶ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άκελσον καὶ δὴ καὶ τὸν Μερλῖνα. τέλος δέ μόλις π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λήσας τῆς δρυΐδος Κλιόδνης ψ εἶδε γὰρ αὐτὴν τὰς ῥῖνας δακτύλ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νωμένην - ἀνέῳξε σακίον τῶν Βερτίου Βότου κυάμω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ντογευσ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ῖ σε πάνυ εὐλαβεῖσθαι τούτους κατατρώγοντα, ἔφη ὁ Ῥοών.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γὰρ λόγῳ μόνον παντογευστοί εἶσιν, ἀλλὰ κὰι ε”ργῳ εὑρήσ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μιδῇ παντογευστοὺς ὑπάρχειν. καὶ γὰρ οὐ μόνον σὺ γεύσῃ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θος τῶν μετρίων καθάπερ τῆς σοκολάτης ἢ τῆς μίνθης ἢ τῆ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αλάθης, ἀλλὰ καὶ τυχὸν ἢ τῆς ἀτραφάξυος ἢ τοῦ ἥπατος ἢ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οσθιδίων. καὶ ὁ Γεωργὸς πείθεται δὴ ὡς ἐγεύσατό ποτε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ύξ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ύαμον δέ χλωρὸν λαβὼν καὶ ἀκριβῶς ἀποβλέψας πρὸς αὐ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δηξέ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ἷβοῖ, ἔφη γευσάμενος. ἦ λαχανάκια Βρυξέλ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ρώγοντες ἠγάπων τοὺς παντογευστοὺς κυάμους. καί ὁ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ἐγεύσατο φρυγανίων τε καί κοκοφοίνικος καὶ φασιό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μινίτων καὶ φραούλων καὶ καρύκης Ἰνδικῆς καὶ δὴ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πέρεως. τοῦτο γὰρ ἐν κυάμῳ φαιῲ ἦν οἷον ὅ γε Ῥοών οὔκ ε”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κὼν ε”δ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ἤδη ἡ χώρα τοῖς διὰ θυρίδος βλέπουσιν ἀγριωτέρα ἐφαί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ιμῶνας μὲν γὰρ κοσμίους οὐκέτι ἦν ἰδεῖν, ὕλας δέ μᾶλλο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αμοὺς σκολιοὺς καὶ λόφους χλοερ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86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ούσαντος δέ τινος ἐπὶ τὸ τοῦ χωρίου θύριον, εἰσῆλθεν ὁ νε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ίσκος ὁ τὴν ὄψιν ε”χων σφαιροειδῆ ἐκεῖνος ὃν ὁ ’Άρειος ἐπὶ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βάθρας εἶδεν τῆς ἐννέα καὶ τὰ τρία τέταρ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ὗτος ὅσον οὐ δακρυρροῶν, ῶς ἐδόκει, Ξύγγνωθί μο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ρ’ εἴδετέ που φρύνην τιν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νανεύσαντων δ’ αὐτῶν, δακρύων Ἀπώλεσ’ αὐτόν, ἔφη’ ἀεὶ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διδράσκει ἀπ’ ἐμ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ἀνακύψει πάλιν, ἧ δ’ ὃς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ἀπορῶν ἔτι Πάνυ γε, ἔφη. ἀλλ’ ἐὰν ἴδητε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ελθόντος δ’ αὐτοῦ ὁ Ῥοών Οὐκ ἐπίσταμαι, ἔφη, διὰ τί τ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ύτης δεῖ πραγματείας. εἰ γὰρ ἔγωγε φρύνην ἤνεγκον, ἀπώλεσ’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ὴν ὡς ἐδυνάμην τάχιστα. οὐ μὴν οὐδὲ πρέπει μοι μωμᾶσθαι 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 τὸν Σκαβρόν ἐνήνοχ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μῦς ε”τι ἐκάθευδεν ἐν τοῖς τοῦ Ῥοῶνος γόνασι κεί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 δ’ ε”τυχε τεθνηκὼς οὐδὲν διέφερεν άν. τοῦτο δ’ ε”λεγεν ἀηδ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Ἐπεχείρησα μὲν γὰρ χθές μεταβαλεῖν αὐτὸν εἴ πως πυρ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όμενος χαριέστερος τάχ’ ἂν δοκοίη. ἡ δ’ ἐπῳδὴ εἷς τοσοῦτο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ῆν ἰσχυρά. διδάξω γάρ· ἰδο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εὐθὺς ζητήσας τι ἐν τῇ κιβωτῷ, ἀπέδειξε ῥάβδον ἀρχαίαν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σαθράν. ἐφαίνετο δ’ εἰκῇ περικεκομμένην καὶ λευκόν τι ἐ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μῆς ε”στιλβ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θρὶξ ἡ τοῦ μονοκέρεως ἵππου μονονουχὶ προκύπτει.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διάφερ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ὴν ῥάβδον σχεδόν τι χερσὶ λαβὼν κατώρθου, καὶ π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έῳξε τις τὸ τοῦ χωρίου θύριο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γὰρ νεανίσκος ὁ ἅφρυνος ἐπανῆλθεν αὖθις παρθένον τότ’ ἄγ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 αὐτοῦ. ἡ δέ τὸν τρίβωνα ἐφόρει ἤδη τὸν ρΥογοητικὸν νέον ὄ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ωνὴν δ’ ἀκούσας αὐτῆς, ἐνομίσας ἂν δέσποινάν τινα πρὸς ὑπη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ους λέγειν. κόμην δ’ εἶχε πλουσίαν ξανθήν τ’ οὖσαν, καὶ ὀδό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άλους καὶ προῦχοντάς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1-1 που φρύνην, ἔφη, ἑώρακέ τις; Νεφελώδης γὰρ ἀπώλεσε τὴν ἑαυ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μὲν Ῥοών Εἴπομεν δ’ ἤδη, ἔφη, ὅτι οὐχ ἑωράκαμεν. ἡ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θένος οὐκ ἤκουε, πρὸς τὴν ῥάβδον ἀτενῶς βλέπουσα ἢν χερσ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χεν ὁ Ῥο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ρα μαγγανεύεις τι,· ἐπιτρεπτέον οὖν ἡμῖν θεωρ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ἡ μὲν ἐκάθισεν, ὁ δέ Ῥοὼν ἅμ’ ἀπορεῖν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ῶς δ’ οὕκ,’ ε”φη γρύζω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χρυσέ’ ἄνθη καί σύ, φέγγος ἡλ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ύτυρον ὦ πῖον σύ. μῦν κιρρὸν θέ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χιστον ὄντα κάφρονέστατον πολ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ΑΝΑΒΑΣΕΩΣ ΕΝΝΕΑ ΚΑΙ ΤΑ ΤΡῘΑ ΤΕΤΑΡΤΑ 8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ἐτίναξε μὲν ἅμα τὴν ῥάβδον. ὁ δέ Σκαβρός οὐδέν με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ηθεὶς ἐκάθευδε τέως, φαιὸν ε”τι σῴζων τὸ χρῶ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παρθένος Ἆρ’ ὡς ἀληθῶς, ἔφη, ἐπῳδὴ τοῦτο; οὐδεμία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κεῖν ἐμοὶ τῶν χρησίμων. ἐγὼ γὰρ γυμναζομένη ὀλίγα ἐπῇδον, κα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ὰ πάντα κατὰ γνώμην ἀπέβη, ἀλλ’ οὐδεὶς παρ ’ ἡμῖν μαγικός ἐ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πάνυ ἐξ ἀπροσδοκήτου τὴν ἐπιστολὴν ἔλαβον ἐμήν.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κότως μάλ’ ἥσθην ὄντος τοῦ παιδευτηρίου τούτου βελτίστου ἐ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πάντων - οἶδα γὰρ ἐξ ἀκοῆς. καὶ πάνυ ἀκριβῶς ἐκμεμάθηκα ἤ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βιβλία τὰ ῥητὰ ὡς εἰκός ἐξαρκείτω δὴ ταῦτα. τοῦνομα γάρ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 Γέρανος· σὺ δέ τίς ε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άντ’ ἐν ἀκαρεῖ ἐλάλησε ταῦτα ταχύγλωττος οὖ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Ἅρειος πρὸς τὸν Ῥοῶνα βλέψας μάλ’ ἥδετο αἰσθ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 ὡσαύτως καταπεπληγμένου ὅς γε οὐκ ἐκμεμάθηκεν αὐτὸς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ητὰ βιβλ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ών Ἐγώ εἰμι Ῥοών Εὖισήλιος, ἔφη, τονθορύζω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ἔφη, Ποτῆ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θῙ-Ῑ ὀρθῶς λέγεις,· ἔφη. πάντα γὰρ μεμάθηκα ὡς είκ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τὸ σόν. ε”νια γὰρ κέκτημαι βιβλία πρὸς τοῖς ῥητοῖς, καὶ σ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ρυλούμενος ἀναγέγραψαι ε”ν τε τῇ ξυγγραφῇ μαγικῇ τῇ καθ’ ἡμ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ν τῇ ἀνατολῇ καὶ φθίσει τῶν σκοτεινῶν δογμάτων κάν τῷ βιβλ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περὶ τῶν μαγικῶν γεγενημένων τῶν τοῦ ἡμετέρου αι’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ά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Ἅρειος καταπεπληγμένος ’Άληθες; ἔφ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κείνη δέ Οὔκουν ᾔδησθα,· ἔφη. εἴπερ γὰρ ἦν τοῦτο πρὸς τὸ ἐ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έ, ἐξηρεύνησ’ ἂν τὰ πάντα. ἆρ’ ἑκάτερος ὑμῶν οἶδεν εἷς πο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ἰκίαν συντελεῖ,· πολλὰ δ’ ἐρομένη, βούλομαι τελεῖν εἷς τοὺς Γρυφ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ώρους, πολλῲ ἀριστεύοντας, ὡς φαίνεται. ὁ γὰρ πάνυ Διμπλό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ωρος μετ’ αὐτῶν ἐτέλει. καὶ δὴ τῶν Ῥαφηγχλώρων γέγονα· τοῦ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ι ἀρκοίη ἂν δήπου. ζητητέον δ’ οὖν τὴν τοῦ Νεφελώδους φρύ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δεῖ ὑμᾶς ἐσθῆτ’ ἐξαλλάξαι, ἐπεῖ δι’ ὀλίγου ἀφιξόμεθα ἐκεῖ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ε’ὀι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πῆλθεν ἄγουσα τὸ μειράκιον τὸ ἀφρυ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Ὁποίαν ἂν, ἔφη, εἰς οἰκίαν τύχω τελῶν,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στω ἐκείνη. καὶ τὴν ῥάβδον πάλιν εἰς τὴν κιβωτὸν βαλ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μαθὴς ἡ ἐπῳδή, ἔφη· ὁ γὰρ Γεωργός δῆλον ὅτι ἔδωκέ μοι εἰδὼ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χρηστον οὖ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Εἷς ποίαν οἰκίαν οἱ ἀδελφ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 φίνδω οί εἶσιν. ἐδόκει δ’ ἀθυ εῖν ἅλ’ αὖθις. Ἠσαν δέ καῖ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ρυ ρ μ μ 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ήτηρ καὶ ὁ πατήρ. ἀλλὰ μὰ Δί’ οὐκ οἶδα τί δὴ ἐροῦσιν, ἐὰν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ένωμαι Γ ρυφινδωρεύς. οἴομαι δ’ οὖν τῶν Ῥαφηγχλώρων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88 ΑΡΕῙΟΣ Πο ΤΗ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ρκέσειν ἄν μοί που, οὐδαμῶς δ’ ἀνεκτὸν ἂν εἴη, εἰ εἰς τοὺς Σλ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ηρίνους τελέσαιμ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κουν ἐν τούτοις ἦν ὁ Φολ-, ῆ μᾶλλον ὁ δεῖνα, ὡς ὤφελον εἰπ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τοῦθ’ ὁμολογήσας πάλιν ἐκάθισεν εἰκῇ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δραν, μάλιστ’ ε”τι ἀθυμῶν ὡς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Ἀμέλει τὰ άκρα τριχίνια τὰ τῶν τοῦ Σκαβρ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ηΐδων ὀλίγῳ λευκότερα γενέσθαι ἔμοιγε δοκεῖ. παρεμυθεῖ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τὸν Ῥοῶνα θέλων αὐτὸν ἧττον τὸν νοῦν ταῖς οἰκίαις προσέχ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ἶπέ μοι, τί ποιοῦσιν ἀδελφοὶ ἐκεῖνοι οἵγε ἀποίχονται ἀ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ιδευτηρίου; ἐσκοπεῖτο γὰρ πρὸς ἑαυτὸν οὐκ εἰδὼς ὁποίαν τέχ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σκοῦσιν οἱ μάγοι διαπεπαιδευμέ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ἀποδημοῦσιν ἀμφότεροι· ὁ μὲν γὰρ Κάρολος ἐν Ῥουμαν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ιλοσοφεῖ, περὶ τοὺς δράκοντας ὢν· ὁ δέ Γουλιέλμος ἐν τοῖς Αἰθίοψ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μελεῖταί τι ὑπὲρ τοῦ Γριγγώτου. οὔκουν ἤκουσας περὶ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άγματα τὰ ἐν Γριγγώτου γενόμενα,· ἐστι γὰρ πολλὰ ἀναγν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ταῦτα ἐν τῷ Καθημερίνῳ Μάντει· ἀλλ’ οὐκ ἂν εἶδες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ύτην τὴν ἐφημερίδα παρὰ Μυγάλοις διατρίβων. ἐπειράθη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λῃστεῦσαι κατώρυχα ἄβατόν περ οὖσαν καί δυσπρόσο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Ἃρειος κηχηνώς ’Άληθες,· τί γέγονε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ὐδέν. διὰ τοῦτο γὰρ μέγα καί περιβόητον τὸ ἔργον. ού γὰρ ἑάλ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ἐργασάμενος. ὁ δέ πατὴρ λέγει ὅτι μάγος ἂν εἴη δυνατὸ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χθόνιος δὴ ὁ εἰσελθὼν εἰς Γριγγώτου, καίτοι, τὸ ἀτοπώτα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ἄρ’ ἐκκλέψας. καὶ εἷ’ ποτε γίγνεται τοιοῦτόν τι, π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κότως φοβοῦνται μή πως ὁ δεῖνα αἴτιος ᾗ.</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έ ταῦτ’ ἐνθυμούμενος τὸ πρῶτον συνῄδει ἑαυτῷ ὀρρ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ῦντί που ὅποτε τις μνείαν περὶ τὸν δεῖνα ποιοίη. τοῦτο δ’ ἐνόμιζ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έσθαι αὐτῷ ἅτε πλέον μετέχοντι ἤδη τῆς μαγικῆς, πλὴν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διον ἦν λέγειν ἁπλῶς τὸ Φολιδομορτ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ὁ Ῥοών Τίνι λόχῳ, ἔφη, συνεῖ σύ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καροσφαιρικ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ρῶν δέ τι ὁ ’Ἀρειος οὐκ ε”φη εἰδέναι λόχον οὐδ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έ δή,· ὁ γὰρ Ῥοὼν πάνυ πεπλῆχθαι δοκῶν Ἀλλὰ πάντων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τῶν ἐν τῇ οἰκουμένῃ ἀγώνων βέλτιστος. καὶ εὐθὺς ἤρξ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εξιὼν τὰ τῆς ἰκαροσφαιρικῆς· περὶ τάς τε σφαίρας τέττα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σας, καί τούς παίζοντας ἑπτὰ καὶ τὰς θέσεις αὐτῶν. διεξῆλθε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ίους τῶν πάλαι ἀγώνων πρὸς οὓς ἐφοίτησε μετὰ τῶν ἀδελφ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ὸ σάρον ὃ βούλοιτ’ ἂν ἀγοράσαι εἴ ποτ’ ἀργυρίου ἔχ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ε”τι καθ’ ἕκαστα ἠκριβολογεῖτο καὶ ἀνέῳξέ τις τὸ θύριον μάλ’</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αὖθις. τότε δέ οὐκ ἂν εἶδες οὔτε τὸν Νεφελώδη τὸν ἅφρυνον οὔ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Ἑρμιό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ΑΝΑΒΑΣΕΩΣ ΕΝΝΕΑ ΚΑΙ ΤΑ ΤΡῘΑ ΤΕΤΑΡΤΑ 8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ιῶν γὰρ νεανίσκων εἰσελθόντων, ὁ ’Άρειος εὐθὺς ἐγνώρισε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αξὺ τῶν ἑτέρων ὅντα ἐκεῖνον τὸν ὕπωχρον τὸν ἀπὸ τοῦ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λκίονος τριβωνοπωλείου. ὁ δέ νῦν ε”βλεπε πρὸς τὸν ’Ἀ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ῷ σπουδαιότερον ἢ τότε ἐν τῷ Στενωπῴ Διάγο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ληθες,· ἔφη. πάντες γὰρ οἱ κατὰ τὴν ἁμαξοστοιχίαν λέγου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τι ὁ ’Ἁρειος Ποτῆρ πάρεστιν ἐν τούτῳ τῷ χωρίῳ. εἶτα σὺ ἐκεῖ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μολόγησεν οὖν, δεδορκὼς τέως πρὸς τούς ἑτέρους νεανίσκ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παγεῖς ὄντας καὶ δριμὺ βλέποντας. οἱ δ’ ὥσπερ διττοὶ δορύφορ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ίσταντο ἑκατέρωθε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 ὕπωχρος - συνῄδει γὰρ τῲ Ἁρείῳ ἀτενίζοντι εἰς αὐτούς -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ἕτερος, ἔφη, Κάρκινος ὀνομάζεται, ὁ δ’ ἕτερος Κέρκωψ·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νομά ἐστί μοι Δράκων Μάλθα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θέλων τάχα ἀνακαγχάσαι ε”βηξέ τι. καὶ ὁ Δράκων ὀξ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έψας πρὸς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ρα τοῦνομά μου, ἔφη, κινεῖ σε γελᾶν, ἀλλ’ οὐ δεῖ ἐρωτᾶν τίς 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ύ. ὁ γὰρ πατὴρ εἶπέ μοι ὅτι ἅπαντες οἱ Εὐισήλιοι πυρρότριχές τ’</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ἶσι καὶ φακῶδεις καὶ δὴ καῖ γεννῶσιν ἀεὶ πλείω τέκνα ἢ ἱκαν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σιν ἐκτρέφειν χρημάτων οῦκ ε”χοντες ἅδ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ρὸς τὸν Ἄρειον ἀναστρεψάμενος Μετ’ οὐ πολύ, ἔφη, σύ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ήσῃ ὅτι ε”νια τῶν μαγικῶν γενῶν πολλῷ ἀμείνω ἐστὶ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ων, ὦ Ποτέρ. οὔκουν λυσιτελεῖ σοι ἐπιμίσγεσθαι εἷς φιλία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κοῖς. ἀλλ’ ἐγὼ οἶός τ’ εἶμι ὑπουργεῖν σ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ἐξέτεινε τὴν χεῖρα ὡς ἀντιδεξιωσόμενος τὸν”Αρειον· ὁ δ’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λαβεν, εἶπε δέ πάνυ ἀτάρακτος δοκ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λλιστ’ ἐπαινῶ. ἐπίσταμαι γὰρ αὐτὸς διακρίνειν τοὺς κακ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ράκων ἠρυθρίασε μὲν οὔκ, ὤχραν δ’ ἂν εἶδες τὴν παρηΐ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 ὑπέρυθρόν τι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ν ἐμοί, ἔφη, ὦ Ποτέρ, σι) χρῆσθαι θέλῃς συμβούλῳ, πρὸ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μφέρον ε”σται εὐλαβεῖσθαι ἐν τοῖς μάλιστα, ἂν δὲ μὴ κ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ώτερον σεαυτὸν παρέχῃς, κινδυνεύσεις ταῦτὰ παθεῖ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ονεῦσιν, οὔ συνειδόσι τὸ συμφέρον σφισὶ τί δή ἐστιν. εἰ δ’ αὖ ὁμι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σεις τοῖς τ’ Εὐισηλίοις καὶ τῷ Ἁγριώδει καὶ τοῖς τοιούτ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αρωτάτοις, καὶ σὺ τάχιστα μιανθήσ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αῦτ’ ἀκούσαντες ἀνέστησαν καὶ ό Ἄρειος καὶ ὁ Ῥο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δὲ τὴν ὄψιν παρεῖχεν οὐχ ἧττον ἐρυθρὰν τῶν τριχῶ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ί φῄ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Δράκων κερτομῶν Μῶν ἐν νῷ ε”χετε μάχεσθαι ἡ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μέντοι Εἴ γε μή, ἔφη, νῦν δὴ ἔξιτε, ἐοικὼς μὲν ἀνδρε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ί, ε”ργῳ δέ πάνυ δεδιώς, ἰδὼν τόν τε Κάρκινον καὶ τὸν Κέρκοπ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σῳ μείζους ἦσαν αὐτοῦ καὶ τοῦ Ῥο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90 ΑΡΕῙ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κ ἀρεσκόντως ἔχει ἡμῖν ἐξιέναι. ἆρ’ οὐκ ὀρθῶς λέγω, ὧ</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ταῖροι; ἡμεῖς μέν γὰρ τὰ ἡμέτερα πάντ’ ἐφάγομεν, ὑμῖν δ’ ἔ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ὶν οὐκ ὀλίγ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Κέρκωψ ταῖς χερσὶν ἥδη τῶν βατράχων ὠρέγετο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κολατίνων τῶν παρὰ τὸν Ῥοῶνα. τὸν δ’ ἀναπηδῶντ’ ἔφθασε λιγ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ῶν καίπερ οὔπω πλαγε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αβρὸν γὰρ εἶδες ἂν τὸν μῦν δήξαντα τὸν κόνδυλον αὐτῷ,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δακτύλου συνεχῶς ἐκκεκραμένον τοῖς ὀδοῦσι μικροῖς μὲν οὖ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ξέσι δ’ ὡς σφόδρα. καὶ ἐκείνου τὸν μῦν ἅνω καὶ κάτω στροβοῦ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εγάλῃ τῇ φωνῇ βοῶντος, ἀνεχώρουν ὁ Κάρκινος καὶ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άκων. καὶ ἐπειδὴ τέλος ὁ Σκαβρὸς ἔκρουσε τὴν θυρίδα ἀποπ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μενος, οἱ τρεῖς ἅπαντες ἐνθένδε φροῦδοι ἦσαν. οὔ γὰρ σαφὲ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τερον τάχ’ ἐνόμισαν πλείους ἐν τοῖς νωγάλοις μύας ἐνεδρεύειν, ἥ</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ινος ἥκουσαν προσβαίνοντος. εἰσῆλθε δ’ οὖν ἡ Ἑρμιόνη μετ’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ῶν Χαρίτων, ἔφη, τί χρῆμα γέγονε,· κατεῖδε γὰρ καὶ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ώγαλα τὰ κατ’ ἔδαφος διεσκαδασμένα καί τὸν Ῥοῶνα· ὁ δ’ ἀ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ὼν τὸν Σκαβρὸν τοῦ κέρκου εἶχ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τῷ Ἁρείῳ Λιποψυχεῖ, ἔφη, οἶμαι. ἀκριβέστερο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σκεψάμενος Μὰ Δί’ οὕχ’ ὕπνῳ γὰρ πάλιν νενίκηται δήπου.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θ’ ὡς ἀληθῶς ἔπα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τα σύ τῴ Δ ράκοντι ἔμπροσθεν συνέτυχ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εξῆλθεν οῦν ’Άρειος τὰ τοῦ Στενωποῦ Διάγο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Ἐγὼ γὰρ ξύνοιδα περὶ τοῦ γένους αὐτοῦ ἀκούσας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δὴ ὁ δεῖνα ἠφάνιστο, οὗτοι ἐν πρώτοις ἦσαν τῶν ὀπίσ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ωρούντων πρὸς τὸ ἡμέτερον, φάσκοντες κηληθῆναι δή. ὁ δὲ πατ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υ ἅτε οὐ πεποιθὼς αὐτοῖς λέγει ὅτι ὁ τοῦ Δράκοντος πατὴ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φάσεως οὐκ ἐδεῖτο μεθιστάμενος εἷς τοὺς καταχθονίους. ἔπε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στρεψάμενος πρὸς τὴν Ἑρμιόνην Ἠ που πάρεστιν ἡμῖν,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φελεῖν 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Προσήκει μὲν οὖν ὑμῖν τοὺς τρίβωνας κατὰ σπουδ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δῦναι. ἐπειδὴ γὰρ ἄρτι κατάσκοπος ἐγὼ εἷς τὸ προσθέν τῆς ἁμαξο-</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τοιχίας ἐλθοῦσα ἠρόμην τὸν ἐπιστάτην. χοῦτος εἶπεν ὅτι 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λίγου ἀφιξόμεθα. εἶὲν. ἇρα μὴ ἐμάχεσθε,· πράγματα γὰρ ἔχοιτ’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ὰ πρὶν ἀφικ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μὲν οῦν Σκαβρός ἐμάχετο, ἡμεῖς δ’ οὔ. ταῦτ’ εἶπεν ὁ Ῥοὼν 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 ἤχθετό τι αὐτῇ. Ἠ ἔργον ἐστὶ σοί, ἔφη, ε”ρρειν; ἡμᾶς γὰρ χρ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αλλάξαι τὴν ἐσθ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ἔστιν’ ἀλλὰ διὰ τοῦτο μόνον εἰσῆλθον δίοτι οἶ ἔξω νεαν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ύονται, ὧδε καὶ ἐκεῖσε τρέχοντες ἐν ταῖς διαδρομαῖς ὡσεὶ δίαυ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ΑΝΑΒΑΣΕΩΣ ΕΝΝΕΑ ΚΑΙ ΤΑ ΤΡΙΑ ΤΕΤΑΡΤΑ 9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μιλλώμενοι πρὸς ἀλλήλους, ἦ που ξύνοισθά μέλαν τι ἐπὶ ῥιν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χ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μὲν ὀξὺ ἐδεδόρκει πρὸς αὐτὴν ἀπιοῦσαν, ὁ δ’ ’Ἁρειος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υρίδος ἐθεώρει τὰ ε”ξωθεν σκότια ἤδη γιγνόμενα· τῆς γὰρ νυκτ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ούσης τὸ φοινικόβαπτον τῶν ὀρῶν καὶ τῶν ὑλῶν ἦν θαυμάζ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τεῦθεν ἡ ἁμαξοστοιχία ἐδόκει τῷ ὄντι βραδύτερον κινεῖ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οὖν παῖδες τὰς ἐφεστρίδας ἐκδυσάμενοι περιεβάλοντο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ίβωνας. ὁ δέ τοῦ Ῥοῶνος οὕτω βραχὺς ἦν ὥστε τὰ ὑποδή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υμνοῦσθαι τὰ Νικαῖ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ετ’ ὀλίγον ἥκουσαν τοιόνδε τι βρέμον κατὰ τὸ τρένο’</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κούετε λεῴ. αὐτίκα εἷς Ὑογοήτου ἀφιξόμεθα. λιπεῖν τὰ σκεύη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ένο’ ἄλλως γὰρ κομισθήσεται ταῦτα εἷς παιδευτήρ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α δ’ ἔκπληξιν παρεῖχε τῷ θ’ Ἁρείῳ καί τῷ Ῥοῶνι ὑπώχρ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ομένῳ καίπερ εἰς τοσοῦτο φακώδει πεφυκότι. τοὺς δ’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όλπους πληρώσαντες τοῖς τῶν νωγάλων λειψάνοις, ὡμίλουν με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πολλῶν ἤδη ἐν τῇ διαδρομῇ ἀθροιζομέ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δ’ ἁμαξοστοιχίαν εἶδες ἂν τότε μὲν ἔτι κινουμένην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ραδέως, τότε δὲ κομιδῇ στάσιμον γενομένην. πάντες δ’ ὠστιζό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ι ἀλλήλοις καῖ εἰς θύριον κατ’ ὀλίγον ἐπελθόντες εἷς ἀποβάθ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ταῖοι ἀπέβησαν μικράν. ὁ δ’ Ἄρειος πρῶτον μὲν πάνυ ἐρρίγ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ὸ τῆς νυκτὸς ψυχρόν, ε”πειτα δέ λαμπάδ’ ι’δὼν ὑπὲρ τῶν ἐκβα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ντων ἀνεχομένην, φωνὴν ἔγνω ἀκούσας οἰκείου τινὸς λέγοντος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πρωτόπειροι, δεῦρ’ ἔλθετε, ὦ πάντες πρωτόπειροι· ἦ καλ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χεις σύ, ὦ Ἄ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ὑπὲρ τῶν μυρίων κεφαλῶν κατεῖδε τὴν τοῦ Ἁγριώδους ὄψ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δη γελῶ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Ἄγε δή, ἔφη. ἕπεσθέ μοι. ἆρα πάντες πάρεισιν οἶ πρωτόπ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ροι,· βαδίζετε δῆτα μετ’ εὐλαβείας. ὧ πρωτόπειροι, ἕπεσθέ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ὗτοι πολλοῖς ξῦν πταίσμασι καὶ σφάλμασιν <text:soft-page-break/>εἷ’ποντ’ ἐκεί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 ἀτραπόν τινα ἄγοντι στενήν τε καὶ ἀπόκρημνον, ὡς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ῖς σκοταίοις προσιοῦσιν. ὁ δ’ Ἄρειος διὰ τὸ κνέφας μόλ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κασε δένδρα πόλλ’ εἶναι ἑκατέρωθεν. καὶ τῶν πολλῶν ἥ τι ἢ οὐδ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γόντων, τοῦ Νεφελώδους τοῦ φρύνην ἀπολέσαντος ἤκουσας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μως ἐνίοτε κνυζομέ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έ ὁ Ἁγριώδης τὸν τράχηλον περιστρέψας Ἐν ἀκαρ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τὸ πρῶτον ὄψεσθε τὸν Ὑογοήτου, ε’πὴν τάχιστα τυχῶ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μψαντες τὴν ἄκραν τήν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άντες μεγάλῃ τῇ φωνῇ φθεγξάμενοι σφόδρ’ ἐθαυμάζ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γὰρ ἀτραπὸς οὐκέτι στενὴ ἤγαγεν αὐτοὺς πρὸς χεῖλος λίμ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ὸς μεγάλης καὶ πάνυ μελαίνης. καὶ ὑπὲρ αὐτῆς ἦν μετέω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9 2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δεῖν ἐν ἄκρῳ τῷ ὄρει φρούριον μέγα, πύργους ἔχον πολλοὺ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υσπροσόδους, τοῦ ὑαλινοῦ τῶν θυρίδων στίλβοντος διὰ τὸ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υκτὸς ἀστερωπὸν σέλ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Ἁγριώδης Εἴσβητε, ἔφη, κατὰ τέτταρας εἰς λέμβον ἔκα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ν. πολλοὺς δ’ ἐπέδειξε λέμβους παρ’ αἰγιάλου ὁρμοῦντας. καὶ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αὐτὸν ὁ Νεφελώδης καὶ ἡ Ἑρμιόνη εἵποντο τῷ τε Ἁρείῳ καὶ τ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Ῥοῶν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Ἁγριώδης - λέμβον γὰρ καθ’ ἑαυτὸν εἶχεν - Ἐπὶ νέ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παντες,- ἔφη. εἶα. ΠΡΟΣ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ὅλον τὸ ναυτικὸν ἀθρόον ἀναγόμενον ἔπλει διὰ τῆς λίμ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ιοκύμονος οὔσης καί ὑαλοειδοῦς. καὶ πάντες σιωπῶντες ἅν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εδόρκεσαν ἀτενές πρὸς τὸ φρούριον, πάνυ ὑπερτέλλον αὐτῶν πλ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ντων ἐγγυτέρω τῆς πέτρας ἐφ’ ᾗ ἔκει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τω τὰς κεφαλάς, ἔφη βοῶν ὁ Ἀγριώδης, οἱ γὰρ ἔμπροσθ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μβοι ἀφικνοῦντο πρὸς τὴν πέτραν. κύψαντας οὖν ἔφερον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ητὰς διὰ κιττὸν πολὺν παραπεπετασμένον πως πρὸ στόμ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άλου, ὃ καὶ διὰ τοῦ κρημνώδους ἦγεν. ἔπλεον οῦν δι’ ἄντ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ονόμου φερόμενοι, ὡς ἐδόκει, ὑπένερθεν αὐτοῦ τοῦ φρουρίου, πρ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ικέσθαι πρὸς λίμενά τινα ὑπόγειον. ἐνταῦθα δὴ ἐξέβησαν ἅπ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ς λίθ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ῨΩ οὗτος, ἦ δ’ ὃς ὁ Ἁγριώδης. ἦ αὕτη ἡ φρύνη σου; ἐν ᾧ γὰρ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ηταὶ ἐξέβαινον, ἐξέταζε τοὺς λέμβ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φραινόμενος δέ ὁ Νεφελώδης τΩ φίλτατε, ἔφη, ὦ Τρίφορ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τείνων ἅμα τὰς χεῖ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τεῦθεν ἀνέβαινον διὰ κατώρυχα πετρηρεφῆ ἑπόμενοι τ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Ἁγριώδει λαμπάδα ἔχοντι. καί οὐ διὰ μακροῦ ἀνέκυψαν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ιμῶνα λεῖον καί νοτερὸν ἄγχιστον ἥδη γενόμενοι τοῦ φρου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ναβάντες ἀνὰ τὸν ἀναβαθμόν λίθινον ἀθρόοι ἵσταντο πρ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ας μεγάλης καὶ δρυΐ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ςῘ-Ῑ πάντες πάρεισιν,· ὦ οὗτος, ἀρ’ ἔχεις ἔτι τὴν φρύ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ταῦτ’ εἰπὼν, ὁ Ἁγριώδης τρὶς ἐπάταξε τὴν τοῦ φρου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θὺς δ’ ἇνέῳξέ τις τὴν θύραν. καί φαρμακὶς παρῆν μεγάλη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ὕψος, μελανόθριξ δ’ οὖσα καὶ καλάϊνον φοροῦσα τρίβωνα. τὴ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ψιν παρεῖχεν εἷς τοσοῦτο δυσκινήτου ἀνθρώπου ἐοικυῖαν ὥστε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ηκουστεῖν ἄν μηδένα ἐκείνης μηδέποτε, ὡς τῷ γ’ Ἁρείῳ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ὺ οἱ πρωτόπειροι, ὦ σοφιστὰ Μαγονωγαλέα, ἦ δ’ ὃ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ῶς, ἔφη, ὦ Ἁγρίωδες. ἐγὼ δ’ ἐνθένδε ἡγήσομαι αὐ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ὶ πλέον δ’ ἀνοιχθεισῶν τῶν θυρῶν, αὐλὴν τ’ ἦν ἰδεῖν τοσαύ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ὅλην χωρεῖν τὴν τῶν Δουρσλείων οἰκίαν, καὶ τοίχους λιθί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άμπασι πεφωτισμένους καθάπερ τοὺς ἐν Γριγγώτου. οὐδ’ ᾔσθ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ἂν τοῦ ὀρόφου ὑψηλοτέρου ὄντος ἢ ὥστ’ ὄμμασι τυχεῖν. κλῐμαξ 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ἦν καλὴ καὶ μαρμαρίνη πρόσθεν αὐτῶν ἐπὶ τὰ ἀνώγεα φέρ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ες οὖν εἵποντο τῇ Μαγονωγαλέᾳ λιθόστρωτον ἔδαφος 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ίνοντες. καί ὁ μὲν ’Άρειος μυρίων ἤκουσε λαλού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ὸ θύρας ἐν δεξιᾷ - οἱ γὰρ ἕτεροι μαθηταὶ ἤδη παρῆσαν, ὡς ἐφα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ο - ἐκείνη δέ ἡγήσατο τοῖς πρωτοπείροις εἷς δωμάτιον κεν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αὐλῇ προσκείμενον. καὶ ἐκεῖσε συνῆλθον, πυκνότερον συμβεβυ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οι ἢ τὸ ξύνηθες καὶ φοβερῶς πανταχόσε παπταίν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Χαίρετε, ἔφη, ὦ εἷς Ὓογοήτου ἀφικόμενοι. καί πρ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στιᾶσθαι ἐν τῇ αὐλῇ καθημένους - δι’ οὐ πολλοῦ γὰρ ἄρξεται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οίνη ἣν κατὰ νόμον ἄγομεν τῇ πρώτῃ τῆς περιόδου - νεμητ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ότερον οἰκίας ὑμῖν. ἡ γάρ τοι νέμησίς ε’στι μέγα τι ὑμῖν, διότι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σῳ ἐνθάδε πάρεστε ἡ οἷκία ἀντὶ ἀναγκαίων τε καὶ οἰκείων ἔσ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μῖν. καὶ γὰρ χρὴ ἕκαστον ὑμῶν φοιτᾶν τε μετὰ τῶν συνοίκων παρ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ὺς διδασκάλους, καί καθεύδειν ἐν τῷ τῆς οἰκίας κοιμητηρίῳ,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χολὴν ἄγειν ὁμοῦ ἐν τῷ κοινείῳ τῷ τῆς οἰκ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ἱ δ’ οἰκίαι τέτταρες οὖσαι ὀνομάζονται ὧδέ Γρυφίνδωρ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φέλπυφοι, Ῥαφήγχλωροι, Σλυθήρινοι. καὶ ἑκάστη ἡ οἰκία μεγάλ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ὴ τὸ πάλαι ἀπέδειξεν ε”ργα καὶ ἀρίστους πεπαίδευκε φαρμακέα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ρμακί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94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ἕως πάρεστε ἐν Ὑογοήτου, ἐὰν μέν τι εὖ ποιῆτε, βαθμ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σεσθε ὑπὲρ τῆς οἰκίας, ἐὰν δέ τούς νόμους ὑπερβαίνητέ τι, βαθμ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σαύτως στερηθήσεσθε. τελευτήσαντος δὲ τοῦ ἐνιαυτοῦ τοῦ παι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υτικοῦ, δίδομεν ἄγαλμα τότε τῇ οἰκίᾳ τῇ πλείστους ἐνηνεγμέν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θμοὺς τὴν Φιάλην Οἷκείαν· τοῦτο γὰρ ε”στι τούπιτίμιον μέγισ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ἀρετῆς. ἐλπίζω οὖν ὑμᾶς καθ’ ἕκαστον δόξαν τε καὶ τιμ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σεσθαι ὑπὲρ τῶν οἰκιῶν, εἷς ἥντιν’ ἂν τύχητε νενεμημέ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δ’ οὖν νέμησιν δι’ ὀλίγου ἐργασόμεθα ἐναντίον τῶν ἄλ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ητῶν ἁπάντων. προσήκει δ’ ὑμῖν μεταξὺ περιμενοὺσι βέλτ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ολίζεσθαι ἐφ’ ὅσον ἐνδέχ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βλεπε γὰρ τόν τε Νεφελώδη τρίβωνα φοροῦντα περὶ τὸ οῦ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ζευγμένον, καὶ τὸν Ῥοῶνα τὸ μέλαν ἐκεῖνο ἐπὶ τῶν μυκτήρων ε”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χοντα. καί ὁ ’Ἁρειος δεδιώς τι ἤθελε χερσὶ κτενίσαι τὴν κόμ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Μαγονωγαλέα Ἐπάνειμι, ἔφη, ὅταν καιρὸς δοκῇ εἰσάγ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μᾶς. ἀλλ’ αι’τῶ ὑμᾶς σιωπῇ περιμένειν ἡσυχάζο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ξελθούσης αὐτῆς ὁ Ἄρειος μάλ’ ἐκεχήνε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ἐρωτῶν τὸν Ῥοῶνα Τίνι τρόπῳ, ἔφη, νέμουσιν ἄρ’ ἡμῖν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ἰκ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ε Βάσανον, ἔφη, διδόασί τινα εἷς ἔλεγχον, οἶμαι, πάνυ ὀδυνηρὰ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σαν, ὡς ὄ γε Φερέδικος εἶπεν, οὐ μὴν ἀλλὰ φιλοπαίσμων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έ πόλλ’ ἠθύμει. τὸ γὰρ ἐναντίον τῶν μαθητῶν ἁπά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σανίζεσθαι τὸν θυμὸν οὐκ ἔτερπεν· οῦ γὰρ ἐπίστασθαι οὐδέν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ικῆς τέχνης. τί δὴ δεήσει ποιεῖν; οὐ γὰρ προσδοκᾶν τοιοῦτό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τι ἀφικόμενος. περιβλέψας δέ πόλλ’ ἅμα μεριμνῶν ᾔσθετο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ων τῶν ἄλλων πεφροντικὸς βλεπόντων. καί ἥ τι ἢ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ελέγοντο μετ ’ ἀλλήλων πλὴν ἀλλ ’ἡ Ἑρμιόνη ταχύγλωττος ε”τ ’ οὖ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λλ’ ἐλάλει περὶ τῶν ἐπῳδῶν ἃς ἤδη ἐξέμαθε καὶ ἐσκόπει ὁπο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α δεήσεται. ὥστε σφόδρ’ ἐσπούδαζεν οὐκέτι ἀκροᾶσθαι αὐ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ῄδει γὰρ ἑαυτῷ οὐπώποτε οὕτω φοβουμένῳ, οὐδὲ τότε ὅ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έησε λόγον οἴκαδε κομίσαι ἀπὸ τοῦ διδασκαλείου πρὸς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υρσλείους ἀγγελοῦντα ὡς μετέβαλέ που τὴν τῆς διδασκαλίδ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ενάκην εἷς κυανῆ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τένιζεν οὖν πρὸς τὴν θύραν, ἡγούμενος τὴν Μαγονωγαλέ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μικρὸν ἐπανιέναι ποιησομένην κρίσιν αὐτῷ. ε”πειτα δ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γένετό τι οὕτω ἄτοπον ὥστ’ οὐ μόνον σφόδρ’ ἐπτοημέ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επήδησεν αὐτὸς ἀλλὰ καὶ πολλοὶ τῶν ὀπίσω διωλύγιον ἐκώκυ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βηθέ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έ δή,· ἔφη κεχηνώ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χήνεσαν καί οἱ πλησίον. εἴδωλα γὰρ ὡς εἴκοσι διὰ τὸν ὄπισθ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χον οὐκ οἷδ’ ὅπως διαβάντα ἐνεφανίζετο. λευκὰ δ’ ὄντα καὶ 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ΠΙΛ οΣ ΝΕΜΗΤΗΣ 9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νῆ τι εἷρπε κατὰ τὸ δωμάτιον διαλεγόμενα μετ’ ἀλλήλω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ὺς πρωτοπείρους οὐ παραβλέποντα. ἠμφεσβήτει γάρ, ὡς δοκ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αχὸς δ’ αὐτίκα τις μικρὸς μέν ῶν τὸ ὕψος, παχὺς δ’ ὅμ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αίνετο λέγων, Ξυγγνώμονες γενοίμεθα καί ἀμνήμονες. ἀλλ’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μοιγε δοκεῖού προσήκει ἡμῖν μνησικακεῖν. ὑποτείνωμεν οὖν μ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ὖθις ἐλπίδα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ἲΩ δαιμόνιε μοναχῶν, ἀρα μὴ ὑπετείναμεν πολλάκις ἤδη ἐλπί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ῴ Ποιφύκτῃ περιττὰ δράσαντες, δι’ ἐκεῖνον γὰρ πολλὰ προπηλα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ζόμεθα, καίπερ οὐκ ὄντα εἴδωλον ἀληθῶς. (Ηράκλεις τί χρῆ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μεῖς πάρεστε π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δ’ εἶπεν εἴδωλόν τι τραχηλιστῆρα καί κνημίδας νηματικ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ροῦν’ τοὺς γὰρ πρωτοπείρους ε”τυχεν ἄρτι κατιδ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 οὐδεὶς ἀπεκρίν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μοναχός μειδιῶν αὐτοῖς Νεαροί, ἔφη, μαθηταί. ἦ που καιρ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μήσεως περιμένε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νευσάντων δ’ ού πολλῶν σιωπῇ, Ἐλπίζω ὄψεσθαι ὑμ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ἐν τοῖς Ὑφελπύφοις. (Υφέλπυφος γὰρ ἦν αὐτὸς τὸ πάλ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σιτε δή. ἡ γὰρ Νέμησις δι’ οὐ πολλοῦ ἄρξεται, ὀξείᾳ τῇ φων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θέγξατό τις. τῆς δέ Μαγονωγαλέας ἐπανελθούσης, τὰ εἴδω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ἰωρούμενα καθ’ ἕκαστον ἠφάνιζεν διὰ τὸν ἐναντίον τοῖ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Ἐν τάξει, ἔφη, ἕπεσθέ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έ φροντίζων μὴ τὰ σκέλη μολύβδινά που γεγένηται,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ξει ε”στη κατόπιν μειρακίου τινὸς ξανθότριχος καὶ πρόσθε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ος. καὶ ἐβάδιζον ὁμοῦ ἐκ τοῦ δωματίου καί πάλιν διὰ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λῆς εἰς τὸ Μέγα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 ἐν γνώμῃ ὠνειροπόλησεν ’Άρειός ποτε οἰκοδόμημα ε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παράδοξον καὶ μεγαλοπρεπές. ἔφλεγον δ ’ αὐτὸ λυχνοί μυρί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έωροι ὑπὲρ τεττάρων τραπεζῶν αἰωρούμενοι μακρῶν, παρ’ α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ἕτεροι μαθηταὶ ἐκάθηντο. καί ἐπὶ τῶν τραπεζῶν τούτων ε”κει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κάναι καὶ φιάλαι χρυσαῖ. ἅνω δ ’ ἐκάθηντο παρ’ ἄλλῃ τινὶ τραπέζ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κρᾷ οἱ παιδευταί. καὶ ἐκεῖσε ἡ Μαγονωγαλέα ἤγαγε τοὺς πρω-</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οπείρους, ὥστε κατὰ στοῖχον ἵσταντο, τῶν μὲν ἑτέρων μαθη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αντίον ὄντων, τῶν δέ παιδευτῶν κατὰ νώτου. μυρίοι δ’ ἦσαν ο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τενές πρὸς πρωτοπείρομς ἔβλεπον· καὶ πᾶς τις ταῖς λαμπά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φωτισμένος ἀμαυραῖς, ἐδόκει φλέγεσθαί που. καί ἦν οὗ τὰ εἴδω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ἂν εἶδες διεσπαρμένα ἐν τοῖς μαθηταῖς στίλβοντα δι’ ὀμίχλην τιν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υρᾶν. ὁ δ’ ’Ἁρειος, ὡς ἀποκνῶν τοὺς ἀτενίζοντας ὀφθαλμ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νω βλέψας ὀροφὴν ἑώρα μελαντάτην καὶ ὑπὸ τῶν ἀστέρων ἐκ 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ήματος περιλαμπομένην καί ἐκ διαλείμματος ἀνθοῦσαν τῷ πυρ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ἡ Ἑρμιόνη πρὸς τὸ οὖς εἶπεν ὅτι Διὰ μαγίας πεποίκιλται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96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ροφος ὅπως ὁμοῖος δοκῇ τῷ ἔξω οὐρανῷ. ἀνέγνων γὰρ τοῦτο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ἐν Ὑογοήτου γεγενημέν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λεπὸν δ’ ἦν συνιέναι ὄροφον ὡς ἀληθῶς παρόντα τὸ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αρον πάνυ ὑπαίθριον ἐφαίνετο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Ἃρειος ταχέως κάτω πάλιν ἔβλεψεν. ἡ γὰρ Μαγονωγαλέ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ωπῇ σκολύθριον τετράπουν ε”θηκεν ἐναντίον τῶν πρωτοπεί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π’ αὐτοῦ ε”θηκε μαγικὸν πῖλον κωνοειδῆ. τὸν δέ ἠκέσα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πολλάκις κατατετριμμένον καὶ αὐχμηρὸν δοκοῦντα. ἡ γ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τουνία οῦκ ἐδέξατο ἂν εἰς τὴν οἰκία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λογίζετο δ’ ὡς τάχ’ ἂν δέοι αὐτοὺς κύνικλόν που ἐκ τοῦ πίλ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δείξαι, πόλλ’ εἰκῇ ἀναπλάττων τοιαῦτα ἐν τῇ γνώμῃ· αἴσ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ς δέ πάντων τῶν ἐν τῷ μεγάρῳ νῦν δὴ ἀτενιζόντων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ῖλον, καὶ αὐτος ἠτένιζε. καί διὰ μικροῦ πάντες ηῦφήμουν. καὶ ἔπε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πῖλος ἐσπάσατό τι. λακὶς δέ πρὸς τῷ γύρῳ καθάπερ στό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ελύετο καί ὁ πῖλος ἤρξατ’ ᾄδων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 μὴ δοκῶ τοῖς σοῖσιν ὄμμασιν καλ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ήπω δίκαζέ μ’ εἰς ὄψιν βλέπων μό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δομαι δ’ ἐμαυτὸν ἢν τυχεῖν πίλου σθένῃ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φίας λαχόντος μεῖζον ἐν βροτοῖς μέ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ἀξιῶ ’γὼ τὰς κυνᾶς μελαντέ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καυσίας οὐπώποθ’ ὑφηλὰς φιλ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ὼ γάρ εἰμι Π ῖλος Ὑογοητικ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έμω δέ πάντας δεινότατος γεγὼς νέμ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ῖλος Νεμητὴς πάντα δέρκεται τὰ σ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ἃ ξυγκέκρυπται πολλὰ ταῖς φρεσὶν πάλ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μπισχε δῆτα, καί φράσω τάχιστά σ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ίαν παρ’ ἡμῖν οἰκίαν λαχεῖν σε δ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χ’ ἂν γένοιο σύ Γρυφινδωρεὺς ἐμ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τῆς ἐκείνοις ἐστὶ κάνδρείας πολ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ινοὶ θρασεῖν τι κούδὲν ἐκφοβούμε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λίονες προῦχουσι θατέρων πολ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φελπύφων δ’ ἄρ’ οἰκέτης γεγὼς τάχ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ὺ μεταλάβοις ἂν τοῦ καλοῦ καὶ τῆς δίκ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ις γὰρ ἁπλῶς ἐστὶ καρτερεῖν νόμ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ιστοὶ γὰρ εἰσι κοῦ πόνοις πεπληγμένο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ἥ πως γενήσῃ τῶν Ῥαφηγχλώρων σοφ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 νοῦν ἔχεις τιν’ εἴτε φρόνιμος εἶ τάχ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μουσικοὶ δὴ χοῖσι φιλοσοφεῖν καλ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ἴσως ἐκεῖθι σεμνὸν οἶκον ἕξε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ΠΙΛΟΣ ΝΕΜΗΤΗΣ 9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ξεστι δ’ αὖθις κάν Σλυθηρίνοις καλ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ίλους ἀνευρεῖν τοὺς ἐτητύμους σέ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ῶν σοφιστὴς πημάτων ἐγίγ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ας δ’ ἅπασιν ἦν Σλυθήρινος δόλ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δυε δῆτα μηδὲν ἐκφοβούμενος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κ εἶμι δεινὸς ἣ ταραξικάρδ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χυρος γὰρ εῖ σὺ χερσί τ’ ἀσφαλὴς ἐμα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ω δέ τοῦτο καίπερ οὐκ ἔχων χέ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ῖλος γάρ εἶμι φροντίδων πολλῶν πλέ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ελευτήσαντος τοῦ πίλου, ἅπαντες οἱ ἐν τῴ μεγάρῳ ἐκρότ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ν. ὁ δέ νεύσας πρὸς ἕκαστην τῶν τεττάρων τραπεζῶν π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συχίαν ἦγ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ὼν πρὸς τὸ οὖς λέγων τῷ Ἁρείῳ Εἶτα οὐ δεῖ πλέον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ῆσαι ἦ ἀμπίσχεσθαι τὸν πῖλον. τὸν οὖν Φερέδικον ἀποκτενῶ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ὴν φλυαρίαν φλυαροῦντα ὅς γε μ’ ε”φασκε δεῖν προσπαλαί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βάλῳ δῆ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ἠρέμ’ ἐγέλασεν. ἄμεινον γοῦν τὸ πῖλον ἀμπίσχεσθαι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ἐπᾴδειν, ἐθελῆσαι δ ’ ἂν ἀμπίσχεσθαι οὐδενὸς θεωροῦντος. τοῦ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ίλου τοσαῦτα ἐξαιτήσαντος, νῦν δὴ αὐτὸς οὐκ εἶναι οὔτ’ ἀνδρεῖ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ὔτε φρόνιμος οὔτ’ αὖ ἑτεροῖος. εἴπερ δ’ ὁ πῖλος τοῖς ναυτιῶσι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κίας μνείαν ἐποιήσατο, ταύτην γε βελτίστην οἶ γενέσθαι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ὲ ἡ Μαγονωγαλέα προῦβη βύβλον τινὰ μακρὰν ἔχ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δάν, ἔφη, καλῶ τὸ σὸν ὄνομα, τὸν πῖλον ἀμπισχ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ἢ ἀμπισχομένην δεήσει σε καθίζειν ἐπὶ σκίμποδα ὡς νεμηθησ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ἢ νεμηθησομένην. ὦ ’Άβως Ἅν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θένος δέ τις ὑπέρυθρον ε”χουσα ὄψιν καὶ πλοκάμους ξανθ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 τῆς τάξεως πταίσασά τι προῆλθε, καὶ ἀμπισχομένη τὸν πῖλον, ὃ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ὺς ὀφθαλμοὺς ἐκάλυπτε περιρρέων, ἐκάθισε. καὶ ἐν ἀκαρ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πῖλος βοῶν Ὑφελπύφη,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ῶν πρὸς τῇ ἐν δεξιᾷ τραπέζῃ καθημένων θορυβούντω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οτούντων, ἡ”Αννα ἐκάθισε παρὰ τοὺς (Υφελπύφους, ὁ δ’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ῖδε τὸ εἴδωλον τὸ τοῦ παχέως μοναχοῦ ἥδεως χεῖρα ἀνασεῖ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ῗΩ Βοῦς Σούσαν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ήσαντος δ’ αὖθις τοῦ πίλου Ὑφελπύφη, ἡ Σούσαννα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χιστα ἀπῆλθε καθίσουσα παρὰ τὴν “Ανν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Ω Βοώτης Θήρ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αφήγχλω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ότε οἶ τῇ ἐξ ἀριστερᾶς δευτέρᾳ τραπέζῃ καθήμενο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98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ρότησαν ε”νιοι Ῥαφήγχλωροι στάντες ἀντεδεξιώσαντο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ήριον παρ’ αὐτοὺς καθίζ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μὲν Βροχολούστης Μανδύα ἦλθε παρὰ τοῦς Ῥαφηγχ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ώρους, ἡ δέ Βραῦνα Λαφενδρία πρώτη ἐγένετο Γ ρυφινδώρη καιν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οἱ ἐξ ἀριστερᾶς ἔσχατοι καθήμενοι πάνυ ἐθορύβησαν’ καὶ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εἶδε τοῦς Ῥοῶνος ἀδελφούς πόλλ’ ἐπαινοῦ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εῦθεν ἡ Βωλοστρώδη Μειλιχία ἐγένετο Σλυθηρίνη.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οὐκ ᾔδει ει’ τῇ γνώμῃ ἀναπλάττει τοῦτο ὡς πόλλ’ ἠ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ς περὶ τῶν Σλυθηρίνων, ἐνόμιζε δ’ ὅμως αὐτοὺς ἐπιφθ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ωτέρους δοκ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νῦν ὡς ἀληθῶς ἐναυτία, μεμνημένος ὅπως ε”σχατον ᾑροῦ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ν οἱ τὰς ἀγέλας αἱρούμενοι ὁπόταν ἀγών τις ᾗ τοῖς παρὰ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ιδοτρίβην φοιτῶσιν. ἔσχατον δ’ εἵλοντο αὐτὸν οὐχ ὡς ἄχρησ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τα, ἀλλὰ δίοτι οὐδεὶς ἤθελε δοκεῖν τῷ γε Δουδλίῳ ἑταῖρος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υχοφλέξιος Ἰούστι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φέλπυφ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ἄλλοτε μὲν τῷ Ἁρείῳ ἐδόκει ὁ πῖλος εὐθὺς ἀναβοᾶν, ἄλλοτε δ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νώμην οὐκ ἐποιεῖτο εἷ μὴ διὰ χρόνον βουλευσάμενος. αὐτίκα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Φινιγάνην Σάμιον, ὅστις ἐν τῇ τάξει παρ’ αὐτῷ ἵστατο ξανθόθρι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ὢν, ἐν σκίμποδι διὰ μακροῦ καθίσαντα Γρυφίνδωρον ε”φη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έρανος Ἑρμι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μονονουχὶ δραμοῦσα πρὸς τὸν σκίμποδα, τὸν πῖλον ἐβίβα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ὶ τὴν κεφα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μὲν πῖλος βοῶν Γρυφινδώρη, ἔφη· ὁ δέ Ῥοῶν ἀνῴμωξέ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εῦθεν δέ ὁ ’Άρειος εἰς ἀθυμίαν κατέστη - φιλεῖ γὰρ πᾶς 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θυμεῖν πάνυ δεδιώς. καί δὴ οὐχ ᾕρηται,· καὶ δὴ αὑτοῦ ἐκάθι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κρὸν χρόνον τοῦς ὀφθαλμοὺς κεκαλυμμένος μέχρι ἡ Μαγονωγαλέ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λκύσασα τὸν πῖλον ἀπὸ τῆς κεφαλῆς εἶπεν ὅτι διημάρτηκέ τι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έλευσεν αὐτὸν εἷς τὴν ἁμαξοστοιχίαν πάλιν ἐμβῆ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Νεφελώδης ἐκεῖνος Μακρόπυγος, ὅστις τὴν φρύνην πο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άκις ἀπώλεσε, κατέπεσεν ε’πί τὸν σκίμποδα ι’ών. τοῦ δέ πίλ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κρὸν χρόνον βουλευσαμένου καὶ τὸ τελος Γ ρυφίνδωρος βοή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ς, ἀπέδραμεν ε”τι φορῶν αὐτόν· ὥστε πάντων γελώντων ἠνα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σθη πάλιν δραμεῖν καὶ δοῦναι τῇ Μεγαδούγλῃ Μώραγ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ράκων τοῦνομα ἀκούσας ἑαυτοῦ παρῆλθε σεμνυνόμενος δ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ὐθὺς ἐγένετο οὗ μάλιστ’ ἐγλίχετο· ὁ γὰρ πῖλος σχέδον ἁπτ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κεφαλῆς αὐτοῦ μεγάλῃ τῇ φωνῇ Σλυθήρινος ἐβό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ῆλθε καθίσων μετὰ τῶν ἑταίρων τοῦ Καρκίνου καὶ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έρκοπος, ἀγαπῶν δὴ τῷ γεγενη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ΠΙΛ οΣ ΝΕΜΗΤΗΣ 9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 ἐλλείποντο νῦν πολλ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ῦνος Νότος Παρακίττος κᾶπειτα δίδυμαι παρθέ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τίλη καὶ Πατίλη κᾶπειτα Πῆξις Σαλιάνη καὶ δὴ καὶ τέλος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ῆ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ιόντος δέ τοῦ Ἁρείου, ψόφον ἂν ἤκουσας τῶν πανταχόθεν ἀν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μέγαρον ψιθυριζόντων καθάπερ ῥόθον πολλῶν ἀπὸ πυ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κ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9Η καὶ τὸ Ποτῆρ ἐφθέγξ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ςΗ ὁ πάνυ ’Ἀρειος Ποτῆ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το μὲν ἑώρα πάντας τοῦς ἐν τῷ μεγάρῳ κάρα προβά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ντας ὡς σκεψομένους εἷς αὐτόν, τοῦτο δ’ ε”βλεπε πρὸς τὰ ἐντ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πίλου πάνυ ζοφερά. κᾶπειτα παρέμεν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κουσε δέ τινος ἠρέμα πρὸς οῦς λέγοντος. Εἶὲν, ἔφη, ἀμηχάν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 ε”χει ὡς σφόδρα, ἀνδρεία μὲν γάρ ἐστι πολλή, εῦ οἶδ’ ὅτι· φ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σεως δ’ οὐδὲν δεῖται. καί εὐφυὴς εἶ νὴ Δία καὶ πάνυ σπουδάζει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αρέχειν σαυτὸν καλὸν κάγαθόν, εἰρήσεται γάρ. ποῖ δῆτα νεμῶ 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τεχόμενος δέ τοῦ σκίμποδος ἐνενόει ἀεὶ Μὴ Σλυθήρι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οίμην, μὴ Σλυθήρι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μικρὰ φωνή Σλυθήρινος ἄρα, ἔφη, οὐκ ἐθέλεις γίγν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τα πέπεισαι,· ἦ μὴν ἔξεστί σοι εὐδοκιμεῖν. τὰ πάντα γὰρ ἐν ν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δη φυλάττεις καί οἱ Σλυθήρινοι συγγενήσονταί σοι δήπου στοχ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ζομένῳ τῶν μεγίστων ἔργων. ἦ οὐχί, ἀλλ’ εἶ πέπεισαι δή, ἄμει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ν γένοιο Γρυφίνδω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ἤκουσε τοῦ πίλου τοῦτο βοῶντος πρὸς τὴν πα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υρίδα πληθύουσαν. ἐκδυσάμενος δέ τὸν πῖλον, ἐβάδιζεν ὀκνηρ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ὴν τῶν Γρυφινδώρων τράπεζαν, καί οὕτως ἥδετο ὡς ᾑρημέ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α Γ ρυφίνδωρος καὶ τοῖς Σλυθηρίνοις οῦ νενεμημένος ὥστε μόλ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ῄδει ἀκούων τὸν θόρυβον μείζω καθεστηκότα ἢ πρότερον. καί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Περσεὺς ὁ πρύτανις ἀναστὰς ἀντεδεξιώσατο αὐτὸν πολλ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ουδῇ, τῶν δ’ Εὖισήλιων διδύμων βοώντων Ποτῆρα ἔχο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εῖς Π οτῆρα ἔχομεν. Ἄρειος δέ ἐκάθισεν ἐναντίον τοῦ εἰδώλου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αχηλιστῆρα φοροῦντος ὃ πρότερον εἶδεν. ψηλαφήσαντο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 τὸν βραχίονα αὐτῷ, πάνυ ψυχρὸς ἐγένετο ὥσπερ τὸ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βραχίονα βάψας εἷς ὕδωρ κρυσταλλῶ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δ’ ἅνω τράπεζαν ἤδη σαφέστερον καθεώρα. ὁ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ἅγχιστος καθήμενος καὶ τὸ βλέμμα λαβὼν ἐκε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χειρονόμησεν, ὡς ἀγαπῶν τὰ γεγενημένα. ὁ δ’ ’Άρειος ἐν μέρ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λασε. καί μὴν ἐν μέσοις τοῖς παρὰ τῇ ἄνω τραπέζῃ καθημέν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ίφρῳ μεγάλῳ καὶ χρυσῷ ἦν”Αλβος Διμπλόδωρος. (Άρειος εὖθῦ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νώρισεν αὐτὸν ὡς τὸν εἰκόνα ι’δὼν ἐν τῷ δελτίῳ ὅπερ ἀ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00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κολατίνου βατράχου ἐν τρένο ἐκτήσατο. ἀλλ’ ἡ τοῦ Διμπ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ώρου κόμη ἀργυρᾶ οὖσα λαμπρότατα ἐν τῷ μεγάρῳ ἔστιλβ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ὰ τὰ εἴδωλα. ὁ δ”Ἀρειος κατεῖδε καὶ τὸν σοφιστὴν Κίουρο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βερὸν ἐκεῖνον νεανίαν τὸν ἀπὸ τοῦ Λέβητος Διαβρόχου. ὁ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δοξώτατος τὸ σχῆμα ἐδόκει εἶναι ἅτε φορῶν μίτραν μεγάλ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ορφυρ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ὴν τρεῖς ἐλείφθησαν μαθηταὶ οὔπω νενεμημένοι. καὶ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υρπαίνης Λισσῆς Ῥαφηγχλώρας γενομένης ὥρα ῆν τῷ Ῥοῶν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λόας ἤδη παρέχοντι τὰς παρειάς, ὁ δ’ ’Άρειος σιωπῇ τύχη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ῇ ἀγαθὴν ηὔχετο. καί ἐν ἀκαρεῖ ὁ πῖλος τὸ Γρυφίνδω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βόησε. καὶ ὁ μὲν Ἄρειος πόλλ’ ἐκρότησε μετὰ τῶν <text:soft-page-break/>ἑτέρων, ὁ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ὼν συνέπεσεν εἷς δίφρον παρακαθήμενος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Περσεύς παριδὼν τὸν ’Ἀρειον σεμνολογούμενος Καλ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εὖ γὰρ πέπραγας, ὦ βέλτιστε. ἐν δέ τούτῳ ἡ Ζαβίνη Βλαισ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λυθηρίνη ἐγένετο. κᾶπειτα ἡ Μαγονωγαλέα τὴν βύβλον πτύξα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ήνεγκε τὸν Πῖλον Νεμη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ἀπέβλεψεν εἷς τὴν λεκάνην χρυσῆν, νῦν δὴ συνειδὼ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ὖος ὢν καὶ ὑπὸ λιμοῦ αὐχμηρός. ἐκ γὰρ πολλοῦ καταφαγεῖν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λλάβους ἐκείνους κολοκυνθί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Ἁλβος Διμπλόδωρος ἤδη ἀναστὰς ἐμειδία πανταχό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πταίνων. χεῖρας δ’ ἀνέσχεν ῶς μάλισθ’ ἥδομενος ὁρᾶν ἐκεί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 ἀθροιζο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ίρετε, ἔφη. χαίρειν γὰρ ὑμᾶς τῆτες λέγω ἅπαντας εἰς Ὑογ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του. ἀλλὰ πρὶν τῆς ἑορτῆς ἄρξασθαι, θέλοιμ’ ἂν ὀλίγα λέγει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ῥήματα τάδε· βλάξ. λίπος. λείψανος. ξύνθλιψις. χάριν οἶδ’ ὑ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ημένου δέ πάντες μὲν ἐκρότησαν καὶ ἐθορύβησαν,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οὐκ ᾔδει πότερον δεῖ γελάσαι ἢ δακρῦ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ὴΑρα μαίνεταί τι; ε”φη ἐρωτῶν τὸν Περσέα μετ’ ἀπορίας τιν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νεανικῶς 4Ἱ“Ι μανιώδης,· ἔφη. συνετὸς μὲν οὖν, μάγος γάρ ἐστ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οφώτατος τῶν ἐφ’ ἡμῶν. ἀληθῶς δ’ οὖν μαίνεταί τι. γεωμή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ανίζῃ, ὦ “Α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δε κέχηνε. ὄψα γὰρ πόλλ’ ἤδη ἐν ταῖς ε”μπροσθε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πάσιν ἔκειτο. οὐδεπώποτε δ’ ἐπὶ μία τραπέζῃ τοσαῦθ’ ἑωράκ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σων ὠρέγετο σίτων. εἶδε γὰρ τάδε· βόεια κρέα, καὶ νεοτ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εκτρυόνος, καί κόπαια κρέως χοιρείου τε καί ἀρνείου,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ᾶντας, καὶ κρέας χοίρειον τεταριχευμένου καὶ καπνιστό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ωμῆλα ζεστά τε καὶ ὀπτά, καί γεωμηλίσκα τετηγανισ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ηγανίτην ἄρτον Ὑορκιατικόν, καί πίσους, καὶ σταφυλί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καρύκην, καὶ κατάχυσμα ὀξύγλυκυ, καὶ δὴ καὶ οὐκ οἶδ’ ὅπο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δύσματα μίνθω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ΠΙΛ οΣ ΝΕΜΗΤΗΣ 10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ὅτι οἱ Δούρσλειοι ἐλιμοκτόνουν αὐτόν, ἀλλ’ οὐκ ἐπέτρεπ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θίειν πάνθ’ ὅσ’ ἐβούλετο. ὁ γοῦν Δούδλιος ἀεὶ ἐλάμβανεν οἵω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ιος μάλιστ’ ὠρέγετο, καὶ εἶ ε”μελλεν εὐθὺς ἐμέσαι ἅπερ ἐρρό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εν. ἐκεῖνος δ’ οῦν ἐπέθηκε τῇ λεκάνῃ ὀλίγον τι ἀφ’ ἑκάστω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πάδων, πλὴν ἀλλ’ οῦκ ε”λαβε τῆς μίνθης. καί ἤρξατο ἐσθίων, μ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δομενος πᾶσι τοῖς ὄψ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έ εἴδωλον τὸ τραχηλιστῆρα φοροῦν ὁρῶν ἐκεῖνον τέμαχ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ρέως βοείου τέμνοντα πολλῆς μετ’ ἀθυμίας Τοῦτο γὰρ οῦν,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ίνεταί μοι βέλτιστον 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κουν οἷός τ’ 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τρακοσίων γε δι’ ἐνιαυτῶν οὐκ ε”φαγον οὐδέν. ἦ που χρε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έτ’ ἐστί μοι τοῦ σίτου, οὐ μὴν ἀλλὰ ποθῶ. ἀλλ’ οὖν οἶμαι οῦ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σθά με ὅστις εἶμί. ι’δοὺ ὁ κύριος Νικολᾶος ὁ τῶν Μιμψιπορπι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ώτων, εἴδωλον ὢν ἐπιχώριον τοῦ τῶν Γρυφινδώρων πύργ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ὼν ἄφνω Ἀλλ’ ἐγῷδά σε, ἔφη, ὅστις εἴ, τῶν ἀδελφ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πυθόμενος. σι) γὰρ εἶ Νικολᾶος ἐκεῖνος ὁ μονονουχὶ ἀκέφαλ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τοῦ σεμνοῦ μετέχων τι ἔφη μᾶλλον βούλεσθαι κύρ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νομάζεθαι Νικολᾶος ὁ τῶν Μιμψι -, καὶ ὁ Σάμιος Φοινιγά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ολαβ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ἦ, ἔφη, μονονουχὶ δὴ ἀκέφαλος εἶ ὡς ἀληθῶς; ἀρ’ ἔσ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πως ἄνθρωπος μονονουχὶ ἀκέφαλος γένοιτ’ 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ἐπὶ τούτῳ πόλλ’ ἀγανακτῆσαι ἐδόκει, ὅς γε οὐδαμ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γάπα τὰ ἐν τῷ διαλόγῳ γεγενη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ὕτως, ἔφη. καί λαβὼν τὸ δεξιὸν οῦς ἀφείλκυσεν ὥστε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φαλὴ κομιδῇ ἐκ τοῦ αὐχένος ἐκινήθη, κατὰ τὸν ὦμον πεσοῦσα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ιγγλυμωμένη. ἐπεχείρησε μὲν γάρ τις ἀποτεμεῖν ποτὲ τὴ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εφαλὴν αὐτοῦ, ἐσφάλη δὲ τοῦ βουλεύματος δήπου. φανερὸς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ὢν πάνυ τερπόμενος ἐκείνοις παντελῶς τῷ θεάματι τούτῳ ἐκπεπ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γμένοις, ὁ μονονουχὶ ἀκέφαλος Νικολᾶος, τὴν κεφαλὴν π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ας εἰς τὸν αὐχένα καὶ πλατὺ χρεμψάμενος Εἶὲν, ἔφη. ἦ τοι νέ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έ Γρυφίνδωροι; ἀρ’ ὠφελήσετε ἡμᾶς τῆτες νικῆσαι ἐν τοῖς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ἰκιῶν ἀγῶσιν,· οἱμὲν γὰρ Γρυφίνδωροι οὐδέποτε τοσοῦτον χρό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έτριψαν οὐδέν νενικηκότες. οἱ δέ Σλυθήρινοι δὴ ἐκράτησαν ε”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υτὶ ἕκτον. καὶ μὴν ὁ Βαρόνος Αἱματοσταγὴς πόλλ’ ἤδη ὑβρίζ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 - οὗτος γάρ ἐστιν εἴδωλον ἐπιχώριον τοῖς Σλυθηρίν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παραβλέψας πρὸς τὴν τῶν Σλυθηρίνων τράπεζ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δεν εἴδωλον ἐκεῖ καθήμενον σμερδαλέον· ἐξόφθαλμον δ’ ἦ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όσωπον εἶχεν ἀκίνητον καὶ ἰσχνόν, ἠμφίεσται δὲ τρίβωνα αἵμα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υρῷ ῥυπανθέντα. τὸν δέ Δράκοντα ἥσθη ι’δὼν παρακαθή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οὐδ’ ὁτιοῦν ἀρεσκ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02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ἶπέ μοι, ἦ δ’ ὃς ὁ Σάμιος πολλῆς μετὰ σπουδῆς, τί παθ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ἱματοσταγὴς ἐγέ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μονονουχὶ ἀκέφαλος Νικολᾶος ἐμμελῶς Τοῦτό γε,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πώποτ’ ἠρόμην αὐτ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ἐπειδὴ ἅπαντες κατέφαγον ὅσων ἐπεθυμοῦντο, τὸ λείψα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ὸ τῶν λεκανῶν ἐτάκη ὥστε καθαρὰς γενομένας πάλιν αὖ στί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ειν καθάπερ τὸ πρίν. καὶ ἐν ἀκαρεῖ ἐφάνη τὰ τρωγάλια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γωτὰ γεύσματα παρέχοντα παντοῖα, καὶ πλακοῦντες μήλινοι,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λίπηκτα, καὶ κόλλαβοι σοκολάτινοι, καὶ ἅρτοι ζυμώδεις γλύκι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ε”τνος Ἀγγλικόν, καὶ χαμαικέρασοι, καὶ πηκτή, καὶ πόλτος ἐ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ύζης ἑφθ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δ’ Ἁρείου λαμβάνοντος μελιπήκτου, διαλεγόμενοι ἤρχ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τῶν ἑαυτῶν γεν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Σάμιος Μιξογενής, ἔφη, ἔγωγε, ὁ μὲν γὰρ πατὴρ Μύγαλ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ιν, ἡ δέ μήτηρ φαρμακὶς οὖσα οὐδὲν εἶπεν αὐτῷ πρὶν ἐγήμ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ὸ τοῦτο χαλεπῶς ε”φερέ 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ἱ μὲν ἕτεροι ἐγέλασαν, ὁ δέ Ῥοών Τί μήν, ἔφη, 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φέλω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εκρίνατο δέ ὧδε’ (Η μὲν τήθη μ’ ε”θρεψε φαρμακὶς οὖσα, οἱ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γκαῖοι ἐπὶ πολὺ ἐνόμιζόν με ὅλον εἶναι Μύγαλον. αὐτίκα γέ τοι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πάππου ἀδελφὸς Ἀλγίων ὀνόματι ἀεὶ ἤθελε φθάσαι με μαγικ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ποιούμενον. ε”ωσέ με γάρ ποτε ἀπὸ τοῦ ἐν Βλάκπουλ χώμ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ματοπλήκτου ὥστε μόνον οῦ κατεποντίσθην εἷς τὸ πέλαγος. ἀλλ’</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ὖν οὐδέν ἀπέβη μοι πρὶν ὀκταέτης ἐγενόμην. ὁ γὰρ Ἀλγίων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ίλην ἑσπέραν παρ’ ἡμᾶς ἐλθών ποτε, ἐκ θυρίδος τινὸς ἐξεκ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μάννυ με τοῦ ὑπερῴου τοῖς σφυροῖς. τῆς δέ γυναικὸς αὐτοῦ γλ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ίον διδούσης ε”τυχε μεθείς. ἀλλ’ ἐγὼ ἐπήδησα καθάπερ σφαῖρά 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ὸν κῆπον εἷς τὴν ὁδόν. καί οἱ τ’ ἄλλοι μάλ’ ἥδοντο καὶ ῆ τή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ακρύουσα χαρᾷ. εἴθ’ ὤφελες τότ’ ι’δεῖν τὰ πρόσωπα ἐκείνων ὅτε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θάδε ἐγράψαντο με ἕνα τῶν μαθητῶν. ἐφοβοῦντο γὰρ μὴ οὐκ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εῖχον ἅλις τῆς μαγικῆς ὡς φοιτήσων δεῦρο, εὖ ἴσθι. καί μὴ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γίων οὕτως ἥσθη ὥστε πρίασθαί μοι τὴν φρύ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 δέ τῆς ἑτέρας χειρὸς ὁ Περσεὺς τέως καὶ ἡ Ἑρμιόνη διελέ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ντο περὶ τῶν μαθημάτων. αὕτη μὲν ἔλεγεν ὡς βούλεται εὐθὺς ἄρξ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νθανομένη· μαθητέον γὰρ τηλικαῦτα καὶ τοσαῦτα. σπουδάζει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ὴ περὶ ἄλλων τε πολλῶν καὶ περὶ τῆς μεταμορφώσεως.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τοῦτο τὸ μεταβάλλειν τι εἷς ἄλλο τι, χαλεπώτατον ὂν δ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ἔλεγεν ὅτι Ἀλλ’ ἐν ἀρχῇ οὐδέν μεταβαλεῖς εἰ μὴ μικρ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α, οἷον πυρεῖα εἷς βελόνας καὶ τὰ τοιαῦτα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ἥδη εὐφραινόμενος τῇ θερμότητι καὶ ὑπνώττω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ΠῙΛοΣ ΝΕΜΗΤΗΣ 103</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αρέβλεψεν αὖθις πρὸς τὴν ἅνω τράπεζαν. καὶ εἶδε τὸν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γριώδη πολλὰ πίνοντα ἐκ τοῦ ποτηρίου, τὴν δέ Μαγονωγαλέ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λεγομένην μετὰ τοῦ Διμπλοδώρου, τὸν δ ἀὖ Κίουρον, γελοῖον ἔ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κοῦντα ἅτε τὴν μίτραν φοροῦντα ἐκείνην, εἰς λόγους ἰέναι σοφισ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ι τὰς τρίχας μελαίνας παρέχοντι καὶ λιπαράς. ἦν δέ οὗτο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υπὸς καὶ ὕπωχ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όδε τὸ πρᾶγμα ἐξ ἀπροδοκήτου που ἐγένετο· ὁ γρυπὸ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ὰ τὴν τοῦ Κιούρου μίτραν παραβλέψας ἀτενὲς ε”λαβε τὰ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ίου ὄμματα. ὁ δὲ εὐθὺς συνῄδει ἑαυτῷ πολὺ ἀλγῶν τὸ μέτωπ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όδρα γὰρ ἐλύπησεν αὐτὸν ἡ τοῦ τραύματος ἐκείνου οὐλ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μοι, ε”φη τὴν χεῖρα πρὸς τὸ μέτωπον προσσχ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πάσχεις, ἦ δ’ ὃς ὁ Περσε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ε”φη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γοῦν λύπη αὕτη ταχέως γενομένη ὡσαύτως ἐπαύσ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λεπώτερον δ’ ἦν τῴ Ἁρείῳ ἐπιλαθέσθαι τί ε”παθεν ι’δὼν τὴν ὄψ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σοφιστοῦ ἐκείνου. οὐδέν γὰρ αὐτὸν ἥνδανε θυμ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ς ἐστιν, ἔφη, οὑτοσὶ ὁ τῷ Κιούρῳ διαλεγ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τα τὸν Κίουρον σὺ ἤδη οἶσθα,· οὔκουν θαυμάζω γε εἷ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βερὸν βλέπει’ ἐκεῖνος γὰρ τυγχάνει ὢν ὁ σοφιστὴς Σίναπυς. κα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ιδάσκει μὲν τὰ φίλτρα, ἀκουσίως δ’ ὅμως. ἐπιθυμεῖ γὰρ τῆ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ούρου πραγματείας, ὡς πολλὰ ἐπιστάμενος περὶ τῶν σκοτειν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γμάτων· τοῦτο γοῦν ἴσασιν ἅπαντες, ὡς εἰπ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Ἄρειος διετήρησε τὸν Σίναπυν δι’ ὀλίγον· ὁ δ’ οὐκ ἔβλεψ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πρὸς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εἷς τέλος τῶν τρωγαλίων ε’ν μέρει ἠφανισμένω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όδωρος ἀνέστη μάλ’ αὖθις. καὶ πάντες οἱ ἐν τῷ μεγάρ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σιώπη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ὲν, ἔφη, καί νῦν δὴ ἐπεὶ πόσιος καὶ ἐδητύος ἐξ ε”ρον ἥσθε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έλοιμ’ ἂν πλείονα εἰπεῖν ῥήματα. δεῖ γὰρ ὀλίγα ἀγγεῖλαι ὑ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ξαμένης τῆς παιδευτικῆς περιόδ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μὲν ἐν νῴ ἐχόντων οἶ πρωτόπειροι· ἀπόρρητόν ε’στι πᾶ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μαθηταῖς εἰσελθεῖν εἰς τὴν ὕλην τὴν παρ’ ἡμῖν. καὶ ἐνίους δ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πρεσβυτέρων τοῦτο φυλάξ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ῖς ὄμμασιν ἤστραπτεν ἐπὶ τὼ Εὐισηλί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κούετε τοῦτο· ὁ γὰρ οἰκοφύλαξ Φήληξ ᾔτησέ με πά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αναμιμνήσκειν τοῦδε· ἀπόρρητόν ἐστι τοῖς ἀπ’άλλου σοφιστοῦ ἐ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ν ιὀῦσι μαγεύειν ἐν ταῖς διαδρομα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οκιμασία γενήσεται ἡ πρὸς τὴν ἷκαροσφαιρικὴν τῇ δευτέρᾳ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όδου ἑβδομάδι. χρὴ οὖν τοὺς βουλομένους ἇγωνίζεθαι ἐν ταῖ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ἰκείαις ἀγέλαις ξυγγενέσθαι τῇ Εὐχρ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0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 τελευταῖον δεῖμ’ ἀγγεῖλαι ὅτι τῆτες ἀπόρρητός ἐστιν ἡ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ξιᾶς διαδρομὴ ἡ ἐπὶ τοῦ τριστέγου, εἶ μή τις βούλοιτο ἀποθαν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ε”σχατα ἐσχάτων παθ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δέ ταῦτα ὀλίγοι τινές ἐγέλασαν καὶ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ῷ Περσεῖ τονθορύζων τι Μῶν, ἔφη, σπουδάζεται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τοξοποιῶν τὰς ὀφρῦς ἐπὶ τὸν Διμπλόδωρον βλέπων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ῶς γὰρ οὔκ; ἔφη. ἄτοπόν γε μὴν τοῦτο· λόγον γὰρ δίδωσι κατὰ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ωθὸς διὰ τί οῦ θεμιτὸν ι’έναι ποι· αὐτίκα γέ τοι τὴν ὕλην θηρ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ήρη εἶναι ἀγρίων’ ἅπαντες οῦν ἴσμεν τοῦτο. καί μὴν τοῖς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υτανεύουσιν ἔδει φράσαι, ὡς ε”μοιγε δοκ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ιμπλόδωρος Καὶ νῦν, ἔφη, πρὶν κοιμᾶσθαι, τὸν ὕμνον ᾄδω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ογοητικόν. ἐν δέ τούτῳ ’Άρειος συνῄδει τῶν ἑτέρων σοφισ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ιδιώντων μὲν ἔτι, δοκούντων δ’ ἅμα ἧττον ἤδη εὐφραίν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ε”σεισέ τι τὴν ῥάβδον ὥσπερ θέλων μυῖαν ἐκκροῦ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ὸ τῆς ἀκωκῆς. καὶ ταινία μακρὰ καὶ χρυσῆ ἐκπταμένη ᾐωρή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έωρος ὑπὲρ τῶν τραπεζῶν καὶ εἱλίσσετο γράμματα ποιου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άπερ ἐχίδνης σπειράματ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πᾶς τις ἑλέσθω τὸ ἴδιον μέλος ὅ τι ἂν φίλτατον ᾗ εἶα. ὥ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μελῳδ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πάντες οἱ μαθηταὶ μυκώμενοι ἤρξαντο ὧ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θ’ Ὑογοήτης Ὑογοητικὸς γο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ᾶς διδάσκοι τοῦς ἀπαιδεύτους καλ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περ πονοῦμεν ἀτρίχῳ γήρως νόσ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τ’ αὖ τὰ γούναθ’ ἕλκος ἐκ πληγῶν ἔ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ένες οὐ γάρ εἰσιν ἡ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εραί· σὺ δ’ ἐκδίδασκ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παρόν γ’ ὕθλου γεμ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ρύτου τε πληθυ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ὺ δέ δὴ σοφὸς πεφυκὼ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φίαν δός ἡμῖν ἐσθ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ότητά τ’ ἐξελαύ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άγων τε τάκπεσό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σὸν σύ πράσσοις· τᾶλλα πάνθ’ ἡμῖν μέ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 ἂν μαθοῦσιν ἔστ’ ἂν ἀποσαπῄ ν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ἄλλος ἄλλοτε ἐτελεύτησε τὴν ᾠδήν. τέλος δέ οἱ Εὐισήλιοι μό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τι ὑμνοῦντες διετέλουν πολλῆς μετὰ βραδύτητος ὡσεὶ θρηνοῦ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ᾅδοντων μέντοι ε”τι τοῦς τελευταίους στίχους ἐχειροτόνησε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όδωρος τῇ ῥάβδῳ’ παυσαμένων δ’ ἐν πρώτοις ῆν τῶν μέγ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ορυβού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ΠΜ οΣ ΝΕΜΗΤΗΣ 10 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δακρύσας τι ’Ῑοὺ ιὀὑ τῆς μουσικῆς, ἔφη. μαγικὸν γάρ ε’στί τ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ὑπὲρ τὰ ἐνθάδε. καὶ μὴν ὥρα ἐστὶ κοιμᾶσθαι. ε”ρρετε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έ τῶν Γρυφινδώρων πρωτόπειροι ἕσποντο τῷ Περσεῖ διὰ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θροιζομένων καὶ πόλλ’ ε”τι λαλούντων ἡγουμένῳ ἐκ τοῦ μεγά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ἀνὰ τὸν ἀναβαθμόν μαρμαρ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ρειος ᾔσθετο τῶν σκελῶν πάλιν μολυβδίνων πως γεγε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ων τοῦτο δὲ νῦν δὴ ε”πασχεν ὡς πόνοις τε τρυχόμενο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τῳ βεβυσμένος, καί οὕτως ὑπνώδης ἐγένετο ὥστ’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τοπον ἐνόμισεν ι’δεῖν ἄλλοτε μὲν τούς ἐν ταῖς γραφαῖς τα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ῶν διαδρομῶν ψιθυρίζοντας τε καὶ δακτυλοδεικτοῦ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ὖτοὺς παριόντας ἄλλοτε δέ τὸν Περσέα δὶς ἄγοντα σφᾶς διὰ θυ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ρυμμένων ὄπισθε φατνωμάτων ξυλίνων ἢ παραπετασμά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κίλων, καί πλείονας ἀνέβησαν ἐπὶ κλίμακας χασμώμενοι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βραδύτερον ἀεὶ βαδίζοντες. βουλομένου δ’ Ἁρείου πυθ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ποσόν τι ἄπωθεν ἔτ’ ἐστὶ τὸ τέρμα τῆς ὁδοῦ, ἐξ ἀπροσδοκή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ἱστήκε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άκελος γὰρ βακτηρίων μετέωρος αἰωρούμενος ἐναντίον ἐκεί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έβαλλε τῴ Περσεῖ βαδίζοντι ἐπ’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πρὸς οῦς τοῖς πρωτοπείροις λέγων Ποιφύκτης γάρ ἐ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δαιμόνιον φαῦλον. καὶ μείζονι τῇ φωνῇ Ὦ <text:soft-page-break/>Ποίφυκ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φα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ρυγμὸν δέ τινα μέγαν ἀντ’ ἀποκρίσεως παρ’ αὐτοῦ ἥκου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άπερ πνεῦμα ε’κπνοούμενον ἀπ’ ἀσκοῦ πεφυσημέ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θέλεις με μετελθεῖν τὸν Βαρόνον Αἶματοσταγ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ᾶπειτα ψόφον ἀκούσαντες μικρόν τινα κατὰ πρόσωπ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δον ἀνθρωπίσκον μετέωρον ὀκλάζοντα καὶ τῶν βακτηρ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μβαν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μαστιγίας ἐδόκει εἶναι μέλανάς τε παρέχων τοὺς ὀφθαλμ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εὐρὺ τὸ στόμα. καῖ μάλα σαρδάνιον ἀνακαγχάσας Μορμώ, ε”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ῶν, μορμὼ τῆς πρωτοπειρίας, ὦ βρεφύλλια. ῶ τοῦ γέλω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σκήπτοντος δ’ ἀέλπτως εἰς ἐκείνους, πάντες δέει κά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ευ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Περσεὺς γρύζων τι Οὐκ ἐς κόρακας, ἔφη, ἐρρήσεις, 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ίφυκτα; ἐὰν δέ μή, ἦ κάρθ’ ὁ Βαρόνος ἀκούσεται· οὐ γὰρ μά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γλῶτταν ἐξώσας ἠφανίσθη, τὰ βακτήρια μεθεὶς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ς τὴν τοῦ Νεφελώδους κεφαλήν. ἥκουσαν δ’ αὐτοῦ ἀπᾴττο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ειε γὰρ τὰς πανοπλίας παρι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ρευομένοις δ’ αὖθις ὁ Περσεύς Δεῖ γὰρ οὖν, ἔφη, εὐλαβεῖσθ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ὸν Ποιφύκτην. ὁ γὰρ Βαρόνος Αἱματοσταγὴς μόνος οἷός τ’ ἐσ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06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έχειν αὐτόν, ὅς γ’ οὐκ ἐθέλει εἰσακούειν που ἡμῶν τῶν πρυ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νεων. ἀλλ’ οὖν ἀφίγμε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π’ ε”σχατα τῆς διαδρομῆς ἦν ι’δεῖν εἰκόνα ἐν ᾗ γέγραπται γυν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χυτάτη οὖσα καὶ φοινικῆν ἠμφιεσμένη στο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αὕτη ξύνθημα ἀπῄτησεν αὐ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δέ Περσέως ῥωμαϊκῶς Δράκοντος κεφαλή λέξαντος,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κὼν πρόσω ἔρρεπε. καὶ ὀπὴν εἶδόν τινα κυκλοτερῆ ἐν τῷ τοίχ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νεῖσαν. πάντες οὖν διέβησαν καῖ ὁ Νεφελώδης, ὠφελείας δεη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μενος ἅτε οὐ δεινὸς ὢν ἀναρριχᾶσθαι. καί ε”τυχον ἐν τῷ τῶν Γρυφ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ώρων κοινείῳ γεγενημένοι· ἦν δέ τοῦτο τὸ οἰκοδόμημα κυκλο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ρές καὶ πάνυ εἷς τὸ τρυφερὸν τεταγμένον, πολλῶν ἐνουσῶν κλί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στρ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δι’ ἐτέρας μὲν θύρας ταῖς παρθένοις ἡγήσατο ὁ Περσεὺς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άλαμον, δι’ ἑτέρας δέ τοῖς κόροις. ἐν δ’ ἄκρᾳ κλίμακι ἑλικοειδ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ῆλοι γὰρ ἦσαν ἐν ἄκρῳ γενόμενοι τῴ πύργῳ - τελευταῖοι ηὗ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ς κοίτας πέντε γὰρ ἦσαν στύλους ε”χουσαι τέτταρα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λοσηρικὰ παραπετάσματα φοινικοβαφῆ. αἶ δέ κιβωτοὶ ἤδ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ἶσεκομίσθησαν. ὡς δ’ εἷς τοσοῦτο κατατετριμμένοι οὐκ ἐπὶ πολ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λεχθέντες μετ’ ἀλλήλων ἐνεδύσαντο τὰ νυκτερινὰ καὶ εἷς κοί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πεσ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ὼν τονθορύζων διὰ τῶν παραπετασμάτων τῷ Ἁρείῳ Ἆ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ἔφη, καλὰ τὰ βρώματα,· ἀλλ’ ἐς κόρακας, ὦ Σκαβρέ. τρώγ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τὰ ἐμὰ στρώ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ἐν νῲ μέν εἶχεν αι’τεῖν τὸν Ῥοῶνα εἴ τι γέγευσαι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λιπήκτου, εἷς δ’ ὕπνον εὐθὺς ἔπε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ἴσως διὰ τὸ λίαν βεβρωκέναι ἐνύπνιον εἶδεν ἀτοπώτατον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όρει γὰρ τὴν τοῦ Κιούρου μίτραν, καὶ αὕτη ε”φασκε δεῖν αὐ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ὰ τὸ πεπρωμένον μεταστῆναι εὐθὺς πρὸς τοὺς Σλυθηρίνους.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μίτρᾳ οὐκ ἔφη βούλεσθαι εἷς τοὺς Σλυθηρίνους τελεῖν· βαρυτέ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ταύτην ἀεὶ γιγνομένην ηὗρεν ὥστε ὅσῳ ἐπεχείρησε ταλαίπω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δῦναι τόσῳ βεβαιότερον στεφανοῦσθαι ἔδοξεν. καὶ μὴν ι’δοὺ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άκων τοῦτο μέν ε”σκωπτεν αὐτὸν τέως ἀγωνιζόμενον, τοῦτο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ετέστη Σίναπυς γενόμενος, ὁ γρυπὸς ἐκεῖνος σοφιστής·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λα ἤδη λιγὺ καὶ πικρὸν ἐπ’ αὐτῷ. κᾶπειτα φῶς τι χλοαυγὲ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νετο, καὶ ὁ ’Ἁρειος ἐξήγρετο, ἱδρῶν ἅμα τε καὶ φρίτ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ὖν περιστρεψάμενος πάλιν εἷς ὕπνον ἔπεσε. <text:soft-page-break/>τῇ δ’ ἐπιούσ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ρηγορὼς οῦδέν ἐμέμνητο τοῦ ἐνυπν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ο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ὰ τῷ μειρακίῳ τῷ μεγάλῳ καί πυρρότριχ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γε δίοπτρα φοροῦ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Ἰ-Ι τὴν ὄψιν εἶδες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τὴν οῦ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γὰρ οὖν ὑστεραίᾳ ψιθυρισμὸν ἤκουσε πολὺν ὁ ’Ἁρειος ἐπ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χιστα ἀπῆλθεν ἐκ τοῦ θαλάμου. οἱ γὰρ ἔξω τῶν διδασκαλε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διδάξοντα περιμένοντες ἄκρῳ ποδὶ ἵσταντο κατοψόμενοι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 ἀεὶ παριόντες ἐν ταῖς διαδρομαῖς ὑπέστρεφον θάμα, ἰταμ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δορκότες. ἐκεῖνος δ’ ἐβούλετ’ ἂν αὐτοὺς τοῦτο μὴ ποιεῖ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ιστα θέλων διατρῖψαι ε’πὶ τῷ τυγχάνειν τῆς πρὸς σχολὴν ὁδ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γὰρ κλίμακες ἦσαν ἐν Ὑογοήτου ἕκατον τετταράκ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ύο· τούτων δ’ αἱ μέν πλατεῖαι ἦσαν καῖ μεγαλοπρεπεῖς, αἱ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εναὶ καὶ σαθραί, αἱ δέ ἄλλοσε τῇ Παρασκευῇ ἄλλοσε κατὰ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ας ἡμέρας ἔφερον, αἱ δ’ αὖ βάθρον παρεῖχον ἄβαθρον κα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σην τὴν ἀνάβασιν οἷον ε”δει τούς ἀναβαίνοντας ὑπερπηδή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ριβῶς φυλαττομένους. καῖ μὴν τῶν θυρῶν τὰς μὲν οῦκ ἦν ἇνοίξ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ἰμὴ κοσμίως ε”ροιο ῆ ἐνταυθὶ μάλιστα γαργαλίζοις, τὰς δέ εὕρ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ἂν θύρας μέν οῦκ οὔσας, τοίχους δέ μᾶλλον ὑποδυσαμένους τὸ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υρῶν σχῆμα. καὶ χαλεπώτατον ἦν ἀκριβῶς μαθεῖν ὅπου τῷ ὄ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ῖταί τι πάντων ῥεόντων, ὡς ἐδόκει. καὶ οἱ ἐν ταῖς γραφα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οιτῶν ἄλλος ἄλλοσε ἐπιόντες ἀλλήλους, καὶ δὴ καὶ αἱ πανοπλί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όκουν τῴ Ἁρείῳ ἐξ αὐτομάτου περιπατεῖν δύνα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ὴν τὰ εἴδωλα ὀχληρὰ ἐγένετο. καὶ γὰρ θορύβοιο ἂν σὺ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δόξῳ τοῦ πράγματος, εἴ ποτε εἴδωλόν τι φθάνοι σέ διαβὰ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ὴν θύραν τὴν κεκλεισμένην ἣν ἀνοίξειν ἔμελλες. ἀλλ’ ὁ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ονουχὶ ἀκέφαλος Νίκος ἥδετο εὐθύνων τοῦς Γ ρυφινδωρίσκ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δέ Ποιφύκτῃ τῷ δαιμονίῳ - ἥδιον ἂν σὺ διτταῖς θύραις ἐντύχ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λῃμέναις καὶ μία κλίμακι ἀπατηλῇ ἢ ἐκείνῳ γε. ἐφίλει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0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ὰ ἀγγεῖα τὰ ἀχρήστου χαρτίου πλήρη κατὰ τῆς κεφαλ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θεῖναί σοι καί τὰς δαπίδας τοῖς ποσὶν ὑποσπᾶν, καὶ βάλλειν σέ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ύψῳ, καὶ ἐπὶ σὲ ἀφανὴς κάτοπιν ἐφερπύσας τάς τε ῥῖνας λαβ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ᾶν λιγείᾳ τῇ φωνῇ Ἐγὼ τὸν μυκτῆρα σοῦ ἔχ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οἰκοφύλαξ ὁ ’Ἁργος Φήληξ ὅσον μάλιστα καί κάκιον ἦ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οῦ Ποιφύκτου. τῆς γὰρ ἐπιούσης ἡμέρας ἅμ’ ἡλίῳ ὁ “Αρειο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Ῥοών ἀπέκναισάν πως αὐτὸν ἀλοῦντες μεταξὺ ἐπιχειροῦντες β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ιέναι διὰ θύραν τινά. καί αὕτη, ὡς ἀπέβη αὐτοῖς κλαίουσι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σοδος ε”τυχεν οὖσα εἰς τὴν διαδρομὴν ἀπόρρητον ἐκείνην τὴν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τρίτου ὀρόφου. ὁ δέ Φήληξ ὁ φύλαξ, οὐ πιστεύσας αὐ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άσκουσιν ἁμαρτεῖν τῆς ὁδοῦ, ἐπέπειστο τοιχωρυχεῖν αὐτοὺς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σκευῆς. ἠπείλει οὖν ἐνδήσειν αῦτοὺς εἰς δεσμωτήριο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σωσεν ὁ Κίουρος παριὼν τύχῃ τιν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ῴ δέ Φήληκι ῆν αἴλουρός τις θηλεῖα ὀνόματι Νῶροψ, ἰσχν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σα καί σποδοειδὴς καί ἐξόφθαλμος ἴσον αὐτῷ τῷ κυρίῳ. καὶ αὐτ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 ἑαυτὴν μόνη περιεπόλει τὰς διαδρομάς. εἰ δέ τις παρ’ αὐ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βαινε θεσμόν τινα ἢ πλημμελὲς καί μικρόν τι ἐποίει, ἀπῄτ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ιὼν τὸν Φήληκα. ὁ δ’ ἐν ἀκαρεῖ ἐφαίνετο ἀσθμαίνων ἅμα.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τοῦ παιδευτηρίου διαδρομὰς τὰς κρυπτὰς ῶς οὐδεὶς ἄλλος ἔγν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 μὴ ε”τυχον οἱ Εὐισήλιοι ἐμπειρότεροι γενόμενοι. ὥστ’ ῆ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κύψαι μάλ’ ἐξ ἀπροσδοκήτου καθάπερ τὰ εἴδωλα. ἀνθ’ ὧ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ες οἱ μαθηταὶ πάνυ ἐμίσουν αὐτὸν καὶ σκοπὸς ῆν αὐτοῖ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ώροπα πολλὰ λακτίζε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ί μὴν τὴν παίδευσιν αὐτὴν ἦν ἀνέχεσθαι, εἴ γ’ ἄρα εἰς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δασκαλεῖα ἀκριβῶς ἀφίκετό τις. ἐλελήθει δέ τὸν ’Ἀρειον ἡ μαγικ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όσαντές τι οὖσα, δέον πολλῷ πλείονα πράττειν ἢ ῥάβδον σεί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λίγα καὶ γελοῖα λαλ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καθ’ ἑκάστην τὴν ἑβδομάδα τῇ Τετάρτῃ ε”δει αὐτοὺς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υκτὸς ἀστρονομοῦντας φιλοσοφεῖν τὰ τῶν ἀστέρων ὡς μαθησο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υς τοῦνομα ἑκάστου καὶ τούς δρόμους τοὺς τῶν πλανη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στέρων. καὶ τρῖς τῆς ἑβδομάδος ἐξέβαινον πρὸς τὰ φυτηκομεῖ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ὄπισθε τοῦ φρουρίου φιλοσοφήσοντες τὰ βοτανικὰ ξῦν φαρμακί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ὶ μικρᾷ οὔσῃ καὶ παχυτέρα. ἡ δέ Βλάστη - τοῦτο γὰρ ἦν ὄνο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ῇ - ἐδίδασκεν αὐτοῦς οῦ μόνον ἐπιμελεῖσθαι πάντων τῶν καιν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υτῶν καὶ τῶν μυκητῶν ἀλλὰ καί εὑρίσκειν ἐφἰἷ) δύναμιν ἔχοι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άλιστα οὐχ ἥδοντο ἀκούοντες περὶ τῶν τοῖς πάλαι μάγ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πραγμένων. ταύτης γὰρ τῆς διδασκαλίας μόνης ὁ σοφιστὴς ὢ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δωλον ἔτυχεν. καὶγὰρ ὁ σοφιστὴς Βύνις πρεσβύτατος ῶν εἰς ὕπ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έ πρὸ τῆς ἐν τῷ παιδαγωγείῳ ἑστίας ἐπεπτώκει· τῇ δ’ ὑστερα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στὰς διδάξων, τὸ σῶμα κατέλιπε. καὶ τοῦ Βίνεως συνεχ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ΣΟΦῘΣΤΗΣ Ο ΕΠΙ ΠΟΣΕΩΝ 109</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ὑμνοῦντος, ε”γραφον ὀνόματα καί χρόνους πολλὰ συγχέοντες ἀ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ἷον Ἐμερικὸν τὸν κακὸν καὶ Οὐρικὸν τὸν μανικ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Φιλητικὸς σοφιστὴς ὢν τῶν φίλτρων οὕτω μικρὸς ἦν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ῶμα ὥστε δεῖν ἐπὶ σωρῴ βιβλίων ἑστάναι ὀψόμενον ὑπὲρ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άθρου. ἐλθόντων δέ τῶν μαθητῶν τὸ πρῶτον ὡς αὐτόν, μεταξ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γιγνώσκων τὰ ὀνόματα αὐτῶν τὸ τοῦ γ’ Ἁρείου ι’δὼν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ἐπλάγη ὥστ’ εὐθὺς τριγμὸν ἀφεῖς ἠφάνιστο καταπεσ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τοίνυν σοφίστρια Μαγονωγαλέα ἐκ διαμέτρου ἦν τῶν τ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ύτων. ὁ δ’ ’Άρειος ὀρθῶς ἄρ’ ε”μαθεν ὅτι οὐ προσήκει ἀνηκου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ῖν αὐτήν, δυσκίνητόν τ’ οὖσαν καὶ ξυνετόν. καί γὰρ ἐπεῖ τάχι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άθισαν τὸ πρῶτον ἀκουσόμενοι αὐτῆς οἱ μαθηταί, ἐνουθέτ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ὺς πάνυ ποτνιω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μὴν, ἔφη, ἥ τοι μεταμόρφωσις εἶδός ἐστι τῆς μαγικ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ινόν τε καί ἐπικίνδυνον ὑπὲρ τᾶλλα ἃ ἐν Ὑογοήτου μαθήσεσθ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δὴ εἴ τις παρ’ ε”μοιγε διατρίβων ἀσχημονήσει, ἐκλείψει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δασκαλεῖον οὐδ’ ἐπάνεισί ποτε. εὐλαβεῖσθε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εῦθεν δὲ μετέβαλε τὸ βάθρον εἷς χοῖρον κᾶπειτα πάλιν ἐ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οίρου εἷς βάθρον. καί πάντες ἐθαύμασαν μέν, συνῇσαν δέ ταχέω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ὐ μετὰ μικρὸν μέλλοντες μεταβαλεῖν τὰ ε”πιπλα εἷς τὰ ζ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άψαντες μὲν οὖν πολλὰ καὶ ποικίλα, ἐδέξαντο ἕκαστοι πυρεῖ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εἰς βελόνην μεταβαλοῦντες. τελευτησάσης δέ τῆς σχολ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Ἑρμιόνη μόνη τῶν ἄλλων μετεσχημάτισέ τι τὸ πυρεῖον· καὶ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ονωγαλέα δείξασα τοῖς μαθηταῖς ὅπως τὸ χρῆμα ἀργυροειδέ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καὶ ὀξύθηκτον ἐγένετο ἐμειδίασέ τι τῇ Ἑρμιόνῃ ὃ καί ὀλιγάκ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που ἐποί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τὰρ καί πάντες τὴν σχολὴν μάλιστα προσεδέχοντο τὴν περὶ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ὰ σκοτεινὰ δόγματα φυλακῆς. ἀλλ’ ὡς ἀπέβη, ἡ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ούρου διδασκαλία γελοῖόν τι ε”τυχεν οὖσα, τῶν γὰρ σκορόδ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όδρ’ ὅζοντος τοῦ δωματίου, λόγος ἦν ὡς ἐλπίζει ἀμυν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άμιαν τινὰ ᾗτινι ἐνέτυχέ ποτε ἐν Ῥουμανίᾳ, πάνυ φοβούμενος ε”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μετελθοῦσα ἐν νῴ ε”χῃ αὐτὸν διαφθεῖραι. καὶ οὗτος γοῦν ε”φασκ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μίτραν δῶρον δέξασθαι ἀπὸ βασιλέως τῶν Αἰθιόπων χάρ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δότος· ἐκκόψαι γὰρ αὐτὸς ὑπὲρ ἐκείνου μορμολυκεῖον μ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χληρόν. οἱ δέ μαθηταὶ ἐνεδοίαζον περὶ τούτων πότερον πεπεισ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ι εἰσίν. αὐτίκα γέ τοι τοῦτο μὲν τοῦ Σαμίου πολλῆς μετὰ</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πουδῆς ἐρομένου αὑτὸν ὅπως δὴ ἐμαχέσατο τῷ μορμολυκείῳ,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ίουρος ἐρυθραινόμενος ἦρχε λέγων περὶ τῶν ὡρῶν· τοῦτο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ᾔσθοντο αὐτῆς τῆς μίτρας κακὸν ὀζούσης. ἀλλ’ οὖν οἱ Εὖισήλι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ασκον σκορόδων σέσαχθαι καὶ τὴν μίτραν ἵνα ὁ Κίου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υλακῆς τύχοι ὅποι γῆς ἔλθ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10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ἥδετο μαθὼν ὅτι οὐκ’ ἄρ’ ῆττον ἐπίσταται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ων παρατιθέμενος πολλοὶ γὰρ ἐν Μυγάλοις τεθραμμένοι οὗ</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ῄσαν ἑαυτοῖς φαρμακεῦσιν ἢ φαρμακίσι πεφυκόσι. καὶ τοσαῦ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δει τοὺς πάντας μανθάνειν ὥστε καὶ ὁ Ῥοὼν καὶ οἱ τοιοῦτοι 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ὺ προεῖχον τῶν ἄλ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τοίνυν Παρασκευῆς ὁ ’Ἁρειος καὶ ὁ Ῥοὼν τὸ πρῶτον εἰ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αρον ἀφίκοντο ἀριστήσοντες οὐ διαμαρτόντες ὁπωστιοῦν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δοῦ. καί τοῦτο μέγα τι ἐνόμισαν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μέν μέλι εἷς τὸν χόνδρον χέων Τήμερον, ἔφη, τί ε”χο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Πόσεις, ἔφη, διπλᾶς μετὰ τῶν Σλυθηρίνων. ὁ δέ Σίναπ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τε κύριος ὢν τοῦ τῶν Σλυθηρίνων οἴκου λέγεται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λυθηρινίζειν· οἶοί τ’ ἐσόμεθα μαθεῖν πότερον τοῦτ’ ε”στιν ἀληθέ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 γὰρ ἡ Μαγονωγαλέα ἐγρυφινδώριζεν, ῆ δ’ ὃς ὁ ’Ἁρειος αὕτ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ὰρ καίπερ κυρία οὖσα τοῦ τῶν Γρυφινδώρων οἴκου, τῂ προτερα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λλ’ ὅμως ἐπέβαλεν αὐτοῖς κατ’ οἶκον ἀσκήσουσι μαθή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ομίσθησαν τοίνυν αἶ ἐπιστολαί. ἀλλὰ πρῶτον μὲν ἄρτι ἀφι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ς κομιδῇ ἐξεπέπληκτο ὁ ’Άρειος ι’δὼν ὡς ἑκατὸν γλαῦκ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φνω εἷς τὸ μέγαρον μεταξὺ τοῦ ἀκρατίσματος κατασκηπτ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νὰ τὰς τραπέζας περιπετομένας καί τοὺς κυρίους ζητούσα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άς τε καὶ φορτία κατὰ τὰ γόνατα αὐτοῖς μεθείσας, τήμε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πάντα τὰ τοιαῦτα μέτρια ε”χειν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έχρι τότε ἡ Ἡδυίκτὶν οὐδέν ἐκόμισεν αὐτῷ. ε’νίοτε μὲ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σπτομένη ὡς τὸ οὖς αὐτοῦ φιλήσουσα καί ἄρτου φρυκτοῦ τι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δομένη τότε δὴ ἐπὶ κοῖτον ἀπῆλθε μετὰ τῶν ἄλλων γλαυκῶ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ογοητικῶν ἐν τῴ γλαυκοκομείῳ. τήμερον δέ μεταξὺ τῆς παλάθ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 σακχάρου κύλικος καταπτομένη μεθῆκεν ἐπιστολὴν εἰ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ου λεκάνην. ὁ δ’ εὐθὺς σπουδαίως ἀνέῳξε. μόλις δ’ ἀνέγ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δε· ὁ γὰρ γράψας ἄτεχνος ἦν τις, ὡς ε’ὀι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τῷ Ἁρείῳ χαίρ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ὖ οἶδ’ ὅτι καθ’ ἑβδομάδα τῆς Παρασκευῆς δείλῃ σχολ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ζεις. ἆρ’ ἐθέλεις συμμετέχειν τοῦ τεΐου μετ’ ἐμοῦ τῇ ἐνάτ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ρᾳ,· βούλομαι γὰρ πάντ’ ἀκοῦσαί σου περὶ τῶν <text:soft-page-break/>τῆς πρώτ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βδομάδος πεποιημένων. ἀποκρίνου δῆτα μετὰ τῆς Ἡδυϊκ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ῖνος. ἔρρωσ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χρησάμενος τὸν τοῦ Ῥοῶνος κάλαμον καὶ τὴν ἐπ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ολὴν ἀναστρέψας ἔγραψεν ὅτι ἥδεται ἐπινεύων τοῦτο καί ὄψ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ν διὰ χρόνου. κᾶπειτα τὴν Ἡδυικτῖνα πάλιν ἐξέπεμψ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ρμαιον δ’ ῆν τῷ Ἁρείῳ τὸ προσδοκᾶν τεΐου μεθέξειν μετὰ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ΣΟΦῙΣΤΗΣ Ο ΕΠ] ΠΟΣΕΩΝ 1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ους. ἡ γὰρ περὶ τῶν πόσεων διδασκαλία ἀπέβη οἱ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κιστον ἁπάντων ῶν ἤδη πέπονθ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μὲν γὰρ πρώτῃ τῆς περιόδου ἡμέρᾳ δειπνοῦντι ἔδοξε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ίῳ ὁ Σίναπυς οὐ φιλεῖν αὐτόν. τελευτησάσης δὲ τῆς πρώτ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χολῆς τῆς τῶν πόσεων συνῄδει ἑαυτῲ πάνυ ἡμαρτηκότι, οῦ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άρ τοι ἄχθεσθαι τὸν Σίναπυν αὐτῷ, μισεῖν δ’ ἔσχατον μῖσ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ρὸς τὰς πόσεις ἔδει διατρῖψαι ἐν δεσμωτηρίῳ πολλ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ψυχροτέρῳ τοῦ ἄνω φρουρίου ὄντι. ὥστε μάλ’ ἐφοβοῦντ’ ἂν καὶ ε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ἔδει βλέπειν ἅμα πρὸς τὰ τεταριχευμένα ζῷα τὰ ἐν φιάλα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αλίναις περὶ τοὺς τοίχους φερόμε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Σίναπυς τὸ αὐτὸ ποιῶν τῴ Φιλητικῴ ἤρξατο τῆς σχολῆ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ναγιγνώσκων τὰ τῶν μαθητῶν ὀνόματα. καί ὡσαύτως ἐπαύσ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αξὺ ἀναγιγνώσκων τὸ Ἁρείου ὄνο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ἡσύχως Εἶὲν, ἔφη. ὁ πάνυ ’Άρειος Ποτῆρ, ἐξοχώτ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που τῶν νέων μαθη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δ’ ἀκούσαντες ὁ Δράκων Μάλθακος καί οἱ ἑταῖρ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ρκινός τε Κέρκωψ τε ἔλαθον κιχλίζοντες, ἀναγνοὺς δ’ οὖν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νόματα, ὁ Σίναπυς 6ξὺ ἀνέβλεψε πάλιν πρὸς τοὺς μαθητ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θαλμοὺς δ’ εἶχε μέλανας καθάπερ ὁ Ἁγριώδης πλὴν ἀλλ’ οὗτ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 πάνυ φιλάνθρωπον ε”βλεπε κατὰ τὸ ξύνηθες. ἐκεῖνος μὲν οὖν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θαλμοὺς ψυχροὺς παρεῖχε καὶ κενοὺς καὶ ὁμοίους οῦκ οἶδ’ ὅ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σκότῳ τῷ ἐν ὑπονόμῳ τιν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κετέ που, ἔφη, μεταχειρισόμενοι τὴν ποτικὴν οῦ μόνον ἐπ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ήμην ἄδηλον οὖσαν καί τοῦ ποικίλου μετέχουσαν ἀλλὰ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χνην τῆς ἀκριβείας μάλιστα δεομένην. καί ε”λεγε μὲν ὥσ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οὖς ψιθυρίζων τοῖς μαθηταῖς, οἱ δέ πάντ’ ἤκουσαν ὅμ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ύνατο γὰρ καθάπερ ἡ Μαγονωγαλέα ἀκονιτὶ κρατεῖ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ητῶν τέως σιωπῇ ἡσυχαζόντων. καὶ ἀναλαβὼν Πολλοὶ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 ἔφη, τάχ’ ἂν ἡγοῖντο ταύτην τὴν τέχνην ἥ τι ἢ οὐδὲ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ικοῦ μετέχειν, οὗ δέον ὑμᾶς δήπου τὰς ῥάβδους <text:soft-page-break/>σείοντας πα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λοίους εἰκότως δοκεῖν. οὐδ’ αῦ προσδέχομαι ὑμᾶς κατανοήσ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πως καλόν ἐστιν ὁ λέβης ἠρέμα ζέων καὶ ποικίλον παρέχ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πνόν, ἦ ὅσον δύναται τὰ ὑγρὰ διὰ φλεβῶν βροτείων ῥέοντα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ηλήσοντά τε τὴν ψυχὴν καὶ ἀπατήσοντα τὰς αἰσθήσεις... ἐγ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ε”χω διδάσκειν ὑμᾶς καί τὴν δόξαν θησαυρίζειν εἰς λήκυθ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ὸ κλέος ἀναβράττειν καὶ δὴ καί ταριχεύειν τὸν θάνατον, εἴ 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α μὴ οὕτως ἐμβρόντητοι τυγχάνετε πεφυκότες ὡς ἐκεῖνοι οὒ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ὰ τὸ ξύνηθες δεῖ με διδάξ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αῦτ’ ἀκούσαντες οἶ μαθηταὶ διετέλουν ἡσυχάζοντες. καί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ιος καὶ ὁ Ῥοών κεκυρτωμένοι τὰς ὀφρῦς ε”βλεπον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1 2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ήλους. ἡ δέ Ἑρμιόνη παντοία ἦν ὡς μάλιστα σπουδάζ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δεῖξαι ὅτι ἐμβρόντητος οὐκ ἔ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Σίναπυς ἐξ ἀπροσδοκήτου Οὗτος, ἔφη, ὧ Ποτέρ.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χοιμ’ ἂν εἰπέ μοι εἰ συμμείξαιμι ῥίζαν ἀσφοδελίνην εὖ τετριμ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ἀψινθίου ἑφθ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πάνυ ἀπορῶν εἷς ἑαυτόν Ποίαν, ἔφη, ῥίζαν μετὰ πο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φθοῦ,· παρέβλεψεν οὖν πρὸς τὸν Ῥοῶνα ὡσαύτως ἀποροῦντα. ἡ</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έντοι Ἑρμιόνη ὡς τάχιστα τὴν χεῖρα ἀνέσχ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Οὐκ οἶδα, ἔφη, ῶ κύρ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Σίναπυς μάλα σαρδάνιον μειδιάσας Φεῦ φεῦ, ἔφη,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όξ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δέ Ἑρμιόνης ε”τι χειροτονούσης ἀμελήσας Δεῖ σε,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ἐγχειρῆσαι. ποῖ γῆς ζητοίης ἂν εἷ κελεύσαιμί σε ἐντερόλιθ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ὑρ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μὲν Ἑρμιόνη τὴν χεῖρα εἷς τοσοῦτο ἐξέτεινεν ὅσον ἐνεδέ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ο μὴ ἀναστᾶσα, ὁ δ’ “Άρειος οῦκ ᾔδει στιγμὴν ἦ σκιὰν περὶ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τερολίθου πάνυ ἀγνοῶν ὅ τι τυγχάνει ὤν. ὥστε οῦκ ἤθελε βλέψ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ούς ἀμφὶ τὸν Δράκοντα πολλοῦ μετὰ γέλωτος ἤδη ἐπιχαιρ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κοῦ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οἶδα, ὦ κύρ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ἿῑῙ που οὐκ ε”δοξέ σοι, ὦ Ποτέρ, βίβλον ἀναπτύξαι οῦδεμ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λλοντι παραγενήσεσθαι δεῦ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 ἐβιάζετο εἰς τὸ εὐθὺ βλέπειν πρὸς τούσδε τοὺς ὀφθ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ὺς τοὺς ψυχρούς. τὰ γὰρ βιβλία ὡς ἀληθῶς ἀναγνῶναι παρὰ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υρσλείοις. ἀλλὰ πῶς ἐπιεικές ἐστιν εἶ ὁ Σίναπυς προσδέχ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ν μεμνῆσθαι πάνθ’ ὅσα γέγραπται ἐν τῇ βίβλῳ τῇ περὶ χιλ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ρμάκων βοτανικῶν καὶ μυκητίνω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κεῖνος δ’ ε”τι ἠμέλει τῆς χειρὸς ἤδη τρεμούσης τῆς Ἑρμιό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ῶς διαφέρει, ὦ Ποτέρ, τὸ ἀκόνιτον τοῦ λυκοκτό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δὲ τοῦτο ἡ Ἑρμιόνη ἀνέστη, τῆς χειρὸς πρὸς τὸ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σμωτηρίου ὄροφον ἐκταθείσ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Άρειος σιωπῇ Ἐγὼ μέν, ἔφη, οὐκ οῖδα· οἶδε μέντοι ἥ 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 ὡς ε’ὀικε. τί οῦκ ἐρωτᾷς αὖ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ελώντων ὀλίγων, τὸ βλέμμα ἔλαβε τοῦ Σαμίου. ὁ δ’ ἐσκ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άμυξεν αὐτῷ. ὁ μέντοι Σίναπυς οὐκ ἠρέσκ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ῇ Ἑρμιόνῃ ἀνιώμενος Κάθησο, ἔφη. εἷ δ’ ἄρα μαθεῖ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έλεις, ὦ Ποτέρ, ἀκοῦσόν μου. τὸν γὰρ ἀσφόδελον εἴτις συμμείγ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ἀψινθίῳ, ναρκωτικόν ποιεῖται φάρμακον οὕτω δύνατον ὥσ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εῖσθαι πόσιν τοῦ θανάτου ἐμψύχου. καὶ ὁ ἐντερόλιθός ἐστι λίθ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ἐκ γαστρὸς τράγου ἀφῃρημένος ἀλεξιφάρμακος ὥν. καὶ τό 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ΣΟΦῘΣΤΗΣ Ο ΕΠ] ΠΟΣΕΩΝ 11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όνιτον καὶ τὸ λυκόκτονόν ἐστι δύο ὀνόματα πρὸς τὸ αὐτὸ φυ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δὲ δή, ἦ ταῦτα συγγράφετε π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ἄφνω ἐκύπταζον ἅπαντες περὶ καλάμους καὶ χάρτη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αξὺ τοῦ θορύβου ἐκεῖνος Καὶ οἱ Γρυφίνδωροι βαθμοῦ στερη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σονται τῆς σῆς ὕβρεως ἕνεκα, ὦ Ποτέ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ναλαβόντες δὲ τὴν τῶν πόσεων σχολήν, οἱ Γρυφίνδωροι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ὶ τὸ βέλτιον ἐχώρουν. ὁ γὰρ Σίναπυς εἷς συνωρίδας διελ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ὺς ἐκέλευσε μεῖξαι πόσιν ἁπλοϊκὴν ὡς δοθιῆνας ιάσο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πολῶν δέ καί τὸν τρίβωνα ἅμα σύρων τὸν μακρὸν καὶ μέλα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θεώρει αὐτοὺς τὰς ἀκαλήφας ξηρὰς σταθμωμένους ἢ τοὺς ὀδό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ακοντείους ἀλοῦντας, πάντας ἀεὶ μωμώμενος πλὴ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άκοντος Μαλθάκου’ τῷ δέ ἡδέως ἔχων ε’δόκει. ἀτὰρ καὶ ἐκέλευ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ας θαυμάζειν τοῦτον ὡς ἀμέμπτως ἕψει τοὺς γυμν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χλίους κερασφόρους καὶ ἐξ ἀπροδοκήτου κατὰ τὸ δεσμωτήρ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μα μὲν ἦν νέφος ι’δεῖν καπνῶδες καὶ καλάϊνον, ἅμα δέ ῥοῖζ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ῦσαι μέγαν. ὁ γὰρ Νεφελώδης οὐκ οἶδ’ ὅπως ε”τυχε κατατήξ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τοῦ Σαμίου λέβητα εἰς μύδρον τινὰ διάστροφον. ὥστε ἡ πόσ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ρρέουσα διὰ τὸ ἔδαφος λιθόστρωτον ε”καιε τοῖς παροῦσι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οδήματα. καὶ ἐν ἀκαρεῖ οἱ μὲν μαθηταὶ πάντες ε’πί σκολυθρί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ἵσταντο, ὁ δέ Νεφελώδης τηκομένου τοῦ λέβητος πάνυ βρεχθεὶς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σει, ἀνῴμωζεν ὀδύνῃ τειρόμενος ἐξανθοῦντος ἤδη τοῦ σώμ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θιῆσιν ἐρυθροῖς καὶ διαπύροι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δὲ Σίναπυς σεσηρώς Ὦ τῆς μωρίας, ἔφη, ὦ ἀνόητε παῖ.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ῥάβδον ἅπαξ τινάξας τὴν πόσιν ἐκκεχυμένην εὐθὺς διέλυ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ναλαβών ἲΗ καὶ ἐνέθηκας, ἔφη, τὰς τοῦ ἀκανθίονος ἀκάνθ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ίν γ’ ἀνελεῖν τὸν λέβητα ἀπὸ τοῦ πυρ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ἐκνυζεῖτο ἅτε πάνυ φλυκταινούμενος τὰς ῥῖν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Σίναπυς δι’ ὀργῆς ἔχων ἐκέλευσε τὸν Σάμιον ἡγεῖσθαι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ς τὸ νοσοκομεῖον. κᾶπειτα μετῆλθε τὸν ’Ἀρειον καὶ τὸν Ῥοῶνα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μπονήσαντας τῷ Νεφελώ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ὦ Ποτέρ, τί χρῆμα σὺ οὐ παρῄνεσας αὐτὸν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θεῖναι τὰς ἀκάνθας, ἦ που ἐνενόεις ὡς ἐκείνου σφαλέ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ξήσεις τὰ σαυτοῦ, τοιγαροῦν ἕτερον βαθμὸν ἀπώλεσας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υφινδώρ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δέ ἀδικώτατον ε”δοξε τῷ Ἁρείῳ. μέλλοντα δέ φθέγξασθ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ὁ Ῥοών λαθὼν ε’λάκτισεν ὄπισθε τοῦ λέβη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λιπαρήσῃς, ἦ δ’ ὅς. τόδε γὰρ οἶδ’ ἀκούσας· ε”νεστι τῷ Σιν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ι μνησικακεῖν δυσκόλῳ ὄ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ὕστερον δέ ἀναβαινόντων αὐτῶν ἐκ τοῦ δεσμωτηρίου,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λλ’ ἐφρόντιζεν ἀθυμίας ὢν μεστός. ἀπολέσαι γὰρ δύο βαθμ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1 4 ΑΡΕΙοΣ Πο ΤΗ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ῆσδε τῆς ἑβδομάδος πρωτόπειρος ὥν. ἀλλὰ διὰ τί ὁ Σίναπ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μισεῖ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Θάρρει δῆτα, ἔφη. οὗτος γὰρ ἀεὶ φιλεῖ ἀφαιρεῖν βα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ὺς τῷ Φερεδίκῳ καὶ τῴ Γεωργῴ. ἆρ’ ἔξεστί μοι συγγενέσθαι τ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ει μετὰ σ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ερὶ τὴν ἐνάτην ἀπὸ τοῦ φρουρίου ἐξελθόντες διὰ τοῦ κή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χώρουν. ὁ δ’ Ἁγριώδης ἐνῴκει οἶκιδίῳ ξυλίνῳ πρὸς κρασπέδ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ἀπορρήτου ὕλης, καὶ πρὸ τῆς θύρας ἦν ἰδεῖν βαλλίστρα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βύλας πηλοπατί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όψαντος δέ τοῦ Ἁρείου, ἥκουσαν ψόφον τ’ ἄδηλον ὡς ξύο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ὸς μανικῶς τὸ ε”δαφος τοῖς ὄνυξι, καὶ πολλῶν κυνὸς ὑλα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των. ε”πειτα δ’ ὁ Ἁγριώδης βοῶν Τοῦμπαλιν, ἔφη, ὦ Δά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οῦμπ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Ἁγριώδης ε”ξω προῦκυψε τὴν ὄψιν μεγάλην καὶ δασεῖ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ίξας αὐτοῖς διὰ τρῆμα, τὴν θύραν ὀλίγον τι ἀνοίξ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εριμένετε· τοῦμπαλιν δῆτα, ὦ Δά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ἠσπάσατ’ αὐτοὺς μόλις κατέχων ἅμα Μολοσσικὸν κύ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έρμεγ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ε”νδον ἦν δωμάτιον ἒν μόνον. κωλᾶς δέ καί φασιανοὺς ἂ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ἶδες ἐξ ὀρόφου ἀνηρτημένους, καὶ χαλκεῖον ἐπ’ ἐσχάρᾳ ζέο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μυχῷ κλίνην μεγάλην φάρεσι ποικίλοις ἐστρω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ίρετε, ἔφη, ἐπὶ ξενίαν γὰρ ἤλθετε, τὸν κύνα ἅμα μεθεί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ἀναπηδήσας εὐθὺς ἐπὶ τὸν Ῥοῶνα διέλειχε τὰ ὦτα. ὁ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ύων ὡς ἐδόκει καθάπερ ὁ Ἁγριώδης αὐτὸς δεινὸν μὲν ἐφαί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ργῳ δ’ ἤπιος ἦν ὅμ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ρειος Οὑτοσί, ἔφη, Ῥοών ἐστιν. ἐν δέ τούτῳ ὁ 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ὕδωρ ζέον εἷς τεῖοδόχην χεύσας, πλακούντια ἐτίθη εἷς λοπά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ἄλλος τις Εὐισήλιος εἴ δήπου - ᾔσθετο γὰρ αὐτοῦ πάνυ φα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ώδους ὄντος - τὸ γὰρ ἥμισυ τοῦ βίου διέτριψα τὼ σὼ ἀδελφ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διώκων ἀπὸ τῆς ὕλ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οὺς ὀδόντας ὅσον οὐκ ε”θραυσαν ἐσθίοντες τὰ πλακούντ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υ σκληρὰ ὄντα, πρὸς ἡδόνην δ’ οὖν σχηματιζόμενοι διεξῆλθ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πρῶτα μαθήματα. ὁ δέ κύων Δάκος τὴν κεφαλὴν ἔκλινεν ἐπὶ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ίου γόνατα σιαλοχοῶν ἅμα κατὰ τοῦ τρίβω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ἱ παῖδες μάλ’ ἥσθησαν ἀκούσαντες τοῦ Ἁγριώδ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καλοῦντος τῷ Φήληκι ἐκεῖνο τὸ παλαιὸν μίση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ὸ κατ’ ἐκείνην τὴν αἴλουρον, τὴν Νώροπα, θέλοιμ’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άγειν αὐτὴν τῷ Δάκει. ὁπόταν γὰρ εἷς <text:soft-page-break/>παιδευτήριον ἔλθ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ὕτη πανταχοῦ διώκει με, οὐδ’ ἔχω ἐκφυγεῖν, τοῦ Φήληκος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τρέποντος αὐ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 ΣΟΦΙΣΤΗΣ ο ΕΠῙ ΠοΣΕΩΝ 1 1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Ἁρειος καὶ περὶ τὴν σχολὴν τὴν τοῦ Σινάπεως πάντ’ εἶπε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ει’ ὁ δέ καθάπερ ὁ Ῥοών ἀπεῖπεν αὐτὸν πράγματα παρέχ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γὰρ Σίναπυν οὐδένα ὡς εἰπεῖν τῶν μαθητῶν ῥᾳδίως φέρ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φαίνετο καί μισῶν ἐμ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υαρεῖς, ἦ δ’ ὃς ὁ Ἁγριώδης, κατὰ τίνα λό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τοι οὐκ οἶδ’ ὅπως ὁ Ἀγριώδης ἔδοξεν αὐτῷ οὐκ ὀρθοῖς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μμασιν ἀναβλέψαι τοῦτο λέγ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ῶς ε”χει ὁ ἀδελφός σου Κάρολος; ἐφίλουν γὰρ αὐτὸν δεινὸν ὄ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ῆσθαι τοῖς ζῴ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ρειος ἐσκόπει πρὸς ἑαυτὸν οὐκ εἰδὼς εἶ ἐκ προνοίας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μεταβάλοι τὸν λόγον. καὶ ἐν ᾧ ὁ Ῥοὼν διεξῄει τὰ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ρόλου τοῦ περὶ τούς δράκοντας ὄντος, χαρτίον τι ἀνέλαβεν ἐν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απέζῃ κείμενον ὑπὸ τῷ πρὸς τεϊοδόχην χιτωνίσκῳ. τοῦτο δ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ῆσιν εἶχεν ἀπὸ τοῦ Καθημερίνου Μάντεως ἐκτετμημένην τοιάν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χνεύουσιν ε”τι οἱ ἐν τέλει τοὺς εἷς Γριγγώτου τῇ ἕνῃ καὶ νέ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Ἰουλίου τοιχωρυχήσαντας, λεγομένους ἀγνώτους εἶν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αρμακέας σκοτεινοὺς ἢ φαρμακίδας σκοτειν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έ ἐν Γριγγώτου κόβαλοι οὐ φάσκουσιν ἀφῄρησθαι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γὰρ κατώρυχα ἐκείνην αὐθήμερον ἤδη κεκενῶ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βαλόνομος δέ τις ὑπὲρ Γριγγώτου τήμερον τῆς δείλ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ων εἶπε τάδε· Οὐ μέλλομεν ἐρεῖν ὅ τι ἐνῆν αὐτοῦ. μὴ πολ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αγμονεῖτε δῆτα, εἰμὴ θέλετε κακῶς ἀπόλ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Ἄρειος ἐμέμνητό πως τοῦ Ῥοῶνος ἐν τῇ ἁμαξοστοιχ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οντος ὡς ἐπεχείρησέ τις λῃστεῦσαι τὸν Γ ριγγώτου, ἀλλὰ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τε οὗ διώρι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 Ἁγρίωδες, ἔφη, ἡ εἷς Γριγγώτου τοιχωρυχία ἐγένετο παρ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μὰ γενέθλια, ἴσως που ἡμῶν καὶ παρόντω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δῆλος ἦν νῦν δὴ ὁ Ἁγριώδης οὐκ ὀρθοῖς τοῖς ὄμμα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βλέψας ἐξ ἴσου πρὸς τὸν ’Άρειοκ γρύζων δ’ οὖν ἄλλο πρ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ινε πλακούντιον. καὶ ὁ ’Άρειος αὖθις ἀνέγνω τὴν ἀγγελ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άζουσαν τὴν κατώρυχα ε’κείνην αῦθήμερον κεκενῶσθαι. τὸ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Ἃγριώδη κενῶσαι τὴν κατώρυχα τὴν ἑπτακοσιοστὴν καί τρισκ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κάτην, εἴ γ’ ε”ξεστι κενοῦν καλεῖν τὸ ἀπενεγκεῖν ἐκεῖνο τὸ αὐχ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ρὸν σκεῦος. ἦ που τοῦτο δὴ οἱ τοιχωρυχοῦντες ἐζήτο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ἱ παῖδες πρὸς τὸ φρούριον ἐπανῆλθον <text:soft-page-break/>δειπνήσοντες,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όλπους παρέχοντες ε”τι βεβριθότας τοῖς πλακουντίοις ἃ ἐδέξα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1 6 ΑΡΕῐ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ἐθέλοντες ἀνιᾶν οὐδέν τὸν Ἁγριώδη. τῷ δ’ Ἁρείῳ ἔδοξε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 Ἁγριώδει ἑστιᾶσθαι πλείω ἤδη παρασχεῖν ἄξια φροντίδος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πρὸς σχολὰς φοιτᾶν. ἦ γὰρ ὁ Ἁγριώδης συνέλεξε τὸ αὐχμηρ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 φθάσας τούς λῃστάς; ἢ ποῦ νῦν κεῖται αὐτά· ἢ οἶδεν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περὶ τοῦ Σινάπεως ὅπερ οὐκ ἐθέλει ἀγγεῖλαι ὁ 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οὐκ ἤλπιζε γνωρίσαι ποτέ παῖδα οὐδένα ὃν μᾶλ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σεῖῆ τὸν Δούδλιον, μέχρι οὗ τῷ γε Δράκοντι Μαλθάκῳ ἐνέτυχ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ὖν τό γε μὲν πρῶτον οὐκ ε”δει τοὺς Γρυφινδώρους τοὺς πρω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ίρους φοιτᾶν μετὰ τῶν Σλυθηρίνων, εἰ μὴ πρὸς τὰ ποτικ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 οὐκ ε”τυχεν ὁμιλῶν ὡς ε’πί τὸ πολὺ τῷ Μαλθάκῳ. ὕστερον δέ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 ρυφίνδωροι κλαίοντες κατεῖδον ἀγγελίαν τινὰ ἐν τῷ ἑαυ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νείῳ φανεῖσαν. τὰ γὰρ περὶ τῆς πτητικῆς μαθήματα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ώτιστα τῇ Πεμπτῇ γενήσεσθαι, δέον αὐτοὺς τε καὶ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λυθηρίνους κοινῇ φοιτ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αἰνιττόμενος Ἀλλ’ ἕρμαιόν που, ἔφη, νομίζω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ορῶντος τοῦ Μαλθάκου ἐν σάρῳ εὐηθίζεσθ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οῦτο γὰρ ἦν οὗ μάλιστ’ ἐγλίχετο, τὸ τὴν πτητικὴν μανθάν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ὼν εὖ ποιῶν Ἀλλ’ οὐκ ἀκριβῶς οἶσθ’ ὅτι εὐήθη σαυ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ξεις. πολλὰ μὲν γὰρ λαλεῖ ὁ Μάλθακος περὶ τῆς ι’καροσφαι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κῆς ὥς ἐστι τεχνικὸς εἴ τις ἄλλος. ἀλλ’ ἔστι δὴ τοῦτο ψιλ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λ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Μάλθακος πολλὰ δὴ ε”λεγε περὶ τῆς πτήσεως. βαρέω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φερεν ἰδὼν τούς πρωτοπείρους οὐδέποτε πρὸς τὰς ἐπ’ ι’καροσφαι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κῆς ἀγέλας αἱρεῖσθαι ἀγωνισομένους. καὶ μεγαλαυχούμενος πό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υθολόγει τὰ τοιαῦτα φράζων ὅπως μόλις πέφευγε Μυγάλ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ὰς ἐν ἑλικοπτέροις ἐπιδιώκοντας. καὶ οὐ μόνον οὗτος τοιαῦ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τραγῴδει, ἀλλὰ καὶ ὁ Σάμιος, εἴ τις πίθοιτ’ αὐτῷ αὐχοῦντι, πα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ὢν ἀεὶ περὶ τῆς χώρας ἐν σάρῳ ᾗττε. καὶ δὴ καὶ ὁ Ῥοών, εἴ 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ύλοιτο ἀκροᾶσθαι αὐτοῦ, πολλάκις διεξῄει ὅπως ἀνεμόπτε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ονουχὶ προσέκρουσέ ποτε ἐν τῷ σάρῳ τῷ τοῦ Καρόλου παλαι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ἰωρούμενος. οἱ γάρ τοι τῶν ἀρχαίων γενῶν μαγικῶν ἅπαντες ἀ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τῆς ι’καροσφαιρικῆς διελέγοντο. καὶ ὁ Ῥοὼν ἤδη πολὺ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1 8 ΑΡΕῙ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ποδοσφαιρικὴς ἠμφεσβήτει τῷ Δείνῳ Θόμᾳ κοινωνοῦντι τοῦ</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οιμητηρίου αὐτοῖς, ὡς οὐκ ἐπιστάμενος τοῦτο τὸ παίγνιον ὅ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ξιόλογον γίγνεται, μιᾶς μὲν σφαίρας ὑπαρχούσης οὐδ’ ἐξ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τεσθαι οὐδενί. καί ὁ Ἄρειος ε”λαβέ ποτε τὸν Ῥοῶνα σκαλεύ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αφὴν τοῦ Δείνου τινὰ εἰκασίαν παρέχουσαν τῶν ποδοσφαιρισ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Ῥαιστήρων καλουμένων εἴ πως κινοίη αὐ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Νεφελώδης οὐπώποτ’ ἐν σάρῳ διέτριψε, τῆς τήθης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τρεψάσης ποτ’ αὐτῷ οὐδ’ ἅπτεσθαι τοῦ τοιού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καθ’ ἑαυτὸν λογισάμενος ἐνόμισεν αὐτὴν εὖ φρον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γὰρ Νεφελώδη πολλάκις δὴ κακὰ πεπονθέναι καὶ πεδοστιβῆ.</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Ἑρμιόνη οὐχ ἧττον τοῦ Νεφελώδους ἐφοβεῖτο τὰ περὶ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τήσεως. ταῦτα γοῦν οὐκ ἧν ἐκ βιβλίου μαθεῖν, οὗ μὴν ἀλλ’ ἐντόν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χείρησεν. ἀριστῶντας γὰρ τῇ Πεμπτῄ πάνυ ἀνιῶσα πά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εδίδου τὰς περὶ πτήσεως ὑποθέσεις ἃς ἐξηύρηκε βιβλίον χρ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μένη τι παρὰ τῆς δημοσίας βιβλιοθήκης. τούτῳ γὰρ τῷ βιβλ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νομα ἦν ἡ ι’καροσφαιρικὴ ἐξ ε”τους εἷς ἔτος. καὶ ὁ μὲν Νεφελ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κρεμάμενος τοῦ λόγου αὐτῆς μάλιστ’ ἐσπούδαζεν εἴ πω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ου ἐκκρεμάσθαι δύναιτο μαθὼν ἤδη τὰ ἐπιτήδεια, οἱ δ’ ἄλλο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άλισθ’ ἥσθησαν εἷσκεκομισμένων τῶν ἐπιστολῶν· τοῦτο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θὺς δὴ ε”σχεν αὐτὴν μεταξὺ λέγου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ρειος οὐκ ἐλελήθει δήπου τὸν Μάλθακον οὐδεμίαν δε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μενος ἐπιστολὴν μετὰ τὰ γράμματα τὰ τόθ’ ὑφ’ Ἁγριώδου πε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θέντα. τούτῳ γὰρ ὁ ὦτος ἀεὶ νώγαλα σοφῶς χάρτῃ συγκαλυπ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ἴκοθεν εῖσεκόμιζεν, ἅπερ ἐκεῖνος γαυρούμενος ἐναντίον τῶν Σλ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ηρίνων ἐξεκάλυπτεν ἀριστώ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στρίξ ἐκόμισε τῷ Νεφελώδει μικρόν τι ὑπὸ τῆς τήθης πε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θέν. τοῦτο δὲ σπουδῇ ἐκκαλύψας ε”δειξεν αὐτοῖς σφαῖράν τι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αλίνην καί καπνοῦ πλήρη λευκοῦ τοσαύτην ὅσην βώλῳ μεγάλ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κάζοιεν ἂν οἶ νῦν παῖ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αντομνημονευτικόν ἐστιν, ἔφη. ἡ γὰρ τήθη ξύνοιδε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υ ἐπιλήσμονι ὄντι· τοῦτο δέ σημαίνει ὅ τι ποιητέον ε”σται σοι ἥ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ε ἐπιλάθῃς του. ῖδού’ ἣν μέν σοι βεβαίως ἐχομένῳ ἐρυθρὸν γί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ται, ἐπιλέλησαι τινός - ἀλλὰ μεταξὺ λέγων ταῦτα μάλιστ’ ἠπόρ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παντομνημονευτικοῦ ἐκλάμποντος ἅμα ὥσπερ σάνδυκο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αὐτὸς ἐπελάθετό τι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ρᾶτο δέ μεμνῆσθαι ὅτου ἐπελάθετο καὶ ὁ Δράκων Μάλθα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τῶν Γρυφινδώρων τράπεζαν παριὼν ἀνήρπασε τὸ παντομν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ονευτικὸν αὐτῷ ἐκ τῆς χειρ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μὲν “Ἀρειος καὶ ὁ Ῥοὼν εὐθὺς ἀνεπήδησαν, ὡς μ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πίζοντες πρόφασίν τινα εὑρεῖν τοῦ εἷς χεῖρας ἐλθεῖν ἐκείνῳ. ἡ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 ΠΕΡῙ ΜΕΣΑΣ ΝΥΚΤΑΣ ΜΟΝΟΜΑΞΙΑ 11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ονωγαλέα ἔφθασεν αὐτοὺς ἀεὶ ἐν εὐφυλάκτῳ οὖσα ὑπὲρ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ων σοφιστῶν πρὸς τὸ πράγματα γιγνώσκ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ὴ τὸ πρᾶγμα;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Μάλθακος τούμὸν ε”χει παντομνημονευτικόν, ὧ σοφίστρ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σκυθρωπάζων τι ὁ Μάλθακος ταχέως μεθῆκε τὸ παντομ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ευτικόν ἐπὶ τὴν τράπεζ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ἔφη, ἄλλο ἤθελον ποιῆσαι ἢ θεωρεῖν μόνον. καὶ ὑπεξῆλ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γων Κάρκινον καί Κέρκοπ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λίγον δὲ μετὰ τὴν ἐνάτην τῆς δείλης, ὅ τ’Ἅρειος καὶ ὁ Ῥοών καὶ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ι Γ ρυφίνδωροι σπεύδοντες κατέβησαν κατὰ τὴν κλίμακα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κῆπον μαθησόμενοι τὰ πρῶτα τῆς πτητικῆς τέχνης. αἰθρίας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σης ἐπορεύοντο διὰ λειμῶνος ἀνέμοις κινουμένου κάτω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ιμῶνα ἄλλην ὁμαλήν, αὕτη δ’ ἦν ἐπέκεινα τοῦ κήπου, ἀπέχ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ὺ τῆς ὕλης ἀπορρήτου, ῆς ἂν ὅμως τὰ δένδρα τηλόθεν εἶ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νεφαῖα ἀνέμῳ φορούμεν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οἶ Σλυθήρινοι ἤδη παρῆσαν καί σάρα εἴκοσι πρόκροσσα 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οίχοις κοσμίως ἦν προκείμενα. ὁ δ’ ’Άρειος ἤκουσέ ποτε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ὖισηλίων σχετλιαζόντων περὶ τῶν σάρων τῶν Ὑογοητικῶ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τιν ἃ ἢ σφύζει ἐάν τις ἀνωτέρω πέτηται, ἢ πρὸς ἀριστερ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ίστα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ίκετο δ’ ἤδη ἡ Εὖχρῆ διδασκαλίς οὖσα. πολιὰς δέ παρεῖχε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ίχας, καί ἦσαν αὐτῇ ὀφθαλμοὶ κιρροὶ καθάπερ κίρκ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ρύζουσα Τί μέλλετε; ἔφη. πᾶς τις παραστήτω σάρῳ. ἄ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 σπεύσα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Ἁρειος βλέψας κάτω τοῦ ἑαυτοῦ σάρου ᾔσθετο παλαιοῦ ὄ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πτόρθους ε”χοντος οὐκ ὀλίγους εἰκῇ προῦχο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Προτείνατε, ἔφη, τὴν δεξιὰν ὑπὲρ τὸ σάρον καὶ ’Ἁ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ήσα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ἅπαντες ’Άνα ἐβόη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 τοῦ Ἀρείου σάρον εὐθὺς εἰς τὴν δεξιὰν ἀνεπήδησε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α ὡσαύτως τινά, ὀλίγα δέ. καί τὸ μὲν τῆς Ἑρμιόνης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ινήθη πλὴν ἀλλὰ χαμαὶ περιεστρέψατό τι, τὸ δέ τοῦ Νεφελώδ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ίνητον δὴ αὐτοῦ ἔκειτο. ὁ δ’ Ἄρειος ἐσκοπεῖτο πρὸς ἑαυτὸν ε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ως τὰ σάρα ὁμοῖα ὄντα τοῖς ἵπποις εἰδεῖεν πότερον φόβον τι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αρέχοι. τὴν γὰρ τοῦ Νεφελώδους φωνὴν δήλην εἶναι τρέμουσα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ιστα βουλομένου χαμαὶ διατρῖψ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εῦθεν δέ ἡ Εὖχρῆ μεταξὺ αὐτοὺς ἐπὶ σάρον ἀναβάντας 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άσκουσα τῆς ἀκμῆς μῆ περιρρυῆναι, διὰ στοίχους ἅνω τε καί κά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βάδιζεν ἀνορθώσουσα τοὺς μὴ προσηκόντως τοῦ σάρου ἀ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20 ΑΡΕῙ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μβάνοντας. ὁ δ’ Ἄρειος καὶ ὁ Ῥοών μάλισθ’ ἥδοντο ἀκούσ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ῆς τῷ γε Μαλθάκῳ λεγούσης ὡς ἐπὶ μήκιστον οὐκ ὀρθ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πρατ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γε δή, ἔφη, ἐπεὶ τάχιστα τῴ νιγλάρῳ ηὕλησα τὴν ἀρχήν, δ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μᾶς ἐντόνως λακτίσματι ἀπῶσαι τὰ σάρα ἀπὸ τῆς γῆς ὡς ἄρδ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ι’ωρησόμενοι. ἶσόρροπα δ’ ἔχοντες τὰ σάρα ἅνω φέρεσθε μικρ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ᾶπειτα πρόσω νεύσαντες εὐθὺ χαμᾶζε κατάγεσθε. ἀκούσατε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νιγλάρου· τρεῖς - δύο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Νεφελώδης περιδεὴς ὢν ὡς φοβούμενος χαμαὶ καταμεῖ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ρρωμένως πεδόθεν ἀπεώσατο πρίν γε τὴν Εὐχρῆν αὐλ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ὕτη δέ βοῶσα Κάτιθι, εἶπεν, ὦ παῖ. ἐκεῖνος δ’ ἤδη ἀεροδόνη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ώτερω φέρεται καθάπερ βύσμα ἐκ σταμνίου πηδῶν. καί νυν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ώδεκα πόδας μεμετεώρισται, νῦν δ’ εἴκοσιν. ὁ δ”Άρειος κατεῖδε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αὐτὸν τοῦτο μὲν λευκὸν γεγενημένον τὴν ὄψιν καὶ δέει ἐκπεπληγ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ν κάτω βλέποντα πρὸς τὴν γὴν ἥδη ἐξίτηλον οὖσαν, τοῦτο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χηνότα καί ἀπορρέοντα εἰς πλάγιον ἀπὸ τοῦ σάρου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δέ πέδονδε πεσόντα καῖ πατάγῳ μεγάλῳ γὴν κρούσα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μαὶ πρηνὴ κείμενον ταλαίπω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έ σάρον ε”τι ἀνώτερω μετεωριζόμενον καί κατ’ οὖρον ἡσύχ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ερόμενον πρὸς τὴν ὕλην ἀπόρρητον μετ’ ὀλίγον ἀφανῆ ἐγέ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Εὐχρῆ προσέκυπτε τῷ Νεφελῶδει λευκὴν ὡσαύτως παρέ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υσα τὴν ὄψ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Ἁρειος ἤκουσεν αὐτῆς λεγούσης τάδε· Τὸν καρπὸν ἔ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αγότα. ἄγε δή, ὦ παῖ. καλῶς ἔχει. ἀνάστηθι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οῖς ἄλλοις μαθηταῖς Μηδείς, ἔφη, κινείσθω ἐν ᾧ ἄγω τοῦ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παῖδα πρὸς τὸ νοσοκομεῖον. καὶ δεῖ ὑμᾶς ἐᾶν τὰ σάρα χαμ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ιπόντας’ εἶ δέ μή, θᾶττον ἐκπεσεῖσθε ἐκ τοῦ Ὑογοήτου ἢ δύνατ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εἰπεῖν τὸ ι’καροσφαιρική. ἄγε δή, ὦ φίλτα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Νεφελώδης δακρυρροῶν ἔτι καὶ τοῦ καρποῦ ἐχ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ῆλθε χωλευόμενος μετὰ τῆς Εὐχρῆς ἀμφιβαλούσης τὴν χεῖ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ιχομένων δ’ ἐξ ἐπηκόου, ὁ Μάλθακος γέλωτα συνέθηκ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ολὺν εἶπὼν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καὶ τὸ πρόσωπον εἴδετε τοῦ βλακ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 ἕτεροι Σλυθήρινοι εὐθὺς συνεγέ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Παραβάτις Πατίλη Σίγα, ἔφη, ὦ Μάλθακ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ῶν παραστατεῖς τῷ Μακροπύγῳ, τοῦτ’ εἶπε Παννίκη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κίττος, Σλυθηρίνη οὖσα σκυθρωπὴ τὴν ὄψιν. Οὐ γάρ τοι ᾠήθην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έ, ὦ Παραβάτις, ἀγαπᾶν τὰ σάρκινα παιδάρια μαμμόθρεπ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Μάλθακος προπηδήσας ἔλαβέ τι ἐπὶ τῆς γῆς κεί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 ΠΕΡΙ ΜΕΣΑΣ ΝΥΚΤΑΣ ΜΟΝΟΜΑΞΙΑ 12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ού, ἔφη. τοῦτο γάρ ἐστιν ἐκεῖνο τὸ τῇ τήθῃ δεδο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εργέλο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 παντομνημονευτικὸν ἂν εἶδες στίλβον ἐν ἡλίου ἀκτῖσιν ὑ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 ἀρθ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ἠρέμα Δός, ἔφη, δὸς αὐτὸ ἔμοιγε, καί κατεσιώπ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παντες θεωρήσ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Μάλθακος σαρδάνιον ἐγέλα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έλοιμ’ ἅν, ἔφη, καταθεῖναί που αὐτὸ ὅθεν ὁ Μακρόπυγος οἷ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 ἔσται ῥᾳδίως ἀναλαβεῖν. αὐτίκα γ’ εἷς δένδ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αυγάζοντος δ’ ἤδη τοῦ Ἁρείου Δὸς ἐμοὶ αὐτό, ἀναπηδήσας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σάρον ἀνέπτατο εἰς ἀέρα. οὐδ’ ε”ψευστο φάσκων δεινὸς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τεσθαι’ αἰωρούμενος γὰρ ἴσον τοῖς ἄκροις κλάδοις παρὰ δρ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α, βοῶν τἨκε οὖν, ἔφη, ὦ Ποτέρ, λαβοῦ μο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μὴν ὁ ’Άρειος ἀνείλετο τὸ σά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μὲν Ἑρμιόνη κεκραγυῖα πρὸς αὐτόν, Μή μοι σύ, ἔφη.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Εὖχρῆς ἀπειπούσης ἡμᾶς κινεῖσθαι, πράγματα παρέξ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πα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ταῦτ’ ἐν οὐδενὶ λόγῳ ἐποιήσατο. πιμπράμενος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 αὐτοῦ ε’πὶ τὸ σάρον ἀνεπήδησε, καὶ ἐντόνως ἐλάκτισε τοῦ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ς, καὶ ἄρδην ἐμετεωρίσθη, τῆς κόμης ἅμα δι’ αὔρας ᾆττομέ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 τρίβωνος πρὸς ἀνέμου διαπνεομένου. καὶ ε”ζει πως τ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υμοῦ μένος αὐτῷ εἰδότι ὡς πρᾶξιν ἥδη μεταχειρίζοιτο καθ’ ἣ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ἂν ἀδίδακτος ἀριστεύοι. τοῦτο γὰρ ῥᾴδιον εἶναι, τοῦτο θαυμασ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σφόδρα. καὶ ἀντισπάσας τι τὸ σάρον ὡς καὶ ἀνωτέρω εὐθυν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ᾔσθετο ὀλολυγμοῦ μὲν τῶν χαμαί παρθένων κεχηνυιῶν, τοῦ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ος ἀλαλαγμοῦ ἅμα τεθηπό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χέως δέ τὸ σάρον σπάσας ηὔθυνεν ἀντιωσόμενος τῷ Μαλθάκ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ἐκπεπληγμένος ἐφαί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Ἁρειος Δὸς ἐμοὶ αὐτό, ἔφη. εἰ δέ μή, ἐκκρούσω σ’ ἀ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Πῶς δῆτα,’ ἔφη· ἤθελε μὲν γὰρ ἐπισκώπτειν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δεὴς δ ’ ὅντως ἐφαίνετο γενόμεν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 ὁ Ἄρειος ᾔδει πως τὸ δραστέον. προῦκυψεν οῦν καὶ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ου ἀπρὶξ ἐλάβετο· τὸ δέ ᾖξεν ε’πί τὸν Μάλθακον ὥσπερ βέλ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κροῦ δ’ ἐδέησε πατάξαι αὐτὸν μόλις φθάσαντα· ’Ἀρειος δέ ταχέ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μπαλιν στρεψάμενος τὸ σάρον ἰσόρροπον ἀνεῖχε. καὶ ὀλίγοι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τω ἐκρότο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τε Κάρκινος, ἔφη, οὔτε Κέρκωψ πάρεστιν ὥσπερ δαίμων 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ὸ μηχανῆς ῥυσόμενός 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ταύτὰ λογισάμενος Λαβοῦ δῆτα, ἔφη, εἶ τυχεῖ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22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ἷός τ’ εἶ. καὶ τὴν μὲν σφαῖραν τὴν ὑαλίνην ἄρδην ε”βαλε μετέω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ς δ’ ὕψοθεν ᾖξε πρὸς τὸ ἔδαφ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Ἁρειος ἐθεάσατο αὐτὴν ὥσπερ ἐκ θεοῦ κάτοχος πρῶτον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ραδέως ἀνωτέρω μετεωριζομένην, ε”πειτα δέ κατ’ ὀλίγον χαμᾶζ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ίπτουσαν. ε”νευσεν οὖν καί τὴν τοῦ σάρου κώπην κάτω ηὔθυν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ἀκαρεῖ κάταντες κατέσκηπτεν ἀεὶ θᾶττον καταιγίζω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θάσων τὴν σφαῖραν. ᾔσθετο δ’ οὐ μόνον τοῦ πνεύματος κατ’ ὦ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φλάζοντος ἀλλὰ καῖ τοῦ θορύβου τῶν κάτω θεωρούντων. καί χεῖ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τείνας ἔλαβεν τὴν σφαῖραν μικροῦ δέουσαν προσκροῦσαι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άφει, καιρίως δ’ ἅμα τό σάρον κατορθῶν ἠρέμα κατερρύη εἷς τὸ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λειμῶνα, τὸ παντομνημονευτικὸν χειρὶ ε”χων ἔτι ἀκέρα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τος σύ, ὦ ’Ἁρειε Ποτέ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πεινότατος δ’ ἐξ ὑψηλοτάτου παραυτίκα ἐγένετο· ἡ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ονωγαλέα ε”τρεχεν ἐπ’ αὐτούς. Ἄρειος δέ τρέμων ἀνέστ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ὅσον οὐκ ἄφωνος γενομένη διὰ τὸ ἀπροσδόκητο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όπτρων ἅμα δι’ ὀργῆς ἀστραπτούντων Οὐδέποτε, ἔφη, ἐξ οὖ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ογοήτου - καὶ δῆτ’ ἐτόλμας - τάχ’ ἄν ἐξετραχηλίσθης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ὗτός γ’ ἅμεμπτός ἐστιν, ὦ σοφίστρια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γα, ὦ Πατίλη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Μάλθακος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λις εἶπας, ὦ Εὖισήλιε. ἕπου μοι, ὦ Ποτέρ, νυν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κατεῖδε Μάλθακον τε καὶ Κάρκινον καὶ Κέρκοπ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ιωνίζοντας ἀθύμως βαδίζων ὄπισθε τῆς Μαγονωγαλέ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χωρούσης πρὸς τὸ φρούριον. πάντως γὰρ ᾔδει ἐκπεσού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ἐβούλετο μὲν ἀπολογεῖσθαι, ἀφασία δέ τις εἶχεν αὐτό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αίνετο. ὴ δ’ οῦν Μαγονωγαλέα τὸν τρίβωνα σύρουσα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χέως προύχώρει οῦδὲν βλέψασα πρὸς αὐτόν ὥστ’ ε”δει τρέχ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υνεψόμενον αὐτῇ. ἀπολωλέναι γὰρ ὡς οὐ δυνηθεὶς οὐδὲ δ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βδομάδας ἀντέχειν. ἐν δ’ ἀκαρεῖ δεήσειν αὐτὸν συσκευάσασθαι τὰ</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χρήματα. τί ἐροῦσιν οἱ Δουρσλείοι αὐτῷ οῖκάδε ἀφικο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ἀνὰ τὰς τοῦ φρουρίου προσαμβάσεις ε”βησαν καὶ ἀνὰ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δον ἀναβαθμὸν μαρμάρινον ἐκείνης οὐδὲν αὐτῷ εἰπούσης. ἡ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ας βιαίως ἀνέῳξε καὶ παρὰ διαδρομὰς ἐπορεύθη, τοῦ Ἁρε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ως κατὰ νῶτον ὀπισθοφυλακοῦντος ταλαιπώρου. ἴσω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ν ἄγειν αὐτὸν ὡς τὸν Διμπλόδωρον. καὶ ἐνενόησε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 ἐκπεσόντα μὲν ἐξὸν δέ μεῖναι κυνηγιοφύλακα. ἴσ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ήσεσθαι αὐτὸς διάκονος τοῦ Ἁγριώδους. καὶ ἀναπλάττων ὅ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ς τὸ σακίον οἴσει τὸ τοῦ Ἁγριώδους περιπολῶν κατ’ ἀγρ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ιστα δὴ ἠθύμ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ἱστήκει δ’ ἐκείνη πρὸ δωματίου τινός. καί τὴν θύραν ἀνοίξα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 ΠΕΡΙ ΜΕΣΑΣ ΝΥΚΤΑΣ ΜΟΝΟΜΑΞΙΑ 12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αρακύψασά τι Ξύγγνωθί μοι, ἔφη, ὦ Φιλητικέ. Ἆρ’ ε”ξεσ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ι Ὕλην χρήσασθαι διὰ μικρ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ἀπορῶν ἐσκόπει πρὸς ἑαυτὸν εἷ”Ύλη ἐστὶ ξύλο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 συντρῖψαι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 δ’ ’Ύλης ἄρα ἀπέβη ἄνθρωπος ὤν, νεανίσκος εὐτραφὴς πε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ηρίδ’ ἤδη διατρίψας, ὅστις ἀπὸ τῆς τοῦ Φιλητικοῦ σχολῆς ἦλ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μηχανῶ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κείνη δέ Ἑπεσθέ μοι, ἔφη, ἀμφότεροι. καὶ ἐπορεύθησαν ὁμοῦ ἀν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διαδρομήν, τοῦ ’Ύλου τέως δεινὸν βλέποντος πρὸς τὸν ’Ἀ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σιτε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ὕτη δ’ ἡγήσατ’ αὐτοῖς εἷς διδασκαλεῖον κενὸν πλὴν ἀλλ’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φύκτης ἐκεῖθι γράμματα ἀσχήμονα ἐπὶ τοῦ μέλανος πίνα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υψῴ ἔγραφ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πιθι, ἔφη, ὦ Ποίφυκτα, καῖ ὁ μὲν τόν γυψὸν εῖς φορυ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λὼν μεγάλου μετὰ πατάγου, πολλὰ δέ καταρώμενος ἀπῆλ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 ἐπαράξασα εὐθὺς τὴν θύραν μετεστρέψατο ἐναντίον το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ίδο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δ’ ε’στῖν Ὀλοφώϊος Ὕλης, ὦ Ποτέρ, ὦ ’Ύλα, ἰδού, τὸν ζητη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ὕρηκά σ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ν Ὕλην ἂν εἶδες μεταβαλλόμενον τὸ πρόσωπον ἐξ ἀπορ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ς ἡδό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9Η καὶ σπουδάζεις, ἔφη, ὦ σοφίστρ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ουδάζω γε. ὁ γὰρ παῖς τέχνην παρέχει αὐτόφυτον. οὐ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ώρακα οὐδένα ἴσον αὐτῷ οὐδέποτε. ἦ καὶ τὸ τότε δὴ πρῶτόν σοι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ου, ὦ Ποτέ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κατένευσε σιωπῶν. οὐ μὲν γὰρ ᾔδει ὅ τι γίγνοιτο, οὐ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ινδύνευεν ἔτι ἐκπίπτειν γοῦν, ὡς ἐδόκει. ὥστε τῆς τῶν σκελῶ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νάρκης ἧττον ᾐσθά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 οὖν τῷ ’Ύλῃ ε”λεγε τάδε’ Μετεωρισθεὶς γὰρ πό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ντήκοντα κατέσκηψε χειρὶ ληψόμενος ἐκεῖνο, καὶ βλάβην οὐ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έμεινεν οὐδεμίαν. ἀλλ’ ὁ πάνυ Κάρολος Εὐισήλιος τοιοῦ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ύτειν οὐκ ἂν ἐδυνή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δέ Ὕλῃ, ὡς ἐφαίνετο, τὰ πάνθ’ ὅσα ὀνειροπολοίη ποτὲ νῦν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μοῦ ἀπ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4Ἆρ’ εἶδες παρών ποτε τοὺς ι’καροσφαιρίζοντας, τοῦτ’ εἶπε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ουδάζειν δοκ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ἐξηγησομένη Οὗτος, ἔφη, ἀγελάρχης ἐστὶ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υφινδώρ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 σῶμα, ἦ δ’ ὃς ὁ Ὕλης, ἔχει τέλειον πρὸς τὴν ζητητικ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εριπατῶν τὸν Ἄρειον πανταχόθεν ἐξέταξ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2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αφρὸς δ’ ἐστὶ καί ταχύς, ἀλλὰ δεήσει κατακτήσασθαι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ον ἐπιεικές οἶον Ὑπερνεφελὸν Δισχιλιοστόν ἢ Καθαρίστρι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βδόμ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ὼ οὖν διαλέξομαι τῴ Διμπλοδώρῳ ἐάν πως περιίδωμε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όμον τὸν περὶ τῶν πρωτοπείρων. ἀλλ’ ὦ Ζεῦ καί θεοί, δέομε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έλης βελτίονος τῆς περυσινῆς. κατ’ ἄκρας γὰρ ἐπόρθησαν ἡμᾶ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ἶ Σλυθήρινοι ἐπ’ ἐκείνου τοῦ ἀγῶνος. οὐδ’ ἀνειχόμην κατ’ ὀφθ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ὺς ἐλθεῖν τοῦ Σεουέρου Σινάπεως πολὺς ἐξ οῦ χρό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ὑπὲρ τὰ διόπτρα δριμὺ βλέπουσα πρὸς τὸν θἈρειον Ἐλπίζ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εσθαι ὡς σὺ μετὰ σπουδῆς γυμνάζῃ. εἰ δέ μή, τάχ’ ἃν με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οίην ἐπὶ τῷ μὴ κολάσαι 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ᾶπειτα ἐξαίφνης μειδιάσας Ὁ πατήρ, ἔφη, ἐφιλοτιμήθη ἂν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ί, δεινὸς ὢν ι’καροσφαιρίζειν αὐτ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ῶν φῙ-Ῐ που προσπαίζεις, ἔφη. ’Ἁρειος γὰρ δειπνῶν εἰρή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τί γέγονεν ἐξ οῦ ἀπὸ τοῦ κήπου ἦλθε μετὰ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ονωγαλέας. ὁ δέ μερίδα κρεῶν βοείων μετὰ νεφροῦ κεκαρυ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υμένων ἐλελήθει ἑαυτὸν ε”δεσθαι μέλλ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9Ῑ-ιῙ καί ζητητὴν λέγεις; ἔφη. οἵγε μὴν πρωτόπειροι οὐδέποτε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τα σύ γε κινδυνεύεις νεώτατος γενέσθαι ι’καροσφαιριστὴς ε”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υ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κατοστόν γε, ἦ δ’ ὃς ὁ ’Άρειος καταπίνων ἅμα μερίδα κρε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άλην. μάλιστα γὰρ ἐπείνησε παντοῖος ε”τ’ ὢν διὰ τὰ τῆς δείλ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ενημένα. μετ’ ὀλίγον δέ Ὁ γὰρ ’Ύλης, ἔφη, τοῦτ’ εἶπέ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Ῥοὼν εἷς τοσοῦτο ἐθαυμάζε καῖ ἐζήλου αὐτὸν ὥστε μηδὲ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ἄλλο ποιῆσαι ἢ χάσκ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Γυμναζόμενος δ’ οῦν, ἔφη, τῆς ἐπιγιγνομένης ἅρ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μαι ἑβδομάδος. ἀλλὰ μὴ εἴπῃς μηδενί ὁ γὰρ Ὕλης βούλεται τοῦ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όρρητον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Φερέδικος καὶ ὁ Γεωργός εἰσελθόντες εἷς τὸ μέγα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ιδόντες δέ τὸν ’Ἀρειον ἐπειγόμενοι συνέβαλον αῦτ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ῦ πάνυ πεποίηκας, ἔφη ὁ Γεωργὸς πρὸς οῦς λέγων. Ὁ ’Ύλ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πεν ἡμῖν· τῆς γὰρ ἀγέλης ε’σμέν καὶ αὐτοὶ ῥαιστῆρ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Γεωργός Τῆτες γάρ, ἔφη, τὴν Φιάλην ἐκείνην τὴν ι’καρ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ιρικὴν εῦ οἶδ’ ὅτι οἶσόμεθα. οὐ γὰρ ἐνηνέγμεθα αὐτὴν ἐξ οῦ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ρολος ἐφήβευσε, τῆτες δὲ ἡ ἀγέλη μέλλει ἀρίστη ἀποβήσ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κ ἔστιν ὅπως σύ, ὦ Ἄρειε, οὐχὶ δεινὸς ἂν εἴης. ὁ γὰρ ’Ύλ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σον οὐκ ἐπωρχεῖτο τοῦτ’ ἀγγέλλων ἡ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ιτέον δ’ οὖν. ὁ γὰρ Ἰόρδανος ὡς οἴεται ηὕρηκε καιν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όνομόν τινα κρυπτὸν ἐκ τοῦ παιδευτηρίου φέρ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 ΠΕΡΙ ΜΕΣΑΣ ΝΥΚΤΑΣ ΜΟΝΟΜΑΞῙΑ 12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όν γε λέγει δήπου τὸν κατόπιν τοῦ ἀγάλματος τοῦ Γρ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ορίου τοῦ λιπαροῦ ὃν ἡμεῖς τῆς πρώτης ἑβδομάδος ηὕρομεν, χαῖρ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Φερέδικος καὶ ὁ Γεωργὸς σχεδὸν ἐξεληλύθεσαν καὶ ἄλλο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ινές ἀφίκοντο πολλῷ ἧττον ἀρεστοὶ ἐκείνοις. εἰσῆλθε γὰρ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θακος, τῶν ἑταίρων Καρκίνου καὶ Κέρκοπος ἑκατέρωθε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λουθού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ῬῙ που πανύστατον, ἔφη, σὺ δειπνεῖς παρ’ ἡμῖν; πηνίκα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μαξοστοιχίαν λήψῃ ε”μπαλιν ἐπανιὼν παρὰ τούς Μυγάλ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δ’ ἀτρέμα Ἀλλὰ γὰρ σύ, ἔφη, πολλῷ ἀνδρειότερος ε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που χαμᾶζε κατελθὼν τῶν ἑταίρων τούτων ὅλιγοδρανὼν π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λουθούντων. οὐχ ὅτι οὔτε ὁ Κάρκινος οὔτε ὁ Κέρκωψ ὅντ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σθενὴς ἦν, ἀλλὰ ὡς καθημένων διδασκάλων ε’πί τὴς ἅνω τραπέζ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ῶν οὐδέτερος ἐτόλμησε πράττειν οὐδὲν πέρα τοῦ ψοφεῖ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νδύλοις σκυθρωπάζων τέ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Μάλθακος Θέλοιμ’ ἄν, ἔφη, μονομαχεῖν σοι ἢ τῆσδε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υκτὸς ἢ ὅταν σύ βούλῃ μάχην μάγων τρόπῳ. τοῦτο γὰρ ε”στι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αις ταῖς ῥάβδοις μάχεσθαι δίχα διεστῶτας. τί δ’ ἐστίν; οὔκο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κουσας περὶ τῆς μαγικῆς μονομαχίας ὅ τι ἐ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Ί-Ῑκουσε δή, ε”φη ὁ Ῥοὼν περιστρεφόμενος, ἐγὼ μὲν γὰρ π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άτης εἰμί αὐτῷ· τίς δ’ ἐστί σ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Μάλθακος βλέψας πρὸς τὸν Κάρκινον καὶ τὸν Κέρκοπ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θέλων ἀντιτιθέναι τοῦτον ἐκείνῳ, Κάρκινος, ἔφη. ἦ που καλῶ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ἔχει ἢν μεσούσης τῆς νυκτὸς συμβαλῶμεν ὑμῖν ἐν τῴ τῶν τροπα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ωματίῳ ὡς ἀεὶ ἀκλήστῳ ὅ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ελθόντος δέ τοῦ Μαλθάκου, ὁ Ἄρειος καὶ ὁ Ῥοὼν ἐνέβλεψ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ήλοις εἷς τὸ πρόσωπ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Ἀλλὰ τί ἐστιν ἄρα, ἔφη, ἡ μονομαχία μαγική; ἢ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ύναται τὸ προστάτην εἶναι ἐμ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ὼν εὐθύμως Εἶὲν, ἔφη. τῷ προστάτῃ ἔργον ἂν εἴη ὑ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χεῖν σου εἴ πως ἀποθάνοις. ἐσθίων δέ τέλος ἤρξατο τὸ ὄψον,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ιδὼν τὸ Ἁρείου πρόσωπον περιφοβοῦ δοκοῦντος, ταχέως ἀ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ών Ἀλλ’ οἱ ἀγωνισταί, ἔφη, κατὰ τὸ ξύνηθες οὐκ ἀποθνῄσκου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 μὴ ἀληθινοί εἶσι μάγοι ἀληθῶς μονομαχοῦντες. ἐπι πλεῖσ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σὺ καὶ ὁ Μάλθακος σπινθῆρας οἷοί τ’ ἔσεσθε ἐμβαλεῖν ἐ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ήλους. οὐδέτερος γὰρ ἅλις οἶδεν τῆς μαγικῆς ὅπως ἕτε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τερον βλάψῃ. προσεδέξατο δ’ οὖν σε ἀνανεῦ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δὴ τὴν ῥάβδον σείσαντος ἐμοῦ οὐ γέγονεν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ύτην γ’ ἀπορρίψαντα δεῖ ἐπὶ κόρρης πὺξ πατάξ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ἀκούσαντές τινος Ξύγγνωθί μοι λεγούσης, ἀναβλέψ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Ἑρμιόνην εἶ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26 ΑΡΕΙΟΣ Πο ΤΗ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ὁ Ῥοών Οὔκουν ἔστιν, ἔφη, ἡσυχάζοντι δειπνεῖν ἐνθ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τοῦτον ἐν οὐδενὶ λόγῳ ποιουμένη τῷ Ἁρείῳ Παρή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υσα σοῦ, ἔφη, καὶ τοῦ Μαλθάκου ἀκουσία γε μήν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κουσία μὲν οὖν, ἦ δ’ ὃς ὁ Ῥοὼν τονθορύζω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 Καὶ μὴν οὐ θεμιτὸν νύκτωρ περιπολεῖν τὸ παιδευτήριον. ἁλ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 οὐδ’ ἔστιν ὅπως οὐχ ἁλώσῃ - κινδυνεύεις διὰ τὸ ἄγαν φί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υτον ἐκεῖνο βαθμοὺς ἀπολέσαι τοῖς Γρυφινδώροις πολλοὺς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σύ γε, ἦ δ’ ὃς ὁ ’Άρειος, τὸ ἄγαν φιλοπρᾶγμον ἐκεῖν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τηδεύ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Ῥοών χαίρειν ἐκέλευσεν αὐ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δέ ταῦτα ὁ ’Άρειος ἀγρυπνῶν μέχρι πόρρω τῆς νυκτὸς ἀκο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τοῦ Δείνου καὶ τοῦ Σαμίου εἷς ὕπνον πιπτόντων - ὁ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φελώδης ε”τι ἐν τῷ νοσοκομείῳ ῆν - ἐνενόει τὰ τῇδε τῇ ἡμέρ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ενημένα ὡς οὗ πάντα τύχῃ ἀγαθῇ ἧν. τὸν γὰρ Ῥοῶνα 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σπέρας νουθετῆσαι αὐτὸν λέγοντα ὅτι Ἐὰν καταράσηταί σ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ήσει ἐκκλίνειν, ἐπεὶ τὰ ἀποτρεπτικὰ οὐ μέμυημαι ἔγωγ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ὰ τοιαῦτα. κινδυνευόντων δ’ αὖ ἁλῶναι ὑπὸ τοῦ Φήληκος ἢ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ώροπος, ἐφοβεῖτο νόμον προσέτι παρανομεῖν ἄλλον ἔτι ὡς ἄγα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ἤδη εὐτυχήσας. καίτοι τῆν Μαλθάκου ὄψιν σαρδάνιον γελῶντος ἀ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οῦ σκότου ἀνέπλαττε, δῆλον γὰρ ὅτι ὥρα ἐστὶ νῦν δὴ νικ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όν Μάλθακον κατ’ ὄμματα ἀντιταττόμενος ἐκείνῳ. καί τού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 τοῦ καιροῦ οὐχ ἁμαρτήσ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ὖν Ῥοών Περὶ τρίτην, ἔφη, φυλακήν ἐσμεν τῆς νυκτ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ιτέον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ὰς κοιτωνικὰς ἐνδυσάμενοι τὰς δέ ῥάβδους ἀναλαβόντες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πύργον καὶ κατὰ τῆς κλίμακος ἑλικοειδοῦς εἷρπον καὶ εἷ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νεῖον τὸ τῶν Γρυφινδώρων. διὰ δέ τοὺς ἐν ἐσχάρᾳ φεψάλους ε”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έγοντάς τι ἧν ι’δεῖν τοὺς θρόνους ὡσεὶ ὀκλάζοντάς πως καθά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ιὰς μελαίνας. καὶ παρὰ μικρὸν ἀφιγμένοι ἦσαν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κονικὴν ὀπὴν καὶ φωνὴν ἐγγύθεν ἥκουσαν τινὸς ἐν θρόνῳ κα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ου. καὶ εἶπεν ὅτι Οὐκ ᾠόμην σε τοῦτο ὅντως ποιήσειν, 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ύχνου δέ καιομένου εἶδον τὴν Ἑρμιόνην παρέχουσαν κοιτωνικ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 φοινικῆν καὶ νέφος ὀφρύων στυγν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ἦ σύ πάρει; ἔφη ὁ Ῥοών. ἄπιθι εἷς κοῖ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 Ἐδέησα κατειπεῖν σου τῷ ἀδελφῷ Περσεῖ. οὗτο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τε πρύτανις ὢν κωλύσαι ἂν ταῦτ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δ’ Ἄρειος οὐκ ἐνόμιζεν ἐνδέχεσθαι οὐδενὶ εἰς τοσ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υπραγμον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 ΠΕΡΙ ΜΕΣΑΣ ΝΥΚΤΑΣ ΜοΝοΜΑΞΙΑ 12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οῦν Ῥοῶνα ἐποτρύνας, τὴν δὲ τῆς παχείας εἰκόνα ἀνοίξ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ὴν ὀπὴν ἀν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οὐχ οἵα τ’ ἦν ἀκονιτὶ παραχωρῆσαι. ἕσπετ’ οὖ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α διὰ τὴν ὀπὴν συρίζουσα τέως ὥσπερ χήν τις πικρ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κουν μέλει ὑμῖν τῶν Γρυφινδώρων μελετῶσι μόνον τὰ κα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αυτούς,· ἐγὼ μὲν γὰρ οῦκ ἐθέλω τοὺς Σλυθηρίνους οἴσεσθαι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ιάλην Οἶκείαν, ὑμεῖς δέ πάντας μεθήσετε τοὺς βαθμοὺς οὓ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τησάμην παρὰ τῆς Μαγονωγαλέας πολλὰ συνεῖσα περὶ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αμορφώσε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πιθ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πειμί γε. ἀλλὰ παρῄνεσα ὑμῖν μὴ τοῦτο ποιῆσαι. μέμνησθε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 τι εἶπον αὔριον ἐφ’ ἁμαξοστοιχίας ὄντες, τοιοῦτοι γὰρ ε”στε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κ ε”μελλον ἄρ’ εὑρεῖν ὅποιοί εἶσιν. ἐκείνη γὰρ στρεψα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ὴν τῆς παχείας ἀνθρώπου εἰκόνα ὡς ε”νδον ἐπανιοῦσα,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νὴν ε”τυχέ που βλέπουσα εἰκόνα. τῆς γὰρ παχείας ἀνθρώ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ύκτωρ ἐπιφοιτησάσης παρά τινα, ἤ γ’ Ἑρμιόνη ἀπεκέκλῃτο τοῦ</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ῶν Γρυφινδώρων πύργ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ὴ ποιήσω,’ ἔφη ὀξείᾳ τῇ φων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Ῥοών Σόν ἄρα τὸ πρᾶγμα, ἔφη. ἡμῖν δ’ ι’τέον ἐστίν· ἄλλ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κινδυνεύουμεν ὑστερίζειν τοῦ καιρ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ἐπειγομένη ἔφθασεν αὐτοὺς οὔπω ἀφικομένους εἷς τὸ ἔσχ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ν τῆς διαδρομ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ώ, ἔφη, συγγενήσομαι ὑ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κισ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ἦ ἐλπίζετε με μενεῖν ἐνθάδε ἆλωσομένη ὑπὸ τοῦ Φήλη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ἢν γὰρ λάβῃ ἡμᾶς ἅπαντας τοὺς τρεῖς, ἀληθεύουσα ἐρῶ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χείρουν ἐγὼ κωλῦσαι ὑμᾶς. καὶ δεήσει ὑμᾶς βεβαιοῦσθαι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ὸν λό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ών Καὶ δῆτα τολμᾷς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ὑπολαβών Σιγᾶτε, ἔφη, ἀμφότεροι. ψόφο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κ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ἦ Νῶροψ πάρεστιν,· ἦ δ’ ὃς ὁ Ῥοὼν κεχηνώς· περιεσκόπ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ἐπὶ τὸ κνέφ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ὡς ἀπέβη Νῶροψ μὲν οὐκ ἦν, Νεφελώδης δέ. ε”κειτο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ὕπνῳ χαμαί νικηθείς· ἐξαίφνης δ’ ἠγέρθη ἐκείνων προσιό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ρμαιον δή ἐστί μοι, ἔφη, ὅτι ηὕρετέ με. ἐπὶ μήκιστον γὰρ ἔξ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έμενον λαθόντος ἐμὲ κοιμητικῶς ἔχοντα τοῦ εἰσιτηρίου ξυν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ματος τοῦ καινοῦ.</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ίγα μέντοι, ὦ Νεφέλωδες. τὸ ξύνθημά ἐστι ῥύγχος χοίρειον,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ν οὐδὲ νῦν συμφέρει σοι, περιπολούσης ἄλλοσε τῆς παχε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2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ῶς ε”χει ὁ βραχίων σούς ἦ δ’ ὃς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ὖ γε, ἔφη, δεικνὺς αὐτόν. ἡ γὰρ Πομφόλυξ ι’άσατο ἐν ἀκαρ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το μὲν μάλ’ ἡδέως ε”χει μοι. ἀλλὰ φέρε δή, ὦ Νεφέλω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μὲν γὰρ τὸ παρὸν δεῖ ἡμᾶς γε ἄλλοσε ἰέναι, πρὸς δέ τὰ με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α ὄψόμεθά 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κεῖνος ἀναπηδήσας Μὴ καταλίπητε με, ἔφη. οὐ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ύλομαι μόνος ἐνθάδε καταμένειν. καὶ μὴν ὁ Βαρόνος Αἵμ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αγὴς δὶς ἥδη παρελήλυ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τῷ ὡρολόγιῳ χρησάμενος δεινὸν ε”βλεπε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ν καί τὸν Νεφελώ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Ἲ-Ιν δέ ὁποτεροσοῦν σφῷν πράξῃ ὅπως ἁλωσόμεθα, ἐπ’ ἐμαυ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δέξομαι τοῦτο μέν μαθήσεσθαι τὴν ἀρὰν ἐκείνην τὴν τῶν μο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λυκείων ἣν ὁ Κίουρος άρτι διῆλθε, τοῦτο δὲ μαθὼν χρήσ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 ὑμ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ῦν ἡ μὲν Ἑρμιόνη ε”χασκέ τι, ὡς διδάξουσα τὸν Ῥοῶ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που τίνι τρόπῳ δεῖ χρῆσθαι τῇ τῶν μορμολυκείων ἀρᾷ, ὁ 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Άρειος συρίζων ἐκέλευσεν αὐτήν γε σιωπᾶν καὶ πᾶσι δεξιᾷ ε”νευ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χωρ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ᾖξαν κατὰ διαδρομὰς φωτὶ πεποικιλμένας, τῆς σελενῆς λα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ῶς διὰ τὰ τῶν ὑψηλῶν θυρίδων διαφράγματα μαρμαιρούσης.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τε εἷς ἀγκῶνα ἀφίκοιντο, ὁ μὲν ’Άρειος ἐφοβεῖτο συμβαλεῖ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ήληκι ἦ τῇ Νώροπι, ηὐτύχησαν δ’ ἐφεξῆς. ταχέως δ’ ἀνέβη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ὰ κλίμακα εἷς τὸ τρίστεγον οἴκημα, ἄκρῳ ποδὶ ἐπιβαίν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 τῶν τροπαίων δωμάτ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Μάλθακος καί ὁ Κάρκινος οὔπω παρεγένοντο. ἔστιλβο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κρυστάλλινοι πυργίσκοι οἶ τὰ τρόπαια φυλάττοντες. φιάλαι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σαν καὶ ἀσπίδες καὶ λεκάναι καῖ ἀγάλματα χρυσᾶ τε καί ἀργυρ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στράπτοντα διὰ τὸ κνέφας. βραδέως δ’ εἷ’ρπυσαν κατὰ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ίχους, ὀξὺ δεδορκότες πρὸς τὰς θύρας τὰς ἑκατέρωθεν τοῦ δω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ου. καῖ ὁ ’Ἀρειος ε”λαβε τὴν ῥάβδον, εὐλαβούμενος μὴ ὁ Μάλθα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άθῃ αὐτοὺς ἐναλλ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ετ’ ὀλίγον ὁ Ῥοὼν πρὸς οὖς λέγων Χρονίζει δή, ἔφη. τάχ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έστρεψεν ἐπτοημένος καὶ ἐμαλακίσ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ότε μάλ’ ἐξεπλάγησαν ψόφον ἀκούσαντες παρὰ τοῦ π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ιμένου δωματίου. ὁ δ’ Ἄρειος τὴν ῥάβδον εἰλήφει καὶ εὐθὺ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ἥκουσαν φθεγγομένου τινός. Μάλθακος μέν οὐκ ἄρ’ ε”τυχεν ὥ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ήληξ δέ τῇ Νώροπι Ἐρεύνα καλῶς, λέγων, ὦ γλυκυτάτη, ἢν 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ι ἐν μύχῳ κρύπτων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φοβούμενος δέ δὴ ὁ Ἄρειος ταῖν χεροῖν μανικῶς ε”νευσε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ις ὡς τάχιστα ἕπεσθαι αὐτῷ. οἱ δέ σιωπῇ ἀπέδραμον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 ΠΕΡΙ ΜΕΣΑΣ ΝΥΚΤΑΣ ΜΟΝΟΜΑΞῙΑ 12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αν ἐκποδῶν γενησόμενοι τῷ Φήληκι ἔτι φθεγγομένῳ. ὁ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φελώδης μόλις σύρων τὸν τρίβωνα ἀρτίως ἐξεληλύθει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ιόντος ᾔσθοντο τοῦ Φήληκος εἷς τὸ τῶν τροπαίων δωμάτ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ἥκουσαν αὐτοῦ μασταρύζοντός τι καὶ λέγοντος ὅτι ’Ένεισ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υ· εἰκότως δ’ ἀποκρύπτον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σιωπῇ ἐσήμανε τοῖς ἄλλοις ἕπεσθαι. καὶ π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πεπληγμένοι εἷρπον κατὰ περίδρομον μακρὸν πανοπλίας ε”χ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άς. ἤκουον δ’ ἀεὶ τοῦ Φήληκος πλησιάζοντος. ἄφνω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Νεφελώδης δέει κεκραγὼς ἦρξε τρέχων· σφαλεὶς δέ μέσ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ρπασε τὸν Ῥοῶνα ὥστ’ ἀμφότεροι ἄντικρυς πρὸς πανοπλ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έκρου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κτύπον ἐποίησαν τοσοῦτον ὥστε πάντας ἐγεῖραι τοῦς ἐν τ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ουρί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δ’ ’Ἁρειος μέγα βοῶν ἐκέλευσεν αὐτοὺς ἀποδραμεῖ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χιστα. καῖ οἱ τέτταρες ὥσπερ δίαυλον τρέχοντες κατὰ τὸν περ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ομον ἠπείγοντο οὐδ’ ἐστρέψαντό ποτε πρὸς τοῦμπαλιν οὐ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ψόμενοι εἴ πως ὁ Φήληξ δίωκοι. κάμψαντες δέ τὸν τῆς θύ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αθμὸν δρόμῳ ἐξ ἄλλης ὥρμησαν διαδρομῆς εἷς ἄλλην, τοῦ Ἁρε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εὶ ἡγουμένου οὐκ εἰδότος οὔτε ποῦ εἰσὶν οὔτε ποῖ φέρονται. εἶ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χίζοντες διείλκυσαν παραπέτασμά τι. τύχοντες δ’ ἐν διόδῳ γ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ι κρυπτῇ, ᾄξαντες δέ κατ’ αὐτὸν ἀνέκυψαν ἐγγὺ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δασκαλείου οὗ περὶ τὰ φίλτρα ἐμάνθανον τοῦτό γε ᾔδεσαν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εῖστον ἀπέχει τοῦ τῶν τροπαίων δωματ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φθάσαντες ε”χομεν αὐτὸν οἶμαι, εἶπεν ὁ “Ἀρειος τῴ τοίχ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ρειδόμενος ἄσθματος μεστός. καῖ ψυχροῦ μὲν τοῦ τοίχου ᾔσθ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τος θερμαινόμενος δ’ αὐτὸς ἱδρῶτα ἀπὸ τοῦ μετώπου στάζ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ματτεν. ὁ μέντοι Νεφελώδης ὀκλάζων ἐπνευστία καὶ πολ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χρέμπτ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αὖ Ἑρμιόνη ε”χασκε πάνυ φυσῶσα καὶ τῶν πλευρῶν ἐλαμ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νετο σφόδρα λυπουμένη. καὶ χαλεπῶς Οὐκ ἠγόρευον;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γόρευον γ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Ῥοών Ἀνάγκη δή, ἔφη, ὡς τάχιστα <text:soft-page-break/>ἐπανελθεῖν εἷ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Γρυφινδώρων πύρ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τῷ Ἁρείῳ Ἐξαπάτησε γὰρ σέ, ἔφη, ὁ Μάλθακος. ἦ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συνίης,· οὐκ ἐμέλλησε συμβαλεῖν σοι· ὁ γὰρ Φήληξ εὖ ᾔδει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σοιτό τις ἐν τῷ δωματίῳ δῆλον ὅτι ἐκεῖνος συκοφάντης ὢ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ῖπε σοῦ πρὸς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ὁ ’Άρειος ἐνόμιζε μὲν αὐτὴν ὀρθῶς εἰπεῖν, ἀλλ’ οῦκ ἐν νῲ εἶχ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μηνύειν τῇ γ’ Ἑρμιόν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Ἴωμεν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30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 μὴν εἵμαρτό γ’ αὐτοῦς ἀθῴους ἀπαλλάξαι. μικρὸ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ῦχώρησαν καὶ μοχλοῦ ψοφοῦντος ἐξῇξε τις ἐκ τοῦ ἔμπροσ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ῶν διδασκαλε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ὴν Ποιφύκτης ἦν. κατιδὼν δ’ αὐτοὺς ἠλάλαξεν ὑφ’ ἡδον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γα, ὦ Ποίφυκτα, ἀντιβολῶ σέ. ἐὰν δέ μή, πράξεις ὅ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πεσούμε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νεκάγχασε πάνυ σαρδάν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περιπολεῖτε μεσούσης τῆς νυκτός, ὦ βρεφύλλια; βομβάξ,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μβαλοβομβάξ, δέον δεδέσθαι δὴ κακῶς κακοὺς κακουργοῦ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 ἂν γένοιτο, εἰμὴ σὺ προδοίης ἡμ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δέ φωνὴν μέν ἀφῆκε θεοσεβὴς εἶναι δοκῶν, τὰ δ’ ὄμ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δες ἂν ὡς πονηροῦ τινος φλέγοντα. Ἐγὼ γάρ, <text:soft-page-break/>ἔφη, ὀφείλω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ήληκι λέγειν ταῦτα, ὑμᾶς δὴ ἅμα εὖ ποιήσ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Ἐκποδών, ἔφη. καὶ ἅμα ἐπεχείρησεν ἐκείνῳ, ἀξύ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ρόν τι ποιῶν, ὡς ἀπ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γὰρ Ποιφύκτης μεγίστῃ τῇ φωνῇ βοῶν Μαθηταὶ ἐκ κοι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μαθηταὶ ἐκ κοιτῶν κατὰ φίλτρων διαδρομ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πειτα δ’ ὀκλάσαντες ὡς παριόντες ἐκεῖνον ἀπέδραμο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χιστα ἐπὶ τὸ ἔσχατον τῆς διαδρομῆς. ἐνταῦθα δ’ εἰς θύραν ἤραξ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κῇ τύχῃ κεκλῃ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άτην ε”ωσαν τὴν θύραν· Ἀπωλόμεθα, ἦ δ’ ὃς ὁ Ῥοὼν πολλ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 ’ἀθυμίας πάντα γὰρ τὰ πράγματ ’ἀνατέτραπται. τίτοῖς τοιούτ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κοῖς τις χρήσ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κουον γὰρ ψόφον ἤδη τοῦ Φήληκος ὡς τάχιστα βοηθοῦντος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φύκτ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ἀγριουμένη Ἀναγε σαυτὸν ἐκποδών, ἔφη,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πάσασα τὴν Ἀρείου ῥάβδον ἔκοψε τὰ κλῇθρα ψιθυρίζουσα ἅμα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ωὼμωρ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πτὸν δέ κροτούντων τῶν κλῄθρων ἡ θύρα ἀνεῴχθη, οῖ δέ παῖ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βάντες ταχέως ε”κλεισαν αὐτὴν καὶ τὰ ὦτα προσεῖχον αὐ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υσόμε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ὴν ἥκουσαν τοῦ Φήληκος λέγοντος Ποῖ ἔβησαν, ὦ</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οίφυκτα,· εἰπέ μοι ὅσον τάχ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ε μοι τὸ Εἰ σοῖ δοκ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μὴ πράγματα ποιήσεις μοι, ὦ Ποίφυκτα, ποῖ βεβήκα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ύκ οῦδὲν ἐρῶ ἐὰν μὴ τὸ Εἴ σοῖ δοκεῖ λέγῃς. τοῦτ’ ε”φη 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χθηδόνα λεπτόν τι καὶ γυναικεῖον ἐμφθεγξάμενος κατὰ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νηθ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ῶς ε”χει δῆτα, εἰ σοῖ δοκ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ἔφη μεγάλῃ τῇ φωνῇ. καὶπολλὰ κιχλίζων καῖ μωκώ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ΠΕΡΙ ΜΕΣΑΣ ΝΥΚΤΑΣ ΜΟΝΟΜΑΞῙΑ 13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λαβών Εἶπον γάρ ὅτι οῦκ οὐδέν ἐροίην ἂν εἶ μὴ συ Εἰ σο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κεῖ λέγοις. καὶ εἶτα τοῦ μὲν Ποιφύκτου γελῶντος ἔτι ἤκου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ᾴττοντος, τοῦ δέ Φήληκος ἅμα δι’ ὀργῆς λοιδοροῦντος ἐκεῖ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ψιθυρίζων Κεκλῃμένην γὰρ οἴεται, ἔφη, τήνδε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αν. ἀσφαλεῖς οὖν ἐσμέν οἶμαι. ἀλλ’ ὦ Νεφέλωδες, μὴ ψαύσῃ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υ. οὗτος γὰρ πάλαι ἥπτετο τῆς κοιτωνικῆς αὐτοῦ. Τί δέ δή; ἦ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ὂς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ί ἐστι σαφῶς εἶδε μεταστρεψάμενος. καῖ δι’ ἀκαρὲ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ένοησεν καί πάνυ ἐκ δειμάτων νυκτερίνων πεπλασμένον παρεῖν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εινόν τι. τοῦτο γὰρ καθ’ ὑπερβολὴν δὴ εἶναι τοῖς τοσαῦτ’ ἤ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κὰ παθοῦσ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γὰρ ἐν δωματίῳ μὲν οὐκ ἄρ’ ἦσαν, ἀλλ’ ἐν διαδρομῄ τιν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υχον ὄντες. συνῄδεσαν δ’ εὐθύς ἑαυτοῖς ἐν τῇ ἀπορρήτῳ γενο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ις διαδρομῇ τῇ ἐπὶ τοῦ τριστέγου. καὶ νῦν δὴ ᾔδεσαν διὰ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όρρητον ε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 ὀφθαλμοὺς ῆν αὐτοῖς κυνὸς χρῆμα μέγα. ὁ δέ ἐπλήρου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ᾶν ἀφ’ ὀρόφου μέχρι ἐδάφους. κεφαλὰς μὲν γὰρ εἶχε τρεῖς, οῖ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θαλμοὶ καθ’ ἑκάστην μανικῶς ἐνεκυκλοῦντο. ἐκ δέ τῶν τρι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υγχῶν πνεύματ’ ἤκουσας ἄν μυκτηρόκομπα αὐτοῦ ἀγχίμο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ιόντος. στόματα δ’ ἦν αὐτῷ τρία πάνυ σιαλοχοῦντα, στάζ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εὶ πτύαλον ἀπ’ ὀδόντων ὑποξάνθων πολὺ καθάπερ καλώ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εγματώ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ὸ παραυτίκα ἡσύχαζεν ἀκίνητος, δεδορκὼς πρὸς αὐ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τενέσι τοῖς ὄμμασιν ἒξ οὖσιν. ὁ δ’ Ἄρειος ἠπίστατο γ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δε· φανέντες γὰρ αὐτοὶ ἐξ ἀπροσδοκήτου λαθεῖν δήπου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λώριον, καί δί ούδέν ἄλλο οὔπω τεθνάναι. ἀλλ’ οὖν ὁ κ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ηλονότι μέλλων ἥδη ταῦτ’ ἐξορθώσειν πολλὴν ἀνίει κλαγγὴν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λαγμὸν βροντῆς ὀλίγον διαφέρ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Ἀρειος τοι) μοχλὸν ἐψηλάφησε λογιζόμενος ὅτι βέλτ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σται τῷ Φήληκι ἀπαντῆσαι ἢ τῷ θανάτ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ὕπτιοι ἐκπεσόντες καὶ ἐπισπάσαντος τοῦ Ἁρείου τὴν θύ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τρεχον ἤδη μᾶλλον δέ ἐπέτοντο πάλιν κατὰ τὴν διαδρομήν. ὁ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ήληξ ἄλλοσε ἐπειγόμενος δήπου ἐζήτει αὐτούς. οῦ γὰρ εἶ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ν οὐδαμοῦ - ού μὴν οὐδ’ ἐμέλησεν αὐτοῖς βουλομένοις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ἀπέχειν τοῦ κυνὸς ὅσον ἐνεδέχετο. οὐδ’ ε”ληξαν τρέχ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ὶν ἀφίκοντο πρὸς τὴν τῆς παχείας εἰκόνα ἐπὶ τοῦ ἑβδόμ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όφ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Πόθεν ἤλθετε, ἔφη, βλέψασα πρὸς αὐτοῦς τάς τε κοιτωνικ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χοντας ἀπορρεούσας τῶν ὤμων καὶ τὰς ὄψεις ἐρυθραιν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ἱδρῶτι ῥε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32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ρειος ἀσθμαίνων Οὐδέν διαφέρει, ε”φη καὶ ἀκούσα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ύγχος χοίρειον, ῥύγχος χοίρειον ἡ εἰκὼν πρόσω ἔρρεψεν. ἐκεῖ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ἐπανελθόντες εἰς τὸ κοινεῖον, ἐκάθισαν ἑαυτοὺς κατὰ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ρόνους πολὺ ἔτι φρίττ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ἐπὶ μήκιστον οὐδὲν εἶπον· καί ὁ Νεφελώδης οὐκ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ποτε μετέπειτα φθέγξ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λος δέ ὁ Ῥοών Ἐπὶ τί, ἔφη, κατακλῄουσι τὸν τοιοῦτον κύνα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ιδευτηρίῳ,· οὗτος γὰρ εἴ τις ἄλλος σωμασκίας δεῖτ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 ἡ Ἑρμιόνη ἤδη οὐ μόνον ἀνέπνευσε τοῦ πόνου, ἀλλὰ καί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ωθυῖαν δυσκολίαν ἀνέλαβ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κουν, ἔφη, τοῖς ὀφθαλμοῖς χρῆσθε οὐδέποτε. οὐ γὰρ εἴδε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 οὗ εἱστή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ἲῙ-ιῙ καὶ ἐπὶ τοῦ ἐδάφους,· ε”φη ὁ ’Ἄρειος οὐ γὰρ εἶς τούς γε πό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 ἔβλεπον, ὅλος ὢν περὶ τῶν κεφα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ό γ’ ἔδαφος οὗ λέγω· ἐπὶ θύρας γὰρ ἐπιρρακτῆς τινὸς εἱστή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ῆλον ὅτι φυλάττει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νέστη δεινὸν βλέπουσα πρὸς αὐ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μεῖς γοῦν ἀγαπᾶτε ταῦτα δήπου. πάντες γὰρ ἐκινδυνεύο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θανεῖν, μᾶλλον δ’ ἐκπεσεῖν. καί νυνί κοιμήσομαι, εἴ γε δοκ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κεῖ γε, ἦ δ’ ὃς ὁ Ῥοών κεχηνὼς ἔτι πρὸς αὐτὴν ἀτενί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νὴ Δία ἠναγκάσαμεν αὐτὴν συγγενέσθαι. ἠ ὀρθῶς λέγ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ὖν ἥ γ’ Ἑρμιόνη παρέσχε τι τῷ Ἁρείῳ οῖον δέοι ἂν λογί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θαι πάλιν εἷς κοίτην ἐπανελθόντι. τὸν γὰρ κύνα φυλάττειν τι.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ὲ ὁ Ἁγριώδης εἴρηκε, τὸν Γριγγώτου εἶναι χωρίον ἀσφαλέστα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χρῆμά τι φυλάττουσι πλὴν τοῦ Ὑογοή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γὰρ Ἄρειος, ὤς γ’ ἐφαίνετο, ηὑρήκει τὸ αὐχμηρὸν σκεῦ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 τὸ ἀπὸ τῆς κατώρυχος ἑπτακοσιοστῆς καὶ τρισκαιδεκάτη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Α , 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υ ε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ἐπιούσῃ ὁ Μάλθακος ἐδόκει ἐψευσμένος ἑαυτοῦ ὁρῶ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ν καὶ τὸν Ῥοῶνα ε”τι παρόντας ἐν τῷ Ὑογοήτου ταλαιπώρ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φαινομένους φαιδροὺς δ’ ἀμέλει. καί μὴν οὗτοι ἤδη ἐνόμιζον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κυνὸς τρικεφάλου λαμπρόν τι εἶναι καὶ εἷς τοσοῦτο ἀξιόλο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ἑκόντες παθεῖν ἂν παρόμοιόν τι. ὁ Ἄρειος τοίνυν ἐδίδαξε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α τὰ τοῦ σκεύους τοῦ αὐχμηροῦ, ὅπως μετεκομίσθη τοῦτο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ιγγώτου εἰς Ὑογοήτου ὡς ε’ὀικε. καῖ χρόνον διέτριψαν πολὺ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πούμενοι ὁποῖόν τι δὴ τύχοι δεόμενον τοῦ ἐν φυλακῇ τοσαύτ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έχ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ών Ἲ-Ῑ πολυτελέστατόν τί ἐστιν, ἔφη, ἢ οἷόν τε πο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υμαίν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Ὴ καί τὰ ἀμφότερα ἰσχύει, ἡδ’ ὃς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πειδὴ οὐδὲν περὶ τοῦ κρυπτοῦ ᾔδεσαν πλὴν ὅτι διδάκτυλ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ιν, οὐ κινδυνεύοιεν ἂν εἰκάσαι τί ἐστιν εἶ μὴ πλείω εὕροι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ὔθ’ ὁ Νεφελώδης οὔθ’ ἡ Ἑρμιόνη ἐσπούδαζεν εἰδέναι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όκειται τῷ κυνὶ καῖ τῇ θύρᾳ τῇ ἐπιρρακτῇ. καὶ ἐκείνῳ γοῦν οὐδ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μέλει ὑπὲρ τὸ μὴ συνεῖναί ποτε τῷ κυν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ἢ Ἑρμιόνη οὐκέτ’ ἤθελε διαλέγεσθαι οὔτε τῷ Ἁρείῳ οὔτε τ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ι. οἶ δέ διὰ τὴν πολυπραγμοσύνην αὐτῆς τοῦτ’ ἀγαθ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όμιζον. ἤλπιζον δ’ οὖν δίκας λήψεσθαι τοῦ Μαλθάκου· τοῦτο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ιστον ἦν αὐτοῖς. ὥστε μάλισθ’ ἥδοντο ού πολλῷ ὕστερο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γέλου χρῆμά τι κομίσαντος πάνυ σύμμετρον πρὸς τὴν τιμωρ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γὰρ γλαυκῶν ἀφικομένων ὡς ε”θος εἰς τὸ μέγαρον, ἅπ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θὺς ἐθαύμαζον κατιδόντες σκεῦός τι μακρὸν καῖ λεπτὸν ὑπ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ριγῶν ἐξ μεγάλων φερόμενον. ὁ δ’ ’Άρειος οὐχ ἦττον σπουδά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ἑτέρων μαθεῖν ὅ τι ε”νεστι τῷ τοσούτῳ σκεύει, μάλ’ ἐξεπλάγ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τε κατασκήψασαι αῖ γλαῦκες τοῦτο ἀφῆκαν ε”μπροσθεν αὐτοῦ,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οιρεῖον τάριχον ἅμα κατ’ ἔδαφος κρούσασαι. καῖ αὗταί γε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τι ἐκποδὼν ε”πταντο, ἄλλη δέ τις ἐπιστολὴν ἀφῆκεν ἐπὶ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ῦ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3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τήν γ’ ἐπιστολὴν πρῶτον ἔλυσεν, εὖ ποιῶν. ἀνέγν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ονωγαλέα Ἁρείῳ Ποτῆ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 μὴ λύσεις τὸ σκεῦος μεταξῦ ἀρισ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νεστιν ὁ Ὑπερνεφελός Δισχιλιοστὸς σοῦ νεοχμό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 οὐκ ἐθέλω πάντας συνειδέναι σοὶ σάρον ἔχο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ὶ γὰρ ἐπιθυμοῖεν ἂν τοιοῦτο λαβ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Ὀλοφώϊος ρΎλης πρὸς τῷ ι’καροσφαιριστηρ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μβαλεῖ σοὶ περὶ πρώτην φυλακὴν τῆς νυκτ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πρῶτον γυμνασο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ρρωσ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Ἀρειος δῆλος ἦν γεγηθὼς ἐν ᾧ ἐδίδου τὴν ἐπιστολὴν τῷ Ῥοῶν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γν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ὥσπερ ἐπιφθόνως διακείμενος αὐτῷ εἶπεν ὅτι Ὠ Ὑ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φελὸς Δισχιλιοστός. οὐδ’ ἡψάμην οὐδέποτε τοῦ τοιού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γόμενοι δέ ταχέως ἀπέβησαν ἐκ τοῦ μεγάρου, θέλοντες ι’δ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ῦσαι τὸ σάρον πρὸ τῆς πρῶ σχολῆς. ἀλλὰ μέχρι μέσης τῆς αὐλ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ν προχωρήσαντες συνέβαλον τῷ Καρκίνῳ καῖ τῷ Κέρκοπ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άττουσι τὴν κλίμακα. ὁ δέ Μάλθακος τὸ σκεῦος ἀναρπά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ψηλάφ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λὼν δέ πάλιν αὐτὸ πρὸς τὸν“Άρειον ἐφαίνετο ἅμα καὶ ἐπίφθο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ὢν καῖ δυσμενής. ’ἷΗ καῖ σάρον ἐστίν, ἔφη. δίκας οὖν δώσει τὸ ν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ὦ Ποτέρ, οὐκ ἐξὸν τοῖς γε πρωτοπείροις ἔχειν τὰ τοιαῦ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Ῥοών μέντοι ἀπὸ ταύτομάτου Ἀλλ’ οὔκ ἔστιν, ἐφη, τοῦτο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τυχόντων σάρων τῶν ἐγκυκλίων Ὑπερνεφελός γάρ ἐστι Δισχιλ-</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ιοστός. ποῖον εἶπας οἴκοι εἶναι σοί, ῶ Μάλθακε; ἦ Κομήτης Διακ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οστός Ἑξηκοστός; καὶ μεταξὺ μειδιῶν πρὸς ’Ἀρειον ἀναλαβών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Κομῆται δοκοῦσι μὲν τοῦ σεμνοῦ μετέχειν, ἔργῳ δέ πολλ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δεέστεροι ὑπάρχουσι τῶν Ὑπερνεφε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πικρῶς Ἦ που εἰκός ἐστι σέ εἰδέναι τι περὶ τούτου, 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 οὐκ ἱκανὸς εἴης ὠνεῖσθαι οὐδὲ τὸ ἥμισυ τῆς κώπης; ἀλλὰ δεῖ σ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που καὶ τοὺς ἀδελφοὺς κατὰ κλῶνα ἀγοράζειν τὰ σάρα,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ύριον κατὰ μικρὸν ἀποτιθέ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λλοντος δ’ ἔτι τοῦ Ῥοῶνος ἀποκρινεῖσθαι, ὁ σοφιστὴς Φιλ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κός παρὰ τῷ Μαλθάκῳ ἐφά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ῶν ἐρίζετέ μοι, ἔφη τῇ φωνῇ γυναικε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γὰρ Ποτὴρ σάρον δέδεκται, ὦ σοφιστά, εἶπεν εὐθύ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θα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 ΝΕΚΥΣΙΑ 13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Ναὶ ναὶ καλῶς ἔχει, ἔφη μειδιῶν τέως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ιον ἡ γὰρ Μαγονωγαλέα σαφῶς μοι ἀπέδειξε διάφορα ὅντα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 ὦ Ποτέρ. καὶ ποῖόν ἐστιν αὐ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μόνον οὐκ ἐγέλα ἰδὼν τὸν Μάλθακον δειν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έποντα. Ὑπερνεφελός ἐστιν, ἔφη, Δισχιλιοστός. καῖ τόδε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υσοῦ Μαλθάκου ἀπολαύω.</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ὁ ’Ἀρειος καί ὁ Ῥοών κατὰ τάχος ἀνέβησαν, τὸν δέ γέλω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ρωνευόμενοι ἐπεκρύπτοντο· μάλιστα γὰρ ἠγάπων τὸν Μάλθακ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ρῶντες ὀργιζόμενόν τε καὶ ἀποροῦ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δὴ δ’ εἷς ἄκραν τὴν κλίμακα ἀφίκοντο ὁ ’Άρειος πολλοῦ με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έλωτος Ἀλλ’ ἀληθές γάρ ἐστιν. εἰ δέ μὴ τὸ παντομνημονευτικ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είλετο τῷ Νεφελώδει ἐκεῖνος, ἐγὼ οὐκ ἂν ἐγενόμην τῆς ἀγέλ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ωνὴν δ ’ ἤκουσέ τινος κατόπιν ὀργίλως φθεγγομένης τοιάδ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ῆτα νομίζεις μισθὸν εἶναι τοῦτο ἀξιον τῆς ἀδικίας; ἡ γὰρ Ἑρμι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βάδιζεν ἀνὰ τὴν κλίμακα δριμὺ βλέπουσα πρὸς τὸ ἐν ταῖς χερσ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Πῶς σύ, ἔφη, σαυτὸν νῦν δὴ ἀξιοῖς διαλέγεσθαι μεθ’ ἡμ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ὁ Ῥοών Καὶ γὰρ εὖ ποιοῦσα ἐκ τοσούτου ούδέν ἔλεγ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περιοργὴς ἀπ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πᾶσαν τὴν ἡμέραν τὸν νοῦν μόλις προσεῖχεν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χολῇ. ἐνενόει γὰρ ἄλλοτε μέν τὸ σάρον ὅτι ἐν τῷ δωματίῳ κεῖ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ὸ τῇ κοίτῃ, ἄλλοτε δέ τὸ ι’καροσφαιριστήριον’ ἐνθάδε γὰρ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σπέρας μαθήσεσθαι ι’καροσφαιρίζειν. καῖ ἀπὸ δείπνου ὅσ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χιστα φαγὼν ὡς ἀμέλει περὶ οὐδενὸς ποιησάμενος τὰ ὀψά ἀν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τοῦ Ῥοῶνος λύσων τέλος τὸν (Υπερνεφελόν <text:soft-page-break/>Δισχιλιοσ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ύά, ἦ δ’ ὃς ὁ Ῥοων ἰδὼν τὸ σάρον ἐπὶ τῆς Ἁρείου κοίτ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κεκαλυμ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κεῖνος καίπερ οὐδὲν ἐπιστάμενος περὶ τὰ σάρα ἐνόμι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ό γε θαυμαστὸν δὴ εἶναι. ἦν γὰρ λεῖον καί λαμπρὸν καὶ κώπ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 εἶχεν ἀπ’ ἐρυθροξύλου ἐσκευασμένην, κέρκον δέ δολιχὴν ἀ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θῶν κλωνίων κοσμίως πεποιημένην. καὶ τὸ “Υπερνεφελὸς Δι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ιλιοστὸς ἐνεγέγραπτο χαρακτῆρσι χρυσοῖς πρὸς τῴ ἀνωτέρ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μφὶ δέ τὴν πρώτην φυλακὴν ὁ ’Άρειος ἐξελθὼν ἀ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ουρίου κνεφαῖος ἀνέβαινε πρὸς τὸ ι’καροσφαιριστήρ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ότερον γὰρ οῦκ εἰσῆλθεν ἐκεῖσε. καὶ βάθρα εῖδε μυρία καθά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θεάτρῳ κατὰ κύκλον περίξ ὑψηλὸν ᾠκοδομημένα ὅπως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αταὶ μετέωροι καθήμενοι ἄμεινον ἴδοιεν τὰ γιγνόμενα,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κατέρωθεν τοῦ σταδίου ἦσαν χάρακες τρεῖς χρυσοῖ, ἔκασ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κλίσκον ἐν ἄκρῳ παρέχων. τῷ δ’ Ἁρείῳ ἐδόκουν πάνυ πρ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ικέναι τοῖς ξυλίνοις ἐκείνοις λεπτοῖς οἷς χρώμενοι οἱ Μυγαλίσκ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36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μφόλυγας ποιοῦνται σαπωναρικάς, πλὴν ἀλλὰ πεντήκ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δῶν ἦσαν τὸ ὕψ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άλα δέ σπουδάζων αὖθις πέτεσθαι καὶ οὐ θέλων ὑπομεῖναι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Ύλην, εἷς τὸ σάρον ἐμβὰς λακτίσματι ἀνεώθει ἀπὸ τοῦ ἐδάφους. ο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οἶα ἔχει θαύματα, κατασκήπτων περὶ τοὺς χάρακας καὶ ἅν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κάτω πετόμενος ῦπέρ τοῦ σταδίου. ἐδύνατο γὰρ ἀκριβ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βερνᾶν τὸν (Υπερνεφελὸν Δισχιλιοστὸν ὅποι βούλοιτο ἠρέ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πτόμενος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σύ, ὦ Ποτέρ. κατάβηθ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γὰρ Ὀλοφώῖος Ὕλης ἥκε, φέρων ἐν ἀγκάλαις κιβωτὸν μακρὰ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ξυλίνην. ὁ δ”Άρειος κατέβη παρ’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ῶς ἔχεις, ἔφη ὀξῦ δεδορκώς. ἡ γὰρ Μαγονωγαλέα ὀρθ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ῖχεν εἰποῦσα σέ αὐτόφυτον παρέχειν τὴν τέχνην εὐμαθῆ πεφυκ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αὐθημερὸν μὲν διδάξω σέ τοὺς νόμους ἐναγωνίους, ἔπειτα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ήσει γυμνάζεσθαι συνὼν τοῖς ἄλλοις ἀγελαίοις τρίς κα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βδομά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νέῳξε τὴν κιβωτόν. ἐνῆσαν δέ σφαῖραι τέτταρες 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έρουσαι τό μέγεθ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Ύλης Λοιπόν, ἔφη. τὴν γάρ τοι ι’καροσφαιρικὴν ῥᾴδιον μ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ι καταμαθεῖν, χαλεπὸν δέ που παίζειν. ἐφ’ ἑκατέρᾳ ἀγέλῃ ἑπ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άρχουσι σφαιρισταί, ὧν τρεῖς θηρευταί εἰσ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ρεῖς θηρευταί, ἦ δ’ ὃς ὁ “Αρειος ι’δὼν ἐκεῖνον σφαῖραν λαμ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νοντα κοκκίνην ὁμοίαν τὸ μέγεθος φουλλίκλῳ ποδοσφαιρικ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κεῖνος αῦ Αὕτη γὰρ ἡ σφαῖρα κολοφῶν καλεῖται. ο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ηρευταὶ ῥίπτουσι τὸν κολοφῶνα ἐπ’ ἀλλήλους θέλοντες ἱέναι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κλίσκον ἵνα σκοποῦ τύχωσιν. ἡ γὰρ ἀγέλη κερδαίνει δέκα τίμ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σάκις ὁ κολοφῶν φέρεται διὰ κυκλίσκον. ε”γνωκ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ἵ γε μὴν θηρευταὶ ῥίπτουσι τὸν κολοφῶνα καῖ ῖᾶσι διὰ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κλίσκους ἵνα σκοποῦ τύχωσιν. ἐπεὶ παραπλήσιόν τί ἐστιν ἀμέ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καλαθοσφαιρικῇ, πλὴν ἀλλ’ ἔχει σάρα καί ἒξ κυκλίσκ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 ἐστιν ἡ καλαθοσφαιρική, εἶπεν ἐκεῖνος ὡς φιλομαθὴς ὤ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Ἄρειος ταχέως Οὐδέν διαφέρε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ἔστιν ἄλλος τις ἑκατέρᾳ τῇ ἀγέλῃ σφαιριστὴς φύλα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ούμενος. ἐγώ γὰρ φύλαξ ὢν τοῖς Γρυφινδώροις περιπέτομαι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ετέρους κυκλίσκους κωλύσων τοὺς ἐναντίους τυχεῖν τοῦ σκοπ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Άρειος σπουδάζων τὰ πάντα μαθεῖν Θηρευταί γὰρ τρ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καὶ φύλαξ εἷς καῖ παίζουσι μετὰ τοῦ κολοφῶνος. καλῶς ἔ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ά γ’ ἐπίσταμαι. τί δῆτα αἵδε ποιοῦσιν, ἐδείκνυ γὰρ τὰς σφαί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εῖς ἔτι ἐν τῇ κιβωτῷ κειμένα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ηλώσω σοὶ νυνί. λαβέ τό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 ΝΕΚΥΣΙΑ 13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ε”δωκε τῷ Ἁρείῳ ῥόπαλόν τι μικρὸν οὐ πολὺ διαφέρον τοῦ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ιριστικῆς ἣν αἱ παρ’ ἡμῖν παρθένοι παίζου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ηλώσω σοὶ ὅ τι ποιεῖ τὰ ῥοπαλοσφαίρια. τώδε γὰρ ἐσ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παλοσφαιρί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ἔδειξεν αὐτῷ δύο σφαίρας ὁμοίας ἀλλήλαις, μελαίνας οὔ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ὀλίγῳ μικροτέρας τῆς κοκκίνης. αἱ δ’ ἐδόκουν τῷ ’Ἀρείῳ σ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ίνειν ὡς φευξόμεναι ἀπὸ τῶν ἱμάντων οἷς ἐν κιβω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έχον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όστηθι ἐκ τοῦ μέσου, εἶπεν ἐκεῖνος νουθετῶν τὸν ’Άρειο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ύσας ε”λυσεν ἓν τῶν ῥοπαλοσφαιρ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εὐθὺς ἡ μέλαινα σφαῖρα τότε μὲν ἐπάνω ἐφέρετο, τότε δέ κα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όρρης ε”βαλλε τὸν ’Ἀρειον ὁ δὲ σφενδονηδὸν διενεγκὼν τὸ ῥόπα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πως μὴ τὰς ῥῖνας ῥάττοιτο ἀφῆκε τὸ σφαίριον εἷς δόχμια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λιά. κᾶπειτα περιδινῆσαν τοῦτο τὰς κεφαλὰς αὐτῶν μετῆλθε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Ύλην ὁ δέ ἐνηλάμενος καὶ χαμᾶζε βιασάμενος μόλις κατέλαβ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ὟΗ δῆλον; ε”φη πνευστιῶν τι μεταξὺ καταβιαζόμενός τε τὸ ῥοπα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ίριον ε”τι παλαίων αὐτῷ βεβαίως δέων εἷς τὴν κιβωτόν. Τὰ</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ῥοπαλοσφαίρια ᾄττει ἅνω καί κάτω ἐκκρούσοντα τοὺς σφαιρισ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ὸ τῶν σάρων. διὸ χρὴ δύο ῥαιστῆρας ἐν ἀγέλῃ ἔχειν, ἀτὰρ καὶ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ίδυμοι Εὐισήλιοι ἡμέτεροί εἶσι ραιστῆρες. ἔργον ἐστὶν ἀμύνειν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ῥοπαλοσφαίρια τοῖς σφετέροις, ἀποκρούειν δέ πρὸς τοὺς ἐν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ους. ἦ καί ἔχεις τὰ πά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ῥαψῳδῶν Τοῦτο μὲν οἶ θηρευταὶ τρεῖς ἐπιχειροῦ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ποῦ τυχεῖν τῷ κολοφῶνι· τοῦτὸ δέ ὁ φύλαξ φυλάττει 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άρακας· τοῦτο δὲ οἱ ραιστῆρες ἀμύνουσι τὰ ῥοπαλοσφαίρια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ῶν σφαιριστα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ὖ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ποτέ ἀπέκτεινέ τινα τὰ ῥοπαλοσφαίρια; εἶπεν ἐκεῖνος ἐλπί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δοκήσειν ἄγαν σπουδαῖος ε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γε Ὑογοητίων οὐδένα. ὀλίγοι γὰρ τὴν σιαγόνα κ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άγασιν, οὐδέν δέ ὑπὲρ ταῦτα γέγονεν οὐδεπώποτε. ἄγε δή. ὁ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ίλοιπος τῶν σφαιριστῶν ζητητής ἐστι. ζητητὴν δ’ ὄντα σε’ οὐ δ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άγματα ε”χειν ὑπὲρ τοῦ κολοφῶνος ἢ τῶν ῥοπαλοσφαιρίων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 Ἠν γε μὴ τὴν κεφαλήν μου δηλαδὴ καταρρήξω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ηδὲν φροντίσῃς τούτου. οἱ γὰρ Εὐισήλιοι τεχνικώτεροί εἰ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ῷ τῶν ῥοπαλοσφαιρίων, πεφυκότες αὐτοὶ ὁμοῖοι ἀνθρωπίνοι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ὴ ῥοπαλοσφαιρί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κ τῆς κιβωτοῦ ε”λαβε τέλος τὴν τετάρτην σφαῖραν. π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θεμένη δέ τῷ τε κολοφῶνι καῖ τοῖς ῥοπαλοσφαιρίοις μικρότα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38 ΑΡΕῙ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ν, πάνυ ὁμοιούμενον τὸ μέγεθος καρύῳ μεγάλῳ. χρυσοῦν δ’ ἦ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ρριπίζετο συνεχῶς τὰ πτερὰ μικρὰ καὶ ἀργυρ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ὴν τοῦτο, ἔφη, φθαστέον ἐστὶ χρυσοῦν, ἀξιόλογον ὂν ὑπὲ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ς ἄλλας σφαίρας. καὶ πάνυ δυσάλωτόν ἐστιν οὕτω ταχὺ ὂ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υσόρατον. ἔργον δ’ οὖν τῷ ζητητῇ λαβεῖν αὐτό. δεῖ σε περιπετό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ν μεταξὺ τῶν τε θηρευτῶν καὶ τῶν ῥαιστήρων καῖ τῶν ῥοπα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ιρίων καὶ δὴ καὶ τοῦ κολοφῶνος φθάσαι τὸν ἕτερον ζητη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όντα τὸ φθαστέον. ὁπότερος ἂν λάβῃ τὸ φθαστέον προσέτι κ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αίνει ἕκατον πεντήκοντα τίμια ὑπὲρ τῆς ἑαυτοῦ οἰκίας. ὥστε νικ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ὕτη ἡ οἰκία ὡς ἐπὶ τὸ πολύ. καὶ διὰ τοῦτο τοῖς ζητηταῖς πολλάκις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νοίας προσπίπτει τις. ἡ δ ’ ι’καροσφαιρικὴ οὗ τελευτᾷ πρὶν ἂν ἕλ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τὸ φθαστέον, ὥστε τὸν ἀγῶνα εἰς μακρὸν πολλάκις χρονίζ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ν γὰρ ὅτε, τὸ ἀγωνιστικώτατον, τρεῖς μῆνας ἐχρονίσατο. ε”δει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εὶ ἀντεισάγειν τούς ἐπιτάκτους ὅπως οἱ σφαιρισταί ὕπνου τύχοι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αῦτα μὲν δὴ ταῦτα. ἦ θέλεις ε”τι ἐρωτῆσαί τ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νένευσε δ’ ὁ Ἄρειος, ὡς εἰδὼς μὲν τί δραστέον, ἀγνοῶν δ’ ὅ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εὐλαβούμενος πάλιν ε”κλεισε τὸ φθαστέον εἷ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βωτόν. Ἀλλ’ οὔπω, ἔφη, γυμναζώμεθα μετὰ τοῦ φθαστέου, σκ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ῖοι δ’ ἤδη τάχ’ ἂν ἀπολέσαιμεν αὐτό. πειρώμεθα δὴ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λαβε δέ μαρσίππιον ἐκ τοῦ κόλπου ε”χον ὀλίγα σφαιρία ἐγκύκλ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γκόλφ. τὸ γὰρ γκόλφ παίγνιόν ἐστί τι μαλ’ ἐν ἡδόνῃ γεν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νῦν· οἶ δέ παίζοντες ταῖς βακτηρίαις τύπτουσι τὰ σφαιρία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γκόλφ-μικρά ἐστὶ καί λευκά-ἐλπίζοντες εἰς ὀπὴν εὖθυν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ικροτά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 ἀκαρεῖ ἀμφότεροι ἐμετεωρίζοντο, ὁ μὲν ἐρρωμένως π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χόσε ῥίπτων τὰ σφαιρία, ὁ δέ κατὰ τὸ δυνατὸν ἐπιχειρῶν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λαβ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α δέ ἐνδεχομένου τοῦ Ἃρείου, ἐκεῖνος μάλισθ’ ἥδετο. με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ἡμιώριον πολλῆς ἤδη νυκτὸς γενομένης οὐκέτ’ ἦν σφαιρίζ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μὴν τὴν Φιάλην ἐκείνην τὴν ἶκαροσφαιρικὴν εὖ οἶδ’ ὅτι τῆ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σόμεθα. τοῦτο γὰρ ὁ Ὕλης πολλῆς μετ’ εὐψυχίας ε”λεγεν ἐν ᾧ</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βάδιζον πάλιν πρὸς τὸ φρούριον. Οὐ γὰρ παράδοξον ἂν εἴη εἰ σ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λος ἀποβαίη βελτίων γενόμενος τοῦ Καρόλου Εὖισηλίου. οὗτ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ὰρ ἐσφαίρισεν ἂν μετὰ τῆς τῶν ’Ἁγγλων ἀγέλης, εἰ μὴ ἀπῆλθ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ὺς δράκοντας θηρεύσ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 μόνον ἡ τῆς ι’καροσφαιρικῆς ἄσκησις ἀλλὰ καὶ ἡ τῶν κ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κον μαθημάτων μελέτη εἷς τοσοῦτο ἀπησχόλησαν τὸν Ἄ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τε πάνυ ἐθαύμαζε λογιζόμενος ὅτι ἤδη δίμηνος ἐνῴκει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ογοήτου. τὸ γὰρ φρούριον πάνυ οἰκειότερον ἥδη δοκεῖν αὐτῷ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 ΝΕΚΥΣΙΑ 13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ότε οἰκίας τῆς ἐν τῇ τῶν μυρσίνων ὁδῷ. καὶ αἱ σχολαὶ ἐπαγωγό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ραι ἐγένοντο αὐτῷ τὰ πρῶτα ἐκμεμαθηκό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έ τῶν Νεκυσίων ἡμέρᾳ ἐγρηγορότες εὐθὺς κατὰ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δρομὰς ῶσφραίνοντο κολοκύνθου ὀπτωμένου εὐώδους. καὶ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ῳ ἐν τῇ περὶ φίλτρων σχολῇ ὁ Φιλητικὸς ἤγγειλεν ὅτι νομίζ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ὺς ἅλις ἥδη μεμαθηκέναι ὥστε καινουργεῖν τι περὶ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ακινήσεως, μαθησομένους πράττειν ὅπως μεταπτήσεταί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κεῖσε καὶτὸ δεῦρο. τοῦτο γὰρ διὰ μακρὸν ἐβούλοντο ποιεῖν, ναὶ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 οὗ εἶδον ἐκεῖνον πρᾶξαί τὴν τοῦ Νεφελώδους φρύνην περιπτά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νω καί κάτω περὶ τὸ διδασκαλεῖον. ἐκεῖνος δέ εἷς δύο ἔταξ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ὺς ἀσκήσοντας τὰ τῆς τέχνης. τῴ μὲν οὖν Ἀρείῳ συνεργὸς ἦν 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άμιος Φινιγάνης, ὅπερ αὐτῷ παραμύθιον ῆν. ὁ γὰρ Νεφελ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υλόμενος αὐτὸς συνεργάζεσθαι τῷ Ἁρείῳ γλίσχρον δὴ ἔβλεψ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αὐτόν. ὁ δέ Ῥοῶν σύνεργον εἶχε τὴν Ἑρμιόνην Γέρα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ύσκριτον δ’ ῆν διαγνῶναι πότερον αὕτη ἤ ἐκεῖνος πλέον ἠνιά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ἡ γὰρ Ἑρμιόνη οὐδέν εἰρήκει οὐδετέρῳ αὐτῶν ἀφ’ οῦ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τὸ σάρον ἐδέξ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σοφιστὴς Φιλητικός, ἑστὼς κατὰ τὸ σύνηθες ἐπὶ σωρ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ιβλίων, τῇ φωνῇ λιγείᾳ Μέμνησθε δῆτα τὰ τοῦ καρποῦ κινή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ἅπερ ἄρτι ἠσκοῦμεν. πάλλε καὶ παῖε, μέμνησο, πάλλ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ῖε. καὶ ὀρθῶς φθέγγου τὰ μαγικὰ ῥήματα, τοῦτο γὰρ μέγισ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 μέμνησο καὶ τοῦ μάγου Βαρύφρονος. οὗτος γὰρ τὸ σῖγμα φ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σας ἀντὶ τοῦ φεῖ ἀπέβη χαμαὶ κείμενος βουβάλου ἐπι τῶν στέρ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ημέ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χαλεπώτατον ὡς ἀληθῶς ἧν. ὁ γὰρ ’Άρειος καὶ ὁ Σάμ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παλλον μὲν καὶ ἔπαιον, τὸ δέ πτερὸν ὃ καὶ ἄνω ε”δει μετέωρον ἱ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κειτο ἁπλῶς ἐπὶ τῷ βάθρῳ. ἀτὰρ Σάμιος οὕτω ἠγανάκτει ὥσ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αλεύσας τῇ ῥάβδῳ πυρὶ ἀνῆψε δή. τοῦτο δ’ ἔδει τὸν ’Ά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σβέσαι τὸν πῖλον προσέχ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 ὁ Ῥοὼν πλησίον αὐτοῦ καθήμενος βέλτιον <text:soft-page-break/>ἔπραττ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ιγγαρδιὸν λεουιοσά κεκραγὼς τοὺς βραχίονας οὐ βραχ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τας ἅμα ἀνέσεισεν ἀνεμομύλῳ ἐοικώ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κουσε δ’ ὁ ’Άρειος τῆς Ἑρμιόνης ἐπιτιμῶσης αὐτῷ ὧδέ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θῶς φωνεῖς, ἔφη. ε”στι δέ Οὖιγγάρδιον λεουιώσα· δεῖ φωνῆσαι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μακρότε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παρωξυμμένος Φώνησον οὖν, ἔφη, αὐτὴ σοφωτέρα δὴ οὖ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συστειλαμένη ἑαυτὴν ἕπηλε τὴν ῥάβδον. Οὐιγγάρδιον,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ουιώ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 πτερὸν αὐτῶν ἀπὸ τοῦ βάθρου μετεωριζόμενον ἐξ ἀέ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ρέματο ὑπέρ τῶν κεφαλῶν ὡς τέτταρας πόδας αἰωρού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40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ύππαξ, κροτῶν εἶπεν ὀ Φιλητικός. ἰδού. ἀναβλέψασθε δεῦρο.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Γέρανος πέπραχε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τελευτησάσης τῆς σχολῆς ἐξειστήκει τελέως ἑαυ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θαύμαζ’ εἷ πάντες χαλεπῶς φέρουσιν αὐτὴν μιαρωτά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ομένην, πιθοῦ μοι. τοιαῦτα γὰρ ἔλεγε τῷ Ἁρείῳ μεταξὺ βια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ς μετ’ αὐτοῦ παρὰ τοὺς ἐν τῇ διαδρομῇ στενοχωρου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στίζετο δέ τις τῷ Ἁρείῳ ῥύμῃ παριοῦσα. κατιδὼν δέ τι τῆ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ὅψεως ταύτης τὴν Ἑρμιόνην ἐγνώρισεν. ἐθορυβήθη δ ’ αὖ δακρυούσ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ἰσθ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Ϊ-Ῑκουσε γὰρ σοῦ, ἔφη, οἶ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Τὸ δεῖνα, ἔφη. ξύνοιδε δήπου ἑαυτῇ φίλον οὐκ ε”χ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α,’ καίτοι αἰσχύνεσθαί τι ἐδόκει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 οὖν οὐ παρῆν τῇ ἐπιούσῃ σχολῇ, οὐδ’ εἶδέ τις αὐτὴν ἀν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ᾶσαν τὴν δείλην. προσιόντες δέ πρὸς τὸ μέγαρον ἐπὶ τὴ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κυσίων ἑορτήν, ὁ (Ἁρειος καὶ ὁ Ῥοών παρήκουσαν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βάτιδος Πατίλης λεγούσης τῇ Λαφενδρίᾳ συνήθει οὔσῃ ῶς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 ἐν τῷ παρθενικῶ λουτρῶνι δακρυρροεῖ, τὰς δέ μελετ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ῆς θελούσας ἑταίρας ἀπωθεῖ ἁπάσας. καὶ πρὸς τοῦτο ὁ Ῥο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πλέον αἰσχυνόμενος μέχρι γέ τινος ἐφαίνετο· μετ’ ὀλίγο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ων εἷς τὸ μέγαρον ἡκόντων ἐπελάθετο καὶ αὐτὸς τῆς 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ς. ἐξεπλάγησαν γὰρ πάντες ὁρῶντες τὰ θεατρικὰ τὰ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ἑορτὴν σκηνογραφικῆς θαυματουργ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υκτερίδες μὲν γὰρ χίλιαι περιεπέτοντο παρὰ τῶν τοίχων καῖ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όφου, χίλιαι δ’ αὖ κατέσκηπτον ὑπὲρ τῶν τραπεζῶν ἴσαι θυέλλα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λαίναις, ὥστε ῥιπιζόμεναι μικροῦ ἐδέησαν κατασβέσαι τὰς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λοκύνθοις λαμπάδας. ἡ δέ θοίνη ἐξ ἀπροσδοκήτου ἀνεφάν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θάπερ ἡ κατ’ ἀρχὴν τῆς περιόδ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ὠρέγετο πρὸς γεωμῆλον μετ’ αὐτοῦ τοῦ φλοι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πτημένον καὶ ὁ Κίουρος εἶσέδραμεν εἷς τὸ μέσον, τὴν μίτ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ύδην ἀπορρέουσαν παρέχων οὐδενὶ κοσμῴ. δῆλος δ’ ἦν φόβ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πεπληγμένος. καῖ πάντων ἀτενιζόντων, ἥκων παρὰ τὸ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οδώρου θρόνον ε”πεσε πρὸς τὴν τράπεζαν. καὶ μάλ’ ἄσθμ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στὸς πνευστιῶν τέως μόλις Τρωγλοδύτης, ἔφη, ἐν τῇ γοργύρ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ᾠόμην γὰρ ὑμᾶς θέλειν πυθ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αῦτ’ εἰπὼν χαμαὶ κατέπεσε λιποψυχή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ραχὴ δ’ εὐθὺς ἐνεγένετο πᾶσι πολλή. τὸ δέ τελευταῖον ὁ Δι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όδωρος ἐξ ἄκρας τῆς ῥάβδου πυρφόρα πορφυρᾶ ἀνιεὶς οὐκ ὀλίγ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σιώπησεν ἅπα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ἺΩ πρυτάνεις, ἔφη, ἀπαγέτω ἕκαστος τοὺς οἰκείους πρὸς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μητήρ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 ΝΕΚΥΣΙΑ 14]</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Περσεὺς ἀμέλει ἀγαπῶν τὸ πρᾶγμα “Έπεσθέ μοι, ὧ πρω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ιροι. μένετε ἀθρόοι. οὐ φοβητέος ὁ Τρωγλοδύτης ἐστὶν ὑ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ιθομένοις γ’ ἐμοί. συνακολουθεῖτε δῆτα. ἀπέλθετ’ ἐκποδ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ωτόπειροι γὰρ διαβαίνουσι. ξύγγνωθί μοι. πρύτανις γάρ εἰμ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δ’ Ἄρειος ἀναβαίνων ἤρετο ποίῳ τρόπῳ Τρωγλοδύτῃ ἐξῆ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ι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Ῥοών Οὐκ οἶδ’ ἔγωγε. οἱ γὰρ Τρωγλοδύται λέγον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ωθέστατοι πεφυκέναι. τάχ’ ὁ Ποιφύκτης εἰσήγαγεν ἐν σκώ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τος μέρει πρὸς τὰ Νεκύσ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βαινον δ’ ἄλλους ἄλλοσε ἐπειγομένους. καὶ ἐν ᾧ ὠστίζ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 Ὑφελπύφων στῖφος συντεταραγμένων, ὁ ’Ἁρειος τοῦ Ῥο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φνω βραχίονος λαβ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εῖνα, ἔφη, ἐνενόησά τι περὶ τῆς Ἑρμιό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ῖον δὲ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αὕτη τοῦ Τρωγλοδύτου πέρι οὐδέν μὰ Δί’ οἶδ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χεῖλος δακὼν ἀνέσχ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υσκόλως μὲν γὰρ ε”τι διέκειτο, ὁμῶς δέ Καλῶς ἔχει,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λαβώμεθα μέντοι μὴ ὀ Περσεὺς κατίδῃ ἡμ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νεύσαντες κάτω, προσμείξαντες δέ τοῖς Ὑφελπύφοις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μπαλιν ἰοῦσιν, ὑπεξελθόντες δ ’ αὖ εἷς τὸ πλάγιον κατὰ διαδρομ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α, ἔσπευσαν πρὸς τὸν παρθενικόν λουτρῶνα. κάμψαντε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κῶνα, ἐκ τοῦ ὄπισθεν ἥκουσαν ψόφον τινὸς ῶς ποδῶν ἔ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ώκο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σεύς, ῆ δ’ ὃς ὁ Ῥοὼν ψιθυρίζων, ὠθῶν δ’ ἅμα τὸν ’Ἀ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όπιν μεγάλου γρῦπος λιθίνου ὥστε κρύψασθ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ροκύψαντες δὲ τὸν μὲν Περσέα οὐκ εἶδον, Σίναπυν δέ. ὁ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βὰς τὴν διαδρομὴν ἐξ ὀμμάτων ἀπῆλθεν αὐ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Τί χρῆμα δρᾲ,· ἔφη ψιθυρίζων. διὰ τί οὐκ ἐν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οργύρᾳ ἐστὶ μετὰ τῶν ἄλλων σοφισ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οἶδ’ ἔγω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φ’ ὅσον ἐνεδέχετο ἀψοφητὶ ἐδίωκον τὸν Σίναπυν ἤ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θάνοντα αὐτοὺς· ἀλλ’ ἤδη κατὰ τὴν διαδρομὴν τὴν ἑξῆς ἀφανὴ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έ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δὴ ἐπὶ τὸ τρίστεγον ὁρμᾶται, ἧ δ’ ὃς ὁ Ἄρειος. ὁ δέ Ῥο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ῖρα προτείνας ἔπαυσεν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που ὀσφραίνει σύ τι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ὀ ’Ἀρειος δυσοδμοτάτου δή τινος ῶσφραίνετο, ὥσπερ ἀπ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δείων σαθρῶν ἢ ἀπ’ ἀφόδου δημοσίας οἷἀν αὐχμηρὰν εἰς τοσ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εημένην οὐδεὶς ὡς ἔοικεν ἐκκεκάθαρκ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μὴν ἥκουσαν γρυλισμοὺς καὶ ἑλκυσμοὺς ὥσπερ εἶ μέγα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4 2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ῆμα ἀνθρώπου βραδέως ἐπορεύετο χωλεύων τούς πόδας παμ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έθεις ὄντας. καὶ δακτυλοδεικτήσαντος τοῦ Ῥοῶνος εἶδον Αἰτναῖ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κνώδαλον προσερχόμενον. καὶ εἰς σκιὰν πτήξαντες εἷς σελήν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τήρουν αὐτὸ προβαῖ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ινὸν δ’ ἦν ἰδέσθαι. ὁ γὰρ Τρωγλοδύτης δώδεκα ποδῶν ὢν τὸ</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ὕψος τὴν χροίαν φαιὰν παρεῖχε καί ι’ώδη καῖ πετρίνοις λίθοις 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μοίαν. καὶ σῶμα μὲν ἦν αὐτῷ μέγα καὶ ῶγκωμένον χερμάδι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ἴσον ἐν ὄρεσί τινι, κεφαλὴ δὲ μικρὰ καὶ φαλακρὰ ἐν κορυφῇ ε”φ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λίγον διαφέρουσα φοινικοβαλάνου. σκέλη δ’ αὖ βραχέα καὶ δ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ώδη, πόδες δέ πλατεῖς καὶ κερατοειδεῖς. δυσοσμία δ’ ἀπ’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ίγνετο θαυμασία ὡς σφόδρα. εἶχε δέ ῥόπαλον ξύλινον καὶ πα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εθες. τοῦτο δ’ ἔσυρεν ἐπ’ ἐδάφους, τῶν βραχιόνω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ύτων ὄ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ὰς δέ πρὸς θυρῶνι εἴσω προῦκυψε. τὰ δ’ ὦτ’ ὄνου δίκ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οκινήσας καὶ ὅπερ ὀλίγον εἶχε τοῦ φρονίμου πρὸς τὸ μηχ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ᾶσθαί τι βιάζειν δοκῶν, βραδέως εἰσῆλ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Τῆς κλειδός, ἔφη, παρούσης τῇ θύρᾳ, ἔστιν ἡ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γκλεῖσαι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ὖ φρονεῖς, ἦ δ’ ὃς ὁ Ῥοών δεδιώς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πρὸς τὴν θύραν ἔτι ἀνεῳγμένην εἷ’ρπυσαν, φόβον παρέχ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ψητικὸν καί ἐλπίζοντες ἅμα τὸν Τρωγλοδύτην μὴ ἐξιέναι. προπ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σας δέ ὁ ’Ἁρειος καί τὴν κλεῖν λαβὼν τὴν θύραν ἐπαράξ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έκλει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ἰοῦ ιόῦ κεκραγότες νικήφοροι ε”τρεχον ἔμπαλιν κατὰ τὴ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ιαδρομήν. μέλλοντες δέ κάμψαι τὸν ἀγκῶνα ἥκουσαν καρδι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ηκτόν τι. ὄρθιον γάρ τις φόβῳ ἀνωλόλυξε τοῦ δωματίου ἐντ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ου ὅπερ ἄρτι ἐκεκλείκε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γένοιτο, ἔφη ὁ Ῥοῶν ὠχραινόμενος οἷον ὁ Βαρό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ἶματοσταγ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ρειος ἀπορῶν Τοῦτο γὰρ τὸ δωμάτιον, ἔφη, λουτ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θενικός ἐσ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μοῦ ἄμφω φωνοῦντες εΗ Ἑρμιόνη, ἔφασαν, ἔνε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κοντες οὖν ἀποτρέψαντες ἀνέδραμον ἐπὶ τὴν θύραν. κλῇθρο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λις χαλάσας - πεπληγμένος γὰρ εἰς τοσοῦτο τὴν κλεῖν μο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υχὶ μεθῆκεν - ὁ Ἄρειος τὴν θύραν ἀνέῳξ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ελθόντες δέ κατέλαβον τὴν μὲν Ἑρμιόνην πτήττουσαν παρ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τοίχου ὀλίγου δέουσαν λιποψυχῆσαι, τὸν δέ Τρωγλοδύτην π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χωροῦντα ἐπ’ αὐτὴν καὶ ἅμα ἐκκρούοντα τὰ λουτηρίδια ἀπὸ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ίχ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Άρειος ἠθύμει μέν ἐκέλευε δ’ ὅμως τὸν Ῥοῶνα ταράξ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 ΝΕΚΥΣῙΑ 14 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ν, αὐτὸς δέ τέως λαβὼν αὐλῶνος τι βιαίως ἔρριψε πρὸς τοῖ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ψόφῳ στροβήσων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Τρωγλοδύτης εἱστήκει ὀλίγον ἀπέχων τῆς Ἑρμιόνη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λινδούμενος ἀεὶ ἐσκαρδαμύκτει που σκαιότατος ὢν ὡς μαθη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ς τί δὴ ψόφον ἀνῆκε. καὶ μὴν τὸν “Άρειον κατεῖδε πικρ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έπων πρὸς αὐτόν. ἀπορήσας δ’ οὐ διὰ πολὺν μετῆλθε τοῦτον,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όπαλον ἅμα ἀναιρού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Ῥοὼν ἐκ πλαγίου Οὗτος, ἔφη, ὁ ἐμβρόντητο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λῶνος τι ἔρριψεν. καῖ τῆς μὲν τοῦ αὐλῶνος πληγῆς πρὸς ὦμ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τάξαντος οὐδὲν ἔδοξεν αἰσθέσθαι, τὴν δέ βοὴν ἀκούσας αὖθ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ἱστήκει ῥύγχος δυσειδὲς περιάγων ἅμα ἐπὶ τὸν Ῥοῶνα. καὶ οὔτ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Ἄρειος ἐφθάσεν ἐκεῖνον παραδραμ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Ἑρμιόνῃ βοῶν εἶπεν Ἄγε δη. δράμε σύ, ἀπόδραμε,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θύραν ἅμα θέλων ἀποσπᾶν αὐτήν. ἡ δ’ ἔτι ἀκίνητος ἔμεν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τήττουσα πρὸς τῷ τοίχῳ δέει κεχηνυῖ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ταραγμένος δ ’ἤδη ὁ Τρωγλοδύτης τῇ τε κραυγῇ νῦν δὴ τετυφ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ος καὶ τῇ ἠχοῖπάντως ἐξεβάκχευε. πάλιν δ ’ αὖ μυκώμενος πρ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βαλλε τῷ Ῥοῶνι ἐπὶ ποσὶν ὅντι αὐτῷ οὐδ’ ἔχοντι ποῖ φύγ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ἔπειτα ὁ ’Ἁρειος ἐποίησέ τι ἀνδρειότατον μέν, ἀξυνε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ώτατον δ’ ὅμως. ἐπιδραμὼν γὰρ αὐτῷ ἄρδην ἐπήδησεν ὥστε ἐκ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πισθεν περιβαλέσθαι τὸν τοῦ Τρωγλοδύτου τράχηλον ταῖς χερσ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μὴν οὐδ’ οὗτος ᾔσθετ’ αὐτοῦ ἐκκρεμαμένου <text:soft-page-break/>ἐκεῖ, ἀλλὰ καὶ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ωγλοδύται δήπου εἰκότως νοῦν ἕξουσιν ἐὰν ξύλινόν τις ἀνωθ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κρὸν εἷς τὸν μυκτῆρα. καὶ γὰρ ὁ ’Άρειος ε”τι τῆς ῥάβδου τῇ δεξι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χετο πηδήσας. αὔτη δ’ ἄρα ἐσκάλευσεν εὐθὺ μίαν τῶν ῥιν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μέγα ῶλόλυζε τὰς ῥῖνας μάλ’ ἀλγῶν. στροβεῖ δ’ οὖν 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όπαλον πάντ’ εἶκῃ καί φύρδην πραττόμενος. ὁ δ’ ’Άρειος τέ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εχῶς ἐλαμβάνετο οὐκ εἰδὼς εἷ ἐν ἀκαρεῖ οὗτος ἢ ἀποσπάσ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ν ἀπὸ τοῦ τραχήλου ῆ πληγὴν πλήξει καιρίαν τῷ ῥοπάλ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έ τούτῳ ἡ μὲν Ἑρμιόνη χαμᾶζε φόβῳ ἐπεπτώκει, ὁ δέ Ῥο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έλαβε τὴν ἑαυτοῦ ῥάβδον. οὐδ’ εἰδὼς τί δὴ μέλλει ποιήσ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λαθεν ἑαυτὸν ἐπᾴδοντα τὸ φίλτρον τὸ ἐπιτυχὸν τάδε’ Οὐιγγάρδ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ουιώ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 ῥόπαλον ἄφνω πτάμενον ἐκ τῶν τοῦ Τρωγλοδύτου χει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ετέωρον ἄνω εἰς τὸν ἀέρα ἀναφορούμενον, περιεστρέψ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θὺς καὶ κατέπεσεν ὥσθ’ ὅσον μὴ συντρῖψαι τὸ τοῦ ἑαυτοῦ κυ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άνιον, ψόφον ἀηδῆ ἅμα παρασχόν. ἐκεῖνος δὲ ι’λλιγγιάσας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ανὴς ἐπὶ στόμα κατέπεσε, κτύπον παρέχων τοσοῦτον ὥστε π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ωμάτιον σεισθῆν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1 44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μὲν Ἄρειος ἀνέστη τρέμων καί πνευστιῶν. ὁ δὲ Ῥο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 ἵστατο, τὴν ῥάβδον ἔτι ἀνέχων καὶ ἀτενές δεδορκὼς ἐπὶ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ποιη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ἡ Ἑρμιόνη ἔφθασε λέγων ὅτι ἲ1ῐῖ καί τέθνη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ἀπεκρίνατο ὡς τεθνάναι μὲν οὐ δοκεῖ, λιποψυχ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ὡς εἰκός. νεύσας δέ τὴν ῥάβδον ἐξείλκυσεν ἐκ τοῦ μυκτῆ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Τρωγλοδύτου. ἐδόκει δέ κεκαλύφθαι κόμμι φαιῷ καὶ ἰώ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ἶβοῖ, ἔφη, τῆς κορύζης τρωγλοδυτικ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ἀπώμορξε δῆτα ἐπὶ τὰς βράκας τὰς τρωγλοδυτικ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τεῦθεν οἶ τριττοὶ ἀκούσαντές τινος θύραν ἐπαράξαντο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γυτέρω προσιόντος τὰ ῶτα ὀρθὰ παρέσχον. οὐ γὰρ συνῄδε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οῖς τοσοῦτο θορυβήσαντες. ἀλλ’ οὖν τις τῶν κάτω δηλαδὴ ἔτυχ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ς τῶν τε κτύπων καὶ τῶν τοῦ Τρωγλοδύτου μυκημά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 ἀκαρεῖ ἡ Μαγονωγαλέα εἰς τὸ δωμάτιον εἰσέπε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πομένων αὐτῇ τοῦ τε Σινάπεως καὶ τοῦ Κιούρου ὀπισθοφυλακ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ς. οὗτος δ’ ὀλίγον ὑποβλέψας τὸν Τρωγλοδύτην κνυσάμενός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άθισεν εὐθὺς ἐπ’ ἀφόδου, τοῦ στέρνου ἁπτ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μὲν Σίναπυς προῦκυπτε τῷ Τρωγλοδύτῃ, ἡ δ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αγονωγαλέα ἔβλεπε πρὸς τὸν Ῥοῶνα καὶ τὸν ’Άρειον. ὁ δ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πώποτ’ εἶδεν αὐτὴν οὕτω θυμουμένην, τὰ χείλη λευκὰ δὴ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χουσαν. οὐκέτ’ ἤλπιζε δηλαδὴ οἴσεσθαι πεντήκοντα βαθμοὺς ὑπὲ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Γρυφινδώ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μάλα πικραινομένη τραχείᾳ τῇ φωνῇ Ἀλλὰ τί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ῶν, ἔφη, ἐν νῷ εἴχετε,- ’Ἁρειος δέ πρὸς τὸν Ῥοῶνα ἔβλεψεν ἔ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στῶτ’ ἀκίνητον, τῆς ῥάβδου ἄνω τεινομένης. ἐκείνη δ’ ἀναλαβοῦ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ινδυνεύετε γάρ τοι, ἔφη, ἀποθανεῖν. τίείς τὴν οἰκίαν οὐκ ἀνέβη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Σίναπυς ὀξὺ ἔβλεψε πρὸς τὸν ’Ἀρειον ὁ δέ πρὸς τὴν γῆ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βλεπε, χρῄζων τοῦ Ῥοῶνος καταθεῖναι τὴν ῥάβ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ᾶπειτα ἦν ἀκοῦσαι φωνήν τινα μικρὰν ἀπὸ τοῦ σκό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ιγνομέν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γγνωθί μοι, ἔφη, ὦ σοφιστὰ Μαγονωγαλέα. ἀλλ’ ἐκεῖ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ρεύνων ἐμ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Γ έρα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γὰρ Ἑρμιόνη ἀναστᾶσ’ ἥδη Ἀλλὰ γὰρ ἐγὼ τὸν Τρωγλοδύ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ἴχνευον, νομίζουσα αὐτὴ καθ’ ἑαυτὴν οἵα τ’ ἔσεσθαι χρῆσθαι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πόλλ’ ἀναγνοῦσα περὶ τῶν τοιού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Ῥοῶν μεθῆκε τὴν ῥάβδον, θαυμάζων εῖῆ χρυσῆ Ἑρμιόν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έρανος σοφιστὴν δὴ ἑκοῦσα καὶ ἐξαπατᾷ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ἀναλαβοῦσα Εἴγ’ ἄρα μὴ ηῦρον ἐμέ, ἀπέθανον ἄν. ὁ μὲ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τὴν ῥάβδον ἀνέωσεν εἷς τὸν μυκτῆρα αὐτοῦ, ὁ δὲ Ῥο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 ΝΕΚΥΣΙΑ 14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πραξεν ὅπως ἐλιποψύχησε καταβληθείς τῷ ἑαυτοῦ ῥοπάλῳ,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ὸν ζητεῖν οὐδένα βοηθήσοντα. ἔμελλε γὰρ ἥδη ἀποκτενεῖν 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φίκ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καὶ ὁ Ῥοῶν μάλιστ’ ἐβούλοντο μὴ δοκεῖν ταῦτα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ῶτον νῦν δὴ ἀκούσ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ἡ Μαγονωγαλέα ὀξὺ βλέπουσα πρὸς αὐτούς Εἶὲν, ἔφη. ἀ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ῶς σύ, ὦ Γέρανε ἀνόητε, ἐτόλμας παρθένος οὖσα καθ’ ἑαυ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ῆσθαι Τρωγλοδύτῃ ὀρειν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μὲν οὖν ἔκυψεν αἰσχυνομένη. ὁ δ’ “Άρειος ἄφωνος ἐγέ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νοῶν ὅτι τήν γ’ Ἑρμιόνην ἐν πρώτοις εὕροι τις ἂν οὖσα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ηδὲν παρανομούντων. καίτοι νῦν δὴ παρανομεῖν προσποιεῖ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σώσουσα αὐτούς, ἄτοπα πράττουσα ὡσπέρει τῷ γε Σινάπ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κοίη ποτὲ νώγαλα διαδιδό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μέντοι Μαγονωγαλέα Πέντε, ἔφη, βαθμῶν ἁμαρτοῦσιν ο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υφίνδωροι διὰ ταῦτα. καὶ γὰρ ἔσφηλας με τῆς ἐλπίδος. ἀλλ’</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ἴγ’ ἄρα μὴ βέβλαψαι μηδέν, δεῖ σέ ἀπελθεῖν πρὸς τὸν τῶν Γρυφ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ώρων πύργον. οἱ γὰρ μαθηταὶ τὴν ἑορτὴν κατ’ οἰκίας τελοῦ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ἀπ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πρὸς ’Ἀρειον καὶ Ῥοῶνα τρεψαμένη Εἶὲν, ἔφη. ἀλλ’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μοιγε δοκεῖτε, ηὐτυχήσατε μὲν ἀμέλει, ἐδράσατε δ’ οἶα ἤ τις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εὶς πρωτόπειρος ὢν προσβαλόντες Τρωγλοδύτῃ ὀρεινῷ. ἔκα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ς οῦν φερέσθω πέντε βαθμοὺς ὑπὲρ τῶν Γρυφινδώρων. καί ὁ Δι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όδωρος μαθήσεται περὶ τοῦ πράγματος. ἄπιτε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κ τοῦ δωματίου σπεύσαντες οὐδέν εἶπον πρῖν ἀναβ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ίκοντο ἐπὶ τό δίστεγον. ἥδοντο γὰρ ἀπέχοντες τῶν τ’ ἄλλω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δυσοσμίας τῆς τρωγλοδυτικ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ἀχθόμενός τι Ἀλλ’ ὠφέλομεν ἐνεγκέσθαι βαθμ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έον ἢ τοὺς δέ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ντε μὲν οὖν, ἦ δ’ ὃς ὁ ’Άρειος, ἀφειλούσης γ’ ἐκείνης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Ἑρμιό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ῶς δ’ οὖν ἐποίησεν οὕτω διασῴζουσα ἡμᾶς τῶν κακῶν τό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λαύοντας, οὐ μὴν ἀλλὰ καί ἡμεῖς αὐτὴν ἤδη ἐσώσα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ῶσαι γοῦν οὐ δέον, εἰμὴ τὸ κνώδαλον μετ’ αὐτῆς συνεκλεί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ν, εἶπεν ὁ ’Άρειος ἀναμιμνήσκων αὐτὸν τοῦ πράγματ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ἤδη ἄφικοντο πρὸς τὴν τῆς παχείας εἰκό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Ῥύγκος χοίρειον εἰπόντες εἰσῆλθ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όρυβος δ’ ἐγένετο πολὺς ἐν τῷ κοινείῳ συγκαθημένω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ων ἐσθιόντων δ’ ἅμα τὴν τροφὴν τὴν ἄρτι δεδομένην. ἡ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 μόνη καθ’ ἑαυτὴν ἵστατο πρόσθε τῆς θύρας περιμέν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ύς. καὶ δι) ὀλίγου πολλὴν δι’ ἀπορίαν οὐδεὶς ἐφθέγξατο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46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πειτα δέ πάντες οὐδέν βλέψαντες πρὸς ἀλλήλους, εὐχαριστήσ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ὅμως ἄλλος ἄλλῳ ταχέως ἦλθον κομιούμενοι τὰς λοπά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εἷς τὸν ἔπειτα χρόνον, τὴν Ἑρμιόνην Γέρανον φίλην ἡγοῦ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ἐξὸν ἂν μετέχειν τῶν τ’ ἄλλων καὶ τοῦ διαφθεῖραι Τρωγλοδύ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εινὸν δώδεκα ποδῶν τὸ ὕψος εἰμὴ διὰ φιλίας ἄρα διακέοιτό 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δέ Νοεμβρίου εὐθὺς ἀρχομένου τὰ σφόδρα ψύχη ἔπαθες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ρῶν ἅμα τά τ’ ὅρη τὰ περὶ τὸ φρούριον πάγου χυθέντος πάν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χιονισμένα καί τὴν λίμνην σιδήρῳ ψυχρῷ μάλιστ’ ἐοικυῖα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Ἁγριώδη ἂν εἶδες ἐπὶ τῷ ὑπερῴῳ ἀπὸ θυρίδος θεωρῶν θερμ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ντά που τὰ σάρα ἐν τῷ ι’καροσφαιριστηρίῳ, ἠμφιεσμένον ἀμέ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όλον σισυρνώδη σπαλακορύπαινον, χειρίδας δέ φοροῦντα κ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ίκλου ἐκ τριχῶν, κοθόρνους δ’ αὖ μεγάλους <text:soft-page-break/>καστορεί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ὥρας ἔτους ἐπελθούσης τῇ ι’καροσφαιρικῇ, τῷ Σαββάτῳ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ῶτον σφαιριεῖν ἔμελλεν ὁ Ἄρειος πολὺν χρόνον γυμνασά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γὰρ Γρυφινδώροις ἀναγκαῖον ἦν ἀγωνίσασθαι πρὸς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λυθηρίνους. εἷ δ’ οἶ Γρυφίνδωροι νικήσειαν, αὐξηθήσ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υτερεύοντες πρὸς τὴν Φιάλην Οἶκε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μέντοι Ἄρειον ἥ τις ἢ οὐδεὶς σφαιρίζοντα ἑωράκει· ἔδοξε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Ύλῃ αὐτὸν κεκρυμμένον ἔχειν ὥσπερ κρυπτὸν ὄντα σόφισμά τι.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οὖν φήμη ἐξηνέχθη ὅτι Ἄρειος ζητητὴς γενήσεται. ὥστε οὐκ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ἐννοῆσαι πότερον περὶ ἥττονος ποιεῖται τοὺς φάσκοντας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μπρὸς ἔσται, ἢ τούς ὑπεσχομένους πανταχόσε περιδραμεῖ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 αὐτοῦ πετομένου στιβάδα παρέχο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ἕρμαιον δὴ ἦν τῷ Ἁρείῳ τὸ Ἑρμιόνην νῦν ἔχειν φίλην. οὐ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πίστατο ποίῳ τρόπῳ καθ’ ἑαυτὸν μόνος ἀπ’ αὐτῆς ἐδυνήθη ἂν ε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θέναι τὰ κατ’ οἶκον μαθήματα, ὡς δέον θαμὰ ἐπὶ καιροῦ γυμνά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θαι πρὸς τὴν ι’καροσφαιρικὴν κελεύοντος τοῦ ’Ύλού καὶ ἔχρ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βιβλίον αὐτῷ τὴν ι’καροσφαιρικὴν ἐξ ἔτους εἷς ἔτος καὶ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υ ἄξιον ηὗρεν ἀναγνῶ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μαθεν δὲ τοῦτο μὲν ὡς ἀδικεῖν ἔστιν τοῖς ι’καροσφαιρίζουσιν ἐ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ρόποις ἑπτακοσίοις, τοῦτο δ’ ὡς οἱ περὶ τὴν Φιάλην Κοσμικ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ωνιζόμενοι πρὸ τοῦ ὡς πεντακόσια ἔτη τῷ ε”τει χιλιοστῴ τε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4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σιοστῴ ἑβδομηκοστῷ τρίτῳ ἁπαξαπάσας δὴ ἠδίκησαν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δικίας* τοῦτο δ’ ὡς οἶ ζητηταὶ κατὰ τὸ ξύνηθες λεπτότατοι ὄ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δρομικώτατοι τῶν σφαιριστῶν πλεῖστον τραυματίζον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δικημένοι· τοῦτο δ’ αὖ ὡς ὀλίγοι μὲν ἀπέθανον ι’καροσφαιρίζ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ς, ῥαβδοῦχοι δέ ἐνίοτε ἠφανισμένοι μετὰ πολλοὺς μῆνας π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άνησαν ἐν τοῖς τῆς Λιβύης ἐρήμ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ἧττον ἤδη ἐφρόντιζε περὶ τὸ παρανομεῖν ἐξ οὗ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ιος καὶ ὁ Ῥοὼν ἔσωσεν αὐτὴν ἀπὸ τοῦ ὀρείνου Τρωγλοδύ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ὸ καὶ πάνυ ἀστεία ἐδόκει γενέσθαι. τῇ γὰρ προτεραίᾳ τῇ τοῦ ἀγ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ἶκαροσφαιρικοῦ ᾧ ’Ἁρειος τὸ πρῶτον ἔμελλε σφαιριεῖν, οἱ τρεῖς ἐν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λῇ πρὸς τὴν σχολῆς ἀνάπαυσιν παρόντες ψυχροὶ δὴ ἐγίγνοντο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γοητεύουσα παρέσχε πῦρ τι κυανοῦν ὅπερ καὶ ἐξῆν τῷ βου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μένῳ ἐν ληκυθίῳ περιφέρειν, καὶ νῶτον δίδοντες πρὸς αὐ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εανοῦντες ἵσταντο, καί ὁ Σίναπυς διέβη διὰ τὴν αὐλήν. καὶ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ρειος εὐθὺς ᾔσθετ’ αὐτοῦ χωλεύοντος. οἱ οῦν τρεῖς συστρεψάμ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νοι ἤθελον φράξαι τὸ πῦρ, εἰκάζοντες οῦ θεμιτὸν εἶναι. ἀλλὰ κακ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ύχῃ οῦκ ἔλαθον αὐτὸν ὕποπτόν που βλέποντες ὡς ἐδόκει. χωλε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προσῆλθε τό γε πῦρ οὐ κατιδών, βουλόμενος δ’ οὖν εἰκῇ ἐπιτιμ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ἔχεις, ὦ Ποτέ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ἔδειξεν αὐτῷ τὸ ἐχόμενον, τὴν ι’καροσφαιρικ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 ἔτους εἷς ἔ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Σίναπυς Οὐ θεμιτόν, ἔφη, κομίζειν τὰ βιβλία τὰ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ιβλιοθήκην ἔξω τοῦ φρουρίου. δός μοι. πέντε γὰρ βαθμ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ώλεσας τοῖς Γρυφινδώρ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ν γὰρ τὸν νόμον, ἧ δ’ ὃς ὁ ’Άρειος πάνυ ἀνιώμενος, ἄρ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έπλαξε. ἀλλὰ τί μοι πάσχει τὸ σκέλος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Ῥοών πικρῶς Οὐκ οἶδα, ἔφη. ἀλλ’ εἰ γὰρ πόλλ’ ἀλγοί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ὺ δ’ ἐθορύβουν ταύτῃ τῇ νυκτὶ οἶ ἐν τῷ τῶν Γρυφινδώ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νείῳ. ὁ δ”Άρειος καὶ ὁ Ῥοών καὶ ἡ Ἑρμιόνη ἐκάθηντο ὁμοῦ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υρίδα. αὕτη γὰρ ἐξέταζε τὰ κατ’ οἶκον μαθήματα τὰ πρὸς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ίλτρα ὑπὲρ τοῦ θ’ Ἁρειόυ καὶ τοῦ Ῥοῶνος. ἀλλ’ οὐκ ἤθελ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ους μιμεῖσθαι τὰ ἑαυτῆς, λογισαμένη ὅτι οὕτως οὐδέν μαθ-</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ήσονται. ἀναγνούσης δ’ οὖν αὐτῆς τὰ γεγραμμένα, εὖ ἔπρατ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ὰ προσκείμενα ὡς ἐπὶ τὸ πολ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Ἁρειος ἠγανάκτει πως, βουλόμενος ἀναλαβεῖν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ῖκαροσφαιρικὴν ἐξ ἔτους εἷς ἔτος. ἀναγιγνώσκων γὰρ αὐτὸ τά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ἂν ἐπιλήσεσθαι τῶν φροντίδων τῶν περὶ τὸν τῆς ὑστερα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ῶνα. ἀλλὰ διὰ τί δεῖ τόν γε Σίναπυν δεδιέναι,· ἀναστὰς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ΙΚΑΡΟΣΦΑῙΡῘΚΗΣ 14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πε τῷ Ῥοῶνι καὶ τῇ Ἑρμιόνῃ ὅτι μέλλει ἀπαιτήρειν αὐτὸ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 δέ τοῦτ’ ἔφασαν στέργειν ἄν, εἷ’Άρειος μὲν ἔλθοι, αὐτοὶ δὲ μ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μέντοι ’Άρειος ἐλογίζετο ὅτι ἐκεῖνος εἰκότως ὁμολογήσει, ἐὰ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ι τινές σοφισταὶ παρόντες ἀκούσω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ἥκων δέ πρὸς τὸ τῶν σοφιστῶν κοινεῖον ἔκοψε τὴν θύραν. οὐδεν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ἀνοίξαντος, μάλ’ αὖθις ἔκοψεν. ἀνέῳξε δ’ οὐδε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δὴ τὸ βιβλίον ἐντὸς κατέλιπεν ὁ Σίναπυς. ἐπιχειρητέον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οίξας δ’ ὀλίγον τὴν θύραν εἴσω προῦκυψε. ἀλλὰ θέαμα δυσθέα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δον ἦν ἰδ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ι γὰρ παρῆσαν ὁ Σίναπυς καὶ ὁ Φήληξ. κάκεῖνος δὴ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ίβωνα ὑπὲρ τὰ γόνατα εἶχεν ἀποκαλύπτων τὸ σκέλος αἱματηρὸ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ί κατεσπαραγμένον. οὗτος δ’ ὀθόνια παρεῖχε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Ὼ κατάρατον τὸ χρῆμα κυνός, ἔφη. πῶς γὰρ ἔστιν ἅμα διατ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ρεῖν τὰς τρεῖς κεφαλ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δ’ Ἁρείου σιωπῇ κλείοντος τὴν θύραν, βοῶν Ὁ Ποτέ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διαστρεφόμενος ἅμα δι’ ὀργῆς τὸ. ὄμματα καὶ μεθεὶ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ίβωνα ἐπικαλύψαι τὸ σκέλος. Ἄρειος δ’ ἀσκήσας ἑαυτὸν ε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τολμ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 οἷόν τε, ἔφη, προτεῖναι ἐρώτημά τι, θέλοιμ’ ἂν εἰδέναι εἴ 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 ἔξεστί μοι ἀπαιτεῖν τὸ βιβλίον μ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πιθι, ἄπιθι ἐς κόρακας ἤ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ῆλθεν οὖν εὐθὺς ὁ Ἄρειος πρὶν ἐκεῖνον αὖθις ἀφελ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θμῶν τούς Γρυφινδώρους. ἄνω δέ ὡς τάχιστα ἀναβὰς πάλιν ξ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γένετο τοῖς ἑταίρ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ἲΑρ’ ἔχεις αὑτά· ἔφη. ἀλλὰ τί δὴ πάσχ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μόλις ψιθυρίζων εἶπεν αὐτοῖς ὅ τι ἑώρα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λευταῖον δέ πνευστιῶν ε”τι Ἀλλ’ ἴστε που, ἔφη, τοῦτο τί δύ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ι,· ἐπεχείρησε γὰρ λαθὼν παρελθεῖν τὸν τρικάρηνον ἐπὶ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κυσίων ὁ Σίναπυς. καὶ ἐθεωροῦμεν αὐτὸν ἐκεῖσε τότε χωροῦ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ηλαδὴ κλέψοντα τὸ πρὸς ἐκείνου φυλαττόμενον. καὶ περίδου μο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ερὶ τοῦ σάρου εἰ μὴ αὐτὸς εἰσῆγε τὸν Τρωγλοδύτην ὡς ῥᾷον λήσ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πα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πεφροντικὸς βλέπων Περιττόν τι λέγεις,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υσχερὴς μὲν γάρ ἐστιν εὖ οἶδ’ ὅτι, ἀλλ’ οὐκ ἐπίδοξός ἐστι κλέψ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ιμπλοδώρῳ πεφυλαγ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εΗράκλεις, ἔφη ἀνιώμενος. σὺ μὲν γὰρ νομίζεις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φιστὰς πάντας θείου τι μετέχοντας δήπου. ἐγὼ δέ ταύτὰ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ίῳ φρονῶ. πανοῦργος γάρ ἐστιν ὁ Σίναπυς. ἀλλὰ τί θέλει,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υλάττει ὁ κύ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50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Ἄρειος περὶ ταῦτα ἔτι φροντίζων ἀπέβη κοιμησ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ραχὺ ῥέγκοντος ἤδη τοῦ Νεφελώδους, αὐτὸς οὐκ εἶς ὕπ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πεσε καίπερ μάλιστα χρῄζων πεσεῖν, ὡς δέον μετ’ ὀλίγον ι’κα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ιρίσαι τὸ πρῶτον. τοῦ δ’ οὖν Σινάπεως οῦ ῥᾴδιον ῆν ἐπιλαθ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ινὸν βλέποντος ἥνικα τὸ σκέλος εἶδε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ὑστεραίᾳ αι’θρίου μὲν ὄντος τοῦ ἀέρος ψυχροῦ δέ, ἅπ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 ἐν μεγάρῳ ἀριστῶντες, μεταξὺ σφόδρα τερπόμενοι τῇ εὐοσμίᾳ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χορδευμάτων τηγανιζομένων, πολλῆς μετ’ εὐφροσύνη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ιελέγοντο ἐν σφίσι προσδεχόμενοι καλὸν ἔσεσθαι τὸν μέλλον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ῶνα τὸν ἷκαροσφαιρικ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δεῖ σέ φαγεῖ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 δέο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ἄρτου γ’ ὀλίγον. τῆς γὰρ Ἑρμιόνης ἔτυχον ὅντες οὗτοι ο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ῶπες λόγ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ορέκτως δ’ ἔχ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κακῶς δὴ εἶχεν ἐννοῶν ὡς ἐντὸς οὐ πολλοῦ εἷ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αδίον εἷσβήσ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Σάμιος Φινιγάνης ῗΩ ’Ἄρειε, ἔφη, δεῖ σέ εὐτραφῆ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μάλα συντενῶν σεαυτόν. τοῖς γὰρ ζητηταῖς ἀεὶ ἐκ προνο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πίπτειν φιλοῦσιν οἱ ἐναντί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θἈρειος θεώμενος αὐτὸν καρύκην τοματίνην πρὸς τὰ χο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ύματα χέοντα Εὐχαριστῶ σοί, ἔφη, ὧ Σάμ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ερὶ τὴν πεμπτὴν ὥραν πάντες ὡς εἰπεῖν οἱ μαθηταὶ ἐκά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ντο ἐν τοῖς περὶ τὸ ι’καροσφαιριστήριον βάθροις πρὸς τὸ στάδ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τενὲς βλέποντες, ἔνιοι δέ καὶ δίοπτρα ἔχοντες τηλεσκοπικά. ἐνίο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χαλεπὸν ῆν τοῖς θεαταῖς καίπερ μετεώροις οῦσιν ἰδεῖν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ίγν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ὼν καί ἡ Ἑρμιόνη ξυνεγένοντο ἐπ’ ἄκροις τοῖς βάθροις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 Νεφελώδει καί τῷ Σαμίῳ καὶ τῴ Δείνῳ ἐκείνῳ τῷ τῶν ποδο-</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φαιριστῶν τῶν Ῥαιστήρων καλουμένων φιλοθεάμονι. καί καιν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εγράφεσαν σημεῖον μέγα ὡς χαρισάμενοι τῷ Ἁρείῳ ἐφ’ ἑνὸς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ρωμάτων τῶν Σκαβρῴ τετρωγμένων. καὶ ῆν ἀναγνῶναι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εδρευέτω Ποτῆρ. καὶ ὁ Δεῖνος δεινὸς ὢν γράφειν μέγαν ὑπε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άφει τὸν λέοντα τὸν τῶν Γρυφινδώρων. καὶμὴν ἡ Ἑρμιόνη φίλτ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χαλεπώτερον ἐτεθήκει ὥστε πάντα τὰ γράμματα ποικίλοις ἀ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στράπτειν χρώμα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έ τούτῳ ὁ ’Ἀρειος καί οἱ ἕτεροι τῆς ἀγέλης ἐν τῷ ἀποδυτηρ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αμφιαζόμενοι ἐνεδύοντο τούς ἷκαροσφαιριστικοὺς τρίβωνας κο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ίνους. οῖ δέ Σλυθήρινοι πρασίνους ἔμελλον φορήσ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ΚΑΡΟΣΦΑΙΡῙΚΗΣ 1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ότε ὁ ’Ύλης ἐχρέμψατό τι εὐφημίαν κηρύτ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ιπόν, ἔφη, ὦ ἄνδρες Γρυφίνδωρ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υναῖκες Γρυφίνδωραι, ὑπολαβοῦσα εἶπεν ἡ Ἀγγελί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ωάν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συνέφη ταῦτα. ΦΩ ἄνδρες, ἔφη, καί γυναῖκες. τοῦ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στ’ ἐκεῖν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ό γε μέγιστον ἁπάντων, εἶπεν ὁ Φερέδικος Εὖισήλ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ό γε μὴν ἐκ μακροῦ χρόνου προσδεδεγμένον, ἀναλαβὼν εἶπεν 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εωργ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ὰρ ἀπὸ γλώττης ἔστιν ἡμῖν φράσαι τὸν τοῦ Ὀλοφω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όγον ῶς τῆς πέρυσιν ἀγέλης οὖ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Ύλης Σιγᾶτον, ἔφη. ἥδε γὰρ ἡ ἀγέλη βελτίστη ἐστὶν 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ῶν ἐτῶν. νικήσομεν δῆτα εὖ οἶδ’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ρὸς αὐτοὺς ὀξὺ ἔβλεψεν ὡς θέλων εἰπεῖν ὅτι Εἰ δέ μ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ὲν. εἷς γὰρ αὐτὸν τὸν καιρὸν ἥκομεν. ἀγαθῇ τύχῃ ὑμῖν ἅπα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ρειος τῷ Φερεδίκῳ καῖ τῷ Γεωργῴ ἐκ τοῦ ἀποδυτη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πόμενος, ἀπευχόμενος δέ τέως μὴ λιποψυχῆσαι, τῶν πολ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α θορυβούντων εἰσέβη ἐπὶ τὸ στάδ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Εὐχρῆ ῥαβδούχη οὖσα ἐν μέσῳ ἵστατο προσδεξομένη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ύο ἀγέλας, τὸ σάρον ἤδη χειρὶ ἔχ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ομαι τοίνυν, ἔφη, πάντων ὑμῶν ὀρθῶς ἐνδίκως τε ἀγωνί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θαι. τοῦτο δ’ ἔλεγεν ἐκείνοις ἤδη ἀθροιζομένοις ἀμφὶ αὐτή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Ἄρειος ξυνῄδει αὐτῇ λεγούσῃ ἐν τοῖς μάλιστα τῷ Μάρκ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ίντῳ, τῷ τῶν Σλυθηρίνων ἀγελάρχῃ πενταετήρῳ ὅντι.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αίνετο ξυγγενὴς εἶναι τοῖς Τρωγλοδύταις. Ἄρειος δέ πρὸ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άνω σημεῖον τὸ Προεδρευέτω Ποτῆρ κηρῦττον ὑπὲρ τὸν ὄχ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ἄνεμον ἀεὶ κινούμενον παραβλέψας, ξυστελλόμενος ἑαυτὸ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μάλ ’ ἐθάρρ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σβητε δῆτα ἐπὶ τὰ σά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Άρειος ἐπὶ τὸν Ὑπερνεφελὸν Δισχιλιοστὸν εἰσ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πειδὴ τάχιστα τὸν ἀγῶνα νιγλάρῳ ἐσήμανεν ἡ Εὖχρῆ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υροῦν δ’ ῆν καί μέγα δὴ ἐψόφει - πεντεκαίδεκα σάρα εὐθ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έωρα ἅνω φέρεται ἀεροδρομοῦ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διήγησιν μὲν ἀναγορέυων ἔτυχεν ὁ Ἰόρδανος, τοῖν Εὐισηλίο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ὔνους ὥν, ἐπεσκόπει δ’ αὐτὸν ἡ Μαγονωγαλέα. διηγού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ν γὰρ ἐκεῖνος Καὶ τὸν κολοφῶνα, ἔφη, εὐθὺς ἁρπάζει Ἀγγελί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Ἰωάννου ὑπὲρ τῶν Γρυφινδώρων, δεινή τ’ οὖσα θηρεύει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ειδεστάτ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Μαγονωγαλέα ὡς τοῦτο χαλεπῶς φέρουσα Τί δέ δή,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ολαβοῦσα, ὦ ’Ῑόρδαν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5 2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συγγνώμην αἰτήσας τῆς πλημμελείας ἀναλαβών Καὶ ἀε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ομοῦσα, ἔφη, τὸν κολοφῶνα παραδίδωσιν ὡς τάχιστα τῇ Ἀλικ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ινήτῃ, ἣν ἄρτι ἐξηῦρεν Ὀλοφώιος ’Ύλης, πέρυσιν ἔφεδρον οὖ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δέ πρὸς τὴν Ἀγγελίνην πάλιν βαλεῖν μέλλουσαν Μάρ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ίντος ὁ τῶν Σλυθηρίνων ἀγελάρχης ἔφθασε, καὶ λαβὼν τὸ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ολοφῶνα μετεωρίζεται ἀετοῦ τρόπον. σκοποῦ δέ τευξ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θασεν αὖ ὁ τῶν Γρυφινδώρων φύλαξ, καὶ λαβόντων τούτω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λοφῶνα, Κατὴ Βέλη θηρευτὴς κάτω τε πετομένη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κρουομένη καλῶς τὸν Μάρκον ἀεροδρομεῖ κατὰ τάχος ὑπὲρ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άδιον. οἴμοι πέπληκται αὕτη πληγὴν ῥοπαλοσφαιρίῳ βληθεῖ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υσχερῆ ὥστε λυπεῖσθαι σφόδρα μοι δοκεῖν. τῶν δὲ Σλυθηρί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αὖ λαβόντων τὸν κολοφῶνα, Ἁδρίανος Πεύσιος μετ’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χύνει μὲν πρὸς τὸ τέρμα, κωλύεται δέ δευτέρῳ ῥοπαλοσφαιρ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ηθεὶς ὑφ’ ἑτέρου τῶν Εῦισηλίων πεμφθέντι - οὐ γὰρ ἔγνωκα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αιστῆρα πότερον Φερέδικός ἐστιν ἢ Γεωργός. εὐτυχήσαντος δ’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τῶν Γρυφινδώρων ῥαιστῆρος, ἡ Ἀγγελίνη μάλ’ αὖθις τόν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λοφῶνα λαβοῦσα καὶ οὐδενὸς κωλύοντος ἀεροδρομοῦσα, καί ἄλ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ὖ ῥοπαλοσφαίριον φυγοῦσα, καί πρὸς τὸ τέρμα σκήπτουσα,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φύλακα Βληχρόν μάτην προπηδήσαντα φθάσασα, τοῦ σκοπ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υγχάνει. βαβαὶ βαβαὶ τῆς τῶν Γρυφινδώρων εὐστοχ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θορυβούντων μὲν οὖν τῶν Γρυφινδώρων εἷς τόσον ε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πραγότων, στενόντων δέ τῶν Σλυθηρίνων, φθέγμα τι τοίονδ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ῆν ἀκοῦ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λθετ’ ἐκποδών. ἀνάγεθ’ ἑαυτοὺς ἐκ τοῦ μέσ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ὼν καὶ ἡ Ἑρμιόνη γνόντες τὸν Ἁγριώδη, ἐγγυτέρω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ήλοις παρεστηκότες, ἐῶσι συγγενέσθαι. ὁ δέ τηλεσκοπικ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ίοπτρα δεικνύς Οἴκοθεν μὲν γὰρ ἐσκόπουν, ἔφη, ἄμεινον δέ ὁμιλ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τοῦ ὄχλου. εἶτα τό γε φθαστέον οὐδεὶς ἑώρακέ 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ὁμολογῶν ’Ώσθ’ ὁ Ἄρειος, ἔφη, οὔπω πεποίη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ὡς εἰπ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νου γε’ ἀφίσταται, ῆ δ’ ὃς ὁ Ἁγριώδης. τὰ δὲ τηλεσκοπικ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ών τε καὶ τὴν ὄψιν εἷς τὸ ἀτενές ἀπερεισάμενος ἐγνώρισεν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Άρειον, βραχύ τι κατιδὼν πολὺ ἀπέχον ἐν οὐραν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νωτέρω πάντων φερόμενος μετέωρος ἐκαραδόκει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θαστέῳ. τοῦτο γὰρ συνεβούλευον ἀρτίως αὐτὸς καὶ ὁ ’Ύλ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πίζοντες οὕτω ἐν τῷ ἀγῶνι ῥᾷον νικήσ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γὰρ ε1ῐ·.Ῑσυχίαν ἄγε τοίνυν, ἔφη, ἕως ἂν τὸ φθαστ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ίδῃς ὅπως μὴ πρότερον ἢ δεῖ ἐπιχειρήσῃ τις σ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μὲν γὰρ Ἀγγελίνης σκοποῦ τυχούσης, ἀεροβατικὰ κυβι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ματα διττὰ ἀπέδειξε τόθ’ ἅτε μάλισθ’ ἡδόμενος’ νῦν δέ πάλιν α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κΑΡοΣΦΑΙΡΙΚΗΣ 1 5 3</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πιτηρῶν τὸ φθαστέον, ἄλλοτε μὲν χρυσοῦν τι καθεωρακ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δοξεν, - ἔργῳ δ’ ἔτυχεν ι’δὼν τὸ τοῦ ἑτέρου Εῦισηλίου ὡρολόγ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λάμπον, - ἄλλοτε δέ ῥοπαλοσφαίριον ἤμυνεν ἐπιπετόμενον αὐτ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περ μύδρον τινὰ διάπυρον τοῦ Φερεδίκου διώκο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 ἀναβοῶνΐΗ καλῶς ἔχεις, ἔφη, ὦ ’Άρειε,“ καὶ ἔβαλλε συντόν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ὶ τὸν Μάρκ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Ἰόρδανος διηγούμενος ἔτι τὸν ἀγῶνα Τῶν δέ Σλυθηρί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τὸν κολοφῶνα πάλιν λαβόντων, ὁ θηρευτὴς Ἀδρία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κρουσάμενος καί ῥοπαλοσφαίρια δύο, καί τούς Εῦισηλί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μφοτέρους, καί δὴ καὶ τὸν θηρευτὴν Βέλην, πρὸς τὸ τέρ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χύνων μέλλει - ἀλλ’ ι’δού· ῆ που τὸ φθαστέον ἑώρα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θέντος δέ τοῦ Ἀδριάνου τὸν κολοφῶνα - αἰσθόμενο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ήματος τινὸς χρυσοῦ παρὰ τὸ δεξιὸν οῦς ἐγγύτατα παριό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ρέψατο τὸν τράχηλον εἷς τούπίσω σπουδαζόμενος κατιδεῖν αὐ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 θορυβοῦσιν οἶ θεώμενοι. ἀλλ’ οὔτε τὸν Ἄρειον ἔλαθε τὸ φθαστ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τω ἥδη σκήψαντα ἐπ’ αὐτό, οὔτε τὸν Τερέντιον ’Ῐξὸν τὸν ζητη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τῶν Σλυθηρίνων. οἱ μὲν οὖν ὄμοσε φέρονται ἐπ’ αὐτὸ ὡ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άχιστα, οἱ δὲ θηρευταὶ πάντες φαίνονται ἐπιλαθόμενοι τοῦ δέο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έωροι ἀεροβατοῦντες ὥσπερ θεαταὶ δὴ γεγενημέ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άττων δέ ἤδη γενόμενος τοῦ Τερεντίου, ὁ ’Άρειος νῦν δὴ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ῷ ᾇττον ὁρῶν τὸ φθαστέον - μικρὸν γὰρ ῆν καί στρόγγυλο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πτερὰ ἐβόμβει - μᾶλλον ἔτι ταχύνων μέλλει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ότε δὴ ὁ Μάρκος ἐκ παρασκευῆς προσκρούει τὸν Ἄ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αύτῃ βίᾳ ὥστ’ ἀνατρέψαι τὸ σάρον αὐτοῦ, ὃ καὶ ἀπόρ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ροβεῖται ἐξωθισμένον. ὁ δέ τοῦ σάρου ἐκκρεμαμένος κινδυνε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αμᾶζε πεσὼν διαφθαρῆναι. ὥστε οἱ κάτω Γρυφίνδωροι τοῦ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όντες μέγ’ ἐθορύβουν, δεινὸν ποιούμενοι ὡς αἰσχρόν τε καί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νομον τὸ γεγενημένον, καὶ Ἀδικεῖς, ὦ πανοῦργε, ἔφα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βοῶ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δ’ οὖν ἀδικίαν τῲ Μάρκῳ ἐπιτιμήσασα ἡ Εὖχρῆ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 ρυφινδώροις ἀκώλυτον στοχασμὸν παρῆκεν. ἐπιγενομένη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αύτης τῆς ταραχῆς καί ἠφανίσθη πάλιν οιῦ τὸ φθαστ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έ τοῖς θεαταῖς, ὁ Δεῖνος Θόμας πρὸς τὴν ῥαβδούχην βο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πεσέτω οὑτοσί, ἔφη, ὧ γύναι· ἰδέτω τὸ μιλτόπρεπ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Ῥοῶν ἀναμνήσας αὐτὸν Ἀλλ’ ὦ Δεῖνε, ἔφη, ποδοσφαιρικ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ὐκ ἔστι. κατὰ γὰρ τοὺς τῆς ι’καροσφαιρικῆς νόμους, οὐκ ἔξε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βαλεῖν οὐδένα. ἐκεῖνο δ’ οὖν τὸ μιλτόπρεπτον λεγόμενον, τί ἐ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Ἁγριώδης συνιστάμενος μετ’ ἐκείνου Μεταγράψαι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δεῖ τοὺς νόμους, μόνον γὰρ οῦκ ἐξέκρουσε τὸν “Ἀρειον ἐκ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ρανοῦ ὁ Μάρ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54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Ἰόρδανος ἀμήχανος ὢν τοῦ μὴ συναγωνίζεσθαι τοῖς Γ ρυφ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ώροις Διὰ τοίνυν τὴν παρανομίαν ταύτην, ἦ δ’ ὅς, φανερωτά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δέ Μαγονωγαλέας τοῦτο χαλεπῶς φερούσης, ἀναλαβών Δι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οῦν τὴν ὁμολογουμένην πανουργίαν ταύτην, ἔφη, πονηροτά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ή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υθετησάσης δ’ αὖθις ἐκείνης Ἀλλ’ ἐξαρκείτω τοσοῦτο,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 μὴν ἀλλ) ὁ Μάρκος ὅσον οῦκ ἀπέκτεινε τὸν τῶν Γρυφινδώ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ζητητήν - τοιαῦτα γάρ τοι εἰκότως ἐποίησαν ἅπαντες δήπου. δίκ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οὖν λαβόντων τῶν Γρυφινδώρων, τῆς δ’ Ἀλικίας ἀφθόν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ιεμένης καὶ τοῦ σκοποῦ τυχούσης, αὖθις αὖ ἀγωνίζονται, ἐχό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ων ε”τι τὸν κολοφῶ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μέντοι Ἁρείου ἄλλο φεύγοντος ῥοπαλοσφαίριον ὃ καὶ περ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στρεφόμενον παρ’ αὐτὸν μόνον οὐκ ε”τυχε τῆς κεφαλῆς, ἐγέν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άδοξον τοίονδέ τι. τοῦ γὰρ σάρου ἄφνω σφαδάζοντος, πεσ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βούμενος ἀπρὶξ ε”χεται αὐτοῦ χερσί τε καὶ γόνασιν. τοιοῦτο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πώποτ’ ἔπαθεν· ἐπειδὴ δὲ τὸ αὐτὸ μάλ’ αὖθις ἐγένετο, τὸ σά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 ὡς ἔοικεν, ἤθελεν ἀναχαιτίσαι αὐτόν. ἀλλὰ νὴ Δία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αῦτα σάρα, ὡς οἴεται, οὐδέποτ’ ἀνεχαίτισε τοὺς ἶππαζο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περνεφελὸν γὰρ τοῦτο τὸ σάρον εῖναι Δισχιλιοσ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ἇναστρεψάμενος δέ πρὸς τοὺς τῶν Γρυφινδώρων χάρακας ὡς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ῷ ε”χων ἀναπνοὴν αἰτεῖν τὸν εΎλην, ᾔσθετο τότε τοῦ σάρου π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λῶς δυσπειθοῦς γενομένου. οὗ γὰρ εἶχεν οὔτε κυβερνῆσαι οὔ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θῦναι αὐτὸ σκολιὸν ἀεὶ δι’ αἰθέρος περιδινούμενον καὶ νῦν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σεισόμενον αὐτόν, ὡς ε’ὀι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ὖν Ἰόρδανος ε”τι διηγούμενος τὸν ἀγῶνα Καὶ Σλυθήρι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ἔφη, εἰλήφασι τὸν κολοφῶνα, ὁ δέ Μάρκος ε”χων αὐτὸ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υγὼν τήν τ’ Ἀλικίαν καὶ τὴν Κατὴν ῥοπαλοσφαιρίῳ πέπληκ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ὄψιν - τοὺς δέ δὴ μυκτῆρας καταρραγῆναι ἐλπίζω - ἀλλ’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γωγε· ξύγγνωθί μοι, ὦ Μαγονωγαλέα, παίζω γάρ - καί οἴμοι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ποῦ τετύχηκ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θορυβούντων δέ τῶν Σλυθηρίνων, ἅπαντας ἔλαθεν ὁ ’Άρειο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ου παράδοξα ἀεὶ παθόντος κατ’ ὀλίγον πορρωτέρω ἐπ’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ερόμενος σείοντι καὶ σφαδᾴζον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Ἁγριώδης πρὸς τὸν Ἄρειον διὰ τὰ τηλεσκοπικὰ βλέπ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ρὸς θεῶν τί ποιεῖς ἔφη. ε”λεγον γὰρ ἂν ἔγωγ’ ὡς οὐκέ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ύναται κατευθῦναι τὸ σάρον, εἴγε μὴ τοῦτ’ ἀδύνατον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ε”νιοι τῶν θεατῶν ἐξ ἀπροσδοκήτου ι’δόντες τὸν ’Ἀ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χηνότες ἐπιδείκνυνται· κυκλουμένου μὲν γὰρ καὶ περιδινοῦ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σάρου μόλις ε”τι προσέχεται, ἆποσεισαμένου δὲ ἤδη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ΚΑ ΡοΣΦΑιΡιΚΗΣ 15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χαιτίσαντος καὶ δὴ καὶ ἀποβαλόντος, αἰωρεῖται τε καὶ τῇ ἑτέρ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ν χειρὶ ἐκκρέμα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Σάμιος τῷ Ἀγριώδει πρὸς οῦς ψιθυρίζων ῖΑρα τό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βλάφθη, ἔφη, τὸ σάρον ὅθ’ ὁ Μάρκος προσέκρουσεν αὐ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Ἁγριώδης τρομερᾷ τῇ φωνῇ Ἀδύνατόν γε μέντοι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ον γὰρ οὐκ ε”στι κακὰ ποιῆσαι εἷ μή τις τῆς μαγικῆς ἅπτοι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τεινῆς δήπου. τίς δέ δὴ μαθητὴς ὢν δύναιτ’ ἄν ποτε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α δ’ ἀκούσασα ἡ Ἑρμιόνη ἥρπασε τὰ τοῦ Ἁγριώδους δίοπ-</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ρα· ἀλλὰ πρὸς μὲν τὸν ’Ἀρειον ἅνω οὐκ ἔβλεπε, πρὸς δέ τοῦ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ωμένους μανικῶς ὡς σφόδ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Ῥοών στένων τι καὶ ὕπωχρος δοκῶν Τί ποιεῖς,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κεχηνυῖα Καὶ δὴ προῦγνων τόδε· ἰδοῦ ὁ Σίναπ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ὼν δέ τὰ δίοπτρα ὁ Ῥοὼν ε”βλεψε πρὸς ἐκεῖνον ἐν μέσοις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ντικρὺ βάθροις καθήμενον. ὁ δ’ ἠτένιζεν εἷς τὸν ’Ἀρειον 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ορύζων ἅμα σιωπ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Μηχανᾶται γάρ τι, ἔφη, ἴυγγι καταγοητεύων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ποιητέον ἡ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πίτρεψον ἐμοὶ τὸ πρᾶγ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πῆλθεν εὐθὺ πρὶν τὸν Ῥοῶνα πλείω εἰπεῖν. ὁ δέ πάλιν αὖθ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τένιζε τοῖς διόπτροις εἰς τὸν ’Ἀρειον τὸ γὰρ σάρον ἤδη εἷς τοσ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ύζον καὶ σφαδᾴζον ἐδέησεν ἀναχαιτίσαι αὐτὸν ε”τι ταλαντευό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ν. καὶ οἱ θεαταὶ πάντες ἀναστάντες ἐν φόβῳ ἐθεώρουν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ὖισηλίους πτήσει μὲν βοηθοῦντας αὐτῷ καὶ μεταθήσοντας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ἕτερον τῶν σφετέρων σάρων, ἁμαρτάνοντας δ’ ἑκάστοτε τοῦ σά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ωτέρω ὀρχουμένου εἴ ποτε πλησίον προσπέτοιντο. οἱ δὲ κ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ωτέρω κύκλον ἐποιοῦντο δηλονότι ἐλπίζοντες ἐκδέξεσθαι αὐτὸ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εσόντα. ἐν δέ τούτοις ὁ Μάρκος κολοφῶν’ ἀναρπάσας πεντάκ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ποῦ τετυχηκὼς πάντας πάντως ἔλα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ὼν ἀθυμῶν Σπεῦσον δῆτ’, ἔφη, ὦ Ἑρμι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οὐκ ἀκονιτὶ ἀφικομένη πρὸς τὰ βάθρα ἕνθ’ ὁ Σίναπυς ἵστ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δη πολλῇ ῥύμῃ ε”τρεχε παρὰ τοὺς ὄπισθεν αὐτοῦ καθημένου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ὲ τόθ’ εἱστήκει συγγνώμην παραιτησομένη ὅτε τὸν Κίουρον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κεφαλὴν ὦσεν εἷς τοὺς ἔμπροσθε θεατάς. ἥκουσα δέ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ναπυν καὶ ὀκλάζουσα καὶ τὴν ῥάβδον ἀναλαβοῦσα ἐφιθύριζ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ήματά τινα ὀλίγα μὲν πρόσφορα δ’ ὅμως. καὶ ἦν ι’δεῖν εὐθὺ φλογ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ανᾶς ἐκ τῆς ῥάβδου ἀφιεμένας ε’πί τὰ τοῦ ἐκείνου τρίβω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άσπε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 ἀκαρεῖ οὗτος μὲν ξυνῄδει ἑαυτῷ καιομένῳ, ἐκείνη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56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σα ὕλαγμά τι συνῄδει εὖ πεποιηκυῖα. καὶ ξυλλέξασα τὸ πῦ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ς ληκύθιόν τι καὶ τοῦτ’ εἷς προκόλπιον θεῖσα ἐπανῆλθε διὰ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ατὰς λαθοῦσα ἀμέλει τὸν Σίναπ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ἅλις ἐπεποιήκει. ὁ γὰρ ’Ἀρειος ἄφνω ἐδυνήθη περικαθίζ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αὖ ἐπὶ τῷ σάρ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φΩ Νεφέλωδες, ἔφη, ἀσφαλές ἐστι σοὶ θεωρεῖν αὖ. 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ὰρ Νεφελώδης ἐπὶ χρόνον ἔκλαιε, τὴν κεφαλὴν δέει κρύπτων ε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Ἁγριώδους ἐφεστρί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χαμᾶζε ἤδη κατὰ τάχος ε”πιπτε καί οἶ θεαταὶ εἶ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ν τὴν χεῖρα πρὸς τὸ στόμα προσέχοντα ὡς ἐμέσοντα. κᾶπε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οὖδας φορεῖται· τετραποδηδὸν δ’ ἑστὼς ἑβηξε καὶ εἰ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εῖρα αὐτοῦ κατέπεσε χρυσοῦ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φθαστέον ἔχω, ἔφη βοῶν καί ὑπὲρ τῆς κεφαλῆς σείων αὐ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τελεύτησεν οὖν ὁ ἀγὼν πολλῆς μετὰ ταραχ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ῦ μὰ Δί’ ἐξεδέξατο τὸ φθαστέον, κατέπινε μὲν οῦν,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ε”λεγεν ὁ Μάρκος Φλίντος διὰ πολλοῦ χρόνου σχετλιάσας μὲν ε”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ὠνήσας δ’ οὐδέν. ὁ μέν γὰρ ’Άρειος οὐδέν ἐκακομάχησεν,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όρδανος ἐβόα Τί γέγονε, λέγων ὅτι οἱ Γρυφίνδωροι νενικήκα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μια ἔχοντες ἑξακόσια ἑβδομήκοντα πρὸς ἑξήκοντα. οὐ μὴν οὐδ’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ρειος ἤκουσεν οὐδέν τῶν τοιούτων, ἐντὸς ὢν ἤδη τοῦ Ἁγριώδ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ἰκιδίου καὶ μέλλων ἀποκερδανεῖν τεῖου ι’σχυροῦ μετὰ τοῦ Ῥο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ῆς Ἑρμιό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ών διεξιὼν τὰ γεγενημένα 9ΡΙ κάρτα, ἔφη, ὁ Σίναπ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ἴτιος ἦν. ἐγὼ γὰρ μετὰ τῆσδε εἶδον αὐτὸν καταγοητεύοντα τὸ σ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άρον, τονθορύζοντα δέ τέως καὶ ἐπιτηροῦντα σ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λυαρεῖς, ἦ δ’ ὃς ὁ Ἁγριώδης οῦδὲν ἀκηκοὼς τῶν ἐν τοῖς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ῷ βάθροις γεγενημένων. Ἀλλ’ εἰπέ μοι, τί δὴ ὁ Σίναπυς τ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τον ἂν παρέχοι ἑαυ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έ παῖδες πρὸς ἀλλήλους ἔβλεψαν, ἐνδοιάζοντες τί εἴπω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ἔδοξε δέ τῷ Ἁρείῳ ἀληθεύ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ῦν Ἀλλ ’ ηῦρον γάρ τι, ἔφη, περὶ αὐτοῦ. ἐπεχείρησε παρελθ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ν τὸν κύνα τὸν τρικέφαλον ἐπὶ Νεκυσίων. ὁ δ’ ε”δηξ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ν. λογιζόμεθ’ οῦν ὅτι ἐπεχείρει κλέψαι τὸ ὑπ’ ἐκείνου φυλατ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ίωδης μεθῆκε τὸ τεϊοδοχεῖ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ῶς ἴστε περὶ τοῦ Οὖλότριχ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λόθριξ γὰρ καλεῖ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αί. ἐμὸς γάρ ἐστιν· ἐπριάμην δ’ αὐτὸν παρ’ ἀνθρώπου τιν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λληνος ᾧ πέρυσιν ἐν πανδοκείῳ συνέβαλον. καί ε”χρησα τῷ Δι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οδώρῳ φυλάξοντα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ΗΣ ΙΚΑΡΟΣΦΑῘΡΙΚΗΣ 15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έ, ἦ δ’ ὃς ὁ ’Άρειος σπουδῇ πολλ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Αγριώδης τραχέως Ἀλλὰ μηδὲν πρὸς τούτοις, ἔφη. ἐκεῖν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ἀπόρρητόν ἐ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Σίναπυς ἐθέλει κλέψαι αὐ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υαρεῖς, μάλ’ αὖθις ε”φη ὁ Ἁγριώδης. ὁ γὰρ Σίναπυς ἅτε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φιστῶν ὢν τῶν ἐν ρΥογοήτου οὐδέν ἂν ποιοίη τοιοῦτο ὡς εἶκό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ἶτα διὰ τί, ε”φη ἡ Ἑρμιόνη, ἐπεχείρησεν ἀποκτεῖναι τὸν ”Α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έγνω γὰρ ἀμέλει περὶ τοῦ Σινάπεως ε’πί τοῖς τῆς δείλ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ενημέν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Ίυγγα γὰρ, ἔφη, ἰδοῦσα γιγνώσκω, πολλὰ περὶ αὐτῶν ἀ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νοῦσα. τοὺς μὲν γὰρ ἴυγξι χρωμένους δεῖ κατ’ ὄμματα ἀτενίζ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εί, τὸν δέ Σίναπυν ἀσκαρδαμυκτόν εἶ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ἐντόνως Σύ γε μήν, ἔφη, οὐκ ὀρθῶς λέγεις,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ν οὐδ’ ἐγῷδα τί χρῆμα τὸ τοῦ Ἁρείου σάρον τοιαῦτ’ ἔπαθεν.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ν Σίναπυς οὐδαμῶς μαθητὴν ἀποκτεῖναι ἐπεχείρησεν ἄν.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τέ μου οὗτοι οἱ τριττοί. ἐπικινδύνως γὰρ ε”χετε πολυπρα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οῦντες περὶ ὧν ὑμέτερον οὐκ ἔστιν εἰδέναι. ἐπιλάθεσθε δῆτα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νός, ἐπιλάθεσθε δ’ αὖ τοῦ πρὸς αὐτοῦ φυλαττομένου. τοῦτο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τι τοῦ τε Διμπλοδώρου μόνον καὶ τοῦ Νικολάου Φλαμήλ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δεῖνα, ἦ δ’ ὃς ὁ Ἄρειος. εἶτα μετέχει τοῦ πράγματος Νικολᾶ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Φλάμηλ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ἐδόκει πάνυ χαλεπαίνειν ἑαυ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εσοῦντος τοῦ Δεκεμβρίου ἐπιόντων δέ τῶν Χριστουγέννων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Ὑογοήτου ἐγρηγορότες ποτέ ἐπῄσθοντο πάντα τὰ ε”ξω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ουρίου στιλπνότατα καί πολλῇ κεκαλυμμένα χιόνι. ἀτὰρ καὶ ἡ</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λίμνη ἐπεπήγει, καὶ οἱ δίδυμοι δίκας ε”δωκαν κηλήσαντες σφαί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ιόνος. αῦται γὰρ διώκουσαι τὸν Κίουρον ἐβεβλήκεσαν τὴν μίτ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ῦ ἐκ τοῦπισθεν. αἱ δέ γλαῦκες, εἴ τις κατ’ οὐρανὸν χειμασθεῖ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ὴν κομίσαι οἶά τ’ ῆν, ἐνοσηλεύοντο Ἁγριώδους θεραπε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ς πρίν πάλιν πέτ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τες δ’ οἱ μαθηταὶ σπουδῇ ηὐτρεπίζοντο πρὸς τὴν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παύλης ἀρχήν. πυρὶ μὴν γὰρ ἐθέροντο ε”ν τε τῴ τῶν Γρυφινδώ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νείῳ καὶ ἐν τῷ μεγάρῳ - ὁ δέ κρυμὸς εἰσεδύετο μέχρι μυελ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μως - ε”ν τε ταῖς διαδρομαῖς ταῖς κρυσταλλοπήκτοις κά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δασκαλείοις, τοσούτου ἀνέμου γενομένου ὥστε τὰς θυρίδας ψοφ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πνεύματι. ἀλλὰ χείριστον ηὗρον τὰς τοῦ Σινάπεως σχολ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τω γιγνομένας ἐν τῷ δεσμωτηρίῳ. τὸ πνεῦμα γὰρ ῆν αὐτοῖς ἰδ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θάπερ ὁμίχλην κατ’ ὄμμα ἀτμίζουσαν, διὸ ε”μενον ἐφ’ ὅσον ἐδ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θησαν ἐγγὺς τοῖς λέβησι θερμ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Δράκων Μάλθακός ποτε τοῖς ἐν τῇ ἐπὶ πόσεων σχολ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ηταῖς Ἐγὼ γὰρ οῦν, ἔφη, μάλ’ οἰκτείρω τοὺς αὐτοῦ διὰ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ιστούγεννα μένοντας ὡς μὴ ποθεινοί ὄντες τοῖς οἴκ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μεταξὺ λέγων πρὸς τόν γ’ (Ἀρειον παρέβλεπεν. κιχλίζοντα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έ τὸν Κάρκινον καῖ τὸν Κέρκοπα δι’ οὐδενὸς ἐποιήσατο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λος ὢν περὶ τὸ ἐκμετρεῖν ῥάχιν τετριμμένην σκορπαίνης. ὁ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θακος καὶ ἀηδέστερον παρεῖχεν ἑαυτὸν ἐκ τοῦ τότε ἀγ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καροσφαιρικοῦ. δυσχεραίνων γὰρ τοὺς Σλυθηρίνους πταῖσμά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όντας, ε”λεγεν ὡς χλωρὸς βάτραχος εὖρυχαδὴς τῷ Ἁρείῳ διάδ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ος ἔσται ζητητής. ἀλλὰ μαθων ὅτι οὐκ ε”στιν ὅστις τοῦτό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ΕΣΟΠΤΡΟΥ ΤΟΥ ΝΑῙΜΥΘΙΠΕ 15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λοῖον νομίζει - πάντες γὰρ ἐθαύμαζον τὸν ’Ἀρειον ὡς ἐκράτ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ὖ τοῦ σάρου σφαδάζοντος - ζηλοτυπῶν καῖ φθονῶν πάλιν αὖθις 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γῆς ὠνείδιζεν αὐτὸν ῶς οὐ γένος ἔχοντα ἐτήτυμ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ὡς ἀληθῶς ὁ ’Ἀρειος οὐκ ε”μελλεν ἐπανιέναι πρὸς τὴ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υρσίνων ὁδὸν ἐπὶ τῶν Χριστουγέννων. ἡ γὰρ Μαγονωγαλέ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άλογον ὀλίγῳ πρότερον ἐπεποίητο τῶν μαθητῶν εἴ τις ἤθελ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θι μεῖναι διὰ τὴν ἀνάπαυλαν. καὶ ὁ ’Άρειος εὐθὺς ἐγράψ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ὸν ἐν αὐτοῖς, ἀγαπῶν τῴ πεπραγμένῳ ἄλλως τε καί ἐννο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γε τῆτες Χριστουγέννοις ὡς εἰκὸς ἥδιστα ε”σεσθαι τῶν προ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ημένων. καὶ τὸν Ῥοῶνα καὶ τοὺς ἀδελφοὺς ε”δει μένειν, διότι ο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ονεῖς αὐτῶν ἔμελλον εἰς Ῥουμανίαν ἰέναι φοιτήσοντες παρὰ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ρο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ιόντες δέ ἀπὸ τοῦ δεσμωτηρίου μετὰ τὴν ἐπὶ πόσεων σχο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έτυχον πεύκῃ μεγάλῃ τὴν διαδρομὴν ἐμποδῶν φραττούσ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όντες μὲν οὖν πόδας δύο ὑπερμεγέθεις ε”νερθε προῦχο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ντες δέ τινος τραχέως δὴ πνευστιῶντος, ε”γνωσα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ους ὄπισθεν ὄ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Ῥοῶν προκύψας μεταξὺ τῶν κλάδων Χαῖρε, ἔφη, 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ίωδες. ῆ δέῃ σὺ συνέργ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λλιστ’ ἐπαιν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ἀκοῦσαι ῆν τινὸς κατόπιν φάσκοντος ὅτι Ἐκποδὼν ἄνα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εαυτὸν εἰ δοκεῖ σοι. ὁ γὰρ Μάλθακος ἐντρυφῶν ὡς ε”θος ἦ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 σὺ μισθοῖς σεαυτὸν παρ’ ἐκείνῳ, ἔφη, ὦ Εὐισήλιε, ἦ καὶ βούλ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ὸς κυνηγιοφύλαξ γενέσθαι ἀποιχόμενος ἀπὸ τοῦ Ὑογοήτου,·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οἰκίδιον τούτου βασιλείοις δήπου ε’ὀικε παρατιθέμενον τῷ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εαυτοῦ γένους καλυβ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μπίπτοντος αὐτῷ τοῦ Ῥοῶνος, ὁ Σίναπυς ἀνῆλ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σύ, ε”φη βοῶν, ῶ Εὐισήλ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μεθῆκε τὸν τρίβωνα ἐκε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προκύψας τὴν ὄψιν δασεῖαν ὄπισθε τοῦ δένδρου</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ὰ παρώξυνεν αὐτόν, ἔφη, ὁ Μάλθακος τὸ γένος προπηλακί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Σίναπυς ἠπίως Παρενόμησε δ’ οὖν, ἔφη, ῶ δαιμόνιε,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μιτὸν ὃν τὸ ὑβριστικῶς ἐρίζειν. ὥστε πέντε βαθμούς, ῶ Εὐι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λιε, ἀπώλεσας τοῖς Γ ρυφινδώροις. καί χάριν ἴσθι ὅτι οῦ πλεί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ἐκ τοῦ μέσου ἅπ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Μάλθακος μετὰ τοῦ Καρκίνου καὶ τοῦ Κέρκοπος παρω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σας τὸ δένδρον ὥστε φύλλια χυδὴν σκεδάσαι σαρδάνιον ἐγέλ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ὁ Ῥοῶν πρὸς τὸ νῶτον τούτου βλέπων καὶ πρίων ἅμα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δόντας Τιμωρήσομαι γὰρ αὐτόν, ἔφη. ε”σται νὴ τὸν Δί’ ὅ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μωρήσομαι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60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μφοτέρους γὰρ μισῶ, ἦ δ’ ὃς ὁ Ἄρειος, καὶ τὸν Μάλθακο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Σίναπ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ἶα, ἔφη ὁ Ἁγριώδης. καί γὰρ τὰ Χριστούγεννα οῦ πολ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χει. θάρρει δῆτα. ἄλλο τι ἢ μετ’ ἐμοῦ ἐλθόντες θεάσεσθε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αρον περικαλλὲς ἤδη γεν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οὖν ’Άρειος καί ὁ Ῥοῶν καὶ ἡ Ἑρμιόνη εἵποντο τῷ 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ει καὶ τῷ δένδρῳ πρὸς τὸ μέγαρον, οῦ ἡ Μαγονωγαλέα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Φηλητικὸς διέτριβον περὶ τὴν πρὸς Χριστούγεννα κόσμησ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Έα, ῶἉγρίωδες. τὸ γὰρ ὕστατον ἔχεις τῶν δένδρων. οὔκουν εἰ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υχὸν θήσ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μὴν εὐπρεπέστατον δὴ ἐνόμισας ἂν τὸ μέγαρον. πλόκους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ἂν περὶ τοῦς τοίχους εἶδες ἀπὸ τῆς τε κηλάστρου καί τοῦ ἰξ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κευασμένους, καί δώδεκα πευκὰς πύργων ὀλίγον διαφερούσα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ὕψος, τὰς μὲν κρυστάλλῳ ἀστεροειδεῖ στιλβούσας, τὰς δέ μυρί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ηροῖς μικρ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Ἁγριώδης Πόσας σύ, ἔφη, ε”τι περιμενεῖς ἐνθάδε ἡμέ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ὶν ἀναπαύλης ἄρξ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ίαν γε, εἶπεν ἡ Ἑρμιόνη, διόπερ ὀφείλομεν ἐν τῇ βιβλιοθήκῃ ἤ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εῖναι, ἡμιώριον μόνον ἔχοντες πρὶν ἀριστ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θῶς γὰρ λέγεις, εἶπεν ὁ Ῥοῶν οὐκέτ’ ἀτενίζων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ιλητικόν· οὗτος γὰρ ε”πραττεν ὅπως ἡ ῥάβδος ἐξανθεῖ, πομφόλυγ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ιεῖσα χρυσᾶς εἰς τοὺς τοῦ καινοῦ δένδρου κλάδ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ἑπόμενος αὐτοῖς ἐκ τοῦ μεγάρου ἐλθοῦσιν Ἢ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ς βιβλιοθήκην, ἔφη. οὔκουν λίαν φιλομαθεῖτε τῆς ἀναπαύλ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ονουχὶ ἀρξαμέ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ῥᾳδίως φέρων τοῦτο, Φιλοπονοῦμεν μὲν οὕκ, ἐ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ουδάζομεν δέ μαθεῖν περὶ τὸν Νικολᾶον Φλάμηλον ὅστις ἐστὶν ἐξ</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ὗ σύ εἶπας τοῦνομ’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έ πεπλῆχθαι δοκῶν Τί δέ δή, ἔφη. ἀκούσατέ μ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έλευσα γὰρ ὑμᾶς ἐὰν ταῦτα ὡς οὐδὲν προσήκοντα τοῦ ὑ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υνὸς φυλαττομέ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εΕρμιόνη Βουλόμεθα δ’ οῦν, ἔφη, εἰδέναι ἁπλῶς τὸν Νικ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ᾶον Φλάμηλον ὅστις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Ἁρειος ἀναλαβών Εἰ μὴ σὺ θέλοις εἰπεῖν ἡμῖν ώνήσας,· μυρί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βιβλία ἤδη ἐξετάσαντες οὐκ ηὑρήκαμεν αὐτὸν οὐδαμοῦ. τὸ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ομα αὐτοῦ εῦ οἷδ’ ὅτι ἀνέγνων που. ἦ δοκεῖ σοι καὶ μικρόν τι εἰπ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κιστα,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ών Ἐξιχνευτέον δῆτα, ἔφη, μόνοις ἡμῖν. καὶ τὸν Ἃγ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ώδη ἀνιώμενόν τι καταλιπόντες εἰς τὴν βιβλιοθήκην ἠπείγ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ὰρ ἐν βιβλίοις ἐξίχνευον τὸ τοῦ Φλαμήλου ὄνομα ἐξ οὗ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ΕΣΟΠΤΡΟΥ ΤΟΥ ΝᾹῘΜΥΘῙΠΕ 16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λαθόμενος εἶπεν αὐτό, ἀλλ’ εἰ μὴ οὕτως, οὐκ ᾔδε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πως εὕρωσι τί δὴ ὁ Σίναπυς μέλλοι κλέψειν. ἀλλ’ ὃ πράγ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εῖ τὰ μέγιστα δὴ τοῦτ’ εἶναι, τὸ μὴ εἰδέναι ποῦ ἅρχωνται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ριβῶς ἐπισταμένους ὅ τι μνήμης ἐκεῖνος ἄξιον πεποίηκεν. οὐ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γεγράφθαι οὔτ’ ἐν τοῖς μεγάλοις μάγοις τοῖς τῆς εἰκοστῆ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ἑκατονταετίας οὔτ’ ἐν τοῖς εὖδοκίμοις ὀνόμασι τοῖς ἐφ’ ἡμ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ικοῖς, οὔτ’ ἐν τοῖς μεγάλοις τοῦ νῦν χρόνου εὑρήμασιν, οὔ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ὖ ἐν τῇ σκέψει τῇ τῆς περὶ τὰ μαγικὰ καινοτομίας. καὶ δὴ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μμεγέθη εἶναι αὐτὴν τὴν βιβλιοθήκην βιβλία μὲν μυρία ἔχου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ίλια δέ θηκάρια κατὰ στοίχους ἑκατὸν στενοὺς τεταγ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μέν Ἑρμιόνη κατάλογον ἀνέλαβε τῶν σκεμμάτων καὶ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γραμμάτων ἃ ε”δοξεν αὐτῇ ζητεῖν· ὁ δέ Ῥοῶν βαδίζων παρ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οῖχόν τινα ἀτάκτως ἀφεῖλκε τὰ βιβλία ἐκ τῶν θηκαρίων.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ρειος αῦ προσῆλθε τὸ χωρίον τὸ τῶν ἐξαιρέτων βιβλίων. πολὺ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χρόνον ἐσκοπεῖτο πρὸς ἑαυτὸν εἰ τὸ τοῦ Φλαμήλου οὐκ οἶ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πως ε”νεστι τῇδε. ἀλλὰ κομιστέον ἂν εἶναι ἐπιστολὴν διδασκάλ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ὶ ἐπισφραγισμένην εἰ βούλοιτό τις ζητεῖν ἐν τοῖς ἐξαιρέτ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ιβλίοις. καί ταύτης δηλαδὴ ού λαχεῖν ἂν αὐτὸς οὐδέποτε. τοῖς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ιβλίοις ἐκείνοις ἐνεῖναι τῆν μαγικὴν σκοτεινήν τε καί δραστήρ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ἵαν οὐδεὶς τῶν ἐν τΥογοήτου μάθοι εἰ μὴ μαθητὴς πρεσβύτε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ύχοι τις φιλοσοφῶν περὶ τὴν φυλακικὴν τέχνην τὴν πρὸς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τεινὰ δόγ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τί ζητεῖς, ῶ παῖ,’</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ὐδέν, ἧ δ’ ὂς ὁ “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γὰρ Πινσός ε”φορος οὖσα τῆς βιβλιοθήκης μάκτρον τινάξα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τερωτὸν κατ’ αὐτόν ’Άναγε σεαυτόν, ἔφη, ἄπιθι ἐκποδ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οῦν εὐθὺς ἐκ τῆς βιβλιοθήκης ἀπῆλθεν. μετεμέλετο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οὐ λόγον θᾶττον μηχανησάμενος. τῷ γὰρ Ῥοῶνι καὶ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ῃ καί αὐτῷ ἤδη ε”δοξε μὴ ἐρωτᾶν τὴν Πινσὸν ὅπου ἔξεστ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ὑρεῖν τὸν Φλάμηλον. ἀλλ’ ᾔδεσαν μὲν αὐτὴν οἵαν τ’ οὖσαν εἰπ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οβοῦντο δέ μὴ ὁ Σίναπυς μάθοι τί ἐν νῴ ἔχοι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περιέμενε τοὺς ἕτερους ε”ξω ἐν τῇ διαδρομῇ εἴ π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τοι μάθοιεν τι, καίπερ εὔελπις οὐκ ὤν. ἐζήτουν μέν γὰρ πεν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δεκα ἡμέρας, σπάνιον δ’ ῆν ζητεῖν εἴ γε μὴ ὀλιγάκις μεταξ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σχολῶν. ὥστ’ οὐ θαυμάζοις ἂν εἰ ούδέν ἄρ’ ἐξηυρήκε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έων γὰρ πολὺν χρόνον ζητῆσαι τῆς Πινσοῦ ἀπούσ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ἐν ἀκαρεῖ ὁ Ῥοῶν καί ἡ Ἑρμιόνη συνεγένοντο αὐτῷ, ἀ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ύοντες ἅμα. ἀπῆλθον οὖν ὁμοῦ πρὸς ἄρισ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Ἑρμιόνη Ἠ που διατελεῖτε, ἐφη, ζητοῦντες ἐμοῦ ἀπούσ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γλαῦκα πέμψετε ἐὰν εὕρητε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62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ών Καὶ μὴν ἔξεστι σοὶ ἐρωτᾶν τοὺς γονέας εἶ ἴσασι τὸ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λάμηλον ὅστις ἐστίν. ἀσφαλὲς γὰρ ἂν εἴη τοῦ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σφαλέστατόν γε ὡς ἰατρῶν ὄντων ἀμφοτέρων ὀδοντικ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δ’ ἀναπαύλης ἀρχομένης, ὁ Ἄρειος καὶ ὁ Ῥοὼν εὐθὺς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ηὖφραίνοντο ὥστε μήκετι φροντίζειν πολὺ περὶ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αμήλου. μόνοι γὰρ ἦσαν ἐν τῴ κοιμητηρίῳ, καὶ τὸ κοινεῖ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λῷ κενότερον τοῦ συνήθους ηὕρισκον ὥστ’ ἔχειν καθῆσθαι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προκρίτοις τῶν θρόνων τοῖς πρὸς ἐσχάραν. ἐκάθηντο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 ὤραν ἐξ ὥρας καὶ τρώγοντες ὅ τι δύναιντο σκαλεύειν τ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ανθίζειν ἐπ’ ἇμφωβόλῳ, οῖον ἄρτους ἦ πέμματα ἢ μαλάχ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λώδεις - τοῦτο γάρ ε”στιν εἶδος τραγήματος ὀλίγον διάφερο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ῦν λουκουμὶ καλουμένου - καὶ ἐπιβουλεύοντες τέως τῷ Μαλθάκ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 πως πράξειαν ὅπως ἐκπεσεῖται ἐκ τοῦ παιδευτηρίου, καὶ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ὰ ψυχαγωγίαν γοῦν παρεῖχον ἑαυτοῖς, καὶ εἰ τῷ ὄντι οὐδέν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άξειν ἔμελ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ὼν ἐδίδασκε τὸν ’Ἀρειον τὴν πεττείαν παίζειν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γικήν. αὕτη δ’ οὐδέν διαφέρει τῆς πεττείας μυγαλίας πλὴν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 πεττοῖ ε”μψυχοί εἶσι. καὶ οὕτω οἱ πεττεύοντες στρατηγοῦσί τι.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τοῦ Ῥοῶνος πεττοί παλαιότατοι ἦσαν καί σαθροί <text:soft-page-break/>που ὡς ὄ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τὲ τοῦ πάππου πάντα γὰρ τὰ τοῦ Ῥοῶνος ἦν τὸ πρὶν ἄλλου τιν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ἀναγκαίων. ἀλλ’ οὐδαμῶς ε”λαττον εἶχε πεττεύων τοῖς π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ίοις πεττοῖς, εἷς τοσοῦτο συνήθως ε”χων ὥστ’ ἐκείνους ῥᾳδί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ιθαρχεῖ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ἐπέττευε μετὰ τῶν πεττῶν ὧν ὁ Σάμιος ἐχρήσ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οὐ πειθαρχούντων οὐδέν. πεττευτικὸς γὰρ οὔπω γεν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κουεν αὐτῶν ἀεὶ ποικίλα βοώντων αὐτίκα γε καί Οὔκουν τὸν ἵππ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ώρακας, ἐμὲ μὲν οὖν μὴ πέμψῃς, τοῦτον δ’ ἄχρηστον ὅ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ὲ προτεραίᾳ τῶν Χριστουγέννων πρὶν καθεύδειν προσεδέχ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μὲν ὄψα τὰ τῆς αὔριον καὶ τὰ σκώμματα, δῶρα δ’ οὔκ. ἀλλ’ ἐ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ωθινοῦ ἀνεγρόμενος εὐθὺς εἶδε σωρὸν μικρὸν σκευῶν χαρτί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κεκαλυμμένων καί ἐγγὺς τῆς κοίτης κειμέ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ὰ Χριστούγεννα, ἦ δ’ ὃς ὁ Ῥοὼν ε”τι νυστάζων αὐτῷ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τωνίτην ἅμα μόλις περιβαλλο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σοι) ὡσαύτως, ἔφη ὁ Ἄρειος. ἀλλ’ ἰδού· δῶρα γάρ ἐστί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ί ποτε προσεδέχου; ἦ γογγυλίδας,· καὶ ταῦτ’ εἰπὼν ἔβλεπ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ν ἑαυτοῦ σωρὸν πολλῷ μείζω ὅ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Ἄρειος ἀνέλαβε τὸ σκεῦος τὸ ἐγγυτάτω κείμενον, ἐγκ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λυμμένον χάρτῃ ξανθῷ καί βαρεῖ. ἆνεγράφθη δ’ ἐπ’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ης Ἁρείῳ γράμμασιν ἀκόσμοις. ε”νδον δ’ ε”κειτο αὐλ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ΕΣΟΠΤΡΟΥ ΤΟΥΝΑῙΜΥΘῙΠΕ 16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λινός τε καὶ τραχέως ἐξεσμένος αύτῷ τῷ Ἁγριώδει ὡς εἷκό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Άρειος αὐλήσας τι ψόφον ἀνῆκεν ἄγχιστα ἐοικότα γλαυκί τιν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λωζούσ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ῆν δέ ἄλλῳ σκεύει μικροτάτῳ ὄντι γράμματά τι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ξάμενοι τὴν ἀγγελίαν σοῦ τοῦτο τὸ δῶρον Χριστουγ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ικόν πέμπομεν Φερνίων καὶ Πετουνία. καί ηὗρε ταινίᾳ κολλητικ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ρτημένον κέρμα τι ἑπταγωνικὸν οῖον οἶ κατ’ Ἀγγλίαν Μύγαλ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ντήκοντα δηναρίων στερλίνων τιμῶνται οὐδ’ ἂν στριβιλικίγ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νομίζ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Πρὸς τῆς Ἑστίας, ἔφη, ιὀὑ ιὀὒ τῆς ἀφθον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Ῥοών πάνυ ἐθαύμαζε τὸ κέρ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ράστιον τὸ χρῆμα, ἔφη. βαβαὶ τῆς εὐμορφίας. ἦ καὶ τοῦτ’ ε”σ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έρ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έ δῆτα, ἔφη ὁ ’Άρειος καταγελῶν τι τὸν Ῥοῶνα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ὕτω εὐφραινόμενον. τοῦτο μὲν Ἁγριώδης, τοῦτο δέ ἡ τηθὶς καὶ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ὴρ αὐτῆς, τοῦτο δ’ αὖ τίς ε”πεμψ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ὁ Ῥοὼν ἐρυθριακώς τι καὶ δείξας σκεῦος ὀγκῶδες Ἐκεῖν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οῦν, ἔφη, οῖδα τῇ ἐμῇ μητρὶ εἰκότως πεπεμμένον. εἶπον γὰρ αὐ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τι σὺ δῶρα οὐ προσδέχῃ ὥστε - οἴμοι πεποίηται σοὶ πουλόβ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ισηλιακ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σπασάμενος δέ τὸ σκεῦος ἀνηῦρεν ὁ Ἅρειος ὕφασμά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τράχειον τὸ χρῶμα καί κιβωτάριον νώγαλα ε”χον κατ’ οἶκ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σκευασ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ὰρ καθ’ ἕκαστον ἐνιαυτὸν φιλεῖ ὑφαίνειν τι ἡμῖν. τὸ δ’ ἐμ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κάστοτε ἰῶδες δὴ ἀποβαίν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ιλάνθρωπος δ’ οὖν ἐστὶν ἐκείνη. καί ταῦτ’ εἰπὼν ἐγεύσατο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ωγάλων γλυκέων ὅ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ἕτερον ἐδέξατο δῶρον νώγαλα. ἡ γὰρ Ἑρμιόνη μέγα ε”δωκ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κιβώτιον βατράχους σοκολατίνους ἕ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ἓν μόνον ἐλείπετο σκεῦος. ὁ δ’ ’Άρειος ἀναλαβὼν αὐ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ψηλαφήσας κουφότατον δοκοῦν ἀνεκάλυψ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το εὐθὺς πρὸς τοῦδαφος ὀλισθόν - ὑγρόν γάρ τι ἦ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υροῦν - ε”κειτο χαμαὶ τῶν πτυχῶν πάνυ μαρμαιρουσῶν. καὶ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ὼν ε”χασκεν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δα γὰρ τοῦτο τί ἐστιν ἤδη πόλλ’ ἀκούσας, ἔφη μεθεὶς ἅμα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ιβωτάριον κυάμων παντογευστῶν ὅπερ ἡ Ἑρμιόνη ἔδωκεν αὐτ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ἰ δέ τυγχάνει ὃν οἷον ἐννοῶ, ε”στι καί διαπρεπές τι καί τιμιώτα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 ἐστι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ἀπὸ τοῦ ἐδάφους ἀνέλαβεν αὐτό· ἄτοπον γὰρ ἦν ψαύειν ὡσ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ὕδωρ ὑφασμένον οὐκ οἶδ’ ὅπως εἷς πλοκ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6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κεχηνὼς ε”τι Ἠ κάρτα χλαῖνά ἐστιν, ἔφη,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φανείας. περιβαλοῦ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 Ἁρείου περιβαλομένου αὐτὴν περὶ τοὺς ὤμους, μέ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βό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στι δή. θεώρησον κά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ἐκεῖνος κάτω θεωρήσας τοὺς πόδας οὐκ εἶδεν ἀφαν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ενημένους. καῖ εὐθὺς πρὸς τὸ ἔσοπτρον δραμὼν εἶδεν εἴδω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οῦ, τὴν μὲν κεφαλὴν μετέωρον αἰωρουμένην ἀσώματον, τὸ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ῶμα πάνυ ἀφανὲς γεγενημένον, ἑλκύσας δέ τὴν χλαῖναν πρὸ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ψεως ἔπραξεν ὅπως τὸ εἴδωλον ἀμέλει οὐκέτ’ ἦν ἰδ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ῶν ἄφνω Καὶ μὴν ε”στιν ἐπιστολή, ἔφη. ἐπιστολὴ γὰρ ἄρ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έπε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δυσάμενος δέ τὴν χλαῖναν ὁ “Άρειος ἀνήρπασε τὴν ἐπιστολ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δέ γραφῆς στενῆς οὔσης καὶ λεπτῆς, ἀνέγνω τάδε ἀγνώστ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ὶ γεγραμ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πατὴρ σοῦ τοῦτο παρέδωκέ μοι πρὶν τεθνάν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Ώρα νῦν ἐστιν ἀποδοῦ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όντιζε ὅπως εὖ χρήσ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λλιστα Χριστούγεννα σ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νομα δέ παρῆν οὐδέν, καὶ ὁ μὲν ’Άρειος ἀτενὲς ε”βλεπε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ολήν, ὁ δέ Ῥοὼν ἐθαύμαζε τὴν χλαῖν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ὼ γὰρ θέλοιμ’ ἄν, ἔφη, ἀναλῶσαι ὁτιοῦν κτησόμενος τοιαύ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ά. ἀναλώσαιμ’ ἂν ὁτιοῦν. ἀλλὰ τί ἐ’χ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ἦ δ’ ὃς ὁ ’Άρειος, ἀπορῶν τι. τίς γὰρ ε”πεμψε τὴν χλαῖν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 καὶ τοῦ πατρὸς ἦν ποτ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τυχὸν ε”τι πλείω θέλοντα λέγειν ἣ φροντίζειν ἔφθασα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ερέδικος καὶ ὁ Γεωργὸς εἰσπηδήσαντες εἷς τὸ δωμάτιον.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ρειος ὡς τάχιστα ε”κρυψε τὴν χλαῖναν οὐ θέλων μεταδοῦναι οὔπ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ὰ Χριστούγεν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ού. καὶ ὁ Ἄρειος πουλόβερ Εὗισηλιακὸν ἔ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γὰρ Φερέδικος καὶ ὁ Γεωργὸς ἐφόρουν ὑφάσματα κυανᾶ,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φεῖ μέγα ε”χον μήλινον, τὸ δέ γάμ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Φερέδικος δεικνὺς τὸ τοῦ Ἁρείου ὕφασμα Ἀλλὰ τὸ τού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βέλτιόν ἐστι τῶν ἡμετέρων, ὡς τῆς μητρὸς μᾶλλον δ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ινομένης που τοῖς γε μὴ γενικ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Γεωργὸς Διὰ τί σὺ οὐ φορεῖς τὸ σεαυτοῦ, ὦ Ῥοών; πε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λοῦ δῆτα ὡς πρέπον τ’ ὅν καὶ εὕθερμο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ΕΡΙ ΤΟΥΕΣΟΠΤΡΟΥ ΤΟΥ ΝΑῘΜΥΘΙΠΕ 16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περιβαλλόμενος αὐτὸ καὶ στένων τι ἅμα Ἀλλὰ τό 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ῶδες, ἔφη, σφόδρα μισ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κεῖνος Ἀλλὰ τὸ σόν, ἔφη, γράμμα οὐκ ἔχει· ἡ γὰρ μή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γίζεται δήπου ὅτι σύ γε οὐ κινδυνεύεις λαθέσθαι τοῦ ὀνόματος. ἀλλ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εῖς οὔκ ἐσμεν ἀνόητοι, εὖ εἰδότες ὠνομασμένοι Γερέδικο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εωργ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ί ἄγαν θορυβεῖ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γὰρ Περσεὺς προκύψας διὰ τὴν θύραν δριμὺ ἔβλεπε. δῆλος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ν ἐλθὼν τῶν δώρων τὰ μὲν ἥδη ἀνακαλύψας, τὰ δ’ οὔχ, ὡς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κάλαις φέρων ὕφασμα ὀγκῶ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ὼν δέ τοῦτο ὁ Φερέδικος ’Έχει γε μὴν τὸ πεῖ ἀντὶ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ύτανις. ἀλλὰ περιβαλοῦ, ὦ Περσεῦ. πάντες γὰρ φοροῦμεν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έτερα καὶ ὁ Ἄ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βίᾳ περιέβαλον τὸ ὕφασμα αὐτῷ σχετλιάζοντι, τὰ δίοπ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κρούσα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ὖ προσήκει σοί, ε”φη ὁ Γεωργός, τήμερον συγγενέσθαι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υτάνεσιν. ἐπὶ γὰρ τῶν Χριστουγέννων ἐστὶ καιρὸς πανοικεσ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ωμάζ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ὸν Περσέα ἐξήγαγον τὰς χεῖρας ἀμφοτέρωθεν κατέχ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ὕφασματ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αιτὸς δέ Χριστουγεννικοῦ τοιούτου ὁ “Ἀρειος πρότερον οῦκ ὤνη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ρνεῖς γὰρ ἦσαν ὡς ἑκατὸν πίονες τε καὶ εὖ ὠπτημένοι,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ωμῆλα ζεστά τε καὶ ὀπτὰ πολλά, καὶ λοπάδες χορδαρ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χέων, καὶ τρύβλια πίσων βουτύρῳ καταλείπτων, καὶ χό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ρύκης τε πίονος καὶ βάτων ἐρυθρῶν κεχυλωμένων, καὶ δὴ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ακέρες μαγικοί πολλοὶ ἑξῆς σεσωρευμένοι ἀνὰ τὴν τράπεζ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ακέρες δ’ εἰσιν αὐλοί τινες χάρτῃ ἐσκευασμένοι καὶ χρώμασ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ντοδαποῖς πεποικιλμένοι. παρὰ μὲν γὰρ τοῖς Μυγάλοις ε”χου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ὧδέ ἔνεστι δ’ ἑκάστῳ δῶρόν τι εὐτελές οἷον παίγνιον φαῦλον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ῖλος βύβλινος. καὶ οἱ δαιτυμόνες κατ’ ἀγῶνα διέλκουσιν αὐ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χιζομένου δέ τὸ τελευταῖον τοῦ κρακέρας, ὁ νικήσας δῶ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μβάνει καὶ πῖλον, καὶ οἱ Δούρσλειοι κρακέρας εὖτελεστάτου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υλοτάτους ἐφίλουν πρίασθαι. οἱ δέ μαγικοὶ κρακέρες παντελ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φέρουσι τούτων. τοῦ γὰρ Ἀρείου καὶ τοὺ Ῥοῶνος κρακέ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ελκυσάντων ὁμοῦ, οὐ κρότον ἦν ἀκοῦσαι μόνον, κτύπον δὲ ὑ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έθη ὡσπέρει ῥύαξ τις πυρὸς ἐξερράγη ἐκ τῆς Αἴτνης. καὶ</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άντες λιγνύῖ κυανῇ ἐκαπνίζοντο, καί ε”νδοθεν ἐξεπήδησαν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ῖλος τε ὑποναυάρχου καὶ οὐκ ὀλίγοι μῦες λευκοί. ἐν δέ τούτοις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ἅνω τραπέζης ὁ Διμπλόδωρος τοῦ μαγικοῦ πίλου κωνοειδοῦ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66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τασον ἀνταλλαξάμενος ἄνθινον καθ’ ἡδόνην ἐκίχλιζεν ἀκού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ῶμμά τι ὂ ἄρτι ἀνέγνω ὁ Φιλητικ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ὰ δέ τὰς ὄρνιθας ἐφάνησαν κολλύραι Χριστουγεννικαί φλέγ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ι. καί ὁ Περσεὺς μονονουχὶ ὀδόντα κατέαγε δακὼν ζαγκλ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γυρᾶν ἐν κολλύρας τμήματι κεκρυμμένην. τὸν δ’ Ἁγριώδη τόσ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ρυθραινόμενον εἶδεν ὁ ’Ἁρειος ὅσῳ πλέον οἴνου ᾔτησεν. ὁ δέ τέλε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Μαγονωγαλέαν ε”κυσε τὴν παρειάν. ἡ δέ, θέαμα παραδοξ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ν, ἐκίχλιζέ τε καί ἠρυθρία, διαστρόφου γενομένου τοῦ πίλ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Ἁρειος τὸ τελευταῖον ἀπὸ τῆς τραπέζης ἀναστὰς ἔγε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υῶν ἐκ τῶν κρακέρων ξυλλεχθέντων, ἄχρι καί σακίου ἀσκ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διαλύτων καὶ φωτεινῶν ἠνεμωμένων, καὶ τεχνήματος αὐτομυρ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κιογεννητικοῦ, καὶ τῶν ἰδίων πεττῶν μαγικῶν. οἶ δέ μῦες λευκο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δη φύγοντες ἐκινδύνευον, ὡς ᾤετο, ἀποβῆναι τέλος δεῖπ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χοντες Χριστουγεννικὸν τῇ αἰλούρῳ Νώροπ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δὲ δείλης ὁ ’Άρειος καὶ οἶ Εὖισήλιοι ἐν τῷ <text:soft-page-break/>πεδίῳ καθ’ ἡδον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ημιλλῶντο βάλλοντες ἀλλήλους σφαίραις χιονέαις. ε”πειτα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ψυχροὶ γενόμενοι καὶ διάβροχοι πνευστιῶντες ε”τι ἐπανῆλθον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χάραν τὴν τοῦ Γρυφινδωρίου κοινείου. καὶ ἐνταῦθα ὁ ’Ἀρειος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ινοῖς πεττοῖς τὸ πρῶτον πεττεύων πολὺ ἐνικήθη ὑ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ος, ἐννοῶν οὐ τοσοῦτο ἡττηθῆναι ἂν εἴ γ’ ὁ Περσεὺς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εβούλευε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φαγόντες ἀμφὶ βουλυτὸν ψωμούς μετ’ ὀρνιθείων κρεῶ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τους τετρυπωμένους μετὰ βουτύρου πολλοῦ, καί ζωμ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γλικόν, καὶ πλακοῦντα Χριστουγεννικὸν οὕτω τὴν γαστέ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εσαγμένοι καὶ ἅμα νυστάζοντές τι οὐδέν ἠθέλησαν ε”τι ποιεῖν πρ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μᾶσθαι εἷ μὴ θεωρεῖν τὸν Περσέα πανταχόσε θηρεύοντα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δελφοὺς κατὰ τὸν τῶν Γρυφινδώρων πύργον ὡς ἀφελομένου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ύμβολον τὸ πρυτάν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ειος τοίνυν τῇ τῶν Χριστουγέννων ἡμέρα οὐπώποτ’ ε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σοῦτο πρότερον ἥσθη. ὅμως δ’ οὐκ ε”λαθεν αὐτόν τι δι’ ἡμέ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ᾶγμα ἀεὶ παρέχον. καιροῦ δ’ οῦκ ε”τυχε φροντίδος μέχρι ἀπῆλθ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μησόμενος· τὴν γὰρ χλαῖναν τὴν τῆς ἀφανείας οὐκ εἰδέναι τ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πεμψε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μὲν οῦν Ῥοων ὀρνιθείων τε κρεῶν σεσαγμένος καὶ πλακοῦ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ὐ μετέχων οὐδέν τοῦ αἰνιγματώδους εἷς ὕπνον ε”πεσεν ἐπει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άχιστα τὰ τῆς κοίτης τῆς τετραστύλου παραπετάσ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είλκυσεν. ὁ δ’ “Ἀρειος προνεύσας ἀνέλαβε τὴν χλαῖναν ἀ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τωθεν τῆς ἑαυτοῦ κοίτ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γὰρ πατρὸς εἶναι ἐκείνην· τὸν πατέρα δὴ φορῆσαί ποτ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ασε τὸ ὕφασμα ῥεῖν κατὰ τοὺς δακτύλους, λειότερον ὂ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ΕΣΟΠΤΡΟΥ ΤΟΥ ΝΑῙΜΥΘῘΠΕ 16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ηρικοῦ, λεπτὸν δ’ οἷον ἀήρ. καῖ τὰ γράμματα εἰπεῖν ὅτι Φρ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ζε ὅπως εὖ χρήσ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ὖν δεῖν νῦν δὴ πειρᾶσθαι αὐτῆς. ἀναστὰς δέ λάθρᾳ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λαῖναν περιεβάλετο. βλέπων δέ κάτω πρὸς τὰ σκέλη, τὸ καιν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ν, οὐδὲν εἶδε πλὴν σελήνιον καῖ σκι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όντιζε ὅπως εὖ χρήσ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ἄφνω ὁ ’Άρειος συνῄδει ἑαυτῷ πάνυ προθυμοῦντι. παντελ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πρόχειρον ε”χειν ὅλον τὸ παιδευτήριον ταύτην ἠμφιεσμένο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λαῖναν. καὶ ἀνὰ σκότον τε καῖ σιωπὴν ἑστῶς ἐκεῖ μάλισ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ηρεθίζετο, ἐξὸν αὐτῷ πανταχόσε ι’έναι ὅποι ἂν βούληται ταύτ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 φοροῦντι καί λανθάνοντι ἀεὶ τὸν Φήληκ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ρύζοντος δέ τι τοῦ Ῥοῶνος - ἐκάθευδε δ’ ε”τι - ἐσκόπει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ὸν εἰ προσήκει ἐγεῖραι αὐτόν. ἀλλ’ οὐδέν ἄρ’ ἔπραξε λογι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μενος ὡς τῆς χλαίνης τοῦ πατρὸς οὔσης βούλεται μόνος κα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ὸν χρῆσθαι αὐτῇ ἅτε πρῶτον χρώ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ἐκ τοῦ κοιμητηρίου καὶ κατὰ τῆς κλίμακος καὶ διὰ τοῦ κο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ίου ἑρπύσας εἷς τὸ πέραν τοῦ τῆς παχείας τρήματος ἀν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κλάζουσα Τίς πάρεστιν, ἔφη. ὁ δ”Άρειος οὐδὲν εἰπὼν πρ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ώρησεν εὐθὺ κατὰ τὴν διαδρομ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πάνυ ὀρρωδῶν πρῶτον μὲν μέχρι γέ τινος τρέμων εἱστή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ἀπορῶν ποῖ ἐντεῦθεν ἔλθῃ. ε”πειτα δ’ ε”δοξεν αὐτῷ προσελθεῖν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ἐξαίρετον τῆς βιβλιοθήκης. μένειν γὰρ ἐκεῖ οἷός τ’ ἔσεσθαι ὅσ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όνον δεήσει μαθησόμενος τίς ἐστὶν ὁ Φλάμηλος. καί βεβαί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βαλλόμενος τὴν χλαῖναν ἀφωρμή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κεῖσε ἀφιγμένος μάλ’ ἐφοβεῖτο· σκότου γὰρ πολλοῦ γενο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υ, ἔδει λύχνον ἀνάψαι ὅπως ἴδοι τὴν ὁδὸν παρὰ τούς βιβλί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οίχους. ὁ δέ λύχνος ἐδόκει ἆέριος φέρεσθαι, ὥστε τὸν ’Ἀ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ειδέναι μὲν τῇ δεξιᾷ ε”τι ἐχόμενον αὐτοῦ, μορμολύττεσθαι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ὅμ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γὰρ τῶν βιβλίων ἐξαιρέτων χωρίου πρὸς τὸ ὄπισθεν ὄντος, 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Άρειος εὐλαβῶς βαδίσας ὑπὲρ τὸν κάλων τὸν ταῦτα τὰ βιβλία ἀπ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ἑτέρων χωρίζοντα, τὸν δέ λύχνον ἄρας ἀνεγίγνωσκε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γράμ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 ε”μαθε πολὺ βλέπων πρὸς τὰ γράμματα ἐξίτηλα τ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ήματα παρέχοντα ἐν γλώτταις γεγραμμένα ἀγνώστοις. καὶ ἐνί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ἦν ἐπίγραμμα οὐδέν. καὶ ἕν τι βιβλίον μέλαιναν εἶχε κηλῖ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ἇγχίστην δὴ ῶς ἐῴκε τῇ τοὺ αἵματος. καὶ μὴν ἔφριξεν ἢ ἀκούσας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οκῶν ἀκοῦσαι ψιθυρισμόν τινα ὡς τῶν βιβλίων συνειδότων τιν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όντι ᾧ παρεῖναι μὴ θεμιτόν ε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ὖν δέον ἄρξασθαί που, εὐλαβῶς τὸν λύχνον ἐπὶ τοῦδαφ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6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θείς, ε”βλεπε παρὰ τὸ κάτω σανίδωμα ὡς εὑρήσων βιβλ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ξιόλογον. κατεῖδε δὲ μέγα βιβλίον μέλαν καί ἀργυροῦν. μόλις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ελκύσας - βαρύτατον γὰρ ἦν - καὶ πρὸς γόνατα καταθείς, ἔπ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εν ὅπως εἰκῇ ἀνοιχθήσε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εὐθὺς ἐξεπλάγη ἀκούσας βοὴν δεινὴν καῖ φρικώ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βιβλίου διωλύγιον κωκύοντος. καὶ τοῦ Ἀρείου ῶς τάχισ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κλείσαντος αὐτό, τὴν γοῦν κραυγὴν ἔτ’ ἦν ἀκοῦσαι ὀξεῖαν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ονότονον καὶ σφόδρα δυσαλγῆ τοῖς οὖσι. καῖ εἰς τοῦπισθε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ηδήσας ἔπταισε πρὸς τὸν λύχνον καὶ ἅκων κατέσβεσεν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ιματούμενος οὖν - ἤκουσε γάρ τινος προσιόντος κατὰ τὴν ἔξ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δρομήν - τὸ βιβλίον ε”τι λιγύ φθεγγόμενον μόλις ἀποθεὶς εἷ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νίδωμα κατὰ τάχος ἀπέδραμεν. καῖ ὅσον ού πρὸς τὴν θύραν ἧκ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ὸν Φήληκα παρῆλθεν. τὸν δὲ βλέποντα πρὸς αὐτὸν ὀρθ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μμασι - χαροποῖς δ’ οὖσι καὶ θηριώδεσιν - ἀλλ’ οὐκ ἰδόντα ἔλα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Άρειος νεύσας θ’ ὑπὸ τὰς χεῖρας προτεινομένας καὶ ἐκφυγ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ὰ τὴν διαδρομὴν ἀκούων ἔτι τὰς τοῦ βιβλίου βο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ἱστήκει δέ πρόσθεν πανοπλίας μακρᾶς. σπουδάζων γὰρ φυγ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ὸ τῆς βιβλιοθήκης νοῦν οὐ προσεῖχε τῇ ὁδῷ. τυχὸν δέ διὰ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ότου οὐκ ε”γνω ποῦ ἐστί’ πρὸς μὲν γὰρ τὸ ὀπτάνιον ᾔδ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ἱδρυμένην πανοπλίαν, ἀνῶτερος δέ πολὺ δὴ ε”γνω ἐν τῷ τότε γ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μενος καῖ δὴ ἐν τῷ πέμπτῳ οἰκήματι ὡς εἰκ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έλευσας μέντοι, ὦ σοφιστά, εὐθὺς ἀγγέλλειν σοὶ εἴ τις νυκτ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ανῷτο. καὶ ἦν τις ἄρα ἐν τῇ βιβλιοθήκῃ πλανώμενος, ἐ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αιρέτοις βιβλί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ὠχριακῶς ἤδη ὑπώπτευε μὴ ὁ Φήληξ δίοδ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ντομον οἶδεν· ἤκουε γὰρ τὴν τοῦ διαβόλου τούτου φωνὴν τρυφερὰ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εῖ ἐξ ἐγγυτέρου γιγνομένην. καὶ τὸ δεινότατον ὁ ἀποκριν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βη Σίναπυς ὢ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τὰ ἐξαίρετα λέγεις,· ἔφη. λοιπόν, πλησίον ἔτ’ ὄντας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κὸς ῥᾳδίως καταληψόμεθα αὐτού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 Ἁρείου ἅμα ἀκινήτου ἑστηκότος ὁ Φήληξ καί ὁ Σίναπ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μψαντες τὸν ἀγκῶνα προσῇσαν, ἶδεῖν μὲν αὐτὸν ἀμέλει οὐχ οἷ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 ὄντες, οὗ μὴν ἀλλὰ στενῆς οὔσης τῆς διαδρομῆς προσκροῦ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ινδύνευον ἐγγυτέρω προϊόντες. ἀφανῆ μέν γὰρ ἡ χλαῖνα ἐποί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όν, στερεὸς δ’ αὖ διετέλει ὤ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εχώρει οὖν ὁ ’Ἀρειος ἐφ’ ὅσον ἐδύνατο μετὰ σιωπῆς. ἐν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ιστερᾷ ἦν θύρα τύχῃ ἀνεῳγμένη τι. ἐλπὶς δ’ ἐπῆλθε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ῴζεσθαι, εἴ πως παρίοι εἰς τὸ δωμάτιον λαθὼν ἐκείνου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πάνυ θλιβόμενος καῖ ἅμα ἀπνευστὶ ἔχων χαίρων ἔπραξ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ιόντων δ’ ἐκείνων ἐπερειδόμενος τέως τῷ τοίχῳ καὶ πνευστι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ΕΣΟΠΤΡΟΥ ΤΟΥ ΝΑῙΜΥΘῙΠΕ 16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λὺ ἤκουε ψόφον αὐτῶν κατ’ ὀλίγον ἐκποδὼν ἀπελθόντων. μικρ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ὴ ἐδέησεν ἁλῶναι, ὡς ᾤετο. ὥστε χρόνον τινὰ οὐ προσεῖχε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ῦν τῷ δωματίῳ ἐν ᾧ κρυπτόμενος ἐλάνθαν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δ’ ἦν τὸ πάλαι ὡς ἐφαίνετο διδασκαλεῖον. βάθρα γὰρ ἦ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ι’δεῖν καὶ δίφρους ἀρχαίους παρὰ τοὺς τοίχους σεσωρευμένους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ρυτοδοχεῖον ὑπτιωμένον. ἀλλ’ ἐναντίον αὐτοῦ πρὸς τοῖχον ἐρ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όμενον ἄτοπόν τι ἦν καῖ ὅλως ἀνάρμοστον ῶς δοκεῖν τῶ ἐτερ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εύει, ῶσπέρει τις ἐκεῖσε κατέθηκεν ἐκποδῶν κρυψόμενος αὐ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σοπτρον δ’ ἦν μεγαλοπρεπές τὸ ὕψος τῷ ὀρόφῳ ἰσού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αισίῳ δ’ ἐνῆν χρυσῷ, καὶ πόδας μὲν εἶχε δύο ὄνυξιν ἐοικό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ειοντείοις, ἐν δ’ ἄκρῳ ἐπίγραμμα τοιόνδε κεχαραγ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κέτ’ ἀκούων οὔτε τοῦ Φήληκος οὔτε τοῦ Σινάπεως, ἧτ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ἤδη φοβούμενος, προσῄει τὸ ἔσοπτρον θέλων αὖθις μὲν ἐσοπτρί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θαι αὖθις δέ μηδὲν εἴδωλον ι’δεῖν. εἱστήκει οὖν ἐναντίο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 ε”δει τὰς χεῖρας τῷ στόματι προσθεῖναι ὅπως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βοάσῃ ἐκπλήξεως ὕπο. ἐπέστρεψε δ’ ἐπτοημένος καῖ μᾶλ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τ’ ῆ τὸ πάροιθεν ἀκούσας τοῦ βιβλίου τότε φθεγγομένου· ἑώρα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τῷ κατόπτρῳ οὐ μόνον ἑαυτὸν ἀλλὰ καί πολλοὺς ἀνθρώπους ὄπι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ν ἑστῶ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νοῦ δ’ ὄντος τοῦ δωματίου, μεστὸς ἄσθματος γενόμενο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όμα βραδέως ἀνεστρέφετο πρὸς τὸ ἔσοπτ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εἶδεν ἑαυτὸν μὲν μάλ’ αὖθις ὕπωχρόν τε τῆν ὄψιν καὶ περί-</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οβον, ἅλλους δέ τινας ὡς δέκα ἐμφαινομένους. περιάγων δέ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χένα οὐδέν’ εἶδε παρόντα. ἦ που καὶ οὗτοι ἀφανεῖς ὑπάρχουσιν, 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ι ἐν δωματίῳ ἀνθρώπων πλήρει ἠφανισμένων ὢν ἀθρεῖ σόφισμά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ἐσόπτρου, πάντας δὴ ἐμφαίνοντος εἴτε ἀφανεῖς γεγενη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τε μ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άλιν εἶσοπτριζόμενος εἶδε γυναῖκά τινα ὄπισθεν ἑαυ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στῶσαν μειδιῶσαν θ’ ἅμα καὶ δεξιὰν ἀνασείουσαν. περιστρεφθε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 καί τὴν χεῖρα προτείνας ἀέρος μόνου ἔψαυσεν. εἷ γὰρ ὡς ἀληθ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ῆν, ε”ψαυεν ἂν αὐτῆς, τῶν σκιῶν εἷς τοσοῦτο πλησίον δοκουσ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ενὸς δ’ ἄρα ψαύσας πλὴν τοῦ ἀέρος, συνῄδει τοῖς τ’ ἄλλοι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ῃ μὴ οὖσιν εἰμὴ ἐν τῲ ἐσόπτρ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ραιοτάτη δ’ οὖν οὖσα τὰς τρίχας ὑποπύρρους εἶχεν αὕτη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ὺς ὀφθαλμοὺς γλαυκούς. τούτους δ’ ὁ ’Άρειος ἐνόμιζεν ὁμοιο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τους εἶναι τοῖς ἑαυτοῦ τό τε χρῶμα καί τὴν μορφήν. καὶ ἔπε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ᾔσθετο αὐτῆς δακρυούσης μέν, μειδιώσης δ’ ἅμα. καί ἀνήρ 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ιστάμενος περιεβάλλετο αὐτῆς. μελανόθριξ δ’ ἦν οὗτος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70 ΑΡΕῙ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σχνὸς καὶ μακρὸς τὸ ὕψος διόπτρα φορῶν. ἡ δέ κόμη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τένιστος οὖσα τὸ ὄπισθεν ὀρθὴ ἔφριττε οἷον ἡ <text:soft-page-break/>αὐτοῦ τοῦ Ἁρε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οὕτω ἐπλησίαζεν ἤδη τῴ ἐσόπτρῳ ὥστε τοὺς μυκτῆ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ονουχὶ ψαύειν ἐκείνων τῶν τῆς ἂντιστοίχου σκι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μάμμη εἶ σύ,· ἔφη ψιθυρίζων. ἦ πάππ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ἶ μὲν ἀμέλει πρὸς αὐτὸν ε”βλεπον μειδιῶντες. ἐκεῖνος δέ κα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ραχὺ ἐναντίον βλέψας πρὸς τοὺς ἄλλους τοὺς ἐν τῷ ἐσόπτρῳ,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εἶδεν ὁμοίους ἔχοντας ὀφθαλμοὺς γλαυκούς, τούς δέ μυκτῆ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μοίους, καὶ δὴ καί ἄνδρα τινὰ γέροντα δοκοῦντα γόνατα ἔχ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μοῖα πάνυ ὀζώδη ὅντα ὡς μάλιστα δένδρου τινὸς κλάδοις ἐοικ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ὰρ τὸ ἑαυτοῦ γένος τὸ πρῶτον ἑώ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μὲν οὖν Ποτῆρες ἐμειδίων καὶ δεξιὰν ἔσειον, ὁ δ’ ’Ἀ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λιν ἠτένιζε πρὸς αὐτούς, τὰς χεῖρας ὠθῶν ἅμα ἐπὶ τὴν ὕα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σεὶ ἐλπίζων διαβὰς ἅψεσθαι αὐτῶν. καὶ ὑπὸ τοῖς σπλάγχν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θον εἶχε δύσμαχον· δακρύειν γὰρ ἐβούλετο ἅμα καὶ γελ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πόσον χρόνον ἐκεῖ διέμενεν ἑστηκὼς οὐκ ᾕδει. τῶ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δώλων οὐδαμῶς ἀπορρεόντων, διηνεκῶς ἐθεώρει μέχρι οὗ ψόφ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νὸς τηλωποῦ ἀκούσας ε”ννους ἐγένετο. οὗ γὰρ ἀναμενετέον, δ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ελθόντα κοιμᾶσθαι. ὥστ’ ἄκων ἇποστρεψάμενος τῆς μητ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διὰ ψιθυρισμοῦ ὑποσχόμενος ἐπανιέναι, ἐκ τοῦ <text:soft-page-break/>δωματίου ἐπ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όμενος ἀπ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Ως ὤφελες ἐγεῖραί με, ἦ δ’ ὃς ὁ Ῥοὼν ἀνιώμενός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ἔξεστι σοὶ ἐλθεῖν τῇδε τῇ νυκτί. ἐπάνειμι γάρ. βούλομαι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ν δεῖξαι σοὶ τὸ ἔσοπτ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ὼ γὰρ βούλομαι τὴν σὴν μητέρα ἰδεῖν καί τὸν σὸν πατέ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γὼ βούλομαι δὴ ἰδεῖν πᾶν τὸ σὸν γένος, τοὺς Εὖισηλί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παντας. ἐξέσται γὰρ σοὶ δεῖξαί μοι τούς τ’ ἄλλους καὶ τοὺς ἀδε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οὺς τοὺς προγενεστέρ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στιν ι’δεῖν αὐτοὺς ὅταν βούλῃ, φοιτήσας παρ’ ἐμαυτῷ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γιγνομένου θέρους. ἀλλὰ νὴ Δία φαίνει τὸ ἔσοπτρον τούς γε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νηκότας μόνον. οὐ μὴν ἀλλὰ δεινόν ἐστι τὸ μὴ Φλάμηλον ηὑρηκ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βὲ δέ τῶν τεταριχευμένων ἢ ἄλλου τινός. διὰ τί οὐδέν ἐσθί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οὐδὲν οἶός τ’ ἦν καταπίνειν. τοὺς μὲν γὰρ γονέ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ωρακέναι καὶ πάλιν αὖθις ὄψεσθαι τῆσδε τῆς νυκτός. τοῦ δὲ</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αμήλου ὅσον οὐκ ἐπιλαθέσθαι, οὐκέτ’ ἀξιόλογον ἡγούμενος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ᾶγμα. ἦ καὶ μέλει ἔτι γιγνώσκειν ὅ τι φυλάττει ὁ τρικάρη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ύων,’ ἢ τί πρᾶγμα ἂν εἴη εἷ ὁ Σίναπυς κλέπτοι αὖτ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ΫΗ καλῶς ε”χειςς ε”φη ὁ Ῥοών. πεφροντικὸς γὰρ βλέπ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ΕΣΟΠΤΡΟΥ ΤΟΥΝΑΙΜΥΘῙΠΕ 171</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ὰρ ὁ ’Άρειος μάλιστ’ ἐφοβεῖτο τὸ μὴ δύνασθαι αὖθις εὑρ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τοῦ ἐσόπτρου δωμάτιον. δέον δέ καί τὸν Ῥοῶνα συγκαλύψαι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λαίνῃ, βραδύτερον ἀπὸ τῆς βιβλιοθήκης ἐβάδιζον ἢ τῇ προτερα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ανελθόντες ἐκεῖσε τῇ αὐτῇ ὁδῷ. ἐπειδὴ δέ ὤραν ὅλην ἀμέ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επόλουν εἰκῇ τὰς διαδρομάς, ὁ Ῥο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ιγῶ δή, ἔφη. ἐπιλαθόμενοι οὖν τοῦ πράγματος κατέλθω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Ἅρειος σίζων τι Οὐχί, ἔφη. οὐ γὰρ πολὺ ἀπέχει, εὖ οἶδ’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φάσμα μέν τι φαρμακίδος μεγάλης εἶδον πρὸς τοῦμπ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ᾆττον, ἄλλον δ’ οὐδένα. ἀλλ’ ὁ Ῥοών δεινὸν ποιούμενος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ρυμῷ νεναρκηκέναι τοὺς πόδας καὶ ἐκεῖνος τὴν πανοπλίαν κατεῖδ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τι γὰρ αὐτοῦ, ἔφη. ναί. πάρεσμεν δῆ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πειδὴ τὸ θύριον ἀνέῳξαν, ὁ ’Ἄρειος τὴν χλαῖναν μεθεὶς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ἔσοπτρον ἔδρα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ὴν παρῆσαν. οἱ γονεῖς πάνυ ἐμειδίων ἰδόντες αὐ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ρᾷς»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δού. ὁρᾶν πάρα τοὺς πάντας. μυρίοι γὰρ πάρει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α ὁρῶ πλὴν σοῦ γ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ὰ θεώρησον πρεπόντως. στῆθι αὐτοῦ ἀντ’ ἐμ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Αρειος παραστὰς τὸ μέν γένος οὐκέτ’ εἶχεν ι’δεῖν τὸ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α μόνον, τὰ ἀνθηρὰ κοιτωνικὰ φοροῦντα καὶ πρόσθε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όπτρου ἑστηκ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γοῦν ἠτένιζε πρὸς τὸ ἑαυτοῦ εἴδω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ώρησον ἐμέ,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ἲΗ τοὺς οἰκείους θεωρεῖς περιισταμέ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αμῶς. μόνος γάρ εἶμι κατ’ ἐμαυτόν. ἑτεροῖος δ’ αὖ φαίνο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όμενος, ἅτε πρεσβύτερος δοκῶν εἶναι. καὶ σχολάρχης εἰμ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δέ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ὼ γὰρ φορῶ τὸ σύμβολον ἐκεῖνο οἶόν ποθ’ ὁ Γουλιέλμο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Φιάλην Οἶκείαν ἔχω καὶ τὴν Φιάλην Ἰκαροσφαιρικὴ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ελάρχης εἶμί τῆς ι’καροσφαιρικ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Ῥοὼν ἀκουσίως ἀποστρεψάμενος πρὸς τὸν Ἄρειον ἔβλεπ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ντοῖος ὥ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ΫΗ καὶ τὸ ἐσόμενον δείκνυσι τοῦτο τὸ ἐ’σοπτ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εἰκός. πάντες γὰρ οἶ οἰκεῖοί μου τεθνᾶσιν. ἀλλ’ ε”α με πάλ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ὖ θεωρ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σὺ χθές ἐθεώρεις κατὰ σεαυτὸν. ε”α με πλέον τι θεωρῆ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ήμε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ὺ μέν γὰρ τὴν Φιάλην ε”χεις τὴν ’Ῑκαροσφαιρικὴν δήπου. πό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ἀξιόλογον,· ἐγὼ δέ τούς γονέας ι’δεῖν <text:soft-page-break/>θέλοιμ’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7 2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ὤσῃς 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ντες δ ’ ἄφνω ψόφον τι ἔξω ἐν τῇ διαδρομῇ γενόμενον ἔληξ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θὺς ἐρίζοντες. ἔλαθον γὰρ ἑαυτοὺς ἐπιτείνοντες τὸ φθέγμα μέχ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 ὄρθ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εῦσ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 Ῥοῶνος ἄρτι περιβαλομένου αὖθις τὴν χλαῖναν αὐ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αἰλούρου Νώροπος διὰ τὸ θύριον προσιούσης ἦν ι’δεῖν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μματα ἐν σκότῳ λαμπρὰ φαινόμενα. ἐκεῖνοι δ’ ἀκίνητοι πε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μενον, σκοποῦντες ἀμφότεροι εἴπερ ἡ χλαῖνα δύναταί τι πρὸς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ἰλούρους. ἀλλ’ ἐπειδὴ ἐπὶ μήκιστον ὡς ἐδόκει ἐτήρησαν, αὕτ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στρεψαμένη ἀπ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 οὐκ ε”στιν ἀσφαλές. τυχὸν μετελήλυθε τὸν Φήλη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σα ἡμῶν δηλαδή. εἶα, σπεῦσ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Ῥοών εἵλκυσε τὸν ’Ἀρειον ἐκ τοῦ δωματ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ὑστεραίᾳ ἡ χιὼν ἐκάλυπτεν ἔτι τοῦδαφ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ρα βούλῃ πεττεύειν, ὦ Ἅ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Ήκισ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Ἆρα βούλῃ φοιτῆσαι παρὰ τὸν Ἁγριώ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κιστά ἀλλὰ σύ δὴ ἴθι καθ ’ ἑαυ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νοιδα σοὶ φροντίζοντι περὶ τοῦ ἐσόπτρου ἐκείνου. ἀλλὰ μ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κεῖσ’ ἐπανέλθῃς ὀψιζ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μ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κ οῖδα πλὴν ἕν· πόλλ’ ε”χω πράγματα συνειδώς σοι τοσού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δη περιγενομένῳ ἐκ κακῶν. ὁ γὰρ Φήληξ καὶ ὁ Σίναπυς καί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ῶροψ περιπολοῦσιν ἅπαντες. ἀλλὰ νὴ Δί’ ἀφανὴς εἶ.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ἢν προσκρούωσί σοι, τί μήν,· ἀλλ’ ἣν σὺ προσκρούῃς πρός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λαλεῖς σὺ ἴσα τῇ Ἑρμιόν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ουδάζω δέ ταῦτ’, ὦ ’Ἁρειέ μὴ ἔλθῃς, ἀντιβολῶ 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Άρειος σπουδάζων αὐτὸς πρὸς ἐν μόνον ἐπανιέναι ε”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θε τοῦ ἐσόπτρου περὶ οὐδενὸς ἐποιήσατο τὸν τοῦ Ῥο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ό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ῆ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ῇδε τῇ νυκτὶ τρῖς ἤδη ἐληλυθὼς τὴν ὁδὸν ῥᾷον ηὗρεν ἢ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ίν. βαδίζων δέ ὡς τάχιστα συνῄδει μέν ψόφον ποιουμένῳ πλεί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ἢ χρή, οὐδενὶ δ’ ἐνέτυχ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μὴν ἐθεᾶτο μάλ’ αὖθις τήν τε μητέρα καί τὸν πατέρα μει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ῶντας πρὸς αὐτὸν καί δὴ καί πάππον ἱλαρὸν βλέποντα. καὶ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δαφος ἐκάθισε πρὸ τοῦ κατόπτρου. τί γὰρ ἐμποδών ἐστιν αὐτῷ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 παρακαθῆσθαι τοῖς οἰκείοις ἀνὰ πᾶσαν τὴν νύκ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ΕΣΟΠΤΡΟΥ ΤΟΥ ΝΑῙΜΥΘΙΠΕ 1 73</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ὐδέν δ’ ἐκώλυσεν ἂν αὐτὸν εἶ μή ἤκουσε τό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ανῆλθες ἄρα, ὦ Ἅ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ῴ δ’ Ἁρείῳ ἐδόκει τὰ σπλάγχνα κελαινοῦσθαι. ἀναγαγὼ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τράχηλον εἶδε καθήμενον ἐν βάθρῳ πρὸς τῇ θύρᾳ τὸν θεσπέσ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βον Διμπλόδωρον λαθόντα αὐτὸν ὡς εἰκός’ οὕτω γὰρ ἐσπούδαζ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 ἔσοπτρον ἀφικ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λαθες γὰρ ἐμέ, ὧ κύρ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αῦμα δ’ ὅτι ἐξ ἀφανείας μύωψ γίγνεταί τις. τοῦτο δέ λέγω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όδωρος ἐμειδία κουφίζων ἅμα τῷ Ἁρείῳ τὴν φροντίδ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πὸ τοῦ βάθρου κατέβη ὥστε καθῆσθαι ἐπὶ τοῦδαφος με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Ἀρείου. Ηῦρες ἄρα τὸ ἔσοπτρον τὸ τοῦ ναιμύθιπε ἀρεσκόντ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χον σοι καθάπερ μυρίοι τῶν πρὸ σ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γὰρ ἐγίγνωσκον αὐτό, ὦ κύριε, τὸ τοιοῦτον ὄνομα ἕχ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ἔγνωκας δήπου τί πράττ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ίνει γέ μοι τοὺς οἰκείους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δέ Ῥοῶνι ἑαυτὸν σχολάρχην γεγενη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ῶς τοῦτ’ ἔμαθ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λαίνης ἔγωγ’ οὐ δέομαι, ἔφη, ὡς ἀφανὴς γενησόμενος. ἀλλ’ 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νοεῖς ὅ τι τὸ ἔσοπτρον φαίνει ἡμῶν ἑκάστ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νένευ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ηγήσομαι δῆτα, εἴ σοι δοκεῖ. ὁ γάρ τοι τῶν ἐφ’ ἡμῶν εὐδ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ονέστατος δύναιτ’ ἂν χρῆσθαι τῷ ἐσόπτρῳ τοῦ ναιμύθιπε ἐκείνῳ</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θάπερ τινὶ τῶν ἐπιτυχόντων, ὀπτριζόμενος δ’ ἴδοι ἂν ἁπλ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ὸν ὡς ἔχει. ἆρ’ εἰπὼν ὥνη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γισάμενος δέ τι ό ’Άρειος βραδέως Φαίνει γάρ, ἔφη,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θυμήματα ἡμῶν, ὅτων ἂν ἐπιθυμῆται 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Διμπλόδωρος μεθ’ ἡσυχίας Καί φημι, ἔφη, κάπόφημ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ίνει γοῦν τὰ ἐπιθυμήματα καί τὰ σπουδαιότατα καὶ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εινότατα. σὺ μέν γὰρ οὐκ εἰδὼς τοὺς οἰκείους ὁρᾷς αὐτοὺς πε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σταμένους. ὁ δέ Ῥόναλδος Εύισήλιος ὡς πεπεισμένος πόλλ’ ἀ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αττοῦσθαι τῶν ἀδελφῶν ὁρᾷ ἑαυτὸν μόνον ἑστῶτα ἄρισ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γενημένον τῶν πάντων. τοῦτο μέντοι τὸ ἔσοπτρον δίδωσιν ἡμ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τε τὴν ἐπιστήμην οὔτε τὴν ἀλήθειαν. πρόσθε γὰρ αὐτοῦ ἑστῶ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μὲν ἐμαράνθησαν κεκηλημένοι τῇ θεωρίᾳ, οἱ δέ μεμήνασιν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δότες περὶ τὸ φαινόμενον πότερον ἀληθές τι τυγχάνει ὃν ἢ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δύνατ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αὔριον τὸ ἑ’σποπτον ἄλλοσε κομισθήσεται, ὦ ’Ἄρειε,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αιτῶ σε τὸ λοιπὸν μὴ ἑκόντα ἐξερευνήσαι αὐτό. ἀλλ’ εἴ 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ύχοις, εὐτρεπὴς ἂν εἴης. οὐ γάρ τοι προσήκει τοὺς ἀνθρώπ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νειροπολοῦντας ἐπιλαθέσθαι τοῦ ζῆν μέμνησο ταῦτα. εἶὲν. ἄλ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74 ΑΡΕιοΣ Πο ΤΗ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ι ἢ θέλεις τὴν θαυμαστὴν χλαῖναν περιβαλόμενος ἀπελθ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ιμησ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ἀναστάς Ὦ κύριε, ἔφη, ὦ σοφιστὰ Διμπλόδωρε. ἆ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στι μοι ἐρέσθαι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ῶς γὰρ οὕκ; ἔφη μειδιῶν. ἄρτι γὰρ ἤρου. ἀλλ’ ἔξεστί σοι ε”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ἓν μόνον ἐρ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ύ γε εἷς τὸ ε”σοπτρον βλέπων τί χρῆμ’ ἄρ’ ὁρᾲ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 τι,· ὁρῶ γ’ ἐμαυτὸν ἔχοντα ποδεῖα ε’ρεᾶ καὶ εὕπο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 Ἁρείου κεχηνότος Οὐκ ε”στι κόρον ε”χειν ποδείων. οὐδ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εἴληφα ἐπὶ τῶν ἄρτι Χριστουγέννων, βιβλία διδόντων ἀεὶ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υγγεν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ανέλθοντι δέ καὶ ἥδη ἐν κοίτῃ κειμένῳ ἐπῆλθεν ὅτι τάχ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οὐκ ἀμέλει ἠλήθευεν. ἀλλὰ γὰρ τὸν Σκαβρὸν ἀ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κεφαλαίου ὦσας ἐνόμιζε καὶ αὐτὸς πολυπραγμονῆσαί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ισθεὶς τοίνυν ὑπὸ τοῦ Διμπλοδώρου μὴ ἐρευνᾶν αὖ τὸ ἔσοπτ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τοῦ ναιμύθιπε, διὰ τὴν ἄλλην ἀνάπαυλαν τὴν τῶν Χριστουγένν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Άρειος τὴν ἀφανείας χλαῖναν εἶχε πεπτυγμένην ἐν τῇ κιβω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ἔχρῃζε μὲν ὡσαύτως ἐπιλαθέσθαι ὧν ἐν τῷ κατόπτρ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ώρακεν, ἀλλ’ οὐχ’ οῖός τ’ ῆν. φαντάσμασι γὰρ ἐνυπνίοις πυκνῶ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ταράττετο, ὀνειροπολῶν πολλάκις φῶς τι χλοαυγές ὥσ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στραπὴν ἐκλάμπον, καῖ τοὺς γονέας διὰ τοῦτο ἀφανισθῆναί π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γα ἀνακαγχάζοντος τέως ὅξυφώνου τιν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Ἷ“Ῑ κάρτα ὁ Διμπλόδωρος ὀρθῶς ε”λεγεν εἰπὼν ὅτι τῷ ἐσόπτρ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ῳ ε”νεστιν οἰστρᾶν σε, ἔφη ὁ Ῥοών. ὁ γὰρ ’Ἁρειος περὶ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τι ἐνυπνίων εἶπε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Ἑρμιόνη τῇ προτεραίᾳ τῆς περιόδου ἐπανελθοῦσα ἄλλα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ρόνει. ἠνιᾶτο μὲν γὰρ πολὺ ἐννοοῦσα τὸν Ἅρειον ἀγρυπνοῦντά 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περιπολοῦντα τὸ φρούριον διὰ νυκτῶν τριῶν ὡς κινδυνεύ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λῶναι ὑπὸ τοῦ Φήληκος, χαλεπῶς δ’ εἶχεν αὐτῷ οὐδὲν ἄ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μαθηκότι περὶ τοῦ Νικολάου Φλαμήλου ὅστις ἐστ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ικροῦ ἐδέοντο ἀπογνῶναι τὰ τοῦ Φλαμήλου ἐν βιβλί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ὑρήσειν, καὶ εἰ ὁ ’Ἀρειος ἔτ’ ἐπίστευεν ἀναγνῶναί που τὸ ὄνο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ρξαμένης δέ τῆς περιόδου, οῦκ εἶχον ποιεῖν εἰμὴ διὰ βραχυτά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κῇ ἅπτεσθαι τῶν βιβλίων μεταξὺ τῶν σχολῶν. τῷ δ’ Ἀρείῳ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ανιώτερον ῆν καιρὸς ἀναγνώσεως, δέον ἤδη πρὸς τὴν ἰκαρ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ιρικὴν αὖ γυμνάζ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γὰρ ὁ (Ύλης ἤσκει τοὺς σφαιριστὰς πλέον σπουδάζων ἢ πρ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οὐδ’ οἶ ὄμβροι πολλοὶ γενόμενοι καῖ λάβροι - <text:soft-page-break/>ἡ γὰρ χιὼν ἤ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τετήκει - τὸν θυμὸν αὐτοῦ ἤμβλυνον οὐδέν. οἱ μέν οὖν Εὐισήλι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ηγόρουν ἐκεῖνου ὡς μανιώδης που γίγνεται, ὁ δ’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ῆν αὐτῷ, εἰ γὰρ νικήσαιεν ἐν τῷ μέλλοντι ἀγῶνι τῷ πρὸς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76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Υφελπύφους, τὸ πρῶτον δι’ ἑπτὰ ἔτη παρελεύσεσθαι τοῦς Σλυθ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ίνους ἀγωνιζόμενοι περὶ τῆς Οἰκείας Φιάλης. καί ὁ ’Ἀρειος οὐ μό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ικῆσαι ἐσπούδαζεν, ἀλλὰ καί σπανιώτερον τοῖς ἐννυχίοις φάσ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ν ἐταράττετο ἀτε ἀποκάμνων ἐκ τῆς γυμνασί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ἐνταῦθα σφόδρα πονούντων ποτ’ αὐτῶν κατ’ ἀσκήματα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ετὸς γὰρ πολὺς ἐγένετο καί πηλὸς πολύς - ὁ ’Ύλης κακάγγε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σχεν ἑαυτόν. ἀχθόμενος γὰρ ἤδη τοῖς Εὖισηλίοις οἵτινες ἀε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έσκηπτον ἀλλήλοις καὶ προσεποιοῦντο πεσεῖν ἀπὸ τῶν σά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ραχύφω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ἾΩ οῦτοι, ἔφη, πέπαυσθε τῆς τε παιδιᾶς καὶ τῆς φλυαρίας.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πράξεθ’ ὅπως νικηθησόμεθα. ῥαβδουχῶν γὰρ ὁ Σίναπ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όφασιν ἀεὶ ζητήσει πρόχειρον ὡς ἀφαιρήσων τίμια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υφινδώρ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ς δέ ταῦθ’ ὁ Γεωργός τῷ ὄντι ε”πεσεν ἀπὸ τοῦ σάρου.</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βόρβορον πολὺν τοῦ στόματος ἐκπτύσας Ἀλλ’ ἦ ὁ Σίναπ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μέλλει ραβδουχεῖν,· καὶ πῶς δὴ πρὸς ἀγῶνα οὗτος ἰκα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ιρικόν ἱκανὸς ῆν ῥαβδουχεῖν; φοβοῦμαι γὰρ μὴ οῦ κοιν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βῇ ἢν φανῶμεν νικήσοντες τοὺς Σλυθηρίν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ἶ ἕτεροι σφαιρισταῖ καταβάντες παρὰ τὸν Γεωργ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άγματα ἐποιοῦντο καὶ αὐτο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 ἔγωγ’ ἐπαίτιος, ἔφη ὁ ”Υλης. ἀλλ ’ἡμᾶς γε πᾶσ’ ἀνάγκη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νομεῖν ὅπως μὴ πρόφασιν ἔχῃ φενακίζ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Ἄρειος εὔστοχον μὲν ἡγεῖτο τοῦτο, ἴδιον δ’ εἶχε λόγο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βούλεσθαι τὸν Σίναπυν πέλας ἔχειν ἰκαροσφαιρίζ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ῖ μὲν ἄλλοι κατὰ τὸ ξύνηθες μετὰ τὴν γυμνασίαν πε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μειναν διαλεγόμενοι μετ’ ἀλλήλων, ὁ δ’ “Άρειος εῦθὺ ἐπανελθ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ς τὸ τῶν Γρυφινδώρων κοινεῖον κατέλαβε τὸν Ῥοῶνα καὶ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ν πεττεύοντας. ἡ δέ ἐν τῇ γε πεττεία πολλάκις ἡττᾶτο.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πολὺ λυσιτελεῖν αὐτῇ ἐνόμιζον ὁ θ’ Ἄρειος καὶ ὁ Ῥοὼν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ᾶλλα ἀεὶ ἐνίκ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ακαθημένου δέ τοῦ Ἁρείου ὁ Ῥοών πρῶτον μέν Μὴ λαλήσῃ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δεῖ γὰρ προσέχειν τὸν νοῦν - ἔπειτα δέ κατιδὼν τὴν Ἁρε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ψιν Τί ἔχεις,· ῆ καὶ νοσεῖ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δέ πρὸς οῦς λέγων αὐτοῖς ὅπως μή τις ἐπακούοι εἶπεν ὡς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ναπυς ἐξ ἀπροσδοκήτου ἐπιθυμίαν οὐδαμῶς ἐπιεικῆ ἐπιθυμ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αβδοῦχος δὴ ἰκαροσφαιρικὸς γέν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μὴ σφαίριζε, εἶπεν αὐτίκα ἡ Ἑρμι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πέ ὡς νοσεῖς, ἔφη ὁ Ῥοώ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πέ ὡς σκέλος κατέαγες, ἔφη ὁ Ἑρμι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ταξον μέν οὖν ὡς ἀληθ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ΝΙΚΟΛΑΟΥ ΦΛΑΜΗΛΟΥ 17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 πάρεστί μοι, ἦ δ’ ὃς ὁ ’Ἄρειος οὐ γὰρ ὑπάρχει ζητητὴ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ς ἔφεδρος. εἰ δ’ ἐγὼ ἀποσταίην τοῦ ἀγῶνος, σφαιρίζειν οὐκ ἂ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χοιεν οἱ Γρυφίνδωρ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ταῦθα δέ ὁ Νεφελώδης ε”πεσεν εἷς τὸ κοινεῖον. ἀνέβη γὰρ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δ’ ὅπως διὰ τῆς ὀπῆς εἷκονικῆς τὰ σκέλη συγκεκολλημέ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χων· κεκηλὴσθαι γὰρ ἐδόκει φίλτρῳ σκελοκολλητικῴ. ἐδέη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αὐτὸν ἀναβῆναι συνεχῶς ἀεὶ πρὸς πυγὴν ἅλλομενον ἐπὶ τὸν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υφινδώρων πύργ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οῦτο μάλιστ’ ἐκίνει τοὺς πολλοὺς γελᾶν· ἡ δ’ Ἑρμι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απηδήσασα θέλκτρον ἀντίδοτον εὐθὺς ἐπῇσε. καὶ τὰ τοῦ Νεφε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ώδους σκέλη αὐτόματα δίχα διελύθη. αὐτὸς δ’ ἀνέστη τρέμων ἔ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γέγονεν; εἶπεν ἡ Ἑρμιόνη μεταξὺ παρακαθίζουσα αὐτὸ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ρείῳ καὶ τῴ Ῥοῶν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ὁ δέ τρομερώς Μάλθακος, ἔφη. ἐνέτυχον γὰρ αὐτῷ πρὸς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ιβλιοθήκῃ. ὁ δ’ ε”φασκεν ἐρευνᾶν τινα μέλλων προμελετήσειν ἃ δ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έ Ἑρμιόνη πιθανῶς Ἄγε δή, ἔφη, πρὸς τὴν Μαγονωγαλέ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μήνυσο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Νεφελώδης ἀνανεύσας Οὐ γὰρ θέλω, ἔφη, πράγματ’ ἔχ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πλεί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ὦ Νεφέλωδες, ε”φη ὁ Ῥοών, δεῖ σέ ἀνθίστασθαι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τος μὲν γὰρ φιλεῖ καταπατεῖν τοὺς ἐπιτυχόντας, σὺ δ’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είλεις προκείμενος παραδοῦναι σεαυτὸν λὰξ πατεῖ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ἀκαρές δέων κλαῦσαι Ἀλλ’ οὐ δεῖ σὲ γοῦν εἰπεῖν ἐμοὶ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δρείας ἐνδέης οὐκ ἐπάξιός εἶμι τῶν Γρυφινδώρων. τοῦτο γὰρ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θακος εἴρηκεν ἥ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ρειος ἐν προκολπίῳ ζητήσας βάτραχον σοκολάτι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δειξε, πανύστατον ὄντα ἀπὸ τοῦ κιβωτίου τοῦ Ἑρμιόνῃ πρὸς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ιστούγεννα δεδομένου. καὶ τοῦτον ε”δωκε τῷ Νεφελώδει πα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λίγον ἐλθόντι δακρύ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σύ γε, ἔφη, δύνασαι δώδεκα Μαλθάκους. ἆρ’ οὐκ ὁ Πῖλ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εμητὴς εἵλετο σὲ Γρυφίνδωρον; καὶ ποῦ ’στιν ὁ Μάλθακος; ἐν τοῖ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ταράτοις Σλυθηρίν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Νεφελώδης ἠρέμα γελῶν τὸν βάτραχον ἀνεκάλυψε. Χάρ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δα, ἔφη, ὦ ’Ἄρειε, ἀλλ’ εἶμι κοῖτον ποιησόμενος. ἦ τοῦ δελτ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θυμεῖς,· οἶδα γὰρ σε’ σπουδάζοντα ξυλλέγειν αὐτ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 Νεφελώδους ἀπιόντος ἐκεῖνος ἐξέταζε τὸ δελτίον· ἦ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ων τῶν εἰκόνας παρεχόντων φαρμακέων τε καί φαρμακίδ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δοκιμ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όδωρός ἐστι μάλ’ αὖθις, ἔφη. τοῦτον γὰρ πρῶτον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7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τενές μέν δεδορκὼς πρὸς τὸ νῶτον τοῦ δελτίου, κεχηνὼς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ν Ῥοῶνα καὶ τῆν Ἑρμιόνην ἀποβλέψ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ῦρηκα, ἔφη. ηὕρηκα γὰρ τὸν Φλάμηλον. καῖ εἶπον πάλαι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 τοῦ ἀνέγνων τοῦνομά που, ἀναγνοὺς δὴ δεῦρο ι’ὼν ἐπὶ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μαξοστοιχίας. ἀκούσατε δῆτα’ Πολλοὶ ἡγοῦνται τὸν Διμπλ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ωρον μέγιστον εἶναι τῶν ἐφ’ ἡμῶν φαρμακέων, εὐδοκιμοῦντα δ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α τε καί ὅτι ἐνίκησέ τε τὸν μάγον Γ ρινδελούαλδον τὸν κ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θόνιον τῷ ε”τει χιλιοστῴ ἐνακοσιοστῴ τετταρακοστῷ πέμπτῳ,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ηῦρέ τὰς δώδεκα χρείας τὰς τοῦ αἵματος δρακοντείου, καὶ δὴ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ὶ τῆς χρυσοποιίας πόλλ’ ἔπραξε μετὰ τοῦ συνέργου Νικολάου</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λαμήλ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ἀνεπήδησε λίαν ἐσπουδασμένως - ἐδόκει γὰρ τόσ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ηρεθισμένη ὅσον ἐν ᾧ τὰ τίμια ε”λαβε τὰ πρῶτα πρὸς τὰ κατ’ οἶκ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ή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εριμένετε, ἔφη. καὶ ἅνω ἔδραμεν ἐπὶ τὰ παρθενικὰ κοι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ητήρια. ὁ δ’ “Αρειος καὶ ὁ Ῥοών ἀποροῦντες δὴ σχεδὸν ἔβλεψαν ε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ήλους καὶ τρέχουσα ἐπανῆλθεν, ἐν ἀγκάλαις ἔχουσα βίβλον τιν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άλ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προθυμουμένη μὲν ψιθυρίζουσα δ’ ἅμα ἵνα μὴ παρακούσ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Ταύτην μὲν γάρ, ἔφη, ἀπὸ τῆς βιβλιοθήκης πρὸ πολλῶν ἡμε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χρησάμην θέλουσα ἱλαρώτερον τι παρέχειν ἐμαυτῇ ἀναγι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ώσκειν σχολαζούσῃ, οὐδ’ ἐπῆλθέ μοι ἐν αὐτῇ ζητεῖν τὰ ὑπὲ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ῷ Ῥοῶνι, δυσκρίτως ἔχοντι περὶ τῆς βίβλου εἴ τι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χολάζων ἅπτεται τῆς τοιαύτης σιγᾶν μηνύσασα, διότι ὅλη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ζητήσεως ἐστί, μανικῶς ἀνήλιττε τὰς σελίδας ῦποτονθορύζου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έως πρὸς ἑαυ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έλος τὸ ζητούμενον ἀνευροῦσα Σαφῶς γὰρ ἔγνωκα,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αφέστατα μὲν οὖ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τὸν Ῥοῶνα σκυθρωπάζοντ’ ε”τι ἐρόμενον δ’ εἶ θεμιτὸν εἴη νυν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ωνῆσαι περὶ οὐδενὸς ποιησαμένη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Νικολᾶος Φλάμηλος, ἔφη ψιθυρίζουσα ε”τι καὶ τραγῳδοῦσά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όνος ἐστὶ καθ’ ὅσον ἐγνώκαμεν δημιουργὸς τῆς τοῦ φιλοσόφ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ίθ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 ἀκουσάμενοι παρ’ ἐλπίδα οὐδὲν ἄρ’ ἀπεκρίναντο ὧ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σεδέχε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ποίας; ἔφα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νὴ τὼ θεώ, οὖ γὰρ ε”χετε ἀναγιγνώσκειν; ἰδού. ἀνάγνω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ῆτα ταυ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δέ τὴν βίβλον ἐπ’ αὐτοὺς ὠσθεῖσαν λαβόντες ἀνέγνωσαν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ΝΙΚΟΛΑΟΥΦΛΑΜΗΛΟΥ 17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ἱ μελετῶντες τὴν παλαίαν τέχνην τὴν χρυσοποιί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λουμένην σπουδάζουσι ποιεῖσθαι τὴν τοῦ φιλοσόφ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ίθον τὴν μεμυθολογευμένην. αὕτη γὰρ δυνάμεις ε”χ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γάλας καὶ θαυμαστάς, ἱκανὴ οὖσα τοῦτο μὲν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πεφθον χρυσὸν μεταβάλλειν τὰ ἐπιτυχόντα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εταλλείων τοῦτο δὲ τίκτειν τὸ τῆς ζωῆς φάρμακον ὅ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ἀθάνατον ποιήσει τὸν πεπωκό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διὰ μὲν τὸν αι’ῶνα πάντα ἡ λίθος πο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θρύληται’ ἐφ ’ ἡμῶν δέ τῶν λίθων τὴν μόνην ὑπάρχουσ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έκτηται Νικολᾶος Φλάμηλος εὐδοκιμῶν τῆς τε</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χρυσοποιίας ἕνεκα καί ὡς πάνυ φιλόμουσος ὤν. ὁ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άμηλος πέρυσιν ε”τη γεγονὼς ἑξακόσια ἑξήκ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ντε οἰκεῖ ἀτάρακτος παρὰ τοῖς Ἐπιζεφυρίοις με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γυναικὸς Περενέλλης, ε”τη ἐχούσης ἑξακόσι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ντήκοντα ὀκτ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ῷ δ’ Ἁρείῳ καὶ τῷ Ῥοῶνι τοῦργον ἀνύσασιν ἡ Ἑρμι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νώκατε; ἔφη. ὁ γὰρ κύων ὡς εἰκὸς φυλάττει τὴν λίθον τὴν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λαμηλου. οὗτος δ’ ᾔτησε δηλαδὴ τὸν Διμπλόδωρον διασῶσ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ὴν φίλον ὅντα διότι μέλλει τις κλέψειν. διὸ ἔδοξεν ἐκ τοῦ Γρι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ώτου κομισθῆναι αὐ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ίθον τοίνυν λέγεις, ε”φη ὁ “Αρειος, ἥτις χρυσόν τε ποιεῖ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ωλύει σε ἀποθανεῖν. ὥστ’ οὐδὲν θαῦμα εί ὁ Σίναπυς ἐπιθυμε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ῆς. ἀλλὰ γὰρ πᾶς τις ἐπιθυμοίη ἄ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αῦμα δ’ οῦκ ἔστιν εἶ Φλάμηλον οὐκ ηὑρήκαμεν ἐν ἐκείνῃ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έψει τῇ τῆς περὶ τὰ μαγικὰ καινοτομίας. οὗ γὰρ δήπου ἄρ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αινοτόμει οὐδέν ε”τη γεγονὼς ἤδη ἑξακόσια ἑξήκοντα πέν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δ’ ἐπιούσης ἡμέρας ὁ ’Άρειος καῖ ό Ῥοὼν μεταξὺ ἐκγραφόμ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ι πολλὰ καὶ ποικίλα περὶ τῆς τῶν ὑπὸ λυκανθρώπου δηχθέ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ραπείας - ἐν σχολῇ γὰρ ἐτύγχανον διατρίβοντες περὶ τῆς τέχνη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υλακικῆς τῆς πρὸς τὰ σκοτεινὰ δόγματα - ἐβουλεύοντο ἔτι ὑπὲ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ῆς τοῦ φιλοσόφου λίθου τί δὴ δράσουσιν ἔχοντες. τοῦ δέ Ῥο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ράζοντος ὡς ι’δίαν ὠνήσεται αὐτὸς καθ’ ἑαυτὸν ἀγέλην ι’καρ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ιρικήν, ὁ Ἄρειος ἄφνω ἐμέμνητο τοῦ τε Σινάπεως καὶ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λλοντος ἀγ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μέλλω σφαιριεῖν ἄρα, εἶπε τῷ Ῥοῶνι καὶ τῇ Ἑρμιόνῃ. εἶ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ή, οἱ Σλυθήρινοι ἅπαντες ἡγήσονταί με περιφοβώτερον εἶναι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ὥσθ’ ὑπομένειν τὸν Σίναπυν. βεβασανισμένων μὲν γὰρ αὐτῶν ἐν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ῶνι, νικησάντων δ’ ἡμῶν παύσω τῶν γελασμάτων άπομόρξ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ὕβρ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80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φ’ ᾧτε μὴ ἀπομόρξαι σέ ἀπὸ τοῦ σταδίου, εἶπεν ἡ Ἑρμι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ϊούσης δέ τῆς τοῦ ἀγῶνος ἡμέρας ὁ Ἄρειος λόγοις μὲν ἐπεκρύ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το τὴν ἑαυτοῦ ἀπορίαν πρὸς τὸν Ῥοῶνα καί τὴν Ἑρμιόνην, ἔργῳ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ἀληθῶς πλείον’ ἐπὶ πλείοσι καθ’ ἡμέραν ἐφοβεῖτο. οἵ δ’ ἄλλ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ιρισταὶ ὡσαύτως ἐφοβήθησαν· λόγῳ μὲν γὰρ ηὖτρεπισμέν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σαν. ἐξὸν αὐτοῖς τέλος δὴ νικῆσαι τοῦς Σλυθηρίνους τοὺς ἑπ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η ἀνικήτους γενομένους, ε”ργῳ δ’ ἠπόρουν οῦκ εἰδότες πότερο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ῥαβδοῦχος τις κακόνους ἐπιτρέψει νίκην αὐτοῖς ἢ οὔ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συνῄδει ἑαυτῷ συνεχῶς ἐντυγχάνοντι τῷ Σινάπει ὅπ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λθοι, εἴ γε μὴ ταῦτ’ ε”τυχεν ἀναπλάττων. καὶ ἐνίοτε ἐπῆλθεν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οὗτος τάχα διώκει αὐτὸν ἐλπίζων πῃ μόνον καθ’ ἑαυτὸν κ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ήψεσθαι. ἐν δ’ οῦν ταῖς καθ’ ἑβδομάδα πόσεων σχολαῖς ὥσπερ ἐπ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τράχον ἐβίβαζε τὸν ’Ἀρειον κακὰ ποιῶν. ἦ καί μεμάθηκεν ὅ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ξηυρήκασίτι περὶ τῆς τοῦ φιλοσόφου λίθου; καί ὁἌρειος ἔγνωκε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 ἀδύνατον ὅν, ἐφρόντιζε δ’ ἐνίοτε μὴ ὁ Σίναπυς ἀμέλει εἷ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ψυχὴν ε”χοι δέρκε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δ’ ὑστεραίᾳ ἀμφὶ βουλυτὸν ὁ “Αρειος ᾔδει τὸν Ῥοῶνα καὶ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ν εὐχομένους μὲν αὐτῷ ἀγαθὴν τύχην δεδιότας δ’ ἅμα μ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ῦ πάλιν ἴδοιεν ἔτ’ ἔμπνουν, οὕτω δ’ οὐκ ὠνήσαντας αὐτὸν οὐδέ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ἤ τι ἢ οῦδὲν ἤκουε τοῦ Ὕλου παρακελευομένου μέχρι περιβα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όμενος τὸ τριβώνιον ι’καροσφαιρικὸν τὸν Ὑπερνεφελὸν Δισχιλ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στὸν ἀνελάμβαν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έ τούτῳ ὁ Ῥοών καί ἡ Ἑρμιόνη ἐν τοῖς βάθροις παρίστα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ῷ Νεφελώδει οὐ συνιέντι οὔτ’ ἀνθ’ ὧν οὕτω πεφροντικ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βλεπον οὔτε διὰ τί τὰς ῥάβδους πρὸς τὸν ἀγῶνα <text:soft-page-break/>ἐκόμισαν. τὸ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ν ἔλαθον προμελετῶντες τὸ σκελοκόλλης φίλτρον. τοῦτο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ενόησαν ἰδόντες τὸν Μάλθακον καταγοητεύσαντα τὸν Νεφελώ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τὸν Σίναπυν ἔμελλον ὡσαύτως καταγοητεύσειν ἥν πῃ θέλ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λάψαι τὸν Ἄ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τοῦ Ῥοῶνος τῆν ῥάβδον εἰς προκόλπιον ὤσαντος, ἐκεί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ιπόν, ἔφη, μέμνησο τόδε· Τηλεκίνησις Θανά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Έγνων, ε”φη ἀνιώμενος. ἀλλὰ μὴ φιλόψογος ἴσθ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δέ τῲ ἀποδυτηρίῳ ὁ ’Ύλης τῷ Ἁρείῳ πρὸς οῦς ε”λεγ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 ὅτι θέλοιμ’ ἄν, ἔφη, λιπαρεῖν, ὦ Ποτέρ, ἀλλὰ νῦν δὴ εἴ πο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ἑτέρωθι δεῖ ὡς τάχιστα καταλαβεῖν τὸ φθαστέον. καὶ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λέωσον τὸν ἀγῶνα πρὶν τὸν Σίναπυν λίαν ὠφελῆσαι τοῦ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Υφελπύφ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Υ ΝΙΚΟΛΑΟΥΦΛΑΜΗΛΟΥ 18]</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Φερέδικος διὰ τῆς θύρας προκύψας Καὶ μὴν ἅπαντες, ἔφ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ρεισιν ἔξω καῖ τὸ καινότατον αὐτὸς ὁ Διμπλόδωρ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τρόμῳ συσχεθεὶς ἀχανὴς εἱστή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καί Διμπλόδωρον ε”λεγες,’ εἶπεν ἐκθορὼν ἤδη πρὸς τὴν θύρ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βεβαιότερον γνωσόμενος. ἀλλ’ ἐκεῖνος ὀρθῶς γ’ ἔλεγε· τὸ γὰρ</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γένειον ἐκεῖνο ἀργυροῦν καῖ σεμνὸν τίς οὐκ ἐγνώρισεν 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οὕτω κεκουφισμένος τῶν κακῶν μικροῦ ἐδέησεν ἐκ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ανεροῦ γελᾶν. ἐν ἀσφαλεῖ γὰρ γενέσθαι· ἀδύνατον γὰρ εἶναι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νάπει βλάψαι αὐτὸν θεωμένου τοῦ Διμπλοδώ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δὴ πορευομένων εἷς τὸ στάδιον τῶν σφαιριστῶν ἐσκοπεῖ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ἑαυτὸν εἷ τούτου γ’ ἕνεκα ἐδόκει ὁ Σίναπυς χόλῳ οἶδού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λέον τοῦ συνήθους. καί ὁ Ῥοὼν ταῦτὰ ἐνενό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ῇ γὰρ Ἑρμιόνῃ Οὐπώποτ’ ἔγωγε, ἔφη, τὸν Σίναπυν εἶδον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ικρὸν βλέποντα. θεώρησόν νυν - ἀλλὰ σφαιρίζονται. οἴ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κάλευσε γάρ τις αὐτὸν ἐκ τοῦ ὄπισθεν τὴν αὐχένα. Μάλθακ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ύγγνωθί μοι, ἔφη, ὦ Εῦισήλιε. οὐ γὰρ ε”γνων σε παρό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ἐγέλα βλέπων πρὸς τὸν Κάρκινον καῖ τὸν Κέρκοπ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σον χρόνον ὁ Ποτῆρ τήμερον δὴ περικαθίσει; τίς ἐθέ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δόσθαι; ἦ σύ, ὦ Εὐισήλ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ὐδὲν ἀπεκρίνατο. ὁ γὰρ Σίναπυς τοῦ Γεωργοῦ ῥοπα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φαίριον ἐπ’ αὐτὸν βαλόντος ε”φεσιν ἄρτι ε”δωκεν ἄφθονο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φελπύφοις. ἡ δ’ Ἑρμιόνη συνεχῶς ἠτένιζε πρὸς τὸν Ἄρειον, ὂ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κρότερον τέως ἐποιεῖτο τῆς πτήσεως κύκλον ὑπὲρ τῶν σφαιριζ-</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μένων τρόπον αἰγυπιοῦ, τὸ φθαστέον ἐπιτη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δι’ ὀλίγου, δόντος διὰ κενῆς ε”φεσιν ἑτέραν ἄλογον δὴ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νάπεως τοῖς Ὑφελπύφοις, ὁ Μάλθακος τραχείᾳ τῇ φωνῇ Τ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ὖν, ἔφη, βουλεύουσιν ἐτεὸν αἱρούμενοι τοὺς τῶν Γρυφινδώρ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ελαίους,’ τοὺς γὰρ πονηροὺς φιλοῦσιν αἱρεῖσθαι οἰκτίροντ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ίκα γέ τοι τὸν Ποτῆρα πατέρας οὐκ ἔχοντα ἢ τοῦς Εὖισηλί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ήματ’ οὐκ ἔχοντας. καὶ σύ, ὦ Μακρόπυγε, ὤφελες εῖναι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έλης ὡς νοῦν οὐκ ἔχ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ἠρυθρίασε μὲν πολι) ἀνέστρεψε δ’ ἐναντίον τοῦ Μαλθάκ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ύναμαι δὲ δώδεκα Μαλθάκους, ε”φη βαττολογ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μὲν οὖν Μάλθακος συνάμα τῷ Καρκίνῳ καί τῴ Κέρκοπ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εκάγχασε πολύ, ὁ δέ Ῥοών ἀτενίζων ε”τι πρὸς τοὺς σφαιριζο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ένους Διδάσκεις γὰρ αὐτόν, ἔφη, ὦ Νεφέλω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ἧιΩ Μακρόπυγε, εἶ πᾶς τις χρυσοῦν ε”χοι τὸν νοῦν, ἐφ’ ὅσον ἐνδέ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ται σύ γ’ ἄνους ὢν ἀπορώτερος ἂν ἀποβαίνοις τοῦ Εὐισηλ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ὼν παντοῖος ἤδη ἐγίγνετο δεδιὼς ὑπὲρ τοῦ Ἀρε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82 ΑΡΕιοΣ Πο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 σύ, ἔφη, ἄλλο τι φωνήσεις, ὄμνυμι ἦ μὴν ἔγωγε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φνω δ’ Ἡ Ἑρμιόνη ςΩ Ῥοών, ἔφη. ’Άρειος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ί πάσχει,· ἢ ποῦ ἐστι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κεῖνον μὲν γὰρ ἐξ ἀπροσδοκήτου ῥύμῃ κατασκήπτοντα ἂν εἶ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πί τοῦδαφος, τοὺς δέ θεατὰς ἅμα χάσκοντάς τε καῖ θορυβοῦ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πάντως ἐπτοημένη ἀνεπήδησεν ἰδοῦσα δέ τὸν ’Ἀρει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άτω πεσόντα ὥσπερ ἀπὸ σφενδόνης ἐξερριπισμένον ε”λαθε τρίς ε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όλπον πτύσασ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δαιμονεῖς ἄρα, ἦ δ’ ὃς ὁ Μάλθακος, ὦ Εῦισήλιε, κατιδόν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Ποτῆρος κέρματα δήπου χαμαὶ κείμεν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ὼν θυμῷ πυρακτούμενος ἔφθασε τῲ Μαλθάκῳ προ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αλὼν καὶ παλαίσας πρὸς τοῦδαφος. ὁ δέ Νεφελώδης πρῶτον μ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ώκνει τι, ἔπειτα δέ τὸ βάθρον ὑπερβὰς ἐβοήθη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ἡ Ἑρμιόνη ἀεί Ἴθι, βοώσα, ῶ ”Αρειε, ἀνεπήδησεν ἐπὶ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άθρον θεασομένη αὐτὸν κατὰ τάχος φερόμενον ἄρδην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ναπυν. καὶ ὥσπερ ἐνθουσιῶσαν ἔλαθον αὐτὴν καί οἱ ὑπὸ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άθρῳ καλινδούμενοι - τὸν Μάλθακον λέγω καὶ τὸν Ῥοῶνα - καῖ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ὺξ πολεμοῦντες καὶ βαΰζοντες τέως - λέγω τὸν τε Νεφελώδην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Κάρκινον καὶ τὸν Κέρκοπ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νω δέ βλέψας εἶδες ἂν τοῦτο μὲν τὸν Σίναπυν τὸ σάρον νῦν δ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άγοντα ἵνα ἀλεείνῃ κόκκινόν τι παρ’ αὐτὸν ᾇττον καί ἀκαρὲ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έον τυχεῖν, τοῦτο δέ τὸν ’Ἀρειον εἰς τὸ ὁμαλὸν <text:soft-page-break/>εὐθύνοντα τὸ σάρ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ήν τε χεῖρα ἄραντα καλλίνικον καί τοῦ φθαστέου τῇ δεξιᾷ ἀπρὶξ</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χ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ἶ δέ θεαταὶ τὸν νικήφορον ἐκώμαζον· οὐδεὶς γὰρ ἀναμέτρη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μενος τοὺς πάλαι ἀγῶνας εἶχε μνησθῆναι ζητητὴν οὐδένα ὅσ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φθαστέον ἐν βραχίονι χρόνῳ προσεδέξα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ἡ Ἑρμιόνη ἐπορχουμένη τ’ ἐπὶ τοῖς βάθροις καί χεῖρ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βάλλουσα τῇ Παραβάτιδι Πατίλῃ - ῆ δ’ ε”μπροσθεν ἐκάθητο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οῶσα συνεχῶς Ποῦ εἶ σύ, ἔφη, ὦ Ῥοών, τοῦ γὰρ ἀγῶ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λευτήσαντος ὁ θ’ ’Άρειος νενίκηκε καῖ ἡμεῖς νενικήκαμεν. ο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ρυφίνδωροι προῦχουσι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τὸ σάρον ε”τι μικρόν τι ταλαντεύων ὑπὲρ τοῦδαφος, ὁ ’Ἁ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έπηδησεν, ἄπιστος μὲν γὰρ ἦν αὐτὸς ἑαυτῷ νενικηκώς, ἐνίκησ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ὅμως. τὸν γὰρ ἀγῶνα ἤδη τελευτῆσαι στιγμῆς δὴ χρό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αρκεσάσης πρὸς νίκην, καί τῶν Γρυφινδώρων κατὰ πᾶν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άδιον ἥδη πληθυόντων, τόν τε Σίναπυν ι’δὼν ὕπωχρον γενόμε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χροιὰν καῖ δριμὺ βλέποντα, ᾔσθετό τινος τοῦ ὤμου ἁπτομέ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βλέπων δέ τὸν Διμπλόδωρον ἐγνώριζεν ἠρέμα γελῶ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πρὸς οῦς λέγων οὐδενὸς παρακούσοντος Εῦ γε, ἔφη. καὶ</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ΠΕΡΙ ΤΟΥ ΝΙΚΟΛΑΟΥ ΦΛΑΜΗΛΟΥ 183</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ὴν εὖ ἐποίησας οὐδέν φροντίζων τοῦ ἐσόπτρου ἐκείνου, ἀσχολού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νος ἀεὶ περί τι. εὖ γ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ὲ Σίναπυς δυσχεραίνων ε”πτξζσε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ὀλίγον ὕστερον ὁ ’Άρειος ἐκ τοῦ ἀποδυτηρίου μόνος ἀπῄ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Ὑπερνεφελὸν Δισχιλιοστὸν καταθήσων κατὰ τὴν σαροθήκη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συνῄδει ἑαυτῷ οὐδέποτε εἷς τοσοῦτο τῆς εὐδαιμονίας ἀφικο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ιδὴ γὰρ νῦν δὴ πεποίηκεν ἀξιόλογόν τι, οὐκέτ’ ἐνεῖναι οὐδεν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ειν ὡς μᾶλλον εὐδοκιμεῖ παρὰ τοῖς τοῦνομα αὐτοῦ τιμῶσιν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ὰ τοῖς τῶν πεποιημένων σκεψαμένοις. καὶ ἑσπέρας γιγνομέν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όκουν αὐτῷ περιπατοῦντι ποσὶ διαβρόχοις διὰ τὸν λειμῶνα α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νοαὶ οὐπώποτ’ εὐωδέστεραι γενέσθαι. Καὶ ἀνεμίμνῃσκε τέως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τι γεγενημένα ἃ καί ἥδη καθ’ ἕκαστα μεμνῆσθαι χαλεπὸν μὲν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ἡδονὴν δ’ ὅμως. ἐνενόει γοῦν αὐτίκα μὲν τοὺς Γρυφινδώρ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έοντας ἐπ’ ὤμοις φέρειν αὐτόν πόρρωθεν δέ τὸν Ῥοῶνα καὶ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ν ἄνω κάτω ἁλλομένους, τὸν δ’ αὖ Ῥοῶνα ἐποτρύν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περ ἐκ ῥινῶν αἱμορραγοῦντα πολ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ἤδη ἀφικόμενος πρὸς τὴν σαροθήκην ἐπερειδόμενος δέ τῇ θύρ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ξυλίνῃ ἀπέβλεπε πρὸς τὸ φρούριον, τῶν θυρίδων ἐμφαινουσῶν τὸ</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ἐρυθρὸν σέλας τὸ τοῦ ἡλίου δύνοντος. τοῦς μὲν γὰρ Γρυφινδώρο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οῦχειν. αὐτὸς δ’ εὐτυχῆσαι. καὶ ταῦτα πάντα τῷ Σινάπει ε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λεγχον διδόσθ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νείαν τοῦ Σινάπεως ποιησάμενος ἄνθρωπον κατεῖδε συ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εκαλυμμένον κατὰ τὸν ἀναβαθμὸν τὸν ε”μπροσθε τοῦ φρουρ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πουδῇ καταβαίνοντα. καί οὗτος ἐκ τοῦ φανεροῦ οὐ θέλων ὀφθῆ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ὡς τάχιστα ἐβάδιζε πρὸς τὴν ἀπόρρητον ὕλην. θεώμενος δὲ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ἐπιλησμονέστερος ἤδη ἐγίγνετο τῆς νίκης, γνωρίσας τ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πολοῦντος βάδισμα ὅν ὅμοιον τῷ τοῦ Σινάπεως. τί θέλων ε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ὴν ὕλην ἕρπει τῶν ἄλλων δειπνού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σβὰς οῦν πάλιν ἐπὶ τὸν Ὑπερνεφελὸν Δισχιλιοστὸν ἀπῆρεν. κα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ωπῇ ὑπὲρ τοῦ φρουρίου φερόμενος, ι’δὼν δ’ ἐκεῖνον δρόμῳ εἷ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ὕλην εἰσιόντα, παρηκολούθ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υκνῆς δ’ οὔσης δένδρεσι τῆς ὕλης, οὐκ ἦν ἰδεῖν ὅποι ἐλήλυ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κύκλους δέ ποιούμενος κατωτέρω δ’ ἀεὶ αἰωρού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ψαυεν ἤδη ἄκρων τῶν δένδρων, καί δι’ ὀλίγου φωνὰς ἀκούσας πρὸ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 αὐτὰς φερόμενος ἐπὶ φηγὸν ταλαντευόμενος ὑψηλὴν σιωπῇ ἀπέβ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ερριξᾶτο δ’ εὐλαβῶς παρὰ κλάδον τοῦ σάρου ἀπρὶξ ἐχόμε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ὰ τῶν φύλλων προκύπτω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ί κάτω ἐν νάπῃ εἱστήκει ὁ Σίναπυς, ἀλλ’ οὐ μόνος καθ’ ἑαυ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ῆν γὰρ ὁ Κίουρος. ἀλλὰ τὸ μὲν τοῦ προσώπου βλέμμα οὐκ 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 84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ριβῶς διαγνῶναι· ἐβαττολόγει δέ χαλεπώτερον αὐτὸς ἑαυ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ρειος δ’ οὖν ἐσπούδαζεν ἀκοῦσαι τί λέγουσ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 Οὐ μεμάθηκα εἷς τί βεβούλευσαι συγγεγενῆσθαι ἐν τούτῳ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όπῳ, ὧ Σεούερε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Σίναπυς πικρῶς ’Έδοξε γάρ μοι, ἔφη, τοῦτό γε κρυπ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έχειν, ὡς οὐκ ἐξὸν δήπου τοῖς μαθηταῖς εἰδέναι οὐδέν περὶ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φιλοσόφου λίθ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Ἄρειος προκύψας ἥκουσε μασταρύζοντος μὲν τοῦ Κιού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 ὑπολαμβάνοντος δ’ εὐθὺς τοῦ Σινάπεω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που μεμάθηκας τίνι τρόπῳ ἔξεστι παρελθεῖν ἐκεῖνο τ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Ἁγριώδου κνώδαλ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ὦ Σεούερε, ἔγωγε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δήπου σὺ ἐχθρὸν ἑκῶν ἐμέ παρέξειν μέλλεις,· εἶπεν ὁ Σίναπ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 αὐτὸν ὀλίγον προχωρή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ὐ ξυνίημ’ ἔγωγε τί δή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ριβῶς γε ξυνίης τί λέγ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λαυκὸς δὲ μέγα κικκαβαζούσης ὁ ’Ἀρειος παρ’ ὀλίγον ἢλθ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πεσεῖν ἀπὸ τοῦ δένδρου. μόλις δέ ταλαντευσάμενος ἤκουσε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ινάπεως λέγοντος ὅτι »-</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ὰ σὰ γοητεύματα, περιμέν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γωγε μὲν οὐκ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ῖνος δ’ ὑπολαβών Καλῶς ἔχει, ἔφη. ἀλλ’ αὐτίκα διαλεγώμε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διὰ πολλοῦ. τάχα δεῖ σε σχολάζειν τι γνωσόμενον ᾧτινι εὔνοι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φείλ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γκεκαλυμμένος δὲ πάλιν αὖ ἐβάδιζεν ἐκ τῆς νάπης. καὶ ἤ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οταῖος ἐθεάσατο ὁ Ἄρειος τὸν Κίουρον ἀκίνητον ἑστῶτα ὥσπε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πετρωμέ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 τοίνυν ὀρθία φωνοῦσα Πόθεν ἐτεόν, ἔφη, ὦ θἌρει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Ῥοῶν μακαρίζων αὐτόν Ἐνικήσαμεν ἡμεῖς, ἔφη, ἐνίκησ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σύ. ἐνικήσαμεν ἅπαντες. καὶ ἐγὼ μὲν τῷ Μαλθάκῳ ὀφθαλμ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υνέκλῃσα, ὁ δέ Νεφελώδης καθ’ ἑαυτὸν ὑπέμεινε μονομάχος τ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 Κάρκινον καὶ τὸν Κέρκοπα. λιποψυχήσαντα δ’ αὐτὸν ἡ Πο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όλυξ φάσκει ἀναπνεύσειν μετ’ οὐ πολύ. καῖ μὴν τοῖς Σλυθηρίν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λεγχον πεποιήμεθα. ἀλλὰ πάντες περιμένουσι σε κατὰ τὸ κοινεῖ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κώμῳ ἐσόμενοι. ὁ γὰρ Φερέδικος καί ὁ Γεωργὸς ὑφείλ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έμματα καὶ τραγήματα ἀπὸ τοῦ ὀπτανί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μέντοι ’Ἁρειος πνευστιῶν ε”τι Τοῦτό γ’ οἶμαι, ἔφη, οὐδέν εἶνα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ἡμῖν τὸ παραχρῆμα. ζητητέον μὲν οῦν δωμάτιόν τι κενόν· δεῖ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ὑμᾶς ἀκοῦσαι τ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 Τογ ΝΙΚοΛΑογ φΛΑΜΗΛοΥ 185</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εὐλαβηθεὶς ὅπως μὴ ὁ Ποιφύκτης ε”νδον ὢν τύχῃ, τὴν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ύραν συγκλείσας πάντ’ εἶπεν αὐτοῖς ἅττα εἶδε καὶ ἤκουσ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Ὀρθῶς ἄρ’ ἐφρονοῦμεν περὶτῆς λίθου ὡς ἐτητύμως δὴ οὔσης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φιλοσόφου. καί ὁ Σίναπυς ἐπιχειρεῖ βιάζεσθαι τὸν Κίουρον ὑπὲ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αυτοῦ κτήσασθαι. ἤρετο μὲν γὰρ εἷ οὗτος ἐπίσταται ὅπως ε”σ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αθεῖν τὸν Οὐλότριχα, ε”λεγε δέ τι περὶ τῶν τοῦ Κιούρου γο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υμάτων καλουμένων. οὐ γὰρ μόνος ὁ Οὐλόθριξ τὴν λίθον φυλ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ι, πρὸς δέ, ὡς εἰκάσαι, ἀλλοῖά τινα οἶα καί μαγγανεύματα πολλ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τυχὸν φίλτρον τι φυλακικὸν πρὸς τὰ σκοτεινὰ ὅπερ δεῖ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ναπυν ἐξεπᾴδ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γεις τοίνυν ὡς ἡ λίθος ἀσφαλής ἐστιν ὅσον μὲν ἂν χρόνο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ίουρος ἀμύνηται τὸν Σίναπυν, ἄλλως δέ μή; ε”φη ἡ Ἑρμιό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πτοη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Οἶχήσεταί τοι, ἔφη, ἡ λίθος τριῶν ἡμε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νδρειότερος δ’ οῦν ἀπέβη ὁ Κίουρος τῆς δόξης, ὠχριῶν γε μ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ᾶλλόν τι καθ’ ἡμέραν καὶ λεπτυνόμενος τὸ σῶμα, ὀρθῶς δ’ ε”τι</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ρονῶν, ὡς ἐδόκ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καί ὁ Ῥοὼν ξύναμα τῇ Ἑρμιόνῃ ὅτε τὴν τοῦ τρ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τέγου διαδρομὴν παρέλθοιεν, τὰ ὦτα προσεῖχον ἑκάστοτε τῇ θύρ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πως ἀκούσαιεν τοῦ Οὐλότριχος γρύζοντος ἔτι. ὁ δέ Σίναπυς κα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 ξύνηθες δύσκολον ἑαυτὸν παρέχων ἅνω καὶ κάτω ὡρμᾶτο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πράγματα ὤν· τοῦτο δ’ ἐνόμιζον ἐκεῖνοι μηνύειν τὴν λίθον ἔτ’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σφαλεῖ οῦσαν. καὶ ὁ μὲν Ἄρειος παριὼν ἑκάστοτ’ ἐμειδία πρὸς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ίουρον ῶς παραμυθησόμενος, ὁ δέ Ῥοὼν ἤρξατο ἐπιτιμῶ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κώπτουσι τὴν βαττολογίαν αὐ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ἔλαττον φροντίζουσα τῆς τοῦ φιλοσόφου λίθ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ἤρξατο χρονικόν τε κατάλογον ποιουμένη ὡς ἀναθεωρήσουσα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ήματα, καὶ ποικίλλουσα τὰ γεγραμμένα χρώμασι πα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αποῖς. ἀλλ’ οὐ φρόντις ἂν ἐγένετο οὔτε τῷ Ἁρείῳ οὕτε 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ι εἶ μὴ πολυπραγμονοῦσα ἐπεκέλευε καὶ αὐτοὺς ταύ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ι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ὦ θεσπεσία αἱ δοκιμασίαι ἀπέχουσι πολ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κείνη δέ δυσχεραίνουσα Δέκα, ἔφη, ἑβδομάδας, χρόνον οὐ</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κρόν. ἀκαρὲς γὰρ ἂν εἴη τῷ γε Φλαμήλ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έ Ῥοών Ἀλλ’ ἡμεῖς μέν, ἔφη, οὐδαμῶς ἑξακοσίων ἐτῶ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ε’σμέν, σύ δ’ ἐκμαθοῦσα ἤδη τὰ πάντα τί δὴ ἀναθεωρ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 τι,’ ἦ μαινόμενος σύ δήπου οὐκ οἶσθα δέον δοκιμασθῆναι το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λλοντας προχωρήσειν εἷς τοὺς σοφομώρους; ὤφελον γὰρ ἀρχ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 τριῶν μηνῶν ποιήσασθαι τῶν μελετῶν μεγίστων οὐσῶν. οὐ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ῖδα τί παθῶν οὐ μελετῶ ταῦ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οὖν κακῇ τύχῃ οἱ σοφισταὶ ταύτὰ ἐφρόνουν τῇ Ἑρμιόνῃ, περ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ΡΒΕΡΤΟΣ Ο ΓΛ ΥΠΤΟΝΩΤΟΣ ΥΠΕΡΒΟΡΕΟΣ 187</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κατ’ οἶκον μαθητέα προστιθέντες πλείω ἐπὶ πλείοσιν, ὥστε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ἦν τοσοῦτο ἐν τῇ πασχαλινῇ ἀναπαύλῃ εὐφραίνεσθαι ὅσον ἐπὶ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ριστουγέννων. χαλεπὸν γὰρ ἦν αὐτοῖς ἀνιέναι τὴν διανοίαν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ς ἀεὶ παρούσης καὶ ἀπαγγελλούσης τὰς δώδεκα χρείας τὰ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δρακοντείου αἵματος ἢ μελετώσης τὰς τῶν ῥάβδων κινήσ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στένοντας καὶ ἐνοχλουμένους ε”δει σχολήν περ ε”χοντ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ατρίβειν μετ’ αὐτῆς ἐν τῇ βιβλιοθήκῃ ὡς διαπράξοντας τὰ</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ήμα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ὁ μὲν Ῥοῶν τὴν γραφίδα καταβαλών ποτε, Οὐκ ε”σται μ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φη, ταῦτα ἐν νῷ διασῴζεσθαι, θεωρῶν ἅμα διὰ τῆς φωταγωγ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ὸς τὸν οὐρανὸν φαιδρότατον τε γενόμενον καί χρῶμα παρέχοντα</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οῖον τῶν μυοσωτίδων. καὶ γὰρ διὰ πολλῶν ἤδη μηνῶν αἰθρίαν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ηνεμίαν ποθῶν ᾐσθάνετο τέλος τοῦ θέρους ἀρξομέν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Ἄρειος ζητῶν τέως τὸ δίκταμνον ἐν τοῖς χιλίοις φαρ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κοις βοτανικοῖς καῖ μυκητίνοις οὐκ ἀνέβλεψε πρὶν ἤκουσε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ῶνος ἺΩ Ἀγρίωδες, λέγοντος, τί χρῆμα σὺ ἐν βιβλιοθήκ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εριπολε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ν δὲ παρῆν ι’δεῖν βραδέως ἐπιόντα, ἔχοντά τε κρυπτόν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πισθε τοῦ νώτου. καὶ πάνυ ἄτοπος ἐδόκει τὸν τρίβωνα φορ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σπαλακορύπαιν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Θεωρῶ δ’ ἀτεχνῶς ἐγώ, ἔφη. ἀλλ’ οἱ μὲν ὑπώπτευον αὐ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ίβδηλόν τι λέγειν ἀπίστῳ πως τῇ φωνῇ φθεγγόμενον, ἐκεῖνος δ’ α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ύτους, λέγων ὅτι Τί καινὸν ὑμεῖς περιεργάζεσθε ἐτεόν,· μῶν ε”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ὸν Φλάμηλον ζητεῖ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γνώκαμέν γε πάλαι, ἀπεκρίνατο ὁ Ῥοών λαμπρυνάμενος τ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στήμῃ, οὐ μόνον περὶ ἐκείνου ὅστις ἐστίν, ἀλλὰ καὶ ὅ τι φυλάτ-</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ει ὁ κύων· φιλοσόφου γάρ ἐστι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Σίγα σίγα εἰπὼν περιέβλεπεν εὐλαβούμενος μ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ις παράκουοι.Τι’ πάσχεις, μὴ βοῶν διασπείρῃς ταῦ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ὁ Ἄρειος Ἀλλ’ οὖν, ἔφη, ε”στιν ἃ ἐβουλόμεθα ἐρωτᾶν σε, περὶ</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τοῦ τί τὴν λίθον φύλαττει χωρὶς τοῦ Οὐλότριχ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γα, ἦ δ’ ὃς αὖθις ὁ Ἁγριώδης καὶ μείζονι τῇ φωνῇ.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κούσατέ μου, εἰσαῦθις φοιτᾶτε παρ’ ἐμέ. οὐ μὴν οὐδ’ ὑπισχνοῦμ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έξειν οὐδέν ὑμῖν, ἀλλὰ μὴ ἀδολεσχεῖτε γοῦν περὶ αὐτὰ ἐνθάδ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αρόντες οὐ γὰρ θεμιτὸν τοῖς μαθηταῖς εἰδέναι οὐδέν. τυχὸν νομ-</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ίζοιεν ἄν με δεδηλωκέναι τι ὑμῖν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ἷς καλὸν δῆτα, ὑπολαβὼν ἔφη ὁ “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ῖ βραδέως αὖ ἀπέβη ὁ 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ἐνθυμουμένη τι Ἀλλὰ τί ἔκρυπτεν, ἔφη, ε”χ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ὄπισθεν τοῦ νώτ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88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Η καί προσῆκόν τι τῇ λίθ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έλλω οῦν μαθήσεσθαι ἐν τίνι μερίδι διέτριβεν, εἶπεν ὁ Ῥοὼ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ῖς μαθήμασι κορεσθείς. καῖ ἐν ἀκαρεῖ ἐπανελθὼν πολλὰ ἐ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κάλαις βιβλία ἐκόμιζε, καῖ ταῦτ’ ἐπὶ τὴν τράπεζαν καταθεὶ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ψιθυρίζων Δρακόντων, ἔφη. ἐζητεῖ γὰρ ἐκεῖνος τὰ τῶν δρακόν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δού τάδε’ εῖδὴ δρακόντεια τῆς Μεγάλης Βρεταννίας καί τῆ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Ἰέρνης· ἀπὸ τοῦ ᾠοῦ εἷς τὴν ἔμπρησιν, ἐγχειρίδιον 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ακοντοκόλο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δέ Ὁ γὰρ Ἁγριώδης, ἔφη, ἀεὶ δράκοντος ἐγλίχετο, οὕτω</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εἶπέ μοι πρῶτον συγγενόμενος.</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Ἀλλὰ τοῦτο, ε”φη ὁ Ῥοών, παράνομόν ε’στιν ἡμῖν. ἡ γάρ τοι δ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ντοτροφία ε”τει χιλιοστῴ ἑπτακοσιοστῶ ἐνάτῳ ἀπερρήθη ὑπὸ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ῶν φαρμακέων συνεδρίου, οὐδ’ ἔστιν ὅστις οὐκ οἶδε τοῦτο. καὶ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 μόνον χαλεπόν ἐστιν οἴκοι δρακοντοτροφεῖν λάθρᾳ 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υγάλων, ἀλλὰ καὶ τούς δράκοντας ἡμεροῦν ἀδύνατόν τε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κίνδυνον. εἴθ’ ὤφελες ι’δεῖν τὰς φλυκταίνας ἃς ὁ Κάρολος ὑπέσχ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 Ῥουμανίᾳ ὑπὸ δρακόντων ἀγρίων κεκαυμέν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ῶν ἐν Βρεταννίᾳ ἀγριοί εἶσι δράκοντες,· ἦ δ’ ὃς ὁ “Άρει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ιστα, ε”φη ὁ Ῥοών. ἐνδημοῦσι γὰρ καί οἱ Οὐαλικοὶ χλῶρ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οἱ Θουλικοῖ μέλανες. ἔργον δ’ ἐστὶ δὴ τῇ βουλῇ τῇ τῶν μάγ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ποκρύπτεσθαι ταῦτα, δέον ἀεῖ βασκαίνειν τοὺς Μυγάλους εἴ τ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ράκοντα ἑώρακεν ὅπως ἐπιλησμόνες γενήσον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εἶπέ μοι, ἔφη ἡ Ἑρμιόνη, ποίου πρὸς θεῶν πράγματ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ἅπτεται ὁ Ἁγριώδ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μεθ’ ὥραν τὴν τοῦ καλυβίου θύραν κόπτοντες εἶδον τὰς θυρίδα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απετάσμασιν ἁπάσας συγκεκλεισμένας. καῖ ὁ Ἁγριώδης Τί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στι βοήσας ἀσπασάμενος δ’ αὐτοὺς τὴν θύραν κάτοπιν εὐθὺ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κλεισεν.</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ὶ ἐπειδὴ τάχιστα εἰσῆλθον, καύματι πάνυ διεθερμαίνο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υρὸς ἐν τῇ ἐσχάρᾳ καιομένου καίπερ τοῦ ἐκτὸς ἀέρος θερίνου ἤδ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ενομένου. ἐκεῖνος δέ ὕδωρ ἐθέρμαινε καί τέϊον ἐποιήσατο αὐτοῖ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δ’ ἄρτου ψωμία γαλῆς κρεῶν σεσαγμένα καταφρονοῦντες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έξαντ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ἶτα ἐπεθυμεῖτε ἀνερωτῆσαί 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άλιστα, ἔφη ὁ ’Άρειος, ὡς οὐ μέλλων λόγῳ ὑποστελεῖ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ὲν τοῦ δέοντος, σπούδαζομεν γὰρ μαθεῖν τί φυλάττει τὴν φιλο-</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όφου λίθον χωρῖς τοῦ Οὐλότριχος, εἴπερ δοκεῖ σοι λέγ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ὰ Δί’ οὐκ ἔμοιγε, ἔφη, τοῦτο μὲν ὡς οὐκ εἰδότι, τοῦτο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 πῃ κατῄδη οὐ βουλομένῳ τοῖς ἄγαν ἤδη μεμαθηκόσι λέγε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ΡΒΕΡΤΟΣ Ο ΓΛ ΥΠΤΟΝΩΤΟΣ ΥΠΕΡΒΟΡΕΟΣ 189</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έν. ἡ γὰρ λίθος ἐνθάδε πάρεστιν ἐκ προνοίας, παρὰ μικρ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λθοῦσα ἐκ Γριγγώτου κλεφθῆναι. ἀλλ’ οἶμαι καί ταῦτα ηὑρ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τε δήπου,· λελήθατε γὰρ ἐμὲ εὑρόντες οὐκ οἶδ’ ὅπως τὰ τ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ὗλότριχο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δ’ Ἑρμιόνη χαριέντως μὲν κολακευτικῶς δέ Ἀλλ’ ὦ Ἁγρίωδε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ἰπεῖν μὲν ἡμῖν δῆλον ὅτι οὐ βούλῃ, οἶσθα δ’ ὅμως ἅτε πάντ’ εἰδὼ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ὰ ἐνθάδε γιγνόμενα. καί αὐτοῦ ᾔσθοντο <text:soft-page-break/>μειδιῶντος - τὸν γὰ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ώγωνα κινούμενόν τι εἶδον. κάκείνη ἀναλαβοῦσα Ἐβουλόμεθ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εῖν ἁπλῶς τίς ἄρ’ ἦν ὁ φύλαξ, οὐκ εἰδότες ὅτῳ ἐπίστευσε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ιμπλόδωρος συμφυλάττοντι χωρὶς σο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ῦτα δ’ εἰπούσης ὁ μὲν Ἁγριώδης ἐσεμνύνετο ὥς τι ὧν, ὁ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ρειος καὶ ὁ Ῥοών προσεγέλων θαυμάζοντες αὐτ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Λοιπόν· οὐδέν ἄρ’ ἐμποδών ἐστιν οἶμαι μὴ τοῦτο λέγειν. εἶὲ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ρῶτον μὲν γὰρ ἐχρήσατο τὸν Οὐλότριχα ἀπ’ ἐμοῦ, ἔπειτα 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οφισταί τινες ἐμαγγάνευόν τι, οἷον ἡ Βλάστη, καὶ ὁ Φιλητικὸς καὶ</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 Μαγονωγαλέα - τοῖς γὰρ δακτύλοις διηρίθμει αὐτούς - καὶ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ίουρος, καὶ αὐτὸς ὁ Διμπλόδωρος ἐποίησέ τι. ἀλλὰ περιμένετ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ελαθόμην τινός. καὶ δὴ καὶ ὁ Σίναπυ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Ἠ τὸν Σίναπυν λέγει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άνυ γε. μῶν ἔτι περὶ τούτων πράγματα ε”χετε; πίθεσθέ μοι·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ναπυς ἅτε φυλάττων τὴν λίθον οὐδαμῶς κλέψειν μέλ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Άρειος ᾔδει τόν τε Ῥοῶνα καὶ τὴν Ἑρμιόνην ταύτὰ ἐννοοῦ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ας. εἰ γὰρ ἐκεῖνος μετεῖχε τοῦ φυλάττειν, ῥᾴδιον ἄρα γενέσθ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ῷ εὑρεῖν ᾧ τρόπῳ οἶ ἄλλοι σοφισταὶ φυλάττοιεν. ἐπίστασθαι ο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δόκει τὰ πάντα ὡς εἶπειν εἰ μὴ διακρούεσθαι δὴ τὸ τοῦ Κίουρου</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φίλτρον καὶ τὸν Οὖλότριχ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Ἄρειος φοβερὸς γεγώς Οὔκουν σὺ μόνος, ἔφη, 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γρίωδες, σοφὸς εἶ ἐπιστάμενος ᾧ τρόπῳ ε”στι παρελθεῖν τὸ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λότριχα,· οὐδ’ εἴποις ἂν τοῦτο οὐδενὶ οὐδὲ τῶν σοφιστ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ὐδεὶς γὰρ ἐπίσταται, ἦ δ’ ὃς ὁ Αγριώδης σεμνὸν βλέπ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χωρὶς ἐμαυτοῦ καὶ τοῦ Διμπλοδώρου.</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το γοῦν χρήσιμόν ἐστί τι, εἶπεν ὁ Ἄρειος λάθρᾳ ἐκείνου.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ξεστι θυρίδα ἆνοίξαι; θερμαίνομαι γὰρ σφόδρ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δύνατόν γε. ἀλλὰ λυποῦμαι, ε”φη ἀποβλέπων ἅμα πρὸς τὴ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σχάραν, οὐδὲ λαθὼν τὸν ’Ἀρειοκ ὁ δέ ἐκεῖσε βλέψας αὐτός Ὦ</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δαιμόνιε, ἔφη, ἐκεῖνο τί δ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 ᾔδει αὐτὸ τί ἐστίν, ἐν γὰρ μέσῃ τῇ ἐσχάρᾳ ὑπὸ τῷ λέβητ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ᾠόν τι ἦν μέγα δὴ καὶ μέλα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Ἁγριώδης τοῦ γενείου δέει ἁπτόμενος ἐτονθόρυζέ τι ὡς οὐκ</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χων τάληθὲς εἰπεῖ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190 ΑΡΕΙΟΣ Πο ΤΗ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ί ὁ Ῥοών ἐπὶ τῇ ἐσχάρᾳ ὀκλάζων ὡς ἐγγύθεν ὀψόμενος τὸ ᾠό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όθεν ἐκτήσω, ἔφη, ὧ Ἁγρίωδες,· πολυτελέστατον γὰρ ἦν σοι ὡς</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ὀικε,</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ομίζω γὰρ τόδε νικητήρια λαβών· χθὲς γὰρ τῆς ἑσπέρας ἐν τῴ</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δήμῳ μεθ’ ἑταίρων συμπίνων ξένῳ τινὶ συνεγενόμην κυβεύων. ἀλλ’</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ἔμοιγ’ ἐδόκει ἄσμενος δὴ καταλιπεῖν αὐτ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Ἀλλὰ πῶς, ε”φη ἡ Ἑρμιόνη, ἐν νῷ ε”χεις χρῆσθαι αὐτ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νενεοττευμέν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βιβλίον δέ μέγα ὑπὸ τοῦ προσκεφαλαίου λαβών Φιλοσοφ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γὰρ, ἔφη, τόδε κέκτημαι τὸ βιβλίον ἀπὸ τῆς βιβλιοθήκης χρησ-</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άμενος, τὸ περὶ τῆς δρακοντοτροφείας τέρψεως χάριν ἢ</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πικαρπίας, ἀρχαῖον μὲν χρήσιμον δ’ ὅμως. χρεία γάρ τοί ἐστι τὸ</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ὲν ᾠὸν ἐν ἐσχάρᾳ θεραπεύειν, τῶν μητέρων θερμὸν ἐμπνεουσῶ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αὐτοῖς, τὸν δέ νέοττον τρέφειν καθ’ ἡμιώρια ἀμφορέα δίδοντ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ἴσον ἴσῳ οἰνοπνεύματι καὶ αἵματι ὀρνιθείῳ πεπληρωμένον.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ι’δοὺ λέγει τὸ βιβλίον ὅπως ε”νεστι τὰ ᾠὰ διαγιγνώσκειν ἄλλο ἀπ’</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ἄλλου τούμὸν γάρ ἐστι Γλυπτόνωτος Ὑπερβόρεος, τῶν ἐπιτυχ-</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όντων οὐδαμῶς ὅ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αὶ οὗτος μὲν ἐδόκει πάνυ ἀγαπᾶν τοῖς πεπραγμένοις, ἡ δ’</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 οὐχ ἡδομένη ῗΩ Ἃγρίωδες, ἔφη, ἐν ξυλίνῃ διατρίβεις οἰκί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δ’ οὐκ ἤκουεν, ἐμινύριζε δέ εὐθύμως φρύγανα εἷς τὴν ἐσχάραν ἅμ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ίπτω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gt;κ</text:p>
          </table:table-cell>
          <table:table-cell table:style-name="Table7.A1" office:value-type="string">
            <text:p text:style-name="Text_20_body"/>
          </table:table-cell>
        </table:table-row>
        <text:soft-page-break/>
        <table:table-row table:style-name="TableLine3083625831968">
          <table:table-cell table:style-name="Table7.A1" office:value-type="string">
            <text:p text:style-name="Text_20_body">καινὸν οὖν πρᾶγμα νῦν εἶχον καὶ ἀνιαρότερον, οὐκ εἰδότες τί πάθο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ἂν ὁ Ἁγριώδης εἴ τις πύθοιτο αὐτοῦ δράκοντα τρέφοντος παρά-</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νομον ἐν τῷ καλυβ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ἴθ’ ἐφ’ ἡσυχίας μοι συμβαίη διατρίβειν εὖδαιμονοὺντι, εἶπεν ὁ</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Ῥοών ποτε. ἠγωνίζοντο γὰρ ἀνὰ πᾶσαν τὴν ἑσπέραν τῶν κατ’ οἶκο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μαθημάτων, ὧν πλείονα ἤδη ἐλάμβανον, μόλις κρατῆσαι. καὶ ἡ</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ρμιόνη, ἤρξατο ἤδη καταλόγους ποιουμένη, ὑπὲρ τοῦ θ ’Ἁρείου καῖ</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τοῦ Ῥοῶνος πάνυ ἐπαχθὴς αὐτοῖς γενομέν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κᾶπειτα πρωΐνη ἡ Ἱ-Ῑδυικτίν ἐκόμισέ ποτ’ ἐπιστολὴν τῴ Ἁρεί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ἑτέραν ὑφ’ Ἁγριώδους πεμφθεῖσαν βραχυλογήσαντος ὧδέ</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Ἐννεοττεύε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ὁ μὲν οὖν Ῥοών εἶπεν ἀφιστάμενος τῆς βοτανικῆς σχολῆς ἴέν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εὐθὺς πρὸς τὸ καλύβιον, ἡ δ’Ἑρμιόνη τοῦτ’ οὐκ ἐβουλήθη.</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Ποσάκις διὰ βίου σοι δράκοντα ι’δεῖν ἐννεοττεύοντα ἐξέσται;</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Οὔ μόνον πρὸς σχολὰς δεῖ φοιτῆσαι, ἀλλὰ καὶ πράγμαθ’ ἕξομεν</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ἡμεῖς τε καί ὁ Ἁγριώδης εἴ πῄ τις εὕροι ὅ τι πράττει -</text:p>
          </table:table-cell>
          <table:table-cell table:style-name="Table7.A1" office:value-type="string">
            <text:p text:style-name="Text_20_body"/>
          </table:table-cell>
        </table:table-row>
        <table:table-row table:style-name="TableLine3083625831968">
          <table:table-cell table:style-name="Table7.A1" office:value-type="string">
            <text:p text:style-name="Text_20_body">Σίγα, ἔφη ὁ ’Άρειος πρὸς οὖς αὐτῇ λέγων.</text:p>
          </table:table-cell>
          <table:table-cell table:style-name="Table7.A1" office:value-type="string">
            <text:p text:style-name="Text_20_body"/>
          </table:table-cell>
        </table:table-row>
      </table:table>
      <table:table table:name="Table4" table:style-name="Table4">
        <table:table-column table:style-name="Table4.A"/>
        <table:table-column table:style-name="Table4.B"/>
        <table:table-header-rows>
          <table:table-row table:style-name="TableLine3083585085104">
            <table:table-cell table:style-name="Table4.A1" office:value-type="string">
              <text:p text:style-name="P61">πινούσης δ’ αὐτῆς διὰ σιγῆς, ἀποροῦντι δ ’ αὖ εἰ τολμᾷ εἰπεῖν αὐτῇ ὅτι τοῦνομα Ποτῆρα ἤκουσεν <text:span text:style-name="T21">ἔ</text:span>δοξε τολμᾶν μὲν οὐδέν, εἰπεῖν δ’ ὥσπερ ἀπερισκέπτως φρονήσας. Οὔκουν τηλικοῦτος ὁ τῶν Ποτήρων παῖς ἥλικος ὁ Δούδλιος ὁ ἡμέτερος;</text:p>
            </table:table-cell>
            <table:table-cell table:style-name="Table4.A1" office:value-type="string">
              <text:p text:style-name="P24">Mrs. Dursley sipped her tea through pursed lips. Mr. Dursley wondered whether he dared tell her he'd heard the name "Potter." He decided he didn't dare. Instead he said, as casually as he could, "Their son -- he'd be about Dudley's age now, wouldn't he?" </text:p>
            </table:table-cell>
          </table:table-row>
        </table:table-header-rows>
      </table:table>
      <text:p text:style-name="Text_20_body"><text:soft-page-break/></text:p>
      <table:table table:name="Table5" table:style-name="Table5">
        <table:table-column table:style-name="Table5.A"/>
        <table:table-column table:style-name="Table5.B"/>
        <table:table-row table:style-name="TableLine3083585124816">
          <table:table-cell table:style-name="Table5.A1" office:value-type="string">
            <text:p text:style-name="P62">ΝΟΡΒΕΡΤΟΣ Ο ΓΛ ΥΠΤΟΝΩΤΟΣ ΥΠΕΡΒΟΡΕΟΣ 1 91</text:p>
          </table:table-cell>
          <table:table-cell table:style-name="Table5.A1" office:value-type="string">
            <text:p text:style-name="P1"/>
          </table:table-cell>
        </table:table-row>
        <table:table-row table:style-name="TableLine3083585112576">
          <table:table-cell table:style-name="Table5.A1" office:value-type="string">
            <text:p text:style-name="P62">ὁ γὰρ Μάλθακος ὀλίγους πόδας ἀπέχων αὐτῶν εἱστήκει παρ-</text:p>
            <text:p text:style-name="P62">ακουσόμενος. ’Άρειος δ’ οὐκ ᾔδει πότερον πόλλ’ ἀκήκοεν ἢ οὔ· τὸ δ’</text:p>
            <text:p text:style-name="P62">οὖν βλέμμα αὐτοῦ ἐπίφθονον ἐνόμιζεν εἶναι καὶ πικρόν.</text:p>
          </table:table-cell>
          <table:table-cell table:style-name="Table5.A1" office:value-type="string">
            <text:p text:style-name="P1"/>
          </table:table-cell>
        </table:table-row>
        <table:table-row table:style-name="TableLine3083585112848">
          <table:table-cell table:style-name="Table5.A1" office:value-type="string">
            <text:p text:style-name="P62">καὶ ἡ Ἑρμιόνη συνεχῶς ἀγωνισαμένη τῷ Ῥοῶνι βαδίζοντι ὁμοῦ</text:p>
            <text:p text:style-name="P62">μετ’ αὐτῆς πρὸς τὴν βοτανικὴν τέλεον ὡμολόγησεν ἑωθινὴ μεταξὺ</text:p>
            <text:p text:style-name="P62">τῶν σχολῶν προσιέναι μετὰ τοῖν ἑτέροιν παρὰ τὸν Ἁγριώδη. τελε</text:p>
            <text:p text:style-name="P62">ευτησάσης οῦν τῆς σχολῆς ψοφήσαντος δέ τοῦ κώδωνος, οἱ τριττοί</text:p>
            <text:p text:style-name="P62">τὰ μυστρία εὐθὺς καταθέντες ὡς τάχιστα διὰ τὸν κῆπον ἦλθον</text:p>
            <text:p text:style-name="P62">πρὸς τὰ κράσπεδα τῆς ὕλης. καὶ ὁ Ἁγριώδης ἠσπάσατ’ αὐτοὺς</text:p>
            <text:p text:style-name="P62">ε”νθερμον βλέπων καὶ σφόδρα προθυμεῖσθαι δοκῶν.</text:p>
          </table:table-cell>
          <table:table-cell table:style-name="Table5.A1" office:value-type="string">
            <text:p text:style-name="P1"/>
          </table:table-cell>
        </table:table-row>
        <table:table-row table:style-name="TableLine3083585113120">
          <table:table-cell table:style-name="Table5.A1" office:value-type="string">
            <text:p text:style-name="P62">Παρ’ ἀκαρῆ ἐστὶν ἡ ἐκκόλαψις, ε”φη ε”νδον ἄγων αὐτούς.</text:p>
          </table:table-cell>
          <table:table-cell table:style-name="Table5.A1" office:value-type="string">
            <text:p text:style-name="P1"/>
          </table:table-cell>
        </table:table-row>
        <table:table-row table:style-name="TableLine3083585113936">
          <table:table-cell table:style-name="Table5.A1" office:value-type="string">
            <text:p text:style-name="P62">καὶ μὴν τὸ ᾠὸν κατέλαβον ἐπὶ τῇ τραπέζῃ κείμενον, ῥήγματα</text:p>
            <text:p text:style-name="P62">παρέχον μεγάλα. καί ἐντὸς ἐκινεῖτό τι δεινὰ ἅμα φθέγματα ἐφιέν καὶ</text:p>
            <text:p text:style-name="P62">ἄδηλα.</text:p>
          </table:table-cell>
          <table:table-cell table:style-name="Table5.A1" office:value-type="string">
            <text:p text:style-name="P1"/>
          </table:table-cell>
        </table:table-row>
        <table:table-row table:style-name="TableLine3083585127808">
          <table:table-cell table:style-name="Table5.A1" office:value-type="string">
            <text:p text:style-name="P62">πάντες οὖν παρακαθήμενοι πρὸς τὴν τράπεζαν κεχηνότες</text:p>
            <text:p text:style-name="P62">ἐθεώρουν.</text:p>
          </table:table-cell>
          <table:table-cell table:style-name="Table5.A1" office:value-type="string">
            <text:p text:style-name="P1"/>
          </table:table-cell>
        </table:table-row>
        <table:table-row table:style-name="TableLine3083585128624">
          <table:table-cell table:style-name="Table5.A1" office:value-type="string">
            <text:p text:style-name="P62">καὶ εὐθὺς ψόφον ἀκούσαντων αὐτῶν ὥς τινος ε”νδοθεν ἀποξέοντος</text:p>
            <text:p text:style-name="P62">τὸ κέλυφος, σχιζομένου δέ τοῦ ᾠοῦ, τὸ δρακόντιον κατὰ τὴν τράπε-</text:p>
            <text:p text:style-name="P62">ζαν ἔπεσεν. ὁ δ’ Ἄρειος οὐκ ἐνόμιζεν αὐτὸ εὔμορφον εἶναι, ἴσον</text:p>
            <text:p text:style-name="P62">δοκοῦν γενέσθαι ἀλεξιβροχίῳ μέλανι διεστραμμένῳ. ἀκανθώδη δέ</text:p>
            <text:p text:style-name="P62">τὰ πτερὰ εὐμεγέθη ῆν πρὸς τὸ σῶμα μέλαν καί <text:soft-page-break/>ἰσχνόν. ῥύγχος δ’</text:p>
            <text:p text:style-name="P62">εἶχε μακρὸν τοὺς μυκτῆρας εὐρεῖς παρέχον, καὶ κεράτια ε”τι</text:p>
            <text:p text:style-name="P62">βλαστάνοντα, καὶ ὀφθαλμοὺς ἐξόγκους γενομένους καὶ βατραχείους</text:p>
            <text:p text:style-name="P62">τὸ χρῶμα,</text:p>
          </table:table-cell>
          <table:table-cell table:style-name="Table5.A1" office:value-type="string">
            <text:p text:style-name="P1"/>
          </table:table-cell>
        </table:table-row>
        <table:table-row table:style-name="TableLine3083585130256">
          <table:table-cell table:style-name="Table5.A1" office:value-type="string">
            <text:p text:style-name="P62">καί πταρνύμενόν τι σπινθῆρας ὀλίγους ἐξέβαλεν ἀπὸ τοῦ ῥύγχους,</text:p>
          </table:table-cell>
          <table:table-cell table:style-name="Table5.A1" office:value-type="string">
            <text:p text:style-name="P1"/>
          </table:table-cell>
        </table:table-row>
        <table:table-row table:style-name="TableLine3083585130800">
          <table:table-cell table:style-name="Table5.A1" office:value-type="string">
            <text:p text:style-name="P62">ὁ δέ Ἁγριώδης Οὐκοῦν καλός ἐστιν ὁ παῖς,· φὰς χεῖρα ἐξέτεινε</text:p>
            <text:p text:style-name="P62">θωπεύσων τὴν τοῦ δράκοντος κεφαλήν. ὁ δέ ἐπεχείρησεν εὐθὺς</text:p>
            <text:p text:style-name="P62">ἐνδάκνειν τοῦς δακτύλους αὐτοῦ, κάρχαρον δῆγμα παρέχων.</text:p>
          </table:table-cell>
          <table:table-cell table:style-name="Table5.A1" office:value-type="string">
            <text:p text:style-name="P1"/>
          </table:table-cell>
        </table:table-row>
        <table:table-row table:style-name="TableLine3083585136240">
          <table:table-cell table:style-name="Table5.A1" office:value-type="string">
            <text:p text:style-name="P62">Βαβαῖ τῆς φιλοστοργίας, ἔφη, γνωρίζει γὰρ ἤδη τὸ μαμμίδιον.</text:p>
          </table:table-cell>
          <table:table-cell table:style-name="Table5.A1" office:value-type="string">
            <text:p text:style-name="P1"/>
          </table:table-cell>
        </table:table-row>
        <table:table-row table:style-name="TableLine3083585130528">
          <table:table-cell table:style-name="Table5.A1" office:value-type="string">
            <text:p text:style-name="P62">ἀλλ’ ἡ Ἑρμιόνη φΗ καὶ ταχέως, ὦ Ἁγρίωδες, ἡβάσκουσιν οἱ</text:p>
            <text:p text:style-name="P62">Γλυπτόνωτοι Ὑπερβόρεοι ἢ τί σοι δοκεῖ,-</text:p>
          </table:table-cell>
          <table:table-cell table:style-name="Table5.A1" office:value-type="string">
            <text:p text:style-name="P1"/>
          </table:table-cell>
        </table:table-row>
        <table:table-row table:style-name="TableLine3083585131072">
          <table:table-cell table:style-name="Table5.A1" office:value-type="string">
            <text:p text:style-name="P62">ὁ δ’ ε”μελλεν ἀποκρίνασθαι καὶ ὠχριακώς ἀνεπηδήσεν άφνω καί</text:p>
            <text:p text:style-name="P62">ε”δραμεν εὐθὺς πρὸς τὴν θυρίδα.</text:p>
          </table:table-cell>
          <table:table-cell table:style-name="Table5.A1" office:value-type="string">
            <text:p text:style-name="P1"/>
          </table:table-cell>
        </table:table-row>
        <table:table-row table:style-name="TableLine3083585131616">
          <table:table-cell table:style-name="Table5.A1" office:value-type="string">
            <text:p text:style-name="P62">Τί χρῆμα ἔχεις;</text:p>
          </table:table-cell>
          <table:table-cell table:style-name="Table5.A1" office:value-type="string">
            <text:p text:style-name="P1"/>
          </table:table-cell>
        </table:table-row>
        <table:table-row table:style-name="TableLine3083585129168">
          <table:table-cell table:style-name="Table5.A1" office:value-type="string">
            <text:p text:style-name="P62">Ἐθεώρει τις διὰ τὸ κενὸν τὸ μεταξὺ τῶν καταπετασμάτων. ἰδοῦ</text:p>
            <text:p text:style-name="P62">μαθητής τις ἀποτρέχει πρὸς τὸ φρούριον.</text:p>
          </table:table-cell>
          <table:table-cell table:style-name="Table5.A1" office:value-type="string">
            <text:p text:style-name="P1"/>
          </table:table-cell>
        </table:table-row>
        <table:table-row table:style-name="TableLine3083585134880">
          <table:table-cell table:style-name="Table5.A1" office:value-type="string">
            <text:p text:style-name="P62">ὁ δ’ “Ἀρειος προσπηδήσας πρὸς τὴν θύραν ἔξω δέ τηρήσας</text:p>
            <text:p text:style-name="P62">ῥᾳδίως ἐγνώρισεν αὐτὸν καίπερ ἤδη πολὺ ἀπέχοντα. Μάλθακος γὰρ</text:p>
            <text:p text:style-name="P62">τὸν δράκοντα εἶδεν.</text:p>
            <text:p text:style-name="P62">&gt;κ</text:p>
          </table:table-cell>
          <table:table-cell table:style-name="Table5.A1" office:value-type="string">
            <text:p text:style-name="P1"/>
          </table:table-cell>
        </table:table-row>
      </table:table>
      <text:p text:style-name="Text_20_body"/>
      <table:table table:name="Table3" table:style-name="Table3">
        <table:table-column table:style-name="Table3.A"/>
        <table:table-column table:style-name="Table3.B"/>
        <table:table-row table:style-name="TableLine3083585112032">
          <table:table-cell table:style-name="Table3.A1" office:value-type="string">
            <text:p text:style-name="P61">192 ΑΡΕΙΟΣ ΠοΤΗΡ</text:p>
          </table:table-cell>
          <table:table-cell table:style-name="Table3.A1" office:value-type="string">
            <text:p text:style-name="P1"/>
          </table:table-cell>
        </table:table-row>
        <table:table-row table:style-name="TableLine3083585129440">
          <table:table-cell table:style-name="Table3.A1" office:value-type="string">
            <text:p text:style-name="P61">μετὰ δέ ταῦτα τὸν Μάλθακον χείλεσι γοῦν ὑπογελῶντα ἀεὶ</text:p>
            <text:p text:style-name="P61">ὁρῶντες, ὁ υΑρειος καὶ ὁ Ῥοών καί ἡ Ἑρμιόνη πάνυ φοβεροὶ</text:p>
            <text:p text:style-name="P61">ἐγίγνοντο. εἰ δέ σχολήν ποτ’ ἔχοιεν, ἐφοίτων σκοταῖοι πρὸς τὸ τοῦ</text:p>
            <text:p text:style-name="P61">Ἃγριώδους καλύβιον ὡς πείσοντες αὐτὸν σωφρονεῖν.</text:p>
          </table:table-cell>
          <table:table-cell table:style-name="Table3.A1" office:value-type="string">
            <text:p text:style-name="P1"/>
          </table:table-cell>
        </table:table-row>
        <text:soft-page-break/>
        <table:table-row table:style-name="TableLine3083585136512">
          <table:table-cell table:style-name="Table3.A1" office:value-type="string">
            <text:p text:style-name="P61">ὁ γὰρ Ἄρειος Ἀφὲς αῦτό, ἔφη, ἐλευθέρωσον.</text:p>
          </table:table-cell>
          <table:table-cell table:style-name="Table3.A1" office:value-type="string">
            <text:p text:style-name="P1"/>
          </table:table-cell>
        </table:table-row>
        <table:table-row table:style-name="TableLine3083585135152">
          <table:table-cell table:style-name="Table3.A1" office:value-type="string">
            <text:p text:style-name="P61">Οὐχ οἶός τ’ εἶμί, ἔφη ὁ Ἁγριώδης, μικρότερος γάρ ἐστιν ἢ ὥστε</text:p>
            <text:p text:style-name="P61">ἐπιζῆν. ἀπόλοιτ’ ἄν.</text:p>
          </table:table-cell>
          <table:table-cell table:style-name="Table3.A1" office:value-type="string">
            <text:p text:style-name="P1"/>
          </table:table-cell>
        </table:table-row>
        <table:table-row table:style-name="TableLine3083585129712">
          <table:table-cell table:style-name="Table3.A1" office:value-type="string">
            <text:p text:style-name="P61">καὶ τὸν δράκοντα σκοπούμενοι ᾔσθοντο τριπλάσιον ἑαυτοῦ γεν-</text:p>
            <text:p text:style-name="P61">έσθαι ἐντὸς ἑπτὰ ἡμερῶν. τύφοντα δ’ ἐώρων ἀεὶ καπνὸν ἐκ τῶν</text:p>
            <text:p text:style-name="P61">ῥινῶν. κεναὶ δ’ ε”κειντο φιάλαι καὶ πτερὰ ὀρνίθεια κατὰ τοῦδαφος, ὁ</text:p>
            <text:p text:style-name="P61">γὰρ Ἁγριώδης ὅλος ὢν περὶ τὰ τοῦ δράκοντος πάντως ἠμέλει τὰ</text:p>
            <text:p text:style-name="P61">τῆς κυνηγιοφυλακικῆς.</text:p>
            <text:p text:style-name="P61"/>
          </table:table-cell>
          <table:table-cell table:style-name="Table3.A1" office:value-type="string">
            <text:p text:style-name="P1"/>
          </table:table-cell>
        </table:table-row>
        <table:table-row table:style-name="TableLine3083585128080">
          <table:table-cell table:style-name="Table3.A1" office:value-type="string">
            <text:p text:style-name="P61">καὶ μαλακὸν βλέπων πρὸς τὸν δράκοντα ’Έδοξέ μοι, ἔφη, Νορ-</text:p>
          </table:table-cell>
          <table:table-cell table:style-name="Table3.A1" office:value-type="string">
            <text:p text:style-name="P1"/>
          </table:table-cell>
        </table:table-row>
        <table:table-row table:style-name="TableLine3083585131888">
          <table:table-cell table:style-name="Table3.A1" office:value-type="string">
            <text:p text:style-name="P61">βέρτον ὀνομάσαι. ἀλλὰ γνωρίζει με ἀμέλει· ι’δού. ὦ Νορβέρτε, ὧ</text:p>
            <text:p text:style-name="P61">Νορβερτίδιον, ποῦ τὸ μαννάριον;</text:p>
            <text:p text:style-name="P34"/>
            <text:p text:style-name="P61">Ἠ κάρτα πάνυ κορύζης τὴν ῥῖνα μεστός ἐστιν Ἁγριώδης, εἶπεν ὁ</text:p>
            <text:p text:style-name="P61">Ῥοών πρὸς οῦς τῷ Ἁρείῳ.</text:p>
            <text:p text:style-name="P61"/>
          </table:table-cell>
          <table:table-cell table:style-name="Table3.A1" office:value-type="string">
            <text:p text:style-name="P1"/>
          </table:table-cell>
        </table:table-row>
        <table:table-row table:style-name="TableLine3083585128352">
          <table:table-cell table:style-name="Table3.A1" office:value-type="string">
            <text:p text:style-name="P61">ὁ δέ μεγάλῃ τῇ φωνῇ Ὦ Ἁγρίωδες, ἔφη, ἐντὸς δυοῖν ἑβδομάδων</text:p>
            <text:p text:style-name="P61">ὁ Νορβέρτος ἴσος γενήσεται τὸ μῆκος τῷ σῷ οἶκιδίῳ. καῖ τῷ</text:p>
            <text:p text:style-name="P61">Μαλθάκῳ ε”νεστιν ι’έναι πρὸς τὸν Διμπλόδωρον ὅταν θέλῃ.</text:p>
          </table:table-cell>
          <table:table-cell table:style-name="Table3.A1" office:value-type="string">
            <text:p text:style-name="P1"/>
          </table:table-cell>
        </table:table-row>
        <table:table-row table:style-name="TableLine3083585132160">
          <table:table-cell table:style-name="Table3.A1" office:value-type="string">
            <text:p text:style-name="P61">ἐκεῖνος δέ δάκνων τὰ χείλη Ἐγὼ μὲν γὰρ οῖδα, ἔφη, αὐτὸν κτῆμα</text:p>
            <text:p text:style-name="P61">εἷς ἀεὶ οὐκ ἐσόμενον, οὐδ’ ε”χω ἀτεχνῶς ἆπορρῖψαι’ ἀδύνατον γάρ,</text:p>
            <text:p text:style-name="P34"/>
            <text:p text:style-name="P61">ὁ δ’ Ἁρειος πρὸς τὸν Ῥοῶνα βλέψας Κάρολον ὠνόμασεν.</text:p>
          </table:table-cell>
          <table:table-cell table:style-name="Table3.A1" office:value-type="string">
            <text:p text:style-name="P1"/>
          </table:table-cell>
        </table:table-row>
        <table:table-row table:style-name="TableLine3083585128896">
          <table:table-cell table:style-name="Table3.A1" office:value-type="string">
            <text:p text:style-name="P61">ὁ δ’ ἀποκρινόμενος Καὶ σύ, ἔφη, κορυζᾶς μοι ἐγένου. ἦ καῖ</text:p>
            <text:p text:style-name="P61">Ῥοων ἔτ’ ὢν λέληθά σε;</text:p>
            <text:p text:style-name="P34"/>
            <text:p text:style-name="P61"><text:soft-page-break/>Τὸν γὰρ Κάρολον λέγω τὸν σὸν ἀδελφὸν ὅστις ἐν Ῥουμανίᾳ δια-</text:p>
            <text:p text:style-name="P61">τρίβων περὶ τοὺς δράκοντας φιλοσοφεῖ, ἐξὸν ἐκεῖσε ἀποπέμψαι τὸν</text:p>
          </table:table-cell>
          <table:table-cell table:style-name="Table3.A1" office:value-type="string">
            <text:p text:style-name="P1"/>
          </table:table-cell>
        </table:table-row>
        <table:table-row table:style-name="TableLine3083585132432">
          <table:table-cell table:style-name="Table3.A1" office:value-type="string">
            <text:p text:style-name="P61">Νορβέρτον. ἐκεῖνος γὰρ θρέψας αὐτὸν εἰς τὴν ἐρημίαν ἐλευθερ-</text:p>
            <text:p text:style-name="P61">ώσειεν ἄν.</text:p>
            <text:p text:style-name="P34"/>
            <text:p text:style-name="P61">Καλῶς λέγεις, ε”φη ὁ Ῥοών. πῶς δοκεῖς, ὦ Ἁγρίωδες;</text:p>
            <text:p text:style-name="P34"/>
            <text:p text:style-name="P61">συμφήσαντος δὲ τέλεον ἐκείνου, γλαῦκ’ ἐπέμψαν πρὸς τὸν</text:p>
            <text:p text:style-name="P61">Κάρολον εἴ πως ἐθέλοι βοηθῆσαι.</text:p>
            <text:p text:style-name="P61"/>
          </table:table-cell>
          <table:table-cell table:style-name="Table3.A1" office:value-type="string">
            <text:p text:style-name="P1"/>
          </table:table-cell>
        </table:table-row>
        <table:table-row table:style-name="TableLine3083585133792">
          <table:table-cell table:style-name="Table3.A1" office:value-type="string">
            <text:p text:style-name="P61">&gt;κ</text:p>
            <text:p text:style-name="P61">καί μακρὸν ἤδη χρόνον περιμείναντες, ὡς ἐδόκει, τῇ τετάρτῃ ὁ</text:p>
            <text:p text:style-name="P61">’Ἁρειος καὶ ἡ Ἑρμιόνη μόνοι ἐκάθιζον ἐν τῴ κοινείῳ. τῶν δ’ ἄλλων</text:p>
            <text:p text:style-name="P61">μαθητῶν ἐπὶ κοῖτον ἤδη ἀπελθόντων, τοῦ κώδωνος τὰ δώδεκα</text:p>
            <text:p text:style-name="P61">ἠχοῦντος ἄρτι ἥκουσαν - ὡρολόγιον γὰρ ἐν τοίχῳ ἦν - καὶ ἄφνω διὰ</text:p>
            <text:p text:style-name="P61">τὴν ὀπὴν εἶκονικὴν ὥσπερ οὐδαμόθεν ἐφάνη ὁ Ῥοὼν ἐκδυόμενος</text:p>
            <text:p text:style-name="P61">ἅμα τὴν τοῦ Ἁρείου χλαῖναν τὴν ἀφανείας. φοιτήσας γὰρ πρὸς</text:p>
            <text:p text:style-name="P61">τὸ καλύβιον συνέπραττε τῷ Ἁγριώδει τρέφοντι τὸν Νορβέρτον’</text:p>
          </table:table-cell>
          <table:table-cell table:style-name="Table3.A1" office:value-type="string">
            <text:p text:style-name="P1"/>
          </table:table-cell>
        </table:table-row>
        <table:table-row table:style-name="TableLine3083585132704">
          <table:table-cell table:style-name="Table3.A1" office:value-type="string">
            <text:p text:style-name="P61"/>
          </table:table-cell>
          <table:table-cell table:style-name="Table3.A1" office:value-type="string">
            <text:p text:style-name="P1"/>
          </table:table-cell>
        </table:table-row>
        <table:table-row table:style-name="TableLine3083585129984">
          <table:table-cell table:style-name="Table3.A1" office:value-type="string">
            <text:p text:style-name="P61"/>
          </table:table-cell>
          <table:table-cell table:style-name="Table3.A1" office:value-type="string">
            <text:p text:style-name="P1"/>
          </table:table-cell>
        </table:table-row>
        <table:table-row table:style-name="TableLine3083585132976">
          <table:table-cell table:style-name="Table3.A1" office:value-type="string">
            <text:p text:style-name="P61"/>
          </table:table-cell>
          <table:table-cell table:style-name="Table3.A1" office:value-type="string">
            <text:p text:style-name="P1"/>
          </table:table-cell>
        </table:table-row>
        <table:table-row table:style-name="TableLine3083585134064">
          <table:table-cell table:style-name="Table3.A1" office:value-type="string">
            <text:p text:style-name="P61"/>
          </table:table-cell>
          <table:table-cell table:style-name="Table3.A1" office:value-type="string">
            <text:p text:style-name="P1"/>
          </table:table-cell>
        </table:table-row>
        <table:table-row table:style-name="TableLine3083585133248">
          <table:table-cell table:style-name="Table3.A1" office:value-type="string">
            <text:p text:style-name="P61"/>
          </table:table-cell>
          <table:table-cell table:style-name="Table3.A1" office:value-type="string">
            <text:p text:style-name="P1"/>
          </table:table-cell>
        </table:table-row>
        <table:table-row table:style-name="TableLine3083585133520">
          <table:table-cell table:style-name="Table3.A1" office:value-type="string">
            <text:p text:style-name="P61"/>
          </table:table-cell>
          <table:table-cell table:style-name="Table3.A1" office:value-type="string">
            <text:p text:style-name="P1"/>
          </table:table-cell>
        </table:table-row>
        <table:table-row table:style-name="TableLine3083585134336">
          <table:table-cell table:style-name="Table3.A1" office:value-type="string">
            <text:p text:style-name="P61"/>
          </table:table-cell>
          <table:table-cell table:style-name="Table3.A1" office:value-type="string">
            <text:p text:style-name="P1"/>
          </table:table-cell>
        </table:table-row>
        <table:table-row table:style-name="TableLine3083585135424">
          <table:table-cell table:style-name="Table3.A1" office:value-type="string">
            <text:p text:style-name="P61"/>
          </table:table-cell>
          <table:table-cell table:style-name="Table3.A1" office:value-type="string">
            <text:p text:style-name="P1"/>
          </table:table-cell>
        </table:table-row>
        <table:table-row table:style-name="TableLine3083585014928">
          <table:table-cell table:style-name="Table3.A1" office:value-type="string">
            <text:p text:style-name="P61"/>
          </table:table-cell>
          <table:table-cell table:style-name="Table3.A1" office:value-type="string">
            <text:p text:style-name="P1"/>
          </table:table-cell>
        </table:table-row>
        <table:table-row table:style-name="TableLine3083585018464">
          <table:table-cell table:style-name="Table3.A1" office:value-type="string">
            <text:p text:style-name="P61"/>
          </table:table-cell>
          <table:table-cell table:style-name="Table3.A1" office:value-type="string">
            <text:p text:style-name="P1"/>
          </table:table-cell>
        </table:table-row>
        <table:table-row table:style-name="TableLine3083585020912">
          <table:table-cell table:style-name="Table3.A1" office:value-type="string">
            <text:p text:style-name="P61"/>
          </table:table-cell>
          <table:table-cell table:style-name="Table3.A1" office:value-type="string">
            <text:p text:style-name="P1"/>
          </table:table-cell>
        </table:table-row>
        <text:soft-page-break/>
        <table:table-row table:style-name="TableLine3083585017648">
          <table:table-cell table:style-name="Table3.A1" office:value-type="string">
            <text:p text:style-name="P61"/>
          </table:table-cell>
          <table:table-cell table:style-name="Table3.A1" office:value-type="string">
            <text:p text:style-name="P1"/>
          </table:table-cell>
        </table:table-row>
        <table:table-row table:style-name="TableLine3083585022816">
          <table:table-cell table:style-name="Table3.A1" office:value-type="string">
            <text:p text:style-name="P61"/>
          </table:table-cell>
          <table:table-cell table:style-name="Table3.A1" office:value-type="string">
            <text:p text:style-name="P1"/>
          </table:table-cell>
        </table:table-row>
        <table:table-row table:style-name="TableLine3083585010848">
          <table:table-cell table:style-name="Table3.A1" office:value-type="string">
            <text:p text:style-name="P61"/>
          </table:table-cell>
          <table:table-cell table:style-name="Table3.A1" office:value-type="string">
            <text:p text:style-name="P1"/>
          </table:table-cell>
        </table:table-row>
        <table:table-row table:style-name="TableLine3083585010304">
          <table:table-cell table:style-name="Table3.A1" office:value-type="string">
            <text:p text:style-name="P61"/>
          </table:table-cell>
          <table:table-cell table:style-name="Table3.A1" office:value-type="string">
            <text:p text:style-name="P1"/>
          </table:table-cell>
        </table:table-row>
        <table:table-row table:style-name="TableLine3083585015744">
          <table:table-cell table:style-name="Table3.A1" office:value-type="string">
            <text:p text:style-name="P61"/>
          </table:table-cell>
          <table:table-cell table:style-name="Table3.A1" office:value-type="string">
            <text:p text:style-name="P1"/>
          </table:table-cell>
        </table:table-row>
        <table:table-row table:style-name="TableLine3083585017104">
          <table:table-cell table:style-name="Table3.A1" office:value-type="string">
            <text:p text:style-name="P61"/>
          </table:table-cell>
          <table:table-cell table:style-name="Table3.A1" office:value-type="string">
            <text:p text:style-name="P1"/>
          </table:table-cell>
        </table:table-row>
        <table:table-row table:style-name="TableLine3083585015200">
          <table:table-cell table:style-name="Table3.A1" office:value-type="string">
            <text:p text:style-name="P61"/>
          </table:table-cell>
          <table:table-cell table:style-name="Table3.A1" office:value-type="string">
            <text:p text:style-name="P1"/>
          </table:table-cell>
        </table:table-row>
        <table:table-row table:style-name="TableLine3083585018736">
          <table:table-cell table:style-name="Table3.A1" office:value-type="string">
            <text:p text:style-name="P61"/>
          </table:table-cell>
          <table:table-cell table:style-name="Table3.A1" office:value-type="string">
            <text:p text:style-name="P1"/>
          </table:table-cell>
        </table:table-row>
        <table:table-row table:style-name="TableLine3083585008672">
          <table:table-cell table:style-name="Table3.A1" office:value-type="string">
            <text:p text:style-name="P61"/>
          </table:table-cell>
          <table:table-cell table:style-name="Table3.A1" office:value-type="string">
            <text:p text:style-name="P1"/>
          </table:table-cell>
        </table:table-row>
        <table:table-row table:style-name="TableLine3083585012752">
          <table:table-cell table:style-name="Table3.A1" office:value-type="string">
            <text:p text:style-name="P61"/>
          </table:table-cell>
          <table:table-cell table:style-name="Table3.A1" office:value-type="string">
            <text:p text:style-name="P1"/>
          </table:table-cell>
        </table:table-row>
        <table:table-row table:style-name="TableLine3083585012208">
          <table:table-cell table:style-name="Table3.A1" office:value-type="string">
            <text:p text:style-name="P61"/>
          </table:table-cell>
          <table:table-cell table:style-name="Table3.A1" office:value-type="string">
            <text:p text:style-name="P1"/>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13T19:06:40.928000000</meta:creation-date>
    <dc:date>2022-01-23T21:17:12.176000000</dc:date>
    <meta:editing-duration>PT6H4M31S</meta:editing-duration>
    <meta:editing-cycles>16</meta:editing-cycles>
    <meta:generator>LibreOffice/7.1.5.2$Windows_X86_64 LibreOffice_project/85f04e9f809797b8199d13c421bd8a2b025d52b5</meta:generator>
    <meta:document-statistic meta:table-count="7" meta:image-count="0" meta:object-count="0" meta:page-count="379" meta:paragraph-count="7240" meta:word-count="65545" meta:character-count="395026" meta:non-whitespace-character-count="336595"/>
  </office:meta>
</office:document-meta>
</file>